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sequence">
            <text:p>sequence</text:p>
          </table:table-cell>
          <table:table-cell table:style-name="pd1" office:value-type="string" office:value="AMP_id">
            <text:p>AMP_id</text:p>
          </table:table-cell>
          <table:table-cell table:style-name="pd1" office:value-type="string" office:value="length">
            <text:p>length</text:p>
          </table:table-cell>
          <table:table-cell table:style-name="pd1" office:value-type="string" office:value="aromaticity">
            <text:p>aromaticity</text:p>
          </table:table-cell>
          <table:table-cell table:style-name="pd1" office:value-type="string" office:value="hydrofobicity">
            <text:p>hydrofobicity</text:p>
          </table:table-cell>
          <table:table-cell table:style-name="pd1" office:value-type="string" office:value="instability_index">
            <text:p>instability_index</text:p>
          </table:table-cell>
          <table:table-cell table:style-name="pd1" office:value-type="string" office:value="mass">
            <text:p>mass</text:p>
          </table:table-cell>
          <table:table-cell table:style-name="pd1" office:value-type="string" office:value="sec_structure_frac">
            <text:p>sec_structure_frac</text:p>
          </table:table-cell>
          <table:table-cell table:style-name="pd1" office:value-type="string" office:value="flexibility">
            <text:p>flexibility</text:p>
          </table:table-cell>
          <table:table-cell table:style-name="pd1" office:value-type="string" office:value="izoel_point">
            <text:p>izoel_poin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MSSSSQTRLLFAALLILALSCWLASQIQTAGGSVHVDSIKIPTHNGQWVVADLFKPRSASADSKAPFVVVIPGFQRSKEALSNIAIELARRGFVTASIDPYAQGSSSASLSRIAATTEGYGMFALVDYVATSTNLNYIDRSRIGATGHSAGGNAAIRGANYFGREAARTGLPSKLDSVYVSGYVLTLTDEVLDEVRSNVGVAYALYDEGAYRNEFQNGDMRTAPEALRAVNSGLPFEKAVSEVELGKYYGDHRERTLRIVHNERILHPFQPYMAEAIANQIEYFERVFDIQSPLDPYDQIWQWRELLGVIALIAALVAVVPMGQLLLQSARFRKLVHAVPEPLPRPAGRGRIIFWTTFTIGAIVACVTYIPLAELSQKLFVAASTRQLTWFFPQRMNNAVMLWAVLNGTVGFLMFWLSYRHFGRKNGISPAHWGIGTSFAEFGKTLVLALLLFAFFFLVLFAVYYFLHVDYRFLFMGVRPFQPELLLLLAMYVPFFFIFFLSNSLRVNAAMRFAGQPEWRSMLLGGVANSLGLILIVVVQYVTFAATGTVYWTDGWLYVNLLFGVVPMMFVLPYFNRLFFRMTGRIYLGPMVTALIFVMILISNTVIYLPL">
            <text:p>MSSSSQTRLLFAALLILALSCWLASQIQTAGGSVHVDSIKIPTHNGQWVVADLFKPRSASADSKAPFVVVIPGFQRSKEALSNIAIELARRGFVTASIDPYAQGSSSASLSRIAATTEGYGMFALVDYVATSTNLNYIDRSRIGATGHSAGGNAAIRGANYFGREAARTGLPSKLDSVYVSGYVLTLTDEVLDEVRSNVGVAYALYDEGAYRNEFQNGDMRTAPEALRAVNSGLPFEKAVSEVELGKYYGDHRERTLRIVHNERILHPFQPYMAEAIANQIEYFERVFDIQSPLDPYDQIWQWRELLGVIALIAALVAVVPMGQLLLQSARFRKLVHAVPEPLPRPAGRGRIIFWTTFTIGAIVACVTYIPLAELSQKLFVAASTRQLTWFFPQRMNNAVMLWAVLNGTVGFLMFWLSYRHFGRKNGISPAHWGIGTSFAEFGKTLVLALLLFAFFFLVLFAVYYFLHVDYRFLFMGVRPFQPELLLLLAMYVPFFFIFFLSNSLRVNAAMRFAGQPEWRSMLLGGVANSLGLILIVVVQYVTFAATGTVYWTDGWLYVNLLFGVVPMMFVLPYFNRLFFRMTGRIYLGPMVTALIFVMILISNTVIYLPL</text:p>
          </table:table-cell>
          <table:table-cell office:value-type="string" office:value="BFDNEDID_00110">
            <text:p>BFDNEDID_00110</text:p>
          </table:table-cell>
          <table:table-cell office:value-type="float" office:value="611">
            <text:p>611</text:p>
          </table:table-cell>
          <table:table-cell office:value-type="float" office:value="0.13747954173486088">
            <text:p>0.13747954173486088</text:p>
          </table:table-cell>
          <table:table-cell office:value-type="float" office:value="0.3996726677577744">
            <text:p>0.3996726677577744</text:p>
          </table:table-cell>
          <table:table-cell office:value-type="float" office:value="33.50474631751228">
            <text:p>33.50474631751228</text:p>
          </table:table-cell>
          <table:table-cell office:value-type="float" office:value="68230.6375000002">
            <text:p>68230.6375000002</text:p>
          </table:table-cell>
          <table:table-cell office:value-type="string" office:value="(0.4026186579378069, 0.2193126022913257, 0.28805237315875615)">
            <text:p>(0.4026186579378069, 0.2193126022913257, 0.28805237315875615)</text:p>
          </table:table-cell>
          <table:table-cell office:value-type="string" office:value="[1.0241309523809523, 1.0100238095238094, 1.0027857142857142, 0.9719404761904762, 0.9714999999999999, 0.9567261904761905, 0.9667857142857144, 0.9519166666666666, 0.9395357142857141, 0.9481309523809524, 0.9452857142857143, 0.9525357142857144, 0.9608809523809524, 0.9433690476190476, 0.9742023809523811, 0.9290833333333334, 0.9549285714285715, 0.9660000000000001, 0.9742500000000001, 0.9888333333333333, 0.9843333333333333, 0.9734166666666666, 1.0193333333333332, 0.997297619047619, 1.0052499999999998, 1.0145595238095237, 1.0048214285714283, 1.0046190476190475, 0.9747261904761905, 0.9950119047619048, 0.9834880952380952, 1.0170833333333333, 0.9920238095238095, 0.9780476190476192, 1.0375476190476192, 0.9745595238095238, 1.0288452380952382, 0.9954404761904763, 0.9967142857142858, 1.0229166666666667, 0.9963333333333333, 0.9958690476190475, 0.9583333333333334, 0.980904761904762, 0.9712619047619048, 0.9755595238095238, 0.9883809523809524, 0.9572619047619048, 0.986845238095238, 1.0373214285714287, 1.0049523809523808, 1.0125833333333334, 1.0265952380952381, 1.0133809523809523, 1.0388452380952382, 1.0172619047619047, 1.0461190476190476, 1.0328809523809523, 1.0450357142857145, 1.006011904761905, 1.0239285714285713, 0.9701428571428572, 0.9751071428571427, 0.9604166666666668, 0.9555714285714286, 0.9555238095238097, 0.9865952380952381, 0.9754999999999999, 0.9677738095238096, 1.0236785714285712, 1.0123571428571427, 1.0356190476190477, 1.042011904761905, 1.0344285714285715, 1.0165476190476193, 1.0144642857142858, 1.034154761904762, 1.003797619047619, 0.9738095238095239, 0.9972499999999999, 0.9749642857142856, 1.0187857142857144, 0.959702380952381, 0.9986190476190477, 0.9965357142857143, 0.9902261904761905, 0.9930833333333333, 0.9591904761904763, 0.9823333333333334, 0.9889999999999999, 0.9792738095238095, 1.000904761904762, 0.9709642857142858, 1.024309523809524, 1.001595238095238, 0.9830476190476192, 1.015440476190476, 1.0195238095238095, 1.0185952380952379, 1.0246666666666668, 1.026702380952381, 1.027845238095238, 1.0136666666666667, 1.0302619047619048, 0.9892500000000001, 1.0212261904761906, 0.9882500000000001, 0.9738690476190477, 0.9956666666666666, 0.9887380952380953, 0.9996071428571428, 0.9992738095238094, 1.0245238095238096, 0.9996309523809523, 0.9843095238095239, 1.012738095238095, 0.9692738095238095, 0.9634523809523811, 0.976047619047619, 0.9519642857142857, 0.9599523809523809, 0.9871785714285715, 0.9420000000000002, 0.9723452380952382, 0.9860714285714286, 0.9897261904761905, 1.003059523809524, 0.9900476190476191, 1.0115952380952382, 0.9778809523809523, 1.0160357142857144, 0.9704404761904764, 0.989297619047619, 1.0202380952380954, 0.9865833333333334, 1.0104285714285715, 0.9957619047619048, 0.9872738095238096, 1.0206428571428572, 0.9881904761904762, 0.9996428571428572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34880952380952, 1.0206428571428572, 0.9875595238095238, 1.0106904761904763, 1.01275, 1.003404761904762, 1.0117142857142856, 0.9904761904761907, 1.032142857142857, 1.019607142857143, 1.0376190476190477, 0.9952142857142858, 1.0420714285714285, 1.006714285714286, 0.9776428571428571, 0.9872380952380954, 0.9782261904761905, 0.9982380952380953, 0.9707142857142858, 0.9514166666666666, 0.9662380952380952, 0.9648928571428573, 0.9798571428571428, 0.9646309523809523, 0.9942738095238096, 1.0067023809523812, 1.0105119047619049, 0.9831904761904763, 1.0095, 1.0353333333333332, 1.0198928571428572, 0.984761904761905, 1.0228928571428573, 1.020404761904762, 1.01175, 0.980154761904762, 1.0080595238095238, 0.9668452380952381, 0.9843690476190476, 0.9543333333333335, 0.9726666666666668, 0.9620833333333333, 0.9773452380952382, 1.017845238095238, 1.0079880952380953, 0.9991547619047619, 1.0026071428571428, 1.0031904761904764, 1.024547619047619, 1.016607142857143, 1.0206309523809525, 0.9822380952380954, 1.0418571428571428, 1.0260595238095238, 1.0209047619047618, 1.0275119047619048, 0.9929166666666667, 1.0233809523809523, 1.0111547619047616, 1.010047619047619, 1.023404761904762, 1.0210595238095241, 0.992452380952381, 0.9927976190476192, 1.0094285714285713, 0.990654761904762, 0.9838452380952383, 1.0138333333333334, 1.0014761904761906, 1.0012619047619047, 0.9871071428571428, 1.0304761904761905, 0.9893333333333333, 1.0445952380952381, 1.0184880952380955, 0.9999880952380952, 1.0084285714285717, 1.0392500000000002, 1.0293690476190476, 0.9858571428571429, 1.0456666666666667, 0.9874285714285717, 1.0299047619047619, 1.0221785714285714, 0.9744642857142858, 1.0010000000000001, 1.0156547619047618, 1.0132023809523811, 0.9871904761904763, 1.0193928571428572, 1.0296190476190479, 0.9997976190476189, 1.0029880952380954, 0.9798571428571428, 0.9946428571428572, 0.9594285714285716, 0.9723333333333334, 0.9807619047619047, 1.0031547619047618, 1.0025714285714287, 0.9785238095238097, 0.9780357142857143, 0.9856904761904762, 0.9830238095238095, 0.998607142857143, 0.9545833333333333, 1.0031428571428571, 0.9891190476190478, 0.9702261904761904, 0.9958333333333333, 0.9947380952380952, 1.0136666666666667, 0.9749642857142857, 0.9839166666666667, 1.0048928571428573, 1.0132380952380953, 1.0005119047619049, 0.9747023809523809, 1.0280238095238095, 0.9699285714285715, 0.9904523809523811, 1.0194880952380954, 0.973452380952381, 0.9712380952380952, 0.9763928571428573, 1.0141190476190478, 0.9691428571428573, 1.0142738095238095, 1.0059642857142859, 1.0158333333333331, 0.9950357142857142, 1.0392976190476189, 1.0172619047619047, 0.9922500000000001, 1.0298214285714284, 0.9952619047619047, 0.9712738095238094, 0.9738809523809524, 1.0018809523809524, 0.9553214285714285, 0.9954166666666666, 0.9988452380952382, 0.9574404761904763, 0.9812857142857142, 0.9928690476190476, 0.9534761904761905, 0.9601190476190476, 0.9643928571428572, 0.9467500000000002, 0.9530238095238095, 0.9625357142857143, 0.9563809523809523, 0.9473809523809525, 0.9516785714285715, 0.9660714285714287, 0.9492500000000001, 0.9626190476190476, 0.9941190476190476, 0.9635952380952381, 0.9994523809523809, 0.9858928571428571, 0.966047619047619, 0.982845238095238, 0.9796785714285715, 1.0040595238095238, 0.9891428571428572, 0.9782023809523809, 1.0011785714285715, 0.9800000000000001, 1.0111309523809524, 1.0080000000000002, 0.9554404761904762, 0.9756428571428573, 0.9761190476190477, 0.9852857142857142, 0.9756666666666667, 1.0118214285714284, 1.0151666666666668, 1.009297619047619, 1.0002619047619046, 1.0407619047619048, 1.0146785714285715, 1.0263809523809524, 1.0042976190476192, 1.0241428571428572, 1.01, 1.009452380952381, 0.9898690476190476, 0.9620238095238095, 0.963607142857143, 0.9514523809523809, 0.9443571428571428, 0.9638333333333332, 0.9505833333333333, 0.9432380952380952, 0.9792261904761904, 0.9553452380952381, 0.988452380952381, 0.9603928571428572, 0.9525833333333333, 0.9581428571428571, 0.963297619047619, 0.9364761904761905, 0.9488928571428572, 0.9610833333333333, 0.9412976190476192, 0.9571785714285713, 0.9907499999999998, 0.9571071428571427, 0.9952738095238095, 1.0166190476190475, 0.9813690476190476, 1.03525, 1.012154761904762, 1.0235595238095239, 0.9711904761904764, 0.9812738095238096, 0.9824880952380953, 0.9856309523809524, 0.9787261904761904, 0.9970833333333334, 0.9857261904761905, 1.0022023809523812, 1.0031309523809522, 0.9691071428571428, 0.9850238095238094, 0.9468571428571428, 0.961642857142857, 0.9610833333333334, 0.9917738095238094, 0.980595238095238, 0.9891428571428572, 0.9928095238095238, 1.0233452380952381, 1.0055714285714286, 0.9833095238095237, 0.9700000000000001, 0.9718809523809524, 0.9552142857142857, 0.9414166666666668, 0.960845238095238, 0.9440357142857143, 0.964107142857143, 0.993047619047619, 0.9818928571428571, 0.9824642857142856, 0.9715000000000001, 0.9970119047619047, 0.948702380952381, 0.9580000000000001, 0.9468571428571428, 0.9351190476190476, 0.9387976190476192, 0.9491666666666665, 0.9736428571428574, 0.9373690476190477, 0.9785357142857145, 0.9600833333333334, 0.9733928571428572, 1.0119285714285713, 0.9985595238095238, 1.0309285714285716, 1.0118333333333334, 1.023452380952381, 1.0053095238095238, 1.0373928571428572, 1.0075238095238095, 0.985297619047619, 0.9788690476190476, 0.9696547619047619, 1.0010833333333333, 0.9606190476190477, 0.9985714285714286, 0.9786071428571429, 1.0030238095238095, 0.9711547619047619, 1.0059285714285715, 1.0233214285714287, 0.9737976190476191, 1.02725, 1.018809523809524, 0.9841309523809524, 0.9800357142857143, 0.9742261904761904, 0.966702380952381, 0.9644166666666666, 0.9365238095238096, 0.9429166666666668, 0.9413928571428571, 0.935392857142857, 0.9492499999999999, 0.920952380952381, 0.9307261904761904, 0.9288333333333332, 0.9312261904761906, 0.9294761904761906, 0.9315119047619049, 0.9300714285714287, 0.9492261904761905, 0.9280238095238096, 0.9355595238095239, 0.9348095238095239, 0.9308809523809524, 0.9431428571428571, 0.9460000000000002, 0.949261904761905, 0.985702380952381, 0.9401666666666667, 0.9782261904761905, 0.9425238095238097, 0.9600833333333332, 0.9493571428571428, 0.958857142857143, 0.9778928571428571, 0.9501547619047619, 0.9921785714285715, 0.9971785714285715, 0.9769404761904762, 1.027607142857143, 1.009654761904762, 1.0162738095238095, 0.9685476190476191, 0.9807261904761905, 0.9706190476190477, 0.9585714285714287, 0.9495357142857143, 0.95325, 0.9452500000000001, 0.9485833333333334, 0.9530357142857142, 0.9745357142857142, 0.9260833333333335, 0.9415714285714285, 0.9343809523809524, 0.9320238095238095, 0.9292857142857143, 0.9364880952380953, 0.9562499999999998, 0.9889285714285715, 0.9862738095238095, 0.9937738095238096, 0.9784880952380954, 1.0113571428571428, 0.9814047619047619, 1.0106666666666668, 0.976, 0.9821666666666666, 0.9744047619047619, 0.9891190476190476, 0.9647142857142857, 0.9970119047619047, 1.006702380952381, 1.007654761904762, 1.0166785714285713, 1.0279166666666668, 0.9831666666666666, 1.0260833333333335, 1.0038333333333336, 0.9717261904761905, 0.9784285714285716, 0.9746904761904761, 0.9963214285714285, 0.9838333333333333, 0.9698214285714286, 1.0009047619047617, 1.0106071428571428, 1.0010000000000001, 0.9736071428571427, 1.002, 0.9586309523809524, 0.9608690476190476, 0.9502380952380951, 0.9380000000000001, 0.9412857142857143, 0.9394523809523809, 0.9431190476190477, 0.9703571428571429, 0.9348571428571427, 0.9564523809523809, 0.9711309523809524, 0.9479404761904762, 0.9809642857142856, 0.9739166666666667, 0.9829880952380952, 0.9896071428571428, 0.9725119047619047, 0.9619285714285715, 0.9692619047619049, 0.9650476190476192, 0.987095238095238, 0.9868690476190475, 0.9693809523809523, 0.948702380952381, 0.9737142857142858, 0.9625357142857144, 0.9577142857142856, 0.9741190476190476, 0.9350952380952381, 0.9569404761904763, 0.9518333333333333, 0.9819880952380954, 0.9457380952380954, 0.9618928571428571, 0.9859880952380953, 0.9469880952380952, 0.9595595238095239, 0.9487261904761904, 0.956797619047619, 0.9528928571428572, 0.9765833333333331, 0.9421071428571428, 0.9639880952380951, 0.994202380952381, 0.9632738095238096, 0.9544642857142859, 0.955404761904762, 0.9583095238095238, 0.9803333333333333, 0.9577261904761905, 0.9807857142857143, 0.9845833333333334, 0.9754999999999999, 0.9632261904761905, 0.9750595238095239, 0.9751428571428572, 0.9917142857142855, 0.9810952380952381, 0.9618690476190476, 0.9738690476190476, 0.9860595238095238, 0.9657738095238095, 0.948154761904762, 0.9457738095238094, 0.9394642857142856, 0.9407738095238096, 0.9378214285714286, 0.9331904761904762, 0.9487857142857143, 0.9573214285714284, 0.9920238095238095, 0.9795833333333333, 0.9708214285714286, 0.962202380952381, 0.9688690476190475]">
            <text:p>[1.0241309523809523, 1.0100238095238094, 1.0027857142857142, 0.9719404761904762, 0.9714999999999999, 0.9567261904761905, 0.9667857142857144, 0.9519166666666666, 0.9395357142857141, 0.9481309523809524, 0.9452857142857143, 0.9525357142857144, 0.9608809523809524, 0.9433690476190476, 0.9742023809523811, 0.9290833333333334, 0.9549285714285715, 0.9660000000000001, 0.9742500000000001, 0.9888333333333333, 0.9843333333333333, 0.9734166666666666, 1.0193333333333332, 0.997297619047619, 1.0052499999999998, 1.0145595238095237, 1.0048214285714283, 1.0046190476190475, 0.9747261904761905, 0.9950119047619048, 0.9834880952380952, 1.0170833333333333, 0.9920238095238095, 0.9780476190476192, 1.0375476190476192, 0.9745595238095238, 1.0288452380952382, 0.9954404761904763, 0.9967142857142858, 1.0229166666666667, 0.9963333333333333, 0.9958690476190475, 0.9583333333333334, 0.980904761904762, 0.9712619047619048, 0.9755595238095238, 0.9883809523809524, 0.9572619047619048, 0.986845238095238, 1.0373214285714287, 1.0049523809523808, 1.0125833333333334, 1.0265952380952381, 1.0133809523809523, 1.0388452380952382, 1.0172619047619047, 1.0461190476190476, 1.0328809523809523, 1.0450357142857145, 1.006011904761905, 1.0239285714285713, 0.9701428571428572, 0.9751071428571427, 0.9604166666666668, 0.9555714285714286, 0.9555238095238097, 0.9865952380952381, 0.9754999999999999, 0.9677738095238096, 1.0236785714285712, 1.0123571428571427, 1.0356190476190477, 1.042011904761905, 1.0344285714285715, 1.0165476190476193, 1.0144642857142858, 1.034154761904762, 1.003797619047619, 0.9738095238095239, 0.9972499999999999, 0.9749642857142856, 1.0187857142857144, 0.959702380952381, 0.9986190476190477, 0.9965357142857143, 0.9902261904761905, 0.9930833333333333, 0.9591904761904763, 0.9823333333333334, 0.9889999999999999, 0.9792738095238095, 1.000904761904762, 0.9709642857142858, 1.024309523809524, 1.001595238095238, 0.9830476190476192, 1.015440476190476, 1.0195238095238095, 1.0185952380952379, 1.0246666666666668, 1.026702380952381, 1.027845238095238, 1.0136666666666667, 1.0302619047619048, 0.9892500000000001, 1.0212261904761906, 0.9882500000000001, 0.9738690476190477, 0.9956666666666666, 0.9887380952380953, 0.9996071428571428, 0.9992738095238094, 1.0245238095238096, 0.9996309523809523, 0.9843095238095239, 1.012738095238095, 0.9692738095238095, 0.9634523809523811, 0.976047619047619, 0.9519642857142857, 0.9599523809523809, 0.9871785714285715, 0.9420000000000002, 0.9723452380952382, 0.9860714285714286, 0.9897261904761905, 1.003059523809524, 0.9900476190476191, 1.0115952380952382, 0.9778809523809523, 1.0160357142857144, 0.9704404761904764, 0.989297619047619, 1.0202380952380954, 0.9865833333333334, 1.0104285714285715, 0.9957619047619048, 0.9872738095238096, 1.0206428571428572, 0.9881904761904762, 0.9996428571428572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34880952380952, 1.0206428571428572, 0.9875595238095238, 1.0106904761904763, 1.01275, 1.003404761904762, 1.0117142857142856, 0.9904761904761907, 1.032142857142857, 1.019607142857143, 1.0376190476190477, 0.9952142857142858, 1.0420714285714285, 1.006714285714286, 0.9776428571428571, 0.9872380952380954, 0.9782261904761905, 0.9982380952380953, 0.9707142857142858, 0.9514166666666666, 0.9662380952380952, 0.9648928571428573, 0.9798571428571428, 0.9646309523809523, 0.9942738095238096, 1.0067023809523812, 1.0105119047619049, 0.9831904761904763, 1.0095, 1.0353333333333332, 1.0198928571428572, 0.984761904761905, 1.0228928571428573, 1.020404761904762, 1.01175, 0.980154761904762, 1.0080595238095238, 0.9668452380952381, 0.9843690476190476, 0.9543333333333335, 0.9726666666666668, 0.9620833333333333, 0.9773452380952382, 1.017845238095238, 1.0079880952380953, 0.9991547619047619, 1.0026071428571428, 1.0031904761904764, 1.024547619047619, 1.016607142857143, 1.0206309523809525, 0.9822380952380954, 1.0418571428571428, 1.0260595238095238, 1.0209047619047618, 1.0275119047619048, 0.9929166666666667, 1.0233809523809523, 1.0111547619047616, 1.010047619047619, 1.023404761904762, 1.0210595238095241, 0.992452380952381, 0.9927976190476192, 1.0094285714285713, 0.990654761904762, 0.9838452380952383, 1.0138333333333334, 1.0014761904761906, 1.0012619047619047, 0.9871071428571428, 1.0304761904761905, 0.9893333333333333, 1.0445952380952381, 1.0184880952380955, 0.9999880952380952, 1.0084285714285717, 1.0392500000000002, 1.0293690476190476, 0.9858571428571429, 1.0456666666666667, 0.9874285714285717, 1.0299047619047619, 1.0221785714285714, 0.9744642857142858, 1.0010000000000001, 1.0156547619047618, 1.0132023809523811, 0.9871904761904763, 1.0193928571428572, 1.0296190476190479, 0.9997976190476189, 1.0029880952380954, 0.9798571428571428, 0.9946428571428572, 0.9594285714285716, 0.9723333333333334, 0.9807619047619047, 1.0031547619047618, 1.0025714285714287, 0.9785238095238097, 0.9780357142857143, 0.9856904761904762, 0.9830238095238095, 0.998607142857143, 0.9545833333333333, 1.0031428571428571, 0.9891190476190478, 0.9702261904761904, 0.9958333333333333, 0.9947380952380952, 1.0136666666666667, 0.9749642857142857, 0.9839166666666667, 1.0048928571428573, 1.0132380952380953, 1.0005119047619049, 0.9747023809523809, 1.0280238095238095, 0.9699285714285715, 0.9904523809523811, 1.0194880952380954, 0.973452380952381, 0.9712380952380952, 0.9763928571428573, 1.0141190476190478, 0.9691428571428573, 1.0142738095238095, 1.0059642857142859, 1.0158333333333331, 0.9950357142857142, 1.0392976190476189, 1.0172619047619047, 0.9922500000000001, 1.0298214285714284, 0.9952619047619047, 0.9712738095238094, 0.9738809523809524, 1.0018809523809524, 0.9553214285714285, 0.9954166666666666, 0.9988452380952382, 0.9574404761904763, 0.9812857142857142, 0.9928690476190476, 0.9534761904761905, 0.9601190476190476, 0.9643928571428572, 0.9467500000000002, 0.9530238095238095, 0.9625357142857143, 0.9563809523809523, 0.9473809523809525, 0.9516785714285715, 0.9660714285714287, 0.9492500000000001, 0.9626190476190476, 0.9941190476190476, 0.9635952380952381, 0.9994523809523809, 0.9858928571428571, 0.966047619047619, 0.982845238095238, 0.9796785714285715, 1.0040595238095238, 0.9891428571428572, 0.9782023809523809, 1.0011785714285715, 0.9800000000000001, 1.0111309523809524, 1.0080000000000002, 0.9554404761904762, 0.9756428571428573, 0.9761190476190477, 0.9852857142857142, 0.9756666666666667, 1.0118214285714284, 1.0151666666666668, 1.009297619047619, 1.0002619047619046, 1.0407619047619048, 1.0146785714285715, 1.0263809523809524, 1.0042976190476192, 1.0241428571428572, 1.01, 1.009452380952381, 0.9898690476190476, 0.9620238095238095, 0.963607142857143, 0.9514523809523809, 0.9443571428571428, 0.9638333333333332, 0.9505833333333333, 0.9432380952380952, 0.9792261904761904, 0.9553452380952381, 0.988452380952381, 0.9603928571428572, 0.9525833333333333, 0.9581428571428571, 0.963297619047619, 0.9364761904761905, 0.9488928571428572, 0.9610833333333333, 0.9412976190476192, 0.9571785714285713, 0.9907499999999998, 0.9571071428571427, 0.9952738095238095, 1.0166190476190475, 0.9813690476190476, 1.03525, 1.012154761904762, 1.0235595238095239, 0.9711904761904764, 0.9812738095238096, 0.9824880952380953, 0.9856309523809524, 0.9787261904761904, 0.9970833333333334, 0.9857261904761905, 1.0022023809523812, 1.0031309523809522, 0.9691071428571428, 0.9850238095238094, 0.9468571428571428, 0.961642857142857, 0.9610833333333334, 0.9917738095238094, 0.980595238095238, 0.9891428571428572, 0.9928095238095238, 1.0233452380952381, 1.0055714285714286, 0.9833095238095237, 0.9700000000000001, 0.9718809523809524, 0.9552142857142857, 0.9414166666666668, 0.960845238095238, 0.9440357142857143, 0.964107142857143, 0.993047619047619, 0.9818928571428571, 0.9824642857142856, 0.9715000000000001, 0.9970119047619047, 0.948702380952381, 0.9580000000000001, 0.9468571428571428, 0.9351190476190476, 0.9387976190476192, 0.9491666666666665, 0.9736428571428574, 0.9373690476190477, 0.9785357142857145, 0.9600833333333334, 0.9733928571428572, 1.0119285714285713, 0.9985595238095238, 1.0309285714285716, 1.0118333333333334, 1.023452380952381, 1.0053095238095238, 1.0373928571428572, 1.0075238095238095, 0.985297619047619, 0.9788690476190476, 0.9696547619047619, 1.0010833333333333, 0.9606190476190477, 0.9985714285714286, 0.9786071428571429, 1.0030238095238095, 0.9711547619047619, 1.0059285714285715, 1.0233214285714287, 0.9737976190476191, 1.02725, 1.018809523809524, 0.9841309523809524, 0.9800357142857143, 0.9742261904761904, 0.966702380952381, 0.9644166666666666, 0.9365238095238096, 0.9429166666666668, 0.9413928571428571, 0.935392857142857, 0.9492499999999999, 0.920952380952381, 0.9307261904761904, 0.9288333333333332, 0.9312261904761906, 0.9294761904761906, 0.9315119047619049, 0.9300714285714287, 0.9492261904761905, 0.9280238095238096, 0.9355595238095239, 0.9348095238095239, 0.9308809523809524, 0.9431428571428571, 0.9460000000000002, 0.949261904761905, 0.985702380952381, 0.9401666666666667, 0.9782261904761905, 0.9425238095238097, 0.9600833333333332, 0.9493571428571428, 0.958857142857143, 0.9778928571428571, 0.9501547619047619, 0.9921785714285715, 0.9971785714285715, 0.9769404761904762, 1.027607142857143, 1.009654761904762, 1.0162738095238095, 0.9685476190476191, 0.9807261904761905, 0.9706190476190477, 0.9585714285714287, 0.9495357142857143, 0.95325, 0.9452500000000001, 0.9485833333333334, 0.9530357142857142, 0.9745357142857142, 0.9260833333333335, 0.9415714285714285, 0.9343809523809524, 0.9320238095238095, 0.9292857142857143, 0.9364880952380953, 0.9562499999999998, 0.9889285714285715, 0.9862738095238095, 0.9937738095238096, 0.9784880952380954, 1.0113571428571428, 0.9814047619047619, 1.0106666666666668, 0.976, 0.9821666666666666, 0.9744047619047619, 0.9891190476190476, 0.9647142857142857, 0.9970119047619047, 1.006702380952381, 1.007654761904762, 1.0166785714285713, 1.0279166666666668, 0.9831666666666666, 1.0260833333333335, 1.0038333333333336, 0.9717261904761905, 0.9784285714285716, 0.9746904761904761, 0.9963214285714285, 0.9838333333333333, 0.9698214285714286, 1.0009047619047617, 1.0106071428571428, 1.0010000000000001, 0.9736071428571427, 1.002, 0.9586309523809524, 0.9608690476190476, 0.9502380952380951, 0.9380000000000001, 0.9412857142857143, 0.9394523809523809, 0.9431190476190477, 0.9703571428571429, 0.9348571428571427, 0.9564523809523809, 0.9711309523809524, 0.9479404761904762, 0.9809642857142856, 0.9739166666666667, 0.9829880952380952, 0.9896071428571428, 0.9725119047619047, 0.9619285714285715, 0.9692619047619049, 0.9650476190476192, 0.987095238095238, 0.9868690476190475, 0.9693809523809523, 0.948702380952381, 0.9737142857142858, 0.9625357142857144, 0.9577142857142856, 0.9741190476190476, 0.9350952380952381, 0.9569404761904763, 0.9518333333333333, 0.9819880952380954, 0.9457380952380954, 0.9618928571428571, 0.9859880952380953, 0.9469880952380952, 0.9595595238095239, 0.9487261904761904, 0.956797619047619, 0.9528928571428572, 0.9765833333333331, 0.9421071428571428, 0.9639880952380951, 0.994202380952381, 0.9632738095238096, 0.9544642857142859, 0.955404761904762, 0.9583095238095238, 0.9803333333333333, 0.9577261904761905, 0.9807857142857143, 0.9845833333333334, 0.9754999999999999, 0.9632261904761905, 0.9750595238095239, 0.9751428571428572, 0.9917142857142855, 0.9810952380952381, 0.9618690476190476, 0.9738690476190476, 0.9860595238095238, 0.9657738095238095, 0.948154761904762, 0.9457738095238094, 0.9394642857142856, 0.9407738095238096, 0.9378214285714286, 0.9331904761904762, 0.9487857142857143, 0.9573214285714284, 0.9920238095238095, 0.9795833333333333, 0.9708214285714286, 0.962202380952381, 0.9688690476190475]</text:p>
          </table:table-cell>
          <table:table-cell office:value-type="float" office:value="9.320790672302245">
            <text:p>9.32079067230224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MTIETLSETACFGGRIGFYRHPSTSNNCDMQFSVFVPPHAATGKVPVLTFLSGLTCTEENFMVKSGAQRVAAQLGLMLVSPDTSPRGEGVPDDPDDDYDFGLGAGFYLNATEAPWSRHYHMYDYVTKELPSAVFDNFPADPERHGLTGHSMGGHGALTIGLRNPQMYRSLSAFAPICTTLHSPWGKKALAYYLGSDTATWHEYDACEVARSASDASEFDKILVDQGADDPFLAEQLRPELFQAACAESGLPVELRVHEGYDHGYYFISTFIEEHLRHHAERLGV">
            <text:p>MTIETLSETACFGGRIGFYRHPSTSNNCDMQFSVFVPPHAATGKVPVLTFLSGLTCTEENFMVKSGAQRVAAQLGLMLVSPDTSPRGEGVPDDPDDDYDFGLGAGFYLNATEAPWSRHYHMYDYVTKELPSAVFDNFPADPERHGLTGHSMGGHGALTIGLRNPQMYRSLSAFAPICTTLHSPWGKKALAYYLGSDTATWHEYDACEVARSASDASEFDKILVDQGADDPFLAEQLRPELFQAACAESGLPVELRVHEGYDHGYYFISTFIEEHLRHHAERLGV</text:p>
          </table:table-cell>
          <table:table-cell office:value-type="string" office:value="BFDNEDID_00483">
            <text:p>BFDNEDID_00483</text:p>
          </table:table-cell>
          <table:table-cell office:value-type="float" office:value="284">
            <text:p>284</text:p>
          </table:table-cell>
          <table:table-cell office:value-type="float" office:value="0.11267605633802817">
            <text:p>0.11267605633802817</text:p>
          </table:table-cell>
          <table:table-cell office:value-type="float" office:value="-0.2852112676056341">
            <text:p>-0.2852112676056341</text:p>
          </table:table-cell>
          <table:table-cell office:value-type="float" office:value="54.32647887323943">
            <text:p>54.32647887323943</text:p>
          </table:table-cell>
          <table:table-cell office:value-type="float" office:value="31293.5353">
            <text:p>31293.5353</text:p>
          </table:table-cell>
          <table:table-cell office:value-type="string" office:value="(0.27816901408450706, 0.24295774647887325, 0.27464788732394363)">
            <text:p>(0.27816901408450706, 0.24295774647887325, 0.27464788732394363)</text:p>
          </table:table-cell>
          <table:table-cell office:value-type="string" office:value="[0.9940476190476191, 1.030559523809524, 1.0202261904761907, 0.9887857142857142, 0.9921428571428572, 0.9729523809523809, 0.9845, 0.9993571428571426, 0.9812261904761905, 0.9786904761904761, 0.9649523809523808, 0.9985119047619045, 0.9542023809523809, 0.972857142857143, 0.9879166666666667, 0.9702619047619047, 1.0115119047619046, 1.0048928571428573, 1.009642857142857, 1.0302857142857145, 1.024404761904762, 1.0216904761904761, 0.9882499999999999, 1.0336309523809522, 0.980297619047619, 1.0088214285714285, 0.961452380952381, 0.9985000000000002, 0.9531309523809524, 0.9666547619047619, 0.9731904761904763, 0.9962380952380953, 0.9845119047619045, 0.9683571428571428, 0.9974166666666667, 1.0004523809523809, 1.0058571428571428, 1.0132142857142856, 1.0217142857142858, 0.9755119047619047, 1.021607142857143, 0.968047619047619, 0.9763690476190477, 0.9798809523809524, 0.95075, 0.970904761904762, 0.9917976190476191, 0.974714285714285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3297619047619, 0.9983452380952381, 0.9875357142857142, 0.9962619047619047, 0.9637976190476191, 0.9950714285714286, 0.9553928571428573, 0.9715119047619047, 0.9654880952380952, 0.9732976190476191, 1.0075238095238095, 1.0014404761904763, 1.0204880952380952, 1.0131190476190477, 1.0407619047619048, 1.0388333333333333, 1.0305238095238096, 1.0372380952380953, 1.0434880952380954, 1.0218333333333331, 1.012154761904762, 1.0519642857142855, 1.0412142857142856, 1.0446428571428572, 1.046, 1.0532738095238094, 1.0525714285714285, 1.0419047619047621, 1.0039166666666668, 1.0394642857142857, 0.9764166666666667, 1.0157619047619046, 0.973654761904762, 1.0042976190476192, 0.9774880952380952, 0.9871666666666664, 0.9563452380952381, 0.9733690476190476, 0.9724761904761904, 0.999607142857143, 0.9770714285714286, 1.0008809523809523, 1.0245000000000002, 0.9930357142857142, 1.024845238095238, 0.9783214285714286, 1.022654761904762, 0.9826309523809523, 0.9668452380952381, 0.963202380952381, 0.9668214285714287, 0.9631785714285714, 0.9544047619047621, 0.987452380952381, 0.9476309523809524, 0.9844880952380954, 1.00475, 1.0264761904761905, 1.0196309523809526, 0.9927619047619047, 1.0409285714285712, 1.0136666666666667, 0.994952380952381, 0.9860238095238096, 0.9826904761904762, 1.0180238095238097, 0.9892619047619048, 0.9722857142857142, 1.0281666666666665, 1.0053095238095238, 1.0422261904761905, 1.024952380952381, 1.0393690476190476, 1.0129761904761903, 1.006154761904762, 1.023940476190476, 0.9807857142857143, 1.0046666666666666, 0.9961428571428572, 0.9776904761904762, 1.0147261904761906, 0.9799285714285714, 1.0153095238095236, 1.0019285714285713, 0.9825357142857143, 1.0099166666666666, 0.9792619047619047, 0.9755, 0.9882857142857142, 0.9616904761904763, 0.9978571428571428, 0.9670119047619049, 1.0070833333333333, 1.0106071428571428, 1.0065476190476188, 1.0059642857142859, 0.9887023809523808, 0.9931190476190476, 1.008357142857143, 0.9999285714285714, 0.9682023809523811, 1.006, 0.9780595238095238, 0.9729523809523809, 0.9895238095238094, 0.9859285714285713, 0.9514761904761906, 0.9616785714285714, 0.9799642857142856, 0.9693333333333334, 0.9623690476190476, 0.9755952380952382, 1.000047619047619, 0.9970595238095237, 0.9795119047619048, 1.0363809523809524, 1.0353571428571429, 1.0267738095238097, 0.9958333333333333, 0.9922976190476192, 0.996654761904762, 0.9644880952380953, 0.9658333333333333, 0.9692500000000001, 0.9978333333333333, 0.9977738095238096, 1.009404761904762, 0.99425, 0.9992261904761905, 1.0007857142857144, 0.9703809523809523, 0.9918690476190477, 1.0122142857142857, 0.9575952380952382, 1.0186666666666664, 0.979297619047619, 0.9797500000000001, 1.0274642857142857, 0.9629642857142858, 1.0037619047619049, 1.0010119047619046, 1.0137142857142858, 1.0029166666666667, 1.0282857142857142, 1.0327857142857144, 1.0131666666666668, 1.0400833333333335, 1.0415476190476192, 0.9968452380952381, 1.0483690476190475, 1.0189285714285714, 0.9749761904761904, 0.9980476190476192, 0.9912976190476189, 1.0226904761904763, 0.9987261904761905, 1.0111190476190477, 1.015547619047619, 1.0431904761904764, 1.0266666666666668, 1.0135833333333333, 0.9848214285714285, 1.0058333333333334, 1.0072380952380953, 1.0189642857142858, 0.9930714285714286, 0.9902500000000002, 1.0258214285714284, 1.0200595238095238, 1.020452380952381, 0.9746428571428571, 0.9909166666666668, 1.010654761904762, 0.97325, 0.9810952380952381, 0.9674166666666666, 1.0056309523809523, 1.0213928571428572, 1.0007261904761906, 1.0078095238095237, 0.9946190476190476, 1.0307857142857142, 0.9842738095238097, 1.0267142857142857, 0.9615952380952381, 1.0021785714285716, 0.9772500000000002, 0.9911785714285715, 1.0227976190476191, 0.9871547619047618, 0.9841190476190478, 1.025261904761905, 0.9752857142857142, 1.0014166666666666, 0.9523928571428572, 0.962607142857143, 0.9574285714285713, 0.956738095238095, 0.9789166666666667, 0.9565238095238096, 0.9622380952380952, 0.9863214285714286, 1.0232261904761906, 1.0019880952380953, 0.9719166666666668, 0.9875714285714284, 0.9996904761904762, 0.9762261904761905, 0.9828571428571431, 0.9886547619047619, 1.0133452380952381]">
            <text:p>[0.9940476190476191, 1.030559523809524, 1.0202261904761907, 0.9887857142857142, 0.9921428571428572, 0.9729523809523809, 0.9845, 0.9993571428571426, 0.9812261904761905, 0.9786904761904761, 0.9649523809523808, 0.9985119047619045, 0.9542023809523809, 0.972857142857143, 0.9879166666666667, 0.9702619047619047, 1.0115119047619046, 1.0048928571428573, 1.009642857142857, 1.0302857142857145, 1.024404761904762, 1.0216904761904761, 0.9882499999999999, 1.0336309523809522, 0.980297619047619, 1.0088214285714285, 0.961452380952381, 0.9985000000000002, 0.9531309523809524, 0.9666547619047619, 0.9731904761904763, 0.9962380952380953, 0.9845119047619045, 0.9683571428571428, 0.9974166666666667, 1.0004523809523809, 1.0058571428571428, 1.0132142857142856, 1.0217142857142858, 0.9755119047619047, 1.021607142857143, 0.968047619047619, 0.9763690476190477, 0.9798809523809524, 0.95075, 0.970904761904762, 0.9917976190476191, 0.974714285714285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3297619047619, 0.9983452380952381, 0.9875357142857142, 0.9962619047619047, 0.9637976190476191, 0.9950714285714286, 0.9553928571428573, 0.9715119047619047, 0.9654880952380952, 0.9732976190476191, 1.0075238095238095, 1.0014404761904763, 1.0204880952380952, 1.0131190476190477, 1.0407619047619048, 1.0388333333333333, 1.0305238095238096, 1.0372380952380953, 1.0434880952380954, 1.0218333333333331, 1.012154761904762, 1.0519642857142855, 1.0412142857142856, 1.0446428571428572, 1.046, 1.0532738095238094, 1.0525714285714285, 1.0419047619047621, 1.0039166666666668, 1.0394642857142857, 0.9764166666666667, 1.0157619047619046, 0.973654761904762, 1.0042976190476192, 0.9774880952380952, 0.9871666666666664, 0.9563452380952381, 0.9733690476190476, 0.9724761904761904, 0.999607142857143, 0.9770714285714286, 1.0008809523809523, 1.0245000000000002, 0.9930357142857142, 1.024845238095238, 0.9783214285714286, 1.022654761904762, 0.9826309523809523, 0.9668452380952381, 0.963202380952381, 0.9668214285714287, 0.9631785714285714, 0.9544047619047621, 0.987452380952381, 0.9476309523809524, 0.9844880952380954, 1.00475, 1.0264761904761905, 1.0196309523809526, 0.9927619047619047, 1.0409285714285712, 1.0136666666666667, 0.994952380952381, 0.9860238095238096, 0.9826904761904762, 1.0180238095238097, 0.9892619047619048, 0.9722857142857142, 1.0281666666666665, 1.0053095238095238, 1.0422261904761905, 1.024952380952381, 1.0393690476190476, 1.0129761904761903, 1.006154761904762, 1.023940476190476, 0.9807857142857143, 1.0046666666666666, 0.9961428571428572, 0.9776904761904762, 1.0147261904761906, 0.9799285714285714, 1.0153095238095236, 1.0019285714285713, 0.9825357142857143, 1.0099166666666666, 0.9792619047619047, 0.9755, 0.9882857142857142, 0.9616904761904763, 0.9978571428571428, 0.9670119047619049, 1.0070833333333333, 1.0106071428571428, 1.0065476190476188, 1.0059642857142859, 0.9887023809523808, 0.9931190476190476, 1.008357142857143, 0.9999285714285714, 0.9682023809523811, 1.006, 0.9780595238095238, 0.9729523809523809, 0.9895238095238094, 0.9859285714285713, 0.9514761904761906, 0.9616785714285714, 0.9799642857142856, 0.9693333333333334, 0.9623690476190476, 0.9755952380952382, 1.000047619047619, 0.9970595238095237, 0.9795119047619048, 1.0363809523809524, 1.0353571428571429, 1.0267738095238097, 0.9958333333333333, 0.9922976190476192, 0.996654761904762, 0.9644880952380953, 0.9658333333333333, 0.9692500000000001, 0.9978333333333333, 0.9977738095238096, 1.009404761904762, 0.99425, 0.9992261904761905, 1.0007857142857144, 0.9703809523809523, 0.9918690476190477, 1.0122142857142857, 0.9575952380952382, 1.0186666666666664, 0.979297619047619, 0.9797500000000001, 1.0274642857142857, 0.9629642857142858, 1.0037619047619049, 1.0010119047619046, 1.0137142857142858, 1.0029166666666667, 1.0282857142857142, 1.0327857142857144, 1.0131666666666668, 1.0400833333333335, 1.0415476190476192, 0.9968452380952381, 1.0483690476190475, 1.0189285714285714, 0.9749761904761904, 0.9980476190476192, 0.9912976190476189, 1.0226904761904763, 0.9987261904761905, 1.0111190476190477, 1.015547619047619, 1.0431904761904764, 1.0266666666666668, 1.0135833333333333, 0.9848214285714285, 1.0058333333333334, 1.0072380952380953, 1.0189642857142858, 0.9930714285714286, 0.9902500000000002, 1.0258214285714284, 1.0200595238095238, 1.020452380952381, 0.9746428571428571, 0.9909166666666668, 1.010654761904762, 0.97325, 0.9810952380952381, 0.9674166666666666, 1.0056309523809523, 1.0213928571428572, 1.0007261904761906, 1.0078095238095237, 0.9946190476190476, 1.0307857142857142, 0.9842738095238097, 1.0267142857142857, 0.9615952380952381, 1.0021785714285716, 0.9772500000000002, 0.9911785714285715, 1.0227976190476191, 0.9871547619047618, 0.9841190476190478, 1.025261904761905, 0.9752857142857142, 1.0014166666666666, 0.9523928571428572, 0.962607142857143, 0.9574285714285713, 0.956738095238095, 0.9789166666666667, 0.9565238095238096, 0.9622380952380952, 0.9863214285714286, 1.0232261904761906, 1.0019880952380953, 0.9719166666666668, 0.9875714285714284, 0.9996904761904762, 0.9762261904761905, 0.9828571428571431, 0.9886547619047619, 1.0133452380952381]</text:p>
          </table:table-cell>
          <table:table-cell office:value-type="float" office:value="4.9854845046997065">
            <text:p>4.985484504699706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TIETLSETSCFGGRIGFYRHTSTVNNCDMRFSVFVPPQAEHGKVPVVTFLSGLTCTEENFMVKSGAQRVAAQLGLMLVSPDTSPRGEGVPDDPDKDYDFGLAAGFYLNATQPPWAANYQMYDYITQELQKVIFDNFPGDKARHGLTGHSMGGHGALTIGLRNPDMFSSLSAFAPICTTLHSPWGQKALGYYLGDDKSTWQDYDACEVARRSGDVTTYDRILVDQGADDPYLARELKPELLEAACKESGLSLDLRVHDGYDHGYYFISTFIEEHLGFHAERLEA">
            <text:p>MTIETLSETSCFGGRIGFYRHTSTVNNCDMRFSVFVPPQAEHGKVPVVTFLSGLTCTEENFMVKSGAQRVAAQLGLMLVSPDTSPRGEGVPDDPDKDYDFGLAAGFYLNATQPPWAANYQMYDYITQELQKVIFDNFPGDKARHGLTGHSMGGHGALTIGLRNPDMFSSLSAFAPICTTLHSPWGQKALGYYLGDDKSTWQDYDACEVARRSGDVTTYDRILVDQGADDPYLARELKPELLEAACKESGLSLDLRVHDGYDHGYYFISTFIEEHLGFHAERLEA</text:p>
          </table:table-cell>
          <table:table-cell office:value-type="string" office:value="BFDNEDID_02743">
            <text:p>BFDNEDID_02743</text:p>
          </table:table-cell>
          <table:table-cell office:value-type="float" office:value="284">
            <text:p>284</text:p>
          </table:table-cell>
          <table:table-cell office:value-type="float" office:value="0.11267605633802816">
            <text:p>0.11267605633802816</text:p>
          </table:table-cell>
          <table:table-cell office:value-type="float" office:value="-0.326760563380282">
            <text:p>-0.326760563380282</text:p>
          </table:table-cell>
          <table:table-cell office:value-type="float" office:value="41.984577464788735">
            <text:p>41.984577464788735</text:p>
          </table:table-cell>
          <table:table-cell office:value-type="float" office:value="31450.781800000015">
            <text:p>31450.781800000015</text:p>
          </table:table-cell>
          <table:table-cell office:value-type="string" office:value="(0.28873239436619713, 0.23591549295774647, 0.25)">
            <text:p>(0.28873239436619713, 0.23591549295774647, 0.25)</text:p>
          </table:table-cell>
          <table:table-cell office:value-type="string" office:value="[0.9940476190476191, 1.0335119047619048, 1.0253928571428572, 0.9961666666666666, 1.0135476190476191, 0.9729523809523809, 0.9940952380952381, 1.006738095238095, 0.9863928571428572, 0.9816428571428572, 0.9649523809523808, 0.9985119047619045, 0.9542023809523809, 0.9703809523809523, 0.9835833333333333, 0.9640714285714286, 0.9880833333333333, 0.9953095238095239, 0.9879047619047618, 0.9843928571428572, 1.0200714285714287, 1.0014166666666666, 0.9731785714285714, 1.0216309523809524, 0.9713690476190476, 0.9988095238095239, 0.961452380952381, 0.9940119047619047, 0.9496785714285716, 0.9642380952380952, 0.975952380952381, 1.0034880952380953, 1.0001071428571426, 1.0053214285714287, 1.006595238095238, 1.0462976190476192, 0.9999880952380952, 1.0374880952380952, 1.0316785714285717, 0.9788928571428572, 1.0225952380952381, 0.9653333333333334, 0.9749880952380953, 0.9798809523809524, 0.9501309523809525, 0.9704285714285713, 0.9914642857142857, 0.974523809523809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3297619047619, 0.9983452380952381, 0.9875357142857142, 0.9962619047619047, 0.9637976190476191, 0.9950714285714286, 0.9553928571428573, 0.9715119047619047, 0.9654880952380952, 0.9732976190476191, 1.0075238095238095, 1.0014404761904763, 1.0204880952380952, 1.0131190476190477, 1.0407619047619048, 1.0388333333333333, 1.0305238095238096, 1.0372380952380953, 1.0434880952380954, 1.0218333333333331, 1.012154761904762, 1.0519642857142855, 1.0412142857142856, 1.0462619047619046, 1.0488333333333333, 1.0573214285714285, 1.064309523809524, 1.0419047619047621, 1.0091785714285715, 1.0435119047619048, 0.9770119047619048, 1.0134642857142857, 0.9680595238095239, 0.9880714285714286, 0.9774880952380952, 0.979892857142857, 0.95075, 0.9694523809523811, 0.9702380952380952, 0.9968928571428572, 0.9754166666666667, 0.9995119047619048, 1.0125595238095237, 1.0125238095238094, 1.0097142857142858, 0.9768809523809523, 1.009547619047619, 0.9928571428571428, 1.0014285714285716, 0.9624642857142858, 1.004, 0.9698928571428572, 0.9747023809523809, 1.0021428571428572, 0.9513095238095237, 0.9818333333333332, 0.9970119047619047, 1.0028452380952382, 1.0208214285714288, 0.9830833333333334, 1.0309166666666667, 1.0209404761904761, 0.9712261904761906, 0.9918809523809525, 0.9801547619047619, 1.0151904761904764, 0.9892738095238096, 0.9733452380952381, 1.0360952380952382, 1.0207142857142857, 1.0393690476190476, 1.0374285714285716, 1.0069880952380952, 1.025095238095238, 0.9976785714285715, 1.0152619047619047, 0.9741428571428572, 0.9994285714285714, 0.9961428571428572, 0.9776904761904762, 1.0147261904761906, 0.9799285714285714, 1.0153095238095236, 1.0019285714285713, 0.9825357142857143, 1.0099166666666666, 0.9792619047619047, 0.9755, 0.9882857142857142, 0.9616904761904763, 0.9978571428571428, 0.9670119047619049, 1.008559523809524, 1.0131904761904762, 1.0095714285714286, 1.017309523809524, 0.9902023809523809, 0.9976071428571428, 1.0251666666666668, 1.0003452380952382, 0.9738928571428573, 1.009357142857143, 0.9805595238095238, 0.9747619047619048, 0.9895238095238094, 0.9859285714285713, 0.9514761904761906, 0.9616785714285714, 0.9799642857142856, 0.9693333333333334, 0.9623690476190476, 0.9755952380952382, 1.000047619047619, 0.9939642857142856, 0.9740952380952382, 1.028642857142857, 1.0129166666666667, 1.0290119047619046, 0.9896904761904762, 0.9901547619047619, 1.0074642857142857, 0.9613928571428572, 0.974154761904762, 0.9766785714285714, 1.0093690476190478, 1.019309523809524, 1.0270714285714286, 1.0412857142857146, 1.0273928571428572, 1.0248809523809523, 1.0017142857142858, 1.0349404761904761, 1.013404761904762, 0.9740119047619048, 1.025, 0.983452380952381, 0.9817261904761905, 1.0262261904761907, 0.961154761904762, 1.0035476190476191, 1.000940476190476, 1.0067261904761904, 1.020011904761905, 1.0104761904761905, 1.0228452380952382, 0.9835119047619048, 1.014357142857143, 0.9987500000000001, 0.9792380952380952, 1.0119166666666668, 0.9704880952380952, 0.9662261904761906, 0.9800476190476192, 0.9807738095238095, 1.0148571428571427, 0.99425, 1.0111190476190477, 1.015547619047619, 1.0438571428571428, 1.0278333333333332, 1.01525, 0.9855595238095238, 1.0013809523809525, 1.0039166666666668, 1.002202380952381, 1.0217500000000002, 0.988797619047619, 1.056857142857143, 1.0206309523809525, 1.0400357142857144, 0.9956785714285714, 1.012440476190476, 1.0348095238095238, 0.9819642857142857, 1.0021309523809525, 0.9899166666666668, 1.0520714285714288, 1.0241071428571429, 1.0188452380952382, 1.021797619047619, 1.0031904761904762, 1.0336785714285714, 0.9825595238095237, 1.0172738095238094, 0.9618571428571431, 0.9971428571428572, 0.9721785714285713, 0.986107142857143, 1.0125833333333332, 0.9871547619047618, 0.9800952380952381, 1.0221666666666667, 0.9731190476190477, 1.0001785714285714, 0.9523928571428572, 0.962607142857143, 0.9574285714285713, 0.956738095238095, 0.9789166666666667, 0.9565238095238096, 0.9622380952380952, 0.9863214285714286, 1.0232261904761906, 1.0030833333333333, 0.9721666666666667, 0.9873928571428572, 1.0034642857142857, 0.9641428571428572, 0.9864166666666667, 0.9859761904761906, 1.0140952380952382]">
            <text:p>[0.9940476190476191, 1.0335119047619048, 1.0253928571428572, 0.9961666666666666, 1.0135476190476191, 0.9729523809523809, 0.9940952380952381, 1.006738095238095, 0.9863928571428572, 0.9816428571428572, 0.9649523809523808, 0.9985119047619045, 0.9542023809523809, 0.9703809523809523, 0.9835833333333333, 0.9640714285714286, 0.9880833333333333, 0.9953095238095239, 0.9879047619047618, 0.9843928571428572, 1.0200714285714287, 1.0014166666666666, 0.9731785714285714, 1.0216309523809524, 0.9713690476190476, 0.9988095238095239, 0.961452380952381, 0.9940119047619047, 0.9496785714285716, 0.9642380952380952, 0.975952380952381, 1.0034880952380953, 1.0001071428571426, 1.0053214285714287, 1.006595238095238, 1.0462976190476192, 0.9999880952380952, 1.0374880952380952, 1.0316785714285717, 0.9788928571428572, 1.0225952380952381, 0.9653333333333334, 0.9749880952380953, 0.9798809523809524, 0.9501309523809525, 0.9704285714285713, 0.9914642857142857, 0.974523809523809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3297619047619, 0.9983452380952381, 0.9875357142857142, 0.9962619047619047, 0.9637976190476191, 0.9950714285714286, 0.9553928571428573, 0.9715119047619047, 0.9654880952380952, 0.9732976190476191, 1.0075238095238095, 1.0014404761904763, 1.0204880952380952, 1.0131190476190477, 1.0407619047619048, 1.0388333333333333, 1.0305238095238096, 1.0372380952380953, 1.0434880952380954, 1.0218333333333331, 1.012154761904762, 1.0519642857142855, 1.0412142857142856, 1.0462619047619046, 1.0488333333333333, 1.0573214285714285, 1.064309523809524, 1.0419047619047621, 1.0091785714285715, 1.0435119047619048, 0.9770119047619048, 1.0134642857142857, 0.9680595238095239, 0.9880714285714286, 0.9774880952380952, 0.979892857142857, 0.95075, 0.9694523809523811, 0.9702380952380952, 0.9968928571428572, 0.9754166666666667, 0.9995119047619048, 1.0125595238095237, 1.0125238095238094, 1.0097142857142858, 0.9768809523809523, 1.009547619047619, 0.9928571428571428, 1.0014285714285716, 0.9624642857142858, 1.004, 0.9698928571428572, 0.9747023809523809, 1.0021428571428572, 0.9513095238095237, 0.9818333333333332, 0.9970119047619047, 1.0028452380952382, 1.0208214285714288, 0.9830833333333334, 1.0309166666666667, 1.0209404761904761, 0.9712261904761906, 0.9918809523809525, 0.9801547619047619, 1.0151904761904764, 0.9892738095238096, 0.9733452380952381, 1.0360952380952382, 1.0207142857142857, 1.0393690476190476, 1.0374285714285716, 1.0069880952380952, 1.025095238095238, 0.9976785714285715, 1.0152619047619047, 0.9741428571428572, 0.9994285714285714, 0.9961428571428572, 0.9776904761904762, 1.0147261904761906, 0.9799285714285714, 1.0153095238095236, 1.0019285714285713, 0.9825357142857143, 1.0099166666666666, 0.9792619047619047, 0.9755, 0.9882857142857142, 0.9616904761904763, 0.9978571428571428, 0.9670119047619049, 1.008559523809524, 1.0131904761904762, 1.0095714285714286, 1.017309523809524, 0.9902023809523809, 0.9976071428571428, 1.0251666666666668, 1.0003452380952382, 0.9738928571428573, 1.009357142857143, 0.9805595238095238, 0.9747619047619048, 0.9895238095238094, 0.9859285714285713, 0.9514761904761906, 0.9616785714285714, 0.9799642857142856, 0.9693333333333334, 0.9623690476190476, 0.9755952380952382, 1.000047619047619, 0.9939642857142856, 0.9740952380952382, 1.028642857142857, 1.0129166666666667, 1.0290119047619046, 0.9896904761904762, 0.9901547619047619, 1.0074642857142857, 0.9613928571428572, 0.974154761904762, 0.9766785714285714, 1.0093690476190478, 1.019309523809524, 1.0270714285714286, 1.0412857142857146, 1.0273928571428572, 1.0248809523809523, 1.0017142857142858, 1.0349404761904761, 1.013404761904762, 0.9740119047619048, 1.025, 0.983452380952381, 0.9817261904761905, 1.0262261904761907, 0.961154761904762, 1.0035476190476191, 1.000940476190476, 1.0067261904761904, 1.020011904761905, 1.0104761904761905, 1.0228452380952382, 0.9835119047619048, 1.014357142857143, 0.9987500000000001, 0.9792380952380952, 1.0119166666666668, 0.9704880952380952, 0.9662261904761906, 0.9800476190476192, 0.9807738095238095, 1.0148571428571427, 0.99425, 1.0111190476190477, 1.015547619047619, 1.0438571428571428, 1.0278333333333332, 1.01525, 0.9855595238095238, 1.0013809523809525, 1.0039166666666668, 1.002202380952381, 1.0217500000000002, 0.988797619047619, 1.056857142857143, 1.0206309523809525, 1.0400357142857144, 0.9956785714285714, 1.012440476190476, 1.0348095238095238, 0.9819642857142857, 1.0021309523809525, 0.9899166666666668, 1.0520714285714288, 1.0241071428571429, 1.0188452380952382, 1.021797619047619, 1.0031904761904762, 1.0336785714285714, 0.9825595238095237, 1.0172738095238094, 0.9618571428571431, 0.9971428571428572, 0.9721785714285713, 0.986107142857143, 1.0125833333333332, 0.9871547619047618, 0.9800952380952381, 1.0221666666666667, 0.9731190476190477, 1.0001785714285714, 0.9523928571428572, 0.962607142857143, 0.9574285714285713, 0.956738095238095, 0.9789166666666667, 0.9565238095238096, 0.9622380952380952, 0.9863214285714286, 1.0232261904761906, 1.0030833333333333, 0.9721666666666667, 0.9873928571428572, 1.0034642857142857, 0.9641428571428572, 0.9864166666666667, 0.9859761904761906, 1.0140952380952382]</text:p>
          </table:table-cell>
          <table:table-cell office:value-type="float" office:value="4.853447532653808">
            <text:p>4.853447532653808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MNKRLITLVGLCLAAFSSSVAVSAQLADDPYPLEYWALRSVINNAQVSPDGKRLAIMKIPNKDGDPVVEVYDAADLSKEPFRFNADPMEITSIYWASNKDIVFTARQMVRDKIEGFNQGVYENRIAVVDVIKKKIKSFDESGPAIENLLPSKPNKIIISFQEGEPDGPGAKLDAAFRPRAYWEFDLDKGTKKLLIRGKISLGAVEFDGEGHPWLARGFDIVKGYYLWYWRDPGSTKQRWEEIYRLSEENFDTFAVEGLDEAKPGNILVSANNGHDKVGLWSYNVNAKKFEELVYRRNDVNVAGVRFHSNTWTNPDSIVAVVYGKDRYHYEYFDEMEGAAYDQLSQLIPSAYQLRINSRSRDGATMTILNTGPRDPGTYYMLKDGRILSVGSRQPLLESEKLASVEYVEYESRDGRTIPGYVTVPNGEGPWPLIILPHGGPFVSEVVVYDEWSQMLANNGYMVLQPQYRGSTNYGTKFYTDAFMQGGQGGYQMQDDKDDGALYLVEQGLVDPDRIAMFGWSYGGYAALVAASREDQIYQCVIAGAAVTDPLMQVNYYRFQLRGTGAIEQLRMWDDSISPLEEVDKVNVPMLIIHGDVDQRVPPDHAKKYFRALDKINKPYKAVWLEGADHFSNTLFYRHQIMLYESMIDFLKNDCGPGGL">
            <text:p>MNKRLITLVGLCLAAFSSSVAVSAQLADDPYPLEYWALRSVINNAQVSPDGKRLAIMKIPNKDGDPVVEVYDAADLSKEPFRFNADPMEITSIYWASNKDIVFTARQMVRDKIEGFNQGVYENRIAVVDVIKKKIKSFDESGPAIENLLPSKPNKIIISFQEGEPDGPGAKLDAAFRPRAYWEFDLDKGTKKLLIRGKISLGAVEFDGEGHPWLARGFDIVKGYYLWYWRDPGSTKQRWEEIYRLSEENFDTFAVEGLDEAKPGNILVSANNGHDKVGLWSYNVNAKKFEELVYRRNDVNVAGVRFHSNTWTNPDSIVAVVYGKDRYHYEYFDEMEGAAYDQLSQLIPSAYQLRINSRSRDGATMTILNTGPRDPGTYYMLKDGRILSVGSRQPLLESEKLASVEYVEYESRDGRTIPGYVTVPNGEGPWPLIILPHGGPFVSEVVVYDEWSQMLANNGYMVLQPQYRGSTNYGTKFYTDAFMQGGQGGYQMQDDKDDGALYLVEQGLVDPDRIAMFGWSYGGYAALVAASREDQIYQCVIAGAAVTDPLMQVNYYRFQLRGTGAIEQLRMWDDSISPLEEVDKVNVPMLIIHGDVDQRVPPDHAKKYFRALDKINKPYKAVWLEGADHFSNTLFYRHQIMLYESMIDFLKNDCGPGGL</text:p>
          </table:table-cell>
          <table:table-cell office:value-type="string" office:value="BFDNEDID_03763">
            <text:p>BFDNEDID_03763</text:p>
          </table:table-cell>
          <table:table-cell office:value-type="float" office:value="659">
            <text:p>659</text:p>
          </table:table-cell>
          <table:table-cell office:value-type="float" office:value="0.11836115326251896">
            <text:p>0.11836115326251896</text:p>
          </table:table-cell>
          <table:table-cell office:value-type="float" office:value="-0.391805766312595">
            <text:p>-0.391805766312595</text:p>
          </table:table-cell>
          <table:table-cell office:value-type="float" office:value="28.465432473444608">
            <text:p>28.465432473444608</text:p>
          </table:table-cell>
          <table:table-cell office:value-type="float" office:value="74473.25310000025">
            <text:p>74473.25310000025</text:p>
          </table:table-cell>
          <table:table-cell office:value-type="string" office:value="(0.32776934749620634, 0.24279210925644917, 0.23520485584218512)">
            <text:p>(0.32776934749620634, 0.24279210925644917, 0.23520485584218512)</text:p>
          </table:table-cell>
          <table:table-cell office:value-type="string" office:value="[0.9808333333333336, 0.9886309523809524, 0.9553214285714288, 0.9557857142857143, 0.972440476190476, 0.9380476190476191, 0.948738095238095, 0.9550595238095237, 0.9646904761904761, 0.9651904761904763, 0.9610119047619049, 1.0076309523809526, 0.995357142857143, 0.997952380952381, 0.9754642857142858, 1.0017142857142858, 0.982904761904762, 1.009297619047619, 0.9765595238095239, 1.0012261904761903, 0.9810476190476193, 1.0149404761904761, 1.0274761904761904, 1.0178333333333331, 1.0144166666666665, 0.9945714285714287, 1.0342142857142858, 0.9820119047619048, 1.0216904761904761, 0.9518214285714286, 0.9674285714285715, 0.9867142857142858, 0.9604880952380954, 0.9836666666666667, 0.9805238095238096, 0.9613690476190477, 0.9856428571428573, 1.0150833333333336, 0.9991666666666668, 0.9904999999999999, 1.0145, 0.9927380952380952, 1.0389642857142858, 1.0271309523809524, 1.0372738095238094, 1.0294880952380951, 1.0468928571428573, 1.0093809523809523, 0.9947619047619047, 1.005845238095238, 0.9749761904761904, 0.9871309523809524, 1.0146547619047621, 0.9689404761904761, 1.037595238095238, 1.0292261904761904, 1.0542380952380954, 1.047202380952381, 1.0417023809523809, 1.0492738095238097, 1.0311071428571428, 0.9972500000000001, 0.9997380952380952, 1.023857142857143, 0.9610595238095238, 0.984404761904762, 1.014952380952381, 0.9804880952380951, 1.0001428571428572, 1.0208452380952382, 0.9939166666666667, 1.048714285714286, 1.0423809523809524, 1.0358690476190477, 1.0224999999999997, 0.9942380952380953, 1.0253452380952381, 0.983642857142857, 1.0223452380952383, 0.9874166666666666, 1.0237142857142856, 1.012095238095238, 0.9969642857142857, 1.0423333333333336, 0.9781071428571428, 1.0111309523809524, 0.9949285714285714, 0.9539761904761906, 0.9700714285714286, 0.9615238095238096, 0.9928214285714286, 1.0061309523809523, 1.007607142857143, 1.0277738095238096, 1.0119880952380953, 0.9839285714285715, 0.9939047619047621, 0.9769285714285714, 0.9906428571428572, 0.9720119047619048, 0.9800714285714285, 0.9884880952380952, 0.9741547619047618, 0.9928571428571429, 1.0127619047619048, 1.0210833333333331, 1.0266190476190478, 0.9879642857142857, 1.052607142857143, 1.0132380952380953, 0.9985238095238096, 1.0350357142857143, 1.0022261904761904, 1.0054166666666666, 0.9836785714285715, 1.000214285714286, 1.0337380952380952, 0.9958214285714286, 0.9912738095238096, 0.9732738095238095, 0.9951547619047619, 0.9684761904761905, 0.9668333333333333, 0.99575, 0.9571428571428572, 0.996095238095238, 1.0407619047619048, 1.0290000000000001, 1.0417976190476192, 1.0052857142857141, 1.0697976190476193, 1.0301071428571429, 1.0092261904761906, 1.0580119047619045, 1.0401904761904763, 1.0319880952380953, 1.0294761904761904, 1.0333333333333334, 1.01725, 1.0064761904761905, 1.0377857142857143, 0.9981071428571427, 0.9829523809523808, 1.003857142857143, 1.0332380952380953, 1.0250714285714286, 1.0466190476190476, 1.0320952380952382, 1.041404761904762, 1.0428571428571427, 0.9861666666666666, 0.9963333333333334, 0.9821309523809523, 1.0041190476190478, 0.9631547619047619, 1.0198928571428572, 1.0290714285714286, 1.0251785714285713, 1.0594880952380952, 1.0449523809523806, 1.0605595238095238, 1.0441904761904763, 1.049797619047619, 1.0356547619047618, 1.0237142857142858, 1.0488333333333333, 0.9903333333333332, 1.0349880952380952, 0.9880952380952381, 0.9978809523809524, 0.9811309523809525, 1.0066904761904762, 1.0, 0.9793928571428571, 0.9831904761904763, 0.9715357142857144, 0.9771428571428571, 1.0150119047619048, 0.9523095238095239, 1.022702380952381, 0.9822857142857143, 1.0417261904761905, 1.0389404761904761, 1.0281071428571429, 1.0382142857142858, 1.058357142857143, 1.0335476190476192, 0.9869880952380954, 1.0001666666666669, 0.9936309523809524, 1.0070357142857143, 0.9993571428571426, 1.0112976190476193, 0.9729047619047618, 1.0266309523809525, 0.9804404761904761, 1.0159285714285713, 0.9842380952380952, 0.9809404761904762, 1.0274642857142857, 0.9727142857142856, 1.042952380952381, 1.0136190476190474, 1.0392619047619047, 1.014547619047619, 0.9973333333333334, 1.0211190476190477, 0.9634285714285714, 0.9864880952380953, 0.98225, 0.9828214285714286, 0.986892857142857, 0.9587261904761905, 1.0152142857142858, 0.9670000000000001, 0.9908928571428571, 1.0207976190476191, 0.9754880952380953, 0.9617738095238098, 0.9640833333333334, 0.953559523809524, 0.9387857142857143, 0.9450119047619049, 0.9439166666666667, 0.985202380952381, 0.9996785714285716, 1.0036190476190476, 1.0208809523809523, 1.0375595238095239, 1.03125, 1.0538452380952381, 1.0201309523809523, 1.0243809523809524, 1.0022142857142857, 1.0481785714285716, 1.012261904761905, 0.9694642857142858, 0.9913333333333334, 1.0064880952380952, 0.9879761904761906, 1.0283690476190477, 1.025095238095238, 1.0309880952380954, 1.0269642857142858, 1.0009285714285714, 1.0439166666666666, 0.9890952380952381, 0.9763571428571429, 0.9984047619047619, 0.9749642857142857, 1.024357142857143, 0.993297619047619, 0.9936785714285714, 1.047666666666667, 1.0395595238095239, 1.0220238095238094, 1.0646190476190478, 1.0324166666666668, 1.032190476190476, 1.022047619047619, 0.9818690476190477, 0.9924761904761904, 0.9819404761904762, 1.0069880952380952, 0.983452380952381, 1.0125000000000002, 1.0134880952380951, 1.021345238095238, 1.010047619047619, 1.0450952380952383, 1.0287261904761906, 0.9793214285714285, 1.018345238095238, 0.9713333333333335, 0.9770238095238094, 1.0008809523809525, 0.9544404761904762, 1.0033452380952381, 0.9688095238095239, 1.0262619047619048, 1.0023809523809524, 1.0445833333333334, 1.0371785714285717, 1.0011785714285715, 1.0638214285714287, 1.022309523809524, 0.9815952380952382, 0.9922857142857143, 0.984309523809524, 1.004845238095238, 0.9907142857142857, 1.0051428571428573, 1.0089642857142855, 0.9810476190476191, 1.0257857142857143, 0.9753690476190476, 0.9999642857142857, 0.9916309523809523, 0.9576904761904762, 0.990095238095238, 0.9592142857142857, 0.9869166666666667, 1.0002976190476192, 0.9875952380952381, 0.9840357142857142, 0.9775238095238095, 1.018702380952381, 1.021238095238095, 1.0155119047619048, 1.018511904761905, 1.009154761904762, 0.9821785714285716, 0.9868214285714286, 0.9793095238095239, 0.9512261904761905, 0.9605833333333335, 0.9691071428571428, 1.0053809523809523, 1.0148809523809526, 1.0034404761904763, 0.9970357142857144, 0.9899642857142856, 0.9980476190476191, 0.9772023809523811, 1.0078690476190477, 0.9530357142857143, 0.9828452380952383, 1.027047619047619, 1.0188928571428573, 0.9954047619047619, 1.0462261904761907, 1.0094642857142857, 1.0097976190476192, 1.0099166666666666, 0.9903333333333335, 1.0273333333333332, 0.9978809523809522, 0.983, 1.0185357142857143, 0.9979166666666666, 0.9808452380952379, 0.9912499999999999, 1.0127619047619048, 0.9960595238095239, 0.98125, 0.9786309523809523, 1.0058333333333334, 0.9679880952380954, 0.9983928571428571, 0.9723928571428573, 1.018107142857143, 1.007047619047619, 1.0084523809523809, 1.0311071428571428, 1.0199166666666666, 1.0398809523809522, 1.0158333333333334, 1.0056666666666667, 1.0052738095238094, 0.9811547619047619, 0.990595238095238, 0.9632738095238095, 0.9773095238095237, 1.0053333333333332, 0.9858333333333333, 1.0139047619047619, 1.0222261904761905, 1.0217619047619046, 1.0450595238095237, 1.0264880952380953, 1.0180833333333332, 1.0009880952380952, 0.9766190476190476, 0.979761904761905, 0.981, 0.9786309523809525, 1.0243333333333335, 0.9992857142857142, 1.0031428571428571, 1.0058095238095237, 0.985904761904762, 0.9942142857142858, 1.0079166666666668, 0.9674761904761905, 1.0122857142857142, 1.0081547619047622, 1.0054761904761904, 1.0173452380952381, 1.01425, 0.9918333333333332, 1.0119047619047619, 1.0498571428571428, 1.0205238095238096, 1.0421428571428573, 1.0381309523809523, 1.000964285714286, 1.033964285714286, 1.0242261904761907, 0.9809285714285714, 1.0273809523809523, 0.9620952380952381, 0.9953333333333334, 1.0306666666666668, 0.9763095238095238, 1.0467261904761906, 1.0150476190476192, 1.0244642857142858, 1.0445595238095238, 1.019095238095238, 1.0184404761904762, 1.0115833333333333, 0.9908095238095239, 1.0177142857142858, 0.986845238095238, 0.9627619047619047, 0.9768095238095237, 0.9904285714285714, 0.9732738095238096, 1.0165714285714285, 1.009404761904762, 1.0226428571428572, 1.0430238095238096, 1.0221785714285712, 1.031047619047619, 0.9846547619047619, 1.020202380952381, 0.9577261904761902, 0.9647380952380954, 0.9588690476190475, 0.9611785714285714, 0.9919523809523811, 0.9634166666666666, 1.0047142857142857, 0.9953690476190475, 1.0030714285714284, 0.977404761904762, 0.9976785714285713, 1.0147738095238095, 0.9999642857142857, 0.9529880952380952, 0.9755119047619047, 0.9789285714285715, 0.9779761904761906, 1.008690476190476, 0.9983809523809525, 0.9661666666666667, 1.0266309523809525, 0.9994999999999999, 0.983404761904762, 0.9896190476190478, 1.0019047619047619, 1.0109880952380952, 0.9996071428571428, 0.9927857142857142, 0.9696428571428574, 0.9853095238095237, 0.9728452380952382, 0.9767976190476192, 0.9974761904761904, 0.9901309523809523, 0.9964166666666666, 0.9845, 1.0216904761904761, 1.0174761904761904, 1.014345238095238, 1.0018333333333334, 1.018654761904762, 0.9917619047619051, 1.0271785714285715, 0.9973095238095239, 1.0192380952380955, 0.9647857142857144, 0.9946666666666667, 1.0018928571428571, 0.9994523809523811, 0.9709761904761904, 0.9697023809523809, 0.9938809523809523, 1.0112738095238094, 1.0033095238095238, 1.0113333333333332, 1.0168214285714285, 1.0195238095238093, 1.0168095238095236, 0.9909166666666668, 1.0264285714285712, 0.9937857142857143, 1.0327261904761906, 1.035845238095238, 1.0442380952380954, 1.0631428571428572, 1.0528095238095239, 1.054047619047619, 1.0315714285714286, 1.0080833333333334, 0.9838214285714288, 0.9765952380952382, 0.9727976190476191, 0.9733452380952381, 1.011654761904762, 0.9803333333333333, 0.9979880952380953, 0.9854166666666667, 1.0053452380952381, 1.036547619047619, 1.0081309523809523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845833333333334, 1.0110357142857143, 1.008154761904762, 1.0407500000000003, 1.0230357142857143, 1.0185, 0.9895238095238096, 0.9908095238095239, 0.9956071428571429, 0.9391309523809523, 0.9605833333333335, 0.9551785714285712, 0.9739047619047618, 0.9785952380952379, 0.9652857142857143, 0.9827738095238094, 0.9802261904761904, 1.0054880952380951, 1.0091666666666665, 0.9961666666666666, 0.9752976190476191, 0.9965119047619047, 1.0064761904761905, 0.96475, 0.9995119047619048, 0.9502857142857144, 0.9711309523809524, 0.9833690476190478, 0.9512976190476191, 0.9963333333333333, 0.9594523809523808, 1.0005714285714287, 0.9998095238095237, 0.9903809523809523, 1.0092857142857141, 0.9961785714285715, 0.9933809523809523, 1.0342619047619048, 0.9926547619047619, 0.9759404761904763, 1.0023571428571427, 0.9796071428571429, 0.9838690476190476, 1.0217976190476192, 1.0020595238095238, 1.0088333333333335, 0.9895952380952382, 1.0370833333333334, 1.0245714285714285, 0.9987976190476191, 1.0502976190476192, 1.030892857142857, 1.0025714285714287, 1.0548095238095239, 1.032964285714286, 0.9930952380952381, 1.0327619047619048, 0.9787619047619047, 1.013261904761905, 0.9602738095238095, 0.9604880952380954, 0.9583571428571427, 0.9596904761904762, 0.9681071428571428, 0.9885952380952381, 0.9970833333333333, 0.9770238095238096, 1.0318333333333334, 1.0079285714285713, 1.0104166666666667, 1.0006428571428572, 1.0340595238095236, 1.0166785714285713, 1.0228452380952382, 1.0022380952380954, 1.028892857142857, 1.0441666666666667, 1.0196309523809524, 0.9782261904761905, 0.9913928571428572, 1.0075714285714286, 0.9890119047619047, 0.9807380952380953, 1.0198333333333334, 1.0200357142857144, 0.9931785714285714, 1.0471190476190475, 1.043404761904762, 1.0266785714285716, 1.0032857142857143, 1.0432380952380953, 0.9807976190476191, 0.9800833333333335, 0.9745119047619047, 0.9831071428571431, 1.0185000000000002, 0.9840833333333333, 0.9898809523809524, 1.0186309523809522, 0.9846904761904762, 0.9956666666666666, 1.01875, 0.9925476190476191, 0.9768333333333333, 0.9653452380952381, 0.9655238095238096, 0.9698095238095238, 0.9775595238095237, 0.9521071428571427, 0.9795952380952381, 0.9435357142857144, 0.9713095238095238, 0.9684523809523808, 0.9728095238095239, 1.010357142857143, 0.9811190476190477, 0.97475, 0.9820119047619048, 1.015297619047619, 0.9650000000000001, 0.9969642857142857, 1.0286904761904763, 1.0003214285714286, 1.021404761904762, 0.9869047619047618, 1.0422380952380952]">
            <text:p>[0.9808333333333336, 0.9886309523809524, 0.9553214285714288, 0.9557857142857143, 0.972440476190476, 0.9380476190476191, 0.948738095238095, 0.9550595238095237, 0.9646904761904761, 0.9651904761904763, 0.9610119047619049, 1.0076309523809526, 0.995357142857143, 0.997952380952381, 0.9754642857142858, 1.0017142857142858, 0.982904761904762, 1.009297619047619, 0.9765595238095239, 1.0012261904761903, 0.9810476190476193, 1.0149404761904761, 1.0274761904761904, 1.0178333333333331, 1.0144166666666665, 0.9945714285714287, 1.0342142857142858, 0.9820119047619048, 1.0216904761904761, 0.9518214285714286, 0.9674285714285715, 0.9867142857142858, 0.9604880952380954, 0.9836666666666667, 0.9805238095238096, 0.9613690476190477, 0.9856428571428573, 1.0150833333333336, 0.9991666666666668, 0.9904999999999999, 1.0145, 0.9927380952380952, 1.0389642857142858, 1.0271309523809524, 1.0372738095238094, 1.0294880952380951, 1.0468928571428573, 1.0093809523809523, 0.9947619047619047, 1.005845238095238, 0.9749761904761904, 0.9871309523809524, 1.0146547619047621, 0.9689404761904761, 1.037595238095238, 1.0292261904761904, 1.0542380952380954, 1.047202380952381, 1.0417023809523809, 1.0492738095238097, 1.0311071428571428, 0.9972500000000001, 0.9997380952380952, 1.023857142857143, 0.9610595238095238, 0.984404761904762, 1.014952380952381, 0.9804880952380951, 1.0001428571428572, 1.0208452380952382, 0.9939166666666667, 1.048714285714286, 1.0423809523809524, 1.0358690476190477, 1.0224999999999997, 0.9942380952380953, 1.0253452380952381, 0.983642857142857, 1.0223452380952383, 0.9874166666666666, 1.0237142857142856, 1.012095238095238, 0.9969642857142857, 1.0423333333333336, 0.9781071428571428, 1.0111309523809524, 0.9949285714285714, 0.9539761904761906, 0.9700714285714286, 0.9615238095238096, 0.9928214285714286, 1.0061309523809523, 1.007607142857143, 1.0277738095238096, 1.0119880952380953, 0.9839285714285715, 0.9939047619047621, 0.9769285714285714, 0.9906428571428572, 0.9720119047619048, 0.9800714285714285, 0.9884880952380952, 0.9741547619047618, 0.9928571428571429, 1.0127619047619048, 1.0210833333333331, 1.0266190476190478, 0.9879642857142857, 1.052607142857143, 1.0132380952380953, 0.9985238095238096, 1.0350357142857143, 1.0022261904761904, 1.0054166666666666, 0.9836785714285715, 1.000214285714286, 1.0337380952380952, 0.9958214285714286, 0.9912738095238096, 0.9732738095238095, 0.9951547619047619, 0.9684761904761905, 0.9668333333333333, 0.99575, 0.9571428571428572, 0.996095238095238, 1.0407619047619048, 1.0290000000000001, 1.0417976190476192, 1.0052857142857141, 1.0697976190476193, 1.0301071428571429, 1.0092261904761906, 1.0580119047619045, 1.0401904761904763, 1.0319880952380953, 1.0294761904761904, 1.0333333333333334, 1.01725, 1.0064761904761905, 1.0377857142857143, 0.9981071428571427, 0.9829523809523808, 1.003857142857143, 1.0332380952380953, 1.0250714285714286, 1.0466190476190476, 1.0320952380952382, 1.041404761904762, 1.0428571428571427, 0.9861666666666666, 0.9963333333333334, 0.9821309523809523, 1.0041190476190478, 0.9631547619047619, 1.0198928571428572, 1.0290714285714286, 1.0251785714285713, 1.0594880952380952, 1.0449523809523806, 1.0605595238095238, 1.0441904761904763, 1.049797619047619, 1.0356547619047618, 1.0237142857142858, 1.0488333333333333, 0.9903333333333332, 1.0349880952380952, 0.9880952380952381, 0.9978809523809524, 0.9811309523809525, 1.0066904761904762, 1.0, 0.9793928571428571, 0.9831904761904763, 0.9715357142857144, 0.9771428571428571, 1.0150119047619048, 0.9523095238095239, 1.022702380952381, 0.9822857142857143, 1.0417261904761905, 1.0389404761904761, 1.0281071428571429, 1.0382142857142858, 1.058357142857143, 1.0335476190476192, 0.9869880952380954, 1.0001666666666669, 0.9936309523809524, 1.0070357142857143, 0.9993571428571426, 1.0112976190476193, 0.9729047619047618, 1.0266309523809525, 0.9804404761904761, 1.0159285714285713, 0.9842380952380952, 0.9809404761904762, 1.0274642857142857, 0.9727142857142856, 1.042952380952381, 1.0136190476190474, 1.0392619047619047, 1.014547619047619, 0.9973333333333334, 1.0211190476190477, 0.9634285714285714, 0.9864880952380953, 0.98225, 0.9828214285714286, 0.986892857142857, 0.9587261904761905, 1.0152142857142858, 0.9670000000000001, 0.9908928571428571, 1.0207976190476191, 0.9754880952380953, 0.9617738095238098, 0.9640833333333334, 0.953559523809524, 0.9387857142857143, 0.9450119047619049, 0.9439166666666667, 0.985202380952381, 0.9996785714285716, 1.0036190476190476, 1.0208809523809523, 1.0375595238095239, 1.03125, 1.0538452380952381, 1.0201309523809523, 1.0243809523809524, 1.0022142857142857, 1.0481785714285716, 1.012261904761905, 0.9694642857142858, 0.9913333333333334, 1.0064880952380952, 0.9879761904761906, 1.0283690476190477, 1.025095238095238, 1.0309880952380954, 1.0269642857142858, 1.0009285714285714, 1.0439166666666666, 0.9890952380952381, 0.9763571428571429, 0.9984047619047619, 0.9749642857142857, 1.024357142857143, 0.993297619047619, 0.9936785714285714, 1.047666666666667, 1.0395595238095239, 1.0220238095238094, 1.0646190476190478, 1.0324166666666668, 1.032190476190476, 1.022047619047619, 0.9818690476190477, 0.9924761904761904, 0.9819404761904762, 1.0069880952380952, 0.983452380952381, 1.0125000000000002, 1.0134880952380951, 1.021345238095238, 1.010047619047619, 1.0450952380952383, 1.0287261904761906, 0.9793214285714285, 1.018345238095238, 0.9713333333333335, 0.9770238095238094, 1.0008809523809525, 0.9544404761904762, 1.0033452380952381, 0.9688095238095239, 1.0262619047619048, 1.0023809523809524, 1.0445833333333334, 1.0371785714285717, 1.0011785714285715, 1.0638214285714287, 1.022309523809524, 0.9815952380952382, 0.9922857142857143, 0.984309523809524, 1.004845238095238, 0.9907142857142857, 1.0051428571428573, 1.0089642857142855, 0.9810476190476191, 1.0257857142857143, 0.9753690476190476, 0.9999642857142857, 0.9916309523809523, 0.9576904761904762, 0.990095238095238, 0.9592142857142857, 0.9869166666666667, 1.0002976190476192, 0.9875952380952381, 0.9840357142857142, 0.9775238095238095, 1.018702380952381, 1.021238095238095, 1.0155119047619048, 1.018511904761905, 1.009154761904762, 0.9821785714285716, 0.9868214285714286, 0.9793095238095239, 0.9512261904761905, 0.9605833333333335, 0.9691071428571428, 1.0053809523809523, 1.0148809523809526, 1.0034404761904763, 0.9970357142857144, 0.9899642857142856, 0.9980476190476191, 0.9772023809523811, 1.0078690476190477, 0.9530357142857143, 0.9828452380952383, 1.027047619047619, 1.0188928571428573, 0.9954047619047619, 1.0462261904761907, 1.0094642857142857, 1.0097976190476192, 1.0099166666666666, 0.9903333333333335, 1.0273333333333332, 0.9978809523809522, 0.983, 1.0185357142857143, 0.9979166666666666, 0.9808452380952379, 0.9912499999999999, 1.0127619047619048, 0.9960595238095239, 0.98125, 0.9786309523809523, 1.0058333333333334, 0.9679880952380954, 0.9983928571428571, 0.9723928571428573, 1.018107142857143, 1.007047619047619, 1.0084523809523809, 1.0311071428571428, 1.0199166666666666, 1.0398809523809522, 1.0158333333333334, 1.0056666666666667, 1.0052738095238094, 0.9811547619047619, 0.990595238095238, 0.9632738095238095, 0.9773095238095237, 1.0053333333333332, 0.9858333333333333, 1.0139047619047619, 1.0222261904761905, 1.0217619047619046, 1.0450595238095237, 1.0264880952380953, 1.0180833333333332, 1.0009880952380952, 0.9766190476190476, 0.979761904761905, 0.981, 0.9786309523809525, 1.0243333333333335, 0.9992857142857142, 1.0031428571428571, 1.0058095238095237, 0.985904761904762, 0.9942142857142858, 1.0079166666666668, 0.9674761904761905, 1.0122857142857142, 1.0081547619047622, 1.0054761904761904, 1.0173452380952381, 1.01425, 0.9918333333333332, 1.0119047619047619, 1.0498571428571428, 1.0205238095238096, 1.0421428571428573, 1.0381309523809523, 1.000964285714286, 1.033964285714286, 1.0242261904761907, 0.9809285714285714, 1.0273809523809523, 0.9620952380952381, 0.9953333333333334, 1.0306666666666668, 0.9763095238095238, 1.0467261904761906, 1.0150476190476192, 1.0244642857142858, 1.0445595238095238, 1.019095238095238, 1.0184404761904762, 1.0115833333333333, 0.9908095238095239, 1.0177142857142858, 0.986845238095238, 0.9627619047619047, 0.9768095238095237, 0.9904285714285714, 0.9732738095238096, 1.0165714285714285, 1.009404761904762, 1.0226428571428572, 1.0430238095238096, 1.0221785714285712, 1.031047619047619, 0.9846547619047619, 1.020202380952381, 0.9577261904761902, 0.9647380952380954, 0.9588690476190475, 0.9611785714285714, 0.9919523809523811, 0.9634166666666666, 1.0047142857142857, 0.9953690476190475, 1.0030714285714284, 0.977404761904762, 0.9976785714285713, 1.0147738095238095, 0.9999642857142857, 0.9529880952380952, 0.9755119047619047, 0.9789285714285715, 0.9779761904761906, 1.008690476190476, 0.9983809523809525, 0.9661666666666667, 1.0266309523809525, 0.9994999999999999, 0.983404761904762, 0.9896190476190478, 1.0019047619047619, 1.0109880952380952, 0.9996071428571428, 0.9927857142857142, 0.9696428571428574, 0.9853095238095237, 0.9728452380952382, 0.9767976190476192, 0.9974761904761904, 0.9901309523809523, 0.9964166666666666, 0.9845, 1.0216904761904761, 1.0174761904761904, 1.014345238095238, 1.0018333333333334, 1.018654761904762, 0.9917619047619051, 1.0271785714285715, 0.9973095238095239, 1.0192380952380955, 0.9647857142857144, 0.9946666666666667, 1.0018928571428571, 0.9994523809523811, 0.9709761904761904, 0.9697023809523809, 0.9938809523809523, 1.0112738095238094, 1.0033095238095238, 1.0113333333333332, 1.0168214285714285, 1.0195238095238093, 1.0168095238095236, 0.9909166666666668, 1.0264285714285712, 0.9937857142857143, 1.0327261904761906, 1.035845238095238, 1.0442380952380954, 1.0631428571428572, 1.0528095238095239, 1.054047619047619, 1.0315714285714286, 1.0080833333333334, 0.9838214285714288, 0.9765952380952382, 0.9727976190476191, 0.9733452380952381, 1.011654761904762, 0.9803333333333333, 0.9979880952380953, 0.9854166666666667, 1.0053452380952381, 1.036547619047619, 1.0081309523809523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845833333333334, 1.0110357142857143, 1.008154761904762, 1.0407500000000003, 1.0230357142857143, 1.0185, 0.9895238095238096, 0.9908095238095239, 0.9956071428571429, 0.9391309523809523, 0.9605833333333335, 0.9551785714285712, 0.9739047619047618, 0.9785952380952379, 0.9652857142857143, 0.9827738095238094, 0.9802261904761904, 1.0054880952380951, 1.0091666666666665, 0.9961666666666666, 0.9752976190476191, 0.9965119047619047, 1.0064761904761905, 0.96475, 0.9995119047619048, 0.9502857142857144, 0.9711309523809524, 0.9833690476190478, 0.9512976190476191, 0.9963333333333333, 0.9594523809523808, 1.0005714285714287, 0.9998095238095237, 0.9903809523809523, 1.0092857142857141, 0.9961785714285715, 0.9933809523809523, 1.0342619047619048, 0.9926547619047619, 0.9759404761904763, 1.0023571428571427, 0.9796071428571429, 0.9838690476190476, 1.0217976190476192, 1.0020595238095238, 1.0088333333333335, 0.9895952380952382, 1.0370833333333334, 1.0245714285714285, 0.9987976190476191, 1.0502976190476192, 1.030892857142857, 1.0025714285714287, 1.0548095238095239, 1.032964285714286, 0.9930952380952381, 1.0327619047619048, 0.9787619047619047, 1.013261904761905, 0.9602738095238095, 0.9604880952380954, 0.9583571428571427, 0.9596904761904762, 0.9681071428571428, 0.9885952380952381, 0.9970833333333333, 0.9770238095238096, 1.0318333333333334, 1.0079285714285713, 1.0104166666666667, 1.0006428571428572, 1.0340595238095236, 1.0166785714285713, 1.0228452380952382, 1.0022380952380954, 1.028892857142857, 1.0441666666666667, 1.0196309523809524, 0.9782261904761905, 0.9913928571428572, 1.0075714285714286, 0.9890119047619047, 0.9807380952380953, 1.0198333333333334, 1.0200357142857144, 0.9931785714285714, 1.0471190476190475, 1.043404761904762, 1.0266785714285716, 1.0032857142857143, 1.0432380952380953, 0.9807976190476191, 0.9800833333333335, 0.9745119047619047, 0.9831071428571431, 1.0185000000000002, 0.9840833333333333, 0.9898809523809524, 1.0186309523809522, 0.9846904761904762, 0.9956666666666666, 1.01875, 0.9925476190476191, 0.9768333333333333, 0.9653452380952381, 0.9655238095238096, 0.9698095238095238, 0.9775595238095237, 0.9521071428571427, 0.9795952380952381, 0.9435357142857144, 0.9713095238095238, 0.9684523809523808, 0.9728095238095239, 1.010357142857143, 0.9811190476190477, 0.97475, 0.9820119047619048, 1.015297619047619, 0.9650000000000001, 0.9969642857142857, 1.0286904761904763, 1.0003214285714286, 1.021404761904762, 0.9869047619047618, 1.0422380952380952]</text:p>
          </table:table-cell>
          <table:table-cell office:value-type="float" office:value="5.111212348937988">
            <text:p>5.111212348937988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MSDLDSIVIETQADPNAAIIWLHGLGADGNDFAPIVEQLQLPSHLAIRFIFPHAPVRPITINQGYHMPGWYDIGSLSIVDQEDAAGIRESSAILTELCQEQEASGIDSSRIIVAGFSQGGAIALHCGCRYPRPLAGIMALSTYLALPDTLEDEISDYAGEIPVFMAHGRQDDVINIQYGKQGLEQLEANTIEVQWNEYDMGHAVCVEEIQHISQWISQQLDVDF">
            <text:p>MSDLDSIVIETQADPNAAIIWLHGLGADGNDFAPIVEQLQLPSHLAIRFIFPHAPVRPITINQGYHMPGWYDIGSLSIVDQEDAAGIRESSAILTELCQEQEASGIDSSRIIVAGFSQGGAIALHCGCRYPRPLAGIMALSTYLALPDTLEDEISDYAGEIPVFMAHGRQDDVINIQYGKQGLEQLEANTIEVQWNEYDMGHAVCVEEIQHISQWISQQLDVDF</text:p>
          </table:table-cell>
          <table:table-cell office:value-type="string" office:value="BFDNEDID_04099">
            <text:p>BFDNEDID_04099</text:p>
          </table:table-cell>
          <table:table-cell office:value-type="float" office:value="224">
            <text:p>224</text:p>
          </table:table-cell>
          <table:table-cell office:value-type="float" office:value="0.07589285714285714">
            <text:p>0.07589285714285714</text:p>
          </table:table-cell>
          <table:table-cell office:value-type="float" office:value="-0.022321428571428586">
            <text:p>-0.022321428571428586</text:p>
          </table:table-cell>
          <table:table-cell office:value-type="float" office:value="50.150000000000006">
            <text:p>50.150000000000006</text:p>
          </table:table-cell>
          <table:table-cell office:value-type="float" office:value="24630.3549">
            <text:p>24630.3549</text:p>
          </table:table-cell>
          <table:table-cell office:value-type="string" office:value="(0.3214285714285714, 0.2232142857142857, 0.26785714285714285)">
            <text:p>(0.3214285714285714, 0.2232142857142857, 0.26785714285714285)</text:p>
          </table:table-cell>
          <table:table-cell office:value-type="string" office:value="[0.9975476190476191, 0.9756190476190476, 0.9882142857142858, 0.98425, 1.0221190476190476, 0.9818690476190477, 1.0155, 1.010297619047619, 1.0422738095238093, 1.026690476190476, 1.0214166666666666, 0.9991190476190477, 0.993297619047619, 0.9655714285714286, 0.9575238095238093, 0.9441785714285713, 0.9490119047619049, 0.9520952380952381, 0.9737380952380952, 0.956202380952381, 1.0047976190476189, 0.9938095238095238, 1.0316666666666667, 1.0153095238095236, 1.0249285714285714, 1.0273928571428574, 0.9853809523809525, 1.013, 1.0073690476190476, 0.9715357142857144, 0.9891904761904762, 1.022357142857143, 0.9889761904761905, 0.9814642857142859, 1.019, 0.9837380952380954, 1.0206785714285713, 0.9944404761904762, 0.9700238095238095, 0.9792500000000001, 0.9811309523809523, 0.9553452380952381, 0.9703214285714287, 0.9362142857142857, 0.9545, 0.9525119047619048, 0.9877380952380952, 0.9530833333333333, 0.9822738095238095, 0.9992380952380954, 0.9693452380952381, 1.0062142857142857, 0.9959404761904761, 0.9669880952380953, 1.001154761904762, 0.9769880952380954, 1.0154880952380954, 0.9927619047619047, 0.9908095238095237, 0.9730833333333334, 0.9923095238095238, 0.9853452380952381, 0.9973809523809524, 0.9787738095238095, 0.9549166666666666, 0.9832261904761905, 1.010190476190476, 0.9617261904761905, 1.0085, 0.9948095238095239, 0.9720595238095241, 1.0126428571428572, 0.9685357142857143, 0.9965238095238097, 1.0299047619047619, 1.0102380952380952, 1.0368690476190476, 1.026309523809524, 1.0130119047619048, 1.0205000000000002, 1.0223690476190475, 0.9915357142857145, 1.0247738095238095, 1.031297619047619, 1.010916666666667, 1.0156904761904761, 0.9957261904761905, 0.9920952380952383, 0.99325, 0.9930833333333333, 1.00075, 0.9588809523809526, 0.986845238095238, 1.0293095238095238, 1.0293333333333334, 1.0184166666666665, 1.0438809523809525, 1.0145833333333332, 1.0452738095238097, 1.026142857142857, 1.0037261904761903, 1.0465833333333334, 1.014011904761905, 1.0138809523809524, 0.9953095238095239, 0.9743809523809526, 0.9805119047619048, 0.9684880952380952, 0.9761428571428571, 0.9811071428571428, 0.9604404761904761, 1.0180119047619047, 1.0042023809523808, 1.0084047619047618, 1.0075476190476191, 0.990345238095238, 0.9788571428571428, 0.9836547619047619, 0.956107142857143, 0.9586309523809523, 0.9449761904761905, 0.9765119047619047, 0.9382380952380952, 0.9851190476190477, 0.9632500000000002, 1.0070119047619048, 0.9860238095238094, 1.004642857142857, 0.9762976190476192, 0.9990357142857142, 0.9960238095238093, 0.9589047619047619, 0.9781071428571428, 0.9783928571428572, 0.965107142857143, 0.9937142857142858, 0.9648928571428572, 0.9590833333333334, 0.9714047619047621, 0.983452380952381, 0.9723452380952383, 1.0053928571428572, 1.0014166666666666, 0.9977142857142858, 1.0090714285714286, 1.0535238095238095, 1.028357142857143, 1.0406309523809525, 0.9987142857142857, 1.0446785714285713, 1.025202380952381, 0.9901428571428571, 1.0169166666666665, 1.0156071428571427, 1.0214880952380956, 0.9710476190476188, 1.0128571428571427, 0.9630119047619048, 0.9694285714285714, 0.9723809523809523, 0.9707261904761905, 0.9678928571428573, 0.9994166666666666, 0.9983809523809525, 1.0184761904761903, 1.0223452380952383, 1.018345238095238, 0.9850833333333333, 0.9982738095238094, 1.0124285714285715, 0.9641547619047619, 1.0079880952380953, 0.9744880952380952, 1.0249642857142856, 1.0287261904761906, 1.0114761904761902, 1.0278809523809525, 1.0058095238095237, 1.055095238095238, 1.0136785714285714, 1.000857142857143, 1.0473809523809525, 0.9955476190476191, 1.0289761904761905, 0.9998809523809523, 0.9922619047619047, 1.0311428571428574, 0.966452380952381, 1.0177142857142858, 0.9713095238095238, 1.026952380952381, 1.015654761904762, 0.976857142857143, 1.031988095238095, 0.9818214285714285, 1.0123214285714286, 0.9698333333333334, 0.9765119047619047, 0.9589047619047619, 0.9635119047619046, 0.9764523809523811, 1.0128452380952382, 0.9960833333333334, 0.9667738095238095, 1.0184404761904762, 0.9840833333333333, 0.9881309523809525, 1.0038690476190477, 0.9798095238095238, 0.9597857142857142, 0.9878571428571428, 1.0101785714285714, 0.997547619047619, 0.9996071428571428, 0.9836904761904761]">
            <text:p>[0.9975476190476191, 0.9756190476190476, 0.9882142857142858, 0.98425, 1.0221190476190476, 0.9818690476190477, 1.0155, 1.010297619047619, 1.0422738095238093, 1.026690476190476, 1.0214166666666666, 0.9991190476190477, 0.993297619047619, 0.9655714285714286, 0.9575238095238093, 0.9441785714285713, 0.9490119047619049, 0.9520952380952381, 0.9737380952380952, 0.956202380952381, 1.0047976190476189, 0.9938095238095238, 1.0316666666666667, 1.0153095238095236, 1.0249285714285714, 1.0273928571428574, 0.9853809523809525, 1.013, 1.0073690476190476, 0.9715357142857144, 0.9891904761904762, 1.022357142857143, 0.9889761904761905, 0.9814642857142859, 1.019, 0.9837380952380954, 1.0206785714285713, 0.9944404761904762, 0.9700238095238095, 0.9792500000000001, 0.9811309523809523, 0.9553452380952381, 0.9703214285714287, 0.9362142857142857, 0.9545, 0.9525119047619048, 0.9877380952380952, 0.9530833333333333, 0.9822738095238095, 0.9992380952380954, 0.9693452380952381, 1.0062142857142857, 0.9959404761904761, 0.9669880952380953, 1.001154761904762, 0.9769880952380954, 1.0154880952380954, 0.9927619047619047, 0.9908095238095237, 0.9730833333333334, 0.9923095238095238, 0.9853452380952381, 0.9973809523809524, 0.9787738095238095, 0.9549166666666666, 0.9832261904761905, 1.010190476190476, 0.9617261904761905, 1.0085, 0.9948095238095239, 0.9720595238095241, 1.0126428571428572, 0.9685357142857143, 0.9965238095238097, 1.0299047619047619, 1.0102380952380952, 1.0368690476190476, 1.026309523809524, 1.0130119047619048, 1.0205000000000002, 1.0223690476190475, 0.9915357142857145, 1.0247738095238095, 1.031297619047619, 1.010916666666667, 1.0156904761904761, 0.9957261904761905, 0.9920952380952383, 0.99325, 0.9930833333333333, 1.00075, 0.9588809523809526, 0.986845238095238, 1.0293095238095238, 1.0293333333333334, 1.0184166666666665, 1.0438809523809525, 1.0145833333333332, 1.0452738095238097, 1.026142857142857, 1.0037261904761903, 1.0465833333333334, 1.014011904761905, 1.0138809523809524, 0.9953095238095239, 0.9743809523809526, 0.9805119047619048, 0.9684880952380952, 0.9761428571428571, 0.9811071428571428, 0.9604404761904761, 1.0180119047619047, 1.0042023809523808, 1.0084047619047618, 1.0075476190476191, 0.990345238095238, 0.9788571428571428, 0.9836547619047619, 0.956107142857143, 0.9586309523809523, 0.9449761904761905, 0.9765119047619047, 0.9382380952380952, 0.9851190476190477, 0.9632500000000002, 1.0070119047619048, 0.9860238095238094, 1.004642857142857, 0.9762976190476192, 0.9990357142857142, 0.9960238095238093, 0.9589047619047619, 0.9781071428571428, 0.9783928571428572, 0.965107142857143, 0.9937142857142858, 0.9648928571428572, 0.9590833333333334, 0.9714047619047621, 0.983452380952381, 0.9723452380952383, 1.0053928571428572, 1.0014166666666666, 0.9977142857142858, 1.0090714285714286, 1.0535238095238095, 1.028357142857143, 1.0406309523809525, 0.9987142857142857, 1.0446785714285713, 1.025202380952381, 0.9901428571428571, 1.0169166666666665, 1.0156071428571427, 1.0214880952380956, 0.9710476190476188, 1.0128571428571427, 0.9630119047619048, 0.9694285714285714, 0.9723809523809523, 0.9707261904761905, 0.9678928571428573, 0.9994166666666666, 0.9983809523809525, 1.0184761904761903, 1.0223452380952383, 1.018345238095238, 0.9850833333333333, 0.9982738095238094, 1.0124285714285715, 0.9641547619047619, 1.0079880952380953, 0.9744880952380952, 1.0249642857142856, 1.0287261904761906, 1.0114761904761902, 1.0278809523809525, 1.0058095238095237, 1.055095238095238, 1.0136785714285714, 1.000857142857143, 1.0473809523809525, 0.9955476190476191, 1.0289761904761905, 0.9998809523809523, 0.9922619047619047, 1.0311428571428574, 0.966452380952381, 1.0177142857142858, 0.9713095238095238, 1.026952380952381, 1.015654761904762, 0.976857142857143, 1.031988095238095, 0.9818214285714285, 1.0123214285714286, 0.9698333333333334, 0.9765119047619047, 0.9589047619047619, 0.9635119047619046, 0.9764523809523811, 1.0128452380952382, 0.9960833333333334, 0.9667738095238095, 1.0184404761904762, 0.9840833333333333, 0.9881309523809525, 1.0038690476190477, 0.9798095238095238, 0.9597857142857142, 0.9878571428571428, 1.0101785714285714, 0.997547619047619, 0.9996071428571428, 0.9836904761904761]</text:p>
          </table:table-cell>
          <table:table-cell office:value-type="float" office:value="4.218158149719239">
            <text:p>4.218158149719239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MTNQSLLSTLIILATSLTLGGCYTHLNQPSGPGPAVEEYAIGTTIENIEYTDADWPEPLHADLYLPGKRGPHPVVLVVHGGGWANRSRDDMAGISRKLTRHGYAVLNVNYRLAPRYTYPAQLHDLNQALGWIAENAAVYDLDTRRINTWGYSAGAHLAALVGSVDNPDARAGLPGIRSVVAGGIPSDLRKYSGSPIVMRFMGGDRHEMPERYAEASPAYHVSGDDPPVFLYHGRLDFLVTPDQATDYYAALRAAGVETELYLHDWREHATMFVFGGAAEKRAIHFLNRNNALDQLLAAE">
            <text:p>MTNQSLLSTLIILATSLTLGGCYTHLNQPSGPGPAVEEYAIGTTIENIEYTDADWPEPLHADLYLPGKRGPHPVVLVVHGGGWANRSRDDMAGISRKLTRHGYAVLNVNYRLAPRYTYPAQLHDLNQALGWIAENAAVYDLDTRRINTWGYSAGAHLAALVGSVDNPDARAGLPGIRSVVAGGIPSDLRKYSGSPIVMRFMGGDRHEMPERYAEASPAYHVSGDDPPVFLYHGRLDFLVTPDQATDYYAALRAAGVETELYLHDWREHATMFVFGGAAEKRAIHFLNRNNALDQLLAAE</text:p>
          </table:table-cell>
          <table:table-cell office:value-type="string" office:value="BFDNEDID_04667">
            <text:p>BFDNEDID_04667</text:p>
          </table:table-cell>
          <table:table-cell office:value-type="float" office:value="299">
            <text:p>299</text:p>
          </table:table-cell>
          <table:table-cell office:value-type="float" office:value="0.09364548494983277">
            <text:p>0.09364548494983277</text:p>
          </table:table-cell>
          <table:table-cell office:value-type="float" office:value="-0.24448160535117083">
            <text:p>-0.24448160535117083</text:p>
          </table:table-cell>
          <table:table-cell office:value-type="float" office:value="38.77993311036789">
            <text:p>38.77993311036789</text:p>
          </table:table-cell>
          <table:table-cell office:value-type="float" office:value="32763.417200000004">
            <text:p>32763.417200000004</text:p>
          </table:table-cell>
          <table:table-cell office:value-type="string" office:value="(0.3010033444816053, 0.2474916387959866, 0.294314381270903)">
            <text:p>(0.3010033444816053, 0.2474916387959866, 0.294314381270903)</text:p>
          </table:table-cell>
          <table:table-cell office:value-type="string" office:value="[0.9824166666666666, 0.9950714285714287, 1.0074166666666666, 0.9694642857142858, 0.955845238095238, 0.9564285714285715, 0.9559047619047618, 0.9605000000000002, 0.9693095238095237, 0.970952380952381, 0.9850238095238095, 0.962, 0.9976190476190476, 0.9737619047619047, 0.9986666666666667, 0.9798095238095237, 0.9501785714285714, 0.9707976190476192, 0.9785119047619049, 0.9626428571428572, 0.9734166666666666, 1.0087619047619047, 1.0042738095238095, 1.0226904761904763, 1.0287738095238095, 1.034345238095238, 1.0422500000000001, 1.0280357142857142, 1.0311785714285715, 1.0139761904761904, 1.0086547619047619, 1.0452380952380953, 1.0121666666666667, 0.9763095238095238, 1.007452380952381, 0.982845238095238, 1.008, 0.9823571428571428, 0.9917857142857143, 0.982892857142857, 1.0348452380952382, 1.0019047619047619, 0.9853928571428571, 1.0393809523809525, 0.9788095238095238, 1.023297619047619, 1.0190714285714286, 0.9923452380952381, 1.0293333333333332, 0.9848452380952382, 1.0432380952380953, 1.0256309523809524, 1.0053095238095238, 0.9891309523809523, 1.0016904761904761, 0.9997142857142857, 0.9998095238095239, 0.9545119047619048, 0.9746666666666667, 0.985154761904762, 1.0156666666666667, 1.0042976190476192, 1.0319166666666666, 1.0099880952380953, 1.0351666666666666, 1.0300595238095238, 0.9952619047619048, 1.016654761904762, 0.9603214285714285, 0.9665952380952382, 0.9545357142857144, 0.9480833333333333, 0.9525952380952383, 0.9630357142857144, 0.9848095238095238, 0.9808333333333333, 0.9900357142857142, 0.9703690476190475, 1.0117380952380952, 1.0146309523809522, 1.002297619047619, 1.0247380952380953, 1.0152857142857143, 1.0381190476190476, 1.0275714285714286, 0.9963214285714286, 1.0157500000000002, 1.0129404761904761, 0.9865119047619046, 1.0243690476190477, 0.9981190476190476, 1.027857142857143, 0.9775952380952381, 1.0143214285714286, 1.000952380952381, 0.9804285714285715, 0.9979523809523808, 0.954607142857143, 0.9824999999999998, 0.9580714285714285, 0.9690833333333332, 0.9919523809523809, 0.9533690476190477, 0.9988690476190476, 0.9565952380952383, 0.9961428571428572, 0.9713809523809525, 0.9910952380952383, 0.9990714285714285, 0.97775, 0.9721904761904762, 0.9964761904761904, 0.9750357142857143, 1.0090833333333333, 0.974202380952381, 0.9996071428571428, 0.9714761904761906, 0.9922261904761905, 1.016845238095238, 0.9724404761904762, 1.0174642857142857, 0.997702380952381, 0.9877261904761906, 0.9790357142857143, 0.9952619047619047, 0.9547142857142857, 0.9804999999999999, 0.9915595238095237, 1.0128333333333335, 0.9923571428571429, 0.9854285714285715, 0.9973928571428572, 0.9806071428571428, 0.9855000000000002, 1.0096309523809524, 0.9644880952380952, 1.0197261904761905, 0.9859404761904762, 1.0049880952380952, 1.0033809523809525, 0.979142857142857, 1.0148690476190476, 0.9769166666666665, 0.9666071428571428, 1.0048690476190476, 0.9664166666666667, 1.011202380952381, 0.9790119047619047, 0.9982142857142855, 0.980904761904762, 0.9762500000000001, 0.9732976190476191, 0.976047619047619, 0.9665952380952382, 0.9589761904761905, 0.9682380952380951, 0.9972738095238095, 0.995107142857143, 0.9810119047619048, 1.0384761904761906, 1.021404761904762, 1.0316785714285714, 1.033440476190476, 1.01125, 1.0239404761904762, 1.0070714285714286, 1.0158571428571428, 0.9828809523809525, 1.0177023809523809, 0.997547619047619, 0.9779642857142857, 1.005892857142857, 0.9945357142857144, 0.9655714285714284, 0.9817976190476191, 0.9892619047619048, 0.9959642857142857, 0.9940357142857142, 0.9815595238095237, 1.0288333333333333, 1.013154761904762, 1.0242142857142855, 0.9919761904761903, 1.0277857142857143, 1.0362738095238095, 0.9870952380952382, 1.0402976190476192, 1.0155119047619048, 1.0198928571428572, 1.009404761904762, 0.9742261904761905, 0.9849166666666666, 0.9748571428571429, 0.9770238095238096, 0.9496071428571428, 0.9792380952380952, 1.000952380952381, 0.9979166666666666, 1.017119047619048, 1.002797619047619, 1.0067738095238095, 1.0486904761904765, 0.9978333333333333, 1.037892857142857, 1.026702380952381, 1.0047738095238095, 1.0015119047619048, 1.02075, 1.0368452380952382, 0.9974880952380952, 1.0241071428571427, 1.0107142857142857, 0.9908571428571429, 0.9821785714285716, 0.9862619047619048, 0.980857142857143, 1.0132857142857143, 1.0034880952380951, 1.0293452380952381, 1.0322500000000001, 1.0277142857142858, 1.0219166666666668, 0.9800833333333333, 0.9769404761904762, 0.9688928571428571, 0.957547619047619, 0.960404761904762, 0.9803809523809525, 0.9709880952380953, 0.965309523809524, 1.0020357142857141, 0.9481190476190475, 0.9763571428571429, 0.973047619047619, 0.9946190476190476, 1.0050714285714284, 1.0082619047619046, 1.0122380952380952, 1.0092261904761906, 1.0155238095238093, 1.0182738095238095, 0.9688928571428571, 0.9797500000000001, 0.9836309523809523, 0.9727261904761905, 0.9628095238095239, 0.9873214285714286, 0.9751904761904762, 0.988297619047619, 1.0024761904761903, 0.9847857142857143, 1.0387738095238095, 0.9922738095238095, 1.023857142857143, 0.9677619047619048, 0.9855595238095238, 0.978059523809524, 0.9721785714285713, 0.9977380952380953, 0.9487738095238095, 1.004797619047619, 1.0110000000000001, 0.9713928571428571, 0.9968095238095238, 0.9824285714285714, 0.963297619047619, 0.9547738095238094, 0.9586190476190475, 0.9562857142857142, 0.9873571428571429, 0.9812023809523809, 0.9901428571428571, 1.0126666666666666, 1.04425, 1.0310357142857143, 1.0051785714285715, 1.002452380952381, 0.9791190476190478, 0.9809404761904762, 0.9596190476190477, 0.9688452380952383, 0.997857142857143, 0.9838928571428572, 1.0080833333333334, 1.0099761904761904, 1.003452380952381, 1.001738095238095, 1.0269880952380952, 0.9931785714285714, 0.9714642857142858]">
            <text:p>[0.9824166666666666, 0.9950714285714287, 1.0074166666666666, 0.9694642857142858, 0.955845238095238, 0.9564285714285715, 0.9559047619047618, 0.9605000000000002, 0.9693095238095237, 0.970952380952381, 0.9850238095238095, 0.962, 0.9976190476190476, 0.9737619047619047, 0.9986666666666667, 0.9798095238095237, 0.9501785714285714, 0.9707976190476192, 0.9785119047619049, 0.9626428571428572, 0.9734166666666666, 1.0087619047619047, 1.0042738095238095, 1.0226904761904763, 1.0287738095238095, 1.034345238095238, 1.0422500000000001, 1.0280357142857142, 1.0311785714285715, 1.0139761904761904, 1.0086547619047619, 1.0452380952380953, 1.0121666666666667, 0.9763095238095238, 1.007452380952381, 0.982845238095238, 1.008, 0.9823571428571428, 0.9917857142857143, 0.982892857142857, 1.0348452380952382, 1.0019047619047619, 0.9853928571428571, 1.0393809523809525, 0.9788095238095238, 1.023297619047619, 1.0190714285714286, 0.9923452380952381, 1.0293333333333332, 0.9848452380952382, 1.0432380952380953, 1.0256309523809524, 1.0053095238095238, 0.9891309523809523, 1.0016904761904761, 0.9997142857142857, 0.9998095238095239, 0.9545119047619048, 0.9746666666666667, 0.985154761904762, 1.0156666666666667, 1.0042976190476192, 1.0319166666666666, 1.0099880952380953, 1.0351666666666666, 1.0300595238095238, 0.9952619047619048, 1.016654761904762, 0.9603214285714285, 0.9665952380952382, 0.9545357142857144, 0.9480833333333333, 0.9525952380952383, 0.9630357142857144, 0.9848095238095238, 0.9808333333333333, 0.9900357142857142, 0.9703690476190475, 1.0117380952380952, 1.0146309523809522, 1.002297619047619, 1.0247380952380953, 1.0152857142857143, 1.0381190476190476, 1.0275714285714286, 0.9963214285714286, 1.0157500000000002, 1.0129404761904761, 0.9865119047619046, 1.0243690476190477, 0.9981190476190476, 1.027857142857143, 0.9775952380952381, 1.0143214285714286, 1.000952380952381, 0.9804285714285715, 0.9979523809523808, 0.954607142857143, 0.9824999999999998, 0.9580714285714285, 0.9690833333333332, 0.9919523809523809, 0.9533690476190477, 0.9988690476190476, 0.9565952380952383, 0.9961428571428572, 0.9713809523809525, 0.9910952380952383, 0.9990714285714285, 0.97775, 0.9721904761904762, 0.9964761904761904, 0.9750357142857143, 1.0090833333333333, 0.974202380952381, 0.9996071428571428, 0.9714761904761906, 0.9922261904761905, 1.016845238095238, 0.9724404761904762, 1.0174642857142857, 0.997702380952381, 0.9877261904761906, 0.9790357142857143, 0.9952619047619047, 0.9547142857142857, 0.9804999999999999, 0.9915595238095237, 1.0128333333333335, 0.9923571428571429, 0.9854285714285715, 0.9973928571428572, 0.9806071428571428, 0.9855000000000002, 1.0096309523809524, 0.9644880952380952, 1.0197261904761905, 0.9859404761904762, 1.0049880952380952, 1.0033809523809525, 0.979142857142857, 1.0148690476190476, 0.9769166666666665, 0.9666071428571428, 1.0048690476190476, 0.9664166666666667, 1.011202380952381, 0.9790119047619047, 0.9982142857142855, 0.980904761904762, 0.9762500000000001, 0.9732976190476191, 0.976047619047619, 0.9665952380952382, 0.9589761904761905, 0.9682380952380951, 0.9972738095238095, 0.995107142857143, 0.9810119047619048, 1.0384761904761906, 1.021404761904762, 1.0316785714285714, 1.033440476190476, 1.01125, 1.0239404761904762, 1.0070714285714286, 1.0158571428571428, 0.9828809523809525, 1.0177023809523809, 0.997547619047619, 0.9779642857142857, 1.005892857142857, 0.9945357142857144, 0.9655714285714284, 0.9817976190476191, 0.9892619047619048, 0.9959642857142857, 0.9940357142857142, 0.9815595238095237, 1.0288333333333333, 1.013154761904762, 1.0242142857142855, 0.9919761904761903, 1.0277857142857143, 1.0362738095238095, 0.9870952380952382, 1.0402976190476192, 1.0155119047619048, 1.0198928571428572, 1.009404761904762, 0.9742261904761905, 0.9849166666666666, 0.9748571428571429, 0.9770238095238096, 0.9496071428571428, 0.9792380952380952, 1.000952380952381, 0.9979166666666666, 1.017119047619048, 1.002797619047619, 1.0067738095238095, 1.0486904761904765, 0.9978333333333333, 1.037892857142857, 1.026702380952381, 1.0047738095238095, 1.0015119047619048, 1.02075, 1.0368452380952382, 0.9974880952380952, 1.0241071428571427, 1.0107142857142857, 0.9908571428571429, 0.9821785714285716, 0.9862619047619048, 0.980857142857143, 1.0132857142857143, 1.0034880952380951, 1.0293452380952381, 1.0322500000000001, 1.0277142857142858, 1.0219166666666668, 0.9800833333333333, 0.9769404761904762, 0.9688928571428571, 0.957547619047619, 0.960404761904762, 0.9803809523809525, 0.9709880952380953, 0.965309523809524, 1.0020357142857141, 0.9481190476190475, 0.9763571428571429, 0.973047619047619, 0.9946190476190476, 1.0050714285714284, 1.0082619047619046, 1.0122380952380952, 1.0092261904761906, 1.0155238095238093, 1.0182738095238095, 0.9688928571428571, 0.9797500000000001, 0.9836309523809523, 0.9727261904761905, 0.9628095238095239, 0.9873214285714286, 0.9751904761904762, 0.988297619047619, 1.0024761904761903, 0.9847857142857143, 1.0387738095238095, 0.9922738095238095, 1.023857142857143, 0.9677619047619048, 0.9855595238095238, 0.978059523809524, 0.9721785714285713, 0.9977380952380953, 0.9487738095238095, 1.004797619047619, 1.0110000000000001, 0.9713928571428571, 0.9968095238095238, 0.9824285714285714, 0.963297619047619, 0.9547738095238094, 0.9586190476190475, 0.9562857142857142, 0.9873571428571429, 0.9812023809523809, 0.9901428571428571, 1.0126666666666666, 1.04425, 1.0310357142857143, 1.0051785714285715, 1.002452380952381, 0.9791190476190478, 0.9809404761904762, 0.9596190476190477, 0.9688452380952383, 0.997857142857143, 0.9838928571428572, 1.0080833333333334, 1.0099761904761904, 1.003452380952381, 1.001738095238095, 1.0269880952380952, 0.9931785714285714, 0.9714642857142858]</text:p>
          </table:table-cell>
          <table:table-cell office:value-type="float" office:value="5.776910591125487">
            <text:p>5.776910591125487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MQNQNVTFKNTSGQVLSGILGLPAGTPVGYALFAHCFTCSKNLKAASNIARALNDAGIAVLRFDFTGLGQSEGEFADTNFSSNVDDLLAAARFLDQTYEAPAILVGHSLGGTAVLQAARELPSAVAVATIGSPSEPAHVARMFSGSAAALRERGEATVDLGGRPFLMKQQFLDDLGKQDLKASIGALRKALLVMHAPLDTIVEIDNAAELFVAAKHPKSFVSLDSADHLLSREADSQYAGQVLASWASRYLPAPDRSDGLQAADGEVVAKTRLGGFRTEVQLGRHELVADEPRSVGGTNLGPTPYDLLSAALATCTSMTLRMYANHKGINLESATVRVEHDKVHAKDCEDCESGSGKIDEFRRTISLEGDLTDEVRQRMLEIADRCPVHRTLHGEIKVRSRLAQV">
            <text:p>MQNQNVTFKNTSGQVLSGILGLPAGTPVGYALFAHCFTCSKNLKAASNIARALNDAGIAVLRFDFTGLGQSEGEFADTNFSSNVDDLLAAARFLDQTYEAPAILVGHSLGGTAVLQAARELPSAVAVATIGSPSEPAHVARMFSGSAAALRERGEATVDLGGRPFLMKQQFLDDLGKQDLKASIGALRKALLVMHAPLDTIVEIDNAAELFVAAKHPKSFVSLDSADHLLSREADSQYAGQVLASWASRYLPAPDRSDGLQAADGEVVAKTRLGGFRTEVQLGRHELVADEPRSVGGTNLGPTPYDLLSAALATCTSMTLRMYANHKGINLESATVRVEHDKVHAKDCEDCESGSGKIDEFRRTISLEGDLTDEVRQRMLEIADRCPVHRTLHGEIKVRSRLAQV</text:p>
          </table:table-cell>
          <table:table-cell office:value-type="string" office:value="BFDNEDID_05841">
            <text:p>BFDNEDID_05841</text:p>
          </table:table-cell>
          <table:table-cell office:value-type="float" office:value="405">
            <text:p>405</text:p>
          </table:table-cell>
          <table:table-cell office:value-type="float" office:value="0.05432098765432099">
            <text:p>0.05432098765432099</text:p>
          </table:table-cell>
          <table:table-cell office:value-type="float" office:value="-0.12864197530864194">
            <text:p>-0.12864197530864194</text:p>
          </table:table-cell>
          <table:table-cell office:value-type="float" office:value="35.22913580246914">
            <text:p>35.22913580246914</text:p>
          </table:table-cell>
          <table:table-cell office:value-type="float" office:value="43320.456900000034">
            <text:p>43320.456900000034</text:p>
          </table:table-cell>
          <table:table-cell office:value-type="string" office:value="(0.26913580246913577, 0.2222222222222222, 0.31851851851851853)">
            <text:p>(0.26913580246913577, 0.2222222222222222, 0.31851851851851853)</text:p>
          </table:table-cell>
          <table:table-cell office:value-type="string" office:value="[0.9858333333333333, 1.0172261904761906, 0.9870595238095239, 1.039952380952381, 1.004547619047619, 1.0109166666666667, 1.0317142857142858, 1.0159642857142857, 1.0169523809523808, 0.9860595238095239, 0.99525, 1.008892857142857, 0.9843571428571428, 0.9619404761904762, 0.9797380952380953, 0.9994166666666667, 0.9695595238095239, 1.0099047619047619, 0.9849880952380952, 1.0104761904761905, 0.9999404761904762, 1.011785714285714, 0.9774166666666666, 1.0068690476190474, 0.9605, 0.9794166666666665, 0.9530119047619048, 0.9484761904761905, 0.9602380952380952, 0.9387142857142857, 0.9339285714285714, 0.9448333333333333, 0.9705833333333332, 0.9545357142857143, 1.0081309523809525, 1.013904761904762, 1.008202380952381, 1.000892857142857, 1.053095238095238, 1.0050357142857143, 1.0173809523809525, 1.0212857142857144, 1.007952380952381, 0.9815357142857144, 1.001809523809524, 0.9952142857142857, 0.9890000000000001, 0.9837142857142858, 1.0184761904761905, 1.0086190476190475, 0.9900595238095237, 1.007452380952381, 0.9705714285714284, 0.9920714285714285, 0.9593571428571428, 0.9653214285714284, 0.9770714285714286, 0.9484404761904761, 1.0015714285714286, 0.9488809523809524, 0.9966904761904761, 0.9955476190476189, 0.9775595238095239, 1.0240119047619045, 1.016892857142857, 1.0336309523809524, 1.045404761904762, 1.025059523809524, 1.0488214285714288, 0.9958571428571429, 1.0328690476190476, 1.028166666666667, 0.9965, 1.0184880952380952, 0.9844999999999999, 1.034047619047619, 1.0146309523809525, 1.0181190476190476, 0.9946428571428572, 1.0357500000000002, 1.0106190476190475, 0.9762261904761906, 0.9887142857142857, 0.9920357142857144, 0.980297619047619, 0.9728571428571429, 0.9775714285714285, 0.9615357142857144, 0.9858333333333333, 1.0099523809523807, 0.9907023809523808, 0.9936666666666667, 0.9920357142857144, 1.0403809523809524, 0.9904761904761903, 1.013440476190476, 0.9797380952380953, 0.9729166666666667, 0.976047619047619, 0.9680119047619048, 0.9877380952380951, 0.9590119047619048, 0.9998928571428571, 0.970797619047619, 1.013845238095238, 0.9984523809523809, 0.9867261904761906, 0.9878690476190476, 0.9734761904761905, 0.9810952380952381, 0.9985595238095237, 0.9779642857142857, 0.9916428571428572, 1.0040952380952382, 1.0265952380952381, 0.9862261904761903, 1.0311785714285715, 1.0085000000000002, 0.9897023809523811, 0.9797738095238095, 0.9887738095238096, 0.9641309523809525, 0.9796785714285715, 0.9759523809523808, 0.9693452380952382, 1.0135714285714286, 1.01375, 1.0276547619047616, 1.0349761904761905, 1.0467380952380951, 1.0258214285714284, 1.0083095238095239, 0.9985119047619048, 0.9860357142857142, 0.9862976190476191, 0.9765238095238096, 0.963, 0.9721071428571428, 1.0115476190476191, 0.9951190476190475, 1.005261904761905, 0.9890476190476191, 0.9981309523809524, 0.999654761904762, 0.9876547619047619, 1.0125714285714285, 1.026404761904762, 1.0049285714285714, 1.0297380952380952, 1.0370119047619049, 1.0055714285714283, 1.016702380952381, 0.9920119047619047, 1.0267380952380953, 0.9763214285714286, 1.0186904761904763, 1.0038333333333331, 0.997857142857143, 1.005404761904762, 0.968190476190476, 0.9947023809523811, 0.9952380952380951, 1.0229404761904761, 0.9870833333333334, 1.0010833333333333, 0.9825952380952381, 1.0045714285714284, 1.0268214285714283, 1.007845238095238, 0.9889761904761907, 1.0383214285714284, 1.0427976190476191, 1.0262738095238095, 1.0407738095238093, 1.0079166666666666, 1.0585714285714287, 1.0013214285714287, 1.0244880952380955, 0.9815476190476189, 1.0143809523809522, 0.9899642857142856, 0.9854285714285715, 1.007797619047619, 1.0119404761904762, 0.9716785714285715, 0.972345238095238, 0.9702023809523811, 0.962452380952381, 0.9642023809523809, 0.9572261904761906, 0.9739761904761904, 0.9924047619047618, 0.9662142857142858, 1.0129761904761905, 0.9810595238095237, 0.977047619047619, 0.9890714285714287, 1.0226309523809523, 0.96975, 1.027202380952381, 1.0084761904761905, 1.0036904761904761, 1.0101190476190476, 1.0197738095238098, 0.9637857142857142, 0.9739404761904763, 0.9768333333333336, 0.9848690476190476, 0.983047619047619, 1.0173333333333336, 0.9850833333333333, 1.0381071428571427, 1.0326309523809525, 1.0115714285714286, 0.9854880952380953, 1.0004404761904762, 1.019154761904762, 0.9766190476190476, 1.0248690476190476, 1.0028809523809525, 0.998642857142857, 1.0210000000000001, 0.9773452380952382, 0.9897261904761905, 0.9893928571428573, 1.0127976190476191, 0.9971309523809524, 1.0299880952380955, 1.0063690476190477, 1.0448928571428573, 1.0251785714285715, 1.021297619047619, 0.9962857142857143, 1.0140714285714285, 1.0067499999999998, 0.9927261904761904, 0.9680357142857142, 0.9796190476190477, 0.9867380952380952, 0.9915952380952381, 0.9549642857142857, 0.9937500000000001, 0.9940119047619047, 0.9803928571428573, 0.9704761904761906, 0.985202380952381, 1.0153690476190476, 0.9907023809523811, 1.0221785714285714, 1.0260595238095238, 1.022047619047619, 1.0408214285714286, 1.036166666666667, 1.0213571428571429, 0.9997738095238095, 1.0298809523809525, 1.001202380952381, 1.0134404761904763, 1.029702380952381, 1.0084642857142856, 1.0267738095238095, 0.9822857142857143, 1.0057738095238096, 1.0130833333333333, 1.0228452380952382, 0.9840119047619047, 1.0039285714285715, 0.9868452380952382, 1.0163095238095237, 0.9966071428571427, 0.9734166666666666, 1.010404761904762, 0.9961904761904761, 1.019404761904762, 0.9715238095238095, 1.0188095238095238, 0.9801785714285716, 1.0171666666666666, 0.9946190476190476, 0.9820833333333334, 1.0194761904761906, 0.963952380952381, 0.9951547619047619, 1.0100833333333332, 1.0261666666666667, 1.0295119047619048, 1.018190476190476, 1.0219880952380953, 1.035404761904762, 1.0004523809523809, 1.033059523809524, 1.009047619047619, 1.0015357142857144, 1.0186785714285715, 0.9877142857142855, 1.02975, 1.014142857142857, 1.0030357142857143, 1.0191785714285713, 0.9799285714285717, 1.025297619047619, 0.9698214285714286, 0.9869523809523809, 1.004, 0.9708809523809524, 0.9824642857142857, 0.9654166666666667, 0.9825, 0.9786071428571429, 0.9564285714285713, 0.99175, 0.9874880952380952, 0.9653690476190475, 0.9883928571428572, 0.9644523809523811, 0.9878809523809524, 0.9637023809523809, 0.9661666666666667, 0.9888452380952382, 1.0014642857142857, 0.9794404761904761, 1.0324285714285715, 0.9961785714285712, 0.9926428571428572, 1.0339166666666668, 0.9903333333333335, 1.0426309523809525, 1.0014880952380953, 0.9960833333333334, 1.003309523809524, 0.9835952380952381, 1.0059404761904762, 0.9762619047619049, 1.0290357142857143, 0.9804285714285715, 1.0312023809523811, 1.020154761904762, 0.9828690476190477, 1.0167619047619048, 1.012559523809524, 1.0357380952380955, 1.0140357142857144, 0.9863571428571428, 1.056142857142857, 1.023595238095238, 0.9979285714285714, 1.0598214285714287, 1.0217857142857143, 1.0371190476190475, 1.038309523809524, 1.0336309523809522, 1.0557857142857143, 1.0017261904761905, 1.0527499999999999, 1.0290000000000001, 0.9839404761904763, 1.021404761904762, 0.9987380952380953, 0.993202380952381, 0.9789166666666669, 1.0145595238095237, 0.983964285714286, 1.0372738095238097, 1.0024285714285714, 1.0258928571428574, 1.000107142857143, 1.030559523809524, 1.0343928571428573, 1.025607142857143, 0.9885833333333335, 1.0248452380952382, 1.0126666666666668, 1.000202380952381, 0.9854523809523809, 0.9849285714285715, 1.022654761904762, 0.9655952380952383, 1.001952380952381, 1.0111190476190477, 0.9859404761904762, 0.9722619047619048, 1.0094404761904763, 0.9620595238095239, 0.980642857142857, 0.9823095238095237, 0.972190476190476, 0.9705357142857144, 0.9838214285714286, 1.0085357142857143, 1.0136309523809526, 0.9748571428571429, 1.0408333333333335, 0.9814404761904763, 1.022214285714286, 1.0105119047619049, 0.9934999999999999]">
            <text:p>[0.9858333333333333, 1.0172261904761906, 0.9870595238095239, 1.039952380952381, 1.004547619047619, 1.0109166666666667, 1.0317142857142858, 1.0159642857142857, 1.0169523809523808, 0.9860595238095239, 0.99525, 1.008892857142857, 0.9843571428571428, 0.9619404761904762, 0.9797380952380953, 0.9994166666666667, 0.9695595238095239, 1.0099047619047619, 0.9849880952380952, 1.0104761904761905, 0.9999404761904762, 1.011785714285714, 0.9774166666666666, 1.0068690476190474, 0.9605, 0.9794166666666665, 0.9530119047619048, 0.9484761904761905, 0.9602380952380952, 0.9387142857142857, 0.9339285714285714, 0.9448333333333333, 0.9705833333333332, 0.9545357142857143, 1.0081309523809525, 1.013904761904762, 1.008202380952381, 1.000892857142857, 1.053095238095238, 1.0050357142857143, 1.0173809523809525, 1.0212857142857144, 1.007952380952381, 0.9815357142857144, 1.001809523809524, 0.9952142857142857, 0.9890000000000001, 0.9837142857142858, 1.0184761904761905, 1.0086190476190475, 0.9900595238095237, 1.007452380952381, 0.9705714285714284, 0.9920714285714285, 0.9593571428571428, 0.9653214285714284, 0.9770714285714286, 0.9484404761904761, 1.0015714285714286, 0.9488809523809524, 0.9966904761904761, 0.9955476190476189, 0.9775595238095239, 1.0240119047619045, 1.016892857142857, 1.0336309523809524, 1.045404761904762, 1.025059523809524, 1.0488214285714288, 0.9958571428571429, 1.0328690476190476, 1.028166666666667, 0.9965, 1.0184880952380952, 0.9844999999999999, 1.034047619047619, 1.0146309523809525, 1.0181190476190476, 0.9946428571428572, 1.0357500000000002, 1.0106190476190475, 0.9762261904761906, 0.9887142857142857, 0.9920357142857144, 0.980297619047619, 0.9728571428571429, 0.9775714285714285, 0.9615357142857144, 0.9858333333333333, 1.0099523809523807, 0.9907023809523808, 0.9936666666666667, 0.9920357142857144, 1.0403809523809524, 0.9904761904761903, 1.013440476190476, 0.9797380952380953, 0.9729166666666667, 0.976047619047619, 0.9680119047619048, 0.9877380952380951, 0.9590119047619048, 0.9998928571428571, 0.970797619047619, 1.013845238095238, 0.9984523809523809, 0.9867261904761906, 0.9878690476190476, 0.9734761904761905, 0.9810952380952381, 0.9985595238095237, 0.9779642857142857, 0.9916428571428572, 1.0040952380952382, 1.0265952380952381, 0.9862261904761903, 1.0311785714285715, 1.0085000000000002, 0.9897023809523811, 0.9797738095238095, 0.9887738095238096, 0.9641309523809525, 0.9796785714285715, 0.9759523809523808, 0.9693452380952382, 1.0135714285714286, 1.01375, 1.0276547619047616, 1.0349761904761905, 1.0467380952380951, 1.0258214285714284, 1.0083095238095239, 0.9985119047619048, 0.9860357142857142, 0.9862976190476191, 0.9765238095238096, 0.963, 0.9721071428571428, 1.0115476190476191, 0.9951190476190475, 1.005261904761905, 0.9890476190476191, 0.9981309523809524, 0.999654761904762, 0.9876547619047619, 1.0125714285714285, 1.026404761904762, 1.0049285714285714, 1.0297380952380952, 1.0370119047619049, 1.0055714285714283, 1.016702380952381, 0.9920119047619047, 1.0267380952380953, 0.9763214285714286, 1.0186904761904763, 1.0038333333333331, 0.997857142857143, 1.005404761904762, 0.968190476190476, 0.9947023809523811, 0.9952380952380951, 1.0229404761904761, 0.9870833333333334, 1.0010833333333333, 0.9825952380952381, 1.0045714285714284, 1.0268214285714283, 1.007845238095238, 0.9889761904761907, 1.0383214285714284, 1.0427976190476191, 1.0262738095238095, 1.0407738095238093, 1.0079166666666666, 1.0585714285714287, 1.0013214285714287, 1.0244880952380955, 0.9815476190476189, 1.0143809523809522, 0.9899642857142856, 0.9854285714285715, 1.007797619047619, 1.0119404761904762, 0.9716785714285715, 0.972345238095238, 0.9702023809523811, 0.962452380952381, 0.9642023809523809, 0.9572261904761906, 0.9739761904761904, 0.9924047619047618, 0.9662142857142858, 1.0129761904761905, 0.9810595238095237, 0.977047619047619, 0.9890714285714287, 1.0226309523809523, 0.96975, 1.027202380952381, 1.0084761904761905, 1.0036904761904761, 1.0101190476190476, 1.0197738095238098, 0.9637857142857142, 0.9739404761904763, 0.9768333333333336, 0.9848690476190476, 0.983047619047619, 1.0173333333333336, 0.9850833333333333, 1.0381071428571427, 1.0326309523809525, 1.0115714285714286, 0.9854880952380953, 1.0004404761904762, 1.019154761904762, 0.9766190476190476, 1.0248690476190476, 1.0028809523809525, 0.998642857142857, 1.0210000000000001, 0.9773452380952382, 0.9897261904761905, 0.9893928571428573, 1.0127976190476191, 0.9971309523809524, 1.0299880952380955, 1.0063690476190477, 1.0448928571428573, 1.0251785714285715, 1.021297619047619, 0.9962857142857143, 1.0140714285714285, 1.0067499999999998, 0.9927261904761904, 0.9680357142857142, 0.9796190476190477, 0.9867380952380952, 0.9915952380952381, 0.9549642857142857, 0.9937500000000001, 0.9940119047619047, 0.9803928571428573, 0.9704761904761906, 0.985202380952381, 1.0153690476190476, 0.9907023809523811, 1.0221785714285714, 1.0260595238095238, 1.022047619047619, 1.0408214285714286, 1.036166666666667, 1.0213571428571429, 0.9997738095238095, 1.0298809523809525, 1.001202380952381, 1.0134404761904763, 1.029702380952381, 1.0084642857142856, 1.0267738095238095, 0.9822857142857143, 1.0057738095238096, 1.0130833333333333, 1.0228452380952382, 0.9840119047619047, 1.0039285714285715, 0.9868452380952382, 1.0163095238095237, 0.9966071428571427, 0.9734166666666666, 1.010404761904762, 0.9961904761904761, 1.019404761904762, 0.9715238095238095, 1.0188095238095238, 0.9801785714285716, 1.0171666666666666, 0.9946190476190476, 0.9820833333333334, 1.0194761904761906, 0.963952380952381, 0.9951547619047619, 1.0100833333333332, 1.0261666666666667, 1.0295119047619048, 1.018190476190476, 1.0219880952380953, 1.035404761904762, 1.0004523809523809, 1.033059523809524, 1.009047619047619, 1.0015357142857144, 1.0186785714285715, 0.9877142857142855, 1.02975, 1.014142857142857, 1.0030357142857143, 1.0191785714285713, 0.9799285714285717, 1.025297619047619, 0.9698214285714286, 0.9869523809523809, 1.004, 0.9708809523809524, 0.9824642857142857, 0.9654166666666667, 0.9825, 0.9786071428571429, 0.9564285714285713, 0.99175, 0.9874880952380952, 0.9653690476190475, 0.9883928571428572, 0.9644523809523811, 0.9878809523809524, 0.9637023809523809, 0.9661666666666667, 0.9888452380952382, 1.0014642857142857, 0.9794404761904761, 1.0324285714285715, 0.9961785714285712, 0.9926428571428572, 1.0339166666666668, 0.9903333333333335, 1.0426309523809525, 1.0014880952380953, 0.9960833333333334, 1.003309523809524, 0.9835952380952381, 1.0059404761904762, 0.9762619047619049, 1.0290357142857143, 0.9804285714285715, 1.0312023809523811, 1.020154761904762, 0.9828690476190477, 1.0167619047619048, 1.012559523809524, 1.0357380952380955, 1.0140357142857144, 0.9863571428571428, 1.056142857142857, 1.023595238095238, 0.9979285714285714, 1.0598214285714287, 1.0217857142857143, 1.0371190476190475, 1.038309523809524, 1.0336309523809522, 1.0557857142857143, 1.0017261904761905, 1.0527499999999999, 1.0290000000000001, 0.9839404761904763, 1.021404761904762, 0.9987380952380953, 0.993202380952381, 0.9789166666666669, 1.0145595238095237, 0.983964285714286, 1.0372738095238097, 1.0024285714285714, 1.0258928571428574, 1.000107142857143, 1.030559523809524, 1.0343928571428573, 1.025607142857143, 0.9885833333333335, 1.0248452380952382, 1.0126666666666668, 1.000202380952381, 0.9854523809523809, 0.9849285714285715, 1.022654761904762, 0.9655952380952383, 1.001952380952381, 1.0111190476190477, 0.9859404761904762, 0.9722619047619048, 1.0094404761904763, 0.9620595238095239, 0.980642857142857, 0.9823095238095237, 0.972190476190476, 0.9705357142857144, 0.9838214285714286, 1.0085357142857143, 1.0136309523809526, 0.9748571428571429, 1.0408333333333335, 0.9814404761904763, 1.022214285714286, 1.0105119047619049, 0.9934999999999999]</text:p>
          </table:table-cell>
          <table:table-cell office:value-type="float" office:value="5.762473487854003">
            <text:p>5.762473487854003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MKRYYVAALLFLLSACLPTNGPSSDAKLLHYVADGRRVELLQYAAGGEETRPAIVLLHGASGYQRFRSLFERYAALLVGNGYRVYALMYYDKHDQRVMTSGDRDAQQDNYERRVASWLHATNDAIDYISRLSHTDSSRIAILGFSQGAYLAIGVAATNERVAAVVEMYGGIPTEWAAKIHRLPPVLIVHGEADKVVPVSEAYRLASFLESIGSKYEIKIYANAGHGFDAKKDSPDASDAMQQVVQFLSRFLK">
            <text:p>MKRYYVAALLFLLSACLPTNGPSSDAKLLHYVADGRRVELLQYAAGGEETRPAIVLLHGASGYQRFRSLFERYAALLVGNGYRVYALMYYDKHDQRVMTSGDRDAQQDNYERRVASWLHATNDAIDYISRLSHTDSSRIAILGFSQGAYLAIGVAATNERVAAVVEMYGGIPTEWAAKIHRLPPVLIVHGEADKVVPVSEAYRLASFLESIGSKYEIKIYANAGHGFDAKKDSPDASDAMQQVVQFLSRFLK</text:p>
          </table:table-cell>
          <table:table-cell office:value-type="string" office:value="BFDNEDID_06585">
            <text:p>BFDNEDID_06585</text:p>
          </table:table-cell>
          <table:table-cell office:value-type="float" office:value="252">
            <text:p>252</text:p>
          </table:table-cell>
          <table:table-cell office:value-type="float" office:value="0.10714285714285714">
            <text:p>0.10714285714285714</text:p>
          </table:table-cell>
          <table:table-cell office:value-type="float" office:value="-0.1349206349206349">
            <text:p>-0.1349206349206349</text:p>
          </table:table-cell>
          <table:table-cell office:value-type="float" office:value="37.33174603174603">
            <text:p>37.33174603174603</text:p>
          </table:table-cell>
          <table:table-cell office:value-type="float" office:value="27986.462100000004">
            <text:p>27986.462100000004</text:p>
          </table:table-cell>
          <table:table-cell office:value-type="string" office:value="(0.32936507936507936, 0.20238095238095238, 0.2976190476190476)">
            <text:p>(0.32936507936507936, 0.20238095238095238, 0.2976190476190476)</text:p>
          </table:table-cell>
          <table:table-cell office:value-type="string" office:value="[0.9660238095238095, 0.9701428571428572, 0.9526071428571429, 0.939654761904762, 0.9454166666666666, 0.9431071428571429, 0.9530000000000003, 0.9501547619047621, 0.9743571428571429, 0.9522261904761906, 0.9536666666666666, 0.9799166666666665, 1.0063214285714286, 0.9892023809523808, 1.0177857142857143, 1.0180357142857144, 1.0375238095238093, 1.0388571428571427, 1.0426309523809525, 1.0447976190476191, 1.0162619047619048, 1.0418452380952383, 0.9739166666666667, 0.9841428571428572, 0.9717619047619047, 0.9591190476190476, 0.9653809523809523, 0.9800833333333333, 1.0018214285714284, 0.9900476190476188, 1.0019285714285715, 1.0075595238095238, 0.9886904761904761, 1.0290714285714286, 0.9619404761904762, 0.9826666666666668, 0.9979880952380953, 0.9604761904761906, 0.9936785714285714, 0.9901309523809523, 1.0157619047619046, 1.021047619047619, 1.041952380952381, 1.0414880952380952, 1.023297619047619, 1.0335833333333333, 1.0256785714285712, 0.9901309523809525, 0.9708333333333334, 0.9645238095238095, 0.958392857142857, 0.9550595238095237, 0.9621666666666667, 0.9870833333333334, 0.9749761904761904, 1.00575, 0.9996666666666666, 0.9819285714285714, 1.017440476190476, 0.9912738095238096, 0.9743928571428572, 0.9999761904761906, 0.9930357142857144, 0.9692023809523811, 0.9805000000000001, 1.0187619047619048, 0.9755357142857144, 0.9703571428571429, 0.9863095238095237, 0.9717857142857143, 0.9597619047619048, 0.9642976190476191, 0.9686666666666668, 0.9957261904761905, 0.9901309523809525, 0.9877023809523809, 0.9695833333333332, 0.9976785714285713, 0.9614761904761904, 0.9635357142857143, 0.9651904761904762, 0.9406309523809524, 0.9560000000000001, 0.9563928571428572, 0.9698214285714286, 1.0118095238095237, 1.010154761904762, 0.9881666666666666, 1.039845238095238, 1.0123809523809524, 1.006714285714286, 0.9869166666666668, 0.9973095238095239, 1.0068571428571427, 1.012404761904762, 1.0111547619047618, 1.0288095238095236, 1.0190238095238096, 1.0443214285714284, 1.0193095238095238, 1.04375, 1.0310119047619046, 1.0376190476190477, 1.0283690476190477, 1.0049761904761905, 1.051154761904762, 0.9993571428571428, 1.0087380952380953, 0.9823333333333334, 0.9955, 0.9920714285714286, 0.9445476190476191, 0.9699761904761905, 0.9688690476190477, 0.9829404761904763, 0.988297619047619, 1.001440476190476, 1.0090952380952383, 0.9914285714285714, 0.9887261904761905, 1.0206071428571428, 0.9657619047619047, 0.9815833333333334, 1.0038690476190477, 0.9789166666666667, 0.9744761904761904, 1.0101666666666667, 0.9814880952380951, 1.0153214285714287, 1.0258690476190477, 1.0128690476190476, 1.0181785714285714, 1.0018452380952383, 0.9818333333333332, 0.9956309523809524, 0.9612738095238097, 0.968047619047619, 0.9872738095238095, 0.9571309523809524, 1.0123214285714286, 0.9933928571428571, 0.9962738095238095, 0.9854404761904763, 0.9719285714285716, 0.9775357142857143, 0.9765357142857143, 0.953607142857143, 0.9834999999999999, 0.9507976190476191, 0.9862857142857143, 0.9887619047619047, 1.0013095238095238, 1.0164880952380952, 1.019904761904762, 0.9974285714285716, 0.9889047619047618, 0.9998214285714285, 0.9853809523809525, 0.9679642857142857, 0.9702380952380952, 1.0050952380952383, 0.958047619047619, 0.9781071428571431, 1.0053690476190476, 0.993797619047619, 0.9816785714285713, 1.0201071428571429, 0.9929880952380953, 1.0218809523809522, 0.9692380952380952, 1.012392857142857, 0.9965714285714284, 1.0165238095238096, 0.958511904761905, 0.9885833333333335, 1.0001904761904763, 0.9755, 1.0079642857142854, 0.9830595238095238, 0.957202380952381, 0.9691190476190477, 0.9600357142857143, 0.9654285714285713, 0.971047619047619, 0.9957261904761905, 1.0159404761904762, 0.9974047619047619, 1.0373690476190478, 1.0325000000000002, 0.9866904761904761, 1.0054761904761906, 1.0233809523809523, 0.9815714285714288, 1.0208333333333335, 1.0111309523809526, 0.9832976190476191, 0.9868690476190478, 1.0051428571428571, 0.9725714285714285, 0.985702380952381, 0.9890357142857144, 0.9600119047619048, 0.9892857142857142, 1.0212142857142859, 0.9948571428571429, 0.9890952380952381, 1.030142857142857, 1.0255, 1.0355357142857144, 0.9923690476190478, 1.0491547619047619, 0.9839404761904763, 1.0366309523809525, 0.9661309523809524, 0.9883690476190478, 0.9995714285714288, 1.0002142857142857, 0.9833214285714286, 0.9994166666666666, 0.9811071428571428, 1.0116190476190476, 0.9791785714285715, 1.0355952380952382, 1.006202380952381, 1.0558214285714287, 1.0494880952380954, 1.0517738095238094, 1.056452380952381, 1.0562738095238096, 1.0572142857142859, 1.0284404761904764, 1.0437857142857143, 1.0312261904761904, 1.0068214285714288, 1.0055357142857144, 1.0168333333333333, 0.999095238095238, 0.9689166666666666, 0.9757738095238095, 0.993952380952381, 0.9530833333333335, 0.9731785714285712, 0.9888690476190478]">
            <text:p>[0.9660238095238095, 0.9701428571428572, 0.9526071428571429, 0.939654761904762, 0.9454166666666666, 0.9431071428571429, 0.9530000000000003, 0.9501547619047621, 0.9743571428571429, 0.9522261904761906, 0.9536666666666666, 0.9799166666666665, 1.0063214285714286, 0.9892023809523808, 1.0177857142857143, 1.0180357142857144, 1.0375238095238093, 1.0388571428571427, 1.0426309523809525, 1.0447976190476191, 1.0162619047619048, 1.0418452380952383, 0.9739166666666667, 0.9841428571428572, 0.9717619047619047, 0.9591190476190476, 0.9653809523809523, 0.9800833333333333, 1.0018214285714284, 0.9900476190476188, 1.0019285714285715, 1.0075595238095238, 0.9886904761904761, 1.0290714285714286, 0.9619404761904762, 0.9826666666666668, 0.9979880952380953, 0.9604761904761906, 0.9936785714285714, 0.9901309523809523, 1.0157619047619046, 1.021047619047619, 1.041952380952381, 1.0414880952380952, 1.023297619047619, 1.0335833333333333, 1.0256785714285712, 0.9901309523809525, 0.9708333333333334, 0.9645238095238095, 0.958392857142857, 0.9550595238095237, 0.9621666666666667, 0.9870833333333334, 0.9749761904761904, 1.00575, 0.9996666666666666, 0.9819285714285714, 1.017440476190476, 0.9912738095238096, 0.9743928571428572, 0.9999761904761906, 0.9930357142857144, 0.9692023809523811, 0.9805000000000001, 1.0187619047619048, 0.9755357142857144, 0.9703571428571429, 0.9863095238095237, 0.9717857142857143, 0.9597619047619048, 0.9642976190476191, 0.9686666666666668, 0.9957261904761905, 0.9901309523809525, 0.9877023809523809, 0.9695833333333332, 0.9976785714285713, 0.9614761904761904, 0.9635357142857143, 0.9651904761904762, 0.9406309523809524, 0.9560000000000001, 0.9563928571428572, 0.9698214285714286, 1.0118095238095237, 1.010154761904762, 0.9881666666666666, 1.039845238095238, 1.0123809523809524, 1.006714285714286, 0.9869166666666668, 0.9973095238095239, 1.0068571428571427, 1.012404761904762, 1.0111547619047618, 1.0288095238095236, 1.0190238095238096, 1.0443214285714284, 1.0193095238095238, 1.04375, 1.0310119047619046, 1.0376190476190477, 1.0283690476190477, 1.0049761904761905, 1.051154761904762, 0.9993571428571428, 1.0087380952380953, 0.9823333333333334, 0.9955, 0.9920714285714286, 0.9445476190476191, 0.9699761904761905, 0.9688690476190477, 0.9829404761904763, 0.988297619047619, 1.001440476190476, 1.0090952380952383, 0.9914285714285714, 0.9887261904761905, 1.0206071428571428, 0.9657619047619047, 0.9815833333333334, 1.0038690476190477, 0.9789166666666667, 0.9744761904761904, 1.0101666666666667, 0.9814880952380951, 1.0153214285714287, 1.0258690476190477, 1.0128690476190476, 1.0181785714285714, 1.0018452380952383, 0.9818333333333332, 0.9956309523809524, 0.9612738095238097, 0.968047619047619, 0.9872738095238095, 0.9571309523809524, 1.0123214285714286, 0.9933928571428571, 0.9962738095238095, 0.9854404761904763, 0.9719285714285716, 0.9775357142857143, 0.9765357142857143, 0.953607142857143, 0.9834999999999999, 0.9507976190476191, 0.9862857142857143, 0.9887619047619047, 1.0013095238095238, 1.0164880952380952, 1.019904761904762, 0.9974285714285716, 0.9889047619047618, 0.9998214285714285, 0.9853809523809525, 0.9679642857142857, 0.9702380952380952, 1.0050952380952383, 0.958047619047619, 0.9781071428571431, 1.0053690476190476, 0.993797619047619, 0.9816785714285713, 1.0201071428571429, 0.9929880952380953, 1.0218809523809522, 0.9692380952380952, 1.012392857142857, 0.9965714285714284, 1.0165238095238096, 0.958511904761905, 0.9885833333333335, 1.0001904761904763, 0.9755, 1.0079642857142854, 0.9830595238095238, 0.957202380952381, 0.9691190476190477, 0.9600357142857143, 0.9654285714285713, 0.971047619047619, 0.9957261904761905, 1.0159404761904762, 0.9974047619047619, 1.0373690476190478, 1.0325000000000002, 0.9866904761904761, 1.0054761904761906, 1.0233809523809523, 0.9815714285714288, 1.0208333333333335, 1.0111309523809526, 0.9832976190476191, 0.9868690476190478, 1.0051428571428571, 0.9725714285714285, 0.985702380952381, 0.9890357142857144, 0.9600119047619048, 0.9892857142857142, 1.0212142857142859, 0.9948571428571429, 0.9890952380952381, 1.030142857142857, 1.0255, 1.0355357142857144, 0.9923690476190478, 1.0491547619047619, 0.9839404761904763, 1.0366309523809525, 0.9661309523809524, 0.9883690476190478, 0.9995714285714288, 1.0002142857142857, 0.9833214285714286, 0.9994166666666666, 0.9811071428571428, 1.0116190476190476, 0.9791785714285715, 1.0355952380952382, 1.006202380952381, 1.0558214285714287, 1.0494880952380954, 1.0517738095238094, 1.056452380952381, 1.0562738095238096, 1.0572142857142859, 1.0284404761904764, 1.0437857142857143, 1.0312261904761904, 1.0068214285714288, 1.0055357142857144, 1.0168333333333333, 0.999095238095238, 0.9689166666666666, 0.9757738095238095, 0.993952380952381, 0.9530833333333335, 0.9731785714285712, 0.9888690476190478]</text:p>
          </table:table-cell>
          <table:table-cell office:value-type="float" office:value="7.831828880310059">
            <text:p>7.831828880310059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MKRYYVAALLFLLSACLPTNGPSSDAKLLHYVADGRRVELLQYAAGGEETRPAIVLLHGASGYQRFRSLFERYAALLVGNGYRVYALMYYDKHDQRVMTSGDRDAQQDNYERRVASWLHATNDAIDYISRLSHTDSSRIAILGFSQGAYLAIGVAATNERVAAVVEMYGGIPTEWAAKIHRLPPVLIVHGEADKVVPVSEAYRLASFLESIGSKYEIKIYANAGHGFDAKKDSPDASDAMQQVVQFLSRFLK">
            <text:p>MKRYYVAALLFLLSACLPTNGPSSDAKLLHYVADGRRVELLQYAAGGEETRPAIVLLHGASGYQRFRSLFERYAALLVGNGYRVYALMYYDKHDQRVMTSGDRDAQQDNYERRVASWLHATNDAIDYISRLSHTDSSRIAILGFSQGAYLAIGVAATNERVAAVVEMYGGIPTEWAAKIHRLPPVLIVHGEADKVVPVSEAYRLASFLESIGSKYEIKIYANAGHGFDAKKDSPDASDAMQQVVQFLSRFLK</text:p>
          </table:table-cell>
          <table:table-cell office:value-type="string" office:value="BFDNEDID_06585">
            <text:p>BFDNEDID_06585</text:p>
          </table:table-cell>
          <table:table-cell office:value-type="float" office:value="252">
            <text:p>252</text:p>
          </table:table-cell>
          <table:table-cell office:value-type="float" office:value="0.10714285714285714">
            <text:p>0.10714285714285714</text:p>
          </table:table-cell>
          <table:table-cell office:value-type="float" office:value="-0.1349206349206349">
            <text:p>-0.1349206349206349</text:p>
          </table:table-cell>
          <table:table-cell office:value-type="float" office:value="37.33174603174603">
            <text:p>37.33174603174603</text:p>
          </table:table-cell>
          <table:table-cell office:value-type="float" office:value="27986.462100000004">
            <text:p>27986.462100000004</text:p>
          </table:table-cell>
          <table:table-cell office:value-type="string" office:value="(0.32936507936507936, 0.20238095238095238, 0.2976190476190476)">
            <text:p>(0.32936507936507936, 0.20238095238095238, 0.2976190476190476)</text:p>
          </table:table-cell>
          <table:table-cell office:value-type="string" office:value="[0.9660238095238095, 0.9701428571428572, 0.9526071428571429, 0.939654761904762, 0.9454166666666666, 0.9431071428571429, 0.9530000000000003, 0.9501547619047621, 0.9743571428571429, 0.9522261904761906, 0.9536666666666666, 0.9799166666666665, 1.0063214285714286, 0.9892023809523808, 1.0177857142857143, 1.0180357142857144, 1.0375238095238093, 1.0388571428571427, 1.0426309523809525, 1.0447976190476191, 1.0162619047619048, 1.0418452380952383, 0.9739166666666667, 0.9841428571428572, 0.9717619047619047, 0.9591190476190476, 0.9653809523809523, 0.9800833333333333, 1.0018214285714284, 0.9900476190476188, 1.0019285714285715, 1.0075595238095238, 0.9886904761904761, 1.0290714285714286, 0.9619404761904762, 0.9826666666666668, 0.9979880952380953, 0.9604761904761906, 0.9936785714285714, 0.9901309523809523, 1.0157619047619046, 1.021047619047619, 1.041952380952381, 1.0414880952380952, 1.023297619047619, 1.0335833333333333, 1.0256785714285712, 0.9901309523809525, 0.9708333333333334, 0.9645238095238095, 0.958392857142857, 0.9550595238095237, 0.9621666666666667, 0.9870833333333334, 0.9749761904761904, 1.00575, 0.9996666666666666, 0.9819285714285714, 1.017440476190476, 0.9912738095238096, 0.9743928571428572, 0.9999761904761906, 0.9930357142857144, 0.9692023809523811, 0.9805000000000001, 1.0187619047619048, 0.9755357142857144, 0.9703571428571429, 0.9863095238095237, 0.9717857142857143, 0.9597619047619048, 0.9642976190476191, 0.9686666666666668, 0.9957261904761905, 0.9901309523809525, 0.9877023809523809, 0.9695833333333332, 0.9976785714285713, 0.9614761904761904, 0.9635357142857143, 0.9651904761904762, 0.9406309523809524, 0.9560000000000001, 0.9563928571428572, 0.9698214285714286, 1.0118095238095237, 1.010154761904762, 0.9881666666666666, 1.039845238095238, 1.0123809523809524, 1.006714285714286, 0.9869166666666668, 0.9973095238095239, 1.0068571428571427, 1.012404761904762, 1.0111547619047618, 1.0288095238095236, 1.0190238095238096, 1.0443214285714284, 1.0193095238095238, 1.04375, 1.0310119047619046, 1.0376190476190477, 1.0283690476190477, 1.0049761904761905, 1.051154761904762, 0.9993571428571428, 1.0087380952380953, 0.9823333333333334, 0.9955, 0.9920714285714286, 0.9445476190476191, 0.9699761904761905, 0.9688690476190477, 0.9829404761904763, 0.988297619047619, 1.001440476190476, 1.0090952380952383, 0.9914285714285714, 0.9887261904761905, 1.0206071428571428, 0.9657619047619047, 0.9815833333333334, 1.0038690476190477, 0.9789166666666667, 0.9744761904761904, 1.0101666666666667, 0.9814880952380951, 1.0153214285714287, 1.0258690476190477, 1.0128690476190476, 1.0181785714285714, 1.0018452380952383, 0.9818333333333332, 0.9956309523809524, 0.9612738095238097, 0.968047619047619, 0.9872738095238095, 0.9571309523809524, 1.0123214285714286, 0.9933928571428571, 0.9962738095238095, 0.9854404761904763, 0.9719285714285716, 0.9775357142857143, 0.9765357142857143, 0.953607142857143, 0.9834999999999999, 0.9507976190476191, 0.9862857142857143, 0.9887619047619047, 1.0013095238095238, 1.0164880952380952, 1.019904761904762, 0.9974285714285716, 0.9889047619047618, 0.9998214285714285, 0.9853809523809525, 0.9679642857142857, 0.9702380952380952, 1.0050952380952383, 0.958047619047619, 0.9781071428571431, 1.0053690476190476, 0.993797619047619, 0.9816785714285713, 1.0201071428571429, 0.9929880952380953, 1.0218809523809522, 0.9692380952380952, 1.012392857142857, 0.9965714285714284, 1.0165238095238096, 0.958511904761905, 0.9885833333333335, 1.0001904761904763, 0.9755, 1.0079642857142854, 0.9830595238095238, 0.957202380952381, 0.9691190476190477, 0.9600357142857143, 0.9654285714285713, 0.971047619047619, 0.9957261904761905, 1.0159404761904762, 0.9974047619047619, 1.0373690476190478, 1.0325000000000002, 0.9866904761904761, 1.0054761904761906, 1.0233809523809523, 0.9815714285714288, 1.0208333333333335, 1.0111309523809526, 0.9832976190476191, 0.9868690476190478, 1.0051428571428571, 0.9725714285714285, 0.985702380952381, 0.9890357142857144, 0.9600119047619048, 0.9892857142857142, 1.0212142857142859, 0.9948571428571429, 0.9890952380952381, 1.030142857142857, 1.0255, 1.0355357142857144, 0.9923690476190478, 1.0491547619047619, 0.9839404761904763, 1.0366309523809525, 0.9661309523809524, 0.9883690476190478, 0.9995714285714288, 1.0002142857142857, 0.9833214285714286, 0.9994166666666666, 0.9811071428571428, 1.0116190476190476, 0.9791785714285715, 1.0355952380952382, 1.006202380952381, 1.0558214285714287, 1.0494880952380954, 1.0517738095238094, 1.056452380952381, 1.0562738095238096, 1.0572142857142859, 1.0284404761904764, 1.0437857142857143, 1.0312261904761904, 1.0068214285714288, 1.0055357142857144, 1.0168333333333333, 0.999095238095238, 0.9689166666666666, 0.9757738095238095, 0.993952380952381, 0.9530833333333335, 0.9731785714285712, 0.9888690476190478]">
            <text:p>[0.9660238095238095, 0.9701428571428572, 0.9526071428571429, 0.939654761904762, 0.9454166666666666, 0.9431071428571429, 0.9530000000000003, 0.9501547619047621, 0.9743571428571429, 0.9522261904761906, 0.9536666666666666, 0.9799166666666665, 1.0063214285714286, 0.9892023809523808, 1.0177857142857143, 1.0180357142857144, 1.0375238095238093, 1.0388571428571427, 1.0426309523809525, 1.0447976190476191, 1.0162619047619048, 1.0418452380952383, 0.9739166666666667, 0.9841428571428572, 0.9717619047619047, 0.9591190476190476, 0.9653809523809523, 0.9800833333333333, 1.0018214285714284, 0.9900476190476188, 1.0019285714285715, 1.0075595238095238, 0.9886904761904761, 1.0290714285714286, 0.9619404761904762, 0.9826666666666668, 0.9979880952380953, 0.9604761904761906, 0.9936785714285714, 0.9901309523809523, 1.0157619047619046, 1.021047619047619, 1.041952380952381, 1.0414880952380952, 1.023297619047619, 1.0335833333333333, 1.0256785714285712, 0.9901309523809525, 0.9708333333333334, 0.9645238095238095, 0.958392857142857, 0.9550595238095237, 0.9621666666666667, 0.9870833333333334, 0.9749761904761904, 1.00575, 0.9996666666666666, 0.9819285714285714, 1.017440476190476, 0.9912738095238096, 0.9743928571428572, 0.9999761904761906, 0.9930357142857144, 0.9692023809523811, 0.9805000000000001, 1.0187619047619048, 0.9755357142857144, 0.9703571428571429, 0.9863095238095237, 0.9717857142857143, 0.9597619047619048, 0.9642976190476191, 0.9686666666666668, 0.9957261904761905, 0.9901309523809525, 0.9877023809523809, 0.9695833333333332, 0.9976785714285713, 0.9614761904761904, 0.9635357142857143, 0.9651904761904762, 0.9406309523809524, 0.9560000000000001, 0.9563928571428572, 0.9698214285714286, 1.0118095238095237, 1.010154761904762, 0.9881666666666666, 1.039845238095238, 1.0123809523809524, 1.006714285714286, 0.9869166666666668, 0.9973095238095239, 1.0068571428571427, 1.012404761904762, 1.0111547619047618, 1.0288095238095236, 1.0190238095238096, 1.0443214285714284, 1.0193095238095238, 1.04375, 1.0310119047619046, 1.0376190476190477, 1.0283690476190477, 1.0049761904761905, 1.051154761904762, 0.9993571428571428, 1.0087380952380953, 0.9823333333333334, 0.9955, 0.9920714285714286, 0.9445476190476191, 0.9699761904761905, 0.9688690476190477, 0.9829404761904763, 0.988297619047619, 1.001440476190476, 1.0090952380952383, 0.9914285714285714, 0.9887261904761905, 1.0206071428571428, 0.9657619047619047, 0.9815833333333334, 1.0038690476190477, 0.9789166666666667, 0.9744761904761904, 1.0101666666666667, 0.9814880952380951, 1.0153214285714287, 1.0258690476190477, 1.0128690476190476, 1.0181785714285714, 1.0018452380952383, 0.9818333333333332, 0.9956309523809524, 0.9612738095238097, 0.968047619047619, 0.9872738095238095, 0.9571309523809524, 1.0123214285714286, 0.9933928571428571, 0.9962738095238095, 0.9854404761904763, 0.9719285714285716, 0.9775357142857143, 0.9765357142857143, 0.953607142857143, 0.9834999999999999, 0.9507976190476191, 0.9862857142857143, 0.9887619047619047, 1.0013095238095238, 1.0164880952380952, 1.019904761904762, 0.9974285714285716, 0.9889047619047618, 0.9998214285714285, 0.9853809523809525, 0.9679642857142857, 0.9702380952380952, 1.0050952380952383, 0.958047619047619, 0.9781071428571431, 1.0053690476190476, 0.993797619047619, 0.9816785714285713, 1.0201071428571429, 0.9929880952380953, 1.0218809523809522, 0.9692380952380952, 1.012392857142857, 0.9965714285714284, 1.0165238095238096, 0.958511904761905, 0.9885833333333335, 1.0001904761904763, 0.9755, 1.0079642857142854, 0.9830595238095238, 0.957202380952381, 0.9691190476190477, 0.9600357142857143, 0.9654285714285713, 0.971047619047619, 0.9957261904761905, 1.0159404761904762, 0.9974047619047619, 1.0373690476190478, 1.0325000000000002, 0.9866904761904761, 1.0054761904761906, 1.0233809523809523, 0.9815714285714288, 1.0208333333333335, 1.0111309523809526, 0.9832976190476191, 0.9868690476190478, 1.0051428571428571, 0.9725714285714285, 0.985702380952381, 0.9890357142857144, 0.9600119047619048, 0.9892857142857142, 1.0212142857142859, 0.9948571428571429, 0.9890952380952381, 1.030142857142857, 1.0255, 1.0355357142857144, 0.9923690476190478, 1.0491547619047619, 0.9839404761904763, 1.0366309523809525, 0.9661309523809524, 0.9883690476190478, 0.9995714285714288, 1.0002142857142857, 0.9833214285714286, 0.9994166666666666, 0.9811071428571428, 1.0116190476190476, 0.9791785714285715, 1.0355952380952382, 1.006202380952381, 1.0558214285714287, 1.0494880952380954, 1.0517738095238094, 1.056452380952381, 1.0562738095238096, 1.0572142857142859, 1.0284404761904764, 1.0437857142857143, 1.0312261904761904, 1.0068214285714288, 1.0055357142857144, 1.0168333333333333, 0.999095238095238, 0.9689166666666666, 0.9757738095238095, 0.993952380952381, 0.9530833333333335, 0.9731785714285712, 0.9888690476190478]</text:p>
          </table:table-cell>
          <table:table-cell office:value-type="float" office:value="7.831828880310059">
            <text:p>7.831828880310059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MHRGLVEKNSSDRLLLICVSVVLLASAFVSRIQTSFGDVQVRDIKIPTQNGQWVVGDLFKPNSASSENPAPLIIVVPGFQRSKESLSNIAIELARRGFVALSIDPYAQGGSSASLSRIAATTEGYGMFAVVDYAASSDNLNYIDRTRIGATGHSAGGNAAIRGANYFGREAQQTGQPSKLHSVYVSGYVLTLTEDVLKDVRSNVGASYALYDEGAYRNELQHGDMRVAPEALRLINIGREAGRAAIDEVEIGRYYGDEELRTLRVMHNEHVLHPFQPYNAEATANQIEFFERVFDFESDIDSDDQVWQWKELLSMVSLVAALVAVIPLGRLLLATPWFQPLVQPIPGALPRPQGRGRTLFWGTFVLGALIACFTYIPMAELSQKLFVAASTRELTWFFPQRMNNAVMLWAVLNGTVGFLMFWLSYRYFGRRHGVSPDMWGLKTTPAMLLRTVMLASVLFVLYFLFLFAVYYFFHVDYRFLFMGVRVFQPALLLLLFMYTPFFFIFFLSNSLRINGAMRFEDQPEWRSMLLGGIANSLGLLGIVVVQYVTFAVTGTVYWTNGWLYVNLLFAVVPMMFVLPFFNRYFFRMTGSIYLGPMITCLIFVMILITNTVIYLPLE">
            <text:p>MHRGLVEKNSSDRLLLICVSVVLLASAFVSRIQTSFGDVQVRDIKIPTQNGQWVVGDLFKPNSASSENPAPLIIVVPGFQRSKESLSNIAIELARRGFVALSIDPYAQGGSSASLSRIAATTEGYGMFAVVDYAASSDNLNYIDRTRIGATGHSAGGNAAIRGANYFGREAQQTGQPSKLHSVYVSGYVLTLTEDVLKDVRSNVGASYALYDEGAYRNELQHGDMRVAPEALRLINIGREAGRAAIDEVEIGRYYGDEELRTLRVMHNEHVLHPFQPYNAEATANQIEFFERVFDFESDIDSDDQVWQWKELLSMVSLVAALVAVIPLGRLLLATPWFQPLVQPIPGALPRPQGRGRTLFWGTFVLGALIACFTYIPMAELSQKLFVAASTRELTWFFPQRMNNAVMLWAVLNGTVGFLMFWLSYRYFGRRHGVSPDMWGLKTTPAMLLRTVMLASVLFVLYFLFLFAVYYFFHVDYRFLFMGVRVFQPALLLLLFMYTPFFFIFFLSNSLRINGAMRFEDQPEWRSMLLGGIANSLGLLGIVVVQYVTFAVTGTVYWTNGWLYVNLLFAVVPMMFVLPFFNRYFFRMTGSIYLGPMITCLIFVMILITNTVIYLPLE</text:p>
          </table:table-cell>
          <table:table-cell office:value-type="string" office:value="BFDNEDID_06645">
            <text:p>BFDNEDID_06645</text:p>
          </table:table-cell>
          <table:table-cell office:value-type="float" office:value="618">
            <text:p>618</text:p>
          </table:table-cell>
          <table:table-cell office:value-type="float" office:value="0.13754045307443366">
            <text:p>0.13754045307443366</text:p>
          </table:table-cell>
          <table:table-cell office:value-type="float" office:value="0.3231391585760518">
            <text:p>0.3231391585760518</text:p>
          </table:table-cell>
          <table:table-cell office:value-type="float" office:value="28.455016181229762">
            <text:p>28.455016181229762</text:p>
          </table:table-cell>
          <table:table-cell office:value-type="float" office:value="69588.98010000028">
            <text:p>69588.98010000028</text:p>
          </table:table-cell>
          <table:table-cell office:value-type="string" office:value="(0.40129449838187703, 0.22330097087378642, 0.2783171521035599)">
            <text:p>(0.40129449838187703, 0.22330097087378642, 0.2783171521035599)</text:p>
          </table:table-cell>
          <table:table-cell office:value-type="string" office:value="[0.997452380952381, 1.042702380952381, 1.0315, 1.0315119047619048, 1.0455357142857145, 1.0456666666666667, 1.0417261904761905, 1.0079642857142856, 0.9830476190476193, 0.9746190476190476, 0.9565, 0.946154761904762, 0.9370476190476191, 0.9450714285714287, 0.9670714285714285, 0.928404761904762, 0.9498571428571428, 0.9552500000000002, 0.9603809523809523, 0.9727380952380953, 0.9767738095238097, 0.9618809523809524, 0.963357142857143, 0.9774166666666666, 1.0005238095238096, 0.9770714285714286, 0.9722023809523809, 1.0091190476190477, 0.9890357142857144, 1.0114761904761906, 0.9749642857142856, 1.0211785714285713, 1.008892857142857, 0.9735833333333334, 1.0177857142857143, 0.9752738095238096, 1.0142857142857142, 1.0110238095238093, 0.9760119047619049, 1.0379523809523812, 0.9763214285714286, 1.0350714285714286, 1.0068452380952382, 1.02675, 1.0229166666666667, 1.009797619047619, 1.0062261904761904, 0.9678214285714285, 0.9889642857142859, 0.9768571428571429, 0.9917857142857142, 0.9883809523809524, 0.9645357142857145, 0.994345238095238, 1.0445714285714285, 1.011952380952381, 1.026392857142857, 1.029547619047619, 1.0259761904761906, 1.0532500000000002, 1.0427380952380954, 1.0528214285714286, 1.036857142857143, 1.039095238095238, 1.0160595238095238, 1.0229404761904761, 0.9713333333333335, 0.9691190476190477, 0.9599404761904761, 0.9578095238095239, 0.9574761904761905, 0.9867380952380952, 0.9755952380952382, 0.9680595238095238, 1.0240119047619047, 1.012547619047619, 1.0385714285714285, 1.0471785714285715, 1.041809523809524, 1.0379523809523812, 1.0144642857142858, 1.0437500000000002, 1.0111785714285715, 0.9789761904761906, 1.000202380952381, 0.9749642857142856, 1.0187857142857144, 0.959702380952381, 0.9986190476190477, 0.9965357142857143, 0.9902261904761905, 0.9924642857142858, 0.9557738095238096, 0.976702380952381, 0.9786785714285715, 0.9623571428571428, 0.9988928571428572, 0.9618333333333334, 1.0173928571428572, 0.9968928571428572, 0.9807142857142859, 1.0147261904761904, 1.0182738095238097, 1.0168095238095236, 1.0194880952380951, 1.026702380952381, 1.0255238095238095, 1.0118809523809524, 1.0290119047619048, 0.9885357142857144, 1.0212261904761906, 0.9882500000000001, 0.9738690476190477, 0.9956666666666666, 0.9887380952380953, 0.9996071428571428, 0.9992738095238094, 1.0245238095238096, 0.9996309523809523, 0.9843095238095239, 1.012738095238095, 0.9690833333333334, 0.9631190476190477, 0.9755714285714286, 0.9505833333333333, 0.9624761904761905, 0.9909761904761903, 0.9501666666666666, 0.9943928571428571, 0.995095238095238, 1.020761904761905, 1.0178214285714287, 1.0265595238095238, 1.0199523809523812, 0.9929523809523811, 1.0268214285714286, 0.9763571428571429, 0.990345238095238, 1.016154761904762, 0.9807499999999999, 0.9935119047619048, 0.9957619047619048, 0.9796904761904763, 1.0148095238095236, 0.9841071428571427, 0.9973095238095239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60119047619048, 1.0264404761904762, 0.9962857142857143, 1.0324404761904762, 1.0276190476190474, 1.0201071428571429, 1.0346547619047617, 1.0335595238095239, 1.0370833333333334, 1.0311547619047619, 1.0399285714285713, 0.9896666666666667, 1.0061904761904763, 1.006714285714286, 0.9593809523809524, 0.9731904761904763, 0.9683928571428573, 0.9926190476190477, 0.9707142857142858, 0.9514166666666666, 0.9662380952380952, 0.9648928571428573, 0.9810952380952381, 0.9655595238095238, 0.9952023809523809, 1.0125833333333334, 1.0031547619047618, 0.9888095238095238, 1.010452380952381, 1.0430476190476192, 1.0099880952380953, 0.9887857142857144, 1.0229166666666667, 1.0201428571428572, 1.0137261904761905, 0.9862857142857143, 1.0195357142857144, 0.9925238095238095, 1.0057738095238096, 0.9625357142857144, 0.9885714285714287, 0.9738809523809525, 0.9850357142857143, 1.0207976190476191, 1.0079880952380953, 0.9991547619047619, 1.0026071428571428, 1.0031904761904764, 1.0255, 1.0182738095238095, 1.0183452380952382, 0.9809761904761903, 1.030190476190476, 0.9953214285714286, 1.0232857142857144, 1.0108690476190478, 0.9767023809523808, 1.0073571428571428, 0.9837023809523809, 1.010047619047619, 1.0131904761904762, 1.0132023809523811, 0.9846190476190476, 0.9853809523809522, 1.0032619047619047, 0.9675952380952383, 0.9725476190476192, 0.9955595238095237, 0.9621666666666667, 1.0124285714285715, 0.9993333333333334, 1.030142857142857, 0.9992023809523809, 1.0241666666666664, 1.006904761904762, 1.0008333333333332, 1.004, 0.9877380952380952, 1.0311547619047619, 1.0144404761904764, 0.9825, 1.0425238095238096, 0.9784761904761906, 1.0197619047619046, 0.9884880952380952, 0.9735119047619049, 0.9926428571428572, 1.0201785714285714, 1.0221071428571429, 1.0294166666666666, 1.030154761904762, 0.9970119047619047, 1.03025, 1.0008095238095238, 0.9762857142857144, 0.9877142857142858, 0.9557380952380952, 0.9795833333333333, 0.9786190476190477, 1.0022380952380954, 0.9988333333333334, 0.9609166666666666, 0.9804166666666667, 0.9767142857142859, 0.9767380952380953, 0.99425, 0.9521547619047619, 1.0079047619047619, 0.9971190476190477, 0.981654761904762, 1.0289761904761905, 0.9980714285714285, 1.034357142857143, 0.9947261904761905, 1.0160833333333332, 1.0094642857142857, 1.0240714285714285, 1.0081785714285714, 0.9793690476190475, 1.0296904761904764, 0.9650952380952381, 0.9904523809523811, 1.0173214285714287, 0.9717857142857144, 0.9695, 0.9774404761904762, 1.0174404761904763, 0.9726904761904762, 1.0351547619047619, 1.0057023809523808, 1.028690476190476, 1.0044285714285712, 1.0576428571428573, 1.036511904761905, 1.041059523809524, 1.0299285714285715, 1.0165119047619047, 0.988952380952381, 0.9897976190476191, 1.0169523809523808, 0.9669880952380953, 1.028202380952381, 0.99975, 0.9742380952380953, 0.9962023809523808, 1.0116666666666667, 0.9708452380952379, 0.9713928571428571, 0.9911666666666668, 0.951595238095238, 0.9669404761904762, 0.9712500000000001, 0.9623571428571429, 0.9508095238095238, 0.9518214285714286, 0.9659285714285715, 0.9479642857142858, 0.9598214285714286, 0.9907142857142857, 0.9546904761904764, 0.9955238095238095, 0.9729166666666668, 0.9613095238095238, 0.9701904761904763, 0.9681190476190477, 0.9779761904761906, 0.9699166666666666, 0.9814404761904763, 0.9512738095238097, 0.978845238095238, 0.9998690476190475, 0.984547619047619, 0.9647023809523809, 0.9815238095238095, 1.0096666666666667, 1.0012142857142858, 0.9768809523809523, 1.0193214285714285, 1.000047619047619, 0.9959404761904762, 0.9932738095238095, 1.0255357142857144, 1.0061071428571426, 1.0242738095238093, 1.0194999999999999, 1.0241428571428572, 1.0215357142857144, 1.0219761904761904, 1.0032857142857143, 0.9896666666666667, 0.9679880952380954, 0.9651190476190475, 0.9579761904761904, 0.9792142857142856, 0.9494642857142859, 0.9416904761904762, 0.9614404761904763, 0.9613214285714287, 0.9803333333333333, 0.9543928571428572, 0.9503214285714285, 0.9535238095238096, 0.9635833333333333, 0.9349047619047619, 0.9435595238095238, 0.9611309523809524, 0.9394404761904763, 0.9566904761904761, 0.9914404761904763, 0.9622142857142857, 0.9952738095238095, 1.01925, 0.9833928571428571, 1.0366666666666666, 1.0129642857142858, 1.0235595238095239, 0.9711904761904764, 0.9812738095238096, 0.9824880952380953, 0.9856309523809524, 0.9787261904761904, 0.9997976190476191, 0.9904761904761905, 1.0089880952380954, 1.0228095238095238, 0.9691071428571428, 0.9938452380952382, 0.9536428571428571, 0.966392857142857, 0.963797619047619, 0.9917738095238094, 0.980595238095238, 0.9891428571428572, 0.9928095238095238, 1.0233452380952381, 1.0055714285714286, 0.9833095238095237, 0.9700000000000001, 0.9718809523809524, 0.9552142857142857, 0.9414166666666668, 0.960845238095238, 0.9440357142857143, 0.964107142857143, 0.993047619047619, 0.9818928571428571, 0.9824642857142856, 0.9715000000000001, 0.9970119047619047, 0.948702380952381, 0.9580000000000001, 0.9468571428571428, 0.9351190476190476, 0.9387976190476192, 0.9491666666666665, 0.9726428571428573, 0.9356190476190476, 0.9760357142857143, 0.9528333333333333, 0.9689166666666666, 0.9961785714285715, 0.9767023809523808, 0.98525, 0.9773333333333334, 1.0093809523809523, 0.9843333333333335, 1.0249880952380952, 1.0056666666666667, 1.010345238095238, 0.9802738095238094, 0.9868928571428571, 1.0182619047619046, 0.9767380952380952, 1.029547619047619, 0.9852738095238096, 1.0072380952380953, 1.0156547619047618, 0.9848333333333333, 0.9824880952380952, 0.973309523809524, 0.9695833333333332, 0.9795952380952381, 0.9610952380952381, 0.9500833333333334, 0.9685238095238095, 0.9627380952380953, 0.975595238095238, 0.9765357142857144, 0.9405714285714285, 0.956107142857143, 0.9440119047619048, 0.9432738095238096, 0.9344761904761906, 0.9264047619047618, 0.9242857142857143, 0.9294523809523811, 0.9247619047619049, 0.9336309523809525, 0.9282619047619046, 0.9473214285714286, 0.9266904761904762, 0.9338452380952382, 0.9331428571428572, 0.9285, 0.9362380952380951, 0.9460000000000002, 0.9461666666666668, 0.9833214285714285, 0.9385, 0.9772738095238095, 0.9425238095238097, 0.9600833333333332, 0.9493571428571428, 0.958857142857143, 0.9722738095238095, 0.9403214285714286, 0.9781309523809524, 0.9564404761904761, 0.971702380952381, 1.0001785714285714, 0.9825119047619049, 0.9684642857142857, 0.9629285714285714, 0.9637023809523809, 0.9542380952380953, 0.9436547619047618, 0.9360833333333334, 0.9325714285714286, 0.95075, 0.9457619047619049, 0.9676071428571428, 0.9687857142857141, 0.9330119047619047, 0.9494285714285714, 0.9398809523809524, 0.9351666666666667, 0.9292857142857143, 0.9364880952380953, 0.9562499999999998, 0.9889285714285715, 0.9862738095238095, 0.9935833333333335, 0.9781547619047618, 1.013119047619048, 0.9839404761904763, 1.016261904761905, 0.9916071428571429, 0.9816904761904762, 0.9865833333333334, 1.0054523809523812, 0.9848095238095238, 1.0416309523809526, 1.0194761904761904, 1.0246785714285715, 1.0355, 1.0414880952380954, 0.9914880952380952, 1.027845238095238, 1.0038333333333336, 0.9717261904761905, 0.9784285714285716, 0.9745, 0.9959880952380952, 0.9833571428571427, 0.968440476190476, 1.0009047619047617, 1.0099880952380953, 1.0005238095238096, 0.973654761904762, 1.007047619047619, 0.9675833333333335, 0.9750595238095239, 0.9833809523809524, 0.9392380952380954, 0.9570952380952381, 0.9515476190476191, 0.9515, 0.9749285714285715, 0.9348571428571427, 0.9564523809523809, 0.9686071428571429, 0.9435238095238095, 0.9746547619047619, 0.9556190476190477, 0.9829880952380952, 0.9814047619047619, 0.966202380952381, 0.9575119047619047, 0.9657857142857144, 0.9633809523809524, 0.9847142857142858, 0.9799642857142858, 0.9693809523809523, 0.9456071428571429, 0.9713333333333335, 0.9608690476190476, 0.9567619047619049, 0.9741190476190476, 0.932857142857143, 0.9530238095238095, 0.9462380952380952, 0.9657619047619048, 0.9457380952380954, 0.9546190476190477, 0.9803928571428573, 0.9430714285714284, 0.9573214285714284, 0.9487261904761904, 0.9561309523809524, 0.9517261904761904, 0.9749166666666667, 0.9372738095238095, 0.963702380952381, 0.9915357142857143, 0.9608928571428572, 0.9512261904761905, 0.9547380952380953, 0.9573809523809524, 0.9796190476190476, 0.9590357142857142, 0.9836666666666667, 0.9891071428571427, 0.9886190476190477, 0.9632261904761905, 0.9809404761904762, 0.9796666666666667, 0.9946904761904762, 0.9825714285714285, 0.9576785714285714, 0.9659880952380953, 0.9767738095238097, 0.9382261904761904, 0.9476785714285713, 0.9333690476190475, 0.9299880952380952, 0.9342738095238096, 0.9341071428571429, 0.9308571428571429, 0.9447023809523811, 0.9514880952380954, 0.9751071428571427, 0.9795833333333333, 0.9632380952380953, 0.9563690476190477, 0.9647857142857144, 0.961559523809524]">
            <text:p>[0.997452380952381, 1.042702380952381, 1.0315, 1.0315119047619048, 1.0455357142857145, 1.0456666666666667, 1.0417261904761905, 1.0079642857142856, 0.9830476190476193, 0.9746190476190476, 0.9565, 0.946154761904762, 0.9370476190476191, 0.9450714285714287, 0.9670714285714285, 0.928404761904762, 0.9498571428571428, 0.9552500000000002, 0.9603809523809523, 0.9727380952380953, 0.9767738095238097, 0.9618809523809524, 0.963357142857143, 0.9774166666666666, 1.0005238095238096, 0.9770714285714286, 0.9722023809523809, 1.0091190476190477, 0.9890357142857144, 1.0114761904761906, 0.9749642857142856, 1.0211785714285713, 1.008892857142857, 0.9735833333333334, 1.0177857142857143, 0.9752738095238096, 1.0142857142857142, 1.0110238095238093, 0.9760119047619049, 1.0379523809523812, 0.9763214285714286, 1.0350714285714286, 1.0068452380952382, 1.02675, 1.0229166666666667, 1.009797619047619, 1.0062261904761904, 0.9678214285714285, 0.9889642857142859, 0.9768571428571429, 0.9917857142857142, 0.9883809523809524, 0.9645357142857145, 0.994345238095238, 1.0445714285714285, 1.011952380952381, 1.026392857142857, 1.029547619047619, 1.0259761904761906, 1.0532500000000002, 1.0427380952380954, 1.0528214285714286, 1.036857142857143, 1.039095238095238, 1.0160595238095238, 1.0229404761904761, 0.9713333333333335, 0.9691190476190477, 0.9599404761904761, 0.9578095238095239, 0.9574761904761905, 0.9867380952380952, 0.9755952380952382, 0.9680595238095238, 1.0240119047619047, 1.012547619047619, 1.0385714285714285, 1.0471785714285715, 1.041809523809524, 1.0379523809523812, 1.0144642857142858, 1.0437500000000002, 1.0111785714285715, 0.9789761904761906, 1.000202380952381, 0.9749642857142856, 1.0187857142857144, 0.959702380952381, 0.9986190476190477, 0.9965357142857143, 0.9902261904761905, 0.9924642857142858, 0.9557738095238096, 0.976702380952381, 0.9786785714285715, 0.9623571428571428, 0.9988928571428572, 0.9618333333333334, 1.0173928571428572, 0.9968928571428572, 0.9807142857142859, 1.0147261904761904, 1.0182738095238097, 1.0168095238095236, 1.0194880952380951, 1.026702380952381, 1.0255238095238095, 1.0118809523809524, 1.0290119047619048, 0.9885357142857144, 1.0212261904761906, 0.9882500000000001, 0.9738690476190477, 0.9956666666666666, 0.9887380952380953, 0.9996071428571428, 0.9992738095238094, 1.0245238095238096, 0.9996309523809523, 0.9843095238095239, 1.012738095238095, 0.9690833333333334, 0.9631190476190477, 0.9755714285714286, 0.9505833333333333, 0.9624761904761905, 0.9909761904761903, 0.9501666666666666, 0.9943928571428571, 0.995095238095238, 1.020761904761905, 1.0178214285714287, 1.0265595238095238, 1.0199523809523812, 0.9929523809523811, 1.0268214285714286, 0.9763571428571429, 0.990345238095238, 1.016154761904762, 0.9807499999999999, 0.9935119047619048, 0.9957619047619048, 0.9796904761904763, 1.0148095238095236, 0.9841071428571427, 0.9973095238095239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60119047619048, 1.0264404761904762, 0.9962857142857143, 1.0324404761904762, 1.0276190476190474, 1.0201071428571429, 1.0346547619047617, 1.0335595238095239, 1.0370833333333334, 1.0311547619047619, 1.0399285714285713, 0.9896666666666667, 1.0061904761904763, 1.006714285714286, 0.9593809523809524, 0.9731904761904763, 0.9683928571428573, 0.9926190476190477, 0.9707142857142858, 0.9514166666666666, 0.9662380952380952, 0.9648928571428573, 0.9810952380952381, 0.9655595238095238, 0.9952023809523809, 1.0125833333333334, 1.0031547619047618, 0.9888095238095238, 1.010452380952381, 1.0430476190476192, 1.0099880952380953, 0.9887857142857144, 1.0229166666666667, 1.0201428571428572, 1.0137261904761905, 0.9862857142857143, 1.0195357142857144, 0.9925238095238095, 1.0057738095238096, 0.9625357142857144, 0.9885714285714287, 0.9738809523809525, 0.9850357142857143, 1.0207976190476191, 1.0079880952380953, 0.9991547619047619, 1.0026071428571428, 1.0031904761904764, 1.0255, 1.0182738095238095, 1.0183452380952382, 0.9809761904761903, 1.030190476190476, 0.9953214285714286, 1.0232857142857144, 1.0108690476190478, 0.9767023809523808, 1.0073571428571428, 0.9837023809523809, 1.010047619047619, 1.0131904761904762, 1.0132023809523811, 0.9846190476190476, 0.9853809523809522, 1.0032619047619047, 0.9675952380952383, 0.9725476190476192, 0.9955595238095237, 0.9621666666666667, 1.0124285714285715, 0.9993333333333334, 1.030142857142857, 0.9992023809523809, 1.0241666666666664, 1.006904761904762, 1.0008333333333332, 1.004, 0.9877380952380952, 1.0311547619047619, 1.0144404761904764, 0.9825, 1.0425238095238096, 0.9784761904761906, 1.0197619047619046, 0.9884880952380952, 0.9735119047619049, 0.9926428571428572, 1.0201785714285714, 1.0221071428571429, 1.0294166666666666, 1.030154761904762, 0.9970119047619047, 1.03025, 1.0008095238095238, 0.9762857142857144, 0.9877142857142858, 0.9557380952380952, 0.9795833333333333, 0.9786190476190477, 1.0022380952380954, 0.9988333333333334, 0.9609166666666666, 0.9804166666666667, 0.9767142857142859, 0.9767380952380953, 0.99425, 0.9521547619047619, 1.0079047619047619, 0.9971190476190477, 0.981654761904762, 1.0289761904761905, 0.9980714285714285, 1.034357142857143, 0.9947261904761905, 1.0160833333333332, 1.0094642857142857, 1.0240714285714285, 1.0081785714285714, 0.9793690476190475, 1.0296904761904764, 0.9650952380952381, 0.9904523809523811, 1.0173214285714287, 0.9717857142857144, 0.9695, 0.9774404761904762, 1.0174404761904763, 0.9726904761904762, 1.0351547619047619, 1.0057023809523808, 1.028690476190476, 1.0044285714285712, 1.0576428571428573, 1.036511904761905, 1.041059523809524, 1.0299285714285715, 1.0165119047619047, 0.988952380952381, 0.9897976190476191, 1.0169523809523808, 0.9669880952380953, 1.028202380952381, 0.99975, 0.9742380952380953, 0.9962023809523808, 1.0116666666666667, 0.9708452380952379, 0.9713928571428571, 0.9911666666666668, 0.951595238095238, 0.9669404761904762, 0.9712500000000001, 0.9623571428571429, 0.9508095238095238, 0.9518214285714286, 0.9659285714285715, 0.9479642857142858, 0.9598214285714286, 0.9907142857142857, 0.9546904761904764, 0.9955238095238095, 0.9729166666666668, 0.9613095238095238, 0.9701904761904763, 0.9681190476190477, 0.9779761904761906, 0.9699166666666666, 0.9814404761904763, 0.9512738095238097, 0.978845238095238, 0.9998690476190475, 0.984547619047619, 0.9647023809523809, 0.9815238095238095, 1.0096666666666667, 1.0012142857142858, 0.9768809523809523, 1.0193214285714285, 1.000047619047619, 0.9959404761904762, 0.9932738095238095, 1.0255357142857144, 1.0061071428571426, 1.0242738095238093, 1.0194999999999999, 1.0241428571428572, 1.0215357142857144, 1.0219761904761904, 1.0032857142857143, 0.9896666666666667, 0.9679880952380954, 0.9651190476190475, 0.9579761904761904, 0.9792142857142856, 0.9494642857142859, 0.9416904761904762, 0.9614404761904763, 0.9613214285714287, 0.9803333333333333, 0.9543928571428572, 0.9503214285714285, 0.9535238095238096, 0.9635833333333333, 0.9349047619047619, 0.9435595238095238, 0.9611309523809524, 0.9394404761904763, 0.9566904761904761, 0.9914404761904763, 0.9622142857142857, 0.9952738095238095, 1.01925, 0.9833928571428571, 1.0366666666666666, 1.0129642857142858, 1.0235595238095239, 0.9711904761904764, 0.9812738095238096, 0.9824880952380953, 0.9856309523809524, 0.9787261904761904, 0.9997976190476191, 0.9904761904761905, 1.0089880952380954, 1.0228095238095238, 0.9691071428571428, 0.9938452380952382, 0.9536428571428571, 0.966392857142857, 0.963797619047619, 0.9917738095238094, 0.980595238095238, 0.9891428571428572, 0.9928095238095238, 1.0233452380952381, 1.0055714285714286, 0.9833095238095237, 0.9700000000000001, 0.9718809523809524, 0.9552142857142857, 0.9414166666666668, 0.960845238095238, 0.9440357142857143, 0.964107142857143, 0.993047619047619, 0.9818928571428571, 0.9824642857142856, 0.9715000000000001, 0.9970119047619047, 0.948702380952381, 0.9580000000000001, 0.9468571428571428, 0.9351190476190476, 0.9387976190476192, 0.9491666666666665, 0.9726428571428573, 0.9356190476190476, 0.9760357142857143, 0.9528333333333333, 0.9689166666666666, 0.9961785714285715, 0.9767023809523808, 0.98525, 0.9773333333333334, 1.0093809523809523, 0.9843333333333335, 1.0249880952380952, 1.0056666666666667, 1.010345238095238, 0.9802738095238094, 0.9868928571428571, 1.0182619047619046, 0.9767380952380952, 1.029547619047619, 0.9852738095238096, 1.0072380952380953, 1.0156547619047618, 0.9848333333333333, 0.9824880952380952, 0.973309523809524, 0.9695833333333332, 0.9795952380952381, 0.9610952380952381, 0.9500833333333334, 0.9685238095238095, 0.9627380952380953, 0.975595238095238, 0.9765357142857144, 0.9405714285714285, 0.956107142857143, 0.9440119047619048, 0.9432738095238096, 0.9344761904761906, 0.9264047619047618, 0.9242857142857143, 0.9294523809523811, 0.9247619047619049, 0.9336309523809525, 0.9282619047619046, 0.9473214285714286, 0.9266904761904762, 0.9338452380952382, 0.9331428571428572, 0.9285, 0.9362380952380951, 0.9460000000000002, 0.9461666666666668, 0.9833214285714285, 0.9385, 0.9772738095238095, 0.9425238095238097, 0.9600833333333332, 0.9493571428571428, 0.958857142857143, 0.9722738095238095, 0.9403214285714286, 0.9781309523809524, 0.9564404761904761, 0.971702380952381, 1.0001785714285714, 0.9825119047619049, 0.9684642857142857, 0.9629285714285714, 0.9637023809523809, 0.9542380952380953, 0.9436547619047618, 0.9360833333333334, 0.9325714285714286, 0.95075, 0.9457619047619049, 0.9676071428571428, 0.9687857142857141, 0.9330119047619047, 0.9494285714285714, 0.9398809523809524, 0.9351666666666667, 0.9292857142857143, 0.9364880952380953, 0.9562499999999998, 0.9889285714285715, 0.9862738095238095, 0.9935833333333335, 0.9781547619047618, 1.013119047619048, 0.9839404761904763, 1.016261904761905, 0.9916071428571429, 0.9816904761904762, 0.9865833333333334, 1.0054523809523812, 0.9848095238095238, 1.0416309523809526, 1.0194761904761904, 1.0246785714285715, 1.0355, 1.0414880952380954, 0.9914880952380952, 1.027845238095238, 1.0038333333333336, 0.9717261904761905, 0.9784285714285716, 0.9745, 0.9959880952380952, 0.9833571428571427, 0.968440476190476, 1.0009047619047617, 1.0099880952380953, 1.0005238095238096, 0.973654761904762, 1.007047619047619, 0.9675833333333335, 0.9750595238095239, 0.9833809523809524, 0.9392380952380954, 0.9570952380952381, 0.9515476190476191, 0.9515, 0.9749285714285715, 0.9348571428571427, 0.9564523809523809, 0.9686071428571429, 0.9435238095238095, 0.9746547619047619, 0.9556190476190477, 0.9829880952380952, 0.9814047619047619, 0.966202380952381, 0.9575119047619047, 0.9657857142857144, 0.9633809523809524, 0.9847142857142858, 0.9799642857142858, 0.9693809523809523, 0.9456071428571429, 0.9713333333333335, 0.9608690476190476, 0.9567619047619049, 0.9741190476190476, 0.932857142857143, 0.9530238095238095, 0.9462380952380952, 0.9657619047619048, 0.9457380952380954, 0.9546190476190477, 0.9803928571428573, 0.9430714285714284, 0.9573214285714284, 0.9487261904761904, 0.9561309523809524, 0.9517261904761904, 0.9749166666666667, 0.9372738095238095, 0.963702380952381, 0.9915357142857143, 0.9608928571428572, 0.9512261904761905, 0.9547380952380953, 0.9573809523809524, 0.9796190476190476, 0.9590357142857142, 0.9836666666666667, 0.9891071428571427, 0.9886190476190477, 0.9632261904761905, 0.9809404761904762, 0.9796666666666667, 0.9946904761904762, 0.9825714285714285, 0.9576785714285714, 0.9659880952380953, 0.9767738095238097, 0.9382261904761904, 0.9476785714285713, 0.9333690476190475, 0.9299880952380952, 0.9342738095238096, 0.9341071428571429, 0.9308571428571429, 0.9447023809523811, 0.9514880952380954, 0.9751071428571427, 0.9795833333333333, 0.9632380952380953, 0.9563690476190477, 0.9647857142857144, 0.961559523809524]</text:p>
          </table:table-cell>
          <table:table-cell office:value-type="float" office:value="7.133827781677247">
            <text:p>7.133827781677247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MAFVLALAALCLSACNSGTPESDADTAAGRANVDAMSQEHANDTVEPSPATDIAPSRPVISERLPYAEVDDELVYGHFVFPADMVDPLPAIIVIHEWWGLNDNVRAMADRLAGEGFIVLAVDLFGGESATSPEQARQQMLRVVENSQAANENMRQAYEFVNSTAGAPRIGSLGWCFGGGWSLNAAMLFPDELDATVIYYGQVTDDEEKLRPVSSPILGLFGAQDQGITVESVQNFEEALERLRKNYEIHIYPGVDHAFANPTGTAYNAAAAEDAWQKTVEFLNLHLAINEDVSP">
            <text:p>MAFVLALAALCLSACNSGTPESDADTAAGRANVDAMSQEHANDTVEPSPATDIAPSRPVISERLPYAEVDDELVYGHFVFPADMVDPLPAIIVIHEWWGLNDNVRAMADRLAGEGFIVLAVDLFGGESATSPEQARQQMLRVVENSQAANENMRQAYEFVNSTAGAPRIGSLGWCFGGGWSLNAAMLFPDELDATVIYYGQVTDDEEKLRPVSSPILGLFGAQDQGITVESVQNFEEALERLRKNYEIHIYPGVDHAFANPTGTAYNAAAAEDAWQKTVEFLNLHLAINEDVSP</text:p>
          </table:table-cell>
          <table:table-cell office:value-type="string" office:value="BFDNEDID_06867">
            <text:p>BFDNEDID_06867</text:p>
          </table:table-cell>
          <table:table-cell office:value-type="float" office:value="294">
            <text:p>294</text:p>
          </table:table-cell>
          <table:table-cell office:value-type="float" office:value="0.08503401360544217">
            <text:p>0.08503401360544217</text:p>
          </table:table-cell>
          <table:table-cell office:value-type="float" office:value="-0.10544217687074825">
            <text:p>-0.10544217687074825</text:p>
          </table:table-cell>
          <table:table-cell office:value-type="float" office:value="41.58707482993197">
            <text:p>41.58707482993197</text:p>
          </table:table-cell>
          <table:table-cell office:value-type="float" office:value="31832.048000000013">
            <text:p>31832.048000000013</text:p>
          </table:table-cell>
          <table:table-cell office:value-type="string" office:value="(0.2891156462585034, 0.2380952380952381, 0.32653061224489793)">
            <text:p>(0.2891156462585034, 0.2380952380952381, 0.32653061224489793)</text:p>
          </table:table-cell>
          <table:table-cell office:value-type="string" office:value="[0.9602261904761904, 0.9451071428571429, 0.9626666666666667, 0.9551428571428572, 0.9485000000000001, 0.9523214285714284, 0.9608333333333334, 0.9840476190476192, 0.962047619047619, 0.9670238095238096, 1.0175952380952382, 1.0059404761904762, 1.016, 1.0190595238095237, 1.0449761904761903, 1.0521785714285716, 1.0378809523809525, 1.048702380952381, 1.0238095238095237, 1.0471904761904762, 1.0111309523809524, 1.0120119047619047, 1.007607142857143, 1.0146785714285713, 1.0001785714285714, 0.999095238095238, 1.0160952380952382, 0.9809523809523808, 1.0274285714285714, 0.9884404761904761, 1.0020119047619047, 1.0278928571428572, 1.0120833333333334, 1.030761904761905, 0.9945119047619048, 1.0262142857142857, 1.0298571428571428, 1.0230119047619046, 1.00675, 1.0061666666666669, 1.0553214285714287, 1.0226309523809523, 1.0295595238095239, 1.0308809523809523, 1.0138095238095237, 1.0218333333333334, 1.0253095238095238, 0.9830714285714286, 1.0156904761904761, 1.0211785714285715, 1.0119880952380953, 1.002202380952381, 1.0129523809523808, 0.9858333333333333, 1.0031904761904762, 1.022654761904762, 1.0152738095238096, 0.9907380952380952, 0.9873690476190475, 1.0243928571428573, 0.9790476190476192, 1.008142857142857, 1.022952380952381, 0.9844761904761905, 1.0453690476190478, 1.0217619047619049, 1.0249642857142858, 0.9822500000000002, 0.9929523809523809, 0.9810000000000001, 0.9870357142857143, 0.9426785714285715, 0.9451904761904762, 0.9561309523809524, 0.9584880952380951, 0.994904761904762, 0.964452380952381, 1.0029166666666667, 0.976202380952381, 0.9939166666666666, 1.0278928571428574, 1.0010119047619048, 0.9801309523809526, 1.013095238095238, 0.9745714285714286, 0.9640476190476189, 0.958392857142857, 0.9555833333333332, 0.9531190476190478, 0.9551428571428572, 0.9854285714285715, 0.9292619047619048, 0.9666428571428572, 0.9988928571428571, 0.9703928571428572, 1.0152261904761903, 1.0048809523809523, 1.0059642857142859, 0.9858095238095239, 1.0125238095238096, 0.9936547619047619, 0.9878333333333332, 0.9951547619047619, 1.006297619047619, 0.9860238095238096, 0.9865714285714288, 1.0131904761904762, 1.0162261904761904, 1.0192738095238096, 0.9890714285714285, 0.9669285714285716, 0.9782142857142856, 0.9636666666666668, 0.9587857142857145, 0.9638571428571429, 0.946404761904762, 0.9906904761904765, 0.9502142857142859, 0.9792857142857142, 1.0159404761904762, 1.0064523809523809, 1.028952380952381, 1.0142261904761907, 1.0170595238095237, 1.0353690476190476, 1.0436190476190477, 1.0363690476190477, 1.0435238095238095, 1.0253452380952381, 1.024345238095238, 1.0311547619047619, 1.0221785714285714, 1.0089166666666667, 0.9801785714285713, 0.9795119047619048, 0.9937142857142858, 0.9671547619047619, 0.9848214285714286, 1.0263333333333333, 1.003047619047619, 1.0191547619047618, 1.021404761904762, 1.0184285714285715, 1.0299880952380953, 1.0375238095238095, 1.0354404761904763, 1.0192380952380953, 1.0048690476190476, 1.024309523809524, 1.0178333333333334, 0.9938095238095238, 0.9812738095238096, 1.0191785714285715, 0.9592023809523809, 0.9921071428571429, 1.0123928571428573, 0.9993214285714286, 0.9954880952380953, 1.002202380952381, 1.0189880952380952, 1.0007857142857144, 1.018095238095238, 0.9985833333333334, 0.9867261904761904, 1.0194523809523808, 0.9991309523809525, 0.9678809523809523, 0.9924999999999999, 0.9445833333333333, 0.9638571428571426, 0.9640119047619047, 0.9859166666666666, 0.9777142857142855, 0.9822857142857141, 0.9661309523809524, 1.018404761904762, 0.9740714285714286, 1.0107976190476191, 0.9743690476190477, 0.9782500000000001, 0.970952380952381, 0.9712857142857142, 0.9782500000000001, 1.0118809523809522, 1.0068333333333335, 1.0193809523809523, 0.9903571428571428, 1.0407142857142855, 0.9940238095238095, 0.9951428571428571, 0.9628690476190476, 0.9621071428571429, 0.96225, 0.9584523809523811, 0.9836428571428572, 0.9787380952380952, 0.9716785714285715, 1.0173214285714285, 1.0368095238095236, 1.0432380952380953, 1.0552261904761906, 1.0546428571428572, 1.0586428571428574, 1.013952380952381, 1.0430833333333334, 1.0291190476190475, 0.994297619047619, 1.0299404761904762, 1.0052619047619047, 1.007654761904762, 0.9757261904761906, 0.9853928571428571, 0.9979166666666667, 0.9567857142857144, 0.9680833333333334, 0.9998571428571427, 0.984904761904762, 1.0161666666666664, 1.0180238095238097, 1.012595238095238, 1.0135476190476191, 0.9893095238095239, 1.017404761904762, 0.9866309523809523, 1.0291309523809526, 0.9973928571428572, 0.9831428571428572, 1.028297619047619, 1.0181071428571429, 0.9947380952380953, 1.0474880952380954, 1.0219642857142859, 1.0051428571428573, 1.007261904761905, 1.0408690476190476, 1.0008928571428573, 0.9992500000000002, 1.0217738095238094, 1.0351190476190477, 1.0111190476190477, 0.9899166666666668, 1.033261904761905, 0.9629880952380951, 0.9854166666666667, 0.9681666666666666, 0.9686428571428574, 0.9992380952380954, 0.978452380952381, 0.9700119047619047, 1.0133809523809523, 0.966702380952381, 0.9925357142857142, 0.9711666666666667, 0.9980833333333333, 1.0076428571428573, 1.0026904761904762, 0.9993214285714286, 1.013547619047619, 1.0020357142857141, 1.0000714285714285, 0.9844166666666667, 1.0121785714285714, 0.9788095238095238, 0.9932142857142856, 1.000202380952381, 1.0068095238095238, 1.0312142857142856, 1.008857142857143, 1.0015357142857142, 0.9992380952380954, 1.0340714285714285, 1.026964285714286, 0.9907380952380952, 0.9886190476190477, 1.0293928571428572, 0.963047619047619, 0.9864166666666667, 0.9937142857142858, 0.9497976190476193, 0.9672738095238096, 0.958047619047619, 0.9796904761904761, 0.9724404761904762, 1.0126666666666666, 1.0159880952380953]">
            <text:p>[0.9602261904761904, 0.9451071428571429, 0.9626666666666667, 0.9551428571428572, 0.9485000000000001, 0.9523214285714284, 0.9608333333333334, 0.9840476190476192, 0.962047619047619, 0.9670238095238096, 1.0175952380952382, 1.0059404761904762, 1.016, 1.0190595238095237, 1.0449761904761903, 1.0521785714285716, 1.0378809523809525, 1.048702380952381, 1.0238095238095237, 1.0471904761904762, 1.0111309523809524, 1.0120119047619047, 1.007607142857143, 1.0146785714285713, 1.0001785714285714, 0.999095238095238, 1.0160952380952382, 0.9809523809523808, 1.0274285714285714, 0.9884404761904761, 1.0020119047619047, 1.0278928571428572, 1.0120833333333334, 1.030761904761905, 0.9945119047619048, 1.0262142857142857, 1.0298571428571428, 1.0230119047619046, 1.00675, 1.0061666666666669, 1.0553214285714287, 1.0226309523809523, 1.0295595238095239, 1.0308809523809523, 1.0138095238095237, 1.0218333333333334, 1.0253095238095238, 0.9830714285714286, 1.0156904761904761, 1.0211785714285715, 1.0119880952380953, 1.002202380952381, 1.0129523809523808, 0.9858333333333333, 1.0031904761904762, 1.022654761904762, 1.0152738095238096, 0.9907380952380952, 0.9873690476190475, 1.0243928571428573, 0.9790476190476192, 1.008142857142857, 1.022952380952381, 0.9844761904761905, 1.0453690476190478, 1.0217619047619049, 1.0249642857142858, 0.9822500000000002, 0.9929523809523809, 0.9810000000000001, 0.9870357142857143, 0.9426785714285715, 0.9451904761904762, 0.9561309523809524, 0.9584880952380951, 0.994904761904762, 0.964452380952381, 1.0029166666666667, 0.976202380952381, 0.9939166666666666, 1.0278928571428574, 1.0010119047619048, 0.9801309523809526, 1.013095238095238, 0.9745714285714286, 0.9640476190476189, 0.958392857142857, 0.9555833333333332, 0.9531190476190478, 0.9551428571428572, 0.9854285714285715, 0.9292619047619048, 0.9666428571428572, 0.9988928571428571, 0.9703928571428572, 1.0152261904761903, 1.0048809523809523, 1.0059642857142859, 0.9858095238095239, 1.0125238095238096, 0.9936547619047619, 0.9878333333333332, 0.9951547619047619, 1.006297619047619, 0.9860238095238096, 0.9865714285714288, 1.0131904761904762, 1.0162261904761904, 1.0192738095238096, 0.9890714285714285, 0.9669285714285716, 0.9782142857142856, 0.9636666666666668, 0.9587857142857145, 0.9638571428571429, 0.946404761904762, 0.9906904761904765, 0.9502142857142859, 0.9792857142857142, 1.0159404761904762, 1.0064523809523809, 1.028952380952381, 1.0142261904761907, 1.0170595238095237, 1.0353690476190476, 1.0436190476190477, 1.0363690476190477, 1.0435238095238095, 1.0253452380952381, 1.024345238095238, 1.0311547619047619, 1.0221785714285714, 1.0089166666666667, 0.9801785714285713, 0.9795119047619048, 0.9937142857142858, 0.9671547619047619, 0.9848214285714286, 1.0263333333333333, 1.003047619047619, 1.0191547619047618, 1.021404761904762, 1.0184285714285715, 1.0299880952380953, 1.0375238095238095, 1.0354404761904763, 1.0192380952380953, 1.0048690476190476, 1.024309523809524, 1.0178333333333334, 0.9938095238095238, 0.9812738095238096, 1.0191785714285715, 0.9592023809523809, 0.9921071428571429, 1.0123928571428573, 0.9993214285714286, 0.9954880952380953, 1.002202380952381, 1.0189880952380952, 1.0007857142857144, 1.018095238095238, 0.9985833333333334, 0.9867261904761904, 1.0194523809523808, 0.9991309523809525, 0.9678809523809523, 0.9924999999999999, 0.9445833333333333, 0.9638571428571426, 0.9640119047619047, 0.9859166666666666, 0.9777142857142855, 0.9822857142857141, 0.9661309523809524, 1.018404761904762, 0.9740714285714286, 1.0107976190476191, 0.9743690476190477, 0.9782500000000001, 0.970952380952381, 0.9712857142857142, 0.9782500000000001, 1.0118809523809522, 1.0068333333333335, 1.0193809523809523, 0.9903571428571428, 1.0407142857142855, 0.9940238095238095, 0.9951428571428571, 0.9628690476190476, 0.9621071428571429, 0.96225, 0.9584523809523811, 0.9836428571428572, 0.9787380952380952, 0.9716785714285715, 1.0173214285714285, 1.0368095238095236, 1.0432380952380953, 1.0552261904761906, 1.0546428571428572, 1.0586428571428574, 1.013952380952381, 1.0430833333333334, 1.0291190476190475, 0.994297619047619, 1.0299404761904762, 1.0052619047619047, 1.007654761904762, 0.9757261904761906, 0.9853928571428571, 0.9979166666666667, 0.9567857142857144, 0.9680833333333334, 0.9998571428571427, 0.984904761904762, 1.0161666666666664, 1.0180238095238097, 1.012595238095238, 1.0135476190476191, 0.9893095238095239, 1.017404761904762, 0.9866309523809523, 1.0291309523809526, 0.9973928571428572, 0.9831428571428572, 1.028297619047619, 1.0181071428571429, 0.9947380952380953, 1.0474880952380954, 1.0219642857142859, 1.0051428571428573, 1.007261904761905, 1.0408690476190476, 1.0008928571428573, 0.9992500000000002, 1.0217738095238094, 1.0351190476190477, 1.0111190476190477, 0.9899166666666668, 1.033261904761905, 0.9629880952380951, 0.9854166666666667, 0.9681666666666666, 0.9686428571428574, 0.9992380952380954, 0.978452380952381, 0.9700119047619047, 1.0133809523809523, 0.966702380952381, 0.9925357142857142, 0.9711666666666667, 0.9980833333333333, 1.0076428571428573, 1.0026904761904762, 0.9993214285714286, 1.013547619047619, 1.0020357142857141, 1.0000714285714285, 0.9844166666666667, 1.0121785714285714, 0.9788095238095238, 0.9932142857142856, 1.000202380952381, 1.0068095238095238, 1.0312142857142856, 1.008857142857143, 1.0015357142857142, 0.9992380952380954, 1.0340714285714285, 1.026964285714286, 0.9907380952380952, 0.9886190476190477, 1.0293928571428572, 0.963047619047619, 0.9864166666666667, 0.9937142857142858, 0.9497976190476193, 0.9672738095238096, 0.958047619047619, 0.9796904761904761, 0.9724404761904762, 1.0126666666666666, 1.0159880952380953]</text:p>
          </table:table-cell>
          <table:table-cell office:value-type="float" office:value="4.229980659484863">
            <text:p>4.229980659484863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MNPVIRLLLAGMTMLTIVSCGNEQAEPTADAPIESSSPQDTPYAIGSTTFFIHDESRGYDSTTGIDEGVRTLLTEIWYPVEHDVIATGTGSLRRATHGDYVFGDRDVHRLMMTQTTFFHLTPDTVVDGVSQAQIDSAIEELFLRERASYVDAPLAATNDGWPVIVMTHGDAGSRYNMETVCEYLAAHGYVVIAPEHTGNSPYSLTGRDPALGPDGDPELREKMSGVLPLLSELGTYGPEDNYGQSYTPLAGGRDSVEFLQTLDRSYLQRLNDLRAALGELDRMNAEGFAGAAPGSLNLERIGLMGRSFGGGTTLMGLAMEPRFTAGFAVVPPGYPDPRSALPPELLVVAGEESVMLSAEGPFPLTSLTKPTVLLSGAEDALIIGLAASVASAGGVTAPTPTNPHPLLREAFETTDAPVIWGMLADSNHATFGVSGGYWWPELKPGTQARFFEPETEFELIAPAIAHKMQQELALAFFDLTIRDDEAARSRLLDNQYEADGLTIESRNF">
            <text:p>MNPVIRLLLAGMTMLTIVSCGNEQAEPTADAPIESSSPQDTPYAIGSTTFFIHDESRGYDSTTGIDEGVRTLLTEIWYPVEHDVIATGTGSLRRATHGDYVFGDRDVHRLMMTQTTFFHLTPDTVVDGVSQAQIDSAIEELFLRERASYVDAPLAATNDGWPVIVMTHGDAGSRYNMETVCEYLAAHGYVVIAPEHTGNSPYSLTGRDPALGPDGDPELREKMSGVLPLLSELGTYGPEDNYGQSYTPLAGGRDSVEFLQTLDRSYLQRLNDLRAALGELDRMNAEGFAGAAPGSLNLERIGLMGRSFGGGTTLMGLAMEPRFTAGFAVVPPGYPDPRSALPPELLVVAGEESVMLSAEGPFPLTSLTKPTVLLSGAEDALIIGLAASVASAGGVTAPTPTNPHPLLREAFETTDAPVIWGMLADSNHATFGVSGGYWWPELKPGTQARFFEPETEFELIAPAIAHKMQQELALAFFDLTIRDDEAARSRLLDNQYEADGLTIESRNF</text:p>
          </table:table-cell>
          <table:table-cell office:value-type="string" office:value="BFDNEDID_10475">
            <text:p>BFDNEDID_10475</text:p>
          </table:table-cell>
          <table:table-cell office:value-type="float" office:value="508">
            <text:p>508</text:p>
          </table:table-cell>
          <table:table-cell office:value-type="float" office:value="0.08070866141732283">
            <text:p>0.08070866141732283</text:p>
          </table:table-cell>
          <table:table-cell office:value-type="float" office:value="-0.13740157480314996">
            <text:p>-0.13740157480314996</text:p>
          </table:table-cell>
          <table:table-cell office:value-type="float" office:value="40.50492125984252">
            <text:p>40.50492125984252</text:p>
          </table:table-cell>
          <table:table-cell office:value-type="float" office:value="54721.70300000011">
            <text:p>54721.70300000011</text:p>
          </table:table-cell>
          <table:table-cell office:value-type="string" office:value="(0.281496062992126, 0.2578740157480315, 0.3110236220472441)">
            <text:p>(0.281496062992126, 0.2578740157480315, 0.3110236220472441)</text:p>
          </table:table-cell>
          <table:table-cell office:value-type="string" office:value="[0.9833809523809524, 0.9505000000000001, 0.959095238095238, 0.9574761904761905, 0.9734166666666666, 0.9796190476190476, 0.9572499999999999, 0.9820714285714286, 0.963797619047619, 0.9634761904761904, 0.9764047619047619, 0.9476309523809524, 0.962952380952381, 0.990202380952381, 0.9569999999999999, 1.018690476190476, 1.0117857142857143, 1.034154761904762, 1.026511904761905, 1.0279761904761904, 1.0596666666666668, 1.0305119047619047, 1.0221666666666667, 1.0227738095238095, 1.0346190476190475, 1.0044285714285714, 1.0289523809523808, 0.9961547619047618, 1.0545357142857144, 1.0239642857142859, 1.0363809523809524, 1.0425952380952381, 1.043797619047619, 1.043857142857143, 1.0429047619047618, 1.0157023809523809, 1.0248571428571427, 0.9820238095238096, 1.0052142857142858, 0.9800119047619047, 1.0087976190476189, 0.9944404761904762, 0.9788690476190476, 0.98225, 0.9561904761904761, 0.9655238095238096, 0.9674166666666667, 0.9771904761904763, 1.0102380952380954, 1.012511904761905, 1.0104761904761905, 1.0187738095238097, 1.0317023809523809, 1.005059523809524, 1.0426190476190478, 1.0123095238095239, 1.00275, 1.0105833333333334, 1.019452380952381, 0.998452380952381, 1.0403452380952383, 1.0227738095238095, 1.0072857142857141, 0.9918214285714286, 1.0120714285714285, 0.9897500000000001, 0.9741309523809524, 0.9777738095238097, 0.9864642857142857, 0.9947142857142857, 0.9460238095238096, 0.9648809523809525, 0.9765952380952382, 0.998297619047619, 0.9624166666666667, 1.0165357142857143, 0.9662738095238096, 1.015452380952381, 0.966047619047619, 0.9832380952380954, 0.9942857142857142, 0.9876547619047619, 1.001440476190476, 0.9916547619047618, 1.0107738095238095, 1.011404761904762, 0.9852976190476189, 1.0142738095238095, 0.9960833333333334, 0.9902380952380954, 0.997797619047619, 0.9847619047619047, 1.0082738095238095, 0.9961785714285715, 0.9595, 0.9817857142857145, 0.9777023809523809, 1.0107142857142857, 1.0027619047619047, 0.9882738095238095, 1.0153214285714287, 0.9756666666666667, 0.9946071428571428, 0.9900595238095239, 0.9577976190476188, 0.972, 0.969452380952381, 0.986095238095238, 0.9899404761904762, 0.974202380952381, 0.9784642857142856, 0.9546785714285714, 0.9612619047619047, 0.9650833333333334, 0.9608571428571427, 0.9852380952380951, 0.9943333333333333, 0.9976666666666667, 0.9876666666666667, 0.9881190476190476, 0.9951428571428571, 1.0205714285714287, 0.9921785714285715, 0.9803928571428571, 1.0245714285714287, 1.0058690476190475, 1.0007619047619047, 1.0188690476190476, 0.9884404761904761, 1.0332380952380953, 1.005904761904762, 1.00225, 1.0016190476190476, 1.0393690476190476, 1.008404761904762, 0.9691190476190477, 0.986952380952381, 0.9922142857142857, 1.0052738095238094, 1.0131428571428571, 0.9846309523809524, 0.9967857142857145, 1.0149166666666667, 0.9788690476190477, 0.9956309523809523, 1.0160952380952382, 0.9780714285714286, 1.0056666666666667, 0.9706666666666667, 1.0026666666666668, 0.9990357142857142, 1.0049285714285714, 1.0152142857142856, 1.0147023809523807, 1.005047619047619, 0.9786904761904761, 1.0160833333333332, 0.9562380952380952, 0.9644166666666666, 0.9564642857142858, 0.9603809523809523, 0.976047619047619, 0.9663214285714287, 1.0035357142857142, 1.0109642857142855, 0.9986904761904762, 1.0233690476190476, 1.0190238095238098, 1.0060595238095238, 0.9943928571428571, 1.0270833333333333, 0.9863571428571428, 1.023702380952381, 0.9801428571428571, 0.9788928571428572, 0.9787380952380952, 1.0123333333333335, 0.9471190476190477, 0.969404761904762, 0.9789642857142857, 0.9725714285714285, 0.9655714285714286, 0.9800357142857142, 0.9439761904761906, 0.9578690476190476, 0.9562619047619049, 0.9625238095238096, 0.9824285714285714, 0.9951547619047622, 1.0075238095238095, 0.9835595238095238, 1.0244166666666668, 1.0293571428571429, 1.0265, 1.0227380952380953, 1.0176904761904761, 0.9906785714285716, 1.027904761904762, 0.9811309523809523, 1.0114999999999998, 1.0114880952380951, 1.0064285714285715, 1.0260952380952382, 1.0126547619047617, 1.0055714285714286, 1.0063928571428573, 1.0330833333333331, 1.026190476190476, 1.0332261904761904, 1.032452380952381, 1.0498928571428572, 1.0415238095238095, 1.0520714285714285, 1.012702380952381, 1.0476904761904762, 1.0512380952380953, 1.0384761904761906, 1.0027619047619047, 1.0352738095238097, 1.0123333333333333, 0.9838095238095238, 0.9860119047619046, 1.0005119047619049, 0.9646309523809523, 0.9833452380952381, 1.010202380952381, 1.010345238095238, 0.9739166666666667, 1.0174166666666666, 0.997297619047619, 0.9948214285714287, 1.0298928571428572, 1.0242023809523808, 1.0387380952380953, 1.0299642857142857, 1.032047619047619, 1.0117261904761905, 1.0412499999999998, 1.017059523809524, 1.0130952380952383, 0.981904761904762, 1.0093452380952381, 1.0083690476190477, 0.9763928571428571, 1.0046309523809522, 1.0104404761904762, 1.0132380952380953, 1.0112142857142856, 1.0317380952380952, 1.018202380952381, 0.9927261904761904, 1.0360357142857144, 0.966702380952381, 0.9920238095238096, 1.0047142857142857, 0.9816428571428572, 0.983892857142857, 1.0193571428571429, 0.988797619047619, 1.0080714285714287, 0.9749880952380953, 0.9901785714285716, 1.0089880952380954, 0.9879642857142857, 0.980107142857143, 1.0164761904761908, 1.0065238095238096, 0.9785357142857143, 1.0076309523809523, 0.9875714285714287, 0.99525, 0.9822857142857143, 1.0129047619047618, 1.0178452380952383, 0.9790000000000002, 1.0347738095238095, 1.000904761904762, 1.0043809523809526, 1.0323690476190475, 1.0002976190476192, 1.0339166666666668, 1.000345238095238, 0.9849285714285714, 1.0130119047619046, 1.007404761904762, 0.9925952380952381, 1.0023690476190477, 1.0171785714285713, 1.0104880952380952, 1.0148690476190478, 0.9908690476190477, 1.0311785714285715, 0.9862738095238096, 1.0337976190476192, 0.9859880952380952, 0.9784999999999998, 1.0097380952380952, 0.9692023809523811, 0.9912261904761903, 0.9993690476190474, 0.9865714285714285, 1.0049642857142858, 0.9762380952380953, 1.0252023809523807, 1.0084642857142856, 1.005892857142857, 0.9944999999999999, 0.9957261904761905, 0.9786190476190477, 0.9841785714285713, 0.9901547619047617, 0.9605714285714287, 0.992452380952381, 0.9856190476190476, 1.0249880952380952, 0.9973690476190475, 0.9960357142857144, 0.984452380952381, 1.0082142857142857, 0.9866785714285714, 0.9883809523809524, 0.9501785714285714, 0.981440476190476, 0.9634404761904762, 0.9767976190476191, 1.0037619047619049, 0.9927499999999999, 1.0024285714285714, 0.993702380952381, 1.040904761904762, 1.0312857142857141, 1.0249880952380952, 1.0157261904761905, 1.0272738095238094, 1.0082261904761904, 1.007345238095238, 1.0334880952380952, 1.011845238095238, 1.016714285714286, 0.9680238095238094, 0.984202380952381, 0.9756547619047619, 0.973702380952381, 0.9911190476190475, 1.0045119047619049, 1.0246547619047621, 1.0237500000000002, 1.014190476190476, 0.9947976190476191, 1.0063809523809524, 0.9932857142857143, 1.015952380952381, 0.99125, 1.0282738095238098, 1.007083333333333, 1.0211666666666666, 0.9877738095238096, 1.0294642857142857, 0.9776785714285714, 1.0019047619047619, 1.0037738095238096, 0.9798690476190476, 1.0187261904761904, 1.0295833333333333, 1.0032023809523811, 0.9944404761904762, 0.981595238095238, 0.9888571428571428, 0.9827619047619051, 1.0065238095238096, 0.9961785714285712, 1.00125, 1.0378809523809525, 1.0146309523809525, 0.994595238095238, 0.9861190476190477, 0.9782857142857144, 0.9704880952380954, 0.9837380952380952, 0.9503452380952382, 0.9800476190476191, 0.9775119047619049, 0.9974166666666667, 0.9690238095238095, 1.0008809523809525, 1.0107380952380953, 0.9898452380952382, 1.010154761904762, 0.9998571428571427, 0.9827857142857143, 1.010345238095238, 0.9972261904761904, 1.0158809523809524, 0.9997261904761904, 1.0250357142857145, 1.0102738095238095, 1.0311190476190475, 1.019404761904762, 0.9910714285714286, 1.0195238095238093, 0.9769166666666668, 0.9935833333333335, 1.0025119047619047, 1.011845238095238, 0.9824642857142857, 0.9884404761904764, 1.0413690476190478, 0.9966666666666667, 1.0156309523809524, 1.0252500000000002, 0.9940476190476191, 1.012440476190476, 0.9661904761904762, 0.9748690476190477, 0.9605119047619048, 0.9826190476190475, 0.9506309523809525, 0.967511904761905, 0.9934761904761904, 1.0128095238095238, 1.0039285714285715, 1.0100595238095238, 0.9873214285714286, 1.0063214285714284, 0.9931904761904762, 0.9685476190476191, 1.003547619047619, 0.9684880952380952, 1.0124404761904762, 0.9896904761904762, 0.9871190476190476, 0.9643928571428572, 0.9730238095238096, 0.9749047619047618, 1.0082976190476192, 1.0048214285714288, 0.9800357142857143, 1.051297619047619, 1.0227619047619048, 1.0308809523809523, 1.021202380952381, 1.0235238095238093, 0.9964642857142858, 1.0003214285714286, 0.9738571428571429, 0.9926785714285715, 1.034202380952381, 1.008964285714286, 1.033607142857143, 1.0151904761904764, 1.0512380952380955, 0.9922380952380953, 1.0422261904761907, 0.9721309523809523, 0.9883333333333335, 0.9940238095238095, 0.9929166666666667, 0.9699642857142857, 0.9700833333333333, 0.9932857142857143, 0.9827619047619048, 1.0241785714285716, 0.978904761904762, 1.0269404761904763, 1.0175714285714286, 1.0264166666666668, 0.9804642857142858, 1.0011071428571428, 0.9705000000000003, 0.9798928571428572, 0.9502023809523811, 0.9585476190476191, 0.9907738095238094, 0.943797619047619, 0.9867380952380952, 0.971559523809524, 1.0144166666666667, 1.0248095238095238, 1.0217738095238096, 1.0348452380952382, 1.0112380952380953, 1.0283333333333333, 1.0234285714285716, 1.0150119047619048, 0.9953214285714286, 0.9837499999999999, 0.9980357142857144, 1.0239999999999998, 1.004595238095238, 1.0091428571428571, 0.9955952380952381, 1.0517023809523809, 1.0027142857142857, 1.0330714285714284, 1.003797619047619, 0.9886666666666667, 1.0163333333333333, 0.9887380952380953, 1.0385000000000002]">
            <text:p>[0.9833809523809524, 0.9505000000000001, 0.959095238095238, 0.9574761904761905, 0.9734166666666666, 0.9796190476190476, 0.9572499999999999, 0.9820714285714286, 0.963797619047619, 0.9634761904761904, 0.9764047619047619, 0.9476309523809524, 0.962952380952381, 0.990202380952381, 0.9569999999999999, 1.018690476190476, 1.0117857142857143, 1.034154761904762, 1.026511904761905, 1.0279761904761904, 1.0596666666666668, 1.0305119047619047, 1.0221666666666667, 1.0227738095238095, 1.0346190476190475, 1.0044285714285714, 1.0289523809523808, 0.9961547619047618, 1.0545357142857144, 1.0239642857142859, 1.0363809523809524, 1.0425952380952381, 1.043797619047619, 1.043857142857143, 1.0429047619047618, 1.0157023809523809, 1.0248571428571427, 0.9820238095238096, 1.0052142857142858, 0.9800119047619047, 1.0087976190476189, 0.9944404761904762, 0.9788690476190476, 0.98225, 0.9561904761904761, 0.9655238095238096, 0.9674166666666667, 0.9771904761904763, 1.0102380952380954, 1.012511904761905, 1.0104761904761905, 1.0187738095238097, 1.0317023809523809, 1.005059523809524, 1.0426190476190478, 1.0123095238095239, 1.00275, 1.0105833333333334, 1.019452380952381, 0.998452380952381, 1.0403452380952383, 1.0227738095238095, 1.0072857142857141, 0.9918214285714286, 1.0120714285714285, 0.9897500000000001, 0.9741309523809524, 0.9777738095238097, 0.9864642857142857, 0.9947142857142857, 0.9460238095238096, 0.9648809523809525, 0.9765952380952382, 0.998297619047619, 0.9624166666666667, 1.0165357142857143, 0.9662738095238096, 1.015452380952381, 0.966047619047619, 0.9832380952380954, 0.9942857142857142, 0.9876547619047619, 1.001440476190476, 0.9916547619047618, 1.0107738095238095, 1.011404761904762, 0.9852976190476189, 1.0142738095238095, 0.9960833333333334, 0.9902380952380954, 0.997797619047619, 0.9847619047619047, 1.0082738095238095, 0.9961785714285715, 0.9595, 0.9817857142857145, 0.9777023809523809, 1.0107142857142857, 1.0027619047619047, 0.9882738095238095, 1.0153214285714287, 0.9756666666666667, 0.9946071428571428, 0.9900595238095239, 0.9577976190476188, 0.972, 0.969452380952381, 0.986095238095238, 0.9899404761904762, 0.974202380952381, 0.9784642857142856, 0.9546785714285714, 0.9612619047619047, 0.9650833333333334, 0.9608571428571427, 0.9852380952380951, 0.9943333333333333, 0.9976666666666667, 0.9876666666666667, 0.9881190476190476, 0.9951428571428571, 1.0205714285714287, 0.9921785714285715, 0.9803928571428571, 1.0245714285714287, 1.0058690476190475, 1.0007619047619047, 1.0188690476190476, 0.9884404761904761, 1.0332380952380953, 1.005904761904762, 1.00225, 1.0016190476190476, 1.0393690476190476, 1.008404761904762, 0.9691190476190477, 0.986952380952381, 0.9922142857142857, 1.0052738095238094, 1.0131428571428571, 0.9846309523809524, 0.9967857142857145, 1.0149166666666667, 0.9788690476190477, 0.9956309523809523, 1.0160952380952382, 0.9780714285714286, 1.0056666666666667, 0.9706666666666667, 1.0026666666666668, 0.9990357142857142, 1.0049285714285714, 1.0152142857142856, 1.0147023809523807, 1.005047619047619, 0.9786904761904761, 1.0160833333333332, 0.9562380952380952, 0.9644166666666666, 0.9564642857142858, 0.9603809523809523, 0.976047619047619, 0.9663214285714287, 1.0035357142857142, 1.0109642857142855, 0.9986904761904762, 1.0233690476190476, 1.0190238095238098, 1.0060595238095238, 0.9943928571428571, 1.0270833333333333, 0.9863571428571428, 1.023702380952381, 0.9801428571428571, 0.9788928571428572, 0.9787380952380952, 1.0123333333333335, 0.9471190476190477, 0.969404761904762, 0.9789642857142857, 0.9725714285714285, 0.9655714285714286, 0.9800357142857142, 0.9439761904761906, 0.9578690476190476, 0.9562619047619049, 0.9625238095238096, 0.9824285714285714, 0.9951547619047622, 1.0075238095238095, 0.9835595238095238, 1.0244166666666668, 1.0293571428571429, 1.0265, 1.0227380952380953, 1.0176904761904761, 0.9906785714285716, 1.027904761904762, 0.9811309523809523, 1.0114999999999998, 1.0114880952380951, 1.0064285714285715, 1.0260952380952382, 1.0126547619047617, 1.0055714285714286, 1.0063928571428573, 1.0330833333333331, 1.026190476190476, 1.0332261904761904, 1.032452380952381, 1.0498928571428572, 1.0415238095238095, 1.0520714285714285, 1.012702380952381, 1.0476904761904762, 1.0512380952380953, 1.0384761904761906, 1.0027619047619047, 1.0352738095238097, 1.0123333333333333, 0.9838095238095238, 0.9860119047619046, 1.0005119047619049, 0.9646309523809523, 0.9833452380952381, 1.010202380952381, 1.010345238095238, 0.9739166666666667, 1.0174166666666666, 0.997297619047619, 0.9948214285714287, 1.0298928571428572, 1.0242023809523808, 1.0387380952380953, 1.0299642857142857, 1.032047619047619, 1.0117261904761905, 1.0412499999999998, 1.017059523809524, 1.0130952380952383, 0.981904761904762, 1.0093452380952381, 1.0083690476190477, 0.9763928571428571, 1.0046309523809522, 1.0104404761904762, 1.0132380952380953, 1.0112142857142856, 1.0317380952380952, 1.018202380952381, 0.9927261904761904, 1.0360357142857144, 0.966702380952381, 0.9920238095238096, 1.0047142857142857, 0.9816428571428572, 0.983892857142857, 1.0193571428571429, 0.988797619047619, 1.0080714285714287, 0.9749880952380953, 0.9901785714285716, 1.0089880952380954, 0.9879642857142857, 0.980107142857143, 1.0164761904761908, 1.0065238095238096, 0.9785357142857143, 1.0076309523809523, 0.9875714285714287, 0.99525, 0.9822857142857143, 1.0129047619047618, 1.0178452380952383, 0.9790000000000002, 1.0347738095238095, 1.000904761904762, 1.0043809523809526, 1.0323690476190475, 1.0002976190476192, 1.0339166666666668, 1.000345238095238, 0.9849285714285714, 1.0130119047619046, 1.007404761904762, 0.9925952380952381, 1.0023690476190477, 1.0171785714285713, 1.0104880952380952, 1.0148690476190478, 0.9908690476190477, 1.0311785714285715, 0.9862738095238096, 1.0337976190476192, 0.9859880952380952, 0.9784999999999998, 1.0097380952380952, 0.9692023809523811, 0.9912261904761903, 0.9993690476190474, 0.9865714285714285, 1.0049642857142858, 0.9762380952380953, 1.0252023809523807, 1.0084642857142856, 1.005892857142857, 0.9944999999999999, 0.9957261904761905, 0.9786190476190477, 0.9841785714285713, 0.9901547619047617, 0.9605714285714287, 0.992452380952381, 0.9856190476190476, 1.0249880952380952, 0.9973690476190475, 0.9960357142857144, 0.984452380952381, 1.0082142857142857, 0.9866785714285714, 0.9883809523809524, 0.9501785714285714, 0.981440476190476, 0.9634404761904762, 0.9767976190476191, 1.0037619047619049, 0.9927499999999999, 1.0024285714285714, 0.993702380952381, 1.040904761904762, 1.0312857142857141, 1.0249880952380952, 1.0157261904761905, 1.0272738095238094, 1.0082261904761904, 1.007345238095238, 1.0334880952380952, 1.011845238095238, 1.016714285714286, 0.9680238095238094, 0.984202380952381, 0.9756547619047619, 0.973702380952381, 0.9911190476190475, 1.0045119047619049, 1.0246547619047621, 1.0237500000000002, 1.014190476190476, 0.9947976190476191, 1.0063809523809524, 0.9932857142857143, 1.015952380952381, 0.99125, 1.0282738095238098, 1.007083333333333, 1.0211666666666666, 0.9877738095238096, 1.0294642857142857, 0.9776785714285714, 1.0019047619047619, 1.0037738095238096, 0.9798690476190476, 1.0187261904761904, 1.0295833333333333, 1.0032023809523811, 0.9944404761904762, 0.981595238095238, 0.9888571428571428, 0.9827619047619051, 1.0065238095238096, 0.9961785714285712, 1.00125, 1.0378809523809525, 1.0146309523809525, 0.994595238095238, 0.9861190476190477, 0.9782857142857144, 0.9704880952380954, 0.9837380952380952, 0.9503452380952382, 0.9800476190476191, 0.9775119047619049, 0.9974166666666667, 0.9690238095238095, 1.0008809523809525, 1.0107380952380953, 0.9898452380952382, 1.010154761904762, 0.9998571428571427, 0.9827857142857143, 1.010345238095238, 0.9972261904761904, 1.0158809523809524, 0.9997261904761904, 1.0250357142857145, 1.0102738095238095, 1.0311190476190475, 1.019404761904762, 0.9910714285714286, 1.0195238095238093, 0.9769166666666668, 0.9935833333333335, 1.0025119047619047, 1.011845238095238, 0.9824642857142857, 0.9884404761904764, 1.0413690476190478, 0.9966666666666667, 1.0156309523809524, 1.0252500000000002, 0.9940476190476191, 1.012440476190476, 0.9661904761904762, 0.9748690476190477, 0.9605119047619048, 0.9826190476190475, 0.9506309523809525, 0.967511904761905, 0.9934761904761904, 1.0128095238095238, 1.0039285714285715, 1.0100595238095238, 0.9873214285714286, 1.0063214285714284, 0.9931904761904762, 0.9685476190476191, 1.003547619047619, 0.9684880952380952, 1.0124404761904762, 0.9896904761904762, 0.9871190476190476, 0.9643928571428572, 0.9730238095238096, 0.9749047619047618, 1.0082976190476192, 1.0048214285714288, 0.9800357142857143, 1.051297619047619, 1.0227619047619048, 1.0308809523809523, 1.021202380952381, 1.0235238095238093, 0.9964642857142858, 1.0003214285714286, 0.9738571428571429, 0.9926785714285715, 1.034202380952381, 1.008964285714286, 1.033607142857143, 1.0151904761904764, 1.0512380952380955, 0.9922380952380953, 1.0422261904761907, 0.9721309523809523, 0.9883333333333335, 0.9940238095238095, 0.9929166666666667, 0.9699642857142857, 0.9700833333333333, 0.9932857142857143, 0.9827619047619048, 1.0241785714285716, 0.978904761904762, 1.0269404761904763, 1.0175714285714286, 1.0264166666666668, 0.9804642857142858, 1.0011071428571428, 0.9705000000000003, 0.9798928571428572, 0.9502023809523811, 0.9585476190476191, 0.9907738095238094, 0.943797619047619, 0.9867380952380952, 0.971559523809524, 1.0144166666666667, 1.0248095238095238, 1.0217738095238096, 1.0348452380952382, 1.0112380952380953, 1.0283333333333333, 1.0234285714285716, 1.0150119047619048, 0.9953214285714286, 0.9837499999999999, 0.9980357142857144, 1.0239999999999998, 1.004595238095238, 1.0091428571428571, 0.9955952380952381, 1.0517023809523809, 1.0027142857142857, 1.0330714285714284, 1.003797619047619, 0.9886666666666667, 1.0163333333333333, 0.9887380952380953, 1.0385000000000002]</text:p>
          </table:table-cell>
          <table:table-cell office:value-type="float" office:value="4.447503471374512">
            <text:p>4.447503471374512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MTEIFYDYSKLDQPEVLQIIFHPRREAHTGPPPDNAVDNIITVDEGIGVHARFHLAGQEEPNILFFHGNGEIVSDYDAIGPFYTRFGMNFLAVDYRGYGKSSGSPTVTAMLADSHHILDAVRDWLSKSGHTGPLLVMGRSLGAAAALELASNHADDFVGLIIESGFATTLPLLINLGVDVARLGITEEDGFRNVRKISSFTKPTLIIHGQYDEIIPVNTAAILQAQSPARAKEFQVVPGASHNTVIASAGELYFSMIKQFCNKICGIRAQRRRKIN">
            <text:p>MTEIFYDYSKLDQPEVLQIIFHPRREAHTGPPPDNAVDNIITVDEGIGVHARFHLAGQEEPNILFFHGNGEIVSDYDAIGPFYTRFGMNFLAVDYRGYGKSSGSPTVTAMLADSHHILDAVRDWLSKSGHTGPLLVMGRSLGAAAALELASNHADDFVGLIIESGFATTLPLLINLGVDVARLGITEEDGFRNVRKISSFTKPTLIIHGQYDEIIPVNTAAILQAQSPARAKEFQVVPGASHNTVIASAGELYFSMIKQFCNKICGIRAQRRRKIN</text:p>
          </table:table-cell>
          <table:table-cell office:value-type="string" office:value="BFDNEDID_11453">
            <text:p>BFDNEDID_11453</text:p>
          </table:table-cell>
          <table:table-cell office:value-type="float" office:value="276">
            <text:p>276</text:p>
          </table:table-cell>
          <table:table-cell office:value-type="float" office:value="0.08695652173913043">
            <text:p>0.08695652173913043</text:p>
          </table:table-cell>
          <table:table-cell office:value-type="float" office:value="-0.04420289855072454">
            <text:p>-0.04420289855072454</text:p>
          </table:table-cell>
          <table:table-cell office:value-type="float" office:value="43.233043478260875">
            <text:p>43.233043478260875</text:p>
          </table:table-cell>
          <table:table-cell office:value-type="float" office:value="30232.0128">
            <text:p>30232.0128</text:p>
          </table:table-cell>
          <table:table-cell office:value-type="string" office:value="(0.3188405797101449, 0.2427536231884058, 0.2427536231884058)">
            <text:p>(0.3188405797101449, 0.2427536231884058, 0.2427536231884058)</text:p>
          </table:table-cell>
          <table:table-cell office:value-type="string" office:value="[0.9772142857142857, 1.0095595238095239, 0.963654761904762, 1.017357142857143, 1.022047619047619, 0.9920238095238096, 1.0550238095238094, 1.0256904761904762, 1.0327380952380953, 1.033845238095238, 0.9826071428571429, 0.999107142857143, 1.0003095238095239, 0.9485357142857141, 0.9595595238095239, 0.9535714285714285, 0.9696190476190475, 0.9968452380952383, 0.9833690476190475, 1.0013095238095238, 1.025095238095238, 0.993642857142857, 1.005797619047619, 1.0188333333333333, 1.0215238095238095, 1.0267976190476191, 1.0302142857142855, 1.036892857142857, 1.0404285714285713, 1.0311309523809524, 1.0169880952380954, 1.0067380952380953, 1.0308690476190474, 0.9963095238095238, 0.9658333333333333, 0.9809404761904762, 0.9976904761904761, 0.9808333333333333, 1.0208214285714285, 1.0109404761904763, 0.9998928571428571, 0.9871071428571428, 1.0159285714285713, 0.9727380952380952, 0.9806190476190476, 0.9743690476190475, 0.9685357142857143, 0.9458214285714286, 0.9670238095238096, 0.9640833333333334, 0.9877738095238096, 1.004702380952381, 1.015702380952381, 1.0451071428571428, 1.0437976190476193, 1.0342261904761905, 1.0287142857142857, 0.9842976190476191, 0.983547619047619, 0.9608214285714286, 0.9571547619047619, 0.9672142857142858, 0.9913095238095238, 0.9965833333333334, 1.0002380952380951, 1.023107142857143, 0.9843690476190474, 1.007654761904762, 1.0260595238095238, 1.0098690476190477, 0.9760714285714287, 1.0237380952380952, 0.9883571428571429, 0.988452380952381, 1.0090119047619046, 0.9898214285714287, 0.9603452380952381, 0.9761785714285713, 0.986095238095238, 0.9773928571428572, 0.9589642857142857, 0.9958571428571429, 0.9631309523809525, 0.9954761904761905, 0.947857142857143, 0.973392857142857, 0.9785833333333332, 0.9602738095238095, 1.002154761904762, 0.9535952380952382, 0.9998928571428571, 1.0002857142857142, 0.9850357142857143, 1.031940476190476, 1.0359880952380953, 1.0254404761904763, 1.0407738095238097, 1.0385833333333334, 1.04075, 1.0296309523809524, 1.0065714285714287, 0.9900357142857142, 1.0006428571428572, 0.9778214285714286, 0.9709999999999999, 0.9747857142857144, 0.9911547619047619, 1.0051547619047618, 0.987309523809524, 0.9685238095238095, 0.982654761904762, 0.9746071428571428, 0.9744166666666667, 0.9969761904761906, 0.9648690476190477, 0.9725476190476191, 0.9964880952380952, 0.9988095238095239, 0.9627380952380952, 0.9986904761904764, 1.0239523809523812, 1.025452380952381, 1.0098809523809524, 1.01725, 1.0072976190476193, 1.0246071428571428, 1.0126666666666666, 0.9988333333333331, 0.9635357142857144, 0.9754642857142857, 0.9716428571428573, 0.9777380952380952, 0.9908928571428571, 0.9801428571428572, 1.000202380952381, 0.9767976190476189, 1.0150714285714284, 0.9880357142857144, 0.9894166666666665, 0.9896190476190476, 0.9865833333333334, 0.9783333333333334, 1.019095238095238, 0.9677142857142859, 1.0062857142857144, 1.0116190476190479, 1.007047619047619, 0.9940119047619047, 1.0126666666666668, 1.02225, 1.006845238095238, 0.9686666666666666, 0.9858809523809524, 0.99325, 0.9553690476190477, 0.9688690476190475, 0.9751309523809524, 1.0167261904761904, 0.9877976190476192, 0.9957857142857143, 0.977107142857143, 1.005404761904762, 0.9943690476190477, 0.9843928571428571, 0.9669047619047619, 0.9940833333333332, 0.9545952380952382, 0.9692261904761904, 0.9667857142857144, 0.9913214285714286, 0.9566190476190476, 0.995095238095238, 0.9642380952380952, 1.0118928571428571, 0.9617261904761906, 0.9932857142857143, 0.9872738095238095, 0.9667142857142859, 1.0030595238095237, 0.9730238095238096, 1.0181904761904763, 1.0381428571428573, 1.0294166666666669, 1.030047619047619, 1.0255476190476192, 1.0017261904761905, 1.028309523809524, 1.014559523809524, 0.9790952380952382, 1.0137857142857143, 1.024202380952381, 0.9774642857142857, 1.027404761904762, 1.008595238095238, 0.9884404761904764, 1.0264166666666665, 1.0303809523809524, 1.0031071428571428, 0.9922023809523809, 0.9758333333333333, 0.977142857142857, 0.9717142857142856, 0.9691785714285714, 0.9868809523809523, 0.988857142857143, 0.9772261904761905, 1.0268809523809526, 1.0136309523809526, 0.9735357142857145, 0.9956547619047618, 1.0147380952380953, 0.9719642857142856, 1.011404761904762, 0.977845238095238, 0.9832142857142857, 0.9839642857142856, 0.9672619047619048, 0.9800476190476192, 1.0014642857142857, 0.984202380952381, 1.0127142857142857, 1.0137976190476192, 1.0187261904761906, 1.010904761904762, 1.0292142857142859, 1.0193571428571429, 1.0466904761904763, 1.021607142857143, 0.9798095238095238, 1.0268809523809526, 0.9792976190476191, 0.9921309523809524, 1.0125833333333332, 0.9903928571428571, 0.993452380952381, 1.0153809523809525, 0.9869285714285715, 1.0171190476190477, 0.9817857142857143, 0.9728928571428571, 0.9792380952380952, 0.9906785714285714, 1.0035595238095238, 0.9858452380952382, 1.008940476190476, 1.0129404761904763, 0.9701785714285714, 0.9860119047619049, 0.9716071428571428, 0.9995238095238096, 0.962452380952381, 0.9739642857142856, 1.0156428571428573, 0.9798809523809524, 0.9736071428571429, 0.9877857142857144, 1.0144285714285715, 1.0034404761904763, 0.9536309523809523, 0.9751547619047619, 1.0022857142857142, 0.9637261904761905, 0.996702380952381, 0.9810119047619048, 1.0054285714285716, 1.0031071428571428, 1.00975]">
            <text:p>[0.9772142857142857, 1.0095595238095239, 0.963654761904762, 1.017357142857143, 1.022047619047619, 0.9920238095238096, 1.0550238095238094, 1.0256904761904762, 1.0327380952380953, 1.033845238095238, 0.9826071428571429, 0.999107142857143, 1.0003095238095239, 0.9485357142857141, 0.9595595238095239, 0.9535714285714285, 0.9696190476190475, 0.9968452380952383, 0.9833690476190475, 1.0013095238095238, 1.025095238095238, 0.993642857142857, 1.005797619047619, 1.0188333333333333, 1.0215238095238095, 1.0267976190476191, 1.0302142857142855, 1.036892857142857, 1.0404285714285713, 1.0311309523809524, 1.0169880952380954, 1.0067380952380953, 1.0308690476190474, 0.9963095238095238, 0.9658333333333333, 0.9809404761904762, 0.9976904761904761, 0.9808333333333333, 1.0208214285714285, 1.0109404761904763, 0.9998928571428571, 0.9871071428571428, 1.0159285714285713, 0.9727380952380952, 0.9806190476190476, 0.9743690476190475, 0.9685357142857143, 0.9458214285714286, 0.9670238095238096, 0.9640833333333334, 0.9877738095238096, 1.004702380952381, 1.015702380952381, 1.0451071428571428, 1.0437976190476193, 1.0342261904761905, 1.0287142857142857, 0.9842976190476191, 0.983547619047619, 0.9608214285714286, 0.9571547619047619, 0.9672142857142858, 0.9913095238095238, 0.9965833333333334, 1.0002380952380951, 1.023107142857143, 0.9843690476190474, 1.007654761904762, 1.0260595238095238, 1.0098690476190477, 0.9760714285714287, 1.0237380952380952, 0.9883571428571429, 0.988452380952381, 1.0090119047619046, 0.9898214285714287, 0.9603452380952381, 0.9761785714285713, 0.986095238095238, 0.9773928571428572, 0.9589642857142857, 0.9958571428571429, 0.9631309523809525, 0.9954761904761905, 0.947857142857143, 0.973392857142857, 0.9785833333333332, 0.9602738095238095, 1.002154761904762, 0.9535952380952382, 0.9998928571428571, 1.0002857142857142, 0.9850357142857143, 1.031940476190476, 1.0359880952380953, 1.0254404761904763, 1.0407738095238097, 1.0385833333333334, 1.04075, 1.0296309523809524, 1.0065714285714287, 0.9900357142857142, 1.0006428571428572, 0.9778214285714286, 0.9709999999999999, 0.9747857142857144, 0.9911547619047619, 1.0051547619047618, 0.987309523809524, 0.9685238095238095, 0.982654761904762, 0.9746071428571428, 0.9744166666666667, 0.9969761904761906, 0.9648690476190477, 0.9725476190476191, 0.9964880952380952, 0.9988095238095239, 0.9627380952380952, 0.9986904761904764, 1.0239523809523812, 1.025452380952381, 1.0098809523809524, 1.01725, 1.0072976190476193, 1.0246071428571428, 1.0126666666666666, 0.9988333333333331, 0.9635357142857144, 0.9754642857142857, 0.9716428571428573, 0.9777380952380952, 0.9908928571428571, 0.9801428571428572, 1.000202380952381, 0.9767976190476189, 1.0150714285714284, 0.9880357142857144, 0.9894166666666665, 0.9896190476190476, 0.9865833333333334, 0.9783333333333334, 1.019095238095238, 0.9677142857142859, 1.0062857142857144, 1.0116190476190479, 1.007047619047619, 0.9940119047619047, 1.0126666666666668, 1.02225, 1.006845238095238, 0.9686666666666666, 0.9858809523809524, 0.99325, 0.9553690476190477, 0.9688690476190475, 0.9751309523809524, 1.0167261904761904, 0.9877976190476192, 0.9957857142857143, 0.977107142857143, 1.005404761904762, 0.9943690476190477, 0.9843928571428571, 0.9669047619047619, 0.9940833333333332, 0.9545952380952382, 0.9692261904761904, 0.9667857142857144, 0.9913214285714286, 0.9566190476190476, 0.995095238095238, 0.9642380952380952, 1.0118928571428571, 0.9617261904761906, 0.9932857142857143, 0.9872738095238095, 0.9667142857142859, 1.0030595238095237, 0.9730238095238096, 1.0181904761904763, 1.0381428571428573, 1.0294166666666669, 1.030047619047619, 1.0255476190476192, 1.0017261904761905, 1.028309523809524, 1.014559523809524, 0.9790952380952382, 1.0137857142857143, 1.024202380952381, 0.9774642857142857, 1.027404761904762, 1.008595238095238, 0.9884404761904764, 1.0264166666666665, 1.0303809523809524, 1.0031071428571428, 0.9922023809523809, 0.9758333333333333, 0.977142857142857, 0.9717142857142856, 0.9691785714285714, 0.9868809523809523, 0.988857142857143, 0.9772261904761905, 1.0268809523809526, 1.0136309523809526, 0.9735357142857145, 0.9956547619047618, 1.0147380952380953, 0.9719642857142856, 1.011404761904762, 0.977845238095238, 0.9832142857142857, 0.9839642857142856, 0.9672619047619048, 0.9800476190476192, 1.0014642857142857, 0.984202380952381, 1.0127142857142857, 1.0137976190476192, 1.0187261904761906, 1.010904761904762, 1.0292142857142859, 1.0193571428571429, 1.0466904761904763, 1.021607142857143, 0.9798095238095238, 1.0268809523809526, 0.9792976190476191, 0.9921309523809524, 1.0125833333333332, 0.9903928571428571, 0.993452380952381, 1.0153809523809525, 0.9869285714285715, 1.0171190476190477, 0.9817857142857143, 0.9728928571428571, 0.9792380952380952, 0.9906785714285714, 1.0035595238095238, 0.9858452380952382, 1.008940476190476, 1.0129404761904763, 0.9701785714285714, 0.9860119047619049, 0.9716071428571428, 0.9995238095238096, 0.962452380952381, 0.9739642857142856, 1.0156428571428573, 0.9798809523809524, 0.9736071428571429, 0.9877857142857144, 1.0144285714285715, 1.0034404761904763, 0.9536309523809523, 0.9751547619047619, 1.0022857142857142, 0.9637261904761905, 0.996702380952381, 0.9810119047619048, 1.0054285714285716, 1.0031071428571428, 1.00975]</text:p>
          </table:table-cell>
          <table:table-cell office:value-type="float" office:value="5.979996299743653">
            <text:p>5.97999629974365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MGKNSDYDPEVMQLFDGYVHGLISRRQFLDRAAAVTASSVSAAAILASLAPDYALAQQVDPDDTSLTTSYKKYGSPKGAGVMRGYFARPAAGGHKLPAVVVIHENRGLNPYIEDVTRRLAVAGFIAFAPDALAPLGGYPGNDDDGRKLQRQRDRQEMTEDFIAAVEFLIGHPDSTGNVGAVGFCFGGGMSMELAVRLPRLSAAVAFYGRHPDASRAADIRAPVMLHHAELDERVNATWPDFEAGLKSAKRRYENYDYAGVGHGFHNDTTPRYDKEAAELAWQRTLRFFETNLM">
            <text:p>MGKNSDYDPEVMQLFDGYVHGLISRRQFLDRAAAVTASSVSAAAILASLAPDYALAQQVDPDDTSLTTSYKKYGSPKGAGVMRGYFARPAAGGHKLPAVVVIHENRGLNPYIEDVTRRLAVAGFIAFAPDALAPLGGYPGNDDDGRKLQRQRDRQEMTEDFIAAVEFLIGHPDSTGNVGAVGFCFGGGMSMELAVRLPRLSAAVAFYGRHPDASRAADIRAPVMLHHAELDERVNATWPDFEAGLKSAKRRYENYDYAGVGHGFHNDTTPRYDKEAAELAWQRTLRFFETNLM</text:p>
          </table:table-cell>
          <table:table-cell office:value-type="string" office:value="BFDNEDID_12758">
            <text:p>BFDNEDID_12758</text:p>
          </table:table-cell>
          <table:table-cell office:value-type="float" office:value="293">
            <text:p>293</text:p>
          </table:table-cell>
          <table:table-cell office:value-type="float" office:value="0.09897610921501707">
            <text:p>0.09897610921501707</text:p>
          </table:table-cell>
          <table:table-cell office:value-type="float" office:value="-0.3317406143344712">
            <text:p>-0.3317406143344712</text:p>
          </table:table-cell>
          <table:table-cell office:value-type="float" office:value="33.79013651877134">
            <text:p>33.79013651877134</text:p>
          </table:table-cell>
          <table:table-cell office:value-type="float" office:value="32043.595300000004">
            <text:p>32043.595300000004</text:p>
          </table:table-cell>
          <table:table-cell office:value-type="string" office:value="(0.2696245733788396, 0.2252559726962457, 0.2935153583617748)">
            <text:p>(0.2696245733788396, 0.2252559726962457, 0.2935153583617748)</text:p>
          </table:table-cell>
          <table:table-cell office:value-type="string" office:value="[1.0428928571428573, 1.014952380952381, 1.0587142857142855, 1.023297619047619, 1.0319285714285715, 0.983452380952381, 1.0010357142857143, 1.0090238095238095, 0.9691071428571428, 0.976690476190476, 1.0050238095238095, 0.9740238095238095, 0.9613333333333335, 0.9724285714285714, 0.971857142857143, 0.9857619047619046, 0.9526904761904763, 0.9710357142857143, 1.0054404761904763, 0.9839166666666667, 0.9914761904761905, 0.9980119047619047, 0.9715119047619047, 0.995095238095238, 1.0146309523809522, 0.9820476190476191, 0.9854166666666667, 0.9865476190476191, 0.9862976190476191, 0.9762023809523809, 0.9977500000000001, 0.9858214285714285, 1.0070238095238095, 1.0013928571428572, 0.9812380952380954, 1.0230000000000001, 0.9856309523809524, 0.9883214285714287, 0.9790476190476192, 0.9640833333333334, 0.9728690476190477, 0.9784761904761906, 0.9882976190476191, 0.9659166666666666, 0.9989166666666668, 1.0093214285714285, 1.0034523809523808, 0.9698571428571429, 0.9990952380952381, 0.9809285714285714, 0.99575, 1.0000238095238094, 0.9976309523809525, 0.9892380952380952, 1.0439166666666666, 1.0265833333333334, 1.0406666666666666, 1.035547619047619, 1.0176190476190474, 1.0336904761904762, 0.9947738095238096, 1.0147261904761904, 1.0017857142857143, 1.0162738095238095, 0.9887023809523812, 1.0463333333333336, 1.0256309523809524, 0.9963690476190477, 1.0493214285714285, 1.037964285714286, 1.0405833333333332, 1.0487976190476191, 1.0203571428571427, 1.0170595238095237, 1.0220833333333335, 0.9846547619047619, 0.9939166666666667, 0.9896428571428573, 0.9805833333333334, 0.9556666666666668, 0.9702142857142858, 0.9898333333333333, 0.9878571428571429, 0.9981190476190478, 0.9854999999999999, 1.0015238095238095, 1.018345238095238, 1.0102380952380952, 0.9956904761904762, 1.0371904761904762, 0.9765476190476191, 1.0198690476190475, 0.9766190476190476, 0.9647023809523809, 0.962297619047619, 0.956202380952381, 0.9610714285714285, 0.9729047619047619, 1.0117619047619049, 0.9915476190476191, 1.0025476190476192, 1.0202738095238093, 0.9963809523809524, 1.0272380952380953, 1.003440476190476, 0.9805238095238096, 0.9977261904761905, 1.030404761904762, 1.002011904761905, 0.9791428571428572, 1.0097380952380952, 0.9993095238095238, 0.9918690476190475, 0.967511904761905, 0.9850595238095239, 0.9642261904761905, 0.9784404761904762, 0.9761190476190477, 0.9414642857142856, 0.9614285714285713, 0.9712738095238096, 0.9564761904761906, 0.9884404761904761, 0.9953928571428572, 0.9979880952380951, 0.9855714285714285, 0.9876190476190477, 1.0053095238095238, 1.0092738095238094, 0.9721428571428571, 1.0103095238095239, 0.9991547619047617, 0.9865714285714288, 1.0332499999999998, 1.0175119047619048, 1.0367619047619048, 1.0449047619047622, 1.046357142857143, 1.0538452380952381, 1.041154761904762, 1.0378214285714287, 1.0527380952380954, 0.9982261904761904, 1.03975, 1.0152976190476193, 1.026642857142857, 1.0183690476190477, 1.0386547619047617, 1.0207857142857142, 1.0347619047619048, 1.0427261904761906, 1.0068690476190476, 1.0346309523809525, 1.0372142857142859, 1.0099285714285715, 0.9745357142857143, 0.987452380952381, 0.9939285714285714, 0.9787738095238095, 0.9621785714285715, 0.9989285714285716, 0.9409166666666667, 0.973309523809524, 0.9681785714285714, 0.9964404761904762, 0.9747857142857144, 1.015345238095238, 1.016952380952381, 1.0211309523809524, 1.0170357142857143, 1.0290595238095237, 1.0231904761904762, 0.9867619047619048, 1.0175833333333333, 0.9822738095238095, 0.9703690476190475, 0.9864523809523809, 0.9405714285714287, 0.9582142857142857, 0.9624285714285714, 0.9893214285714285, 0.9826309523809523, 0.9893333333333333, 0.9863095238095237, 1.0219285714285715, 0.9887619047619047, 1.0255595238095239, 0.965809523809524, 0.9942142857142858, 0.9733690476190476, 0.9948214285714285, 0.9674404761904764, 1.003238095238095, 0.9824761904761905, 0.9781666666666666, 1.0113928571428572, 0.9779404761904763, 0.9832619047619047, 0.9617738095238095, 0.9762738095238096, 0.9534404761904762, 0.9646785714285715, 0.9882499999999999, 0.9784047619047618, 0.9819761904761906, 1.0208333333333333, 1.0182023809523808, 1.0036309523809523, 1.0273095238095238, 1.0100833333333332, 1.0079761904761906, 1.0054880952380951, 1.0162380952380954, 0.9752261904761906, 1.0093214285714285, 0.9869761904761906, 0.9990595238095237, 0.958297619047619, 0.9720119047619048, 0.9608809523809524, 0.9676071428571428, 0.9663809523809525, 0.9807261904761905, 1.013464285714286, 0.9781785714285715, 1.0381428571428573, 1.0273571428571429, 1.0076428571428573, 1.0021190476190478, 1.0248452380952382, 0.9897976190476191, 0.9992142857142857, 0.9721785714285713, 1.02075, 1.0061666666666667, 0.9771309523809525, 1.03825, 0.9920595238095238, 1.0260833333333332, 0.997642857142857, 1.0508928571428573, 1.0196309523809526, 1.0175357142857142, 1.0487738095238097, 1.0106785714285715, 1.027, 1.0015357142857144, 1.0454166666666669, 1.0058928571428571, 0.9840476190476192, 1.0282499999999999, 0.9720595238095239, 1.0044404761904762, 0.9961666666666666, 0.9685357142857143, 1.0035, 0.9652619047619047, 0.9971071428571427, 0.9636190476190476, 0.9921190476190477, 1.0121190476190476, 1.007547619047619, 0.9989404761904762, 1.0101071428571426, 1.0244404761904762, 1.0119642857142859, 1.0067738095238095, 1.0493690476190476, 1.0382142857142858, 1.0387619047619048, 1.0156547619047618, 1.0284642857142858, 1.039261904761905, 0.9777261904761904, 1.0022976190476192, 0.9708214285714285, 1.0072380952380953, 0.9796666666666667, 0.9777142857142858, 0.9642619047619047, 0.9890357142857142, 0.9602380952380952, 0.9775119047619049, 1.0152380952380955]">
            <text:p>[1.0428928571428573, 1.014952380952381, 1.0587142857142855, 1.023297619047619, 1.0319285714285715, 0.983452380952381, 1.0010357142857143, 1.0090238095238095, 0.9691071428571428, 0.976690476190476, 1.0050238095238095, 0.9740238095238095, 0.9613333333333335, 0.9724285714285714, 0.971857142857143, 0.9857619047619046, 0.9526904761904763, 0.9710357142857143, 1.0054404761904763, 0.9839166666666667, 0.9914761904761905, 0.9980119047619047, 0.9715119047619047, 0.995095238095238, 1.0146309523809522, 0.9820476190476191, 0.9854166666666667, 0.9865476190476191, 0.9862976190476191, 0.9762023809523809, 0.9977500000000001, 0.9858214285714285, 1.0070238095238095, 1.0013928571428572, 0.9812380952380954, 1.0230000000000001, 0.9856309523809524, 0.9883214285714287, 0.9790476190476192, 0.9640833333333334, 0.9728690476190477, 0.9784761904761906, 0.9882976190476191, 0.9659166666666666, 0.9989166666666668, 1.0093214285714285, 1.0034523809523808, 0.9698571428571429, 0.9990952380952381, 0.9809285714285714, 0.99575, 1.0000238095238094, 0.9976309523809525, 0.9892380952380952, 1.0439166666666666, 1.0265833333333334, 1.0406666666666666, 1.035547619047619, 1.0176190476190474, 1.0336904761904762, 0.9947738095238096, 1.0147261904761904, 1.0017857142857143, 1.0162738095238095, 0.9887023809523812, 1.0463333333333336, 1.0256309523809524, 0.9963690476190477, 1.0493214285714285, 1.037964285714286, 1.0405833333333332, 1.0487976190476191, 1.0203571428571427, 1.0170595238095237, 1.0220833333333335, 0.9846547619047619, 0.9939166666666667, 0.9896428571428573, 0.9805833333333334, 0.9556666666666668, 0.9702142857142858, 0.9898333333333333, 0.9878571428571429, 0.9981190476190478, 0.9854999999999999, 1.0015238095238095, 1.018345238095238, 1.0102380952380952, 0.9956904761904762, 1.0371904761904762, 0.9765476190476191, 1.0198690476190475, 0.9766190476190476, 0.9647023809523809, 0.962297619047619, 0.956202380952381, 0.9610714285714285, 0.9729047619047619, 1.0117619047619049, 0.9915476190476191, 1.0025476190476192, 1.0202738095238093, 0.9963809523809524, 1.0272380952380953, 1.003440476190476, 0.9805238095238096, 0.9977261904761905, 1.030404761904762, 1.002011904761905, 0.9791428571428572, 1.0097380952380952, 0.9993095238095238, 0.9918690476190475, 0.967511904761905, 0.9850595238095239, 0.9642261904761905, 0.9784404761904762, 0.9761190476190477, 0.9414642857142856, 0.9614285714285713, 0.9712738095238096, 0.9564761904761906, 0.9884404761904761, 0.9953928571428572, 0.9979880952380951, 0.9855714285714285, 0.9876190476190477, 1.0053095238095238, 1.0092738095238094, 0.9721428571428571, 1.0103095238095239, 0.9991547619047617, 0.9865714285714288, 1.0332499999999998, 1.0175119047619048, 1.0367619047619048, 1.0449047619047622, 1.046357142857143, 1.0538452380952381, 1.041154761904762, 1.0378214285714287, 1.0527380952380954, 0.9982261904761904, 1.03975, 1.0152976190476193, 1.026642857142857, 1.0183690476190477, 1.0386547619047617, 1.0207857142857142, 1.0347619047619048, 1.0427261904761906, 1.0068690476190476, 1.0346309523809525, 1.0372142857142859, 1.0099285714285715, 0.9745357142857143, 0.987452380952381, 0.9939285714285714, 0.9787738095238095, 0.9621785714285715, 0.9989285714285716, 0.9409166666666667, 0.973309523809524, 0.9681785714285714, 0.9964404761904762, 0.9747857142857144, 1.015345238095238, 1.016952380952381, 1.0211309523809524, 1.0170357142857143, 1.0290595238095237, 1.0231904761904762, 0.9867619047619048, 1.0175833333333333, 0.9822738095238095, 0.9703690476190475, 0.9864523809523809, 0.9405714285714287, 0.9582142857142857, 0.9624285714285714, 0.9893214285714285, 0.9826309523809523, 0.9893333333333333, 0.9863095238095237, 1.0219285714285715, 0.9887619047619047, 1.0255595238095239, 0.965809523809524, 0.9942142857142858, 0.9733690476190476, 0.9948214285714285, 0.9674404761904764, 1.003238095238095, 0.9824761904761905, 0.9781666666666666, 1.0113928571428572, 0.9779404761904763, 0.9832619047619047, 0.9617738095238095, 0.9762738095238096, 0.9534404761904762, 0.9646785714285715, 0.9882499999999999, 0.9784047619047618, 0.9819761904761906, 1.0208333333333333, 1.0182023809523808, 1.0036309523809523, 1.0273095238095238, 1.0100833333333332, 1.0079761904761906, 1.0054880952380951, 1.0162380952380954, 0.9752261904761906, 1.0093214285714285, 0.9869761904761906, 0.9990595238095237, 0.958297619047619, 0.9720119047619048, 0.9608809523809524, 0.9676071428571428, 0.9663809523809525, 0.9807261904761905, 1.013464285714286, 0.9781785714285715, 1.0381428571428573, 1.0273571428571429, 1.0076428571428573, 1.0021190476190478, 1.0248452380952382, 0.9897976190476191, 0.9992142857142857, 0.9721785714285713, 1.02075, 1.0061666666666667, 0.9771309523809525, 1.03825, 0.9920595238095238, 1.0260833333333332, 0.997642857142857, 1.0508928571428573, 1.0196309523809526, 1.0175357142857142, 1.0487738095238097, 1.0106785714285715, 1.027, 1.0015357142857144, 1.0454166666666669, 1.0058928571428571, 0.9840476190476192, 1.0282499999999999, 0.9720595238095239, 1.0044404761904762, 0.9961666666666666, 0.9685357142857143, 1.0035, 0.9652619047619047, 0.9971071428571427, 0.9636190476190476, 0.9921190476190477, 1.0121190476190476, 1.007547619047619, 0.9989404761904762, 1.0101071428571426, 1.0244404761904762, 1.0119642857142859, 1.0067738095238095, 1.0493690476190476, 1.0382142857142858, 1.0387619047619048, 1.0156547619047618, 1.0284642857142858, 1.039261904761905, 0.9777261904761904, 1.0022976190476192, 0.9708214285714285, 1.0072380952380953, 0.9796666666666667, 0.9777142857142858, 0.9642619047619047, 0.9890357142857142, 0.9602380952380952, 0.9775119047619049, 1.0152380952380955]</text:p>
          </table:table-cell>
          <table:table-cell office:value-type="float" office:value="5.991932487487793">
            <text:p>5.991932487487793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MKKIRLEFENSNGELLAGLLELPERVDAISSFALFAHCFTCGKDIAAASRISRALAAQGIAVLRFDFTGLGNSDGDFANTNFSSNIEDLVQAARALEEQYQAPQILIGHSLGGAAVLAAAAKLDSIKAVVTIGAPATAQHVAHLFKEKEAQIQAQGEAVVALGAREFSIKKQFLDDIDQYSSTEQIRNLGAALLVFHSPLDTIVSIDEAGSIFQAALHPKSFVSLDKADHLLSRAADAEYVATTIASWASRYLDLEQDDAQPDSPDLADGEVLINELDHKFLRGMYSKAHFLRADEPLKYGGKNLGPSPYDLLLMSLGACTSMTLRMYANLKKLPLEDVSIRLIHERVHAEDCIDCESKVERITRRISLRGELTGEQRGKLLEIADKCPVHRTLESGPQIATELVE">
            <text:p>MKKIRLEFENSNGELLAGLLELPERVDAISSFALFAHCFTCGKDIAAASRISRALAAQGIAVLRFDFTGLGNSDGDFANTNFSSNIEDLVQAARALEEQYQAPQILIGHSLGGAAVLAAAAKLDSIKAVVTIGAPATAQHVAHLFKEKEAQIQAQGEAVVALGAREFSIKKQFLDDIDQYSSTEQIRNLGAALLVFHSPLDTIVSIDEAGSIFQAALHPKSFVSLDKADHLLSRAADAEYVATTIASWASRYLDLEQDDAQPDSPDLADGEVLINELDHKFLRGMYSKAHFLRADEPLKYGGKNLGPSPYDLLLMSLGACTSMTLRMYANLKKLPLEDVSIRLIHERVHAEDCIDCESKVERITRRISLRGELTGEQRGKLLEIADKCPVHRTLESGPQIATELVE</text:p>
          </table:table-cell>
          <table:table-cell office:value-type="string" office:value="BFDNEDID_12917">
            <text:p>BFDNEDID_12917</text:p>
          </table:table-cell>
          <table:table-cell office:value-type="float" office:value="406">
            <text:p>406</text:p>
          </table:table-cell>
          <table:table-cell office:value-type="float" office:value="0.06157635467980296">
            <text:p>0.06157635467980296</text:p>
          </table:table-cell>
          <table:table-cell office:value-type="float" office:value="-0.07315270935960594">
            <text:p>-0.07315270935960594</text:p>
          </table:table-cell>
          <table:table-cell office:value-type="float" office:value="31.64039408866994">
            <text:p>31.64039408866994</text:p>
          </table:table-cell>
          <table:table-cell office:value-type="float" office:value="44224.746399999996">
            <text:p>44224.746399999996</text:p>
          </table:table-cell>
          <table:table-cell office:value-type="string" office:value="(0.29802955665024633, 0.1921182266009852, 0.34236453201970446)">
            <text:p>(0.29802955665024633, 0.1921182266009852, 0.34236453201970446)</text:p>
          </table:table-cell>
          <table:table-cell office:value-type="string" office:value="[0.993202380952381, 1.038357142857143, 0.977702380952381, 1.0482857142857145, 1.0205238095238096, 1.0378214285714287, 1.0410119047619049, 1.03, 1.0399166666666668, 0.9865952380952381, 0.9995714285714286, 0.995654761904762, 0.9935357142857144, 0.9634047619047621, 0.9800476190476192, 1.0224761904761905, 0.9756309523809524, 1.028357142857143, 1.0235119047619048, 1.0040357142857144, 0.998904761904762, 1.031095238095238, 0.9922500000000001, 0.9875119047619046, 1.0137619047619049, 0.990511904761905, 0.9596190476190477, 0.9846428571428573, 0.9564047619047619, 0.9535357142857144, 0.9597857142857142, 0.9380476190476191, 0.9339285714285714, 0.9441190476190476, 0.9693333333333333, 0.953702380952381, 1.0042380952380952, 1.01, 1.002, 0.9822976190476191, 1.014202380952381, 1.0035595238095238, 0.9965, 1.0057142857142858, 0.9890952380952381, 0.9832976190476191, 1.0170238095238098, 0.987404761904762, 0.9859285714285714, 0.9770952380952383, 0.9959642857142857, 0.9888809523809524, 0.9984523809523809, 0.9868333333333332, 0.9634404761904762, 0.9883333333333333, 0.9597738095238094, 0.9678452380952381, 0.9770714285714286, 0.9484404761904761, 1.0015714285714286, 0.9488809523809524, 0.9966904761904761, 0.9960714285714286, 0.9784761904761906, 1.0240833333333332, 1.0185238095238094, 1.029297619047619, 1.0359642857142854, 1.0232738095238094, 1.0357857142857143, 0.9916190476190477, 1.024297619047619, 1.0169285714285714, 0.9943333333333333, 1.014154761904762, 0.9821190476190477, 1.0321904761904763, 1.0145833333333334, 1.019809523809524, 0.996357142857143, 1.0445357142857143, 1.0121904761904763, 0.9837142857142858, 0.996404761904762, 1.0123095238095237, 0.984202380952381, 0.9863333333333334, 0.9930000000000001, 0.9944642857142858, 0.998107142857143, 1.0397261904761905, 1.0206428571428572, 1.0125, 1.000452380952381, 1.0383690476190477, 1.0056428571428573, 1.0169761904761903, 0.9929642857142856, 0.9678333333333333, 0.9810595238095237, 0.9729404761904762, 0.9921547619047618, 0.9609166666666666, 0.9994166666666667, 0.9698452380952379, 1.0125714285714285, 0.9969047619047618, 0.9822380952380951, 0.985345238095238, 0.967047619047619, 0.9732380952380953, 0.9780357142857143, 0.9757261904761905, 0.9812500000000002, 0.9913571428571428, 1.0265238095238096, 0.9795357142857144, 1.039511904761905, 1.0149166666666667, 0.9928452380952381, 1.0389285714285716, 0.9771190476190477, 0.978404761904762, 0.9769880952380954, 0.9845357142857142, 0.9641190476190475, 0.9969285714285713, 0.9781428571428572, 1.0065714285714285, 0.9895357142857142, 1.002547619047619, 0.9949285714285714, 1.0012619047619047, 0.9689761904761905, 0.9698214285714286, 0.9742499999999998, 0.9584642857142859, 0.9673214285714286, 0.9777142857142859, 1.03875, 1.025845238095238, 1.044702380952381, 1.0466666666666669, 1.025988095238095, 1.0457857142857143, 1.0013214285714287, 1.0319404761904762, 1.002190476190476, 1.022892857142857, 1.0148809523809523, 1.0249404761904763, 0.9893809523809522, 0.9840952380952381, 0.9833928571428572, 0.9852857142857142, 0.9645476190476193, 0.9967380952380951, 0.9782142857142857, 1.0014999999999998, 1.0177261904761907, 0.9737261904761906, 1.0361904761904763, 0.9951428571428573, 1.051607142857143, 1.0210119047619048, 1.007357142857143, 0.9958571428571429, 1.010738095238095, 1.0333333333333334, 1.0099761904761904, 0.9800595238095237, 1.0333095238095238, 1.0097142857142858, 0.9953928571428572, 1.036559523809524, 1.0207261904761904, 1.0147499999999998, 1.0395952380952382, 1.0125, 0.9968690476190476, 1.0233928571428572, 1.011452380952381, 0.9792619047619049, 1.0084285714285715, 0.9769047619047619, 0.9794761904761904, 0.9581071428571428, 0.9549880952380951, 0.9522619047619048, 0.9509761904761905, 0.9646071428571429, 0.9896547619047621, 0.9879999999999999, 0.9727261904761905, 1.0185952380952383, 0.9839404761904762, 0.9760000000000001, 0.9833571428571429, 1.0082499999999999, 0.9735833333333334, 1.0274880952380951, 1.0202738095238095, 1.0009047619047617, 1.0247976190476191, 1.0127738095238097, 0.9809642857142858, 0.9869166666666667, 1.0024404761904762, 0.9682380952380951, 0.9766190476190476, 0.9719166666666665, 0.9939166666666667, 1.017309523809524, 1.01275, 0.9976547619047619, 0.9775357142857143, 1.0004404761904762, 1.0218214285714287, 0.9812857142857145, 1.0315357142857142, 1.0222142857142857, 0.998642857142857, 1.0296666666666665, 0.9840119047619047, 0.9943928571428571, 0.9868214285714286, 1.0036309523809526, 0.9840357142857143, 0.9890595238095239, 1.0039166666666668, 1.0252380952380953, 0.9949404761904762, 1.0251547619047618, 0.9693214285714286, 0.9914285714285714, 0.9925, 0.9797023809523808, 0.9790000000000001, 0.9606547619047618, 0.98575, 0.9926428571428572, 0.9576071428571428, 0.9962261904761905, 0.9936309523809526, 0.981297619047619, 0.9697261904761906, 0.9855238095238095, 1.0183690476190477, 0.9794166666666668, 1.0430119047619049, 1.0150119047619046, 1.0413809523809523, 1.0417261904761905, 1.0258690476190477, 1.0526428571428572, 1.0442261904761905, 1.0490000000000002, 1.0381785714285716, 1.0375119047619048, 1.038702380952381, 1.003857142857143, 1.033059523809524, 1.0360238095238097, 1.0108333333333333, 1.0217857142857143, 0.9731071428571428, 1.0004880952380952, 0.9915833333333334, 1.0166190476190475, 1.0076904761904761, 0.9763809523809522, 1.0330595238095237, 0.9863571428571428, 1.0329642857142858, 0.9644761904761905, 0.9912142857142857, 0.9971309523809524, 0.9872023809523809, 0.9749404761904762, 0.9849880952380953, 1.0181428571428572, 1.0113571428571428, 0.9744880952380952, 0.9806428571428573, 0.9729404761904762, 0.9814642857142859, 0.9954166666666666, 0.9876309523809523, 1.0196904761904761, 1.0267380952380953, 1.0204880952380952, 1.006952380952381, 1.0545, 0.9934642857142858, 1.041785714285714, 1.0218214285714287, 1.0387380952380953, 1.0211785714285715, 1.0062023809523808, 1.0463333333333333, 1.0287261904761906, 1.0249523809523808, 1.0191785714285713, 0.9875119047619049, 1.025845238095238, 0.9631309523809523, 0.9763571428571429, 0.9670357142857142, 0.969452380952381, 0.9899880952380953, 0.9517619047619048, 0.9937142857142857, 0.9735476190476191, 0.967345238095238, 0.9982857142857142, 0.989857142857143, 0.9665238095238093, 0.9877738095238096, 0.9644523809523811, 0.9878809523809524, 0.9637023809523809, 0.965452380952381, 0.9875952380952381, 1.003059523809524, 0.980559523809524, 1.0415952380952382, 1.019404761904762, 0.9937380952380951, 1.045047619047619, 0.9986190476190477, 1.0501904761904763, 1.0108333333333333, 0.98375, 1.0233928571428572, 0.9690119047619047, 0.995607142857143, 0.9608452380952383, 0.9701547619047618, 0.9783095238095237, 1.0034285714285713, 0.9681547619047619, 0.9727857142857145, 0.9966904761904761, 1.0025833333333334, 1.0184285714285715, 0.9956428571428573, 0.9652380952380952, 0.9975357142857144, 1.0229285714285716, 0.9750833333333333, 1.0403809523809524, 1.0097380952380952, 1.0407619047619048, 0.9982738095238096, 1.0517976190476193, 1.0039761904761906, 0.9925119047619049, 1.0086428571428572, 0.9940238095238095, 0.9907976190476189, 0.9704166666666665, 1.00875, 0.9757499999999999, 1.0106666666666666, 1.006047619047619, 1.0197976190476192, 0.9867857142857145, 1.0280595238095238, 1.029452380952381, 1.0401071428571431, 1.0246666666666666, 1.02675, 1.0336904761904762, 1.0414880952380954, 0.9874880952380953, 1.0038095238095237, 1.0307142857142857, 0.9755952380952383, 1.0128452380952382, 1.0215, 1.0183928571428573, 0.9722619047619048, 1.023988095238095, 0.97325, 0.9884761904761904, 0.993642857142857, 0.984904761904762, 0.9859285714285716, 1.0358809523809525, 1.0132857142857143, 1.0230833333333333, 1.0272261904761906, 1.0176190476190476, 0.9967023809523811, 1.0151904761904762, 1.0001190476190476]">
            <text:p>[0.993202380952381, 1.038357142857143, 0.977702380952381, 1.0482857142857145, 1.0205238095238096, 1.0378214285714287, 1.0410119047619049, 1.03, 1.0399166666666668, 0.9865952380952381, 0.9995714285714286, 0.995654761904762, 0.9935357142857144, 0.9634047619047621, 0.9800476190476192, 1.0224761904761905, 0.9756309523809524, 1.028357142857143, 1.0235119047619048, 1.0040357142857144, 0.998904761904762, 1.031095238095238, 0.9922500000000001, 0.9875119047619046, 1.0137619047619049, 0.990511904761905, 0.9596190476190477, 0.9846428571428573, 0.9564047619047619, 0.9535357142857144, 0.9597857142857142, 0.9380476190476191, 0.9339285714285714, 0.9441190476190476, 0.9693333333333333, 0.953702380952381, 1.0042380952380952, 1.01, 1.002, 0.9822976190476191, 1.014202380952381, 1.0035595238095238, 0.9965, 1.0057142857142858, 0.9890952380952381, 0.9832976190476191, 1.0170238095238098, 0.987404761904762, 0.9859285714285714, 0.9770952380952383, 0.9959642857142857, 0.9888809523809524, 0.9984523809523809, 0.9868333333333332, 0.9634404761904762, 0.9883333333333333, 0.9597738095238094, 0.9678452380952381, 0.9770714285714286, 0.9484404761904761, 1.0015714285714286, 0.9488809523809524, 0.9966904761904761, 0.9960714285714286, 0.9784761904761906, 1.0240833333333332, 1.0185238095238094, 1.029297619047619, 1.0359642857142854, 1.0232738095238094, 1.0357857142857143, 0.9916190476190477, 1.024297619047619, 1.0169285714285714, 0.9943333333333333, 1.014154761904762, 0.9821190476190477, 1.0321904761904763, 1.0145833333333334, 1.019809523809524, 0.996357142857143, 1.0445357142857143, 1.0121904761904763, 0.9837142857142858, 0.996404761904762, 1.0123095238095237, 0.984202380952381, 0.9863333333333334, 0.9930000000000001, 0.9944642857142858, 0.998107142857143, 1.0397261904761905, 1.0206428571428572, 1.0125, 1.000452380952381, 1.0383690476190477, 1.0056428571428573, 1.0169761904761903, 0.9929642857142856, 0.9678333333333333, 0.9810595238095237, 0.9729404761904762, 0.9921547619047618, 0.9609166666666666, 0.9994166666666667, 0.9698452380952379, 1.0125714285714285, 0.9969047619047618, 0.9822380952380951, 0.985345238095238, 0.967047619047619, 0.9732380952380953, 0.9780357142857143, 0.9757261904761905, 0.9812500000000002, 0.9913571428571428, 1.0265238095238096, 0.9795357142857144, 1.039511904761905, 1.0149166666666667, 0.9928452380952381, 1.0389285714285716, 0.9771190476190477, 0.978404761904762, 0.9769880952380954, 0.9845357142857142, 0.9641190476190475, 0.9969285714285713, 0.9781428571428572, 1.0065714285714285, 0.9895357142857142, 1.002547619047619, 0.9949285714285714, 1.0012619047619047, 0.9689761904761905, 0.9698214285714286, 0.9742499999999998, 0.9584642857142859, 0.9673214285714286, 0.9777142857142859, 1.03875, 1.025845238095238, 1.044702380952381, 1.0466666666666669, 1.025988095238095, 1.0457857142857143, 1.0013214285714287, 1.0319404761904762, 1.002190476190476, 1.022892857142857, 1.0148809523809523, 1.0249404761904763, 0.9893809523809522, 0.9840952380952381, 0.9833928571428572, 0.9852857142857142, 0.9645476190476193, 0.9967380952380951, 0.9782142857142857, 1.0014999999999998, 1.0177261904761907, 0.9737261904761906, 1.0361904761904763, 0.9951428571428573, 1.051607142857143, 1.0210119047619048, 1.007357142857143, 0.9958571428571429, 1.010738095238095, 1.0333333333333334, 1.0099761904761904, 0.9800595238095237, 1.0333095238095238, 1.0097142857142858, 0.9953928571428572, 1.036559523809524, 1.0207261904761904, 1.0147499999999998, 1.0395952380952382, 1.0125, 0.9968690476190476, 1.0233928571428572, 1.011452380952381, 0.9792619047619049, 1.0084285714285715, 0.9769047619047619, 0.9794761904761904, 0.9581071428571428, 0.9549880952380951, 0.9522619047619048, 0.9509761904761905, 0.9646071428571429, 0.9896547619047621, 0.9879999999999999, 0.9727261904761905, 1.0185952380952383, 0.9839404761904762, 0.9760000000000001, 0.9833571428571429, 1.0082499999999999, 0.9735833333333334, 1.0274880952380951, 1.0202738095238095, 1.0009047619047617, 1.0247976190476191, 1.0127738095238097, 0.9809642857142858, 0.9869166666666667, 1.0024404761904762, 0.9682380952380951, 0.9766190476190476, 0.9719166666666665, 0.9939166666666667, 1.017309523809524, 1.01275, 0.9976547619047619, 0.9775357142857143, 1.0004404761904762, 1.0218214285714287, 0.9812857142857145, 1.0315357142857142, 1.0222142857142857, 0.998642857142857, 1.0296666666666665, 0.9840119047619047, 0.9943928571428571, 0.9868214285714286, 1.0036309523809526, 0.9840357142857143, 0.9890595238095239, 1.0039166666666668, 1.0252380952380953, 0.9949404761904762, 1.0251547619047618, 0.9693214285714286, 0.9914285714285714, 0.9925, 0.9797023809523808, 0.9790000000000001, 0.9606547619047618, 0.98575, 0.9926428571428572, 0.9576071428571428, 0.9962261904761905, 0.9936309523809526, 0.981297619047619, 0.9697261904761906, 0.9855238095238095, 1.0183690476190477, 0.9794166666666668, 1.0430119047619049, 1.0150119047619046, 1.0413809523809523, 1.0417261904761905, 1.0258690476190477, 1.0526428571428572, 1.0442261904761905, 1.0490000000000002, 1.0381785714285716, 1.0375119047619048, 1.038702380952381, 1.003857142857143, 1.033059523809524, 1.0360238095238097, 1.0108333333333333, 1.0217857142857143, 0.9731071428571428, 1.0004880952380952, 0.9915833333333334, 1.0166190476190475, 1.0076904761904761, 0.9763809523809522, 1.0330595238095237, 0.9863571428571428, 1.0329642857142858, 0.9644761904761905, 0.9912142857142857, 0.9971309523809524, 0.9872023809523809, 0.9749404761904762, 0.9849880952380953, 1.0181428571428572, 1.0113571428571428, 0.9744880952380952, 0.9806428571428573, 0.9729404761904762, 0.9814642857142859, 0.9954166666666666, 0.9876309523809523, 1.0196904761904761, 1.0267380952380953, 1.0204880952380952, 1.006952380952381, 1.0545, 0.9934642857142858, 1.041785714285714, 1.0218214285714287, 1.0387380952380953, 1.0211785714285715, 1.0062023809523808, 1.0463333333333333, 1.0287261904761906, 1.0249523809523808, 1.0191785714285713, 0.9875119047619049, 1.025845238095238, 0.9631309523809523, 0.9763571428571429, 0.9670357142857142, 0.969452380952381, 0.9899880952380953, 0.9517619047619048, 0.9937142857142857, 0.9735476190476191, 0.967345238095238, 0.9982857142857142, 0.989857142857143, 0.9665238095238093, 0.9877738095238096, 0.9644523809523811, 0.9878809523809524, 0.9637023809523809, 0.965452380952381, 0.9875952380952381, 1.003059523809524, 0.980559523809524, 1.0415952380952382, 1.019404761904762, 0.9937380952380951, 1.045047619047619, 0.9986190476190477, 1.0501904761904763, 1.0108333333333333, 0.98375, 1.0233928571428572, 0.9690119047619047, 0.995607142857143, 0.9608452380952383, 0.9701547619047618, 0.9783095238095237, 1.0034285714285713, 0.9681547619047619, 0.9727857142857145, 0.9966904761904761, 1.0025833333333334, 1.0184285714285715, 0.9956428571428573, 0.9652380952380952, 0.9975357142857144, 1.0229285714285716, 0.9750833333333333, 1.0403809523809524, 1.0097380952380952, 1.0407619047619048, 0.9982738095238096, 1.0517976190476193, 1.0039761904761906, 0.9925119047619049, 1.0086428571428572, 0.9940238095238095, 0.9907976190476189, 0.9704166666666665, 1.00875, 0.9757499999999999, 1.0106666666666666, 1.006047619047619, 1.0197976190476192, 0.9867857142857145, 1.0280595238095238, 1.029452380952381, 1.0401071428571431, 1.0246666666666666, 1.02675, 1.0336904761904762, 1.0414880952380954, 0.9874880952380953, 1.0038095238095237, 1.0307142857142857, 0.9755952380952383, 1.0128452380952382, 1.0215, 1.0183928571428573, 0.9722619047619048, 1.023988095238095, 0.97325, 0.9884761904761904, 0.993642857142857, 0.984904761904762, 0.9859285714285716, 1.0358809523809525, 1.0132857142857143, 1.0230833333333333, 1.0272261904761906, 1.0176190476190476, 0.9967023809523811, 1.0151904761904762, 1.0001190476190476]</text:p>
          </table:table-cell>
          <table:table-cell office:value-type="float" office:value="5.195049858093261">
            <text:p>5.195049858093261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MKKIRLEFENSNGELLAGLLELPERVDAISSFALFAHCFTCGKDIAAASRISRALAAQGIAVLRFDFTGLGNSDGDFANTNFSSNIEDLVQAARALEEQYQAPQILIGHSLGGAAVLAAAAKLDSIKAVVTIGAPATAQHVAHLFKEKEAQIQAQGEAVVALGAREFSIKKQFLDDIDQYSSTEQIRNLGAALLVFHSPLDTIVSIDEAGSIFQAALHPKSFVSLDKADHLLSRAADAEYVATTIASWASRYLDLEQDDAQPDSPDLADGEVLINELDHKFLRGMYSKAHFLRADEPLKYGGKNLGPSPYDLLLMSLGACTSMTLRMYANLKKLPLEDVSIRLIHERVHAEDCIDCESKVERITRRISLRGELTGEQRGKLLEIADKCPVHRTLESGPQIATELVE">
            <text:p>MKKIRLEFENSNGELLAGLLELPERVDAISSFALFAHCFTCGKDIAAASRISRALAAQGIAVLRFDFTGLGNSDGDFANTNFSSNIEDLVQAARALEEQYQAPQILIGHSLGGAAVLAAAAKLDSIKAVVTIGAPATAQHVAHLFKEKEAQIQAQGEAVVALGAREFSIKKQFLDDIDQYSSTEQIRNLGAALLVFHSPLDTIVSIDEAGSIFQAALHPKSFVSLDKADHLLSRAADAEYVATTIASWASRYLDLEQDDAQPDSPDLADGEVLINELDHKFLRGMYSKAHFLRADEPLKYGGKNLGPSPYDLLLMSLGACTSMTLRMYANLKKLPLEDVSIRLIHERVHAEDCIDCESKVERITRRISLRGELTGEQRGKLLEIADKCPVHRTLESGPQIATELVE</text:p>
          </table:table-cell>
          <table:table-cell office:value-type="string" office:value="BFDNEDID_12917">
            <text:p>BFDNEDID_12917</text:p>
          </table:table-cell>
          <table:table-cell office:value-type="float" office:value="406">
            <text:p>406</text:p>
          </table:table-cell>
          <table:table-cell office:value-type="float" office:value="0.06157635467980296">
            <text:p>0.06157635467980296</text:p>
          </table:table-cell>
          <table:table-cell office:value-type="float" office:value="-0.07315270935960594">
            <text:p>-0.07315270935960594</text:p>
          </table:table-cell>
          <table:table-cell office:value-type="float" office:value="31.64039408866994">
            <text:p>31.64039408866994</text:p>
          </table:table-cell>
          <table:table-cell office:value-type="float" office:value="44224.746399999996">
            <text:p>44224.746399999996</text:p>
          </table:table-cell>
          <table:table-cell office:value-type="string" office:value="(0.29802955665024633, 0.1921182266009852, 0.34236453201970446)">
            <text:p>(0.29802955665024633, 0.1921182266009852, 0.34236453201970446)</text:p>
          </table:table-cell>
          <table:table-cell office:value-type="string" office:value="[0.993202380952381, 1.038357142857143, 0.977702380952381, 1.0482857142857145, 1.0205238095238096, 1.0378214285714287, 1.0410119047619049, 1.03, 1.0399166666666668, 0.9865952380952381, 0.9995714285714286, 0.995654761904762, 0.9935357142857144, 0.9634047619047621, 0.9800476190476192, 1.0224761904761905, 0.9756309523809524, 1.028357142857143, 1.0235119047619048, 1.0040357142857144, 0.998904761904762, 1.031095238095238, 0.9922500000000001, 0.9875119047619046, 1.0137619047619049, 0.990511904761905, 0.9596190476190477, 0.9846428571428573, 0.9564047619047619, 0.9535357142857144, 0.9597857142857142, 0.9380476190476191, 0.9339285714285714, 0.9441190476190476, 0.9693333333333333, 0.953702380952381, 1.0042380952380952, 1.01, 1.002, 0.9822976190476191, 1.014202380952381, 1.0035595238095238, 0.9965, 1.0057142857142858, 0.9890952380952381, 0.9832976190476191, 1.0170238095238098, 0.987404761904762, 0.9859285714285714, 0.9770952380952383, 0.9959642857142857, 0.9888809523809524, 0.9984523809523809, 0.9868333333333332, 0.9634404761904762, 0.9883333333333333, 0.9597738095238094, 0.9678452380952381, 0.9770714285714286, 0.9484404761904761, 1.0015714285714286, 0.9488809523809524, 0.9966904761904761, 0.9960714285714286, 0.9784761904761906, 1.0240833333333332, 1.0185238095238094, 1.029297619047619, 1.0359642857142854, 1.0232738095238094, 1.0357857142857143, 0.9916190476190477, 1.024297619047619, 1.0169285714285714, 0.9943333333333333, 1.014154761904762, 0.9821190476190477, 1.0321904761904763, 1.0145833333333334, 1.019809523809524, 0.996357142857143, 1.0445357142857143, 1.0121904761904763, 0.9837142857142858, 0.996404761904762, 1.0123095238095237, 0.984202380952381, 0.9863333333333334, 0.9930000000000001, 0.9944642857142858, 0.998107142857143, 1.0397261904761905, 1.0206428571428572, 1.0125, 1.000452380952381, 1.0383690476190477, 1.0056428571428573, 1.0169761904761903, 0.9929642857142856, 0.9678333333333333, 0.9810595238095237, 0.9729404761904762, 0.9921547619047618, 0.9609166666666666, 0.9994166666666667, 0.9698452380952379, 1.0125714285714285, 0.9969047619047618, 0.9822380952380951, 0.985345238095238, 0.967047619047619, 0.9732380952380953, 0.9780357142857143, 0.9757261904761905, 0.9812500000000002, 0.9913571428571428, 1.0265238095238096, 0.9795357142857144, 1.039511904761905, 1.0149166666666667, 0.9928452380952381, 1.0389285714285716, 0.9771190476190477, 0.978404761904762, 0.9769880952380954, 0.9845357142857142, 0.9641190476190475, 0.9969285714285713, 0.9781428571428572, 1.0065714285714285, 0.9895357142857142, 1.002547619047619, 0.9949285714285714, 1.0012619047619047, 0.9689761904761905, 0.9698214285714286, 0.9742499999999998, 0.9584642857142859, 0.9673214285714286, 0.9777142857142859, 1.03875, 1.025845238095238, 1.044702380952381, 1.0466666666666669, 1.025988095238095, 1.0457857142857143, 1.0013214285714287, 1.0319404761904762, 1.002190476190476, 1.022892857142857, 1.0148809523809523, 1.0249404761904763, 0.9893809523809522, 0.9840952380952381, 0.9833928571428572, 0.9852857142857142, 0.9645476190476193, 0.9967380952380951, 0.9782142857142857, 1.0014999999999998, 1.0177261904761907, 0.9737261904761906, 1.0361904761904763, 0.9951428571428573, 1.051607142857143, 1.0210119047619048, 1.007357142857143, 0.9958571428571429, 1.010738095238095, 1.0333333333333334, 1.0099761904761904, 0.9800595238095237, 1.0333095238095238, 1.0097142857142858, 0.9953928571428572, 1.036559523809524, 1.0207261904761904, 1.0147499999999998, 1.0395952380952382, 1.0125, 0.9968690476190476, 1.0233928571428572, 1.011452380952381, 0.9792619047619049, 1.0084285714285715, 0.9769047619047619, 0.9794761904761904, 0.9581071428571428, 0.9549880952380951, 0.9522619047619048, 0.9509761904761905, 0.9646071428571429, 0.9896547619047621, 0.9879999999999999, 0.9727261904761905, 1.0185952380952383, 0.9839404761904762, 0.9760000000000001, 0.9833571428571429, 1.0082499999999999, 0.9735833333333334, 1.0274880952380951, 1.0202738095238095, 1.0009047619047617, 1.0247976190476191, 1.0127738095238097, 0.9809642857142858, 0.9869166666666667, 1.0024404761904762, 0.9682380952380951, 0.9766190476190476, 0.9719166666666665, 0.9939166666666667, 1.017309523809524, 1.01275, 0.9976547619047619, 0.9775357142857143, 1.0004404761904762, 1.0218214285714287, 0.9812857142857145, 1.0315357142857142, 1.0222142857142857, 0.998642857142857, 1.0296666666666665, 0.9840119047619047, 0.9943928571428571, 0.9868214285714286, 1.0036309523809526, 0.9840357142857143, 0.9890595238095239, 1.0039166666666668, 1.0252380952380953, 0.9949404761904762, 1.0251547619047618, 0.9693214285714286, 0.9914285714285714, 0.9925, 0.9797023809523808, 0.9790000000000001, 0.9606547619047618, 0.98575, 0.9926428571428572, 0.9576071428571428, 0.9962261904761905, 0.9936309523809526, 0.981297619047619, 0.9697261904761906, 0.9855238095238095, 1.0183690476190477, 0.9794166666666668, 1.0430119047619049, 1.0150119047619046, 1.0413809523809523, 1.0417261904761905, 1.0258690476190477, 1.0526428571428572, 1.0442261904761905, 1.0490000000000002, 1.0381785714285716, 1.0375119047619048, 1.038702380952381, 1.003857142857143, 1.033059523809524, 1.0360238095238097, 1.0108333333333333, 1.0217857142857143, 0.9731071428571428, 1.0004880952380952, 0.9915833333333334, 1.0166190476190475, 1.0076904761904761, 0.9763809523809522, 1.0330595238095237, 0.9863571428571428, 1.0329642857142858, 0.9644761904761905, 0.9912142857142857, 0.9971309523809524, 0.9872023809523809, 0.9749404761904762, 0.9849880952380953, 1.0181428571428572, 1.0113571428571428, 0.9744880952380952, 0.9806428571428573, 0.9729404761904762, 0.9814642857142859, 0.9954166666666666, 0.9876309523809523, 1.0196904761904761, 1.0267380952380953, 1.0204880952380952, 1.006952380952381, 1.0545, 0.9934642857142858, 1.041785714285714, 1.0218214285714287, 1.0387380952380953, 1.0211785714285715, 1.0062023809523808, 1.0463333333333333, 1.0287261904761906, 1.0249523809523808, 1.0191785714285713, 0.9875119047619049, 1.025845238095238, 0.9631309523809523, 0.9763571428571429, 0.9670357142857142, 0.969452380952381, 0.9899880952380953, 0.9517619047619048, 0.9937142857142857, 0.9735476190476191, 0.967345238095238, 0.9982857142857142, 0.989857142857143, 0.9665238095238093, 0.9877738095238096, 0.9644523809523811, 0.9878809523809524, 0.9637023809523809, 0.965452380952381, 0.9875952380952381, 1.003059523809524, 0.980559523809524, 1.0415952380952382, 1.019404761904762, 0.9937380952380951, 1.045047619047619, 0.9986190476190477, 1.0501904761904763, 1.0108333333333333, 0.98375, 1.0233928571428572, 0.9690119047619047, 0.995607142857143, 0.9608452380952383, 0.9701547619047618, 0.9783095238095237, 1.0034285714285713, 0.9681547619047619, 0.9727857142857145, 0.9966904761904761, 1.0025833333333334, 1.0184285714285715, 0.9956428571428573, 0.9652380952380952, 0.9975357142857144, 1.0229285714285716, 0.9750833333333333, 1.0403809523809524, 1.0097380952380952, 1.0407619047619048, 0.9982738095238096, 1.0517976190476193, 1.0039761904761906, 0.9925119047619049, 1.0086428571428572, 0.9940238095238095, 0.9907976190476189, 0.9704166666666665, 1.00875, 0.9757499999999999, 1.0106666666666666, 1.006047619047619, 1.0197976190476192, 0.9867857142857145, 1.0280595238095238, 1.029452380952381, 1.0401071428571431, 1.0246666666666666, 1.02675, 1.0336904761904762, 1.0414880952380954, 0.9874880952380953, 1.0038095238095237, 1.0307142857142857, 0.9755952380952383, 1.0128452380952382, 1.0215, 1.0183928571428573, 0.9722619047619048, 1.023988095238095, 0.97325, 0.9884761904761904, 0.993642857142857, 0.984904761904762, 0.9859285714285716, 1.0358809523809525, 1.0132857142857143, 1.0230833333333333, 1.0272261904761906, 1.0176190476190476, 0.9967023809523811, 1.0151904761904762, 1.0001190476190476]">
            <text:p>[0.993202380952381, 1.038357142857143, 0.977702380952381, 1.0482857142857145, 1.0205238095238096, 1.0378214285714287, 1.0410119047619049, 1.03, 1.0399166666666668, 0.9865952380952381, 0.9995714285714286, 0.995654761904762, 0.9935357142857144, 0.9634047619047621, 0.9800476190476192, 1.0224761904761905, 0.9756309523809524, 1.028357142857143, 1.0235119047619048, 1.0040357142857144, 0.998904761904762, 1.031095238095238, 0.9922500000000001, 0.9875119047619046, 1.0137619047619049, 0.990511904761905, 0.9596190476190477, 0.9846428571428573, 0.9564047619047619, 0.9535357142857144, 0.9597857142857142, 0.9380476190476191, 0.9339285714285714, 0.9441190476190476, 0.9693333333333333, 0.953702380952381, 1.0042380952380952, 1.01, 1.002, 0.9822976190476191, 1.014202380952381, 1.0035595238095238, 0.9965, 1.0057142857142858, 0.9890952380952381, 0.9832976190476191, 1.0170238095238098, 0.987404761904762, 0.9859285714285714, 0.9770952380952383, 0.9959642857142857, 0.9888809523809524, 0.9984523809523809, 0.9868333333333332, 0.9634404761904762, 0.9883333333333333, 0.9597738095238094, 0.9678452380952381, 0.9770714285714286, 0.9484404761904761, 1.0015714285714286, 0.9488809523809524, 0.9966904761904761, 0.9960714285714286, 0.9784761904761906, 1.0240833333333332, 1.0185238095238094, 1.029297619047619, 1.0359642857142854, 1.0232738095238094, 1.0357857142857143, 0.9916190476190477, 1.024297619047619, 1.0169285714285714, 0.9943333333333333, 1.014154761904762, 0.9821190476190477, 1.0321904761904763, 1.0145833333333334, 1.019809523809524, 0.996357142857143, 1.0445357142857143, 1.0121904761904763, 0.9837142857142858, 0.996404761904762, 1.0123095238095237, 0.984202380952381, 0.9863333333333334, 0.9930000000000001, 0.9944642857142858, 0.998107142857143, 1.0397261904761905, 1.0206428571428572, 1.0125, 1.000452380952381, 1.0383690476190477, 1.0056428571428573, 1.0169761904761903, 0.9929642857142856, 0.9678333333333333, 0.9810595238095237, 0.9729404761904762, 0.9921547619047618, 0.9609166666666666, 0.9994166666666667, 0.9698452380952379, 1.0125714285714285, 0.9969047619047618, 0.9822380952380951, 0.985345238095238, 0.967047619047619, 0.9732380952380953, 0.9780357142857143, 0.9757261904761905, 0.9812500000000002, 0.9913571428571428, 1.0265238095238096, 0.9795357142857144, 1.039511904761905, 1.0149166666666667, 0.9928452380952381, 1.0389285714285716, 0.9771190476190477, 0.978404761904762, 0.9769880952380954, 0.9845357142857142, 0.9641190476190475, 0.9969285714285713, 0.9781428571428572, 1.0065714285714285, 0.9895357142857142, 1.002547619047619, 0.9949285714285714, 1.0012619047619047, 0.9689761904761905, 0.9698214285714286, 0.9742499999999998, 0.9584642857142859, 0.9673214285714286, 0.9777142857142859, 1.03875, 1.025845238095238, 1.044702380952381, 1.0466666666666669, 1.025988095238095, 1.0457857142857143, 1.0013214285714287, 1.0319404761904762, 1.002190476190476, 1.022892857142857, 1.0148809523809523, 1.0249404761904763, 0.9893809523809522, 0.9840952380952381, 0.9833928571428572, 0.9852857142857142, 0.9645476190476193, 0.9967380952380951, 0.9782142857142857, 1.0014999999999998, 1.0177261904761907, 0.9737261904761906, 1.0361904761904763, 0.9951428571428573, 1.051607142857143, 1.0210119047619048, 1.007357142857143, 0.9958571428571429, 1.010738095238095, 1.0333333333333334, 1.0099761904761904, 0.9800595238095237, 1.0333095238095238, 1.0097142857142858, 0.9953928571428572, 1.036559523809524, 1.0207261904761904, 1.0147499999999998, 1.0395952380952382, 1.0125, 0.9968690476190476, 1.0233928571428572, 1.011452380952381, 0.9792619047619049, 1.0084285714285715, 0.9769047619047619, 0.9794761904761904, 0.9581071428571428, 0.9549880952380951, 0.9522619047619048, 0.9509761904761905, 0.9646071428571429, 0.9896547619047621, 0.9879999999999999, 0.9727261904761905, 1.0185952380952383, 0.9839404761904762, 0.9760000000000001, 0.9833571428571429, 1.0082499999999999, 0.9735833333333334, 1.0274880952380951, 1.0202738095238095, 1.0009047619047617, 1.0247976190476191, 1.0127738095238097, 0.9809642857142858, 0.9869166666666667, 1.0024404761904762, 0.9682380952380951, 0.9766190476190476, 0.9719166666666665, 0.9939166666666667, 1.017309523809524, 1.01275, 0.9976547619047619, 0.9775357142857143, 1.0004404761904762, 1.0218214285714287, 0.9812857142857145, 1.0315357142857142, 1.0222142857142857, 0.998642857142857, 1.0296666666666665, 0.9840119047619047, 0.9943928571428571, 0.9868214285714286, 1.0036309523809526, 0.9840357142857143, 0.9890595238095239, 1.0039166666666668, 1.0252380952380953, 0.9949404761904762, 1.0251547619047618, 0.9693214285714286, 0.9914285714285714, 0.9925, 0.9797023809523808, 0.9790000000000001, 0.9606547619047618, 0.98575, 0.9926428571428572, 0.9576071428571428, 0.9962261904761905, 0.9936309523809526, 0.981297619047619, 0.9697261904761906, 0.9855238095238095, 1.0183690476190477, 0.9794166666666668, 1.0430119047619049, 1.0150119047619046, 1.0413809523809523, 1.0417261904761905, 1.0258690476190477, 1.0526428571428572, 1.0442261904761905, 1.0490000000000002, 1.0381785714285716, 1.0375119047619048, 1.038702380952381, 1.003857142857143, 1.033059523809524, 1.0360238095238097, 1.0108333333333333, 1.0217857142857143, 0.9731071428571428, 1.0004880952380952, 0.9915833333333334, 1.0166190476190475, 1.0076904761904761, 0.9763809523809522, 1.0330595238095237, 0.9863571428571428, 1.0329642857142858, 0.9644761904761905, 0.9912142857142857, 0.9971309523809524, 0.9872023809523809, 0.9749404761904762, 0.9849880952380953, 1.0181428571428572, 1.0113571428571428, 0.9744880952380952, 0.9806428571428573, 0.9729404761904762, 0.9814642857142859, 0.9954166666666666, 0.9876309523809523, 1.0196904761904761, 1.0267380952380953, 1.0204880952380952, 1.006952380952381, 1.0545, 0.9934642857142858, 1.041785714285714, 1.0218214285714287, 1.0387380952380953, 1.0211785714285715, 1.0062023809523808, 1.0463333333333333, 1.0287261904761906, 1.0249523809523808, 1.0191785714285713, 0.9875119047619049, 1.025845238095238, 0.9631309523809523, 0.9763571428571429, 0.9670357142857142, 0.969452380952381, 0.9899880952380953, 0.9517619047619048, 0.9937142857142857, 0.9735476190476191, 0.967345238095238, 0.9982857142857142, 0.989857142857143, 0.9665238095238093, 0.9877738095238096, 0.9644523809523811, 0.9878809523809524, 0.9637023809523809, 0.965452380952381, 0.9875952380952381, 1.003059523809524, 0.980559523809524, 1.0415952380952382, 1.019404761904762, 0.9937380952380951, 1.045047619047619, 0.9986190476190477, 1.0501904761904763, 1.0108333333333333, 0.98375, 1.0233928571428572, 0.9690119047619047, 0.995607142857143, 0.9608452380952383, 0.9701547619047618, 0.9783095238095237, 1.0034285714285713, 0.9681547619047619, 0.9727857142857145, 0.9966904761904761, 1.0025833333333334, 1.0184285714285715, 0.9956428571428573, 0.9652380952380952, 0.9975357142857144, 1.0229285714285716, 0.9750833333333333, 1.0403809523809524, 1.0097380952380952, 1.0407619047619048, 0.9982738095238096, 1.0517976190476193, 1.0039761904761906, 0.9925119047619049, 1.0086428571428572, 0.9940238095238095, 0.9907976190476189, 0.9704166666666665, 1.00875, 0.9757499999999999, 1.0106666666666666, 1.006047619047619, 1.0197976190476192, 0.9867857142857145, 1.0280595238095238, 1.029452380952381, 1.0401071428571431, 1.0246666666666666, 1.02675, 1.0336904761904762, 1.0414880952380954, 0.9874880952380953, 1.0038095238095237, 1.0307142857142857, 0.9755952380952383, 1.0128452380952382, 1.0215, 1.0183928571428573, 0.9722619047619048, 1.023988095238095, 0.97325, 0.9884761904761904, 0.993642857142857, 0.984904761904762, 0.9859285714285716, 1.0358809523809525, 1.0132857142857143, 1.0230833333333333, 1.0272261904761906, 1.0176190476190476, 0.9967023809523811, 1.0151904761904762, 1.0001190476190476]</text:p>
          </table:table-cell>
          <table:table-cell office:value-type="float" office:value="5.195049858093261">
            <text:p>5.195049858093261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MINGYLRFDIMENRPRLTLFAMLVFVTVMGGCATHQRDTAVAQAPLERFEVAQILTGVVFTGPERAEPLEGDLYLPGKPDKRAVVLMVHGGGWASRDRNDMTGISEKLARHGYAVLNVSYRFAPAHTYPAQLLDLRQALAWLVVNADRYNLDVDRINVWGYSSGAHLGALLASYDFEHTDSIEAYPALPKIRAVVAGGTPADLRKYSRSPVVMRFLGGARDELPELYAEASPISHVSADDPPVFLYHGKLDLMVTVDQATDYYAALRANGVEAELYVNPWLGHLAMFVLGGDAEAEAIEFLNRKNSPTLIGGIL">
            <text:p>MINGYLRFDIMENRPRLTLFAMLVFVTVMGGCATHQRDTAVAQAPLERFEVAQILTGVVFTGPERAEPLEGDLYLPGKPDKRAVVLMVHGGGWASRDRNDMTGISEKLARHGYAVLNVSYRFAPAHTYPAQLLDLRQALAWLVVNADRYNLDVDRINVWGYSSGAHLGALLASYDFEHTDSIEAYPALPKIRAVVAGGTPADLRKYSRSPVVMRFLGGARDELPELYAEASPISHVSADDPPVFLYHGKLDLMVTVDQATDYYAALRANGVEAELYVNPWLGHLAMFVLGGDAEAEAIEFLNRKNSPTLIGGIL</text:p>
          </table:table-cell>
          <table:table-cell office:value-type="string" office:value="BFDNEDID_13507">
            <text:p>BFDNEDID_13507</text:p>
          </table:table-cell>
          <table:table-cell office:value-type="float" office:value="314">
            <text:p>314</text:p>
          </table:table-cell>
          <table:table-cell office:value-type="float" office:value="0.09554140127388536">
            <text:p>0.09554140127388536</text:p>
          </table:table-cell>
          <table:table-cell office:value-type="float" office:value="0.0028662420382165646">
            <text:p>0.0028662420382165646</text:p>
          </table:table-cell>
          <table:table-cell office:value-type="float" office:value="31.727388535031842">
            <text:p>31.727388535031842</text:p>
          </table:table-cell>
          <table:table-cell office:value-type="float" office:value="34532.045900000005">
            <text:p>34532.045900000005</text:p>
          </table:table-cell>
          <table:table-cell office:value-type="string" office:value="(0.33439490445859876, 0.21656050955414013, 0.32165605095541405)">
            <text:p>(0.33439490445859876, 0.21656050955414013, 0.32165605095541405)</text:p>
          </table:table-cell>
          <table:table-cell office:value-type="string" office:value="[0.976809523809524, 0.9880595238095238, 0.9567380952380953, 1.0043214285714286, 0.958202380952381, 0.9969761904761906, 1.0312619047619047, 1.0074880952380953, 1.012154761904762, 1.023452380952381, 1.0041785714285714, 0.9847499999999999, 0.9934047619047619, 0.9591785714285714, 0.9564523809523809, 0.9646071428571429, 0.9416547619047619, 0.9408214285714285, 0.9406547619047619, 0.93775, 0.944607142857143, 0.9591547619047618, 0.9448809523809525, 0.9661785714285713, 0.9849642857142856, 0.9788571428571428, 0.9562023809523807, 0.9929166666666667, 0.9859166666666666, 0.9814404761904763, 1.0105238095238096, 0.9959404761904762, 1.0172619047619047, 0.9918809523809523, 0.9988690476190476, 0.986654761904762, 1.003095238095238, 1.0022619047619048, 0.9872023809523809, 1.0147023809523807, 0.9826785714285716, 1.0387976190476191, 0.9933928571428572, 0.9854642857142858, 1.034011904761905, 0.9664166666666667, 0.9992738095238094, 0.9923333333333333, 0.9613809523809523, 0.9790476190476192, 0.9821071428571428, 0.9762619047619046, 0.9482142857142856, 0.9628333333333333, 0.9648809523809524, 0.9947619047619047, 0.9991071428571429, 1.0083928571428573, 1.0306190476190475, 1.018, 1.0294761904761904, 1.0553333333333335, 1.0271309523809524, 1.012357142857143, 1.0565357142857144, 1.012845238095238, 1.022095238095238, 0.9789285714285716, 0.9922619047619049, 0.9959285714285716, 1.019857142857143, 1.0094761904761906, 1.0424047619047618, 1.0357261904761905, 1.0559880952380953, 1.0561904761904761, 1.0181547619047617, 1.0102380952380954, 0.9816428571428573, 0.9713690476190476, 0.9566547619047621, 0.9526785714285715, 0.9494999999999999, 0.9662857142857144, 0.9873095238095237, 0.9825833333333333, 0.9909404761904761, 0.970202380952381, 1.0125476190476188, 1.0157738095238096, 1.0039642857142856, 1.030357142857143, 1.0126666666666668, 1.0350714285714286, 1.0311785714285715, 0.9966071428571429, 1.0189047619047618, 1.0153690476190476, 0.9947380952380952, 1.036154761904762, 1.0282738095238095, 1.0273928571428572, 0.9893571428571428, 1.0200714285714287, 1.0081190476190476, 0.9825119047619049, 0.9964047619047618, 0.9535238095238096, 0.9818809523809523, 0.9580714285714285, 0.9689880952380954, 0.9917857142857143, 0.9531309523809524, 0.9972261904761905, 0.9549285714285715, 0.993452380952381, 0.9630952380952381, 0.9899285714285714, 0.9947738095238096, 0.9695833333333332, 0.9777738095238094, 0.9918095238095238, 0.9754285714285715, 1.0095833333333335, 0.9740952380952381, 0.9993571428571428, 0.9696904761904763, 0.9851428571428572, 1.0135119047619046, 0.9653571428571429, 1.0018690476190475, 0.9942142857142857, 0.9769047619047619, 0.969059523809524, 0.973845238095238, 0.9415833333333333, 0.9560952380952382, 0.9482619047619048, 0.9578809523809524, 0.9935357142857144, 0.9709761904761904, 1.0111666666666665, 0.9894166666666667, 0.9883571428571429, 1.0215, 0.9780119047619047, 1.0241904761904763, 0.9715833333333335, 1.0240357142857144, 0.9890714285714287, 0.9750714285714286, 1.0086547619047619, 0.9559880952380952, 0.9694642857142858, 0.9976071428571428, 0.9637261904761905, 1.0130833333333333, 0.9972738095238095, 0.9982142857142855, 0.9927380952380952, 0.9875476190476191, 0.9840595238095238, 0.9954166666666666, 0.9646904761904762, 0.9628095238095239, 0.9695238095238095, 0.9847976190476191, 0.9913928571428572, 0.9645833333333333, 1.0155119047619048, 0.9675952380952382, 1.0346309523809525, 0.9814523809523811, 1.0141309523809523, 1.026952380952381, 1.0116309523809524, 0.9917500000000002, 1.0395476190476192, 0.9890476190476191, 0.9898214285714287, 1.01675, 0.9871428571428572, 0.9906904761904765, 1.0200357142857142, 1.0151666666666668, 0.9719761904761903, 1.0072619047619047, 0.9815833333333334, 0.9714880952380953, 0.9755833333333334, 0.9852142857142857, 0.9966309523809523, 0.9964642857142856, 1.0005595238095237, 1.0214523809523808, 1.0025833333333334, 1.032547619047619, 0.9882142857142856, 1.0237380952380952, 1.0300119047619047, 0.9822261904761905, 1.037559523809524, 1.0077619047619049, 1.0202261904761907, 1.0063214285714286, 0.9728690476190477, 0.983, 0.9735714285714285, 0.9760833333333333, 0.9479166666666666, 0.9695595238095239, 0.9939523809523808, 0.990904761904762, 0.9959285714285715, 1.0146190476190475, 1.0322857142857143, 1.0366666666666668, 0.9997500000000001, 1.0418571428571428, 1.0252142857142859, 0.9831666666666669, 1.0000952380952381, 1.0086428571428572, 1.028154761904762, 0.9886904761904761, 1.021452380952381, 1.0136785714285714, 0.9851071428571428, 1.0225714285714287, 0.975202380952381, 0.9882619047619047, 1.0168690476190478, 0.994297619047619, 1.0349166666666665, 1.0249761904761903, 1.0221190476190476, 1.018, 0.977845238095238, 0.9769404761904762, 0.9688928571428571, 0.9620238095238095, 0.9682380952380953, 0.9915714285714285, 1.004392857142857, 0.9677857142857145, 1.0203809523809522, 0.9682380952380951, 0.9844404761904761, 0.9707857142857144, 0.9855833333333331, 0.9680238095238096, 1.0106309523809525, 0.9947857142857143, 0.9951785714285715, 1.0056904761904761, 1.0126547619047621, 0.9688928571428571, 0.9797500000000001, 0.9836309523809523, 0.9727261904761905, 0.965857142857143, 0.9926547619047619, 0.9828095238095238, 1.010392857142857, 1.0018571428571428, 0.9936071428571429, 1.0448452380952382, 0.9931190476190476, 1.026714285714286, 0.9700833333333333, 0.9907976190476191, 0.9856785714285715, 0.999654761904762, 0.9814761904761904, 0.9495238095238094, 0.9781547619047618, 0.9902619047619048, 0.9562619047619049, 0.9590000000000002, 0.9643571428571429, 0.9479404761904762, 0.945595238095238, 0.9553690476190477, 0.9637738095238094, 0.9937380952380953, 0.994297619047619, 1.015904761904762, 1.008595238095238, 1.0513214285714287, 1.010535714285714, 1.0487261904761904, 1.0001904761904763, 0.9955238095238095, 1.0310595238095241, 0.9611666666666666, 0.997797619047619, 1.0195, 1.0052738095238094, 1.0441785714285716, 1.0234761904761907, 1.0360119047619047, 1.030190476190476, 1.0083333333333333, 0.9948452380952382, 0.9890833333333333]">
            <text:p>[0.976809523809524, 0.9880595238095238, 0.9567380952380953, 1.0043214285714286, 0.958202380952381, 0.9969761904761906, 1.0312619047619047, 1.0074880952380953, 1.012154761904762, 1.023452380952381, 1.0041785714285714, 0.9847499999999999, 0.9934047619047619, 0.9591785714285714, 0.9564523809523809, 0.9646071428571429, 0.9416547619047619, 0.9408214285714285, 0.9406547619047619, 0.93775, 0.944607142857143, 0.9591547619047618, 0.9448809523809525, 0.9661785714285713, 0.9849642857142856, 0.9788571428571428, 0.9562023809523807, 0.9929166666666667, 0.9859166666666666, 0.9814404761904763, 1.0105238095238096, 0.9959404761904762, 1.0172619047619047, 0.9918809523809523, 0.9988690476190476, 0.986654761904762, 1.003095238095238, 1.0022619047619048, 0.9872023809523809, 1.0147023809523807, 0.9826785714285716, 1.0387976190476191, 0.9933928571428572, 0.9854642857142858, 1.034011904761905, 0.9664166666666667, 0.9992738095238094, 0.9923333333333333, 0.9613809523809523, 0.9790476190476192, 0.9821071428571428, 0.9762619047619046, 0.9482142857142856, 0.9628333333333333, 0.9648809523809524, 0.9947619047619047, 0.9991071428571429, 1.0083928571428573, 1.0306190476190475, 1.018, 1.0294761904761904, 1.0553333333333335, 1.0271309523809524, 1.012357142857143, 1.0565357142857144, 1.012845238095238, 1.022095238095238, 0.9789285714285716, 0.9922619047619049, 0.9959285714285716, 1.019857142857143, 1.0094761904761906, 1.0424047619047618, 1.0357261904761905, 1.0559880952380953, 1.0561904761904761, 1.0181547619047617, 1.0102380952380954, 0.9816428571428573, 0.9713690476190476, 0.9566547619047621, 0.9526785714285715, 0.9494999999999999, 0.9662857142857144, 0.9873095238095237, 0.9825833333333333, 0.9909404761904761, 0.970202380952381, 1.0125476190476188, 1.0157738095238096, 1.0039642857142856, 1.030357142857143, 1.0126666666666668, 1.0350714285714286, 1.0311785714285715, 0.9966071428571429, 1.0189047619047618, 1.0153690476190476, 0.9947380952380952, 1.036154761904762, 1.0282738095238095, 1.0273928571428572, 0.9893571428571428, 1.0200714285714287, 1.0081190476190476, 0.9825119047619049, 0.9964047619047618, 0.9535238095238096, 0.9818809523809523, 0.9580714285714285, 0.9689880952380954, 0.9917857142857143, 0.9531309523809524, 0.9972261904761905, 0.9549285714285715, 0.993452380952381, 0.9630952380952381, 0.9899285714285714, 0.9947738095238096, 0.9695833333333332, 0.9777738095238094, 0.9918095238095238, 0.9754285714285715, 1.0095833333333335, 0.9740952380952381, 0.9993571428571428, 0.9696904761904763, 0.9851428571428572, 1.0135119047619046, 0.9653571428571429, 1.0018690476190475, 0.9942142857142857, 0.9769047619047619, 0.969059523809524, 0.973845238095238, 0.9415833333333333, 0.9560952380952382, 0.9482619047619048, 0.9578809523809524, 0.9935357142857144, 0.9709761904761904, 1.0111666666666665, 0.9894166666666667, 0.9883571428571429, 1.0215, 0.9780119047619047, 1.0241904761904763, 0.9715833333333335, 1.0240357142857144, 0.9890714285714287, 0.9750714285714286, 1.0086547619047619, 0.9559880952380952, 0.9694642857142858, 0.9976071428571428, 0.9637261904761905, 1.0130833333333333, 0.9972738095238095, 0.9982142857142855, 0.9927380952380952, 0.9875476190476191, 0.9840595238095238, 0.9954166666666666, 0.9646904761904762, 0.9628095238095239, 0.9695238095238095, 0.9847976190476191, 0.9913928571428572, 0.9645833333333333, 1.0155119047619048, 0.9675952380952382, 1.0346309523809525, 0.9814523809523811, 1.0141309523809523, 1.026952380952381, 1.0116309523809524, 0.9917500000000002, 1.0395476190476192, 0.9890476190476191, 0.9898214285714287, 1.01675, 0.9871428571428572, 0.9906904761904765, 1.0200357142857142, 1.0151666666666668, 0.9719761904761903, 1.0072619047619047, 0.9815833333333334, 0.9714880952380953, 0.9755833333333334, 0.9852142857142857, 0.9966309523809523, 0.9964642857142856, 1.0005595238095237, 1.0214523809523808, 1.0025833333333334, 1.032547619047619, 0.9882142857142856, 1.0237380952380952, 1.0300119047619047, 0.9822261904761905, 1.037559523809524, 1.0077619047619049, 1.0202261904761907, 1.0063214285714286, 0.9728690476190477, 0.983, 0.9735714285714285, 0.9760833333333333, 0.9479166666666666, 0.9695595238095239, 0.9939523809523808, 0.990904761904762, 0.9959285714285715, 1.0146190476190475, 1.0322857142857143, 1.0366666666666668, 0.9997500000000001, 1.0418571428571428, 1.0252142857142859, 0.9831666666666669, 1.0000952380952381, 1.0086428571428572, 1.028154761904762, 0.9886904761904761, 1.021452380952381, 1.0136785714285714, 0.9851071428571428, 1.0225714285714287, 0.975202380952381, 0.9882619047619047, 1.0168690476190478, 0.994297619047619, 1.0349166666666665, 1.0249761904761903, 1.0221190476190476, 1.018, 0.977845238095238, 0.9769404761904762, 0.9688928571428571, 0.9620238095238095, 0.9682380952380953, 0.9915714285714285, 1.004392857142857, 0.9677857142857145, 1.0203809523809522, 0.9682380952380951, 0.9844404761904761, 0.9707857142857144, 0.9855833333333331, 0.9680238095238096, 1.0106309523809525, 0.9947857142857143, 0.9951785714285715, 1.0056904761904761, 1.0126547619047621, 0.9688928571428571, 0.9797500000000001, 0.9836309523809523, 0.9727261904761905, 0.965857142857143, 0.9926547619047619, 0.9828095238095238, 1.010392857142857, 1.0018571428571428, 0.9936071428571429, 1.0448452380952382, 0.9931190476190476, 1.026714285714286, 0.9700833333333333, 0.9907976190476191, 0.9856785714285715, 0.999654761904762, 0.9814761904761904, 0.9495238095238094, 0.9781547619047618, 0.9902619047619048, 0.9562619047619049, 0.9590000000000002, 0.9643571428571429, 0.9479404761904762, 0.945595238095238, 0.9553690476190477, 0.9637738095238094, 0.9937380952380953, 0.994297619047619, 1.015904761904762, 1.008595238095238, 1.0513214285714287, 1.010535714285714, 1.0487261904761904, 1.0001904761904763, 0.9955238095238095, 1.0310595238095241, 0.9611666666666666, 0.997797619047619, 1.0195, 1.0052738095238094, 1.0441785714285716, 1.0234761904761907, 1.0360119047619047, 1.030190476190476, 1.0083333333333333, 0.9948452380952382, 0.9890833333333333]</text:p>
          </table:table-cell>
          <table:table-cell office:value-type="float" office:value="5.478449058532715">
            <text:p>5.478449058532715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MSNKQAFDQRYLDLYDKYAHGFINRREFLDRLGAITASSATALAVFNALAPNYALATQVAADDPDIEVGYQEYASPKGAGTMRAYMAMPAGGGGKLPAVVVIHENRGLNPYIEDVARRVAKAGFIGFAPDALTPLGGYPGNDDDGRTMQRERDRDEMLEDFVAAVHFMQNHERSTGKVGCVGFCYGGGVSNALAVRIPDLAAAVPFYGRQAAVEDVPEINAPLLIHYGELDTRVNEGWPAYKAALDAAGKDYTMHMYPGANHGFHNDTTPRYDADAAALAWRRTIEFFAKNLV">
            <text:p>MSNKQAFDQRYLDLYDKYAHGFINRREFLDRLGAITASSATALAVFNALAPNYALATQVAADDPDIEVGYQEYASPKGAGTMRAYMAMPAGGGGKLPAVVVIHENRGLNPYIEDVARRVAKAGFIGFAPDALTPLGGYPGNDDDGRTMQRERDRDEMLEDFVAAVHFMQNHERSTGKVGCVGFCYGGGVSNALAVRIPDLAAAVPFYGRQAAVEDVPEINAPLLIHYGELDTRVNEGWPAYKAALDAAGKDYTMHMYPGANHGFHNDTTPRYDADAAALAWRRTIEFFAKNLV</text:p>
          </table:table-cell>
          <table:table-cell office:value-type="string" office:value="BFDNEDID_13671">
            <text:p>BFDNEDID_13671</text:p>
          </table:table-cell>
          <table:table-cell office:value-type="float" office:value="293">
            <text:p>293</text:p>
          </table:table-cell>
          <table:table-cell office:value-type="float" office:value="0.10580204778156996">
            <text:p>0.10580204778156996</text:p>
          </table:table-cell>
          <table:table-cell office:value-type="float" office:value="-0.2720136518771334">
            <text:p>-0.2720136518771334</text:p>
          </table:table-cell>
          <table:table-cell office:value-type="float" office:value="42.97511945392493">
            <text:p>42.97511945392493</text:p>
          </table:table-cell>
          <table:table-cell office:value-type="float" office:value="31903.446500000016">
            <text:p>31903.446500000016</text:p>
          </table:table-cell>
          <table:table-cell office:value-type="string" office:value="(0.27303754266211605, 0.21843003412969283, 0.3037542662116041)">
            <text:p>(0.27303754266211605, 0.21843003412969283, 0.3037542662116041)</text:p>
          </table:table-cell>
          <table:table-cell office:value-type="string" office:value="[1.0148333333333335, 1.0062738095238095, 1.0378809523809527, 0.997595238095238, 0.9929642857142857, 0.9762976190476192, 0.9841190476190476, 1.0093452380952381, 0.9635476190476192, 0.985952380952381, 1.0181785714285714, 1.0068928571428573, 0.9707857142857144, 1.0019285714285715, 0.9793095238095239, 0.997595238095238, 0.9556428571428571, 0.9756904761904762, 1.0082738095238095, 0.9862857142857143, 0.9969047619047618, 1.0169761904761907, 0.9716785714285714, 1.0016785714285714, 1.0195714285714286, 0.9848809523809524, 0.9766190476190476, 1.0024404761904762, 0.9782380952380952, 0.9762619047619048, 0.9992619047619048, 0.9893095238095239, 1.0108690476190476, 1.0032857142857143, 0.9911785714285715, 1.002, 0.9881904761904763, 0.9695119047619046, 0.9794880952380952, 0.9563214285714287, 0.96025, 0.9897261904761905, 0.9619404761904762, 0.9728214285714287, 0.993797619047619, 1.003940476190476, 0.9944285714285714, 0.9669047619047619, 0.994095238095238, 0.9752142857142858, 0.9893214285714287, 0.9812619047619048, 0.9875357142857143, 0.9676309523809523, 1.0024166666666667, 1.0032857142857143, 1.0311428571428574, 1.0231309523809524, 1.0274047619047617, 1.0358571428571428, 1.002297619047619, 1.048702380952381, 0.9798333333333333, 1.0236666666666667, 0.9820119047619048, 1.0182261904761905, 1.0162857142857145, 0.9763214285714286, 1.023404761904762, 1.0315952380952382, 1.029547619047619, 1.0428214285714286, 1.0195833333333333, 1.0203214285714286, 1.0299404761904762, 1.005202380952381, 0.99, 0.9960238095238095, 0.9752976190476191, 0.9629047619047619, 0.9741904761904762, 0.9775714285714285, 0.9725714285714285, 1.004202380952381, 0.9855119047619046, 1.0167023809523807, 1.0204285714285715, 1.024488095238095, 1.02925, 1.0411071428571428, 0.9913214285714288, 1.0295119047619046, 0.9833690476190478, 0.9685595238095237, 0.962297619047619, 0.956202380952381, 0.9610714285714285, 0.9729047619047619, 1.0117619047619049, 0.9915476190476191, 1.0025476190476192, 1.0202738095238093, 0.9963809523809524, 1.0272380952380953, 1.003440476190476, 0.9805238095238096, 0.9977261904761905, 1.0297857142857143, 1.0009285714285714, 0.9775952380952382, 1.005059523809524, 0.9989761904761905, 0.9975238095238096, 0.9788333333333332, 1.0043333333333333, 1.0220238095238097, 0.9779642857142857, 1.0044880952380952, 0.965547619047619, 0.9812738095238094, 0.9956428571428572, 0.9564761904761906, 0.9957142857142856, 1.0009880952380952, 1.0025238095238094, 0.9888928571428572, 0.9891666666666667, 1.0097976190476192, 1.0092738095238094, 0.974154761904762, 1.0118571428571428, 1.0002380952380951, 0.9871904761904763, 1.0332499999999998, 1.0175119047619048, 1.0367619047619048, 1.0449047619047622, 1.046357142857143, 1.0488452380952382, 1.0332142857142859, 1.0267380952380951, 1.018511904761905, 1.0068095238095238, 1.0282499999999999, 1.0122142857142857, 1.0395952380952382, 1.0162619047619048, 1.0508690476190476, 1.0312619047619047, 1.0472619047619047, 1.0402738095238095, 1.0042857142857142, 1.0169166666666665, 1.0399880952380953, 1.0021428571428572, 0.9676309523809524, 0.9836666666666667, 0.9841190476190476, 0.967392857142857, 0.9463214285714285, 0.956202380952381, 0.9531071428571429, 0.9714047619047619, 0.9931785714285715, 0.9938333333333333, 0.9873333333333334, 1.0408809523809526, 1.0082380952380952, 1.0373214285714287, 1.0184166666666665, 1.0320952380952382, 1.0352619047619047, 0.977404761904762, 1.0166547619047617, 0.9617738095238095, 0.9748690476190477, 0.9776190476190475, 0.932452380952381, 0.9533809523809522, 0.9635476190476191, 0.9883214285714285, 0.983047619047619, 0.9930714285714285, 0.9829880952380952, 1.024857142857143, 1.0055595238095238, 0.9850833333333333, 0.9789166666666669, 0.9872380952380952, 0.967607142857143, 0.9921309523809524, 0.9644404761904762, 1.0074285714285713, 0.9967857142857142, 0.9698333333333334, 0.998607142857143, 0.987797619047619, 0.9840833333333333, 0.9649880952380953, 0.993547619047619, 0.9504880952380952, 0.9788809523809524, 1.0001428571428572, 0.9847619047619047, 0.9978452380952382, 0.9862619047619048, 1.0032142857142856, 0.9938214285714285, 1.036214285714286, 1.0116666666666665, 0.990607142857143, 1.0395119047619046, 1.0289642857142858, 0.9910238095238096, 1.0335238095238095, 0.9924880952380952, 1.0091904761904762, 0.9629880952380955, 0.9675238095238095, 0.9611309523809526, 0.9668690476190476, 0.961797619047619, 0.9947738095238094, 1.0041190476190476, 0.9744880952380952, 1.030440476190476, 0.9967857142857144, 1.0151190476190475, 0.997892857142857, 1.0292261904761906, 1.0237380952380952, 1.0023333333333333, 0.9828690476190477, 1.0306547619047617, 0.9927142857142858, 0.9887500000000001, 1.0257142857142856, 0.9770119047619048, 0.9999761904761906, 0.9865476190476191, 1.022452380952381, 0.9915714285714285, 1.010595238095238, 1.0245714285714285, 1.0354404761904763, 1.0172857142857143, 0.9861309523809525, 1.0112857142857141, 0.9771785714285715, 0.9750476190476192, 0.9700714285714286, 0.9660595238095239, 1.0040357142857144, 0.9872619047619047, 0.99025, 1.0115833333333333, 0.9788809523809524, 1.0091428571428571, 0.9700595238095238, 0.9960595238095238, 1.0129285714285716, 1.007547619047619, 0.9989404761904762, 1.0101071428571426, 1.0244404761904762, 1.006345238095238, 0.9957023809523811, 1.0331547619047619, 0.9943809523809525, 1.0245476190476193, 0.9882261904761904, 0.997297619047619, 0.9883571428571429, 0.9685595238095239, 0.9816190476190476, 0.9542738095238095, 0.9876785714285715, 0.9778571428571429, 0.9794404761904761, 0.9682857142857144, 1.0110714285714286, 0.9534523809523809, 0.9855238095238096, 0.9993333333333334]">
            <text:p>[1.0148333333333335, 1.0062738095238095, 1.0378809523809527, 0.997595238095238, 0.9929642857142857, 0.9762976190476192, 0.9841190476190476, 1.0093452380952381, 0.9635476190476192, 0.985952380952381, 1.0181785714285714, 1.0068928571428573, 0.9707857142857144, 1.0019285714285715, 0.9793095238095239, 0.997595238095238, 0.9556428571428571, 0.9756904761904762, 1.0082738095238095, 0.9862857142857143, 0.9969047619047618, 1.0169761904761907, 0.9716785714285714, 1.0016785714285714, 1.0195714285714286, 0.9848809523809524, 0.9766190476190476, 1.0024404761904762, 0.9782380952380952, 0.9762619047619048, 0.9992619047619048, 0.9893095238095239, 1.0108690476190476, 1.0032857142857143, 0.9911785714285715, 1.002, 0.9881904761904763, 0.9695119047619046, 0.9794880952380952, 0.9563214285714287, 0.96025, 0.9897261904761905, 0.9619404761904762, 0.9728214285714287, 0.993797619047619, 1.003940476190476, 0.9944285714285714, 0.9669047619047619, 0.994095238095238, 0.9752142857142858, 0.9893214285714287, 0.9812619047619048, 0.9875357142857143, 0.9676309523809523, 1.0024166666666667, 1.0032857142857143, 1.0311428571428574, 1.0231309523809524, 1.0274047619047617, 1.0358571428571428, 1.002297619047619, 1.048702380952381, 0.9798333333333333, 1.0236666666666667, 0.9820119047619048, 1.0182261904761905, 1.0162857142857145, 0.9763214285714286, 1.023404761904762, 1.0315952380952382, 1.029547619047619, 1.0428214285714286, 1.0195833333333333, 1.0203214285714286, 1.0299404761904762, 1.005202380952381, 0.99, 0.9960238095238095, 0.9752976190476191, 0.9629047619047619, 0.9741904761904762, 0.9775714285714285, 0.9725714285714285, 1.004202380952381, 0.9855119047619046, 1.0167023809523807, 1.0204285714285715, 1.024488095238095, 1.02925, 1.0411071428571428, 0.9913214285714288, 1.0295119047619046, 0.9833690476190478, 0.9685595238095237, 0.962297619047619, 0.956202380952381, 0.9610714285714285, 0.9729047619047619, 1.0117619047619049, 0.9915476190476191, 1.0025476190476192, 1.0202738095238093, 0.9963809523809524, 1.0272380952380953, 1.003440476190476, 0.9805238095238096, 0.9977261904761905, 1.0297857142857143, 1.0009285714285714, 0.9775952380952382, 1.005059523809524, 0.9989761904761905, 0.9975238095238096, 0.9788333333333332, 1.0043333333333333, 1.0220238095238097, 0.9779642857142857, 1.0044880952380952, 0.965547619047619, 0.9812738095238094, 0.9956428571428572, 0.9564761904761906, 0.9957142857142856, 1.0009880952380952, 1.0025238095238094, 0.9888928571428572, 0.9891666666666667, 1.0097976190476192, 1.0092738095238094, 0.974154761904762, 1.0118571428571428, 1.0002380952380951, 0.9871904761904763, 1.0332499999999998, 1.0175119047619048, 1.0367619047619048, 1.0449047619047622, 1.046357142857143, 1.0488452380952382, 1.0332142857142859, 1.0267380952380951, 1.018511904761905, 1.0068095238095238, 1.0282499999999999, 1.0122142857142857, 1.0395952380952382, 1.0162619047619048, 1.0508690476190476, 1.0312619047619047, 1.0472619047619047, 1.0402738095238095, 1.0042857142857142, 1.0169166666666665, 1.0399880952380953, 1.0021428571428572, 0.9676309523809524, 0.9836666666666667, 0.9841190476190476, 0.967392857142857, 0.9463214285714285, 0.956202380952381, 0.9531071428571429, 0.9714047619047619, 0.9931785714285715, 0.9938333333333333, 0.9873333333333334, 1.0408809523809526, 1.0082380952380952, 1.0373214285714287, 1.0184166666666665, 1.0320952380952382, 1.0352619047619047, 0.977404761904762, 1.0166547619047617, 0.9617738095238095, 0.9748690476190477, 0.9776190476190475, 0.932452380952381, 0.9533809523809522, 0.9635476190476191, 0.9883214285714285, 0.983047619047619, 0.9930714285714285, 0.9829880952380952, 1.024857142857143, 1.0055595238095238, 0.9850833333333333, 0.9789166666666669, 0.9872380952380952, 0.967607142857143, 0.9921309523809524, 0.9644404761904762, 1.0074285714285713, 0.9967857142857142, 0.9698333333333334, 0.998607142857143, 0.987797619047619, 0.9840833333333333, 0.9649880952380953, 0.993547619047619, 0.9504880952380952, 0.9788809523809524, 1.0001428571428572, 0.9847619047619047, 0.9978452380952382, 0.9862619047619048, 1.0032142857142856, 0.9938214285714285, 1.036214285714286, 1.0116666666666665, 0.990607142857143, 1.0395119047619046, 1.0289642857142858, 0.9910238095238096, 1.0335238095238095, 0.9924880952380952, 1.0091904761904762, 0.9629880952380955, 0.9675238095238095, 0.9611309523809526, 0.9668690476190476, 0.961797619047619, 0.9947738095238094, 1.0041190476190476, 0.9744880952380952, 1.030440476190476, 0.9967857142857144, 1.0151190476190475, 0.997892857142857, 1.0292261904761906, 1.0237380952380952, 1.0023333333333333, 0.9828690476190477, 1.0306547619047617, 0.9927142857142858, 0.9887500000000001, 1.0257142857142856, 0.9770119047619048, 0.9999761904761906, 0.9865476190476191, 1.022452380952381, 0.9915714285714285, 1.010595238095238, 1.0245714285714285, 1.0354404761904763, 1.0172857142857143, 0.9861309523809525, 1.0112857142857141, 0.9771785714285715, 0.9750476190476192, 0.9700714285714286, 0.9660595238095239, 1.0040357142857144, 0.9872619047619047, 0.99025, 1.0115833333333333, 0.9788809523809524, 1.0091428571428571, 0.9700595238095238, 0.9960595238095238, 1.0129285714285716, 1.007547619047619, 0.9989404761904762, 1.0101071428571426, 1.0244404761904762, 1.006345238095238, 0.9957023809523811, 1.0331547619047619, 0.9943809523809525, 1.0245476190476193, 0.9882261904761904, 0.997297619047619, 0.9883571428571429, 0.9685595238095239, 0.9816190476190476, 0.9542738095238095, 0.9876785714285715, 0.9778571428571429, 0.9794404761904761, 0.9682857142857144, 1.0110714285714286, 0.9534523809523809, 0.9855238095238096, 0.9993333333333334]</text:p>
          </table:table-cell>
          <table:table-cell office:value-type="float" office:value="5.366135215759278">
            <text:p>5.366135215759278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MLKKILAGLCLALLVSTGTVSAAASSEPYPLEYWALREVINTAQVSPDGKYLGLMKIASKKANPIIEVYETADLSKEPFRIGAKKMEVTSFYWASEKDVVFTLRQKVRNKIDGFNQGVYETKLAVADVKKKKMRSFDETGPAIEHLLPNKPHKIIISFFEGDPDGPGAKLDATFRPRAYWEFDLDKGTKKLLIRGKISLGNIDFDPDGNPYLARGFDLVAGESVWYYRKPGEHDWDEIYRLSEDDFSTFAVAELDGSKPGNLLVYANNGHDMVGLWSFNTNTKQFEELVYRRADADVYGIRYHSNTWANPDKVVGVSYFKDKYRVEYFDEVEGATYAQLEEIIPYAHYVNINSRSRDGNTMTIYNSGPRDPGTYYLFKDGRVQVVGSKQPLLESEKLADLQYIEYESRDGYSIPAYLTVPQGEAPFPLIVLPHGGPFVQETVIYDEWAQMLANNGYMVLQPQYRGSQGYGQKFYTDAFMEGGQGGYKMQDDKDDGAIYLVERGLVDPDRIAMFGWSYGGYAALVAASRSDQIYQCVIAGAAVTDPLMQVNYYRYQLRGTSAVEQLRMWDDSISPLEEVEKVNVPMLIIHGDVDQRVPIDHAKKYLKALDKVGKPYKYVELKGADHFSNTLFYRHQIELYTSMIDFLENDCGPGGL">
            <text:p>MLKKILAGLCLALLVSTGTVSAAASSEPYPLEYWALREVINTAQVSPDGKYLGLMKIASKKANPIIEVYETADLSKEPFRIGAKKMEVTSFYWASEKDVVFTLRQKVRNKIDGFNQGVYETKLAVADVKKKKMRSFDETGPAIEHLLPNKPHKIIISFFEGDPDGPGAKLDATFRPRAYWEFDLDKGTKKLLIRGKISLGNIDFDPDGNPYLARGFDLVAGESVWYYRKPGEHDWDEIYRLSEDDFSTFAVAELDGSKPGNLLVYANNGHDMVGLWSFNTNTKQFEELVYRRADADVYGIRYHSNTWANPDKVVGVSYFKDKYRVEYFDEVEGATYAQLEEIIPYAHYVNINSRSRDGNTMTIYNSGPRDPGTYYLFKDGRVQVVGSKQPLLESEKLADLQYIEYESRDGYSIPAYLTVPQGEAPFPLIVLPHGGPFVQETVIYDEWAQMLANNGYMVLQPQYRGSQGYGQKFYTDAFMEGGQGGYKMQDDKDDGAIYLVERGLVDPDRIAMFGWSYGGYAALVAASRSDQIYQCVIAGAAVTDPLMQVNYYRYQLRGTSAVEQLRMWDDSISPLEEVEKVNVPMLIIHGDVDQRVPIDHAKKYLKALDKVGKPYKYVELKGADHFSNTLFYRHQIELYTSMIDFLENDCGPGGL</text:p>
          </table:table-cell>
          <table:table-cell office:value-type="string" office:value="BFDNEDID_14545">
            <text:p>BFDNEDID_14545</text:p>
          </table:table-cell>
          <table:table-cell office:value-type="float" office:value="655">
            <text:p>655</text:p>
          </table:table-cell>
          <table:table-cell office:value-type="float" office:value="0.1251908396946565">
            <text:p>0.1251908396946565</text:p>
          </table:table-cell>
          <table:table-cell office:value-type="float" office:value="-0.4025954198473284">
            <text:p>-0.4025954198473284</text:p>
          </table:table-cell>
          <table:table-cell office:value-type="float" office:value="25.510580152671757">
            <text:p>25.510580152671757</text:p>
          </table:table-cell>
          <table:table-cell office:value-type="float" office:value="74072.88130000023">
            <text:p>74072.88130000023</text:p>
          </table:table-cell>
          <table:table-cell office:value-type="string" office:value="(0.33129770992366414, 0.22595419847328244, 0.24122137404580152)">
            <text:p>(0.33129770992366414, 0.22595419847328244, 0.24122137404580152)</text:p>
          </table:table-cell>
          <table:table-cell office:value-type="string" office:value="[0.9953690476190475, 0.9945238095238096, 0.9866428571428572, 0.9487499999999999, 0.9493809523809522, 0.9563452380952381, 0.9575714285714286, 0.9410714285714287, 0.9518928571428572, 0.9610238095238097, 0.9957380952380953, 0.9745238095238093, 0.9971785714285714, 0.9899880952380952, 0.984547619047619, 1.017047619047619, 0.9848333333333333, 0.9987261904761905, 1.0053690476190478, 1.0276904761904764, 1.02425, 1.0378214285714287, 1.0199523809523807, 1.0034761904761904, 1.0384285714285715, 0.9831309523809524, 1.0229285714285714, 0.9518214285714286, 0.9674285714285715, 0.9889999999999999, 0.9644880952380952, 0.9893809523809525, 0.9970952380952381, 0.9589404761904762, 0.9888214285714286, 1.0147261904761906, 0.9855595238095238, 0.9927857142857144, 1.0066071428571428, 0.9866666666666666, 1.034714285714286, 1.0247023809523808, 1.0335119047619048, 1.0229047619047618, 1.0397261904761907, 0.986404761904762, 1.0010238095238093, 1.0107976190476191, 0.9683333333333334, 0.9847261904761905, 1.0122142857142857, 0.9659047619047618, 1.0194404761904763, 1.029511904761905, 1.0433571428571429, 1.0436309523809524, 1.0172500000000002, 1.043845238095238, 1.0269761904761903, 0.9895357142857144, 0.9936785714285714, 1.0205714285714287, 0.961797619047619, 0.9877738095238097, 1.024952380952381, 0.9847857142857144, 1.0041666666666667, 1.025952380952381, 0.9976309523809526, 1.0510357142857143, 1.043, 1.0358690476190477, 1.0230714285714284, 0.9944285714285716, 1.025357142857143, 0.9873809523809524, 1.0218333333333331, 0.9977380952380953, 1.040559523809524, 1.0295595238095239, 1.0017142857142858, 1.0542500000000001, 0.9880595238095238, 1.0161666666666667, 0.9966428571428572, 0.9503095238095237, 0.970404761904762, 0.9620476190476192, 0.9952261904761905, 1.0106071428571428, 1.023107142857143, 1.0281071428571429, 1.0195833333333335, 0.9907857142857145, 0.9954047619047619, 0.9756547619047619, 0.9852857142857144, 0.9625714285714285, 0.9927619047619047, 0.9987619047619047, 1.019154761904762, 0.9871071428571428, 1.0312619047619047, 1.0307976190476191, 1.036952380952381, 0.9889166666666666, 1.04125, 1.0115714285714286, 0.993547619047619, 1.0319404761904762, 1.0000595238095238, 1.0041785714285714, 0.9812500000000002, 1.0004404761904762, 1.0358809523809525, 0.9900714285714285, 1.0246785714285715, 0.9706666666666667, 1.0080476190476193, 0.9829642857142857, 0.9998214285714285, 1.0154761904761906, 0.9865595238095239, 1.0628214285714288, 1.0463690476190477, 1.0562142857142858, 1.0577738095238096, 1.017309523809524, 1.0456785714285715, 1.0339761904761906, 0.9953214285714287, 1.0448214285714283, 1.0277142857142858, 1.010595238095238, 1.0294761904761904, 1.0257500000000002, 1.0067499999999998, 0.9942261904761907, 1.0237857142857143, 0.9642738095238095, 0.983047619047619, 0.9888571428571428, 1.0218095238095237, 1.0129285714285714, 1.0337857142857143, 1.0207380952380951, 1.007809523809524, 1.0430238095238096, 0.9710952380952381, 0.9846666666666666, 0.9681547619047621, 0.9892857142857144, 0.9486309523809524, 0.9765357142857144, 1.026904761904762, 1.003202380952381, 1.035988095238095, 1.0347857142857142, 1.0507261904761904, 1.041095238095238, 1.0476309523809524, 1.0344166666666665, 1.0237142857142858, 1.0488333333333333, 0.990952380952381, 1.0360714285714285, 0.989642857142857, 1.0023690476190477, 0.9811309523809525, 1.008702380952381, 1.001547619047619, 0.9804761904761905, 0.9838095238095238, 0.9715357142857144, 0.9771428571428571, 1.0150119047619048, 0.9523095238095239, 1.022702380952381, 0.9822857142857143, 1.0417261904761905, 1.0389404761904761, 1.0281071428571429, 1.0382142857142858, 1.058357142857143, 1.0335476190476192, 0.9869880952380954, 1.0001666666666669, 0.9936309523809524, 1.0070357142857143, 0.9993571428571426, 1.0112976190476193, 0.9729047619047618, 1.0296785714285714, 0.9855833333333335, 1.0219761904761904, 1.0036904761904761, 0.9764642857142857, 1.02925, 0.9799761904761904, 1.0437619047619047, 1.0210238095238093, 1.0360952380952382, 1.028952380952381, 1.0313690476190476, 1.0224999999999997, 0.9859166666666668, 0.9969166666666668, 0.9942857142857142, 0.9904642857142857, 0.9893571428571428, 0.9605833333333335, 1.010547619047619, 0.9599285714285712, 0.9847023809523809, 1.0006190476190477, 1.005642857142857, 1.0147380952380953, 0.9903333333333334, 0.9690714285714286, 0.973, 0.9766666666666668, 0.9725119047619047, 0.9944880952380953, 1.0173809523809525, 1.0083571428571427, 1.0284047619047618, 1.0446071428571428, 1.0055833333333335, 1.0493690476190476, 0.9876785714285715, 1.0390833333333331, 1.0117738095238098, 0.9662976190476191, 0.9910952380952383, 1.0043214285714286, 0.9855000000000002, 1.027154761904762, 1.0236666666666667, 1.0233452380952381, 1.0320357142857144, 0.9942857142857142, 1.0363214285714286, 0.9893095238095239, 0.9681428571428571, 0.9905714285714285, 0.9652857142857143, 0.9928333333333332, 1.0120476190476193, 0.9743571428571429, 1.041988095238095, 1.0235238095238095, 1.0434404761904763, 1.0578690476190478, 1.0348928571428568, 1.0349880952380954, 1.0251666666666666, 0.9820119047619048, 0.9827261904761906, 0.9692499999999998, 0.9675476190476191, 0.9841190476190476, 0.9947738095238096, 0.999559523809524, 1.0044523809523809, 0.9919761904761906, 1.0272380952380953, 0.9769404761904762, 0.9793214285714285, 0.9951309523809523, 0.9528095238095238, 0.9633571428571428, 0.9952142857142857, 0.9551071428571428, 1.0118214285714286, 0.9905119047619048, 1.0230476190476192, 1.0105, 1.0440357142857144, 1.02225, 1.0058690476190477, 1.0548452380952382, 1.0151904761904764, 0.9761785714285713, 0.9891904761904762, 0.981261904761905, 0.9995119047619048, 0.9856190476190476, 0.9884166666666667, 1.0169404761904761, 0.989202380952381, 1.0204880952380952, 0.9714999999999999, 0.987, 0.9986190476190476, 0.9531547619047619, 0.9861666666666667, 0.9588452380952381, 0.9838214285714286, 1.0021309523809525, 0.988452380952381, 0.9841190476190476, 0.9766428571428573, 1.0142142857142857, 1.023904761904762, 1.018357142857143, 1.0239642857142859, 1.0301190476190476, 0.9868571428571429, 1.0065595238095237, 1.012404761904762, 0.9645357142857143, 1.0008928571428573, 0.9610833333333334, 0.9915238095238097, 1.0386428571428572, 1.0090238095238095, 1.0260833333333335, 0.9873690476190478, 1.0273333333333334, 0.9890833333333335, 1.0246785714285718, 0.9647261904761906, 0.9869166666666668, 1.0282261904761907, 1.0164880952380952, 0.988154761904762, 1.0468452380952382, 1.007297619047619, 1.0048452380952382, 1.005654761904762, 0.9793333333333335, 1.0026309523809525, 1.0061428571428572, 0.9811666666666667, 1.0318452380952383, 1.009642857142857, 0.975940476190476, 0.9960357142857144, 1.0093809523809525, 0.958357142857143, 0.9766071428571428, 0.9561071428571429, 0.9574761904761905, 0.9648690476190477, 0.9924166666666666, 0.9606666666666667, 1.0158214285714287, 1.0063333333333335, 1.0115952380952382, 1.0330119047619049, 1.0229642857142855, 1.0452142857142857, 1.023452380952381, 1.0277619047619047, 1.0052738095238094, 0.9907738095238094, 0.9977142857142857, 0.9702261904761904, 0.9823690476190476, 1.0111666666666668, 1.0018214285714286, 1.013190476190476, 1.0293095238095238, 1.0273095238095238, 1.0491428571428574, 1.0288214285714286, 1.0180833333333332, 1.0001785714285714, 0.9742500000000001, 0.9760714285714287, 0.9727500000000001, 0.9717261904761907, 1.021702380952381, 0.9943571428571429, 1.0045357142857143, 1.0068333333333332, 0.9888928571428572, 1.015738095238095, 0.9688333333333334, 0.9882142857142858, 1.014797619047619, 1.014345238095238, 1.033202380952381, 1.0118690476190477, 1.0287976190476191, 1.0030238095238093, 1.0197380952380954, 1.0543333333333333, 1.0205238095238096, 1.0421428571428573, 1.0391785714285715, 1.0029880952380954, 1.0342023809523808, 1.027547619047619, 0.9753333333333333, 1.0107738095238095, 0.9648571428571431, 0.9874404761904761, 1.025261904761905, 0.9711309523809524, 1.0435357142857145, 1.0147142857142857, 1.020511904761905, 1.0403095238095237, 1.0137738095238096, 0.9970000000000001, 1.0262619047619048, 0.9746666666666668, 1.0104880952380952, 0.970202380952381, 0.9635595238095239, 0.9732499999999998, 0.9843095238095239, 0.9690595238095238, 1.0134999999999998, 1.003702380952381, 1.0189166666666665, 1.0362500000000001, 1.0055595238095238, 1.031440476190476, 0.9806547619047619, 1.014797619047619, 0.955845238095238, 0.9642857142857143, 0.9611666666666668, 0.9617023809523811, 0.9925714285714287, 0.9638928571428571, 1.005047619047619, 0.9955595238095237, 1.002642857142857, 0.976654761904762, 0.99975, 1.0171666666666666, 1.0076309523809523, 0.9740476190476189, 0.9739642857142857, 0.9870119047619047, 0.9854047619047619, 1.0106190476190475, 0.9958809523809525, 0.9584523809523808, 1.0050357142857143, 0.9994999999999999, 0.9738095238095239, 0.9822380952380954, 0.9967380952380952, 1.0080357142857141, 0.9996071428571428, 0.9927857142857142, 0.9696428571428574, 0.9853095238095237, 0.9728452380952382, 0.9767976190476192, 0.9974761904761904, 0.9901309523809523, 0.9964166666666666, 0.9845, 1.0235952380952382, 1.02, 1.0176904761904761, 1.0136190476190474, 1.014690476190476, 1.0012857142857143, 1.0340714285714285, 1.0124285714285715, 1.0197261904761905, 0.9701666666666666, 0.9994285714285716, 1.0052261904761903, 1.0013571428571428, 0.9736904761904762, 0.974452380952381, 1.0006666666666666, 1.030952380952381, 1.0033095238095238, 1.020154761904762, 1.0236071428571427, 1.0273690476190476, 1.024940476190476, 0.9986547619047619, 1.0488690476190476, 0.9937857142857143, 1.0427857142857144, 1.0435833333333333, 1.0496547619047618, 1.0662380952380954, 1.0528095238095239, 1.0536666666666668, 1.030904761904762, 1.0071309523809524, 0.9810595238095237, 0.9765952380952382, 0.9701785714285714, 0.9699761904761904, 1.0075357142857142, 0.9699404761904763, 0.9979880952380953, 0.9809285714285714, 1.0018928571428571, 1.0341309523809523, 1.00675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822976190476191, 1.0070357142857145, 1.0024404761904762, 1.0241785714285716, 1.0230357142857143, 1.0110714285714284, 0.9838095238095237, 0.9868095238095238, 0.9933214285714285, 0.9391309523809523, 0.9605833333333335, 0.9551785714285712, 0.9739047619047618, 0.9785952380952379, 0.9652857142857143, 0.9827738095238094, 0.9802261904761904, 1.0054880952380951, 1.0091666666666665, 0.9961666666666666, 0.9752976190476191, 0.9965119047619047, 1.0064761904761905, 0.96475, 0.9995119047619048, 0.9509523809523809, 0.972297619047619, 0.9850357142857142, 0.9561309523809524, 0.9963333333333333, 0.9616190476190477, 1.002952380952381, 1.0022261904761904, 0.9930238095238095, 1.0147976190476191, 0.996654761904762, 0.9970833333333334, 1.036047619047619, 0.9945238095238096, 0.9771309523809525, 1.0026904761904762, 0.979797619047619, 0.9838690476190476, 1.0217976190476192, 1.0020595238095238, 1.0088333333333335, 0.9895952380952382, 1.0370833333333334, 1.0245714285714285, 0.9987976190476191, 1.0515357142857145, 1.033059523809524, 1.0056666666666667, 1.0637857142857146, 1.032964285714286, 0.9971190476190476, 1.0358571428571428, 0.9809285714285716, 1.0145, 0.9602738095238095, 0.9604880952380954, 0.9583571428571427, 0.9596904761904762, 0.9681071428571428, 0.9885952380952381, 0.9970833333333333, 0.9770238095238096, 1.0318333333333334, 1.0079285714285713, 1.0046071428571428, 0.9904761904761905, 1.0195357142857142, 0.9745595238095238, 1.0228452380952382, 0.9833571428571429, 1.0143690476190474, 1.034952380952381, 1.0199642857142859, 0.9884404761904764, 1.0094880952380951, 1.0400238095238097, 0.9921071428571429, 0.9978571428571428, 1.032214285714286, 1.0278809523809525, 0.9970119047619048, 1.0412499999999998, 1.0440238095238097, 1.0219047619047619, 0.9970119047619048, 1.044511904761905, 0.9768333333333333, 1.0030833333333333, 1.0322619047619048, 0.977511904761905, 1.0460833333333335, 1.0040833333333334, 1.006952380952381, 1.0286309523809525, 0.9853571428571429, 0.9960476190476191, 1.01875, 0.9925476190476191, 0.9768333333333333, 0.9653452380952381, 0.9655238095238096, 0.9698095238095238, 0.9775595238095237, 0.9588690476190477, 0.9914285714285717, 0.9604404761904761, 1.0157142857142858, 0.9603690476190478, 0.9832380952380954, 0.9937738095238096, 0.9929523809523809, 0.9665000000000001, 0.9704642857142858, 1.0068333333333335, 0.9597142857142857, 0.9960119047619047, 1.0259285714285715, 1.0003214285714286, 1.0201666666666664, 0.9859523809523809, 1.0415714285714286]">
            <text:p>[0.9953690476190475, 0.9945238095238096, 0.9866428571428572, 0.9487499999999999, 0.9493809523809522, 0.9563452380952381, 0.9575714285714286, 0.9410714285714287, 0.9518928571428572, 0.9610238095238097, 0.9957380952380953, 0.9745238095238093, 0.9971785714285714, 0.9899880952380952, 0.984547619047619, 1.017047619047619, 0.9848333333333333, 0.9987261904761905, 1.0053690476190478, 1.0276904761904764, 1.02425, 1.0378214285714287, 1.0199523809523807, 1.0034761904761904, 1.0384285714285715, 0.9831309523809524, 1.0229285714285714, 0.9518214285714286, 0.9674285714285715, 0.9889999999999999, 0.9644880952380952, 0.9893809523809525, 0.9970952380952381, 0.9589404761904762, 0.9888214285714286, 1.0147261904761906, 0.9855595238095238, 0.9927857142857144, 1.0066071428571428, 0.9866666666666666, 1.034714285714286, 1.0247023809523808, 1.0335119047619048, 1.0229047619047618, 1.0397261904761907, 0.986404761904762, 1.0010238095238093, 1.0107976190476191, 0.9683333333333334, 0.9847261904761905, 1.0122142857142857, 0.9659047619047618, 1.0194404761904763, 1.029511904761905, 1.0433571428571429, 1.0436309523809524, 1.0172500000000002, 1.043845238095238, 1.0269761904761903, 0.9895357142857144, 0.9936785714285714, 1.0205714285714287, 0.961797619047619, 0.9877738095238097, 1.024952380952381, 0.9847857142857144, 1.0041666666666667, 1.025952380952381, 0.9976309523809526, 1.0510357142857143, 1.043, 1.0358690476190477, 1.0230714285714284, 0.9944285714285716, 1.025357142857143, 0.9873809523809524, 1.0218333333333331, 0.9977380952380953, 1.040559523809524, 1.0295595238095239, 1.0017142857142858, 1.0542500000000001, 0.9880595238095238, 1.0161666666666667, 0.9966428571428572, 0.9503095238095237, 0.970404761904762, 0.9620476190476192, 0.9952261904761905, 1.0106071428571428, 1.023107142857143, 1.0281071428571429, 1.0195833333333335, 0.9907857142857145, 0.9954047619047619, 0.9756547619047619, 0.9852857142857144, 0.9625714285714285, 0.9927619047619047, 0.9987619047619047, 1.019154761904762, 0.9871071428571428, 1.0312619047619047, 1.0307976190476191, 1.036952380952381, 0.9889166666666666, 1.04125, 1.0115714285714286, 0.993547619047619, 1.0319404761904762, 1.0000595238095238, 1.0041785714285714, 0.9812500000000002, 1.0004404761904762, 1.0358809523809525, 0.9900714285714285, 1.0246785714285715, 0.9706666666666667, 1.0080476190476193, 0.9829642857142857, 0.9998214285714285, 1.0154761904761906, 0.9865595238095239, 1.0628214285714288, 1.0463690476190477, 1.0562142857142858, 1.0577738095238096, 1.017309523809524, 1.0456785714285715, 1.0339761904761906, 0.9953214285714287, 1.0448214285714283, 1.0277142857142858, 1.010595238095238, 1.0294761904761904, 1.0257500000000002, 1.0067499999999998, 0.9942261904761907, 1.0237857142857143, 0.9642738095238095, 0.983047619047619, 0.9888571428571428, 1.0218095238095237, 1.0129285714285714, 1.0337857142857143, 1.0207380952380951, 1.007809523809524, 1.0430238095238096, 0.9710952380952381, 0.9846666666666666, 0.9681547619047621, 0.9892857142857144, 0.9486309523809524, 0.9765357142857144, 1.026904761904762, 1.003202380952381, 1.035988095238095, 1.0347857142857142, 1.0507261904761904, 1.041095238095238, 1.0476309523809524, 1.0344166666666665, 1.0237142857142858, 1.0488333333333333, 0.990952380952381, 1.0360714285714285, 0.989642857142857, 1.0023690476190477, 0.9811309523809525, 1.008702380952381, 1.001547619047619, 0.9804761904761905, 0.9838095238095238, 0.9715357142857144, 0.9771428571428571, 1.0150119047619048, 0.9523095238095239, 1.022702380952381, 0.9822857142857143, 1.0417261904761905, 1.0389404761904761, 1.0281071428571429, 1.0382142857142858, 1.058357142857143, 1.0335476190476192, 0.9869880952380954, 1.0001666666666669, 0.9936309523809524, 1.0070357142857143, 0.9993571428571426, 1.0112976190476193, 0.9729047619047618, 1.0296785714285714, 0.9855833333333335, 1.0219761904761904, 1.0036904761904761, 0.9764642857142857, 1.02925, 0.9799761904761904, 1.0437619047619047, 1.0210238095238093, 1.0360952380952382, 1.028952380952381, 1.0313690476190476, 1.0224999999999997, 0.9859166666666668, 0.9969166666666668, 0.9942857142857142, 0.9904642857142857, 0.9893571428571428, 0.9605833333333335, 1.010547619047619, 0.9599285714285712, 0.9847023809523809, 1.0006190476190477, 1.005642857142857, 1.0147380952380953, 0.9903333333333334, 0.9690714285714286, 0.973, 0.9766666666666668, 0.9725119047619047, 0.9944880952380953, 1.0173809523809525, 1.0083571428571427, 1.0284047619047618, 1.0446071428571428, 1.0055833333333335, 1.0493690476190476, 0.9876785714285715, 1.0390833333333331, 1.0117738095238098, 0.9662976190476191, 0.9910952380952383, 1.0043214285714286, 0.9855000000000002, 1.027154761904762, 1.0236666666666667, 1.0233452380952381, 1.0320357142857144, 0.9942857142857142, 1.0363214285714286, 0.9893095238095239, 0.9681428571428571, 0.9905714285714285, 0.9652857142857143, 0.9928333333333332, 1.0120476190476193, 0.9743571428571429, 1.041988095238095, 1.0235238095238095, 1.0434404761904763, 1.0578690476190478, 1.0348928571428568, 1.0349880952380954, 1.0251666666666666, 0.9820119047619048, 0.9827261904761906, 0.9692499999999998, 0.9675476190476191, 0.9841190476190476, 0.9947738095238096, 0.999559523809524, 1.0044523809523809, 0.9919761904761906, 1.0272380952380953, 0.9769404761904762, 0.9793214285714285, 0.9951309523809523, 0.9528095238095238, 0.9633571428571428, 0.9952142857142857, 0.9551071428571428, 1.0118214285714286, 0.9905119047619048, 1.0230476190476192, 1.0105, 1.0440357142857144, 1.02225, 1.0058690476190477, 1.0548452380952382, 1.0151904761904764, 0.9761785714285713, 0.9891904761904762, 0.981261904761905, 0.9995119047619048, 0.9856190476190476, 0.9884166666666667, 1.0169404761904761, 0.989202380952381, 1.0204880952380952, 0.9714999999999999, 0.987, 0.9986190476190476, 0.9531547619047619, 0.9861666666666667, 0.9588452380952381, 0.9838214285714286, 1.0021309523809525, 0.988452380952381, 0.9841190476190476, 0.9766428571428573, 1.0142142857142857, 1.023904761904762, 1.018357142857143, 1.0239642857142859, 1.0301190476190476, 0.9868571428571429, 1.0065595238095237, 1.012404761904762, 0.9645357142857143, 1.0008928571428573, 0.9610833333333334, 0.9915238095238097, 1.0386428571428572, 1.0090238095238095, 1.0260833333333335, 0.9873690476190478, 1.0273333333333334, 0.9890833333333335, 1.0246785714285718, 0.9647261904761906, 0.9869166666666668, 1.0282261904761907, 1.0164880952380952, 0.988154761904762, 1.0468452380952382, 1.007297619047619, 1.0048452380952382, 1.005654761904762, 0.9793333333333335, 1.0026309523809525, 1.0061428571428572, 0.9811666666666667, 1.0318452380952383, 1.009642857142857, 0.975940476190476, 0.9960357142857144, 1.0093809523809525, 0.958357142857143, 0.9766071428571428, 0.9561071428571429, 0.9574761904761905, 0.9648690476190477, 0.9924166666666666, 0.9606666666666667, 1.0158214285714287, 1.0063333333333335, 1.0115952380952382, 1.0330119047619049, 1.0229642857142855, 1.0452142857142857, 1.023452380952381, 1.0277619047619047, 1.0052738095238094, 0.9907738095238094, 0.9977142857142857, 0.9702261904761904, 0.9823690476190476, 1.0111666666666668, 1.0018214285714286, 1.013190476190476, 1.0293095238095238, 1.0273095238095238, 1.0491428571428574, 1.0288214285714286, 1.0180833333333332, 1.0001785714285714, 0.9742500000000001, 0.9760714285714287, 0.9727500000000001, 0.9717261904761907, 1.021702380952381, 0.9943571428571429, 1.0045357142857143, 1.0068333333333332, 0.9888928571428572, 1.015738095238095, 0.9688333333333334, 0.9882142857142858, 1.014797619047619, 1.014345238095238, 1.033202380952381, 1.0118690476190477, 1.0287976190476191, 1.0030238095238093, 1.0197380952380954, 1.0543333333333333, 1.0205238095238096, 1.0421428571428573, 1.0391785714285715, 1.0029880952380954, 1.0342023809523808, 1.027547619047619, 0.9753333333333333, 1.0107738095238095, 0.9648571428571431, 0.9874404761904761, 1.025261904761905, 0.9711309523809524, 1.0435357142857145, 1.0147142857142857, 1.020511904761905, 1.0403095238095237, 1.0137738095238096, 0.9970000000000001, 1.0262619047619048, 0.9746666666666668, 1.0104880952380952, 0.970202380952381, 0.9635595238095239, 0.9732499999999998, 0.9843095238095239, 0.9690595238095238, 1.0134999999999998, 1.003702380952381, 1.0189166666666665, 1.0362500000000001, 1.0055595238095238, 1.031440476190476, 0.9806547619047619, 1.014797619047619, 0.955845238095238, 0.9642857142857143, 0.9611666666666668, 0.9617023809523811, 0.9925714285714287, 0.9638928571428571, 1.005047619047619, 0.9955595238095237, 1.002642857142857, 0.976654761904762, 0.99975, 1.0171666666666666, 1.0076309523809523, 0.9740476190476189, 0.9739642857142857, 0.9870119047619047, 0.9854047619047619, 1.0106190476190475, 0.9958809523809525, 0.9584523809523808, 1.0050357142857143, 0.9994999999999999, 0.9738095238095239, 0.9822380952380954, 0.9967380952380952, 1.0080357142857141, 0.9996071428571428, 0.9927857142857142, 0.9696428571428574, 0.9853095238095237, 0.9728452380952382, 0.9767976190476192, 0.9974761904761904, 0.9901309523809523, 0.9964166666666666, 0.9845, 1.0235952380952382, 1.02, 1.0176904761904761, 1.0136190476190474, 1.014690476190476, 1.0012857142857143, 1.0340714285714285, 1.0124285714285715, 1.0197261904761905, 0.9701666666666666, 0.9994285714285716, 1.0052261904761903, 1.0013571428571428, 0.9736904761904762, 0.974452380952381, 1.0006666666666666, 1.030952380952381, 1.0033095238095238, 1.020154761904762, 1.0236071428571427, 1.0273690476190476, 1.024940476190476, 0.9986547619047619, 1.0488690476190476, 0.9937857142857143, 1.0427857142857144, 1.0435833333333333, 1.0496547619047618, 1.0662380952380954, 1.0528095238095239, 1.0536666666666668, 1.030904761904762, 1.0071309523809524, 0.9810595238095237, 0.9765952380952382, 0.9701785714285714, 0.9699761904761904, 1.0075357142857142, 0.9699404761904763, 0.9979880952380953, 0.9809285714285714, 1.0018928571428571, 1.0341309523809523, 1.00675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822976190476191, 1.0070357142857145, 1.0024404761904762, 1.0241785714285716, 1.0230357142857143, 1.0110714285714284, 0.9838095238095237, 0.9868095238095238, 0.9933214285714285, 0.9391309523809523, 0.9605833333333335, 0.9551785714285712, 0.9739047619047618, 0.9785952380952379, 0.9652857142857143, 0.9827738095238094, 0.9802261904761904, 1.0054880952380951, 1.0091666666666665, 0.9961666666666666, 0.9752976190476191, 0.9965119047619047, 1.0064761904761905, 0.96475, 0.9995119047619048, 0.9509523809523809, 0.972297619047619, 0.9850357142857142, 0.9561309523809524, 0.9963333333333333, 0.9616190476190477, 1.002952380952381, 1.0022261904761904, 0.9930238095238095, 1.0147976190476191, 0.996654761904762, 0.9970833333333334, 1.036047619047619, 0.9945238095238096, 0.9771309523809525, 1.0026904761904762, 0.979797619047619, 0.9838690476190476, 1.0217976190476192, 1.0020595238095238, 1.0088333333333335, 0.9895952380952382, 1.0370833333333334, 1.0245714285714285, 0.9987976190476191, 1.0515357142857145, 1.033059523809524, 1.0056666666666667, 1.0637857142857146, 1.032964285714286, 0.9971190476190476, 1.0358571428571428, 0.9809285714285716, 1.0145, 0.9602738095238095, 0.9604880952380954, 0.9583571428571427, 0.9596904761904762, 0.9681071428571428, 0.9885952380952381, 0.9970833333333333, 0.9770238095238096, 1.0318333333333334, 1.0079285714285713, 1.0046071428571428, 0.9904761904761905, 1.0195357142857142, 0.9745595238095238, 1.0228452380952382, 0.9833571428571429, 1.0143690476190474, 1.034952380952381, 1.0199642857142859, 0.9884404761904764, 1.0094880952380951, 1.0400238095238097, 0.9921071428571429, 0.9978571428571428, 1.032214285714286, 1.0278809523809525, 0.9970119047619048, 1.0412499999999998, 1.0440238095238097, 1.0219047619047619, 0.9970119047619048, 1.044511904761905, 0.9768333333333333, 1.0030833333333333, 1.0322619047619048, 0.977511904761905, 1.0460833333333335, 1.0040833333333334, 1.006952380952381, 1.0286309523809525, 0.9853571428571429, 0.9960476190476191, 1.01875, 0.9925476190476191, 0.9768333333333333, 0.9653452380952381, 0.9655238095238096, 0.9698095238095238, 0.9775595238095237, 0.9588690476190477, 0.9914285714285717, 0.9604404761904761, 1.0157142857142858, 0.9603690476190478, 0.9832380952380954, 0.9937738095238096, 0.9929523809523809, 0.9665000000000001, 0.9704642857142858, 1.0068333333333335, 0.9597142857142857, 0.9960119047619047, 1.0259285714285715, 1.0003214285714286, 1.0201666666666664, 0.9859523809523809, 1.0415714285714286]</text:p>
          </table:table-cell>
          <table:table-cell office:value-type="float" office:value="5.24290828704834">
            <text:p>5.24290828704834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MLKKILAGLCLALLVSTGTVSAAASSEPYPLEYWALREVINTAQVSPDGKYLGLMKIASKKANPIIEVYETADLSKEPFRIGAKKMEVTSFYWASEKDVVFTLRQKVRNKIDGFNQGVYETKLAVADVKKKKMRSFDETGPAIEHLLPNKPHKIIISFFEGDPDGPGAKLDATFRPRAYWEFDLDKGTKKLLIRGKISLGNIDFDPDGNPYLARGFDLVAGESVWYYRKPGEHDWDEIYRLSEDDFSTFAVAELDGSKPGNLLVYANNGHDMVGLWSFNTNTKQFEELVYRRADADVYGIRYHSNTWANPDKVVGVSYFKDKYRVEYFDEVEGATYAQLEEIIPYAHYVNINSRSRDGNTMTIYNSGPRDPGTYYLFKDGRVQVVGSKQPLLESEKLADLQYIEYESRDGYSIPAYLTVPQGEAPFPLIVLPHGGPFVQETVIYDEWAQMLANNGYMVLQPQYRGSQGYGQKFYTDAFMEGGQGGYKMQDDKDDGAIYLVERGLVDPDRIAMFGWSYGGYAALVAASRSDQIYQCVIAGAAVTDPLMQVNYYRYQLRGTSAVEQLRMWDDSISPLEEVEKVNVPMLIIHGDVDQRVPIDHAKKYLKALDKVGKPYKYVELKGADHFSNTLFYRHQIELYTSMIDFLENDCGPGGL">
            <text:p>MLKKILAGLCLALLVSTGTVSAAASSEPYPLEYWALREVINTAQVSPDGKYLGLMKIASKKANPIIEVYETADLSKEPFRIGAKKMEVTSFYWASEKDVVFTLRQKVRNKIDGFNQGVYETKLAVADVKKKKMRSFDETGPAIEHLLPNKPHKIIISFFEGDPDGPGAKLDATFRPRAYWEFDLDKGTKKLLIRGKISLGNIDFDPDGNPYLARGFDLVAGESVWYYRKPGEHDWDEIYRLSEDDFSTFAVAELDGSKPGNLLVYANNGHDMVGLWSFNTNTKQFEELVYRRADADVYGIRYHSNTWANPDKVVGVSYFKDKYRVEYFDEVEGATYAQLEEIIPYAHYVNINSRSRDGNTMTIYNSGPRDPGTYYLFKDGRVQVVGSKQPLLESEKLADLQYIEYESRDGYSIPAYLTVPQGEAPFPLIVLPHGGPFVQETVIYDEWAQMLANNGYMVLQPQYRGSQGYGQKFYTDAFMEGGQGGYKMQDDKDDGAIYLVERGLVDPDRIAMFGWSYGGYAALVAASRSDQIYQCVIAGAAVTDPLMQVNYYRYQLRGTSAVEQLRMWDDSISPLEEVEKVNVPMLIIHGDVDQRVPIDHAKKYLKALDKVGKPYKYVELKGADHFSNTLFYRHQIELYTSMIDFLENDCGPGGL</text:p>
          </table:table-cell>
          <table:table-cell office:value-type="string" office:value="BFDNEDID_14545">
            <text:p>BFDNEDID_14545</text:p>
          </table:table-cell>
          <table:table-cell office:value-type="float" office:value="655">
            <text:p>655</text:p>
          </table:table-cell>
          <table:table-cell office:value-type="float" office:value="0.1251908396946565">
            <text:p>0.1251908396946565</text:p>
          </table:table-cell>
          <table:table-cell office:value-type="float" office:value="-0.4025954198473284">
            <text:p>-0.4025954198473284</text:p>
          </table:table-cell>
          <table:table-cell office:value-type="float" office:value="25.510580152671757">
            <text:p>25.510580152671757</text:p>
          </table:table-cell>
          <table:table-cell office:value-type="float" office:value="74072.88130000023">
            <text:p>74072.88130000023</text:p>
          </table:table-cell>
          <table:table-cell office:value-type="string" office:value="(0.33129770992366414, 0.22595419847328244, 0.24122137404580152)">
            <text:p>(0.33129770992366414, 0.22595419847328244, 0.24122137404580152)</text:p>
          </table:table-cell>
          <table:table-cell office:value-type="string" office:value="[0.9953690476190475, 0.9945238095238096, 0.9866428571428572, 0.9487499999999999, 0.9493809523809522, 0.9563452380952381, 0.9575714285714286, 0.9410714285714287, 0.9518928571428572, 0.9610238095238097, 0.9957380952380953, 0.9745238095238093, 0.9971785714285714, 0.9899880952380952, 0.984547619047619, 1.017047619047619, 0.9848333333333333, 0.9987261904761905, 1.0053690476190478, 1.0276904761904764, 1.02425, 1.0378214285714287, 1.0199523809523807, 1.0034761904761904, 1.0384285714285715, 0.9831309523809524, 1.0229285714285714, 0.9518214285714286, 0.9674285714285715, 0.9889999999999999, 0.9644880952380952, 0.9893809523809525, 0.9970952380952381, 0.9589404761904762, 0.9888214285714286, 1.0147261904761906, 0.9855595238095238, 0.9927857142857144, 1.0066071428571428, 0.9866666666666666, 1.034714285714286, 1.0247023809523808, 1.0335119047619048, 1.0229047619047618, 1.0397261904761907, 0.986404761904762, 1.0010238095238093, 1.0107976190476191, 0.9683333333333334, 0.9847261904761905, 1.0122142857142857, 0.9659047619047618, 1.0194404761904763, 1.029511904761905, 1.0433571428571429, 1.0436309523809524, 1.0172500000000002, 1.043845238095238, 1.0269761904761903, 0.9895357142857144, 0.9936785714285714, 1.0205714285714287, 0.961797619047619, 0.9877738095238097, 1.024952380952381, 0.9847857142857144, 1.0041666666666667, 1.025952380952381, 0.9976309523809526, 1.0510357142857143, 1.043, 1.0358690476190477, 1.0230714285714284, 0.9944285714285716, 1.025357142857143, 0.9873809523809524, 1.0218333333333331, 0.9977380952380953, 1.040559523809524, 1.0295595238095239, 1.0017142857142858, 1.0542500000000001, 0.9880595238095238, 1.0161666666666667, 0.9966428571428572, 0.9503095238095237, 0.970404761904762, 0.9620476190476192, 0.9952261904761905, 1.0106071428571428, 1.023107142857143, 1.0281071428571429, 1.0195833333333335, 0.9907857142857145, 0.9954047619047619, 0.9756547619047619, 0.9852857142857144, 0.9625714285714285, 0.9927619047619047, 0.9987619047619047, 1.019154761904762, 0.9871071428571428, 1.0312619047619047, 1.0307976190476191, 1.036952380952381, 0.9889166666666666, 1.04125, 1.0115714285714286, 0.993547619047619, 1.0319404761904762, 1.0000595238095238, 1.0041785714285714, 0.9812500000000002, 1.0004404761904762, 1.0358809523809525, 0.9900714285714285, 1.0246785714285715, 0.9706666666666667, 1.0080476190476193, 0.9829642857142857, 0.9998214285714285, 1.0154761904761906, 0.9865595238095239, 1.0628214285714288, 1.0463690476190477, 1.0562142857142858, 1.0577738095238096, 1.017309523809524, 1.0456785714285715, 1.0339761904761906, 0.9953214285714287, 1.0448214285714283, 1.0277142857142858, 1.010595238095238, 1.0294761904761904, 1.0257500000000002, 1.0067499999999998, 0.9942261904761907, 1.0237857142857143, 0.9642738095238095, 0.983047619047619, 0.9888571428571428, 1.0218095238095237, 1.0129285714285714, 1.0337857142857143, 1.0207380952380951, 1.007809523809524, 1.0430238095238096, 0.9710952380952381, 0.9846666666666666, 0.9681547619047621, 0.9892857142857144, 0.9486309523809524, 0.9765357142857144, 1.026904761904762, 1.003202380952381, 1.035988095238095, 1.0347857142857142, 1.0507261904761904, 1.041095238095238, 1.0476309523809524, 1.0344166666666665, 1.0237142857142858, 1.0488333333333333, 0.990952380952381, 1.0360714285714285, 0.989642857142857, 1.0023690476190477, 0.9811309523809525, 1.008702380952381, 1.001547619047619, 0.9804761904761905, 0.9838095238095238, 0.9715357142857144, 0.9771428571428571, 1.0150119047619048, 0.9523095238095239, 1.022702380952381, 0.9822857142857143, 1.0417261904761905, 1.0389404761904761, 1.0281071428571429, 1.0382142857142858, 1.058357142857143, 1.0335476190476192, 0.9869880952380954, 1.0001666666666669, 0.9936309523809524, 1.0070357142857143, 0.9993571428571426, 1.0112976190476193, 0.9729047619047618, 1.0296785714285714, 0.9855833333333335, 1.0219761904761904, 1.0036904761904761, 0.9764642857142857, 1.02925, 0.9799761904761904, 1.0437619047619047, 1.0210238095238093, 1.0360952380952382, 1.028952380952381, 1.0313690476190476, 1.0224999999999997, 0.9859166666666668, 0.9969166666666668, 0.9942857142857142, 0.9904642857142857, 0.9893571428571428, 0.9605833333333335, 1.010547619047619, 0.9599285714285712, 0.9847023809523809, 1.0006190476190477, 1.005642857142857, 1.0147380952380953, 0.9903333333333334, 0.9690714285714286, 0.973, 0.9766666666666668, 0.9725119047619047, 0.9944880952380953, 1.0173809523809525, 1.0083571428571427, 1.0284047619047618, 1.0446071428571428, 1.0055833333333335, 1.0493690476190476, 0.9876785714285715, 1.0390833333333331, 1.0117738095238098, 0.9662976190476191, 0.9910952380952383, 1.0043214285714286, 0.9855000000000002, 1.027154761904762, 1.0236666666666667, 1.0233452380952381, 1.0320357142857144, 0.9942857142857142, 1.0363214285714286, 0.9893095238095239, 0.9681428571428571, 0.9905714285714285, 0.9652857142857143, 0.9928333333333332, 1.0120476190476193, 0.9743571428571429, 1.041988095238095, 1.0235238095238095, 1.0434404761904763, 1.0578690476190478, 1.0348928571428568, 1.0349880952380954, 1.0251666666666666, 0.9820119047619048, 0.9827261904761906, 0.9692499999999998, 0.9675476190476191, 0.9841190476190476, 0.9947738095238096, 0.999559523809524, 1.0044523809523809, 0.9919761904761906, 1.0272380952380953, 0.9769404761904762, 0.9793214285714285, 0.9951309523809523, 0.9528095238095238, 0.9633571428571428, 0.9952142857142857, 0.9551071428571428, 1.0118214285714286, 0.9905119047619048, 1.0230476190476192, 1.0105, 1.0440357142857144, 1.02225, 1.0058690476190477, 1.0548452380952382, 1.0151904761904764, 0.9761785714285713, 0.9891904761904762, 0.981261904761905, 0.9995119047619048, 0.9856190476190476, 0.9884166666666667, 1.0169404761904761, 0.989202380952381, 1.0204880952380952, 0.9714999999999999, 0.987, 0.9986190476190476, 0.9531547619047619, 0.9861666666666667, 0.9588452380952381, 0.9838214285714286, 1.0021309523809525, 0.988452380952381, 0.9841190476190476, 0.9766428571428573, 1.0142142857142857, 1.023904761904762, 1.018357142857143, 1.0239642857142859, 1.0301190476190476, 0.9868571428571429, 1.0065595238095237, 1.012404761904762, 0.9645357142857143, 1.0008928571428573, 0.9610833333333334, 0.9915238095238097, 1.0386428571428572, 1.0090238095238095, 1.0260833333333335, 0.9873690476190478, 1.0273333333333334, 0.9890833333333335, 1.0246785714285718, 0.9647261904761906, 0.9869166666666668, 1.0282261904761907, 1.0164880952380952, 0.988154761904762, 1.0468452380952382, 1.007297619047619, 1.0048452380952382, 1.005654761904762, 0.9793333333333335, 1.0026309523809525, 1.0061428571428572, 0.9811666666666667, 1.0318452380952383, 1.009642857142857, 0.975940476190476, 0.9960357142857144, 1.0093809523809525, 0.958357142857143, 0.9766071428571428, 0.9561071428571429, 0.9574761904761905, 0.9648690476190477, 0.9924166666666666, 0.9606666666666667, 1.0158214285714287, 1.0063333333333335, 1.0115952380952382, 1.0330119047619049, 1.0229642857142855, 1.0452142857142857, 1.023452380952381, 1.0277619047619047, 1.0052738095238094, 0.9907738095238094, 0.9977142857142857, 0.9702261904761904, 0.9823690476190476, 1.0111666666666668, 1.0018214285714286, 1.013190476190476, 1.0293095238095238, 1.0273095238095238, 1.0491428571428574, 1.0288214285714286, 1.0180833333333332, 1.0001785714285714, 0.9742500000000001, 0.9760714285714287, 0.9727500000000001, 0.9717261904761907, 1.021702380952381, 0.9943571428571429, 1.0045357142857143, 1.0068333333333332, 0.9888928571428572, 1.015738095238095, 0.9688333333333334, 0.9882142857142858, 1.014797619047619, 1.014345238095238, 1.033202380952381, 1.0118690476190477, 1.0287976190476191, 1.0030238095238093, 1.0197380952380954, 1.0543333333333333, 1.0205238095238096, 1.0421428571428573, 1.0391785714285715, 1.0029880952380954, 1.0342023809523808, 1.027547619047619, 0.9753333333333333, 1.0107738095238095, 0.9648571428571431, 0.9874404761904761, 1.025261904761905, 0.9711309523809524, 1.0435357142857145, 1.0147142857142857, 1.020511904761905, 1.0403095238095237, 1.0137738095238096, 0.9970000000000001, 1.0262619047619048, 0.9746666666666668, 1.0104880952380952, 0.970202380952381, 0.9635595238095239, 0.9732499999999998, 0.9843095238095239, 0.9690595238095238, 1.0134999999999998, 1.003702380952381, 1.0189166666666665, 1.0362500000000001, 1.0055595238095238, 1.031440476190476, 0.9806547619047619, 1.014797619047619, 0.955845238095238, 0.9642857142857143, 0.9611666666666668, 0.9617023809523811, 0.9925714285714287, 0.9638928571428571, 1.005047619047619, 0.9955595238095237, 1.002642857142857, 0.976654761904762, 0.99975, 1.0171666666666666, 1.0076309523809523, 0.9740476190476189, 0.9739642857142857, 0.9870119047619047, 0.9854047619047619, 1.0106190476190475, 0.9958809523809525, 0.9584523809523808, 1.0050357142857143, 0.9994999999999999, 0.9738095238095239, 0.9822380952380954, 0.9967380952380952, 1.0080357142857141, 0.9996071428571428, 0.9927857142857142, 0.9696428571428574, 0.9853095238095237, 0.9728452380952382, 0.9767976190476192, 0.9974761904761904, 0.9901309523809523, 0.9964166666666666, 0.9845, 1.0235952380952382, 1.02, 1.0176904761904761, 1.0136190476190474, 1.014690476190476, 1.0012857142857143, 1.0340714285714285, 1.0124285714285715, 1.0197261904761905, 0.9701666666666666, 0.9994285714285716, 1.0052261904761903, 1.0013571428571428, 0.9736904761904762, 0.974452380952381, 1.0006666666666666, 1.030952380952381, 1.0033095238095238, 1.020154761904762, 1.0236071428571427, 1.0273690476190476, 1.024940476190476, 0.9986547619047619, 1.0488690476190476, 0.9937857142857143, 1.0427857142857144, 1.0435833333333333, 1.0496547619047618, 1.0662380952380954, 1.0528095238095239, 1.0536666666666668, 1.030904761904762, 1.0071309523809524, 0.9810595238095237, 0.9765952380952382, 0.9701785714285714, 0.9699761904761904, 1.0075357142857142, 0.9699404761904763, 0.9979880952380953, 0.9809285714285714, 1.0018928571428571, 1.0341309523809523, 1.00675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822976190476191, 1.0070357142857145, 1.0024404761904762, 1.0241785714285716, 1.0230357142857143, 1.0110714285714284, 0.9838095238095237, 0.9868095238095238, 0.9933214285714285, 0.9391309523809523, 0.9605833333333335, 0.9551785714285712, 0.9739047619047618, 0.9785952380952379, 0.9652857142857143, 0.9827738095238094, 0.9802261904761904, 1.0054880952380951, 1.0091666666666665, 0.9961666666666666, 0.9752976190476191, 0.9965119047619047, 1.0064761904761905, 0.96475, 0.9995119047619048, 0.9509523809523809, 0.972297619047619, 0.9850357142857142, 0.9561309523809524, 0.9963333333333333, 0.9616190476190477, 1.002952380952381, 1.0022261904761904, 0.9930238095238095, 1.0147976190476191, 0.996654761904762, 0.9970833333333334, 1.036047619047619, 0.9945238095238096, 0.9771309523809525, 1.0026904761904762, 0.979797619047619, 0.9838690476190476, 1.0217976190476192, 1.0020595238095238, 1.0088333333333335, 0.9895952380952382, 1.0370833333333334, 1.0245714285714285, 0.9987976190476191, 1.0515357142857145, 1.033059523809524, 1.0056666666666667, 1.0637857142857146, 1.032964285714286, 0.9971190476190476, 1.0358571428571428, 0.9809285714285716, 1.0145, 0.9602738095238095, 0.9604880952380954, 0.9583571428571427, 0.9596904761904762, 0.9681071428571428, 0.9885952380952381, 0.9970833333333333, 0.9770238095238096, 1.0318333333333334, 1.0079285714285713, 1.0046071428571428, 0.9904761904761905, 1.0195357142857142, 0.9745595238095238, 1.0228452380952382, 0.9833571428571429, 1.0143690476190474, 1.034952380952381, 1.0199642857142859, 0.9884404761904764, 1.0094880952380951, 1.0400238095238097, 0.9921071428571429, 0.9978571428571428, 1.032214285714286, 1.0278809523809525, 0.9970119047619048, 1.0412499999999998, 1.0440238095238097, 1.0219047619047619, 0.9970119047619048, 1.044511904761905, 0.9768333333333333, 1.0030833333333333, 1.0322619047619048, 0.977511904761905, 1.0460833333333335, 1.0040833333333334, 1.006952380952381, 1.0286309523809525, 0.9853571428571429, 0.9960476190476191, 1.01875, 0.9925476190476191, 0.9768333333333333, 0.9653452380952381, 0.9655238095238096, 0.9698095238095238, 0.9775595238095237, 0.9588690476190477, 0.9914285714285717, 0.9604404761904761, 1.0157142857142858, 0.9603690476190478, 0.9832380952380954, 0.9937738095238096, 0.9929523809523809, 0.9665000000000001, 0.9704642857142858, 1.0068333333333335, 0.9597142857142857, 0.9960119047619047, 1.0259285714285715, 1.0003214285714286, 1.0201666666666664, 0.9859523809523809, 1.0415714285714286]">
            <text:p>[0.9953690476190475, 0.9945238095238096, 0.9866428571428572, 0.9487499999999999, 0.9493809523809522, 0.9563452380952381, 0.9575714285714286, 0.9410714285714287, 0.9518928571428572, 0.9610238095238097, 0.9957380952380953, 0.9745238095238093, 0.9971785714285714, 0.9899880952380952, 0.984547619047619, 1.017047619047619, 0.9848333333333333, 0.9987261904761905, 1.0053690476190478, 1.0276904761904764, 1.02425, 1.0378214285714287, 1.0199523809523807, 1.0034761904761904, 1.0384285714285715, 0.9831309523809524, 1.0229285714285714, 0.9518214285714286, 0.9674285714285715, 0.9889999999999999, 0.9644880952380952, 0.9893809523809525, 0.9970952380952381, 0.9589404761904762, 0.9888214285714286, 1.0147261904761906, 0.9855595238095238, 0.9927857142857144, 1.0066071428571428, 0.9866666666666666, 1.034714285714286, 1.0247023809523808, 1.0335119047619048, 1.0229047619047618, 1.0397261904761907, 0.986404761904762, 1.0010238095238093, 1.0107976190476191, 0.9683333333333334, 0.9847261904761905, 1.0122142857142857, 0.9659047619047618, 1.0194404761904763, 1.029511904761905, 1.0433571428571429, 1.0436309523809524, 1.0172500000000002, 1.043845238095238, 1.0269761904761903, 0.9895357142857144, 0.9936785714285714, 1.0205714285714287, 0.961797619047619, 0.9877738095238097, 1.024952380952381, 0.9847857142857144, 1.0041666666666667, 1.025952380952381, 0.9976309523809526, 1.0510357142857143, 1.043, 1.0358690476190477, 1.0230714285714284, 0.9944285714285716, 1.025357142857143, 0.9873809523809524, 1.0218333333333331, 0.9977380952380953, 1.040559523809524, 1.0295595238095239, 1.0017142857142858, 1.0542500000000001, 0.9880595238095238, 1.0161666666666667, 0.9966428571428572, 0.9503095238095237, 0.970404761904762, 0.9620476190476192, 0.9952261904761905, 1.0106071428571428, 1.023107142857143, 1.0281071428571429, 1.0195833333333335, 0.9907857142857145, 0.9954047619047619, 0.9756547619047619, 0.9852857142857144, 0.9625714285714285, 0.9927619047619047, 0.9987619047619047, 1.019154761904762, 0.9871071428571428, 1.0312619047619047, 1.0307976190476191, 1.036952380952381, 0.9889166666666666, 1.04125, 1.0115714285714286, 0.993547619047619, 1.0319404761904762, 1.0000595238095238, 1.0041785714285714, 0.9812500000000002, 1.0004404761904762, 1.0358809523809525, 0.9900714285714285, 1.0246785714285715, 0.9706666666666667, 1.0080476190476193, 0.9829642857142857, 0.9998214285714285, 1.0154761904761906, 0.9865595238095239, 1.0628214285714288, 1.0463690476190477, 1.0562142857142858, 1.0577738095238096, 1.017309523809524, 1.0456785714285715, 1.0339761904761906, 0.9953214285714287, 1.0448214285714283, 1.0277142857142858, 1.010595238095238, 1.0294761904761904, 1.0257500000000002, 1.0067499999999998, 0.9942261904761907, 1.0237857142857143, 0.9642738095238095, 0.983047619047619, 0.9888571428571428, 1.0218095238095237, 1.0129285714285714, 1.0337857142857143, 1.0207380952380951, 1.007809523809524, 1.0430238095238096, 0.9710952380952381, 0.9846666666666666, 0.9681547619047621, 0.9892857142857144, 0.9486309523809524, 0.9765357142857144, 1.026904761904762, 1.003202380952381, 1.035988095238095, 1.0347857142857142, 1.0507261904761904, 1.041095238095238, 1.0476309523809524, 1.0344166666666665, 1.0237142857142858, 1.0488333333333333, 0.990952380952381, 1.0360714285714285, 0.989642857142857, 1.0023690476190477, 0.9811309523809525, 1.008702380952381, 1.001547619047619, 0.9804761904761905, 0.9838095238095238, 0.9715357142857144, 0.9771428571428571, 1.0150119047619048, 0.9523095238095239, 1.022702380952381, 0.9822857142857143, 1.0417261904761905, 1.0389404761904761, 1.0281071428571429, 1.0382142857142858, 1.058357142857143, 1.0335476190476192, 0.9869880952380954, 1.0001666666666669, 0.9936309523809524, 1.0070357142857143, 0.9993571428571426, 1.0112976190476193, 0.9729047619047618, 1.0296785714285714, 0.9855833333333335, 1.0219761904761904, 1.0036904761904761, 0.9764642857142857, 1.02925, 0.9799761904761904, 1.0437619047619047, 1.0210238095238093, 1.0360952380952382, 1.028952380952381, 1.0313690476190476, 1.0224999999999997, 0.9859166666666668, 0.9969166666666668, 0.9942857142857142, 0.9904642857142857, 0.9893571428571428, 0.9605833333333335, 1.010547619047619, 0.9599285714285712, 0.9847023809523809, 1.0006190476190477, 1.005642857142857, 1.0147380952380953, 0.9903333333333334, 0.9690714285714286, 0.973, 0.9766666666666668, 0.9725119047619047, 0.9944880952380953, 1.0173809523809525, 1.0083571428571427, 1.0284047619047618, 1.0446071428571428, 1.0055833333333335, 1.0493690476190476, 0.9876785714285715, 1.0390833333333331, 1.0117738095238098, 0.9662976190476191, 0.9910952380952383, 1.0043214285714286, 0.9855000000000002, 1.027154761904762, 1.0236666666666667, 1.0233452380952381, 1.0320357142857144, 0.9942857142857142, 1.0363214285714286, 0.9893095238095239, 0.9681428571428571, 0.9905714285714285, 0.9652857142857143, 0.9928333333333332, 1.0120476190476193, 0.9743571428571429, 1.041988095238095, 1.0235238095238095, 1.0434404761904763, 1.0578690476190478, 1.0348928571428568, 1.0349880952380954, 1.0251666666666666, 0.9820119047619048, 0.9827261904761906, 0.9692499999999998, 0.9675476190476191, 0.9841190476190476, 0.9947738095238096, 0.999559523809524, 1.0044523809523809, 0.9919761904761906, 1.0272380952380953, 0.9769404761904762, 0.9793214285714285, 0.9951309523809523, 0.9528095238095238, 0.9633571428571428, 0.9952142857142857, 0.9551071428571428, 1.0118214285714286, 0.9905119047619048, 1.0230476190476192, 1.0105, 1.0440357142857144, 1.02225, 1.0058690476190477, 1.0548452380952382, 1.0151904761904764, 0.9761785714285713, 0.9891904761904762, 0.981261904761905, 0.9995119047619048, 0.9856190476190476, 0.9884166666666667, 1.0169404761904761, 0.989202380952381, 1.0204880952380952, 0.9714999999999999, 0.987, 0.9986190476190476, 0.9531547619047619, 0.9861666666666667, 0.9588452380952381, 0.9838214285714286, 1.0021309523809525, 0.988452380952381, 0.9841190476190476, 0.9766428571428573, 1.0142142857142857, 1.023904761904762, 1.018357142857143, 1.0239642857142859, 1.0301190476190476, 0.9868571428571429, 1.0065595238095237, 1.012404761904762, 0.9645357142857143, 1.0008928571428573, 0.9610833333333334, 0.9915238095238097, 1.0386428571428572, 1.0090238095238095, 1.0260833333333335, 0.9873690476190478, 1.0273333333333334, 0.9890833333333335, 1.0246785714285718, 0.9647261904761906, 0.9869166666666668, 1.0282261904761907, 1.0164880952380952, 0.988154761904762, 1.0468452380952382, 1.007297619047619, 1.0048452380952382, 1.005654761904762, 0.9793333333333335, 1.0026309523809525, 1.0061428571428572, 0.9811666666666667, 1.0318452380952383, 1.009642857142857, 0.975940476190476, 0.9960357142857144, 1.0093809523809525, 0.958357142857143, 0.9766071428571428, 0.9561071428571429, 0.9574761904761905, 0.9648690476190477, 0.9924166666666666, 0.9606666666666667, 1.0158214285714287, 1.0063333333333335, 1.0115952380952382, 1.0330119047619049, 1.0229642857142855, 1.0452142857142857, 1.023452380952381, 1.0277619047619047, 1.0052738095238094, 0.9907738095238094, 0.9977142857142857, 0.9702261904761904, 0.9823690476190476, 1.0111666666666668, 1.0018214285714286, 1.013190476190476, 1.0293095238095238, 1.0273095238095238, 1.0491428571428574, 1.0288214285714286, 1.0180833333333332, 1.0001785714285714, 0.9742500000000001, 0.9760714285714287, 0.9727500000000001, 0.9717261904761907, 1.021702380952381, 0.9943571428571429, 1.0045357142857143, 1.0068333333333332, 0.9888928571428572, 1.015738095238095, 0.9688333333333334, 0.9882142857142858, 1.014797619047619, 1.014345238095238, 1.033202380952381, 1.0118690476190477, 1.0287976190476191, 1.0030238095238093, 1.0197380952380954, 1.0543333333333333, 1.0205238095238096, 1.0421428571428573, 1.0391785714285715, 1.0029880952380954, 1.0342023809523808, 1.027547619047619, 0.9753333333333333, 1.0107738095238095, 0.9648571428571431, 0.9874404761904761, 1.025261904761905, 0.9711309523809524, 1.0435357142857145, 1.0147142857142857, 1.020511904761905, 1.0403095238095237, 1.0137738095238096, 0.9970000000000001, 1.0262619047619048, 0.9746666666666668, 1.0104880952380952, 0.970202380952381, 0.9635595238095239, 0.9732499999999998, 0.9843095238095239, 0.9690595238095238, 1.0134999999999998, 1.003702380952381, 1.0189166666666665, 1.0362500000000001, 1.0055595238095238, 1.031440476190476, 0.9806547619047619, 1.014797619047619, 0.955845238095238, 0.9642857142857143, 0.9611666666666668, 0.9617023809523811, 0.9925714285714287, 0.9638928571428571, 1.005047619047619, 0.9955595238095237, 1.002642857142857, 0.976654761904762, 0.99975, 1.0171666666666666, 1.0076309523809523, 0.9740476190476189, 0.9739642857142857, 0.9870119047619047, 0.9854047619047619, 1.0106190476190475, 0.9958809523809525, 0.9584523809523808, 1.0050357142857143, 0.9994999999999999, 0.9738095238095239, 0.9822380952380954, 0.9967380952380952, 1.0080357142857141, 0.9996071428571428, 0.9927857142857142, 0.9696428571428574, 0.9853095238095237, 0.9728452380952382, 0.9767976190476192, 0.9974761904761904, 0.9901309523809523, 0.9964166666666666, 0.9845, 1.0235952380952382, 1.02, 1.0176904761904761, 1.0136190476190474, 1.014690476190476, 1.0012857142857143, 1.0340714285714285, 1.0124285714285715, 1.0197261904761905, 0.9701666666666666, 0.9994285714285716, 1.0052261904761903, 1.0013571428571428, 0.9736904761904762, 0.974452380952381, 1.0006666666666666, 1.030952380952381, 1.0033095238095238, 1.020154761904762, 1.0236071428571427, 1.0273690476190476, 1.024940476190476, 0.9986547619047619, 1.0488690476190476, 0.9937857142857143, 1.0427857142857144, 1.0435833333333333, 1.0496547619047618, 1.0662380952380954, 1.0528095238095239, 1.0536666666666668, 1.030904761904762, 1.0071309523809524, 0.9810595238095237, 0.9765952380952382, 0.9701785714285714, 0.9699761904761904, 1.0075357142857142, 0.9699404761904763, 0.9979880952380953, 0.9809285714285714, 1.0018928571428571, 1.0341309523809523, 1.00675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822976190476191, 1.0070357142857145, 1.0024404761904762, 1.0241785714285716, 1.0230357142857143, 1.0110714285714284, 0.9838095238095237, 0.9868095238095238, 0.9933214285714285, 0.9391309523809523, 0.9605833333333335, 0.9551785714285712, 0.9739047619047618, 0.9785952380952379, 0.9652857142857143, 0.9827738095238094, 0.9802261904761904, 1.0054880952380951, 1.0091666666666665, 0.9961666666666666, 0.9752976190476191, 0.9965119047619047, 1.0064761904761905, 0.96475, 0.9995119047619048, 0.9509523809523809, 0.972297619047619, 0.9850357142857142, 0.9561309523809524, 0.9963333333333333, 0.9616190476190477, 1.002952380952381, 1.0022261904761904, 0.9930238095238095, 1.0147976190476191, 0.996654761904762, 0.9970833333333334, 1.036047619047619, 0.9945238095238096, 0.9771309523809525, 1.0026904761904762, 0.979797619047619, 0.9838690476190476, 1.0217976190476192, 1.0020595238095238, 1.0088333333333335, 0.9895952380952382, 1.0370833333333334, 1.0245714285714285, 0.9987976190476191, 1.0515357142857145, 1.033059523809524, 1.0056666666666667, 1.0637857142857146, 1.032964285714286, 0.9971190476190476, 1.0358571428571428, 0.9809285714285716, 1.0145, 0.9602738095238095, 0.9604880952380954, 0.9583571428571427, 0.9596904761904762, 0.9681071428571428, 0.9885952380952381, 0.9970833333333333, 0.9770238095238096, 1.0318333333333334, 1.0079285714285713, 1.0046071428571428, 0.9904761904761905, 1.0195357142857142, 0.9745595238095238, 1.0228452380952382, 0.9833571428571429, 1.0143690476190474, 1.034952380952381, 1.0199642857142859, 0.9884404761904764, 1.0094880952380951, 1.0400238095238097, 0.9921071428571429, 0.9978571428571428, 1.032214285714286, 1.0278809523809525, 0.9970119047619048, 1.0412499999999998, 1.0440238095238097, 1.0219047619047619, 0.9970119047619048, 1.044511904761905, 0.9768333333333333, 1.0030833333333333, 1.0322619047619048, 0.977511904761905, 1.0460833333333335, 1.0040833333333334, 1.006952380952381, 1.0286309523809525, 0.9853571428571429, 0.9960476190476191, 1.01875, 0.9925476190476191, 0.9768333333333333, 0.9653452380952381, 0.9655238095238096, 0.9698095238095238, 0.9775595238095237, 0.9588690476190477, 0.9914285714285717, 0.9604404761904761, 1.0157142857142858, 0.9603690476190478, 0.9832380952380954, 0.9937738095238096, 0.9929523809523809, 0.9665000000000001, 0.9704642857142858, 1.0068333333333335, 0.9597142857142857, 0.9960119047619047, 1.0259285714285715, 1.0003214285714286, 1.0201666666666664, 0.9859523809523809, 1.0415714285714286]</text:p>
          </table:table-cell>
          <table:table-cell office:value-type="float" office:value="5.24290828704834">
            <text:p>5.24290828704834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MSELHFSTLGSGTALVILHGLFGSGRNWQSHARQLARHFQVFSVDLRNHGESFHANEMNYPAMAEDVAQLLHRLELSDCYMLGHSMGGKVAMMLAQHNPALVKRMIVADIAPVDYFHHYDDLINPILALPLERIESRAQADQLLRQNVPEDQLRAFLLQNLVREASGWRWRVNWEVIQRDMEWLTGFGDLPQDWCIDLPTLFLRGEKSDYIGETEVEVIQQRFRNYRIETIESAGHWLHAEKPELFNRLVTDFLLNG">
            <text:p>MSELHFSTLGSGTALVILHGLFGSGRNWQSHARQLARHFQVFSVDLRNHGESFHANEMNYPAMAEDVAQLLHRLELSDCYMLGHSMGGKVAMMLAQHNPALVKRMIVADIAPVDYFHHYDDLINPILALPLERIESRAQADQLLRQNVPEDQLRAFLLQNLVREASGWRWRVNWEVIQRDMEWLTGFGDLPQDWCIDLPTLFLRGEKSDYIGETEVEVIQQRFRNYRIETIESAGHWLHAEKPELFNRLVTDFLLNG</text:p>
          </table:table-cell>
          <table:table-cell office:value-type="string" office:value="BFDNEDID_15572">
            <text:p>BFDNEDID_15572</text:p>
          </table:table-cell>
          <table:table-cell office:value-type="float" office:value="257">
            <text:p>257</text:p>
          </table:table-cell>
          <table:table-cell office:value-type="float" office:value="0.09727626459143969">
            <text:p>0.09727626459143969</text:p>
          </table:table-cell>
          <table:table-cell office:value-type="float" office:value="-0.259922178988327">
            <text:p>-0.259922178988327</text:p>
          </table:table-cell>
          <table:table-cell office:value-type="float" office:value="44.483268482490274">
            <text:p>44.483268482490274</text:p>
          </table:table-cell>
          <table:table-cell office:value-type="float" office:value="29728.48910000002">
            <text:p>29728.48910000002</text:p>
          </table:table-cell>
          <table:table-cell office:value-type="string" office:value="(0.33463035019455256, 0.19455252918287935, 0.3151750972762646)">
            <text:p>(0.33463035019455256, 0.19455252918287935, 0.3151750972762646)</text:p>
          </table:table-cell>
          <table:table-cell office:value-type="string" office:value="[0.9754642857142858, 1.0061309523809523, 0.975952380952381, 0.9762976190476192, 1.0141666666666667, 1.0079285714285715, 1.0049166666666667, 0.9936071428571428, 0.9872738095238095, 0.968702380952381, 0.9616309523809524, 0.9536309523809526, 0.9512023809523811, 0.9512738095238095, 0.9697619047619047, 0.9473690476190477, 0.9696071428571429, 1.0055119047619048, 1.0018333333333334, 1.0018214285714284, 1.0028690476190476, 1.0192261904761903, 0.9829523809523808, 1.0264761904761905, 1.0019761904761906, 0.9819404761904762, 1.0012261904761903, 0.9972380952380954, 1.00125, 0.971297619047619, 0.9901785714285714, 0.9857380952380953, 0.9656666666666667, 0.9609404761904763, 0.988452380952381, 0.947404761904762, 0.9654404761904761, 0.9944999999999999, 0.956904761904762, 1.011702380952381, 0.9645595238095241, 1.0078809523809522, 1.012154761904762, 0.9923333333333334, 1.0278809523809525, 1.024011904761905, 1.0040595238095238, 0.9820119047619048, 1.0078214285714284, 1.0073690476190476, 1.0165000000000002, 1.0140357142857144, 0.9828690476190477, 1.0279880952380953, 0.9847023809523809, 1.0220833333333332, 0.9871071428571428, 0.9934404761904764, 1.0077738095238096, 1.025404761904762, 1.0085, 0.9821428571428571, 1.0084642857142858, 1.0017261904761905, 0.9654880952380952, 0.9704880952380951, 0.9724761904761905, 0.9842857142857143, 0.966392857142857, 1.018559523809524, 0.967857142857143, 1.017857142857143, 1.0001785714285714, 0.9561190476190478, 0.9808928571428572, 0.9701785714285714, 0.9649523809523811, 0.9858214285714285, 0.9595238095238094, 1.0039047619047619, 0.9828095238095238, 1.0202619047619046, 1.011690476190476, 1.0239166666666666, 0.9746666666666667, 1.0014404761904763, 0.9770595238095239, 0.9754047619047619, 0.9661309523809524, 0.9792380952380952, 0.9926190476190475, 0.9752738095238096, 1.0140952380952382, 0.9985476190476189, 0.989642857142857, 0.9891190476190478, 0.9916785714285714, 1.023095238095238, 0.9702619047619047, 0.9696190476190477, 0.9730238095238096, 0.975202380952381, 0.9842380952380952, 0.9927976190476192, 0.9546309523809523, 0.9971904761904763, 1.0031666666666665, 0.968047619047619, 1.0083928571428573, 0.9491666666666667, 0.9627857142857142, 0.9677976190476191, 0.9639642857142858, 0.9656190476190476, 0.9985238095238096, 0.9867857142857145, 0.9707261904761905, 0.9914404761904763, 1.0135476190476191, 0.9919166666666667, 0.9591904761904763, 0.9766904761904762, 0.9827857142857143, 0.9700714285714288, 1.0034285714285716, 0.9650833333333334, 1.0272142857142856, 0.9936904761904761, 0.9979999999999999, 1.0471785714285715, 1.011654761904762, 1.0141785714285714, 1.0133928571428572, 1.0293690476190476, 1.0093452380952381, 1.0260476190476189, 1.0009761904761905, 0.9831904761904762, 0.9981309523809523, 1.0071309523809524, 1.003595238095238, 1.006761904761905, 0.99125, 1.0449404761904764, 1.0390357142857145, 1.0279761904761904, 1.0218571428571428, 0.9956428571428573, 1.0146666666666668, 0.9803333333333333, 0.9590833333333334, 0.9700119047619047, 0.9653809523809526, 0.9886547619047619, 0.9778214285714286, 0.9630119047619048, 0.9875238095238095, 1.0104523809523809, 1.0232023809523811, 0.9878571428571429, 1.0186071428571428, 1.0014642857142857, 0.9736190476190475, 1.0021309523809523, 0.95625, 0.9885595238095238, 0.9579404761904762, 0.9955952380952381, 0.9514761904761906, 1.0152261904761906, 0.9564404761904763, 0.9869404761904761, 1.0119047619047619, 0.9950833333333333, 1.0167857142857142, 0.979797619047619, 1.026547619047619, 0.9634404761904762, 0.9906190476190475, 0.9926190476190475, 0.9904642857142857, 0.9651904761904762, 1.0101666666666667, 1.0087738095238095, 0.9868333333333335, 1.0310238095238096, 1.0049642857142858, 1.0077261904761905, 0.9622023809523809, 0.977345238095238, 0.9784642857142858, 1.0011309523809524, 0.9527976190476191, 0.9965238095238095, 0.9685238095238095, 0.9644404761904762, 0.9682499999999999, 0.9761428571428572, 1.0003333333333333, 1.0068452380952382, 1.0349880952380954, 1.0392619047619047, 1.0303928571428573, 1.0403571428571428, 1.0024285714285714, 1.0151547619047618, 1.0319166666666666, 1.02475, 1.0023095238095239, 1.037559523809524, 0.9879761904761905, 1.0434166666666667, 0.9770714285714286, 0.9966904761904762, 1.0130357142857143, 0.9920595238095238, 0.991357142857143, 0.9729880952380954, 1.0081904761904763, 0.997952380952381, 0.9683809523809525, 1.0034404761904763, 0.9736071428571427, 1.0276547619047622, 0.9863214285714286, 0.9922023809523809, 1.0430952380952383, 1.0068809523809523, 0.9995119047619048, 1.005738095238095, 0.9708690476190476, 0.9653928571428572, 0.9715595238095237, 0.9745357142857143, 0.9923214285714286, 1.027297619047619, 1.0273690476190478, 1.0240238095238094, 1.0431785714285715, 0.9986190476190477, 1.0072976190476193, 1.0188928571428573, 0.978404761904762, 0.968702380952381, 0.9742142857142856, 0.9877261904761904, 0.9893809523809525, 0.9460714285714286]">
            <text:p>[0.9754642857142858, 1.0061309523809523, 0.975952380952381, 0.9762976190476192, 1.0141666666666667, 1.0079285714285715, 1.0049166666666667, 0.9936071428571428, 0.9872738095238095, 0.968702380952381, 0.9616309523809524, 0.9536309523809526, 0.9512023809523811, 0.9512738095238095, 0.9697619047619047, 0.9473690476190477, 0.9696071428571429, 1.0055119047619048, 1.0018333333333334, 1.0018214285714284, 1.0028690476190476, 1.0192261904761903, 0.9829523809523808, 1.0264761904761905, 1.0019761904761906, 0.9819404761904762, 1.0012261904761903, 0.9972380952380954, 1.00125, 0.971297619047619, 0.9901785714285714, 0.9857380952380953, 0.9656666666666667, 0.9609404761904763, 0.988452380952381, 0.947404761904762, 0.9654404761904761, 0.9944999999999999, 0.956904761904762, 1.011702380952381, 0.9645595238095241, 1.0078809523809522, 1.012154761904762, 0.9923333333333334, 1.0278809523809525, 1.024011904761905, 1.0040595238095238, 0.9820119047619048, 1.0078214285714284, 1.0073690476190476, 1.0165000000000002, 1.0140357142857144, 0.9828690476190477, 1.0279880952380953, 0.9847023809523809, 1.0220833333333332, 0.9871071428571428, 0.9934404761904764, 1.0077738095238096, 1.025404761904762, 1.0085, 0.9821428571428571, 1.0084642857142858, 1.0017261904761905, 0.9654880952380952, 0.9704880952380951, 0.9724761904761905, 0.9842857142857143, 0.966392857142857, 1.018559523809524, 0.967857142857143, 1.017857142857143, 1.0001785714285714, 0.9561190476190478, 0.9808928571428572, 0.9701785714285714, 0.9649523809523811, 0.9858214285714285, 0.9595238095238094, 1.0039047619047619, 0.9828095238095238, 1.0202619047619046, 1.011690476190476, 1.0239166666666666, 0.9746666666666667, 1.0014404761904763, 0.9770595238095239, 0.9754047619047619, 0.9661309523809524, 0.9792380952380952, 0.9926190476190475, 0.9752738095238096, 1.0140952380952382, 0.9985476190476189, 0.989642857142857, 0.9891190476190478, 0.9916785714285714, 1.023095238095238, 0.9702619047619047, 0.9696190476190477, 0.9730238095238096, 0.975202380952381, 0.9842380952380952, 0.9927976190476192, 0.9546309523809523, 0.9971904761904763, 1.0031666666666665, 0.968047619047619, 1.0083928571428573, 0.9491666666666667, 0.9627857142857142, 0.9677976190476191, 0.9639642857142858, 0.9656190476190476, 0.9985238095238096, 0.9867857142857145, 0.9707261904761905, 0.9914404761904763, 1.0135476190476191, 0.9919166666666667, 0.9591904761904763, 0.9766904761904762, 0.9827857142857143, 0.9700714285714288, 1.0034285714285716, 0.9650833333333334, 1.0272142857142856, 0.9936904761904761, 0.9979999999999999, 1.0471785714285715, 1.011654761904762, 1.0141785714285714, 1.0133928571428572, 1.0293690476190476, 1.0093452380952381, 1.0260476190476189, 1.0009761904761905, 0.9831904761904762, 0.9981309523809523, 1.0071309523809524, 1.003595238095238, 1.006761904761905, 0.99125, 1.0449404761904764, 1.0390357142857145, 1.0279761904761904, 1.0218571428571428, 0.9956428571428573, 1.0146666666666668, 0.9803333333333333, 0.9590833333333334, 0.9700119047619047, 0.9653809523809526, 0.9886547619047619, 0.9778214285714286, 0.9630119047619048, 0.9875238095238095, 1.0104523809523809, 1.0232023809523811, 0.9878571428571429, 1.0186071428571428, 1.0014642857142857, 0.9736190476190475, 1.0021309523809523, 0.95625, 0.9885595238095238, 0.9579404761904762, 0.9955952380952381, 0.9514761904761906, 1.0152261904761906, 0.9564404761904763, 0.9869404761904761, 1.0119047619047619, 0.9950833333333333, 1.0167857142857142, 0.979797619047619, 1.026547619047619, 0.9634404761904762, 0.9906190476190475, 0.9926190476190475, 0.9904642857142857, 0.9651904761904762, 1.0101666666666667, 1.0087738095238095, 0.9868333333333335, 1.0310238095238096, 1.0049642857142858, 1.0077261904761905, 0.9622023809523809, 0.977345238095238, 0.9784642857142858, 1.0011309523809524, 0.9527976190476191, 0.9965238095238095, 0.9685238095238095, 0.9644404761904762, 0.9682499999999999, 0.9761428571428572, 1.0003333333333333, 1.0068452380952382, 1.0349880952380954, 1.0392619047619047, 1.0303928571428573, 1.0403571428571428, 1.0024285714285714, 1.0151547619047618, 1.0319166666666666, 1.02475, 1.0023095238095239, 1.037559523809524, 0.9879761904761905, 1.0434166666666667, 0.9770714285714286, 0.9966904761904762, 1.0130357142857143, 0.9920595238095238, 0.991357142857143, 0.9729880952380954, 1.0081904761904763, 0.997952380952381, 0.9683809523809525, 1.0034404761904763, 0.9736071428571427, 1.0276547619047622, 0.9863214285714286, 0.9922023809523809, 1.0430952380952383, 1.0068809523809523, 0.9995119047619048, 1.005738095238095, 0.9708690476190476, 0.9653928571428572, 0.9715595238095237, 0.9745357142857143, 0.9923214285714286, 1.027297619047619, 1.0273690476190478, 1.0240238095238094, 1.0431785714285715, 0.9986190476190477, 1.0072976190476193, 1.0188928571428573, 0.978404761904762, 0.968702380952381, 0.9742142857142856, 0.9877261904761904, 0.9893809523809525, 0.9460714285714286]</text:p>
          </table:table-cell>
          <table:table-cell office:value-type="float" office:value="5.581100273132324">
            <text:p>5.581100273132324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MRVRSTFILILMLVVTGCGQGDAIITKDLWVESRGIEIPATFVLPASDVGDAVPLVVMAHGHGGTRDESGAFTRVAQALAEEGIASIRVDFPGCGDSDESFTENFLTNMLADVRASREFASQHPRIDPERVGILGYSMGGRLAMLATEQDDYTAVVLWTPVASNGFESMIDYMGGQEYYERVRAEAENAGVAIFQTPWGTEQHLGLQWFTDIEDSNPLAAAQEYEGALLVLYGNRDEAIHPRFSKAVITHAVRSRPRTEHVVDGGGHGLGFYDDIPNMADAVVAATTGFLKDNL">
            <text:p>MRVRSTFILILMLVVTGCGQGDAIITKDLWVESRGIEIPATFVLPASDVGDAVPLVVMAHGHGGTRDESGAFTRVAQALAEEGIASIRVDFPGCGDSDESFTENFLTNMLADVRASREFASQHPRIDPERVGILGYSMGGRLAMLATEQDDYTAVVLWTPVASNGFESMIDYMGGQEYYERVRAEAENAGVAIFQTPWGTEQHLGLQWFTDIEDSNPLAAAQEYEGALLVLYGNRDEAIHPRFSKAVITHAVRSRPRTEHVVDGGGHGLGFYDDIPNMADAVVAATTGFLKDNL</text:p>
          </table:table-cell>
          <table:table-cell office:value-type="string" office:value="BFDNEDID_15792">
            <text:p>BFDNEDID_15792</text:p>
          </table:table-cell>
          <table:table-cell office:value-type="float" office:value="294">
            <text:p>294</text:p>
          </table:table-cell>
          <table:table-cell office:value-type="float" office:value="0.08503401360544217">
            <text:p>0.08503401360544217</text:p>
          </table:table-cell>
          <table:table-cell office:value-type="float" office:value="-0.06088435374149663">
            <text:p>-0.06088435374149663</text:p>
          </table:table-cell>
          <table:table-cell office:value-type="float" office:value="35.22724489795918">
            <text:p>35.22724489795918</text:p>
          </table:table-cell>
          <table:table-cell office:value-type="float" office:value="31911.444300000006">
            <text:p>31911.444300000006</text:p>
          </table:table-cell>
          <table:table-cell office:value-type="string" office:value="(0.29931972789115646, 0.22108843537414966, 0.2857142857142857)">
            <text:p>(0.29931972789115646, 0.22108843537414966, 0.2857142857142857)</text:p>
          </table:table-cell>
          <table:table-cell office:value-type="string" office:value="[0.9710714285714285, 0.9557738095238096, 0.9602738095238097, 0.9518690476190476, 0.9404880952380953, 0.9371666666666668, 0.9374880952380952, 0.9358095238095239, 0.9448452380952381, 0.949261904761905, 0.9707857142857141, 0.9772619047619047, 0.9582738095238096, 1.016333333333333, 1.0069761904761905, 1.0100357142857141, 1.0150714285714284, 0.9868690476190475, 0.9894880952380951, 0.996142857142857, 1.0076190476190476, 1.0152380952380953, 0.988452380952381, 0.9707261904761905, 0.9876071428571429, 0.9979761904761905, 1.0280000000000002, 0.9916547619047618, 1.0000833333333334, 1.014357142857143, 0.9935, 1.0411428571428571, 0.9744047619047619, 1.0195357142857142, 0.9790357142857143, 0.9832500000000001, 0.9611071428571429, 0.9700000000000001, 0.9717380952380953, 1.0002738095238095, 0.9768333333333333, 1.00975, 1.0157380952380952, 0.9909761904761906, 1.0311785714285715, 1.0186428571428572, 0.9916904761904761, 0.9850119047619048, 1.005059523809524, 0.9558690476190477, 0.9644761904761904, 0.9560119047619047, 0.9612142857142856, 0.9667499999999999, 0.9592499999999999, 0.9915833333333333, 0.9719404761904762, 1.00975, 1.0052738095238094, 1.0091071428571428, 1.0266785714285713, 1.0434047619047617, 1.0446904761904763, 1.026892857142857, 1.0247380952380951, 1.0088452380952382, 0.9890238095238095, 1.0029285714285714, 0.9846904761904762, 0.9661547619047619, 0.9874880952380952, 0.9906666666666666, 0.9797142857142858, 0.9864166666666667, 1.0122857142857145, 1.033107142857143, 1.0195119047619048, 1.0093333333333332, 0.9945595238095238, 1.0173095238095238, 1.0092738095238096, 0.9691309523809525, 0.9967738095238096, 0.9688928571428571, 1.0145357142857143, 0.9609761904761905, 1.01375, 0.994904761904762, 0.9789404761904763, 1.032654761904762, 1.0282738095238095, 1.0325238095238096, 1.042309523809524, 1.0440238095238097, 1.0331309523809524, 1.0101309523809525, 1.0362738095238095, 1.0313809523809525, 0.9986190476190477, 0.9742500000000001, 0.9932380952380955, 0.9978333333333333, 0.9929761904761905, 0.9645952380952381, 0.9756428571428573, 0.9921428571428572, 1.00325, 0.9660595238095239, 1.0059880952380953, 0.9980833333333333, 1.018547619047619, 1.0020714285714287, 1.0257857142857145, 0.980107142857143, 1.0192261904761906, 1.0193452380952384, 1.006904761904762, 0.9883690476190478, 1.0208452380952382, 1.001809523809524, 0.9983571428571428, 1.042190476190476, 1.016845238095238, 1.033964285714286, 1.0036309523809523, 0.9932619047619049, 1.0178214285714287, 0.966702380952381, 0.9792500000000001, 0.9908214285714285, 0.9589880952380954, 1.0066785714285713, 0.9738928571428571, 1.0101190476190476, 0.9990833333333332, 0.9909404761904761, 0.9752380952380955, 0.9878095238095238, 0.9691666666666666, 0.9718095238095239, 0.989345238095238, 0.9962738095238095, 1.0307857142857142, 1.0130833333333331, 1.0352738095238094, 1.0299166666666668, 0.9931309523809524, 1.014202380952381, 0.981952380952381, 0.9579642857142858, 0.9547857142857142, 0.9520000000000002, 0.9469285714285715, 0.9735, 0.9779285714285713, 0.9597976190476191, 1.0015595238095238, 1.0104642857142858, 1.010904761904762, 1.0124047619047618, 0.9916785714285714, 1.0440357142857144, 1.004047619047619, 0.9863214285714286, 0.9873928571428572, 1.0143333333333335, 0.9651309523809524, 0.9914880952380952, 1.0106904761904763, 1.0058690476190475, 1.0110714285714284, 1.0236666666666667, 0.9849642857142856, 1.0070714285714286, 1.0327976190476191, 0.9846071428571429, 0.9849285714285715, 1.011059523809524, 1.0035357142857144, 1.0388333333333335, 1.002011904761905, 1.0483333333333333, 1.0217261904761905, 1.0113690476190478, 1.019440476190476, 0.974452380952381, 0.9918333333333332, 0.9615833333333332, 0.9682738095238095, 0.9944523809523809, 0.9718095238095237, 0.9966904761904759, 0.9681547619047618, 1.026202380952381, 1.0033452380952381, 1.026904761904762, 1.0004404761904762, 0.9866904761904762, 0.9957380952380952, 1.0058333333333334, 0.9614642857142858, 0.9887738095238096, 0.9455595238095237, 0.9699642857142856, 0.9910595238095238, 1.0012619047619047, 0.9770238095238094, 1.0451785714285715, 1.0277857142857143, 1.0339642857142857, 1.0350952380952383, 1.026654761904762, 0.9966071428571429, 1.0133690476190478, 1.0020952380952381, 0.9994880952380951, 1.015059523809524, 1.0245000000000002, 0.9902261904761905, 1.0485714285714285, 1.0028095238095238, 0.9937261904761906, 0.9755238095238097, 0.9662142857142858, 0.9590952380952382, 0.9563214285714284, 0.9589642857142857, 0.9935357142857142, 1.0000952380952381, 1.0055714285714286, 1.0319642857142857, 1.0282380952380954, 1.000904761904762, 0.9989047619047617, 0.9999523809523809, 1.0108452380952382, 0.988047619047619, 0.9786547619047619, 1.0228333333333335, 1.0135833333333335, 0.9800357142857143, 0.9794166666666667, 0.9789642857142857, 0.9865, 0.9594761904761905, 0.9734523809523811, 0.9638809523809523, 0.9990833333333333, 1.004404761904762, 0.9984285714285713, 1.0236547619047618, 1.011952380952381, 1.015452380952381, 1.0273928571428574, 0.9769642857142858, 0.9922976190476192, 0.9919166666666667, 1.022285714285714, 0.9960119047619047, 1.0058809523809524, 1.008095238095238, 0.9933571428571428, 1.0158095238095237, 0.970797619047619, 1.0008095238095238, 0.962047619047619, 0.9830357142857143, 1.0144166666666667, 0.9995357142857144, 0.9788095238095238, 1.0265238095238096, 1.011845238095238, 0.9942261904761904, 1.0083690476190477, 1.0114285714285716, 0.9778928571428571, 0.9727738095238097, 0.974797619047619, 0.9844999999999999, 0.9783571428571429, 0.9799404761904762, 0.9790595238095238, 0.9930357142857144, 0.9717380952380953, 1.0010833333333333]">
            <text:p>[0.9710714285714285, 0.9557738095238096, 0.9602738095238097, 0.9518690476190476, 0.9404880952380953, 0.9371666666666668, 0.9374880952380952, 0.9358095238095239, 0.9448452380952381, 0.949261904761905, 0.9707857142857141, 0.9772619047619047, 0.9582738095238096, 1.016333333333333, 1.0069761904761905, 1.0100357142857141, 1.0150714285714284, 0.9868690476190475, 0.9894880952380951, 0.996142857142857, 1.0076190476190476, 1.0152380952380953, 0.988452380952381, 0.9707261904761905, 0.9876071428571429, 0.9979761904761905, 1.0280000000000002, 0.9916547619047618, 1.0000833333333334, 1.014357142857143, 0.9935, 1.0411428571428571, 0.9744047619047619, 1.0195357142857142, 0.9790357142857143, 0.9832500000000001, 0.9611071428571429, 0.9700000000000001, 0.9717380952380953, 1.0002738095238095, 0.9768333333333333, 1.00975, 1.0157380952380952, 0.9909761904761906, 1.0311785714285715, 1.0186428571428572, 0.9916904761904761, 0.9850119047619048, 1.005059523809524, 0.9558690476190477, 0.9644761904761904, 0.9560119047619047, 0.9612142857142856, 0.9667499999999999, 0.9592499999999999, 0.9915833333333333, 0.9719404761904762, 1.00975, 1.0052738095238094, 1.0091071428571428, 1.0266785714285713, 1.0434047619047617, 1.0446904761904763, 1.026892857142857, 1.0247380952380951, 1.0088452380952382, 0.9890238095238095, 1.0029285714285714, 0.9846904761904762, 0.9661547619047619, 0.9874880952380952, 0.9906666666666666, 0.9797142857142858, 0.9864166666666667, 1.0122857142857145, 1.033107142857143, 1.0195119047619048, 1.0093333333333332, 0.9945595238095238, 1.0173095238095238, 1.0092738095238096, 0.9691309523809525, 0.9967738095238096, 0.9688928571428571, 1.0145357142857143, 0.9609761904761905, 1.01375, 0.994904761904762, 0.9789404761904763, 1.032654761904762, 1.0282738095238095, 1.0325238095238096, 1.042309523809524, 1.0440238095238097, 1.0331309523809524, 1.0101309523809525, 1.0362738095238095, 1.0313809523809525, 0.9986190476190477, 0.9742500000000001, 0.9932380952380955, 0.9978333333333333, 0.9929761904761905, 0.9645952380952381, 0.9756428571428573, 0.9921428571428572, 1.00325, 0.9660595238095239, 1.0059880952380953, 0.9980833333333333, 1.018547619047619, 1.0020714285714287, 1.0257857142857145, 0.980107142857143, 1.0192261904761906, 1.0193452380952384, 1.006904761904762, 0.9883690476190478, 1.0208452380952382, 1.001809523809524, 0.9983571428571428, 1.042190476190476, 1.016845238095238, 1.033964285714286, 1.0036309523809523, 0.9932619047619049, 1.0178214285714287, 0.966702380952381, 0.9792500000000001, 0.9908214285714285, 0.9589880952380954, 1.0066785714285713, 0.9738928571428571, 1.0101190476190476, 0.9990833333333332, 0.9909404761904761, 0.9752380952380955, 0.9878095238095238, 0.9691666666666666, 0.9718095238095239, 0.989345238095238, 0.9962738095238095, 1.0307857142857142, 1.0130833333333331, 1.0352738095238094, 1.0299166666666668, 0.9931309523809524, 1.014202380952381, 0.981952380952381, 0.9579642857142858, 0.9547857142857142, 0.9520000000000002, 0.9469285714285715, 0.9735, 0.9779285714285713, 0.9597976190476191, 1.0015595238095238, 1.0104642857142858, 1.010904761904762, 1.0124047619047618, 0.9916785714285714, 1.0440357142857144, 1.004047619047619, 0.9863214285714286, 0.9873928571428572, 1.0143333333333335, 0.9651309523809524, 0.9914880952380952, 1.0106904761904763, 1.0058690476190475, 1.0110714285714284, 1.0236666666666667, 0.9849642857142856, 1.0070714285714286, 1.0327976190476191, 0.9846071428571429, 0.9849285714285715, 1.011059523809524, 1.0035357142857144, 1.0388333333333335, 1.002011904761905, 1.0483333333333333, 1.0217261904761905, 1.0113690476190478, 1.019440476190476, 0.974452380952381, 0.9918333333333332, 0.9615833333333332, 0.9682738095238095, 0.9944523809523809, 0.9718095238095237, 0.9966904761904759, 0.9681547619047618, 1.026202380952381, 1.0033452380952381, 1.026904761904762, 1.0004404761904762, 0.9866904761904762, 0.9957380952380952, 1.0058333333333334, 0.9614642857142858, 0.9887738095238096, 0.9455595238095237, 0.9699642857142856, 0.9910595238095238, 1.0012619047619047, 0.9770238095238094, 1.0451785714285715, 1.0277857142857143, 1.0339642857142857, 1.0350952380952383, 1.026654761904762, 0.9966071428571429, 1.0133690476190478, 1.0020952380952381, 0.9994880952380951, 1.015059523809524, 1.0245000000000002, 0.9902261904761905, 1.0485714285714285, 1.0028095238095238, 0.9937261904761906, 0.9755238095238097, 0.9662142857142858, 0.9590952380952382, 0.9563214285714284, 0.9589642857142857, 0.9935357142857142, 1.0000952380952381, 1.0055714285714286, 1.0319642857142857, 1.0282380952380954, 1.000904761904762, 0.9989047619047617, 0.9999523809523809, 1.0108452380952382, 0.988047619047619, 0.9786547619047619, 1.0228333333333335, 1.0135833333333335, 0.9800357142857143, 0.9794166666666667, 0.9789642857142857, 0.9865, 0.9594761904761905, 0.9734523809523811, 0.9638809523809523, 0.9990833333333333, 1.004404761904762, 0.9984285714285713, 1.0236547619047618, 1.011952380952381, 1.015452380952381, 1.0273928571428574, 0.9769642857142858, 0.9922976190476192, 0.9919166666666667, 1.022285714285714, 0.9960119047619047, 1.0058809523809524, 1.008095238095238, 0.9933571428571428, 1.0158095238095237, 0.970797619047619, 1.0008095238095238, 0.962047619047619, 0.9830357142857143, 1.0144166666666667, 0.9995357142857144, 0.9788095238095238, 1.0265238095238096, 1.011845238095238, 0.9942261904761904, 1.0083690476190477, 1.0114285714285716, 0.9778928571428571, 0.9727738095238097, 0.974797619047619, 0.9844999999999999, 0.9783571428571429, 0.9799404761904762, 0.9790595238095238, 0.9930357142857144, 0.9717380952380953, 1.0010833333333333]</text:p>
          </table:table-cell>
          <table:table-cell office:value-type="float" office:value="4.603810691833496">
            <text:p>4.603810691833496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MSNRGQSKLLLGALLVLVLSCWAASRIQSGGGQVHVDSIKIPTHNGQWVVADLFKPRSVTADSPAPFVVVIPGFQRSKEALSNVAIELSRRGFVAASIDPYAQGSSSASLSRIAATTEGYGMFALVDYVASSTNLNYVDRSRIGATGHSAGGNAAIRGANYFGREAARTGIPSKLHSVYVSGYVLTLTDEVLQDVRSNVGVAYALYDEGAYRNEYGDGDMRIAPEALRAVNSGLPESAAISEVELGRYYGDLQQRTLRVIHNERNLHPFQPYMAEAIANQISYFEKVFDVQSGLDPYDQVWQWREILGVIALIAALVAVIPMGHFLLQTAPFRQLVNTMPPPLPRPAGRGRIIFWAAFTIGAVIACVTYIPMAELSQKLFVAASTRQLTWFFPQRMNNAVMLWAILNGTVGFLMFWLTYRYFGRRHGITPAYWGAAITARDFGKTLALALLLFTAFFLILFAIYYFLHVDYRFLFMGVRPFQPELLLLLAMYVPLFFVFFLANSLRINAAMRFEDQPEWRSMLLGGVANSLGLLLIVVVQYVTFAATGTVYWTDGWLYVNLLFGVVPMMFFLPYFNRYFLRMTGTIYLGPMVTALIFVMILISNTVIYLPPGSM">
            <text:p>MSNRGQSKLLLGALLVLVLSCWAASRIQSGGGQVHVDSIKIPTHNGQWVVADLFKPRSVTADSPAPFVVVIPGFQRSKEALSNVAIELSRRGFVAASIDPYAQGSSSASLSRIAATTEGYGMFALVDYVASSTNLNYVDRSRIGATGHSAGGNAAIRGANYFGREAARTGIPSKLHSVYVSGYVLTLTDEVLQDVRSNVGVAYALYDEGAYRNEYGDGDMRIAPEALRAVNSGLPESAAISEVELGRYYGDLQQRTLRVIHNERNLHPFQPYMAEAIANQISYFEKVFDVQSGLDPYDQVWQWREILGVIALIAALVAVIPMGHFLLQTAPFRQLVNTMPPPLPRPAGRGRIIFWAAFTIGAVIACVTYIPMAELSQKLFVAASTRQLTWFFPQRMNNAVMLWAILNGTVGFLMFWLTYRYFGRRHGITPAYWGAAITARDFGKTLALALLLFTAFFLILFAIYYFLHVDYRFLFMGVRPFQPELLLLLAMYVPLFFVFFLANSLRINAAMRFEDQPEWRSMLLGGVANSLGLLLIVVVQYVTFAATGTVYWTDGWLYVNLLFGVVPMMFFLPYFNRYFLRMTGTIYLGPMVTALIFVMILISNTVIYLPPGSM</text:p>
          </table:table-cell>
          <table:table-cell office:value-type="string" office:value="BFDNEDID_18000">
            <text:p>BFDNEDID_18000</text:p>
          </table:table-cell>
          <table:table-cell office:value-type="float" office:value="614">
            <text:p>614</text:p>
          </table:table-cell>
          <table:table-cell office:value-type="float" office:value="0.13517915309446255">
            <text:p>0.13517915309446255</text:p>
          </table:table-cell>
          <table:table-cell office:value-type="float" office:value="0.38175895765472334">
            <text:p>0.38175895765472334</text:p>
          </table:table-cell>
          <table:table-cell office:value-type="float" office:value="34.92768729641697">
            <text:p>34.92768729641697</text:p>
          </table:table-cell>
          <table:table-cell office:value-type="float" office:value="68291.6590000002">
            <text:p>68291.6590000002</text:p>
          </table:table-cell>
          <table:table-cell office:value-type="string" office:value="(0.3957654723127036, 0.22638436482084692, 0.28501628664495116)">
            <text:p>(0.3957654723127036, 0.22638436482084692, 0.28501628664495116)</text:p>
          </table:table-cell>
          <table:table-cell office:value-type="string" office:value="[1.032154761904762, 1.031452380952381, 1.0313333333333334, 0.9803690476190476, 0.9974642857142858, 0.9845, 0.9931785714285715, 0.9596785714285714, 0.9495238095238098, 0.9533452380952383, 0.9471190476190477, 0.9484642857142856, 0.943202380952381, 0.9438452380952382, 0.9686666666666668, 0.927047619047619, 0.9563452380952381, 0.9790119047619047, 0.9718333333333333, 0.9929642857142857, 0.9824880952380952, 0.9838214285714285, 1.0269285714285712, 1.0163571428571427, 1.0186309523809522, 1.0200119047619047, 1.016857142857143, 1.011190476190476, 0.9809761904761904, 0.9958571428571429, 0.9824166666666668, 1.016333333333333, 0.9915952380952381, 0.9780476190476192, 1.0375476190476192, 0.9745595238095238, 1.0288452380952382, 0.9954404761904763, 0.9967142857142858, 1.0229166666666667, 0.9963333333333333, 0.9958690476190475, 0.9583333333333334, 0.980904761904762, 0.9712619047619048, 0.9755595238095238, 0.9883809523809524, 0.9572619047619048, 0.986845238095238, 1.0373214285714287, 1.0024285714285714, 1.0058333333333334, 1.016202380952381, 0.98925, 1.0219285714285715, 1.0065357142857143, 1.0278095238095237, 1.0163214285714286, 1.0201309523809523, 1.0036785714285714, 1.0157261904761905, 0.9638333333333333, 0.9706904761904761, 0.9578928571428572, 0.9555714285714286, 0.9555238095238097, 0.9865952380952381, 0.9754999999999999, 0.9677738095238096, 1.0236785714285712, 1.0123571428571427, 1.0356190476190477, 1.042011904761905, 1.0344285714285715, 1.0165476190476193, 1.014654761904762, 1.0344880952380953, 1.0042738095238095, 0.9751904761904763, 0.9972499999999999, 0.9785357142857143, 1.0244285714285715, 0.9674166666666667, 1.0202142857142857, 0.9965357142857143, 0.9998214285714285, 0.9998452380952381, 0.9632738095238096, 0.9837380952380952, 0.9845119047619048, 0.9792738095238095, 0.9988928571428572, 0.9694166666666668, 1.0232261904761903, 1.0009761904761905, 0.9830476190476192, 1.015440476190476, 1.0195238095238095, 1.0185952380952379, 1.0246666666666668, 1.026702380952381, 1.027845238095238, 1.0136666666666667, 1.0302619047619048, 0.9892500000000001, 1.0212261904761906, 0.9882500000000001, 0.9738690476190477, 0.9956666666666666, 0.9887380952380953, 0.9996071428571428, 0.9992738095238094, 1.0245238095238096, 0.9996309523809523, 0.9843095238095239, 1.012738095238095, 0.9692738095238095, 0.9634523809523811, 0.976047619047619, 0.9519642857142857, 0.9599523809523809, 0.9871785714285715, 0.9443333333333335, 0.9764285714285714, 0.9919047619047618, 1.0066428571428572, 1.003059523809524, 0.9976309523809525, 1.0174285714285716, 0.9821547619047619, 1.0187023809523812, 0.9709166666666667, 0.9906785714285714, 1.0202380952380954, 0.9872023809523809, 1.010904761904762, 0.996095238095238, 0.9874642857142858, 1.0206428571428572, 0.9881904761904762, 0.9996428571428572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34880952380952, 1.0206428571428572, 0.9875595238095238, 1.0106904761904763, 1.0123690476190477, 1.002738095238095, 1.0107619047619045, 0.9877142857142855, 1.032142857142857, 1.01275, 1.0268333333333335, 0.9804999999999999, 1.000952380952381, 1.006714285714286, 0.9593809523809524, 0.9731904761904763, 0.9683928571428573, 0.9926190476190477, 0.9707142857142858, 0.9514166666666666, 0.9662380952380952, 0.9648928571428573, 0.9798571428571428, 0.9646309523809523, 0.9942738095238096, 1.0067023809523812, 1.0090357142857145, 0.9793690476190478, 1.0036428571428573, 1.0215357142857142, 1.0109166666666667, 0.9799642857142858, 1.0151785714285715, 1.0147261904761906, 1.008107142857143, 0.9789166666666667, 1.0080595238095238, 0.9668452380952381, 0.9843690476190476, 0.9543333333333335, 0.9726666666666668, 0.9620833333333333, 0.9773452380952382, 1.017845238095238, 1.0079880952380953, 0.9991547619047619, 1.0026071428571428, 1.0031904761904764, 1.0252142857142859, 1.0174880952380951, 1.0227500000000003, 0.9880238095238095, 1.0421666666666665, 1.0351309523809522, 1.021642857142857, 1.0277261904761905, 0.9896309523809524, 1.0164285714285715, 0.9879404761904761, 1.010047619047619, 1.0125714285714287, 1.0127261904761906, 0.9866190476190477, 0.9894642857142858, 1.0094285714285713, 0.990654761904762, 0.9838452380952383, 1.0138333333333334, 1.0014761904761906, 1.0097857142857143, 0.9997380952380953, 1.0421666666666667, 1.0355833333333333, 1.0137857142857143, 1.0051190476190477, 1.0133928571428572, 0.9979880952380954, 1.0297261904761907, 1.0166309523809525, 0.9797619047619047, 1.040857142857143, 0.979404761904762, 1.0187142857142857, 0.9897261904761905, 0.9744642857142858, 0.9857380952380953, 1.004595238095238, 1.0032857142857143, 0.9762380952380955, 1.0226190476190475, 1.0076190476190476, 1.0025, 0.9965595238095238, 0.9749166666666667, 0.9914166666666666, 0.9576190476190478, 0.970952380952381, 0.9813809523809525, 1.0087738095238097, 1.012511904761905, 0.9927857142857142, 1.0196190476190476, 0.9856904761904762, 1.0017500000000001, 1.0130119047619046, 0.9646666666666667, 1.0089047619047617, 0.9891190476190478, 0.9702261904761904, 0.9958333333333333, 0.9947380952380952, 1.0136666666666667, 0.9749642857142857, 0.9839166666666667, 1.0048928571428573, 1.010952380952381, 0.9965119047619047, 0.9689880952380954, 1.011452380952381, 0.974404761904762, 0.990857142857143, 1.0249642857142858, 1.001904761904762, 0.9691428571428572, 0.9912738095238096, 1.0257857142857143, 0.9775, 1.01725, 1.0044404761904762, 1.0100952380952382, 0.9953690476190475, 1.036702380952381, 1.0151190476190477, 0.9909404761904762, 1.0292976190476193, 0.9957380952380953, 0.972654761904762, 0.9738809523809524, 1.0025, 0.9554166666666668, 0.9950833333333333, 0.9980833333333334, 0.9546785714285713, 0.9812857142857142, 0.9916309523809526, 0.9525238095238097, 0.9594523809523808, 0.9640119047619048, 0.9467500000000002, 0.9530238095238095, 0.9625357142857143, 0.9563809523809523, 0.9473809523809525, 0.9514880952380952, 0.9657380952380953, 0.9487738095238095, 0.9612380952380952, 0.9899761904761903, 0.9547738095238094, 0.9869523809523807, 0.9531428571428572, 0.958952380952381, 0.967047619047619, 0.9621428571428571, 0.9905476190476189, 0.9698333333333332, 0.9821309523809523, 1.0046547619047619, 0.96875, 1.005654761904762, 0.9927738095238093, 0.9676428571428572, 0.9812857142857142, 1.0055119047619048, 0.9847142857142858, 0.9912380952380951, 1.0201428571428572, 1.012595238095238, 1.017547619047619, 0.9956666666666666, 1.0364047619047618, 1.0109285714285714, 1.0242380952380952, 1.0042976190476192, 1.0241428571428572, 1.01, 1.009452380952381, 0.9898690476190476, 0.9620238095238095, 0.9629880952380951, 0.94975, 0.9417261904761903, 0.9577976190476191, 0.946095238095238, 0.9412261904761905, 0.9756666666666666, 0.952904761904762, 0.9868928571428571, 0.9599166666666666, 0.9534880952380953, 0.9567619047619047, 0.9639166666666666, 0.9363333333333334, 0.9487499999999999, 0.9609404761904763, 0.9419166666666667, 0.958595238095238, 0.9927738095238096, 0.9629761904761903, 0.9952738095238095, 1.01925, 0.9833928571428571, 1.0366666666666666, 1.0129642857142858, 1.0235595238095239, 0.9711904761904764, 0.9812738095238096, 0.9824880952380953, 0.9856309523809524, 0.9787261904761904, 0.9970833333333334, 0.9857261904761905, 1.0022023809523812, 1.0031309523809522, 0.9691071428571428, 0.9850238095238094, 0.9468571428571428, 0.961642857142857, 0.9610833333333334, 0.9917738095238094, 0.980595238095238, 0.9891428571428572, 0.9928095238095238, 1.0233452380952381, 1.0055714285714286, 0.9833095238095237, 0.9700000000000001, 0.9718809523809524, 0.9550238095238096, 0.9410833333333334, 0.9603690476190477, 0.9426547619047618, 0.964107142857143, 0.9924285714285714, 0.9814166666666667, 0.9821309523809523, 0.9713095238095238, 0.9970119047619047, 0.948702380952381, 0.9580000000000001, 0.9468571428571428, 0.9327857142857143, 0.9347142857142858, 0.9433333333333335, 0.9557261904761906, 0.9356190476190476, 0.9684523809523808, 0.9470000000000001, 0.9648333333333334, 0.9938452380952382, 0.9767023809523808, 0.9850595238095237, 0.9746666666666667, 1.0048214285714283, 0.9731190476190476, 0.9999761904761906, 0.9931309523809524, 0.9705476190476192, 0.9685, 0.9680833333333332, 0.9950357142857142, 0.9640357142857143, 0.9714642857142857, 0.9633214285714287, 0.994595238095238, 0.9839880952380953, 0.994, 1.0111190476190477, 0.978309523809524, 1.0294999999999999, 1.0235238095238095, 0.9875238095238095, 0.9851071428571428, 0.9925238095238094, 0.966702380952381, 0.9726190476190476, 0.9428333333333334, 0.9479523809523811, 0.9482857142857144, 0.9426904761904763, 0.961952380952381, 0.9447738095238096, 0.9325476190476191, 0.9407261904761904, 0.940047619047619, 0.9344642857142857, 0.934607142857143, 0.9291190476190477, 0.9482738095238096, 0.9263095238095238, 0.9353690476190477, 0.9341904761904762, 0.9304047619047618, 0.9428095238095238, 0.9458095238095239, 0.949261904761905, 0.985702380952381, 0.9401666666666667, 0.9782261904761905, 0.9425238095238097, 0.9600833333333332, 0.9493571428571428, 0.958857142857143, 0.9778928571428571, 0.9501547619047619, 0.9921785714285715, 0.9971785714285715, 0.9769404761904762, 1.027607142857143, 1.009654761904762, 1.0162738095238095, 0.9685476190476191, 0.9807261904761905, 0.9706190476190477, 0.9585714285714287, 0.9495357142857143, 0.95325, 0.9452500000000001, 0.9495357142857144, 0.954702380952381, 0.9769166666666668, 0.9331785714285714, 0.9419047619047619, 0.9379523809523809, 0.9357857142857144, 0.9279999999999999, 0.9328928571428572, 0.9493452380952382, 0.9678571428571429, 0.9864642857142857, 0.9839880952380954, 0.9707738095238098, 1.0057142857142858, 0.9770714285714287, 1.0106666666666668, 0.9753809523809525, 0.9816904761904762, 0.9793095238095239, 0.999857142857143, 0.9808928571428571, 1.0393928571428572, 1.0194761904761904, 1.0246785714285715, 1.0355, 1.0414880952380954, 0.9914880952380952, 1.027845238095238, 1.0038333333333336, 0.9717261904761905, 0.9784285714285716, 0.9746904761904761, 0.9963214285714285, 0.9838333333333333, 0.9698214285714286, 1.0009047619047617, 1.0106071428571428, 1.0010000000000001, 0.9739880952380953, 1.0026666666666668, 0.9595833333333336, 0.9636309523809526, 0.9502380952380951, 0.9392380952380954, 0.9422380952380953, 0.9401190476190476, 0.9435, 0.9703571428571429, 0.9348571428571427, 0.9564523809523809, 0.9711309523809524, 0.9479404761904762, 0.9809642857142856, 0.9739166666666667, 0.9829880952380952, 0.9896071428571428, 0.9725119047619047, 0.9619285714285715, 0.9692619047619049, 0.9650476190476192, 0.987095238095238, 0.9868690476190475, 0.9693809523809523, 0.948702380952381, 0.9737142857142858, 0.9625357142857144, 0.9577142857142856, 0.9741190476190476, 0.9350952380952381, 0.9569404761904763, 0.9518333333333333, 0.9819880952380954, 0.9457380952380954, 0.9618928571428571, 0.9859880952380953, 0.9462261904761905, 0.9582261904761905, 0.9468214285714286, 0.9512738095238095, 0.9528928571428572, 0.9741071428571427, 0.940202380952381, 0.9623690476190476, 0.9929404761904763, 0.963511904761905, 0.9540595238095239, 0.9577857142857142, 0.9642857142857143, 0.9796190476190476, 0.959797619047619, 0.9819642857142857, 0.984940476190476, 0.972654761904762, 0.9632261904761905, 0.9733571428571428, 0.9738333333333336, 0.9907976190476189, 0.9805714285714285, 0.9618690476190476, 0.9738690476190476, 0.9860595238095238, 0.9657738095238095, 0.948154761904762, 0.9457738095238094, 0.9394642857142856, 0.9407738095238096, 0.9378214285714286, 0.9331904761904762, 0.9487857142857143, 0.9573214285714284, 0.9920238095238095, 0.9795833333333333, 0.9708214285714286, 0.962202380952381, 0.9688690476190475, 0.9693214285714286, 0.9714761904761906, 1.0019523809523807]">
            <text:p>[1.032154761904762, 1.031452380952381, 1.0313333333333334, 0.9803690476190476, 0.9974642857142858, 0.9845, 0.9931785714285715, 0.9596785714285714, 0.9495238095238098, 0.9533452380952383, 0.9471190476190477, 0.9484642857142856, 0.943202380952381, 0.9438452380952382, 0.9686666666666668, 0.927047619047619, 0.9563452380952381, 0.9790119047619047, 0.9718333333333333, 0.9929642857142857, 0.9824880952380952, 0.9838214285714285, 1.0269285714285712, 1.0163571428571427, 1.0186309523809522, 1.0200119047619047, 1.016857142857143, 1.011190476190476, 0.9809761904761904, 0.9958571428571429, 0.9824166666666668, 1.016333333333333, 0.9915952380952381, 0.9780476190476192, 1.0375476190476192, 0.9745595238095238, 1.0288452380952382, 0.9954404761904763, 0.9967142857142858, 1.0229166666666667, 0.9963333333333333, 0.9958690476190475, 0.9583333333333334, 0.980904761904762, 0.9712619047619048, 0.9755595238095238, 0.9883809523809524, 0.9572619047619048, 0.986845238095238, 1.0373214285714287, 1.0024285714285714, 1.0058333333333334, 1.016202380952381, 0.98925, 1.0219285714285715, 1.0065357142857143, 1.0278095238095237, 1.0163214285714286, 1.0201309523809523, 1.0036785714285714, 1.0157261904761905, 0.9638333333333333, 0.9706904761904761, 0.9578928571428572, 0.9555714285714286, 0.9555238095238097, 0.9865952380952381, 0.9754999999999999, 0.9677738095238096, 1.0236785714285712, 1.0123571428571427, 1.0356190476190477, 1.042011904761905, 1.0344285714285715, 1.0165476190476193, 1.014654761904762, 1.0344880952380953, 1.0042738095238095, 0.9751904761904763, 0.9972499999999999, 0.9785357142857143, 1.0244285714285715, 0.9674166666666667, 1.0202142857142857, 0.9965357142857143, 0.9998214285714285, 0.9998452380952381, 0.9632738095238096, 0.9837380952380952, 0.9845119047619048, 0.9792738095238095, 0.9988928571428572, 0.9694166666666668, 1.0232261904761903, 1.0009761904761905, 0.9830476190476192, 1.015440476190476, 1.0195238095238095, 1.0185952380952379, 1.0246666666666668, 1.026702380952381, 1.027845238095238, 1.0136666666666667, 1.0302619047619048, 0.9892500000000001, 1.0212261904761906, 0.9882500000000001, 0.9738690476190477, 0.9956666666666666, 0.9887380952380953, 0.9996071428571428, 0.9992738095238094, 1.0245238095238096, 0.9996309523809523, 0.9843095238095239, 1.012738095238095, 0.9692738095238095, 0.9634523809523811, 0.976047619047619, 0.9519642857142857, 0.9599523809523809, 0.9871785714285715, 0.9443333333333335, 0.9764285714285714, 0.9919047619047618, 1.0066428571428572, 1.003059523809524, 0.9976309523809525, 1.0174285714285716, 0.9821547619047619, 1.0187023809523812, 0.9709166666666667, 0.9906785714285714, 1.0202380952380954, 0.9872023809523809, 1.010904761904762, 0.996095238095238, 0.9874642857142858, 1.0206428571428572, 0.9881904761904762, 0.9996428571428572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34880952380952, 1.0206428571428572, 0.9875595238095238, 1.0106904761904763, 1.0123690476190477, 1.002738095238095, 1.0107619047619045, 0.9877142857142855, 1.032142857142857, 1.01275, 1.0268333333333335, 0.9804999999999999, 1.000952380952381, 1.006714285714286, 0.9593809523809524, 0.9731904761904763, 0.9683928571428573, 0.9926190476190477, 0.9707142857142858, 0.9514166666666666, 0.9662380952380952, 0.9648928571428573, 0.9798571428571428, 0.9646309523809523, 0.9942738095238096, 1.0067023809523812, 1.0090357142857145, 0.9793690476190478, 1.0036428571428573, 1.0215357142857142, 1.0109166666666667, 0.9799642857142858, 1.0151785714285715, 1.0147261904761906, 1.008107142857143, 0.9789166666666667, 1.0080595238095238, 0.9668452380952381, 0.9843690476190476, 0.9543333333333335, 0.9726666666666668, 0.9620833333333333, 0.9773452380952382, 1.017845238095238, 1.0079880952380953, 0.9991547619047619, 1.0026071428571428, 1.0031904761904764, 1.0252142857142859, 1.0174880952380951, 1.0227500000000003, 0.9880238095238095, 1.0421666666666665, 1.0351309523809522, 1.021642857142857, 1.0277261904761905, 0.9896309523809524, 1.0164285714285715, 0.9879404761904761, 1.010047619047619, 1.0125714285714287, 1.0127261904761906, 0.9866190476190477, 0.9894642857142858, 1.0094285714285713, 0.990654761904762, 0.9838452380952383, 1.0138333333333334, 1.0014761904761906, 1.0097857142857143, 0.9997380952380953, 1.0421666666666667, 1.0355833333333333, 1.0137857142857143, 1.0051190476190477, 1.0133928571428572, 0.9979880952380954, 1.0297261904761907, 1.0166309523809525, 0.9797619047619047, 1.040857142857143, 0.979404761904762, 1.0187142857142857, 0.9897261904761905, 0.9744642857142858, 0.9857380952380953, 1.004595238095238, 1.0032857142857143, 0.9762380952380955, 1.0226190476190475, 1.0076190476190476, 1.0025, 0.9965595238095238, 0.9749166666666667, 0.9914166666666666, 0.9576190476190478, 0.970952380952381, 0.9813809523809525, 1.0087738095238097, 1.012511904761905, 0.9927857142857142, 1.0196190476190476, 0.9856904761904762, 1.0017500000000001, 1.0130119047619046, 0.9646666666666667, 1.0089047619047617, 0.9891190476190478, 0.9702261904761904, 0.9958333333333333, 0.9947380952380952, 1.0136666666666667, 0.9749642857142857, 0.9839166666666667, 1.0048928571428573, 1.010952380952381, 0.9965119047619047, 0.9689880952380954, 1.011452380952381, 0.974404761904762, 0.990857142857143, 1.0249642857142858, 1.001904761904762, 0.9691428571428572, 0.9912738095238096, 1.0257857142857143, 0.9775, 1.01725, 1.0044404761904762, 1.0100952380952382, 0.9953690476190475, 1.036702380952381, 1.0151190476190477, 0.9909404761904762, 1.0292976190476193, 0.9957380952380953, 0.972654761904762, 0.9738809523809524, 1.0025, 0.9554166666666668, 0.9950833333333333, 0.9980833333333334, 0.9546785714285713, 0.9812857142857142, 0.9916309523809526, 0.9525238095238097, 0.9594523809523808, 0.9640119047619048, 0.9467500000000002, 0.9530238095238095, 0.9625357142857143, 0.9563809523809523, 0.9473809523809525, 0.9514880952380952, 0.9657380952380953, 0.9487738095238095, 0.9612380952380952, 0.9899761904761903, 0.9547738095238094, 0.9869523809523807, 0.9531428571428572, 0.958952380952381, 0.967047619047619, 0.9621428571428571, 0.9905476190476189, 0.9698333333333332, 0.9821309523809523, 1.0046547619047619, 0.96875, 1.005654761904762, 0.9927738095238093, 0.9676428571428572, 0.9812857142857142, 1.0055119047619048, 0.9847142857142858, 0.9912380952380951, 1.0201428571428572, 1.012595238095238, 1.017547619047619, 0.9956666666666666, 1.0364047619047618, 1.0109285714285714, 1.0242380952380952, 1.0042976190476192, 1.0241428571428572, 1.01, 1.009452380952381, 0.9898690476190476, 0.9620238095238095, 0.9629880952380951, 0.94975, 0.9417261904761903, 0.9577976190476191, 0.946095238095238, 0.9412261904761905, 0.9756666666666666, 0.952904761904762, 0.9868928571428571, 0.9599166666666666, 0.9534880952380953, 0.9567619047619047, 0.9639166666666666, 0.9363333333333334, 0.9487499999999999, 0.9609404761904763, 0.9419166666666667, 0.958595238095238, 0.9927738095238096, 0.9629761904761903, 0.9952738095238095, 1.01925, 0.9833928571428571, 1.0366666666666666, 1.0129642857142858, 1.0235595238095239, 0.9711904761904764, 0.9812738095238096, 0.9824880952380953, 0.9856309523809524, 0.9787261904761904, 0.9970833333333334, 0.9857261904761905, 1.0022023809523812, 1.0031309523809522, 0.9691071428571428, 0.9850238095238094, 0.9468571428571428, 0.961642857142857, 0.9610833333333334, 0.9917738095238094, 0.980595238095238, 0.9891428571428572, 0.9928095238095238, 1.0233452380952381, 1.0055714285714286, 0.9833095238095237, 0.9700000000000001, 0.9718809523809524, 0.9550238095238096, 0.9410833333333334, 0.9603690476190477, 0.9426547619047618, 0.964107142857143, 0.9924285714285714, 0.9814166666666667, 0.9821309523809523, 0.9713095238095238, 0.9970119047619047, 0.948702380952381, 0.9580000000000001, 0.9468571428571428, 0.9327857142857143, 0.9347142857142858, 0.9433333333333335, 0.9557261904761906, 0.9356190476190476, 0.9684523809523808, 0.9470000000000001, 0.9648333333333334, 0.9938452380952382, 0.9767023809523808, 0.9850595238095237, 0.9746666666666667, 1.0048214285714283, 0.9731190476190476, 0.9999761904761906, 0.9931309523809524, 0.9705476190476192, 0.9685, 0.9680833333333332, 0.9950357142857142, 0.9640357142857143, 0.9714642857142857, 0.9633214285714287, 0.994595238095238, 0.9839880952380953, 0.994, 1.0111190476190477, 0.978309523809524, 1.0294999999999999, 1.0235238095238095, 0.9875238095238095, 0.9851071428571428, 0.9925238095238094, 0.966702380952381, 0.9726190476190476, 0.9428333333333334, 0.9479523809523811, 0.9482857142857144, 0.9426904761904763, 0.961952380952381, 0.9447738095238096, 0.9325476190476191, 0.9407261904761904, 0.940047619047619, 0.9344642857142857, 0.934607142857143, 0.9291190476190477, 0.9482738095238096, 0.9263095238095238, 0.9353690476190477, 0.9341904761904762, 0.9304047619047618, 0.9428095238095238, 0.9458095238095239, 0.949261904761905, 0.985702380952381, 0.9401666666666667, 0.9782261904761905, 0.9425238095238097, 0.9600833333333332, 0.9493571428571428, 0.958857142857143, 0.9778928571428571, 0.9501547619047619, 0.9921785714285715, 0.9971785714285715, 0.9769404761904762, 1.027607142857143, 1.009654761904762, 1.0162738095238095, 0.9685476190476191, 0.9807261904761905, 0.9706190476190477, 0.9585714285714287, 0.9495357142857143, 0.95325, 0.9452500000000001, 0.9495357142857144, 0.954702380952381, 0.9769166666666668, 0.9331785714285714, 0.9419047619047619, 0.9379523809523809, 0.9357857142857144, 0.9279999999999999, 0.9328928571428572, 0.9493452380952382, 0.9678571428571429, 0.9864642857142857, 0.9839880952380954, 0.9707738095238098, 1.0057142857142858, 0.9770714285714287, 1.0106666666666668, 0.9753809523809525, 0.9816904761904762, 0.9793095238095239, 0.999857142857143, 0.9808928571428571, 1.0393928571428572, 1.0194761904761904, 1.0246785714285715, 1.0355, 1.0414880952380954, 0.9914880952380952, 1.027845238095238, 1.0038333333333336, 0.9717261904761905, 0.9784285714285716, 0.9746904761904761, 0.9963214285714285, 0.9838333333333333, 0.9698214285714286, 1.0009047619047617, 1.0106071428571428, 1.0010000000000001, 0.9739880952380953, 1.0026666666666668, 0.9595833333333336, 0.9636309523809526, 0.9502380952380951, 0.9392380952380954, 0.9422380952380953, 0.9401190476190476, 0.9435, 0.9703571428571429, 0.9348571428571427, 0.9564523809523809, 0.9711309523809524, 0.9479404761904762, 0.9809642857142856, 0.9739166666666667, 0.9829880952380952, 0.9896071428571428, 0.9725119047619047, 0.9619285714285715, 0.9692619047619049, 0.9650476190476192, 0.987095238095238, 0.9868690476190475, 0.9693809523809523, 0.948702380952381, 0.9737142857142858, 0.9625357142857144, 0.9577142857142856, 0.9741190476190476, 0.9350952380952381, 0.9569404761904763, 0.9518333333333333, 0.9819880952380954, 0.9457380952380954, 0.9618928571428571, 0.9859880952380953, 0.9462261904761905, 0.9582261904761905, 0.9468214285714286, 0.9512738095238095, 0.9528928571428572, 0.9741071428571427, 0.940202380952381, 0.9623690476190476, 0.9929404761904763, 0.963511904761905, 0.9540595238095239, 0.9577857142857142, 0.9642857142857143, 0.9796190476190476, 0.959797619047619, 0.9819642857142857, 0.984940476190476, 0.972654761904762, 0.9632261904761905, 0.9733571428571428, 0.9738333333333336, 0.9907976190476189, 0.9805714285714285, 0.9618690476190476, 0.9738690476190476, 0.9860595238095238, 0.9657738095238095, 0.948154761904762, 0.9457738095238094, 0.9394642857142856, 0.9407738095238096, 0.9378214285714286, 0.9331904761904762, 0.9487857142857143, 0.9573214285714284, 0.9920238095238095, 0.9795833333333333, 0.9708214285714286, 0.962202380952381, 0.9688690476190475, 0.9693214285714286, 0.9714761904761906, 1.0019523809523807]</text:p>
          </table:table-cell>
          <table:table-cell office:value-type="float" office:value="9.232146644592284">
            <text:p>9.232146644592284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MLGTWFSAYNAGMLKRLLLPVLLVAGAVRLMPEILKRTLAPPQRAQPHTPADLGLPEEEVTLTSVGGTELKAWFLPVGGKAPAVVVLHGWGANASLMLPLGPHLHRAGFHALFLDARNHGRSEHDDFVSMPRFAEDLDVAIDWLRARQDVSSIGVIGHSVGAGAAILAASRSDQINAVVSVAAFAHPGEAMAEGPPFVHFPAPVQRSLFRTMERTIGFRFDDIAPRERIGLIDAPIMLVHGGADTTVTPRHFDDLVERAPEAETLLVEGADHASLDAFEPHIHRILGFLAQHLR">
            <text:p>MLGTWFSAYNAGMLKRLLLPVLLVAGAVRLMPEILKRTLAPPQRAQPHTPADLGLPEEEVTLTSVGGTELKAWFLPVGGKAPAVVVLHGWGANASLMLPLGPHLHRAGFHALFLDARNHGRSEHDDFVSMPRFAEDLDVAIDWLRARQDVSSIGVIGHSVGAGAAILAASRSDQINAVVSVAAFAHPGEAMAEGPPFVHFPAPVQRSLFRTMERTIGFRFDDIAPRERIGLIDAPIMLVHGGADTTVTPRHFDDLVERAPEAETLLVEGADHASLDAFEPHIHRILGFLAQHLR</text:p>
          </table:table-cell>
          <table:table-cell office:value-type="string" office:value="BFDNEDID_21077">
            <text:p>BFDNEDID_21077</text:p>
          </table:table-cell>
          <table:table-cell office:value-type="float" office:value="294">
            <text:p>294</text:p>
          </table:table-cell>
          <table:table-cell office:value-type="float" office:value="0.06802721088435373">
            <text:p>0.06802721088435373</text:p>
          </table:table-cell>
          <table:table-cell office:value-type="float" office:value="0.11836734693877507">
            <text:p>0.11836734693877507</text:p>
          </table:table-cell>
          <table:table-cell office:value-type="float" office:value="42.481972789115645">
            <text:p>42.481972789115645</text:p>
          </table:table-cell>
          <table:table-cell office:value-type="float" office:value="31809.200700000012">
            <text:p>31809.200700000012</text:p>
          </table:table-cell>
          <table:table-cell office:value-type="string" office:value="(0.30952380952380953, 0.21768707482993196, 0.33333333333333337)">
            <text:p>(0.30952380952380953, 0.21768707482993196, 0.33333333333333337)</text:p>
          </table:table-cell>
          <table:table-cell office:value-type="string" office:value="[0.9669404761904762, 0.9946190476190478, 0.9659047619047618, 0.970202380952381, 1.0063095238095239, 0.9779642857142857, 1.0042619047619046, 0.9811309523809523, 0.9907857142857143, 1.0248690476190476, 0.9725595238095239, 0.9722619047619047, 0.9762976190476192, 0.9708452380952383, 0.9879166666666668, 0.9369047619047621, 0.9546428571428571, 0.9561309523809524, 0.9588095238095239, 0.9723333333333334, 0.9763095238095238, 0.9646309523809525, 0.9634761904761905, 0.989952380952381, 0.9696428571428574, 0.9867857142857143, 1.0033095238095238, 1.0054166666666668, 0.9727738095238094, 1.0035119047619045, 1.0345119047619047, 0.9876428571428572, 0.9986666666666667, 0.9865595238095239, 1.012047619047619, 1.0213214285714285, 1.0111428571428571, 1.0142738095238095, 1.0152619047619047, 1.0154642857142857, 1.0263571428571427, 1.0169404761904761, 0.9919523809523809, 1.0177380952380952, 1.018, 0.9980595238095237, 1.0206190476190475, 0.9788928571428572, 1.0240833333333332, 0.9947380952380955, 1.0423809523809524, 1.039642857142857, 1.0370833333333334, 1.0373333333333334, 0.9969880952380953, 1.0290714285714286, 0.9905714285714289, 1.003797619047619, 1.0000357142857144, 0.9705714285714286, 1.0198214285714284, 1.006535714285714, 1.0098690476190477, 1.0373809523809523, 0.9863214285714286, 1.0395119047619048, 0.9752261904761906, 0.9693928571428572, 0.9724404761904762, 0.9677619047619048, 0.991702380952381, 0.9583690476190476, 1.0103214285714286, 1.0095357142857142, 1.034202380952381, 1.0007619047619047, 1.02475, 0.990952380952381, 0.9747738095238095, 0.967047619047619, 0.9564880952380952, 0.9517261904761904, 0.9545, 0.9737857142857141, 0.9469880952380952, 1.0021785714285714, 0.9826190476190475, 1.0089761904761905, 0.9869404761904763, 1.0045833333333334, 0.9721428571428571, 0.9851309523809524, 0.9758214285714285, 1.002, 0.963952380952381, 1.0020238095238096, 0.9912380952380954, 0.9692619047619049, 0.9797023809523812, 0.9814166666666667, 0.9889404761904762, 0.9713928571428571, 0.983142857142857, 0.9514880952380952, 0.9725476190476191, 0.9661428571428571, 0.9492261904761903, 0.9537857142857142, 0.9645238095238097, 0.9999166666666666, 0.9706904761904761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7857142857142, 0.9765357142857144, 0.9998095238095239, 0.9670357142857142, 0.9988928571428572, 0.9433095238095238, 0.9747738095238095, 0.9896785714285714, 0.9824523809523809, 0.9982857142857142, 1.005797619047619, 1.018190476190476, 0.9877380952380954, 1.031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819642857142857, 1.0068452380952382, 1.0023928571428573, 1.0243690476190477, 1.028702380952381, 1.0184642857142858, 0.99475, 1.0236666666666667, 0.9836666666666667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02619047619048, 1.0110357142857143, 0.9725714285714285, 0.9859523809523809, 0.9741785714285714, 0.9631071428571428, 0.9951071428571429, 0.9674166666666666, 1.0021785714285714, 0.9773333333333334, 1.0201785714285714, 0.9949285714285714, 1.0022738095238097, 0.9701904761904763, 0.9769404761904762, 1.0007261904761904, 0.9847857142857143, 0.9830357142857143, 1.0199880952380955, 0.9866309523809524, 0.9977738095238096, 0.9800714285714285, 1.0032380952380953, 0.96125, 0.9977857142857144, 0.96525, 1.014952380952381, 0.9979761904761906, 0.9743809523809526, 1.0173690476190476, 1.0245, 1.0088809523809523, 1.0316309523809526, 0.9958214285714284, 0.9884166666666665, 1.015547619047619, 0.971642857142857, 0.9851428571428572, 1.0101071428571426, 0.9720119047619048, 0.9990238095238096, 0.9568214285714285, 0.9754285714285715, 0.9630952380952381, 0.9614880952380952, 0.9687261904761906, 0.9904047619047619, 0.9906666666666666, 0.9921785714285714, 1.0206190476190475, 0.9941309523809524, 1.0055119047619048, 0.9880595238095238, 1.0071666666666665, 1.0016071428571427, 0.983892857142857, 0.9828571428571429, 0.9848571428571428, 1.0200238095238094, 0.9983571428571428, 0.9741785714285717, 0.9964285714285714, 1.0340595238095238, 0.999904761904762, 1.0115357142857142, 1.0348333333333333, 1.041261904761905, 1.0131428571428571, 1.0430119047619049, 0.9945595238095238, 0.9913571428571428, 0.9925238095238097, 0.9858452380952382, 1.0244761904761905, 0.9881071428571427, 0.9954642857142857, 1.0255238095238095, 0.9873333333333334, 1.013452380952381, 1.0135476190476191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">
            <text:p>[0.9669404761904762, 0.9946190476190478, 0.9659047619047618, 0.970202380952381, 1.0063095238095239, 0.9779642857142857, 1.0042619047619046, 0.9811309523809523, 0.9907857142857143, 1.0248690476190476, 0.9725595238095239, 0.9722619047619047, 0.9762976190476192, 0.9708452380952383, 0.9879166666666668, 0.9369047619047621, 0.9546428571428571, 0.9561309523809524, 0.9588095238095239, 0.9723333333333334, 0.9763095238095238, 0.9646309523809525, 0.9634761904761905, 0.989952380952381, 0.9696428571428574, 0.9867857142857143, 1.0033095238095238, 1.0054166666666668, 0.9727738095238094, 1.0035119047619045, 1.0345119047619047, 0.9876428571428572, 0.9986666666666667, 0.9865595238095239, 1.012047619047619, 1.0213214285714285, 1.0111428571428571, 1.0142738095238095, 1.0152619047619047, 1.0154642857142857, 1.0263571428571427, 1.0169404761904761, 0.9919523809523809, 1.0177380952380952, 1.018, 0.9980595238095237, 1.0206190476190475, 0.9788928571428572, 1.0240833333333332, 0.9947380952380955, 1.0423809523809524, 1.039642857142857, 1.0370833333333334, 1.0373333333333334, 0.9969880952380953, 1.0290714285714286, 0.9905714285714289, 1.003797619047619, 1.0000357142857144, 0.9705714285714286, 1.0198214285714284, 1.006535714285714, 1.0098690476190477, 1.0373809523809523, 0.9863214285714286, 1.0395119047619048, 0.9752261904761906, 0.9693928571428572, 0.9724404761904762, 0.9677619047619048, 0.991702380952381, 0.9583690476190476, 1.0103214285714286, 1.0095357142857142, 1.034202380952381, 1.0007619047619047, 1.02475, 0.990952380952381, 0.9747738095238095, 0.967047619047619, 0.9564880952380952, 0.9517261904761904, 0.9545, 0.9737857142857141, 0.9469880952380952, 1.0021785714285714, 0.9826190476190475, 1.0089761904761905, 0.9869404761904763, 1.0045833333333334, 0.9721428571428571, 0.9851309523809524, 0.9758214285714285, 1.002, 0.963952380952381, 1.0020238095238096, 0.9912380952380954, 0.9692619047619049, 0.9797023809523812, 0.9814166666666667, 0.9889404761904762, 0.9713928571428571, 0.983142857142857, 0.9514880952380952, 0.9725476190476191, 0.9661428571428571, 0.9492261904761903, 0.9537857142857142, 0.9645238095238097, 0.9999166666666666, 0.9706904761904761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7857142857142, 0.9765357142857144, 0.9998095238095239, 0.9670357142857142, 0.9988928571428572, 0.9433095238095238, 0.9747738095238095, 0.9896785714285714, 0.9824523809523809, 0.9982857142857142, 1.005797619047619, 1.018190476190476, 0.9877380952380954, 1.031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819642857142857, 1.0068452380952382, 1.0023928571428573, 1.0243690476190477, 1.028702380952381, 1.0184642857142858, 0.99475, 1.0236666666666667, 0.9836666666666667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02619047619048, 1.0110357142857143, 0.9725714285714285, 0.9859523809523809, 0.9741785714285714, 0.9631071428571428, 0.9951071428571429, 0.9674166666666666, 1.0021785714285714, 0.9773333333333334, 1.0201785714285714, 0.9949285714285714, 1.0022738095238097, 0.9701904761904763, 0.9769404761904762, 1.0007261904761904, 0.9847857142857143, 0.9830357142857143, 1.0199880952380955, 0.9866309523809524, 0.9977738095238096, 0.9800714285714285, 1.0032380952380953, 0.96125, 0.9977857142857144, 0.96525, 1.014952380952381, 0.9979761904761906, 0.9743809523809526, 1.0173690476190476, 1.0245, 1.0088809523809523, 1.0316309523809526, 0.9958214285714284, 0.9884166666666665, 1.015547619047619, 0.971642857142857, 0.9851428571428572, 1.0101071428571426, 0.9720119047619048, 0.9990238095238096, 0.9568214285714285, 0.9754285714285715, 0.9630952380952381, 0.9614880952380952, 0.9687261904761906, 0.9904047619047619, 0.9906666666666666, 0.9921785714285714, 1.0206190476190475, 0.9941309523809524, 1.0055119047619048, 0.9880595238095238, 1.0071666666666665, 1.0016071428571427, 0.983892857142857, 0.9828571428571429, 0.9848571428571428, 1.0200238095238094, 0.9983571428571428, 0.9741785714285717, 0.9964285714285714, 1.0340595238095238, 0.999904761904762, 1.0115357142857142, 1.0348333333333333, 1.041261904761905, 1.0131428571428571, 1.0430119047619049, 0.9945595238095238, 0.9913571428571428, 0.9925238095238097, 0.9858452380952382, 1.0244761904761905, 0.9881071428571427, 0.9954642857142857, 1.0255238095238095, 0.9873333333333334, 1.013452380952381, 1.0135476190476191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</text:p>
          </table:table-cell>
          <table:table-cell office:value-type="float" office:value="6.03302707672119">
            <text:p>6.03302707672119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MLGTWFSAYNAGMLKRLLLPVLLVAGAVRLMPEILKRTLAPPQRAQPHTPADLGLPEEEVTLTSVGGTELKAWFLPVGGKAPAVVVLHGWGANASLMLPLGPHLHRAGFHALFLDARNHGRSEHDDFVSMPRFAEDLDVAIDWLRARQDVSSIGVIGHSVGAGAAILAASRSDQINAVVSVAAFAHPGEAMAEGPPFVHFPAPVQRSLFRTMERTIGFRFDDIAPRERIGLIDAPIMLVHGGADTTVTPRHFDDLVERAPEAETLLVEGADHASLDAFEPHIHRILGFLAQHLR">
            <text:p>MLGTWFSAYNAGMLKRLLLPVLLVAGAVRLMPEILKRTLAPPQRAQPHTPADLGLPEEEVTLTSVGGTELKAWFLPVGGKAPAVVVLHGWGANASLMLPLGPHLHRAGFHALFLDARNHGRSEHDDFVSMPRFAEDLDVAIDWLRARQDVSSIGVIGHSVGAGAAILAASRSDQINAVVSVAAFAHPGEAMAEGPPFVHFPAPVQRSLFRTMERTIGFRFDDIAPRERIGLIDAPIMLVHGGADTTVTPRHFDDLVERAPEAETLLVEGADHASLDAFEPHIHRILGFLAQHLR</text:p>
          </table:table-cell>
          <table:table-cell office:value-type="string" office:value="BFDNEDID_21077">
            <text:p>BFDNEDID_21077</text:p>
          </table:table-cell>
          <table:table-cell office:value-type="float" office:value="294">
            <text:p>294</text:p>
          </table:table-cell>
          <table:table-cell office:value-type="float" office:value="0.06802721088435373">
            <text:p>0.06802721088435373</text:p>
          </table:table-cell>
          <table:table-cell office:value-type="float" office:value="0.11836734693877507">
            <text:p>0.11836734693877507</text:p>
          </table:table-cell>
          <table:table-cell office:value-type="float" office:value="42.481972789115645">
            <text:p>42.481972789115645</text:p>
          </table:table-cell>
          <table:table-cell office:value-type="float" office:value="31809.200700000012">
            <text:p>31809.200700000012</text:p>
          </table:table-cell>
          <table:table-cell office:value-type="string" office:value="(0.30952380952380953, 0.21768707482993196, 0.33333333333333337)">
            <text:p>(0.30952380952380953, 0.21768707482993196, 0.33333333333333337)</text:p>
          </table:table-cell>
          <table:table-cell office:value-type="string" office:value="[0.9669404761904762, 0.9946190476190478, 0.9659047619047618, 0.970202380952381, 1.0063095238095239, 0.9779642857142857, 1.0042619047619046, 0.9811309523809523, 0.9907857142857143, 1.0248690476190476, 0.9725595238095239, 0.9722619047619047, 0.9762976190476192, 0.9708452380952383, 0.9879166666666668, 0.9369047619047621, 0.9546428571428571, 0.9561309523809524, 0.9588095238095239, 0.9723333333333334, 0.9763095238095238, 0.9646309523809525, 0.9634761904761905, 0.989952380952381, 0.9696428571428574, 0.9867857142857143, 1.0033095238095238, 1.0054166666666668, 0.9727738095238094, 1.0035119047619045, 1.0345119047619047, 0.9876428571428572, 0.9986666666666667, 0.9865595238095239, 1.012047619047619, 1.0213214285714285, 1.0111428571428571, 1.0142738095238095, 1.0152619047619047, 1.0154642857142857, 1.0263571428571427, 1.0169404761904761, 0.9919523809523809, 1.0177380952380952, 1.018, 0.9980595238095237, 1.0206190476190475, 0.9788928571428572, 1.0240833333333332, 0.9947380952380955, 1.0423809523809524, 1.039642857142857, 1.0370833333333334, 1.0373333333333334, 0.9969880952380953, 1.0290714285714286, 0.9905714285714289, 1.003797619047619, 1.0000357142857144, 0.9705714285714286, 1.0198214285714284, 1.006535714285714, 1.0098690476190477, 1.0373809523809523, 0.9863214285714286, 1.0395119047619048, 0.9752261904761906, 0.9693928571428572, 0.9724404761904762, 0.9677619047619048, 0.991702380952381, 0.9583690476190476, 1.0103214285714286, 1.0095357142857142, 1.034202380952381, 1.0007619047619047, 1.02475, 0.990952380952381, 0.9747738095238095, 0.967047619047619, 0.9564880952380952, 0.9517261904761904, 0.9545, 0.9737857142857141, 0.9469880952380952, 1.0021785714285714, 0.9826190476190475, 1.0089761904761905, 0.9869404761904763, 1.0045833333333334, 0.9721428571428571, 0.9851309523809524, 0.9758214285714285, 1.002, 0.963952380952381, 1.0020238095238096, 0.9912380952380954, 0.9692619047619049, 0.9797023809523812, 0.9814166666666667, 0.9889404761904762, 0.9713928571428571, 0.983142857142857, 0.9514880952380952, 0.9725476190476191, 0.9661428571428571, 0.9492261904761903, 0.9537857142857142, 0.9645238095238097, 0.9999166666666666, 0.9706904761904761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7857142857142, 0.9765357142857144, 0.9998095238095239, 0.9670357142857142, 0.9988928571428572, 0.9433095238095238, 0.9747738095238095, 0.9896785714285714, 0.9824523809523809, 0.9982857142857142, 1.005797619047619, 1.018190476190476, 0.9877380952380954, 1.031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819642857142857, 1.0068452380952382, 1.0023928571428573, 1.0243690476190477, 1.028702380952381, 1.0184642857142858, 0.99475, 1.0236666666666667, 0.9836666666666667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02619047619048, 1.0110357142857143, 0.9725714285714285, 0.9859523809523809, 0.9741785714285714, 0.9631071428571428, 0.9951071428571429, 0.9674166666666666, 1.0021785714285714, 0.9773333333333334, 1.0201785714285714, 0.9949285714285714, 1.0022738095238097, 0.9701904761904763, 0.9769404761904762, 1.0007261904761904, 0.9847857142857143, 0.9830357142857143, 1.0199880952380955, 0.9866309523809524, 0.9977738095238096, 0.9800714285714285, 1.0032380952380953, 0.96125, 0.9977857142857144, 0.96525, 1.014952380952381, 0.9979761904761906, 0.9743809523809526, 1.0173690476190476, 1.0245, 1.0088809523809523, 1.0316309523809526, 0.9958214285714284, 0.9884166666666665, 1.015547619047619, 0.971642857142857, 0.9851428571428572, 1.0101071428571426, 0.9720119047619048, 0.9990238095238096, 0.9568214285714285, 0.9754285714285715, 0.9630952380952381, 0.9614880952380952, 0.9687261904761906, 0.9904047619047619, 0.9906666666666666, 0.9921785714285714, 1.0206190476190475, 0.9941309523809524, 1.0055119047619048, 0.9880595238095238, 1.0071666666666665, 1.0016071428571427, 0.983892857142857, 0.9828571428571429, 0.9848571428571428, 1.0200238095238094, 0.9983571428571428, 0.9741785714285717, 0.9964285714285714, 1.0340595238095238, 0.999904761904762, 1.0115357142857142, 1.0348333333333333, 1.041261904761905, 1.0131428571428571, 1.0430119047619049, 0.9945595238095238, 0.9913571428571428, 0.9925238095238097, 0.9858452380952382, 1.0244761904761905, 0.9881071428571427, 0.9954642857142857, 1.0255238095238095, 0.9873333333333334, 1.013452380952381, 1.0135476190476191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">
            <text:p>[0.9669404761904762, 0.9946190476190478, 0.9659047619047618, 0.970202380952381, 1.0063095238095239, 0.9779642857142857, 1.0042619047619046, 0.9811309523809523, 0.9907857142857143, 1.0248690476190476, 0.9725595238095239, 0.9722619047619047, 0.9762976190476192, 0.9708452380952383, 0.9879166666666668, 0.9369047619047621, 0.9546428571428571, 0.9561309523809524, 0.9588095238095239, 0.9723333333333334, 0.9763095238095238, 0.9646309523809525, 0.9634761904761905, 0.989952380952381, 0.9696428571428574, 0.9867857142857143, 1.0033095238095238, 1.0054166666666668, 0.9727738095238094, 1.0035119047619045, 1.0345119047619047, 0.9876428571428572, 0.9986666666666667, 0.9865595238095239, 1.012047619047619, 1.0213214285714285, 1.0111428571428571, 1.0142738095238095, 1.0152619047619047, 1.0154642857142857, 1.0263571428571427, 1.0169404761904761, 0.9919523809523809, 1.0177380952380952, 1.018, 0.9980595238095237, 1.0206190476190475, 0.9788928571428572, 1.0240833333333332, 0.9947380952380955, 1.0423809523809524, 1.039642857142857, 1.0370833333333334, 1.0373333333333334, 0.9969880952380953, 1.0290714285714286, 0.9905714285714289, 1.003797619047619, 1.0000357142857144, 0.9705714285714286, 1.0198214285714284, 1.006535714285714, 1.0098690476190477, 1.0373809523809523, 0.9863214285714286, 1.0395119047619048, 0.9752261904761906, 0.9693928571428572, 0.9724404761904762, 0.9677619047619048, 0.991702380952381, 0.9583690476190476, 1.0103214285714286, 1.0095357142857142, 1.034202380952381, 1.0007619047619047, 1.02475, 0.990952380952381, 0.9747738095238095, 0.967047619047619, 0.9564880952380952, 0.9517261904761904, 0.9545, 0.9737857142857141, 0.9469880952380952, 1.0021785714285714, 0.9826190476190475, 1.0089761904761905, 0.9869404761904763, 1.0045833333333334, 0.9721428571428571, 0.9851309523809524, 0.9758214285714285, 1.002, 0.963952380952381, 1.0020238095238096, 0.9912380952380954, 0.9692619047619049, 0.9797023809523812, 0.9814166666666667, 0.9889404761904762, 0.9713928571428571, 0.983142857142857, 0.9514880952380952, 0.9725476190476191, 0.9661428571428571, 0.9492261904761903, 0.9537857142857142, 0.9645238095238097, 0.9999166666666666, 0.9706904761904761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7857142857142, 0.9765357142857144, 0.9998095238095239, 0.9670357142857142, 0.9988928571428572, 0.9433095238095238, 0.9747738095238095, 0.9896785714285714, 0.9824523809523809, 0.9982857142857142, 1.005797619047619, 1.018190476190476, 0.9877380952380954, 1.031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819642857142857, 1.0068452380952382, 1.0023928571428573, 1.0243690476190477, 1.028702380952381, 1.0184642857142858, 0.99475, 1.0236666666666667, 0.9836666666666667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02619047619048, 1.0110357142857143, 0.9725714285714285, 0.9859523809523809, 0.9741785714285714, 0.9631071428571428, 0.9951071428571429, 0.9674166666666666, 1.0021785714285714, 0.9773333333333334, 1.0201785714285714, 0.9949285714285714, 1.0022738095238097, 0.9701904761904763, 0.9769404761904762, 1.0007261904761904, 0.9847857142857143, 0.9830357142857143, 1.0199880952380955, 0.9866309523809524, 0.9977738095238096, 0.9800714285714285, 1.0032380952380953, 0.96125, 0.9977857142857144, 0.96525, 1.014952380952381, 0.9979761904761906, 0.9743809523809526, 1.0173690476190476, 1.0245, 1.0088809523809523, 1.0316309523809526, 0.9958214285714284, 0.9884166666666665, 1.015547619047619, 0.971642857142857, 0.9851428571428572, 1.0101071428571426, 0.9720119047619048, 0.9990238095238096, 0.9568214285714285, 0.9754285714285715, 0.9630952380952381, 0.9614880952380952, 0.9687261904761906, 0.9904047619047619, 0.9906666666666666, 0.9921785714285714, 1.0206190476190475, 0.9941309523809524, 1.0055119047619048, 0.9880595238095238, 1.0071666666666665, 1.0016071428571427, 0.983892857142857, 0.9828571428571429, 0.9848571428571428, 1.0200238095238094, 0.9983571428571428, 0.9741785714285717, 0.9964285714285714, 1.0340595238095238, 0.999904761904762, 1.0115357142857142, 1.0348333333333333, 1.041261904761905, 1.0131428571428571, 1.0430119047619049, 0.9945595238095238, 0.9913571428571428, 0.9925238095238097, 0.9858452380952382, 1.0244761904761905, 0.9881071428571427, 0.9954642857142857, 1.0255238095238095, 0.9873333333333334, 1.013452380952381, 1.0135476190476191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</text:p>
          </table:table-cell>
          <table:table-cell office:value-type="float" office:value="6.03302707672119">
            <text:p>6.03302707672119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MRMPSFFGDSASDYATTLETVVRNSYSELAILCPVFILVFVVITGCATSSVSGSNVAPLDHPQLPVPDMTLNIAGLGPCNDNTDRRLDISSQHPVTVIVHGCVGSAGNFRTLSEVLAFHGQQSACFSYDDRDSMMHSSQQLADAIEELENRLDSPQITVMGHSQGGLVARKALVSERDDPIQSRAQLQLVTVSAPLSGIYAARYCAKPFLRIVTLGLHDVACWMISGDKWFEITAASDFIQNPGRLVPPVERYLQVTTNEEGSCRRYNSTGECQQDDFVFTLDEQELPQVNSGTAARKIEVSAGHVEIVGGPGITPDKLIRVLQQEGYIQPTDSSRMTQFNSLLARLYGRPVQNTQPAQR">
            <text:p>MRMPSFFGDSASDYATTLETVVRNSYSELAILCPVFILVFVVITGCATSSVSGSNVAPLDHPQLPVPDMTLNIAGLGPCNDNTDRRLDISSQHPVTVIVHGCVGSAGNFRTLSEVLAFHGQQSACFSYDDRDSMMHSSQQLADAIEELENRLDSPQITVMGHSQGGLVARKALVSERDDPIQSRAQLQLVTVSAPLSGIYAARYCAKPFLRIVTLGLHDVACWMISGDKWFEITAASDFIQNPGRLVPPVERYLQVTTNEEGSCRRYNSTGECQQDDFVFTLDEQELPQVNSGTAARKIEVSAGHVEIVGGPGITPDKLIRVLQQEGYIQPTDSSRMTQFNSLLARLYGRPVQNTQPAQR</text:p>
          </table:table-cell>
          <table:table-cell office:value-type="string" office:value="BFDNEDID_21841">
            <text:p>BFDNEDID_21841</text:p>
          </table:table-cell>
          <table:table-cell office:value-type="float" office:value="360">
            <text:p>360</text:p>
          </table:table-cell>
          <table:table-cell office:value-type="float" office:value="0.06666666666666667">
            <text:p>0.06666666666666667</text:p>
          </table:table-cell>
          <table:table-cell office:value-type="float" office:value="-0.15166666666666667">
            <text:p>-0.15166666666666667</text:p>
          </table:table-cell>
          <table:table-cell office:value-type="float" office:value="52.24666666666665">
            <text:p>52.24666666666665</text:p>
          </table:table-cell>
          <table:table-cell office:value-type="float" office:value="39351.968900000036">
            <text:p>39351.968900000036</text:p>
          </table:table-cell>
          <table:table-cell office:value-type="string" office:value="(0.2916666666666667, 0.25555555555555554, 0.22777777777777777)">
            <text:p>(0.2916666666666667, 0.25555555555555554, 0.22777777777777777)</text:p>
          </table:table-cell>
          <table:table-cell office:value-type="string" office:value="[0.9666071428571428, 0.9915357142857143, 1.015988095238095, 1.012702380952381, 1.0108333333333335, 1.0053214285714287, 1.031047619047619, 1.0236904761904764, 0.9854761904761905, 1.0076309523809523, 0.9978452380952382, 0.9958452380952381, 0.9801666666666667, 1.0175238095238097, 0.9739523809523809, 0.9773333333333334, 0.9884880952380952, 1.0026309523809522, 1.003654761904762, 1.0028690476190478, 0.9850476190476191, 1.031107142857143, 1.0187738095238097, 0.9712619047619049, 0.9921904761904761, 0.9631428571428571, 0.9669761904761904, 0.9494404761904762, 0.9749642857142856, 0.9277500000000002, 0.9407619047619048, 0.9414880952380953, 0.9372142857142857, 0.9321904761904762, 0.9240952380952381, 0.9331904761904762, 0.9384523809523809, 0.942904761904762, 0.9647976190476191, 0.9687261904761906, 0.949392857142857, 0.9952142857142857, 0.9904047619047619, 1.0065714285714287, 1.00425, 0.9873809523809524, 1.0372738095238094, 1.0153809523809525, 1.020011904761905, 1.0160714285714285, 0.9866190476190475, 1.0158095238095237, 1.0128095238095238, 0.9793214285714287, 1.0255833333333333, 0.9797142857142856, 1.024345238095238, 1.0031071428571428, 0.9841785714285713, 1.026654761904762, 0.9814404761904763, 1.0261309523809523, 1.0059166666666666, 0.980297619047619, 1.0046904761904762, 0.9778928571428571, 1.009845238095238, 0.9612023809523811, 0.9913809523809524, 0.9967380952380951, 0.9705952380952381, 1.0100833333333332, 1.0017857142857143, 0.9800952380952379, 1.0358571428571428, 1.0229523809523808, 1.0240595238095238, 1.018845238095238, 1.037047619047619, 1.0147380952380953, 1.0146190476190475, 0.9931309523809524, 1.0285238095238094, 0.9806666666666667, 1.0258928571428572, 1.0102142857142857, 1.0086190476190477, 0.9924285714285713, 1.0167261904761904, 0.9692857142857143, 0.9882857142857142, 0.9521071428571429, 0.9569166666666666, 0.9538809523809524, 0.9522619047619048, 0.9699761904761904, 0.9387857142857141, 0.9725595238095239, 0.9980119047619046, 0.9971785714285715, 0.9883452380952381, 1.010297619047619, 1.0092738095238094, 0.9764642857142858, 1.0111547619047618, 0.9939166666666666, 0.9841785714285713, 1.0139166666666668, 1.0042619047619048, 0.9625714285714286, 0.9806547619047619, 0.9829166666666667, 0.960797619047619, 0.9797857142857144, 0.9966190476190475, 0.9979642857142859, 1.0034404761904763, 1.003297619047619, 0.9887261904761905, 0.9739642857142857, 0.981297619047619, 1.0054761904761904, 0.9661428571428572, 1.0238809523809524, 1.0152142857142856, 1.0142619047619048, 1.0375595238095239, 1.015404761904762, 0.9961190476190477, 1.0026190476190475, 0.9979047619047619, 1.0201309523809523, 1.0050119047619048, 1.0058809523809522, 1.0130833333333333, 0.9932142857142858, 1.0139166666666666, 1.0195833333333335, 0.9927261904761906, 0.9956904761904762, 1.0438928571428572, 1.0265357142857143, 1.000892857142857, 1.0546309523809525, 1.0208333333333333, 1.0220000000000002, 1.0095, 1.0464880952380953, 1.0206904761904763, 1.0208333333333333, 1.0107261904761904, 0.9820357142857145, 1.0068571428571427, 0.9700476190476189, 0.9814047619047618, 0.9949880952380952, 0.973404761904762, 1.0175357142857142, 1.0046190476190475, 1.0071547619047618, 1.0049642857142855, 0.9790476190476192, 0.9935595238095238, 1.0011428571428571, 0.9961190476190476, 1.0099761904761904, 0.9736666666666668, 0.9897738095238094, 0.9994404761904763, 1.0278928571428572, 1.0274166666666669, 1.0115833333333333, 1.0433571428571429, 1.0379642857142857, 1.035, 1.0071785714285715, 1.0398809523809522, 1.020702380952381, 1.005202380952381, 1.003, 1.0113452380952381, 0.9773333333333334, 1.0058214285714284, 0.9592023809523811, 0.9725714285714285, 0.9845119047619048, 0.9642261904761905, 1.0026309523809525, 0.9772023809523809, 1.0098571428571428, 0.9792500000000001, 1.0163333333333333, 0.9919642857142857, 0.9669523809523808, 0.9798214285714286, 0.9829880952380952, 0.9701309523809524, 0.9701785714285714, 0.954047619047619, 0.9710952380952381, 0.9945238095238095, 1.0077738095238096, 0.9825595238095237, 0.9627738095238095, 0.9830595238095238, 0.9885952380952381, 0.9519999999999998, 0.9606309523809523, 0.9709047619047618, 0.9516547619047622, 0.9876547619047619, 0.954345238095238, 0.977845238095238, 0.9975238095238096, 0.9458809523809525, 0.9736309523809523, 0.9387976190476189, 0.949845238095238, 0.9610833333333333, 0.9554285714285714, 1.0026428571428572, 0.9932380952380953, 1.0134285714285713, 1.0230833333333333, 0.9756666666666667, 1.0042738095238095, 1.0271785714285715, 0.9595000000000001, 0.999202380952381, 0.9878809523809524, 0.9962023809523809, 1.0089761904761905, 1.0009285714285714, 0.9710714285714287, 0.9994404761904763, 1.0220595238095238, 1.011809523809524, 1.0113690476190473, 1.0046547619047619, 1.0045119047619049, 0.992154761904762, 0.994107142857143, 1.0172857142857143, 1.0006428571428572, 0.9789880952380953, 1.0289642857142858, 0.9866071428571429, 0.9802976190476193, 0.9850833333333335, 0.9986785714285714, 0.9644880952380953, 0.9995357142857143, 1.0019166666666668, 1.0283809523809526, 1.043607142857143, 1.0390357142857145, 1.0285952380952381, 1.0353333333333334, 0.9918928571428571, 1.023202380952381, 0.9984880952380953, 0.9802500000000001, 1.0198214285714284, 1.008738095238095, 1.0060357142857144, 1.0231190476190475, 1.0317380952380955, 0.9888333333333333, 1.0462619047619046, 1.0215714285714286, 1.0250476190476192, 1.0103333333333333, 0.96875, 0.9861785714285716, 0.9704880952380952, 0.9894761904761905, 0.9700357142857143, 1.021845238095238, 1.0208095238095238, 1.0193690476190476, 1.0476428571428573, 1.0026785714285713, 1.0478809523809522, 1.019440476190476, 0.9966428571428572, 1.0351071428571428, 1.0132738095238094, 1.0128809523809523, 1.0049523809523808, 1.0090833333333333, 1.009797619047619, 1.0152380952380953, 1.0279166666666666, 0.9802857142857142, 1.0419523809523812, 0.982547619047619, 1.028916666666667, 0.99, 1.006738095238095, 0.9806071428571428, 0.9814404761904763, 1.016297619047619, 0.9558333333333332, 0.9884285714285715, 1.0117142857142856, 1.0008214285714285, 1.0093571428571428, 1.0033571428571428, 0.9923333333333333, 1.0300119047619047, 1.0283690476190477, 1.0224880952380953, 1.0243928571428573, 0.9788809523809524, 0.9947261904761904, 1.0009761904761905, 0.9659880952380953, 0.9815119047619048, 1.0075833333333333, 1.0020833333333332, 1.0193690476190478, 0.9993571428571426, 0.9911547619047619, 1.0039761904761906, 1.023892857142857, 1.0117261904761907, 1.0056785714285714, 1.0356904761904762, 1.0247142857142857, 1.028702380952381, 1.015857142857143, 1.0002261904761904, 1.0123571428571427, 1.008392857142857, 0.9737857142857143, 1.0152857142857143, 0.9906785714285714, 0.9691190476190477, 0.9807380952380953, 0.982, 0.9789047619047618, 0.9586309523809524, 0.973, 0.9989166666666668, 0.9857857142857143, 1.0053809523809523, 0.9803571428571429, 1.0277380952380952, 1.0189285714285714, 1.0086666666666666, 1.027452380952381]">
            <text:p>[0.9666071428571428, 0.9915357142857143, 1.015988095238095, 1.012702380952381, 1.0108333333333335, 1.0053214285714287, 1.031047619047619, 1.0236904761904764, 0.9854761904761905, 1.0076309523809523, 0.9978452380952382, 0.9958452380952381, 0.9801666666666667, 1.0175238095238097, 0.9739523809523809, 0.9773333333333334, 0.9884880952380952, 1.0026309523809522, 1.003654761904762, 1.0028690476190478, 0.9850476190476191, 1.031107142857143, 1.0187738095238097, 0.9712619047619049, 0.9921904761904761, 0.9631428571428571, 0.9669761904761904, 0.9494404761904762, 0.9749642857142856, 0.9277500000000002, 0.9407619047619048, 0.9414880952380953, 0.9372142857142857, 0.9321904761904762, 0.9240952380952381, 0.9331904761904762, 0.9384523809523809, 0.942904761904762, 0.9647976190476191, 0.9687261904761906, 0.949392857142857, 0.9952142857142857, 0.9904047619047619, 1.0065714285714287, 1.00425, 0.9873809523809524, 1.0372738095238094, 1.0153809523809525, 1.020011904761905, 1.0160714285714285, 0.9866190476190475, 1.0158095238095237, 1.0128095238095238, 0.9793214285714287, 1.0255833333333333, 0.9797142857142856, 1.024345238095238, 1.0031071428571428, 0.9841785714285713, 1.026654761904762, 0.9814404761904763, 1.0261309523809523, 1.0059166666666666, 0.980297619047619, 1.0046904761904762, 0.9778928571428571, 1.009845238095238, 0.9612023809523811, 0.9913809523809524, 0.9967380952380951, 0.9705952380952381, 1.0100833333333332, 1.0017857142857143, 0.9800952380952379, 1.0358571428571428, 1.0229523809523808, 1.0240595238095238, 1.018845238095238, 1.037047619047619, 1.0147380952380953, 1.0146190476190475, 0.9931309523809524, 1.0285238095238094, 0.9806666666666667, 1.0258928571428572, 1.0102142857142857, 1.0086190476190477, 0.9924285714285713, 1.0167261904761904, 0.9692857142857143, 0.9882857142857142, 0.9521071428571429, 0.9569166666666666, 0.9538809523809524, 0.9522619047619048, 0.9699761904761904, 0.9387857142857141, 0.9725595238095239, 0.9980119047619046, 0.9971785714285715, 0.9883452380952381, 1.010297619047619, 1.0092738095238094, 0.9764642857142858, 1.0111547619047618, 0.9939166666666666, 0.9841785714285713, 1.0139166666666668, 1.0042619047619048, 0.9625714285714286, 0.9806547619047619, 0.9829166666666667, 0.960797619047619, 0.9797857142857144, 0.9966190476190475, 0.9979642857142859, 1.0034404761904763, 1.003297619047619, 0.9887261904761905, 0.9739642857142857, 0.981297619047619, 1.0054761904761904, 0.9661428571428572, 1.0238809523809524, 1.0152142857142856, 1.0142619047619048, 1.0375595238095239, 1.015404761904762, 0.9961190476190477, 1.0026190476190475, 0.9979047619047619, 1.0201309523809523, 1.0050119047619048, 1.0058809523809522, 1.0130833333333333, 0.9932142857142858, 1.0139166666666666, 1.0195833333333335, 0.9927261904761906, 0.9956904761904762, 1.0438928571428572, 1.0265357142857143, 1.000892857142857, 1.0546309523809525, 1.0208333333333333, 1.0220000000000002, 1.0095, 1.0464880952380953, 1.0206904761904763, 1.0208333333333333, 1.0107261904761904, 0.9820357142857145, 1.0068571428571427, 0.9700476190476189, 0.9814047619047618, 0.9949880952380952, 0.973404761904762, 1.0175357142857142, 1.0046190476190475, 1.0071547619047618, 1.0049642857142855, 0.9790476190476192, 0.9935595238095238, 1.0011428571428571, 0.9961190476190476, 1.0099761904761904, 0.9736666666666668, 0.9897738095238094, 0.9994404761904763, 1.0278928571428572, 1.0274166666666669, 1.0115833333333333, 1.0433571428571429, 1.0379642857142857, 1.035, 1.0071785714285715, 1.0398809523809522, 1.020702380952381, 1.005202380952381, 1.003, 1.0113452380952381, 0.9773333333333334, 1.0058214285714284, 0.9592023809523811, 0.9725714285714285, 0.9845119047619048, 0.9642261904761905, 1.0026309523809525, 0.9772023809523809, 1.0098571428571428, 0.9792500000000001, 1.0163333333333333, 0.9919642857142857, 0.9669523809523808, 0.9798214285714286, 0.9829880952380952, 0.9701309523809524, 0.9701785714285714, 0.954047619047619, 0.9710952380952381, 0.9945238095238095, 1.0077738095238096, 0.9825595238095237, 0.9627738095238095, 0.9830595238095238, 0.9885952380952381, 0.9519999999999998, 0.9606309523809523, 0.9709047619047618, 0.9516547619047622, 0.9876547619047619, 0.954345238095238, 0.977845238095238, 0.9975238095238096, 0.9458809523809525, 0.9736309523809523, 0.9387976190476189, 0.949845238095238, 0.9610833333333333, 0.9554285714285714, 1.0026428571428572, 0.9932380952380953, 1.0134285714285713, 1.0230833333333333, 0.9756666666666667, 1.0042738095238095, 1.0271785714285715, 0.9595000000000001, 0.999202380952381, 0.9878809523809524, 0.9962023809523809, 1.0089761904761905, 1.0009285714285714, 0.9710714285714287, 0.9994404761904763, 1.0220595238095238, 1.011809523809524, 1.0113690476190473, 1.0046547619047619, 1.0045119047619049, 0.992154761904762, 0.994107142857143, 1.0172857142857143, 1.0006428571428572, 0.9789880952380953, 1.0289642857142858, 0.9866071428571429, 0.9802976190476193, 0.9850833333333335, 0.9986785714285714, 0.9644880952380953, 0.9995357142857143, 1.0019166666666668, 1.0283809523809526, 1.043607142857143, 1.0390357142857145, 1.0285952380952381, 1.0353333333333334, 0.9918928571428571, 1.023202380952381, 0.9984880952380953, 0.9802500000000001, 1.0198214285714284, 1.008738095238095, 1.0060357142857144, 1.0231190476190475, 1.0317380952380955, 0.9888333333333333, 1.0462619047619046, 1.0215714285714286, 1.0250476190476192, 1.0103333333333333, 0.96875, 0.9861785714285716, 0.9704880952380952, 0.9894761904761905, 0.9700357142857143, 1.021845238095238, 1.0208095238095238, 1.0193690476190476, 1.0476428571428573, 1.0026785714285713, 1.0478809523809522, 1.019440476190476, 0.9966428571428572, 1.0351071428571428, 1.0132738095238094, 1.0128809523809523, 1.0049523809523808, 1.0090833333333333, 1.009797619047619, 1.0152380952380953, 1.0279166666666666, 0.9802857142857142, 1.0419523809523812, 0.982547619047619, 1.028916666666667, 0.99, 1.006738095238095, 0.9806071428571428, 0.9814404761904763, 1.016297619047619, 0.9558333333333332, 0.9884285714285715, 1.0117142857142856, 1.0008214285714285, 1.0093571428571428, 1.0033571428571428, 0.9923333333333333, 1.0300119047619047, 1.0283690476190477, 1.0224880952380953, 1.0243928571428573, 0.9788809523809524, 0.9947261904761904, 1.0009761904761905, 0.9659880952380953, 0.9815119047619048, 1.0075833333333333, 1.0020833333333332, 1.0193690476190478, 0.9993571428571426, 0.9911547619047619, 1.0039761904761906, 1.023892857142857, 1.0117261904761907, 1.0056785714285714, 1.0356904761904762, 1.0247142857142857, 1.028702380952381, 1.015857142857143, 1.0002261904761904, 1.0123571428571427, 1.008392857142857, 0.9737857142857143, 1.0152857142857143, 0.9906785714285714, 0.9691190476190477, 0.9807380952380953, 0.982, 0.9789047619047618, 0.9586309523809524, 0.973, 0.9989166666666668, 0.9857857142857143, 1.0053809523809523, 0.9803571428571429, 1.0277380952380952, 1.0189285714285714, 1.0086666666666666, 1.027452380952381]</text:p>
          </table:table-cell>
          <table:table-cell office:value-type="float" office:value="5.099276161193846">
            <text:p>5.099276161193846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MRFILYSLYTFLLTTTVAFAQSVGVAEFTADGYDDSPGFTARLWFPTNDGVEKRFGESRIRPGYLAVPDAIPDLPMQAPLIVLTHGSGGSAESMAWIAVDLARRGALVVAADHPASSGGNPERLSILQVWTQPQDVRHLLDKLLASDWGTRVDERRIGVVGFSLGGASAISLAGGRLHFQRFPEFCVNNNDGACAAFRHHFAGLDQSFFEQANADLSDARVRAAVAIAPGFSESLSTVSLQQMTTPLLIIGGESDQQLPPQTHIYPLRSFLPPHSRYLEISGAQHFSFLPLCGDGAIEVLAETNETFVCEEVDVKSRSEIHAETSTAIADFLVAHAVLSQ">
            <text:p>MRFILYSLYTFLLTTTVAFAQSVGVAEFTADGYDDSPGFTARLWFPTNDGVEKRFGESRIRPGYLAVPDAIPDLPMQAPLIVLTHGSGGSAESMAWIAVDLARRGALVVAADHPASSGGNPERLSILQVWTQPQDVRHLLDKLLASDWGTRVDERRIGVVGFSLGGASAISLAGGRLHFQRFPEFCVNNNDGACAAFRHHFAGLDQSFFEQANADLSDARVRAAVAIAPGFSESLSTVSLQQMTTPLLIIGGESDQQLPPQTHIYPLRSFLPPHSRYLEISGAQHFSFLPLCGDGAIEVLAETNETFVCEEVDVKSRSEIHAETSTAIADFLVAHAVLSQ</text:p>
          </table:table-cell>
          <table:table-cell office:value-type="string" office:value="BFDNEDID_22270">
            <text:p>BFDNEDID_22270</text:p>
          </table:table-cell>
          <table:table-cell office:value-type="float" office:value="340">
            <text:p>340</text:p>
          </table:table-cell>
          <table:table-cell office:value-type="float" office:value="0.0911764705882353">
            <text:p>0.0911764705882353</text:p>
          </table:table-cell>
          <table:table-cell office:value-type="float" office:value="0.05029411764705885">
            <text:p>0.05029411764705885</text:p>
          </table:table-cell>
          <table:table-cell office:value-type="float" office:value="43.145294117647055">
            <text:p>43.145294117647055</text:p>
          </table:table-cell>
          <table:table-cell office:value-type="float" office:value="36786.02440000004">
            <text:p>36786.02440000004</text:p>
          </table:table-cell>
          <table:table-cell office:value-type="string" office:value="(0.31176470588235294, 0.2411764705882353, 0.2823529411764706)">
            <text:p>(0.31176470588235294, 0.2411764705882353, 0.2823529411764706)</text:p>
          </table:table-cell>
          <table:table-cell office:value-type="string" office:value="[0.9491309523809525, 0.9766309523809524, 0.935952380952381, 0.9547261904761906, 0.9667380952380951, 0.9390833333333333, 0.9572857142857144, 0.9542857142857143, 0.9712619047619048, 0.9670714285714285, 0.9677023809523808, 0.9570952380952381, 0.9806190476190476, 0.9625952380952382, 0.9883452380952381, 0.9930238095238095, 0.9897500000000001, 0.9693333333333334, 1.0117738095238094, 0.9751785714285715, 1.0006190476190475, 1.0107738095238097, 0.9608095238095238, 1.0125714285714285, 0.9951904761904761, 1.0209761904761905, 1.0057142857142856, 0.9957619047619048, 1.0491547619047619, 1.0321190476190476, 1.0281428571428572, 1.0275595238095239, 1.0170714285714284, 0.9913095238095238, 1.0123333333333333, 0.98225, 0.9773095238095237, 0.9529404761904762, 0.9557142857142857, 0.9679404761904762, 1.0011071428571428, 0.9822023809523809, 1.0103333333333333, 1.0196071428571427, 1.0222857142857142, 1.0145714285714287, 1.0579642857142857, 1.0315238095238097, 1.011857142857143, 1.0070714285714286, 1.0440357142857142, 1.0358928571428574, 1.0113333333333334, 1.0086071428571428, 0.9981547619047619, 1.0238214285714284, 1.0095595238095239, 0.9914761904761905, 0.9659642857142858, 0.980059523809524, 0.99075, 0.9733214285714286, 1.0055476190476191, 0.9964404761904762, 0.9880476190476192, 0.993047619047619, 1.028345238095238, 1.0123333333333333, 0.981952380952381, 1.0230357142857143, 0.9874761904761906, 1.0197023809523809, 0.987642857142857, 1.0008095238095236, 0.9602857142857145, 0.9675000000000001, 0.9620119047619049, 0.9587976190476193, 0.9753333333333333, 0.9642857142857143, 1.0028095238095238, 1.0075476190476191, 1.0129642857142858, 1.0258214285714284, 1.0344761904761905, 1.0210119047619048, 1.04875, 1.0113214285714287, 0.9880000000000001, 0.9953690476190477, 0.9586666666666668, 0.9704999999999999, 0.9702619047619047, 0.95175, 0.994857142857143, 0.9534642857142858, 0.9950714285714286, 0.9970595238095238, 0.9941904761904762, 0.9972499999999999, 0.9754642857142857, 0.9684880952380953, 0.9681309523809523, 0.9671785714285716, 0.9775833333333334, 0.9756666666666667, 1.001309523809524, 0.9760119047619048, 1.0250357142857145, 1.0035238095238095, 1.031952380952381, 1.0268690476190476, 1.027642857142857, 1.0385714285714285, 1.0439642857142857, 1.0401904761904763, 1.0460714285714285, 1.0127380952380953, 0.9997142857142857, 1.0223333333333335, 0.9679166666666668, 0.9761666666666665, 0.9855595238095237, 0.94825, 0.9660119047619047, 0.9940476190476191, 1.0018452380952378, 1.0078214285714284, 1.0095833333333333, 1.020714285714286, 0.9843690476190476, 1.0090714285714286, 0.9756547619047619, 0.9807976190476191, 0.9817619047619046, 1.0084761904761903, 0.9997142857142857, 0.9656666666666668, 0.9980952380952381, 1.0057023809523808, 1.0113928571428572, 1.0037142857142858, 0.9673809523809522, 1.019297619047619, 0.9937142857142858, 1.0059166666666666, 0.9909523809523809, 1.034607142857143, 1.0220952380952382, 1.0019404761904762, 1.0106428571428572, 0.9842619047619048, 1.0114761904761904, 0.961297619047619, 0.9721309523809525, 0.9886309523809524, 0.952404761904762, 1.0045119047619049, 0.9645714285714286, 1.011547619047619, 1.0016785714285714, 0.9919880952380952, 1.0153452380952381, 0.9872261904761904, 0.9833690476190478, 1.0114285714285716, 0.9695833333333332, 1.0004166666666667, 1.0005357142857143, 0.994, 0.9864761904761904, 0.9703452380952383, 0.9828333333333334, 0.9666309523809524, 0.9956428571428572, 0.9770595238095238, 0.9686190476190475, 1.0127261904761904, 0.9980476190476192, 0.9558928571428572, 0.979297619047619, 0.98625, 1.0150238095238096, 1.004952380952381, 1.0138214285714287, 1.0242738095238093, 1.0140595238095238, 1.0037142857142858, 0.9794404761904761, 0.9950357142857142, 0.9720119047619048, 0.9515357142857143, 0.9756190476190476, 0.9480714285714287, 0.9617857142857144, 0.953607142857143, 0.9789166666666667, 0.9874999999999998, 0.9717857142857143, 1.0210952380952383, 0.9953690476190475, 1.0077619047619049, 0.9800119047619047, 0.9982619047619048, 1.0364523809523811, 0.9964285714285714, 1.0016309523809523, 1.0230238095238096, 1.0050595238095237, 1.035892857142857, 0.991607142857143, 1.0348809523809526, 1.0179404761904762, 0.9943452380952381, 1.0082738095238095, 0.9813928571428571, 1.0034285714285713, 0.9782380952380952, 0.9743809523809523, 0.9605357142857143, 0.9797857142857141, 0.9649166666666666, 0.9860595238095238, 0.9959999999999999, 0.9931071428571427, 0.9849880952380953, 1.0336309523809524, 1.028559523809524, 1.01375, 0.9939166666666667, 1.0300595238095238, 0.9969285714285713, 0.9856904761904763, 1.0147738095238097, 0.9724642857142859, 1.0138809523809524, 0.9961904761904761, 0.9836904761904761, 1.0065, 0.99325, 0.998952380952381, 0.957202380952381, 0.9689523809523809, 0.965547619047619, 0.9716904761904763, 1.002297619047619, 1.0004642857142858, 1.0322857142857143, 1.02775, 1.0452142857142857, 1.0364642857142858, 1.0367619047619048, 1.0113690476190478, 1.0436785714285712, 1.0193571428571429, 1.0094642857142857, 0.9933095238095236, 0.9830119047619048, 0.9776904761904762, 0.9736071428571429, 0.9962976190476189, 0.9543095238095238, 0.9887261904761905, 0.9890595238095239, 0.9635357142857143, 0.9900833333333333, 1.0106666666666666, 0.9992142857142857, 0.980452380952381, 1.0117738095238096, 0.992452380952381, 0.9796904761904761, 0.9897380952380953, 1.0204880952380952, 0.9664404761904763, 1.0212738095238094, 1.000595238095238, 0.9938333333333333, 1.010595238095238, 0.9739761904761906, 0.9745476190476191, 0.9994880952380953, 0.9471190476190477, 0.968095238095238, 0.9856785714285714, 0.951797619047619, 0.9733333333333334, 1.0069285714285716, 1.001059523809524, 0.9977142857142857, 0.9936190476190476, 0.988142857142857, 1.0264166666666668, 0.9642023809523809, 0.989345238095238, 1.0013690476190475, 1.026654761904762, 1.0008809523809523, 1.027404761904762, 1.0280238095238097, 0.9927619047619047, 0.9835714285714287, 0.9918809523809523, 0.979892857142857, 1.0245595238095238, 0.9966309523809523, 0.9769404761904762, 1.0405714285714287, 0.996404761904762, 1.0581666666666667, 1.0212857142857144, 1.022547619047619, 1.0353571428571429, 1.030761904761905, 0.9887500000000001, 1.0114047619047621, 1.0117142857142858, 1.0293809523809525, 0.9933928571428571, 1.0157142857142858, 0.9972261904761904, 1.0015238095238095, 0.9837499999999999, 0.99325, 0.9933928571428571, 0.9437619047619047, 0.9674047619047619, 0.9594761904761905, 0.9686309523809523, 0.9497261904761904, 0.9628809523809524]">
            <text:p>[0.9491309523809525, 0.9766309523809524, 0.935952380952381, 0.9547261904761906, 0.9667380952380951, 0.9390833333333333, 0.9572857142857144, 0.9542857142857143, 0.9712619047619048, 0.9670714285714285, 0.9677023809523808, 0.9570952380952381, 0.9806190476190476, 0.9625952380952382, 0.9883452380952381, 0.9930238095238095, 0.9897500000000001, 0.9693333333333334, 1.0117738095238094, 0.9751785714285715, 1.0006190476190475, 1.0107738095238097, 0.9608095238095238, 1.0125714285714285, 0.9951904761904761, 1.0209761904761905, 1.0057142857142856, 0.9957619047619048, 1.0491547619047619, 1.0321190476190476, 1.0281428571428572, 1.0275595238095239, 1.0170714285714284, 0.9913095238095238, 1.0123333333333333, 0.98225, 0.9773095238095237, 0.9529404761904762, 0.9557142857142857, 0.9679404761904762, 1.0011071428571428, 0.9822023809523809, 1.0103333333333333, 1.0196071428571427, 1.0222857142857142, 1.0145714285714287, 1.0579642857142857, 1.0315238095238097, 1.011857142857143, 1.0070714285714286, 1.0440357142857142, 1.0358928571428574, 1.0113333333333334, 1.0086071428571428, 0.9981547619047619, 1.0238214285714284, 1.0095595238095239, 0.9914761904761905, 0.9659642857142858, 0.980059523809524, 0.99075, 0.9733214285714286, 1.0055476190476191, 0.9964404761904762, 0.9880476190476192, 0.993047619047619, 1.028345238095238, 1.0123333333333333, 0.981952380952381, 1.0230357142857143, 0.9874761904761906, 1.0197023809523809, 0.987642857142857, 1.0008095238095236, 0.9602857142857145, 0.9675000000000001, 0.9620119047619049, 0.9587976190476193, 0.9753333333333333, 0.9642857142857143, 1.0028095238095238, 1.0075476190476191, 1.0129642857142858, 1.0258214285714284, 1.0344761904761905, 1.0210119047619048, 1.04875, 1.0113214285714287, 0.9880000000000001, 0.9953690476190477, 0.9586666666666668, 0.9704999999999999, 0.9702619047619047, 0.95175, 0.994857142857143, 0.9534642857142858, 0.9950714285714286, 0.9970595238095238, 0.9941904761904762, 0.9972499999999999, 0.9754642857142857, 0.9684880952380953, 0.9681309523809523, 0.9671785714285716, 0.9775833333333334, 0.9756666666666667, 1.001309523809524, 0.9760119047619048, 1.0250357142857145, 1.0035238095238095, 1.031952380952381, 1.0268690476190476, 1.027642857142857, 1.0385714285714285, 1.0439642857142857, 1.0401904761904763, 1.0460714285714285, 1.0127380952380953, 0.9997142857142857, 1.0223333333333335, 0.9679166666666668, 0.9761666666666665, 0.9855595238095237, 0.94825, 0.9660119047619047, 0.9940476190476191, 1.0018452380952378, 1.0078214285714284, 1.0095833333333333, 1.020714285714286, 0.9843690476190476, 1.0090714285714286, 0.9756547619047619, 0.9807976190476191, 0.9817619047619046, 1.0084761904761903, 0.9997142857142857, 0.9656666666666668, 0.9980952380952381, 1.0057023809523808, 1.0113928571428572, 1.0037142857142858, 0.9673809523809522, 1.019297619047619, 0.9937142857142858, 1.0059166666666666, 0.9909523809523809, 1.034607142857143, 1.0220952380952382, 1.0019404761904762, 1.0106428571428572, 0.9842619047619048, 1.0114761904761904, 0.961297619047619, 0.9721309523809525, 0.9886309523809524, 0.952404761904762, 1.0045119047619049, 0.9645714285714286, 1.011547619047619, 1.0016785714285714, 0.9919880952380952, 1.0153452380952381, 0.9872261904761904, 0.9833690476190478, 1.0114285714285716, 0.9695833333333332, 1.0004166666666667, 1.0005357142857143, 0.994, 0.9864761904761904, 0.9703452380952383, 0.9828333333333334, 0.9666309523809524, 0.9956428571428572, 0.9770595238095238, 0.9686190476190475, 1.0127261904761904, 0.9980476190476192, 0.9558928571428572, 0.979297619047619, 0.98625, 1.0150238095238096, 1.004952380952381, 1.0138214285714287, 1.0242738095238093, 1.0140595238095238, 1.0037142857142858, 0.9794404761904761, 0.9950357142857142, 0.9720119047619048, 0.9515357142857143, 0.9756190476190476, 0.9480714285714287, 0.9617857142857144, 0.953607142857143, 0.9789166666666667, 0.9874999999999998, 0.9717857142857143, 1.0210952380952383, 0.9953690476190475, 1.0077619047619049, 0.9800119047619047, 0.9982619047619048, 1.0364523809523811, 0.9964285714285714, 1.0016309523809523, 1.0230238095238096, 1.0050595238095237, 1.035892857142857, 0.991607142857143, 1.0348809523809526, 1.0179404761904762, 0.9943452380952381, 1.0082738095238095, 0.9813928571428571, 1.0034285714285713, 0.9782380952380952, 0.9743809523809523, 0.9605357142857143, 0.9797857142857141, 0.9649166666666666, 0.9860595238095238, 0.9959999999999999, 0.9931071428571427, 0.9849880952380953, 1.0336309523809524, 1.028559523809524, 1.01375, 0.9939166666666667, 1.0300595238095238, 0.9969285714285713, 0.9856904761904763, 1.0147738095238097, 0.9724642857142859, 1.0138809523809524, 0.9961904761904761, 0.9836904761904761, 1.0065, 0.99325, 0.998952380952381, 0.957202380952381, 0.9689523809523809, 0.965547619047619, 0.9716904761904763, 1.002297619047619, 1.0004642857142858, 1.0322857142857143, 1.02775, 1.0452142857142857, 1.0364642857142858, 1.0367619047619048, 1.0113690476190478, 1.0436785714285712, 1.0193571428571429, 1.0094642857142857, 0.9933095238095236, 0.9830119047619048, 0.9776904761904762, 0.9736071428571429, 0.9962976190476189, 0.9543095238095238, 0.9887261904761905, 0.9890595238095239, 0.9635357142857143, 0.9900833333333333, 1.0106666666666666, 0.9992142857142857, 0.980452380952381, 1.0117738095238096, 0.992452380952381, 0.9796904761904761, 0.9897380952380953, 1.0204880952380952, 0.9664404761904763, 1.0212738095238094, 1.000595238095238, 0.9938333333333333, 1.010595238095238, 0.9739761904761906, 0.9745476190476191, 0.9994880952380953, 0.9471190476190477, 0.968095238095238, 0.9856785714285714, 0.951797619047619, 0.9733333333333334, 1.0069285714285716, 1.001059523809524, 0.9977142857142857, 0.9936190476190476, 0.988142857142857, 1.0264166666666668, 0.9642023809523809, 0.989345238095238, 1.0013690476190475, 1.026654761904762, 1.0008809523809523, 1.027404761904762, 1.0280238095238097, 0.9927619047619047, 0.9835714285714287, 0.9918809523809523, 0.979892857142857, 1.0245595238095238, 0.9966309523809523, 0.9769404761904762, 1.0405714285714287, 0.996404761904762, 1.0581666666666667, 1.0212857142857144, 1.022547619047619, 1.0353571428571429, 1.030761904761905, 0.9887500000000001, 1.0114047619047621, 1.0117142857142858, 1.0293809523809525, 0.9933928571428571, 1.0157142857142858, 0.9972261904761904, 1.0015238095238095, 0.9837499999999999, 0.99325, 0.9933928571428571, 0.9437619047619047, 0.9674047619047619, 0.9594761904761905, 0.9686309523809523, 0.9497261904761904, 0.9628809523809524]</text:p>
          </table:table-cell>
          <table:table-cell office:value-type="float" office:value="5.073016548156737">
            <text:p>5.073016548156737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MRFILYSLYTFLLTTTVAFAQSVGVAEFTADGYDDSPGFTARLWFPTNDGVEKRFGESRIRPGYLAVPDAIPDLPMQAPLIVLTHGSGGSAESMAWIAVDLARRGALVVAADHPASSGGNPERLSILQVWTQPQDVRHLLDKLLASDWGTRVDERRIGVVGFSLGGASAISLAGGRLHFQRFPEFCVNNNDGACAAFRHHFAGLDQSFFEQANADLSDARVRAAVAIAPGFSESLSTVSLQQMTTPLLIIGGESDQQLPPQTHIYPLRSFLPPHSRYLEISGAQHFSFLPLCGDGAIEVLAETNETFVCEEVDVKSRSEIHAETSTAIADFLVAHAVLSQ">
            <text:p>MRFILYSLYTFLLTTTVAFAQSVGVAEFTADGYDDSPGFTARLWFPTNDGVEKRFGESRIRPGYLAVPDAIPDLPMQAPLIVLTHGSGGSAESMAWIAVDLARRGALVVAADHPASSGGNPERLSILQVWTQPQDVRHLLDKLLASDWGTRVDERRIGVVGFSLGGASAISLAGGRLHFQRFPEFCVNNNDGACAAFRHHFAGLDQSFFEQANADLSDARVRAAVAIAPGFSESLSTVSLQQMTTPLLIIGGESDQQLPPQTHIYPLRSFLPPHSRYLEISGAQHFSFLPLCGDGAIEVLAETNETFVCEEVDVKSRSEIHAETSTAIADFLVAHAVLSQ</text:p>
          </table:table-cell>
          <table:table-cell office:value-type="string" office:value="BFDNEDID_22270">
            <text:p>BFDNEDID_22270</text:p>
          </table:table-cell>
          <table:table-cell office:value-type="float" office:value="340">
            <text:p>340</text:p>
          </table:table-cell>
          <table:table-cell office:value-type="float" office:value="0.0911764705882353">
            <text:p>0.0911764705882353</text:p>
          </table:table-cell>
          <table:table-cell office:value-type="float" office:value="0.05029411764705885">
            <text:p>0.05029411764705885</text:p>
          </table:table-cell>
          <table:table-cell office:value-type="float" office:value="43.145294117647055">
            <text:p>43.145294117647055</text:p>
          </table:table-cell>
          <table:table-cell office:value-type="float" office:value="36786.02440000004">
            <text:p>36786.02440000004</text:p>
          </table:table-cell>
          <table:table-cell office:value-type="string" office:value="(0.31176470588235294, 0.2411764705882353, 0.2823529411764706)">
            <text:p>(0.31176470588235294, 0.2411764705882353, 0.2823529411764706)</text:p>
          </table:table-cell>
          <table:table-cell office:value-type="string" office:value="[0.9491309523809525, 0.9766309523809524, 0.935952380952381, 0.9547261904761906, 0.9667380952380951, 0.9390833333333333, 0.9572857142857144, 0.9542857142857143, 0.9712619047619048, 0.9670714285714285, 0.9677023809523808, 0.9570952380952381, 0.9806190476190476, 0.9625952380952382, 0.9883452380952381, 0.9930238095238095, 0.9897500000000001, 0.9693333333333334, 1.0117738095238094, 0.9751785714285715, 1.0006190476190475, 1.0107738095238097, 0.9608095238095238, 1.0125714285714285, 0.9951904761904761, 1.0209761904761905, 1.0057142857142856, 0.9957619047619048, 1.0491547619047619, 1.0321190476190476, 1.0281428571428572, 1.0275595238095239, 1.0170714285714284, 0.9913095238095238, 1.0123333333333333, 0.98225, 0.9773095238095237, 0.9529404761904762, 0.9557142857142857, 0.9679404761904762, 1.0011071428571428, 0.9822023809523809, 1.0103333333333333, 1.0196071428571427, 1.0222857142857142, 1.0145714285714287, 1.0579642857142857, 1.0315238095238097, 1.011857142857143, 1.0070714285714286, 1.0440357142857142, 1.0358928571428574, 1.0113333333333334, 1.0086071428571428, 0.9981547619047619, 1.0238214285714284, 1.0095595238095239, 0.9914761904761905, 0.9659642857142858, 0.980059523809524, 0.99075, 0.9733214285714286, 1.0055476190476191, 0.9964404761904762, 0.9880476190476192, 0.993047619047619, 1.028345238095238, 1.0123333333333333, 0.981952380952381, 1.0230357142857143, 0.9874761904761906, 1.0197023809523809, 0.987642857142857, 1.0008095238095236, 0.9602857142857145, 0.9675000000000001, 0.9620119047619049, 0.9587976190476193, 0.9753333333333333, 0.9642857142857143, 1.0028095238095238, 1.0075476190476191, 1.0129642857142858, 1.0258214285714284, 1.0344761904761905, 1.0210119047619048, 1.04875, 1.0113214285714287, 0.9880000000000001, 0.9953690476190477, 0.9586666666666668, 0.9704999999999999, 0.9702619047619047, 0.95175, 0.994857142857143, 0.9534642857142858, 0.9950714285714286, 0.9970595238095238, 0.9941904761904762, 0.9972499999999999, 0.9754642857142857, 0.9684880952380953, 0.9681309523809523, 0.9671785714285716, 0.9775833333333334, 0.9756666666666667, 1.001309523809524, 0.9760119047619048, 1.0250357142857145, 1.0035238095238095, 1.031952380952381, 1.0268690476190476, 1.027642857142857, 1.0385714285714285, 1.0439642857142857, 1.0401904761904763, 1.0460714285714285, 1.0127380952380953, 0.9997142857142857, 1.0223333333333335, 0.9679166666666668, 0.9761666666666665, 0.9855595238095237, 0.94825, 0.9660119047619047, 0.9940476190476191, 1.0018452380952378, 1.0078214285714284, 1.0095833333333333, 1.020714285714286, 0.9843690476190476, 1.0090714285714286, 0.9756547619047619, 0.9807976190476191, 0.9817619047619046, 1.0084761904761903, 0.9997142857142857, 0.9656666666666668, 0.9980952380952381, 1.0057023809523808, 1.0113928571428572, 1.0037142857142858, 0.9673809523809522, 1.019297619047619, 0.9937142857142858, 1.0059166666666666, 0.9909523809523809, 1.034607142857143, 1.0220952380952382, 1.0019404761904762, 1.0106428571428572, 0.9842619047619048, 1.0114761904761904, 0.961297619047619, 0.9721309523809525, 0.9886309523809524, 0.952404761904762, 1.0045119047619049, 0.9645714285714286, 1.011547619047619, 1.0016785714285714, 0.9919880952380952, 1.0153452380952381, 0.9872261904761904, 0.9833690476190478, 1.0114285714285716, 0.9695833333333332, 1.0004166666666667, 1.0005357142857143, 0.994, 0.9864761904761904, 0.9703452380952383, 0.9828333333333334, 0.9666309523809524, 0.9956428571428572, 0.9770595238095238, 0.9686190476190475, 1.0127261904761904, 0.9980476190476192, 0.9558928571428572, 0.979297619047619, 0.98625, 1.0150238095238096, 1.004952380952381, 1.0138214285714287, 1.0242738095238093, 1.0140595238095238, 1.0037142857142858, 0.9794404761904761, 0.9950357142857142, 0.9720119047619048, 0.9515357142857143, 0.9756190476190476, 0.9480714285714287, 0.9617857142857144, 0.953607142857143, 0.9789166666666667, 0.9874999999999998, 0.9717857142857143, 1.0210952380952383, 0.9953690476190475, 1.0077619047619049, 0.9800119047619047, 0.9982619047619048, 1.0364523809523811, 0.9964285714285714, 1.0016309523809523, 1.0230238095238096, 1.0050595238095237, 1.035892857142857, 0.991607142857143, 1.0348809523809526, 1.0179404761904762, 0.9943452380952381, 1.0082738095238095, 0.9813928571428571, 1.0034285714285713, 0.9782380952380952, 0.9743809523809523, 0.9605357142857143, 0.9797857142857141, 0.9649166666666666, 0.9860595238095238, 0.9959999999999999, 0.9931071428571427, 0.9849880952380953, 1.0336309523809524, 1.028559523809524, 1.01375, 0.9939166666666667, 1.0300595238095238, 0.9969285714285713, 0.9856904761904763, 1.0147738095238097, 0.9724642857142859, 1.0138809523809524, 0.9961904761904761, 0.9836904761904761, 1.0065, 0.99325, 0.998952380952381, 0.957202380952381, 0.9689523809523809, 0.965547619047619, 0.9716904761904763, 1.002297619047619, 1.0004642857142858, 1.0322857142857143, 1.02775, 1.0452142857142857, 1.0364642857142858, 1.0367619047619048, 1.0113690476190478, 1.0436785714285712, 1.0193571428571429, 1.0094642857142857, 0.9933095238095236, 0.9830119047619048, 0.9776904761904762, 0.9736071428571429, 0.9962976190476189, 0.9543095238095238, 0.9887261904761905, 0.9890595238095239, 0.9635357142857143, 0.9900833333333333, 1.0106666666666666, 0.9992142857142857, 0.980452380952381, 1.0117738095238096, 0.992452380952381, 0.9796904761904761, 0.9897380952380953, 1.0204880952380952, 0.9664404761904763, 1.0212738095238094, 1.000595238095238, 0.9938333333333333, 1.010595238095238, 0.9739761904761906, 0.9745476190476191, 0.9994880952380953, 0.9471190476190477, 0.968095238095238, 0.9856785714285714, 0.951797619047619, 0.9733333333333334, 1.0069285714285716, 1.001059523809524, 0.9977142857142857, 0.9936190476190476, 0.988142857142857, 1.0264166666666668, 0.9642023809523809, 0.989345238095238, 1.0013690476190475, 1.026654761904762, 1.0008809523809523, 1.027404761904762, 1.0280238095238097, 0.9927619047619047, 0.9835714285714287, 0.9918809523809523, 0.979892857142857, 1.0245595238095238, 0.9966309523809523, 0.9769404761904762, 1.0405714285714287, 0.996404761904762, 1.0581666666666667, 1.0212857142857144, 1.022547619047619, 1.0353571428571429, 1.030761904761905, 0.9887500000000001, 1.0114047619047621, 1.0117142857142858, 1.0293809523809525, 0.9933928571428571, 1.0157142857142858, 0.9972261904761904, 1.0015238095238095, 0.9837499999999999, 0.99325, 0.9933928571428571, 0.9437619047619047, 0.9674047619047619, 0.9594761904761905, 0.9686309523809523, 0.9497261904761904, 0.9628809523809524]">
            <text:p>[0.9491309523809525, 0.9766309523809524, 0.935952380952381, 0.9547261904761906, 0.9667380952380951, 0.9390833333333333, 0.9572857142857144, 0.9542857142857143, 0.9712619047619048, 0.9670714285714285, 0.9677023809523808, 0.9570952380952381, 0.9806190476190476, 0.9625952380952382, 0.9883452380952381, 0.9930238095238095, 0.9897500000000001, 0.9693333333333334, 1.0117738095238094, 0.9751785714285715, 1.0006190476190475, 1.0107738095238097, 0.9608095238095238, 1.0125714285714285, 0.9951904761904761, 1.0209761904761905, 1.0057142857142856, 0.9957619047619048, 1.0491547619047619, 1.0321190476190476, 1.0281428571428572, 1.0275595238095239, 1.0170714285714284, 0.9913095238095238, 1.0123333333333333, 0.98225, 0.9773095238095237, 0.9529404761904762, 0.9557142857142857, 0.9679404761904762, 1.0011071428571428, 0.9822023809523809, 1.0103333333333333, 1.0196071428571427, 1.0222857142857142, 1.0145714285714287, 1.0579642857142857, 1.0315238095238097, 1.011857142857143, 1.0070714285714286, 1.0440357142857142, 1.0358928571428574, 1.0113333333333334, 1.0086071428571428, 0.9981547619047619, 1.0238214285714284, 1.0095595238095239, 0.9914761904761905, 0.9659642857142858, 0.980059523809524, 0.99075, 0.9733214285714286, 1.0055476190476191, 0.9964404761904762, 0.9880476190476192, 0.993047619047619, 1.028345238095238, 1.0123333333333333, 0.981952380952381, 1.0230357142857143, 0.9874761904761906, 1.0197023809523809, 0.987642857142857, 1.0008095238095236, 0.9602857142857145, 0.9675000000000001, 0.9620119047619049, 0.9587976190476193, 0.9753333333333333, 0.9642857142857143, 1.0028095238095238, 1.0075476190476191, 1.0129642857142858, 1.0258214285714284, 1.0344761904761905, 1.0210119047619048, 1.04875, 1.0113214285714287, 0.9880000000000001, 0.9953690476190477, 0.9586666666666668, 0.9704999999999999, 0.9702619047619047, 0.95175, 0.994857142857143, 0.9534642857142858, 0.9950714285714286, 0.9970595238095238, 0.9941904761904762, 0.9972499999999999, 0.9754642857142857, 0.9684880952380953, 0.9681309523809523, 0.9671785714285716, 0.9775833333333334, 0.9756666666666667, 1.001309523809524, 0.9760119047619048, 1.0250357142857145, 1.0035238095238095, 1.031952380952381, 1.0268690476190476, 1.027642857142857, 1.0385714285714285, 1.0439642857142857, 1.0401904761904763, 1.0460714285714285, 1.0127380952380953, 0.9997142857142857, 1.0223333333333335, 0.9679166666666668, 0.9761666666666665, 0.9855595238095237, 0.94825, 0.9660119047619047, 0.9940476190476191, 1.0018452380952378, 1.0078214285714284, 1.0095833333333333, 1.020714285714286, 0.9843690476190476, 1.0090714285714286, 0.9756547619047619, 0.9807976190476191, 0.9817619047619046, 1.0084761904761903, 0.9997142857142857, 0.9656666666666668, 0.9980952380952381, 1.0057023809523808, 1.0113928571428572, 1.0037142857142858, 0.9673809523809522, 1.019297619047619, 0.9937142857142858, 1.0059166666666666, 0.9909523809523809, 1.034607142857143, 1.0220952380952382, 1.0019404761904762, 1.0106428571428572, 0.9842619047619048, 1.0114761904761904, 0.961297619047619, 0.9721309523809525, 0.9886309523809524, 0.952404761904762, 1.0045119047619049, 0.9645714285714286, 1.011547619047619, 1.0016785714285714, 0.9919880952380952, 1.0153452380952381, 0.9872261904761904, 0.9833690476190478, 1.0114285714285716, 0.9695833333333332, 1.0004166666666667, 1.0005357142857143, 0.994, 0.9864761904761904, 0.9703452380952383, 0.9828333333333334, 0.9666309523809524, 0.9956428571428572, 0.9770595238095238, 0.9686190476190475, 1.0127261904761904, 0.9980476190476192, 0.9558928571428572, 0.979297619047619, 0.98625, 1.0150238095238096, 1.004952380952381, 1.0138214285714287, 1.0242738095238093, 1.0140595238095238, 1.0037142857142858, 0.9794404761904761, 0.9950357142857142, 0.9720119047619048, 0.9515357142857143, 0.9756190476190476, 0.9480714285714287, 0.9617857142857144, 0.953607142857143, 0.9789166666666667, 0.9874999999999998, 0.9717857142857143, 1.0210952380952383, 0.9953690476190475, 1.0077619047619049, 0.9800119047619047, 0.9982619047619048, 1.0364523809523811, 0.9964285714285714, 1.0016309523809523, 1.0230238095238096, 1.0050595238095237, 1.035892857142857, 0.991607142857143, 1.0348809523809526, 1.0179404761904762, 0.9943452380952381, 1.0082738095238095, 0.9813928571428571, 1.0034285714285713, 0.9782380952380952, 0.9743809523809523, 0.9605357142857143, 0.9797857142857141, 0.9649166666666666, 0.9860595238095238, 0.9959999999999999, 0.9931071428571427, 0.9849880952380953, 1.0336309523809524, 1.028559523809524, 1.01375, 0.9939166666666667, 1.0300595238095238, 0.9969285714285713, 0.9856904761904763, 1.0147738095238097, 0.9724642857142859, 1.0138809523809524, 0.9961904761904761, 0.9836904761904761, 1.0065, 0.99325, 0.998952380952381, 0.957202380952381, 0.9689523809523809, 0.965547619047619, 0.9716904761904763, 1.002297619047619, 1.0004642857142858, 1.0322857142857143, 1.02775, 1.0452142857142857, 1.0364642857142858, 1.0367619047619048, 1.0113690476190478, 1.0436785714285712, 1.0193571428571429, 1.0094642857142857, 0.9933095238095236, 0.9830119047619048, 0.9776904761904762, 0.9736071428571429, 0.9962976190476189, 0.9543095238095238, 0.9887261904761905, 0.9890595238095239, 0.9635357142857143, 0.9900833333333333, 1.0106666666666666, 0.9992142857142857, 0.980452380952381, 1.0117738095238096, 0.992452380952381, 0.9796904761904761, 0.9897380952380953, 1.0204880952380952, 0.9664404761904763, 1.0212738095238094, 1.000595238095238, 0.9938333333333333, 1.010595238095238, 0.9739761904761906, 0.9745476190476191, 0.9994880952380953, 0.9471190476190477, 0.968095238095238, 0.9856785714285714, 0.951797619047619, 0.9733333333333334, 1.0069285714285716, 1.001059523809524, 0.9977142857142857, 0.9936190476190476, 0.988142857142857, 1.0264166666666668, 0.9642023809523809, 0.989345238095238, 1.0013690476190475, 1.026654761904762, 1.0008809523809523, 1.027404761904762, 1.0280238095238097, 0.9927619047619047, 0.9835714285714287, 0.9918809523809523, 0.979892857142857, 1.0245595238095238, 0.9966309523809523, 0.9769404761904762, 1.0405714285714287, 0.996404761904762, 1.0581666666666667, 1.0212857142857144, 1.022547619047619, 1.0353571428571429, 1.030761904761905, 0.9887500000000001, 1.0114047619047621, 1.0117142857142858, 1.0293809523809525, 0.9933928571428571, 1.0157142857142858, 0.9972261904761904, 1.0015238095238095, 0.9837499999999999, 0.99325, 0.9933928571428571, 0.9437619047619047, 0.9674047619047619, 0.9594761904761905, 0.9686309523809523, 0.9497261904761904, 0.9628809523809524]</text:p>
          </table:table-cell>
          <table:table-cell office:value-type="float" office:value="5.073016548156737">
            <text:p>5.073016548156737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MKQLIAVLIILSASLSATAQSKVITKEVKYQQDGTKLVGYLAYDDAIKGKRPGILVVHEWWGHNDYARSRARQLAKLGYVAFSLDMYGDGKTAEHPKDAGRFAGQVKNNMAVAEARFNAAREQLISNKYTDSSKLAAIGYCFGGGIVLEMARRGIDMKGVVSFHGSLGTEQPAQKGKVKSKVLVFNGAEDPFVKPEAISAFKLEMKKAGVDSTFVTMPGAKHAFTNPAATANGKKFNLPLEYNAEADKRSWKQMQGFFDKLFN">
            <text:p>MKQLIAVLIILSASLSATAQSKVITKEVKYQQDGTKLVGYLAYDDAIKGKRPGILVVHEWWGHNDYARSRARQLAKLGYVAFSLDMYGDGKTAEHPKDAGRFAGQVKNNMAVAEARFNAAREQLISNKYTDSSKLAAIGYCFGGGIVLEMARRGIDMKGVVSFHGSLGTEQPAQKGKVKSKVLVFNGAEDPFVKPEAISAFKLEMKKAGVDSTFVTMPGAKHAFTNPAATANGKKFNLPLEYNAEADKRSWKQMQGFFDKLFN</text:p>
          </table:table-cell>
          <table:table-cell office:value-type="string" office:value="BFDNEDID_23454">
            <text:p>BFDNEDID_23454</text:p>
          </table:table-cell>
          <table:table-cell office:value-type="float" office:value="263">
            <text:p>263</text:p>
          </table:table-cell>
          <table:table-cell office:value-type="float" office:value="0.09885931558935361">
            <text:p>0.09885931558935361</text:p>
          </table:table-cell>
          <table:table-cell office:value-type="float" office:value="-0.2923954372623576">
            <text:p>-0.2923954372623576</text:p>
          </table:table-cell>
          <table:table-cell office:value-type="float" office:value="27.67186311787071">
            <text:p>27.67186311787071</text:p>
          </table:table-cell>
          <table:table-cell office:value-type="float" office:value="28792.787799999984">
            <text:p>28792.787799999984</text:p>
          </table:table-cell>
          <table:table-cell office:value-type="string" office:value="(0.2813688212927757, 0.22053231939163498, 0.2737642585551331)">
            <text:p>(0.2813688212927757, 0.22053231939163498, 0.2737642585551331)</text:p>
          </table:table-cell>
          <table:table-cell office:value-type="string" office:value="[0.9779285714285715, 0.9477857142857143, 0.9448690476190477, 0.9411190476190476, 0.9470476190476189, 0.9583452380952382, 0.9860238095238096, 0.9687976190476191, 1.0010357142857143, 0.9756666666666666, 1.018916666666667, 0.9908214285714285, 1.0047857142857144, 1.0073452380952381, 1.0218333333333334, 1.0168214285714288, 1.0235833333333335, 0.9821428571428571, 1.0110000000000001, 1.0227142857142857, 1.0366904761904763, 1.019309523809524, 0.9902261904761905, 1.0545714285714287, 0.9950833333333335, 1.0445833333333334, 1.0231904761904762, 1.0342619047619048, 1.0248214285714285, 1.0170357142857143, 1.0409404761904764, 0.9792023809523811, 0.9921071428571429, 0.9993809523809523, 0.9529761904761906, 0.9690000000000002, 0.9787857142857144, 0.9692738095238097, 1.0121071428571429, 0.9986547619047619, 0.9934047619047619, 1.0063214285714286, 1.0556904761904762, 1.021547619047619, 1.0507261904761906, 1.017797619047619, 1.0359285714285715, 1.0141309523809523, 0.9765357142857143, 0.9773690476190479, 0.9651309523809524, 0.959654761904762, 0.9583333333333334, 0.9867142857142858, 0.9308333333333333, 0.9682261904761905, 1.0008690476190476, 0.969904761904762, 1.0078333333333334, 0.997452380952381, 0.9759285714285715, 1.0131904761904762, 1.0068690476190476, 1.012904761904762, 0.9999404761904761, 0.9987738095238096, 1.0076071428571427, 1.01125, 0.9832500000000002, 1.008404761904762, 1.0209285714285714, 0.9652976190476191, 1.0059642857142856, 0.9595476190476193, 0.9741785714285714, 0.9772380952380951, 0.9543095238095238, 0.9963928571428572, 0.9540833333333334, 1.005702380952381, 0.9683690476190475, 0.9888928571428572, 1.0236785714285712, 1.0213928571428572, 1.0174166666666666, 1.0440119047619048, 1.0146071428571428, 1.030452380952381, 1.0529404761904764, 1.007452380952381, 1.0512142857142857, 1.0454285714285714, 1.0332380952380953, 1.0167142857142857, 1.0281785714285714, 1.0092380952380953, 0.9865119047619049, 1.0047976190476189, 1.0038333333333334, 1.0048928571428573, 0.9907976190476191, 1.0466785714285716, 1.0130714285714286, 1.0183690476190477, 0.9905952380952382, 1.0077619047619049, 0.9884880952380952, 1.0028095238095238, 1.0128690476190476, 0.9763214285714286, 1.002011904761905, 0.9783690476190477, 1.0201190476190476, 0.9886547619047619, 1.0022380952380954, 1.0104761904761905, 1.0235357142857144, 1.0014285714285713, 0.9883928571428572, 1.005952380952381, 1.0292738095238096, 1.0111785714285713, 1.0245238095238096, 0.9867142857142859, 1.0349404761904761, 1.0449880952380952, 1.0286309523809525, 1.030952380952381, 1.0369642857142858, 0.9889642857142859, 1.016297619047619, 0.9930952380952381, 0.9685714285714287, 0.9854285714285714, 0.9410595238095238, 0.9554999999999998, 0.9642619047619048, 0.9896071428571428, 0.9762380952380951, 0.9766309523809523, 0.9625714285714285, 0.9810119047619048, 0.9804404761904761, 1.0104761904761905, 0.9596904761904762, 0.9951547619047619, 0.9978809523809524, 1.0001547619047617, 1.005202380952381, 0.9823214285714288, 1.0333928571428572, 0.9883095238095239, 1.0346666666666668, 0.9949880952380952, 0.9800119047619047, 0.9883690476190475, 1.002297619047619, 0.9580238095238096, 0.9817976190476191, 0.9955238095238095, 0.9932738095238095, 0.9794285714285716, 1.022535714285714, 1.0111904761904762, 1.042547619047619, 1.0190357142857143, 1.0366309523809523, 1.027, 1.0520357142857142, 1.0550357142857145, 1.0316190476190474, 1.0588809523809524, 1.0162738095238095, 1.0756428571428573, 1.0280833333333332, 1.0358452380952383, 0.9770119047619048, 0.9910238095238096, 0.9816904761904762, 0.9706071428571429, 1.0040952380952382, 0.9897976190476189, 1.0021309523809525, 1.0407261904761906, 1.0201071428571429, 1.0234166666666669, 0.9951309523809525, 1.0196309523809524, 1.0509404761904764, 1.0098214285714284, 1.0294761904761907, 0.9987857142857143, 1.0004880952380952, 1.0294047619047622, 0.9867261904761906, 0.9834285714285714, 1.0291785714285715, 0.9749047619047618, 1.0466190476190478, 0.9975476190476191, 1.0587619047619048, 1.035809523809524, 1.0104642857142858, 1.03875, 1.003845238095238, 1.040904761904762, 1.0016904761904764, 0.9870833333333332, 0.9708452380952381, 0.9815476190476191, 0.9923690476190475, 0.9722261904761905, 1.0082261904761904, 0.9973333333333333, 1.0000238095238096, 1.0303690476190477, 0.9766190476190476, 1.0051904761904762, 0.9811785714285716, 1.0073095238095238, 1.0059404761904762, 0.9992380952380954, 0.9907857142857143, 1.0040714285714285, 1.00975, 1.0096190476190476, 1.0322500000000001, 1.0223690476190475, 1.0470714285714287, 1.0350357142857145, 0.996, 1.0426190476190476, 0.9914166666666666, 1.024297619047619, 0.9785476190476191, 1.0270357142857143, 0.9769880952380954, 1.0295357142857144, 1.0046904761904762, 1.0447857142857144, 1.01325, 1.0517380952380952, 1.0450952380952383, 1.0207857142857144, 1.0417380952380955, 0.9980833333333333, 1.0571904761904765, 1.0077619047619049, 0.9949404761904762, 1.0173928571428572, 0.997642857142857, 0.9790119047619049, 0.9911190476190477, 1.0174880952380951]">
            <text:p>[0.9779285714285715, 0.9477857142857143, 0.9448690476190477, 0.9411190476190476, 0.9470476190476189, 0.9583452380952382, 0.9860238095238096, 0.9687976190476191, 1.0010357142857143, 0.9756666666666666, 1.018916666666667, 0.9908214285714285, 1.0047857142857144, 1.0073452380952381, 1.0218333333333334, 1.0168214285714288, 1.0235833333333335, 0.9821428571428571, 1.0110000000000001, 1.0227142857142857, 1.0366904761904763, 1.019309523809524, 0.9902261904761905, 1.0545714285714287, 0.9950833333333335, 1.0445833333333334, 1.0231904761904762, 1.0342619047619048, 1.0248214285714285, 1.0170357142857143, 1.0409404761904764, 0.9792023809523811, 0.9921071428571429, 0.9993809523809523, 0.9529761904761906, 0.9690000000000002, 0.9787857142857144, 0.9692738095238097, 1.0121071428571429, 0.9986547619047619, 0.9934047619047619, 1.0063214285714286, 1.0556904761904762, 1.021547619047619, 1.0507261904761906, 1.017797619047619, 1.0359285714285715, 1.0141309523809523, 0.9765357142857143, 0.9773690476190479, 0.9651309523809524, 0.959654761904762, 0.9583333333333334, 0.9867142857142858, 0.9308333333333333, 0.9682261904761905, 1.0008690476190476, 0.969904761904762, 1.0078333333333334, 0.997452380952381, 0.9759285714285715, 1.0131904761904762, 1.0068690476190476, 1.012904761904762, 0.9999404761904761, 0.9987738095238096, 1.0076071428571427, 1.01125, 0.9832500000000002, 1.008404761904762, 1.0209285714285714, 0.9652976190476191, 1.0059642857142856, 0.9595476190476193, 0.9741785714285714, 0.9772380952380951, 0.9543095238095238, 0.9963928571428572, 0.9540833333333334, 1.005702380952381, 0.9683690476190475, 0.9888928571428572, 1.0236785714285712, 1.0213928571428572, 1.0174166666666666, 1.0440119047619048, 1.0146071428571428, 1.030452380952381, 1.0529404761904764, 1.007452380952381, 1.0512142857142857, 1.0454285714285714, 1.0332380952380953, 1.0167142857142857, 1.0281785714285714, 1.0092380952380953, 0.9865119047619049, 1.0047976190476189, 1.0038333333333334, 1.0048928571428573, 0.9907976190476191, 1.0466785714285716, 1.0130714285714286, 1.0183690476190477, 0.9905952380952382, 1.0077619047619049, 0.9884880952380952, 1.0028095238095238, 1.0128690476190476, 0.9763214285714286, 1.002011904761905, 0.9783690476190477, 1.0201190476190476, 0.9886547619047619, 1.0022380952380954, 1.0104761904761905, 1.0235357142857144, 1.0014285714285713, 0.9883928571428572, 1.005952380952381, 1.0292738095238096, 1.0111785714285713, 1.0245238095238096, 0.9867142857142859, 1.0349404761904761, 1.0449880952380952, 1.0286309523809525, 1.030952380952381, 1.0369642857142858, 0.9889642857142859, 1.016297619047619, 0.9930952380952381, 0.9685714285714287, 0.9854285714285714, 0.9410595238095238, 0.9554999999999998, 0.9642619047619048, 0.9896071428571428, 0.9762380952380951, 0.9766309523809523, 0.9625714285714285, 0.9810119047619048, 0.9804404761904761, 1.0104761904761905, 0.9596904761904762, 0.9951547619047619, 0.9978809523809524, 1.0001547619047617, 1.005202380952381, 0.9823214285714288, 1.0333928571428572, 0.9883095238095239, 1.0346666666666668, 0.9949880952380952, 0.9800119047619047, 0.9883690476190475, 1.002297619047619, 0.9580238095238096, 0.9817976190476191, 0.9955238095238095, 0.9932738095238095, 0.9794285714285716, 1.022535714285714, 1.0111904761904762, 1.042547619047619, 1.0190357142857143, 1.0366309523809523, 1.027, 1.0520357142857142, 1.0550357142857145, 1.0316190476190474, 1.0588809523809524, 1.0162738095238095, 1.0756428571428573, 1.0280833333333332, 1.0358452380952383, 0.9770119047619048, 0.9910238095238096, 0.9816904761904762, 0.9706071428571429, 1.0040952380952382, 0.9897976190476189, 1.0021309523809525, 1.0407261904761906, 1.0201071428571429, 1.0234166666666669, 0.9951309523809525, 1.0196309523809524, 1.0509404761904764, 1.0098214285714284, 1.0294761904761907, 0.9987857142857143, 1.0004880952380952, 1.0294047619047622, 0.9867261904761906, 0.9834285714285714, 1.0291785714285715, 0.9749047619047618, 1.0466190476190478, 0.9975476190476191, 1.0587619047619048, 1.035809523809524, 1.0104642857142858, 1.03875, 1.003845238095238, 1.040904761904762, 1.0016904761904764, 0.9870833333333332, 0.9708452380952381, 0.9815476190476191, 0.9923690476190475, 0.9722261904761905, 1.0082261904761904, 0.9973333333333333, 1.0000238095238096, 1.0303690476190477, 0.9766190476190476, 1.0051904761904762, 0.9811785714285716, 1.0073095238095238, 1.0059404761904762, 0.9992380952380954, 0.9907857142857143, 1.0040714285714285, 1.00975, 1.0096190476190476, 1.0322500000000001, 1.0223690476190475, 1.0470714285714287, 1.0350357142857145, 0.996, 1.0426190476190476, 0.9914166666666666, 1.024297619047619, 0.9785476190476191, 1.0270357142857143, 0.9769880952380954, 1.0295357142857144, 1.0046904761904762, 1.0447857142857144, 1.01325, 1.0517380952380952, 1.0450952380952383, 1.0207857142857144, 1.0417380952380955, 0.9980833333333333, 1.0571904761904765, 1.0077619047619049, 0.9949404761904762, 1.0173928571428572, 0.997642857142857, 0.9790119047619049, 0.9911190476190477, 1.0174880952380951]</text:p>
          </table:table-cell>
          <table:table-cell office:value-type="float" office:value="9.634751701354979">
            <text:p>9.634751701354979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MNWTSLPSSLAGALALALVCFAAGALTATPALALHECGTPHEGKSEHSVGCNKLDEADFFYGDARPDAPALAQRGAYAIGVRTLEAVNPDQIDILSYTPEHPNPLYDRPLTLEVWYPAALRPGERQVTTYDDALGSGPGDPDRPVTPFTFAGRAARGAAPNASDGPYPLVIVSHGYPGSRVLMTYLTENLASKGYIVVSIDHTESTHADKVGFGSTLLNRTLDIHFVLNLIAELGYADDPGFLAGMVDDANTALVGYSMGGYGALNAAGAGFAPSPNFILDLFVPGGHAERLQAGNPEYLALLDPRIKAVVALAPWGGSFGLWQPEGLAGLEVPSLFIVGDQDRTAPYDGAKWLFDGVVNSDRYLLTYLSAIHEVAVNPAPPISTLNYAEWLHYQEPAWDNRKINNVNQHFVTAFLGTHLKGEAEVFAPYLNLLAPNSNDSPRTDTSDPRYWTGFPAYSAIGMVFEHVAP">
            <text:p>MNWTSLPSSLAGALALALVCFAAGALTATPALALHECGTPHEGKSEHSVGCNKLDEADFFYGDARPDAPALAQRGAYAIGVRTLEAVNPDQIDILSYTPEHPNPLYDRPLTLEVWYPAALRPGERQVTTYDDALGSGPGDPDRPVTPFTFAGRAARGAAPNASDGPYPLVIVSHGYPGSRVLMTYLTENLASKGYIVVSIDHTESTHADKVGFGSTLLNRTLDIHFVLNLIAELGYADDPGFLAGMVDDANTALVGYSMGGYGALNAAGAGFAPSPNFILDLFVPGGHAERLQAGNPEYLALLDPRIKAVVALAPWGGSFGLWQPEGLAGLEVPSLFIVGDQDRTAPYDGAKWLFDGVVNSDRYLLTYLSAIHEVAVNPAPPISTLNYAEWLHYQEPAWDNRKINNVNQHFVTAFLGTHLKGEAEVFAPYLNLLAPNSNDSPRTDTSDPRYWTGFPAYSAIGMVFEHVAP</text:p>
          </table:table-cell>
          <table:table-cell office:value-type="string" office:value="BFDNEDID_25523">
            <text:p>BFDNEDID_25523</text:p>
          </table:table-cell>
          <table:table-cell office:value-type="float" office:value="470">
            <text:p>470</text:p>
          </table:table-cell>
          <table:table-cell office:value-type="float" office:value="0.10425531914893617">
            <text:p>0.10425531914893617</text:p>
          </table:table-cell>
          <table:table-cell office:value-type="float" office:value="-0.05702127659574471">
            <text:p>-0.05702127659574471</text:p>
          </table:table-cell>
          <table:table-cell office:value-type="float" office:value="26.438319148936174">
            <text:p>26.438319148936174</text:p>
          </table:table-cell>
          <table:table-cell office:value-type="float" office:value="50335.85610000003">
            <text:p>50335.85610000003</text:p>
          </table:table-cell>
          <table:table-cell office:value-type="string" office:value="(0.31063829787234043, 0.27872340425531916, 0.2936170212765957)">
            <text:p>(0.31063829787234043, 0.27872340425531916, 0.2936170212765957)</text:p>
          </table:table-cell>
          <table:table-cell office:value-type="string" office:value="[0.9792380952380952, 1.0241785714285716, 1.0057738095238096, 1.0118214285714286, 0.9872023809523811, 1.0073214285714285, 1.0042023809523808, 0.9781190476190477, 0.9691428571428573, 0.9790952380952381, 0.956809523809524, 0.9664404761904761, 0.9393214285714284, 0.9425, 0.9371904761904762, 0.9460476190476191, 0.965452380952381, 0.960547619047619, 0.9795238095238094, 0.9697857142857144, 0.9732380952380953, 0.9982619047619048, 0.9872976190476191, 0.9923095238095238, 0.9998214285714284, 0.9765952380952382, 0.973607142857143, 0.9893928571428573, 0.9669404761904763, 0.9783571428571429, 1.0055595238095238, 0.9534166666666666, 1.0144642857142856, 0.9944880952380951, 1.0193333333333332, 1.0012380952380953, 1.0521666666666667, 1.0304761904761903, 1.0586785714285714, 1.0392500000000002, 1.0519761904761904, 1.0102619047619048, 1.0357738095238096, 0.9864642857142857, 1.0195595238095236, 0.9737738095238095, 1.0245714285714287, 1.0232023809523811, 0.9882619047619049, 1.0517142857142856, 1.0337738095238096, 1.0050119047619048, 1.0249761904761907, 0.9673809523809525, 0.9877142857142858, 0.9821666666666667, 0.9994761904761905, 0.9996190476190479, 0.9879642857142856, 1.01775, 1.0308333333333333, 1.0313690476190476, 1.0063214285714286, 1.025095238095238, 0.9972500000000001, 0.9927976190476192, 1.0062857142857144, 1.006904761904762, 0.9925238095238095, 0.9997619047619046, 0.9824285714285714, 0.977047619047619, 0.9887261904761905, 0.963190476190476, 0.9922261904761904, 0.9539047619047619, 0.9928571428571428, 0.9844642857142857, 0.9762619047619048, 1.023297619047619, 0.9795595238095238, 0.9961547619047619, 1.0329880952380952, 1.0167738095238095, 1.027392857142857, 1.0130595238095237, 0.9907857142857143, 1.03175, 0.9686190476190477, 0.9851309523809524, 1.0019880952380953, 0.9671309523809525, 1.0067857142857142, 1.0118690476190475, 1.0246904761904763, 0.9984047619047619, 1.0403690476190475, 1.021, 1.0182976190476192, 0.9887261904761905, 1.0015833333333335, 1.0275238095238097, 0.9906785714285714, 1.0048214285714285, 0.9765833333333335, 1.006595238095238, 0.9781071428571428, 1.0091190476190477, 0.9476666666666667, 0.9651904761904762, 0.9741785714285714, 0.9922499999999999, 0.963845238095238, 0.9775833333333334, 0.9769404761904761, 1.0119761904761906, 1.0178571428571428, 1.0157261904761903, 1.0355595238095237, 1.0094761904761906, 1.0268690476190476, 0.9895357142857142, 1.0119166666666666, 0.9982857142857142, 0.9832738095238095, 1.0223333333333333, 1.00275, 0.9931904761904762, 0.9991190476190478, 1.029, 1.0220714285714285, 1.0213214285714283, 1.0332380952380953, 1.0358809523809522, 1.0519404761904763, 1.0434166666666667, 1.045, 1.023297619047619, 1.0342857142857143, 0.9925119047619047, 1.0141071428571429, 1.0015595238095238, 0.9582380952380953, 0.992797619047619, 0.9608571428571429, 0.9914285714285714, 0.9912976190476189, 0.9830119047619047, 0.9903809523809523, 0.996797619047619, 1.0046547619047619, 1.0075595238095236, 0.9973214285714287, 1.007202380952381, 1.024607142857143, 1.0203214285714286, 1.0129166666666667, 1.0400595238095238, 1.0344285714285715, 1.0245, 1.0264047619047618, 0.9885833333333335, 1.0190833333333333, 0.960642857142857, 0.9686190476190477, 0.9602261904761904, 0.96125, 0.9865357142857143, 0.9546309523809524, 0.9973452380952381, 0.9746071428571428, 1.0242142857142855, 1.0042857142857142, 1.0073214285714287, 0.9930357142857144, 0.9758095238095239, 0.9798452380952383, 0.969642857142857, 0.9695357142857143, 0.9514404761904762, 0.9724404761904762, 0.9926190476190475, 1.0109404761904761, 0.9954285714285716, 0.9897380952380953, 1.025202380952381, 1.0305714285714287, 1.0277738095238096, 0.9949642857142855, 0.9745952380952383, 0.9830357142857145, 0.9717142857142859, 0.9664999999999999, 0.9866666666666668, 0.9502261904761904, 1.0114285714285716, 0.9775476190476191, 1.0162261904761904, 1.0317619047619049, 1.0063690476190477, 1.0081785714285714, 1.0070357142857143, 1.0204880952380952, 1.0315595238095239, 1.019047619047619, 0.9785714285714286, 1.0255238095238095, 0.9844047619047619, 1.0211547619047618, 0.996654761904762, 0.9820714285714286, 0.979404761904762, 0.9873452380952382, 1.0090714285714286, 0.9843690476190476, 0.9875476190476191, 0.9756309523809524, 1.0079642857142859, 0.9510119047619047, 0.9666904761904762, 0.9505476190476191, 0.9554880952380953, 0.9524285714285713, 0.9735476190476191, 0.9442738095238097, 0.9675238095238095, 0.9886785714285715, 1.0057857142857143, 0.9602738095238097, 1.0076190476190476, 0.978809523809524, 1.014702380952381, 1.028892857142857, 1.016404761904762, 1.0146071428571428, 1.0083095238095239, 0.9836428571428572, 0.9954880952380953, 0.9887380952380953, 0.9872142857142857, 0.9682976190476189, 0.9826071428571429, 1.0243571428571427, 1.010857142857143, 0.9989642857142856, 1.0223690476190477, 0.9963571428571429, 0.9968928571428572, 0.975702380952381, 0.9765476190476191, 0.9938690476190476, 0.9585476190476191, 1.0046309523809522, 0.9701785714285714, 1.0079166666666666, 0.9976785714285713, 0.9742857142857143, 1.012345238095238, 0.9829761904761904, 0.9815833333333334, 1.0115833333333333, 0.9816309523809523, 0.9981428571428571, 1.0043928571428569, 0.986845238095238, 1.0054285714285716, 0.9741428571428572, 1.0111904761904762, 1.019440476190476, 1.0108928571428573, 1.0121428571428572, 1.0048452380952382, 0.9761666666666667, 0.9890595238095237, 0.9750238095238094, 0.9902857142857142, 0.9404761904761905, 0.9606547619047618, 0.9752142857142858, 1.0024880952380952, 0.9864880952380952, 0.9970833333333331, 0.9898809523809524, 1.0125238095238094, 1.0306190476190475, 0.9929761904761905, 0.9920595238095238, 1.024452380952381, 1.0024642857142858, 1.0281071428571427, 1.0237500000000002, 1.0219761904761906, 1.0293690476190478, 0.9784404761904762, 0.9930000000000001, 0.9911309523809523, 0.9694761904761906, 0.9784642857142858, 1.0057380952380952, 0.9944166666666667, 0.9984166666666667, 0.9894880952380951, 1.0339166666666668, 0.9767261904761905, 0.9736309523809525, 0.9720595238095239, 0.9801785714285713, 0.9597976190476193, 0.9765833333333334, 0.9885476190476192, 0.9604880952380952, 1.0136785714285712, 0.9971190476190476, 1.0019404761904762, 0.9671785714285713, 1.005547619047619, 0.9679285714285716, 0.9798095238095238, 1.016654761904762, 1.0035357142857142, 1.0203214285714286, 1.004, 0.9940357142857142, 1.0190595238095237, 1.0113095238095238, 0.9821785714285712, 1.0294642857142857, 0.971952380952381, 1.0215595238095239, 0.9941547619047619, 0.9621785714285715, 0.9693690476190477, 0.9686190476190477, 0.9725714285714285, 1.0004761904761905, 1.0043809523809524, 1.007845238095238, 1.0284047619047618, 1.0165238095238094, 1.0198333333333334, 1.0132857142857143, 1.0235238095238095, 0.9864761904761905, 1.0365, 1.0060952380952382, 1.0009166666666667, 1.0236309523809524, 0.9587738095238094, 0.9942857142857144, 0.9754761904761903, 1.0043809523809524, 0.9749880952380953, 0.9645714285714287, 0.9916785714285714, 1.0227261904761906, 1.0081904761904763, 1.010357142857143, 0.9895952380952383, 0.978904761904762, 0.9816428571428572, 0.9660119047619049, 0.9726785714285714, 0.9474880952380954, 0.9612261904761904, 0.985654761904762, 0.9642380952380953, 0.9667142857142859, 0.9816190476190476, 1.0071547619047618, 0.9552380952380953, 0.9943452380952381, 0.9780833333333334, 1.0181666666666667, 1.0075714285714286, 0.9955119047619048, 1.025642857142857, 1.015988095238095, 0.9889761904761907, 1.0268095238095238, 0.9897023809523808, 0.9814404761904763, 1.0125238095238094, 0.9667857142857144, 0.9962023809523809, 1.0023928571428573, 0.9415476190476191, 0.9764642857142857, 0.9734642857142857, 0.9756428571428573, 1.0082857142857142, 1.0054523809523812, 1.0002619047619046, 1.001654761904762, 0.9978095238095237, 1.0476666666666665, 1.014345238095238, 1.011202380952381, 1.0395714285714288, 0.9892738095238094, 1.0427976190476191, 1.0179166666666668, 0.9902142857142858, 1.0246785714285715, 0.9920119047619048, 0.9722261904761905, 0.9694047619047618, 0.9678214285714285, 0.9731428571428571, 0.9572142857142856, 0.9472142857142858, 0.9659880952380953, 0.9844880952380952, 0.970797619047619, 0.9741904761904763, 0.9905238095238096, 1.0373690476190478, 1.01025, 1.0388333333333335, 1.0050119047619046, 1.0400357142857144, 0.9832142857142857, 0.991404761904762, 0.9949523809523809, 0.9910357142857141, 0.9547857142857142, 0.9700714285714288, 0.9921190476190476, 0.9556309523809523, 0.9781309523809525, 0.9933571428571428, 1.011857142857143, 1.0159404761904762, 1.0266190476190478, 1.0396666666666667, 1.0495714285714288, 1.0414761904761907, 1.0432142857142856, 1.0293333333333334, 1.0300119047619047, 1.0443333333333331, 1.019202380952381, 1.041607142857143, 1.0343571428571428, 1.0196666666666665, 1.005154761904762, 0.9846547619047621, 0.9799642857142856, 0.9951904761904762, 0.9835952380952381, 0.954345238095238, 1.0043452380952378, 0.9748095238095238, 0.9760595238095239, 1.0071190476190477, 0.9732261904761905, 0.9708690476190476, 0.9915119047619046, 0.9598571428571429, 0.9684761904761905, 0.9638095238095238, 1.002702380952381]">
            <text:p>[0.9792380952380952, 1.0241785714285716, 1.0057738095238096, 1.0118214285714286, 0.9872023809523811, 1.0073214285714285, 1.0042023809523808, 0.9781190476190477, 0.9691428571428573, 0.9790952380952381, 0.956809523809524, 0.9664404761904761, 0.9393214285714284, 0.9425, 0.9371904761904762, 0.9460476190476191, 0.965452380952381, 0.960547619047619, 0.9795238095238094, 0.9697857142857144, 0.9732380952380953, 0.9982619047619048, 0.9872976190476191, 0.9923095238095238, 0.9998214285714284, 0.9765952380952382, 0.973607142857143, 0.9893928571428573, 0.9669404761904763, 0.9783571428571429, 1.0055595238095238, 0.9534166666666666, 1.0144642857142856, 0.9944880952380951, 1.0193333333333332, 1.0012380952380953, 1.0521666666666667, 1.0304761904761903, 1.0586785714285714, 1.0392500000000002, 1.0519761904761904, 1.0102619047619048, 1.0357738095238096, 0.9864642857142857, 1.0195595238095236, 0.9737738095238095, 1.0245714285714287, 1.0232023809523811, 0.9882619047619049, 1.0517142857142856, 1.0337738095238096, 1.0050119047619048, 1.0249761904761907, 0.9673809523809525, 0.9877142857142858, 0.9821666666666667, 0.9994761904761905, 0.9996190476190479, 0.9879642857142856, 1.01775, 1.0308333333333333, 1.0313690476190476, 1.0063214285714286, 1.025095238095238, 0.9972500000000001, 0.9927976190476192, 1.0062857142857144, 1.006904761904762, 0.9925238095238095, 0.9997619047619046, 0.9824285714285714, 0.977047619047619, 0.9887261904761905, 0.963190476190476, 0.9922261904761904, 0.9539047619047619, 0.9928571428571428, 0.9844642857142857, 0.9762619047619048, 1.023297619047619, 0.9795595238095238, 0.9961547619047619, 1.0329880952380952, 1.0167738095238095, 1.027392857142857, 1.0130595238095237, 0.9907857142857143, 1.03175, 0.9686190476190477, 0.9851309523809524, 1.0019880952380953, 0.9671309523809525, 1.0067857142857142, 1.0118690476190475, 1.0246904761904763, 0.9984047619047619, 1.0403690476190475, 1.021, 1.0182976190476192, 0.9887261904761905, 1.0015833333333335, 1.0275238095238097, 0.9906785714285714, 1.0048214285714285, 0.9765833333333335, 1.006595238095238, 0.9781071428571428, 1.0091190476190477, 0.9476666666666667, 0.9651904761904762, 0.9741785714285714, 0.9922499999999999, 0.963845238095238, 0.9775833333333334, 0.9769404761904761, 1.0119761904761906, 1.0178571428571428, 1.0157261904761903, 1.0355595238095237, 1.0094761904761906, 1.0268690476190476, 0.9895357142857142, 1.0119166666666666, 0.9982857142857142, 0.9832738095238095, 1.0223333333333333, 1.00275, 0.9931904761904762, 0.9991190476190478, 1.029, 1.0220714285714285, 1.0213214285714283, 1.0332380952380953, 1.0358809523809522, 1.0519404761904763, 1.0434166666666667, 1.045, 1.023297619047619, 1.0342857142857143, 0.9925119047619047, 1.0141071428571429, 1.0015595238095238, 0.9582380952380953, 0.992797619047619, 0.9608571428571429, 0.9914285714285714, 0.9912976190476189, 0.9830119047619047, 0.9903809523809523, 0.996797619047619, 1.0046547619047619, 1.0075595238095236, 0.9973214285714287, 1.007202380952381, 1.024607142857143, 1.0203214285714286, 1.0129166666666667, 1.0400595238095238, 1.0344285714285715, 1.0245, 1.0264047619047618, 0.9885833333333335, 1.0190833333333333, 0.960642857142857, 0.9686190476190477, 0.9602261904761904, 0.96125, 0.9865357142857143, 0.9546309523809524, 0.9973452380952381, 0.9746071428571428, 1.0242142857142855, 1.0042857142857142, 1.0073214285714287, 0.9930357142857144, 0.9758095238095239, 0.9798452380952383, 0.969642857142857, 0.9695357142857143, 0.9514404761904762, 0.9724404761904762, 0.9926190476190475, 1.0109404761904761, 0.9954285714285716, 0.9897380952380953, 1.025202380952381, 1.0305714285714287, 1.0277738095238096, 0.9949642857142855, 0.9745952380952383, 0.9830357142857145, 0.9717142857142859, 0.9664999999999999, 0.9866666666666668, 0.9502261904761904, 1.0114285714285716, 0.9775476190476191, 1.0162261904761904, 1.0317619047619049, 1.0063690476190477, 1.0081785714285714, 1.0070357142857143, 1.0204880952380952, 1.0315595238095239, 1.019047619047619, 0.9785714285714286, 1.0255238095238095, 0.9844047619047619, 1.0211547619047618, 0.996654761904762, 0.9820714285714286, 0.979404761904762, 0.9873452380952382, 1.0090714285714286, 0.9843690476190476, 0.9875476190476191, 0.9756309523809524, 1.0079642857142859, 0.9510119047619047, 0.9666904761904762, 0.9505476190476191, 0.9554880952380953, 0.9524285714285713, 0.9735476190476191, 0.9442738095238097, 0.9675238095238095, 0.9886785714285715, 1.0057857142857143, 0.9602738095238097, 1.0076190476190476, 0.978809523809524, 1.014702380952381, 1.028892857142857, 1.016404761904762, 1.0146071428571428, 1.0083095238095239, 0.9836428571428572, 0.9954880952380953, 0.9887380952380953, 0.9872142857142857, 0.9682976190476189, 0.9826071428571429, 1.0243571428571427, 1.010857142857143, 0.9989642857142856, 1.0223690476190477, 0.9963571428571429, 0.9968928571428572, 0.975702380952381, 0.9765476190476191, 0.9938690476190476, 0.9585476190476191, 1.0046309523809522, 0.9701785714285714, 1.0079166666666666, 0.9976785714285713, 0.9742857142857143, 1.012345238095238, 0.9829761904761904, 0.9815833333333334, 1.0115833333333333, 0.9816309523809523, 0.9981428571428571, 1.0043928571428569, 0.986845238095238, 1.0054285714285716, 0.9741428571428572, 1.0111904761904762, 1.019440476190476, 1.0108928571428573, 1.0121428571428572, 1.0048452380952382, 0.9761666666666667, 0.9890595238095237, 0.9750238095238094, 0.9902857142857142, 0.9404761904761905, 0.9606547619047618, 0.9752142857142858, 1.0024880952380952, 0.9864880952380952, 0.9970833333333331, 0.9898809523809524, 1.0125238095238094, 1.0306190476190475, 0.9929761904761905, 0.9920595238095238, 1.024452380952381, 1.0024642857142858, 1.0281071428571427, 1.0237500000000002, 1.0219761904761906, 1.0293690476190478, 0.9784404761904762, 0.9930000000000001, 0.9911309523809523, 0.9694761904761906, 0.9784642857142858, 1.0057380952380952, 0.9944166666666667, 0.9984166666666667, 0.9894880952380951, 1.0339166666666668, 0.9767261904761905, 0.9736309523809525, 0.9720595238095239, 0.9801785714285713, 0.9597976190476193, 0.9765833333333334, 0.9885476190476192, 0.9604880952380952, 1.0136785714285712, 0.9971190476190476, 1.0019404761904762, 0.9671785714285713, 1.005547619047619, 0.9679285714285716, 0.9798095238095238, 1.016654761904762, 1.0035357142857142, 1.0203214285714286, 1.004, 0.9940357142857142, 1.0190595238095237, 1.0113095238095238, 0.9821785714285712, 1.0294642857142857, 0.971952380952381, 1.0215595238095239, 0.9941547619047619, 0.9621785714285715, 0.9693690476190477, 0.9686190476190477, 0.9725714285714285, 1.0004761904761905, 1.0043809523809524, 1.007845238095238, 1.0284047619047618, 1.0165238095238094, 1.0198333333333334, 1.0132857142857143, 1.0235238095238095, 0.9864761904761905, 1.0365, 1.0060952380952382, 1.0009166666666667, 1.0236309523809524, 0.9587738095238094, 0.9942857142857144, 0.9754761904761903, 1.0043809523809524, 0.9749880952380953, 0.9645714285714287, 0.9916785714285714, 1.0227261904761906, 1.0081904761904763, 1.010357142857143, 0.9895952380952383, 0.978904761904762, 0.9816428571428572, 0.9660119047619049, 0.9726785714285714, 0.9474880952380954, 0.9612261904761904, 0.985654761904762, 0.9642380952380953, 0.9667142857142859, 0.9816190476190476, 1.0071547619047618, 0.9552380952380953, 0.9943452380952381, 0.9780833333333334, 1.0181666666666667, 1.0075714285714286, 0.9955119047619048, 1.025642857142857, 1.015988095238095, 0.9889761904761907, 1.0268095238095238, 0.9897023809523808, 0.9814404761904763, 1.0125238095238094, 0.9667857142857144, 0.9962023809523809, 1.0023928571428573, 0.9415476190476191, 0.9764642857142857, 0.9734642857142857, 0.9756428571428573, 1.0082857142857142, 1.0054523809523812, 1.0002619047619046, 1.001654761904762, 0.9978095238095237, 1.0476666666666665, 1.014345238095238, 1.011202380952381, 1.0395714285714288, 0.9892738095238094, 1.0427976190476191, 1.0179166666666668, 0.9902142857142858, 1.0246785714285715, 0.9920119047619048, 0.9722261904761905, 0.9694047619047618, 0.9678214285714285, 0.9731428571428571, 0.9572142857142856, 0.9472142857142858, 0.9659880952380953, 0.9844880952380952, 0.970797619047619, 0.9741904761904763, 0.9905238095238096, 1.0373690476190478, 1.01025, 1.0388333333333335, 1.0050119047619046, 1.0400357142857144, 0.9832142857142857, 0.991404761904762, 0.9949523809523809, 0.9910357142857141, 0.9547857142857142, 0.9700714285714288, 0.9921190476190476, 0.9556309523809523, 0.9781309523809525, 0.9933571428571428, 1.011857142857143, 1.0159404761904762, 1.0266190476190478, 1.0396666666666667, 1.0495714285714288, 1.0414761904761907, 1.0432142857142856, 1.0293333333333334, 1.0300119047619047, 1.0443333333333331, 1.019202380952381, 1.041607142857143, 1.0343571428571428, 1.0196666666666665, 1.005154761904762, 0.9846547619047621, 0.9799642857142856, 0.9951904761904762, 0.9835952380952381, 0.954345238095238, 1.0043452380952378, 0.9748095238095238, 0.9760595238095239, 1.0071190476190477, 0.9732261904761905, 0.9708690476190476, 0.9915119047619046, 0.9598571428571429, 0.9684761904761905, 0.9638095238095238, 1.002702380952381]</text:p>
          </table:table-cell>
          <table:table-cell office:value-type="float" office:value="4.762505149841308">
            <text:p>4.762505149841308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MCRRLMSAGLLLALSFGSIAFAKAPEPYPLEYWALRSVISQVQVSPDGKSLALMKIPSKDGNPIIEVYDATDLEKEPFRLDADPMEITNFGWASNTDIVFSLRQKVRDKIDGFNRGVYENRLAIVDIEKEKIRSFDETNPSIVRLLPNKPNKMIISFSEGDDDGPGAKLSEAFRPRAYWEFDLKRGSKRLLIRGKITLGNIDFDAEGNPWLARGFDIGEREFVWYWREPGERKWHEMYRQSEDVFENFRVLEIDDTKPDHVLVLANNGKDTQGLWSFNYKTKKFAELLYHRSDVDVSGLRYHSNTWTYPDKVVGIAYRKDKTHIEYFDDVEAATYKGLEAAIPYSHDTRINSRSRNGETMVVYNVGPRDPGTYYLLKDRQVKTIGSRQPLLESENLADVKYITYKARDGRKIPAYLTVPQGEGPFPLIVLPHGGPFVQEVVGWDEWGQMLANNGYMVLQPQYRGSRGYGMKFYMDAFMEGGQGGYKMQDDKDDGAMYLVEQGLVDPDRIAMFGWSYGGYAALVAASRTPQIYQCVIAGAAVSDPNMQVNYYRFRLRGTGKDEQLRMWDDSISPLKEVEKVNVPLLLVHGDVDQRVPPDHARKYRKLLDEYNKNYKYLELEGADHFSSTLFFHHQIELYETMIDYLNNECGQVSMQAKATQ">
            <text:p>MCRRLMSAGLLLALSFGSIAFAKAPEPYPLEYWALRSVISQVQVSPDGKSLALMKIPSKDGNPIIEVYDATDLEKEPFRLDADPMEITNFGWASNTDIVFSLRQKVRDKIDGFNRGVYENRLAIVDIEKEKIRSFDETNPSIVRLLPNKPNKMIISFSEGDDDGPGAKLSEAFRPRAYWEFDLKRGSKRLLIRGKITLGNIDFDAEGNPWLARGFDIGEREFVWYWREPGERKWHEMYRQSEDVFENFRVLEIDDTKPDHVLVLANNGKDTQGLWSFNYKTKKFAELLYHRSDVDVSGLRYHSNTWTYPDKVVGIAYRKDKTHIEYFDDVEAATYKGLEAAIPYSHDTRINSRSRNGETMVVYNVGPRDPGTYYLLKDRQVKTIGSRQPLLESENLADVKYITYKARDGRKIPAYLTVPQGEGPFPLIVLPHGGPFVQEVVGWDEWGQMLANNGYMVLQPQYRGSRGYGMKFYMDAFMEGGQGGYKMQDDKDDGAMYLVEQGLVDPDRIAMFGWSYGGYAALVAASRTPQIYQCVIAGAAVSDPNMQVNYYRFRLRGTGKDEQLRMWDDSISPLKEVEKVNVPLLLVHGDVDQRVPPDHARKYRKLLDEYNKNYKYLELEGADHFSSTLFFHHQIELYETMIDYLNNECGQVSMQAKATQ</text:p>
          </table:table-cell>
          <table:table-cell office:value-type="string" office:value="BFDNEDID_26582">
            <text:p>BFDNEDID_26582</text:p>
          </table:table-cell>
          <table:table-cell office:value-type="float" office:value="660">
            <text:p>660</text:p>
          </table:table-cell>
          <table:table-cell office:value-type="float" office:value="0.11818181818181818">
            <text:p>0.11818181818181818</text:p>
          </table:table-cell>
          <table:table-cell office:value-type="float" office:value="-0.5412121212121208">
            <text:p>-0.5412121212121208</text:p>
          </table:table-cell>
          <table:table-cell office:value-type="float" office:value="28.866530303030306">
            <text:p>28.866530303030306</text:p>
          </table:table-cell>
          <table:table-cell office:value-type="float" office:value="75711.8028000002">
            <text:p>75711.8028000002</text:p>
          </table:table-cell>
          <table:table-cell office:value-type="string" office:value="(0.31666666666666665, 0.2272727272727273, 0.23939393939393938)">
            <text:p>(0.31666666666666665, 0.2272727272727273, 0.23939393939393938)</text:p>
          </table:table-cell>
          <table:table-cell office:value-type="string" office:value="[0.9811190476190477, 1.000547619047619, 0.9755357142857142, 0.9908214285714285, 0.9595476190476191, 0.9698333333333334, 0.9669166666666668, 0.970547619047619, 0.9556904761904764, 0.9918095238095239, 0.9542261904761905, 1.0042857142857142, 0.9879523809523811, 0.9604642857142858, 0.993797619047619, 0.9692023809523811, 1.0017619047619046, 1.0229166666666667, 0.9930714285714286, 1.034845238095238, 1.0389880952380952, 1.0228690476190476, 1.0042857142857142, 1.0357261904761905, 0.9832738095238095, 1.0229285714285714, 0.9518214285714286, 0.9674285714285715, 0.9867142857142858, 0.9604880952380954, 0.9836666666666667, 0.9804285714285715, 0.9606785714285715, 0.9819642857142858, 1.0086666666666666, 0.9890595238095239, 0.9718928571428571, 1.0125595238095237, 0.983059523809524, 1.031642857142857, 1.0221904761904763, 1.0365595238095238, 1.032654761904762, 1.0514166666666667, 1.0228809523809526, 0.9954285714285712, 1.0126785714285713, 0.982261904761905, 0.990297619047619, 1.017607142857143, 0.9697261904761904, 1.0380238095238095, 1.028916666666667, 1.0532857142857144, 1.0452261904761906, 1.038892857142857, 1.0416785714285715, 1.030202380952381, 0.9922976190476192, 0.9959761904761906, 1.0215714285714286, 0.9590119047619048, 0.9842142857142858, 1.0155119047619048, 0.981845238095238, 1.0069166666666667, 1.0248452380952382, 1.0016428571428573, 1.0668333333333333, 1.0434642857142857, 1.0439166666666668, 1.0291666666666666, 1.000857142857143, 1.0316785714285714, 0.9929285714285715, 1.02925, 0.9905119047619048, 1.0291904761904762, 1.016142857142857, 0.9995833333333334, 1.0433809523809525, 0.9777023809523807, 1.0152261904761903, 1.0026904761904762, 0.9619761904761904, 1.005595238095238, 0.9599047619047619, 1.002345238095238, 1.0086190476190477, 1.0030357142857143, 0.9963809523809524, 1.0119880952380953, 0.9700119047619047, 0.9831547619047618, 0.9699285714285715, 0.9967261904761906, 0.9622380952380952, 1.0001547619047622, 1.004595238095238, 1.0241904761904763, 0.9911071428571429, 1.0336428571428573, 1.0377023809523809, 1.036952380952381, 0.9920119047619048, 1.0436309523809524, 1.0118571428571428, 0.9920833333333334, 1.0284880952380953, 0.9900476190476191, 1.0041785714285714, 0.9791904761904762, 0.9967619047619048, 1.031702380952381, 0.9951071428571429, 0.9920357142857144, 0.975702380952381, 0.9946785714285714, 0.9681428571428573, 0.9754047619047619, 1.0092380952380953, 0.9751666666666668, 1.05275, 1.039, 1.0471309523809524, 1.0535119047619048, 1.0065833333333334, 1.0443452380952383, 1.029440476190476, 0.9919642857142857, 1.0435476190476192, 1.0279404761904762, 1.0155714285714286, 1.040511904761905, 1.0253690476190476, 1.0199642857142859, 0.9816785714285716, 0.9854285714285714, 0.9924880952380952, 0.9629880952380955, 0.9813809523809525, 1.0151309523809526, 1.0146666666666666, 1.0447142857142857, 1.0335952380952382, 1.0437261904761905, 1.046, 0.9948928571428571, 0.9963333333333334, 0.9864285714285712, 1.007845238095238, 0.9663095238095238, 1.022952380952381, 1.027809523809524, 1.025059523809524, 1.0538452380952381, 1.0522619047619048, 1.0569642857142856, 1.0440357142857142, 1.0498928571428572, 1.0359999999999998, 1.0235714285714286, 1.0522380952380952, 0.9968809523809524, 1.0404880952380953, 1.0260714285714285, 0.9944761904761905, 0.9955357142857144, 1.017952380952381, 1.0081190476190478, 0.9846309523809524, 0.9831904761904763, 0.9715357142857144, 0.9771428571428571, 1.0150119047619048, 0.9539285714285716, 1.021059523809524, 0.9784999999999998, 1.044607142857143, 1.0105714285714287, 1.0347261904761904, 1.0367976190476194, 1.0388095238095238, 1.0024642857142858, 0.9883452380952379, 0.9897023809523808, 0.9847738095238096, 0.999202380952381, 0.992547619047619, 1.0072142857142858, 0.9670714285714284, 1.0127619047619048, 0.9855833333333335, 1.014392857142857, 0.9978571428571428, 0.9723809523809525, 1.0238214285714287, 0.9757976190476191, 1.038190476190476, 1.0016785714285714, 1.0450714285714287, 1.0177023809523809, 1.0255714285714286, 1.017202380952381, 0.9763571428571429, 0.9981547619047619, 0.9904166666666666, 0.9874880952380952, 0.986892857142857, 0.9634880952380953, 1.0231666666666666, 0.9771428571428573, 1.0304047619047618, 1.0283809523809524, 1.0013095238095238, 1.027404761904762, 0.9625952380952383, 0.9790714285714286, 0.9539642857142858, 0.9566190476190476, 0.9522976190476191, 0.9872976190476191, 1.01075, 1.008142857142857, 1.0315357142857142, 1.052202380952381, 1.0233690476190478, 1.0508928571428573, 0.983797619047619, 1.012595238095238, 1.0236309523809526, 0.9671190476190477, 0.9871666666666667, 1.0105, 1.0180714285714285, 1.0227142857142857, 1.0292261904761906, 1.0214642857142857, 0.9996666666666668, 1.0091071428571428, 1.038904761904762, 0.9926071428571429, 0.9646785714285715, 1.001857142857143, 0.9691428571428572, 0.9855000000000002, 1.0181428571428572, 0.9667619047619047, 1.0376190476190477, 1.0251428571428571, 1.025, 1.0613452380952382, 1.0273809523809523, 1.0330119047619046, 0.9885357142857144, 0.9843095238095239, 0.9724642857142859, 0.9607619047619048, 0.9627380952380953, 0.9791190476190476, 1.00275, 1.0129404761904763, 1.0251904761904762, 1.0535357142857145, 1.0414285714285714, 1.0286190476190475, 1.0340119047619047, 1.0147619047619048, 0.9818095238095239, 0.9797261904761905, 1.002952380952381, 0.9570595238095239, 1.0082261904761907, 0.9734642857142859, 1.0447857142857142, 1.0053928571428572, 1.0467976190476191, 1.0362857142857145, 0.9940357142857144, 1.0296904761904762, 1.023261904761905, 0.9622857142857142, 0.9757380952380951, 0.9681428571428573, 0.9800357142857143, 0.990952380952381, 0.9967619047619048, 1.0039166666666668, 0.9812380952380951, 1.034857142857143, 0.9827738095238097, 1.024702380952381, 0.9951547619047619, 0.9714999999999999, 1.0000952380952381, 0.9698333333333334, 0.9903452380952382, 1.002797619047619, 0.989452380952381, 0.9795357142857142, 0.9682738095238096, 1.0045357142857143, 0.9828214285714287, 1.0203690476190475, 1.007095238095238, 1.0170357142857143, 0.9773690476190476, 0.9976071428571429, 1.0067619047619047, 0.9602023809523811, 0.9872380952380952, 0.9715357142857144, 1.0135595238095239, 1.0341666666666667, 1.0209642857142858, 1.0372738095238094, 1.0113571428571428, 1.011261904761905, 0.9982261904761904, 1.0237976190476192, 0.9616309523809524, 0.9826785714285714, 1.0220357142857144, 1.0050833333333333, 0.9842380952380952, 1.0372261904761904, 0.9879761904761905, 1.0082976190476192, 1.0066904761904762, 0.9872857142857143, 1.0387380952380953, 0.9965952380952381, 0.9929761904761905, 1.0366190476190478, 0.9875714285714287, 1.0007380952380953, 0.9816785714285716, 1.0102738095238095, 0.9699761904761905, 1.0122499999999999, 0.9789642857142857, 1.0195833333333335, 0.9902738095238094, 1.0052857142857143, 0.9903809523809525, 1.0290714285714286, 1.0136904761904764, 1.0104523809523809, 1.0294404761904763, 1.0227738095238095, 1.0421428571428573, 1.0289285714285714, 1.037404761904762, 0.9975833333333333, 0.9887023809523809, 0.9799285714285715, 0.9699642857142857, 0.9647619047619047, 0.9902380952380954, 0.9570952380952381, 1.0103809523809524, 1.011702380952381, 1.0136190476190474, 1.0395595238095239, 1.023345238095238, 1.0180833333333332, 1.0001785714285714, 0.975202380952381, 0.9777380952380952, 0.9751309523809524, 0.9775357142857143, 1.0211666666666668, 0.9971309523809525, 1.0055238095238095, 1.0270714285714286, 0.9993333333333334, 1.047452380952381, 0.9926785714285713, 0.9937380952380951, 1.0262976190476192, 1.015809523809524, 1.0088690476190476, 1.0146785714285713, 1.014059523809524, 0.9918333333333332, 1.0119047619047619, 1.0472857142857142, 1.0160238095238097, 1.0357142857142858, 1.0205357142857143, 1.002797619047619, 1.0286071428571428, 1.0260595238095238, 0.9771904761904763, 1.0260238095238097, 0.956154761904762, 0.985857142857143, 0.9968928571428572, 0.9721428571428573, 1.0270000000000001, 0.9817619047619046, 1.0174285714285716, 1.0362976190476192, 1.0211309523809522, 1.026154761904762, 1.0426428571428572, 0.9868928571428571, 1.0285595238095238, 0.983452380952381, 0.9719880952380953, 0.9759166666666668, 0.9843095238095239, 0.9690595238095238, 1.0134999999999998, 1.0059404761904762, 1.0228333333333333, 1.041845238095238, 1.0217857142857143, 1.031440476190476, 0.9879285714285715, 1.020392857142857, 0.9597619047619048, 0.9665238095238093, 0.9611666666666668, 0.9617023809523811, 0.9925714285714287, 0.9638928571428571, 1.005047619047619, 0.9955595238095237, 1.002642857142857, 0.976654761904762, 0.9966071428571427, 1.0116666666666667, 1.0047261904761906, 0.9587380952380953, 0.9842619047619048, 1.0097261904761905, 0.9689166666666666, 1.023452380952381, 1.0051666666666668, 0.9697380952380952, 1.0241309523809523, 0.9983095238095236, 0.9810833333333333, 0.9878333333333335, 1.0006547619047619, 1.0102738095238095, 0.9996071428571428, 0.9927857142857142, 0.9696428571428574, 0.9853095238095237, 0.9728452380952382, 0.9767976190476192, 0.9974761904761904, 0.9901309523809523, 0.9964166666666666, 0.9845, 1.0222142857142857, 1.0175833333333333, 1.0142380952380954, 1.0036071428571427, 1.010642857142857, 0.9897142857142857, 1.0205, 0.9806666666666667, 1.016202380952381, 0.9532619047619048, 0.9839523809523811, 0.9826071428571429, 0.9973095238095239, 0.9667261904761906, 0.969095238095238, 0.9969166666666665, 1.0288095238095238, 1.0033095238095238, 1.020154761904762, 1.0236071428571427, 1.0273690476190476, 1.024940476190476, 0.9986547619047619, 1.0488690476190476, 0.9937857142857143, 1.0427857142857144, 1.0435833333333333, 1.0496547619047618, 1.0662380952380954, 1.0528095238095239, 1.054857142857143, 1.0329880952380952, 1.0101071428571429, 0.9896904761904762, 0.9765952380952382, 0.9754285714285715, 0.9753690476190476, 1.0130714285714286, 0.9811428571428571, 0.9979880952380953, 0.9854166666666667, 1.0053452380952381, 1.036547619047619, 1.0081309523809523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799642857142856, 1.002047619047619, 0.9950238095238094, 1.0050000000000001, 1.0164761904761903, 1.0034880952380951, 0.9750357142857142, 0.9804642857142858, 0.9894047619047619, 0.9382261904761904, 0.9605833333333335, 0.9551785714285712, 0.9739047619047618, 0.9785952380952379, 0.9676190476190476, 0.9868571428571429, 0.9860595238095238, 1.0277857142857143, 1.0185833333333334, 1.017202380952381, 1.0201428571428572, 1.0005952380952383, 1.0262976190476192, 0.9782023809523809, 1.0089285714285714, 0.9556666666666668, 0.96975, 0.980952380952381, 0.9478452380952382, 0.9863214285714286, 0.9594523809523808, 0.9960833333333334, 1.0019761904761904, 1.0045119047619049, 1.033702380952381, 1.0537023809523811, 1.042059523809524, 1.0525238095238096, 1.0285238095238094, 1.002559523809524, 1.0197261904761905, 0.9863214285714286, 0.9838690476190476, 1.0217976190476192, 1.0020595238095238, 1.0088333333333335, 0.9895952380952382, 1.0374642857142857, 1.0252380952380953, 0.9997500000000001, 1.0542976190476192, 1.033059523809524, 1.006904761904762, 1.0647380952380954, 1.0336309523809526, 0.9975, 1.035047619047619, 0.9795119047619049, 1.0128571428571427, 0.955261904761905, 0.9617738095238098, 0.9589642857142857, 0.9590476190476193, 0.9679285714285714, 0.9893571428571428, 0.9982261904761904, 0.9777380952380954, 1.0320238095238095, 1.0079285714285713, 1.0104166666666667, 1.0006428571428572, 1.0340595238095236, 1.0166785714285713, 1.0183690476190477, 0.9944047619047619, 1.0177023809523809, 1.0161428571428572, 1.031857142857143, 0.9802500000000001, 1.0194166666666666, 1.026357142857143, 0.9816309523809523, 1.005785714285714, 1.0304047619047618, 1.0239404761904762, 0.9942142857142858, 1.0434642857142857, 1.0426428571428572, 1.0232857142857144, 0.9986785714285715, 1.046011904761905, 0.978, 1.0039999999999998, 1.0315476190476192, 0.9771785714285715, 1.043797619047619, 1.0044166666666665, 1.005904761904762, 1.0276785714285717, 0.9845952380952381, 0.9955, 1.0185119047619047, 0.9918571428571431, 0.9761666666666667, 0.9611071428571429, 0.9587857142857142, 0.9579047619047619, 0.9574404761904763, 0.9567023809523811, 0.9807857142857144, 0.9523690476190476, 1.0148333333333335, 0.9633571428571428, 0.9907023809523811, 1.0214285714285716, 0.9760357142857142, 0.9821785714285715, 0.975595238095238, 1.0085595238095237, 0.96125, 0.9894404761904761, 1.0143809523809524, 1.0050833333333333, 1.0226190476190478, 0.9753809523809525, 1.0327142857142857, 1.0090357142857143, 0.9831428571428572, 1.018547619047619, 0.9831904761904762, 1.0220714285714285, 0.9992023809523809]">
            <text:p>[0.9811190476190477, 1.000547619047619, 0.9755357142857142, 0.9908214285714285, 0.9595476190476191, 0.9698333333333334, 0.9669166666666668, 0.970547619047619, 0.9556904761904764, 0.9918095238095239, 0.9542261904761905, 1.0042857142857142, 0.9879523809523811, 0.9604642857142858, 0.993797619047619, 0.9692023809523811, 1.0017619047619046, 1.0229166666666667, 0.9930714285714286, 1.034845238095238, 1.0389880952380952, 1.0228690476190476, 1.0042857142857142, 1.0357261904761905, 0.9832738095238095, 1.0229285714285714, 0.9518214285714286, 0.9674285714285715, 0.9867142857142858, 0.9604880952380954, 0.9836666666666667, 0.9804285714285715, 0.9606785714285715, 0.9819642857142858, 1.0086666666666666, 0.9890595238095239, 0.9718928571428571, 1.0125595238095237, 0.983059523809524, 1.031642857142857, 1.0221904761904763, 1.0365595238095238, 1.032654761904762, 1.0514166666666667, 1.0228809523809526, 0.9954285714285712, 1.0126785714285713, 0.982261904761905, 0.990297619047619, 1.017607142857143, 0.9697261904761904, 1.0380238095238095, 1.028916666666667, 1.0532857142857144, 1.0452261904761906, 1.038892857142857, 1.0416785714285715, 1.030202380952381, 0.9922976190476192, 0.9959761904761906, 1.0215714285714286, 0.9590119047619048, 0.9842142857142858, 1.0155119047619048, 0.981845238095238, 1.0069166666666667, 1.0248452380952382, 1.0016428571428573, 1.0668333333333333, 1.0434642857142857, 1.0439166666666668, 1.0291666666666666, 1.000857142857143, 1.0316785714285714, 0.9929285714285715, 1.02925, 0.9905119047619048, 1.0291904761904762, 1.016142857142857, 0.9995833333333334, 1.0433809523809525, 0.9777023809523807, 1.0152261904761903, 1.0026904761904762, 0.9619761904761904, 1.005595238095238, 0.9599047619047619, 1.002345238095238, 1.0086190476190477, 1.0030357142857143, 0.9963809523809524, 1.0119880952380953, 0.9700119047619047, 0.9831547619047618, 0.9699285714285715, 0.9967261904761906, 0.9622380952380952, 1.0001547619047622, 1.004595238095238, 1.0241904761904763, 0.9911071428571429, 1.0336428571428573, 1.0377023809523809, 1.036952380952381, 0.9920119047619048, 1.0436309523809524, 1.0118571428571428, 0.9920833333333334, 1.0284880952380953, 0.9900476190476191, 1.0041785714285714, 0.9791904761904762, 0.9967619047619048, 1.031702380952381, 0.9951071428571429, 0.9920357142857144, 0.975702380952381, 0.9946785714285714, 0.9681428571428573, 0.9754047619047619, 1.0092380952380953, 0.9751666666666668, 1.05275, 1.039, 1.0471309523809524, 1.0535119047619048, 1.0065833333333334, 1.0443452380952383, 1.029440476190476, 0.9919642857142857, 1.0435476190476192, 1.0279404761904762, 1.0155714285714286, 1.040511904761905, 1.0253690476190476, 1.0199642857142859, 0.9816785714285716, 0.9854285714285714, 0.9924880952380952, 0.9629880952380955, 0.9813809523809525, 1.0151309523809526, 1.0146666666666666, 1.0447142857142857, 1.0335952380952382, 1.0437261904761905, 1.046, 0.9948928571428571, 0.9963333333333334, 0.9864285714285712, 1.007845238095238, 0.9663095238095238, 1.022952380952381, 1.027809523809524, 1.025059523809524, 1.0538452380952381, 1.0522619047619048, 1.0569642857142856, 1.0440357142857142, 1.0498928571428572, 1.0359999999999998, 1.0235714285714286, 1.0522380952380952, 0.9968809523809524, 1.0404880952380953, 1.0260714285714285, 0.9944761904761905, 0.9955357142857144, 1.017952380952381, 1.0081190476190478, 0.9846309523809524, 0.9831904761904763, 0.9715357142857144, 0.9771428571428571, 1.0150119047619048, 0.9539285714285716, 1.021059523809524, 0.9784999999999998, 1.044607142857143, 1.0105714285714287, 1.0347261904761904, 1.0367976190476194, 1.0388095238095238, 1.0024642857142858, 0.9883452380952379, 0.9897023809523808, 0.9847738095238096, 0.999202380952381, 0.992547619047619, 1.0072142857142858, 0.9670714285714284, 1.0127619047619048, 0.9855833333333335, 1.014392857142857, 0.9978571428571428, 0.9723809523809525, 1.0238214285714287, 0.9757976190476191, 1.038190476190476, 1.0016785714285714, 1.0450714285714287, 1.0177023809523809, 1.0255714285714286, 1.017202380952381, 0.9763571428571429, 0.9981547619047619, 0.9904166666666666, 0.9874880952380952, 0.986892857142857, 0.9634880952380953, 1.0231666666666666, 0.9771428571428573, 1.0304047619047618, 1.0283809523809524, 1.0013095238095238, 1.027404761904762, 0.9625952380952383, 0.9790714285714286, 0.9539642857142858, 0.9566190476190476, 0.9522976190476191, 0.9872976190476191, 1.01075, 1.008142857142857, 1.0315357142857142, 1.052202380952381, 1.0233690476190478, 1.0508928571428573, 0.983797619047619, 1.012595238095238, 1.0236309523809526, 0.9671190476190477, 0.9871666666666667, 1.0105, 1.0180714285714285, 1.0227142857142857, 1.0292261904761906, 1.0214642857142857, 0.9996666666666668, 1.0091071428571428, 1.038904761904762, 0.9926071428571429, 0.9646785714285715, 1.001857142857143, 0.9691428571428572, 0.9855000000000002, 1.0181428571428572, 0.9667619047619047, 1.0376190476190477, 1.0251428571428571, 1.025, 1.0613452380952382, 1.0273809523809523, 1.0330119047619046, 0.9885357142857144, 0.9843095238095239, 0.9724642857142859, 0.9607619047619048, 0.9627380952380953, 0.9791190476190476, 1.00275, 1.0129404761904763, 1.0251904761904762, 1.0535357142857145, 1.0414285714285714, 1.0286190476190475, 1.0340119047619047, 1.0147619047619048, 0.9818095238095239, 0.9797261904761905, 1.002952380952381, 0.9570595238095239, 1.0082261904761907, 0.9734642857142859, 1.0447857142857142, 1.0053928571428572, 1.0467976190476191, 1.0362857142857145, 0.9940357142857144, 1.0296904761904762, 1.023261904761905, 0.9622857142857142, 0.9757380952380951, 0.9681428571428573, 0.9800357142857143, 0.990952380952381, 0.9967619047619048, 1.0039166666666668, 0.9812380952380951, 1.034857142857143, 0.9827738095238097, 1.024702380952381, 0.9951547619047619, 0.9714999999999999, 1.0000952380952381, 0.9698333333333334, 0.9903452380952382, 1.002797619047619, 0.989452380952381, 0.9795357142857142, 0.9682738095238096, 1.0045357142857143, 0.9828214285714287, 1.0203690476190475, 1.007095238095238, 1.0170357142857143, 0.9773690476190476, 0.9976071428571429, 1.0067619047619047, 0.9602023809523811, 0.9872380952380952, 0.9715357142857144, 1.0135595238095239, 1.0341666666666667, 1.0209642857142858, 1.0372738095238094, 1.0113571428571428, 1.011261904761905, 0.9982261904761904, 1.0237976190476192, 0.9616309523809524, 0.9826785714285714, 1.0220357142857144, 1.0050833333333333, 0.9842380952380952, 1.0372261904761904, 0.9879761904761905, 1.0082976190476192, 1.0066904761904762, 0.9872857142857143, 1.0387380952380953, 0.9965952380952381, 0.9929761904761905, 1.0366190476190478, 0.9875714285714287, 1.0007380952380953, 0.9816785714285716, 1.0102738095238095, 0.9699761904761905, 1.0122499999999999, 0.9789642857142857, 1.0195833333333335, 0.9902738095238094, 1.0052857142857143, 0.9903809523809525, 1.0290714285714286, 1.0136904761904764, 1.0104523809523809, 1.0294404761904763, 1.0227738095238095, 1.0421428571428573, 1.0289285714285714, 1.037404761904762, 0.9975833333333333, 0.9887023809523809, 0.9799285714285715, 0.9699642857142857, 0.9647619047619047, 0.9902380952380954, 0.9570952380952381, 1.0103809523809524, 1.011702380952381, 1.0136190476190474, 1.0395595238095239, 1.023345238095238, 1.0180833333333332, 1.0001785714285714, 0.975202380952381, 0.9777380952380952, 0.9751309523809524, 0.9775357142857143, 1.0211666666666668, 0.9971309523809525, 1.0055238095238095, 1.0270714285714286, 0.9993333333333334, 1.047452380952381, 0.9926785714285713, 0.9937380952380951, 1.0262976190476192, 1.015809523809524, 1.0088690476190476, 1.0146785714285713, 1.014059523809524, 0.9918333333333332, 1.0119047619047619, 1.0472857142857142, 1.0160238095238097, 1.0357142857142858, 1.0205357142857143, 1.002797619047619, 1.0286071428571428, 1.0260595238095238, 0.9771904761904763, 1.0260238095238097, 0.956154761904762, 0.985857142857143, 0.9968928571428572, 0.9721428571428573, 1.0270000000000001, 0.9817619047619046, 1.0174285714285716, 1.0362976190476192, 1.0211309523809522, 1.026154761904762, 1.0426428571428572, 0.9868928571428571, 1.0285595238095238, 0.983452380952381, 0.9719880952380953, 0.9759166666666668, 0.9843095238095239, 0.9690595238095238, 1.0134999999999998, 1.0059404761904762, 1.0228333333333333, 1.041845238095238, 1.0217857142857143, 1.031440476190476, 0.9879285714285715, 1.020392857142857, 0.9597619047619048, 0.9665238095238093, 0.9611666666666668, 0.9617023809523811, 0.9925714285714287, 0.9638928571428571, 1.005047619047619, 0.9955595238095237, 1.002642857142857, 0.976654761904762, 0.9966071428571427, 1.0116666666666667, 1.0047261904761906, 0.9587380952380953, 0.9842619047619048, 1.0097261904761905, 0.9689166666666666, 1.023452380952381, 1.0051666666666668, 0.9697380952380952, 1.0241309523809523, 0.9983095238095236, 0.9810833333333333, 0.9878333333333335, 1.0006547619047619, 1.0102738095238095, 0.9996071428571428, 0.9927857142857142, 0.9696428571428574, 0.9853095238095237, 0.9728452380952382, 0.9767976190476192, 0.9974761904761904, 0.9901309523809523, 0.9964166666666666, 0.9845, 1.0222142857142857, 1.0175833333333333, 1.0142380952380954, 1.0036071428571427, 1.010642857142857, 0.9897142857142857, 1.0205, 0.9806666666666667, 1.016202380952381, 0.9532619047619048, 0.9839523809523811, 0.9826071428571429, 0.9973095238095239, 0.9667261904761906, 0.969095238095238, 0.9969166666666665, 1.0288095238095238, 1.0033095238095238, 1.020154761904762, 1.0236071428571427, 1.0273690476190476, 1.024940476190476, 0.9986547619047619, 1.0488690476190476, 0.9937857142857143, 1.0427857142857144, 1.0435833333333333, 1.0496547619047618, 1.0662380952380954, 1.0528095238095239, 1.054857142857143, 1.0329880952380952, 1.0101071428571429, 0.9896904761904762, 0.9765952380952382, 0.9754285714285715, 0.9753690476190476, 1.0130714285714286, 0.9811428571428571, 0.9979880952380953, 0.9854166666666667, 1.0053452380952381, 1.036547619047619, 1.0081309523809523, 1.015952380952381, 0.9972857142857143, 0.9835833333333335, 0.9998095238095237, 0.9689761904761905, 0.9612738095238095, 0.9846904761904762, 0.9442142857142857, 1.001404761904762, 0.9578452380952381, 1.0019404761904762, 0.9881190476190476, 0.9647619047619048, 0.9886309523809522, 0.9721309523809523, 0.9603809523809523, 0.9663095238095238, 0.980107142857143, 0.9799642857142856, 1.002047619047619, 0.9950238095238094, 1.0050000000000001, 1.0164761904761903, 1.0034880952380951, 0.9750357142857142, 0.9804642857142858, 0.9894047619047619, 0.9382261904761904, 0.9605833333333335, 0.9551785714285712, 0.9739047619047618, 0.9785952380952379, 0.9676190476190476, 0.9868571428571429, 0.9860595238095238, 1.0277857142857143, 1.0185833333333334, 1.017202380952381, 1.0201428571428572, 1.0005952380952383, 1.0262976190476192, 0.9782023809523809, 1.0089285714285714, 0.9556666666666668, 0.96975, 0.980952380952381, 0.9478452380952382, 0.9863214285714286, 0.9594523809523808, 0.9960833333333334, 1.0019761904761904, 1.0045119047619049, 1.033702380952381, 1.0537023809523811, 1.042059523809524, 1.0525238095238096, 1.0285238095238094, 1.002559523809524, 1.0197261904761905, 0.9863214285714286, 0.9838690476190476, 1.0217976190476192, 1.0020595238095238, 1.0088333333333335, 0.9895952380952382, 1.0374642857142857, 1.0252380952380953, 0.9997500000000001, 1.0542976190476192, 1.033059523809524, 1.006904761904762, 1.0647380952380954, 1.0336309523809526, 0.9975, 1.035047619047619, 0.9795119047619049, 1.0128571428571427, 0.955261904761905, 0.9617738095238098, 0.9589642857142857, 0.9590476190476193, 0.9679285714285714, 0.9893571428571428, 0.9982261904761904, 0.9777380952380954, 1.0320238095238095, 1.0079285714285713, 1.0104166666666667, 1.0006428571428572, 1.0340595238095236, 1.0166785714285713, 1.0183690476190477, 0.9944047619047619, 1.0177023809523809, 1.0161428571428572, 1.031857142857143, 0.9802500000000001, 1.0194166666666666, 1.026357142857143, 0.9816309523809523, 1.005785714285714, 1.0304047619047618, 1.0239404761904762, 0.9942142857142858, 1.0434642857142857, 1.0426428571428572, 1.0232857142857144, 0.9986785714285715, 1.046011904761905, 0.978, 1.0039999999999998, 1.0315476190476192, 0.9771785714285715, 1.043797619047619, 1.0044166666666665, 1.005904761904762, 1.0276785714285717, 0.9845952380952381, 0.9955, 1.0185119047619047, 0.9918571428571431, 0.9761666666666667, 0.9611071428571429, 0.9587857142857142, 0.9579047619047619, 0.9574404761904763, 0.9567023809523811, 0.9807857142857144, 0.9523690476190476, 1.0148333333333335, 0.9633571428571428, 0.9907023809523811, 1.0214285714285716, 0.9760357142857142, 0.9821785714285715, 0.975595238095238, 1.0085595238095237, 0.96125, 0.9894404761904761, 1.0143809523809524, 1.0050833333333333, 1.0226190476190478, 0.9753809523809525, 1.0327142857142857, 1.0090357142857143, 0.9831428571428572, 1.018547619047619, 0.9831904761904762, 1.0220714285714285, 0.9992023809523809]</text:p>
          </table:table-cell>
          <table:table-cell office:value-type="float" office:value="5.718195915222168">
            <text:p>5.718195915222168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MTIETISETSCFGGRIGFYRHASECNHCDMQFSVFVPPQAANGKVPVLTFLSGLTCTEENFMVKSGAQRVAAELGLMLVSPDTSPRGEGVPDDPDKDYDFGLAAGFYLNASEEPWSRHYHMYDYITQELPLAVFDNFPGDPERQSLTGHSMGGHGALTIGLRNPGRYKSLSAFAPICTTLHSPWGKKALGYYLGSNTATWHDYDACEVARSVVDANAFGKILIDQGAEDPFLAEQLRPDLFEAAASESGLNVELRMHAGYDHGYYFISTFIEDHLRHHAAALGN">
            <text:p>MTIETISETSCFGGRIGFYRHASECNHCDMQFSVFVPPQAANGKVPVLTFLSGLTCTEENFMVKSGAQRVAAELGLMLVSPDTSPRGEGVPDDPDKDYDFGLAAGFYLNASEEPWSRHYHMYDYITQELPLAVFDNFPGDPERQSLTGHSMGGHGALTIGLRNPGRYKSLSAFAPICTTLHSPWGKKALGYYLGSNTATWHDYDACEVARSVVDANAFGKILIDQGAEDPFLAEQLRPDLFEAAASESGLNVELRMHAGYDHGYYFISTFIEDHLRHHAAALGN</text:p>
          </table:table-cell>
          <table:table-cell office:value-type="string" office:value="BFDNEDID_27715">
            <text:p>BFDNEDID_27715</text:p>
          </table:table-cell>
          <table:table-cell office:value-type="float" office:value="284">
            <text:p>284</text:p>
          </table:table-cell>
          <table:table-cell office:value-type="float" office:value="0.11267605633802817">
            <text:p>0.11267605633802817</text:p>
          </table:table-cell>
          <table:table-cell office:value-type="float" office:value="-0.2563380281690144">
            <text:p>-0.2563380281690144</text:p>
          </table:table-cell>
          <table:table-cell office:value-type="float" office:value="54.31697183098591">
            <text:p>54.31697183098591</text:p>
          </table:table-cell>
          <table:table-cell office:value-type="float" office:value="31169.440800000008">
            <text:p>31169.440800000008</text:p>
          </table:table-cell>
          <table:table-cell office:value-type="string" office:value="(0.28169014084507044, 0.25704225352112675, 0.27464788732394363)">
            <text:p>(0.28169014084507044, 0.25704225352112675, 0.27464788732394363)</text:p>
          </table:table-cell>
          <table:table-cell office:value-type="string" office:value="[0.9912857142857143, 1.0335119047619048, 1.024154761904762, 0.9952142857142857, 1.0128809523809525, 0.9725714285714285, 0.9940952380952381, 1.006738095238095, 0.9863928571428572, 0.9816428571428572, 0.9649523809523808, 0.9985119047619045, 0.9542023809523809, 0.9697619047619048, 0.9825000000000002, 0.9671428571428571, 0.9904880952380951, 1.0047738095238095, 1.0117380952380952, 0.9660476190476188, 1.0223333333333333, 0.9746428571428571, 0.9796666666666667, 1.0114166666666666, 0.9619642857142856, 1.0006547619047619, 0.9567857142857144, 0.9985000000000002, 0.9531309523809524, 0.9666547619047619, 0.9773333333333332, 1.0034880952380953, 0.9948690476190475, 1.0008214285714285, 1.0016666666666667, 1.0199880952380953, 1.0338214285714284, 1.0204642857142856, 1.0337500000000002, 0.9815833333333334, 1.0258571428571428, 0.9704761904761904, 0.9763690476190477, 0.9798809523809524, 0.95075, 0.970904761904762, 0.9917976190476191, 0.974714285714285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60119047619048, 1.0030952380952383, 0.9943214285714286, 1.0159404761904764, 0.9637976190476191, 1.0038928571428571, 0.9621785714285715, 0.9762619047619048, 0.9682023809523811, 0.9732976190476191, 1.0075238095238095, 1.0014404761904763, 1.0204880952380952, 1.0131190476190477, 1.0407619047619048, 1.0388333333333333, 1.0305238095238096, 1.0372380952380953, 1.0434880952380954, 1.0218333333333331, 1.012154761904762, 1.0519642857142855, 1.0412142857142856, 1.0462619047619046, 1.0488333333333333, 1.0573214285714285, 1.064309523809524, 1.0419047619047621, 1.0091785714285715, 1.0435119047619048, 0.9770119047619048, 1.0134642857142857, 0.9680595238095239, 0.9880714285714286, 0.9774880952380952, 0.979892857142857, 0.95075, 0.9694523809523811, 0.9725714285714285, 1.0036904761904761, 0.9881428571428572, 1.026964285714286, 1.037595238095238, 1.0385952380952381, 1.0306785714285713, 0.9994285714285714, 1.0380833333333332, 0.991797619047619, 0.9720833333333335, 0.963202380952381, 0.9668214285714287, 0.9631785714285714, 0.9542142857142857, 0.9871190476190477, 0.9440595238095238, 0.9776904761904762, 0.9970119047619047, 1.0034166666666666, 1.0138690476190477, 0.9731190476190476, 1.0197857142857143, 0.9699285714285717, 0.9918571428571429, 0.968845238095238, 0.9694761904761906, 1.0087738095238095, 0.9862142857142857, 0.976202380952381, 1.0337619047619049, 1.0215357142857142, 1.0422261904761905, 1.0363690476190477, 1.0529285714285714, 1.0285, 1.0402142857142858, 1.0291190476190477, 0.99425, 1.017345238095238, 1.0051785714285713, 0.9830833333333333, 1.0154404761904763, 0.9799285714285714, 1.0153095238095236, 1.0019285714285713, 0.9825357142857143, 1.0099166666666666, 0.9792619047619047, 0.9755, 0.9882857142857142, 0.9616904761904763, 0.9978571428571428, 0.9670119047619049, 1.006797619047619, 1.0127738095238095, 1.0105, 1.0150357142857143, 1.0158690476190475, 1.0033809523809525, 1.048761904761905, 1.0060952380952382, 0.9871309523809522, 1.019857142857143, 0.9858928571428571, 0.9774285714285714, 0.9895238095238094, 0.9859285714285713, 0.9514761904761906, 0.9616785714285714, 0.9799642857142856, 0.9693333333333334, 0.9623690476190476, 0.9755952380952382, 1.000047619047619, 0.9970595238095237, 0.9795119047619048, 1.0363809523809524, 1.0353571428571429, 1.0290119047619046, 0.9997500000000001, 0.9978928571428572, 1.0128809523809523, 0.9644880952380953, 0.9731071428571428, 0.973892857142857, 1.0000833333333332, 0.9976309523809525, 1.0025, 0.99425, 0.9961309523809524, 0.9971666666666666, 0.966547619047619, 0.9878214285714286, 1.003238095238095, 0.9575952380952382, 1.014642857142857, 0.976202380952381, 0.9775833333333334, 1.0262261904761907, 0.9629642857142858, 1.0012380952380955, 0.9911190476190477, 0.9978214285714286, 0.9709285714285715, 0.9886785714285713, 1.0195119047619048, 0.9801309523809524, 1.007809523809524, 0.9883809523809524, 0.9872738095238095, 1.0188095238095238, 1.0058095238095237, 0.9598452380952383, 0.9879285714285713, 0.9868333333333335, 1.0209285714285716, 0.999345238095238, 1.0128095238095238, 1.0183095238095237, 1.0519761904761904, 1.0266666666666668, 1.0176071428571427, 0.9879166666666667, 1.008, 1.0084761904761905, 1.0189642857142858, 0.9930714285714286, 0.9890119047619047, 1.023654761904762, 1.0169642857142858, 1.0141904761904763, 0.9793928571428572, 0.9936785714285714, 1.0309523809523808, 0.9805357142857142, 1.0031309523809524, 1.0085119047619049, 1.0317857142857143, 1.0361785714285714, 1.0195595238095239, 1.021607142857143, 1.0033809523809527, 1.0333928571428572, 0.9842738095238097, 1.0275595238095239, 0.9632261904761905, 0.9993571428571428, 0.9752857142857143, 0.9780833333333334, 0.9880714285714285, 0.9896547619047618, 0.9688452380952383, 1.0131666666666665, 0.9661190476190478, 0.9961785714285715, 0.9523928571428572, 0.962607142857143, 0.9574285714285713, 0.956738095238095, 0.9789166666666667, 0.9565238095238096, 0.9610000000000001, 0.984154761904762, 1.0201309523809525, 0.9930119047619049, 0.9719166666666668, 0.983547619047619, 0.9965952380952381, 0.9688214285714286, 0.9713095238095241, 0.9735595238095238, 0.9725119047619047]">
            <text:p>[0.9912857142857143, 1.0335119047619048, 1.024154761904762, 0.9952142857142857, 1.0128809523809525, 0.9725714285714285, 0.9940952380952381, 1.006738095238095, 0.9863928571428572, 0.9816428571428572, 0.9649523809523808, 0.9985119047619045, 0.9542023809523809, 0.9697619047619048, 0.9825000000000002, 0.9671428571428571, 0.9904880952380951, 1.0047738095238095, 1.0117380952380952, 0.9660476190476188, 1.0223333333333333, 0.9746428571428571, 0.9796666666666667, 1.0114166666666666, 0.9619642857142856, 1.0006547619047619, 0.9567857142857144, 0.9985000000000002, 0.9531309523809524, 0.9666547619047619, 0.9773333333333332, 1.0034880952380953, 0.9948690476190475, 1.0008214285714285, 1.0016666666666667, 1.0199880952380953, 1.0338214285714284, 1.0204642857142856, 1.0337500000000002, 0.9815833333333334, 1.0258571428571428, 0.9704761904761904, 0.9763690476190477, 0.9798809523809524, 0.95075, 0.970904761904762, 0.9917976190476191, 0.974714285714285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60119047619048, 1.0030952380952383, 0.9943214285714286, 1.0159404761904764, 0.9637976190476191, 1.0038928571428571, 0.9621785714285715, 0.9762619047619048, 0.9682023809523811, 0.9732976190476191, 1.0075238095238095, 1.0014404761904763, 1.0204880952380952, 1.0131190476190477, 1.0407619047619048, 1.0388333333333333, 1.0305238095238096, 1.0372380952380953, 1.0434880952380954, 1.0218333333333331, 1.012154761904762, 1.0519642857142855, 1.0412142857142856, 1.0462619047619046, 1.0488333333333333, 1.0573214285714285, 1.064309523809524, 1.0419047619047621, 1.0091785714285715, 1.0435119047619048, 0.9770119047619048, 1.0134642857142857, 0.9680595238095239, 0.9880714285714286, 0.9774880952380952, 0.979892857142857, 0.95075, 0.9694523809523811, 0.9725714285714285, 1.0036904761904761, 0.9881428571428572, 1.026964285714286, 1.037595238095238, 1.0385952380952381, 1.0306785714285713, 0.9994285714285714, 1.0380833333333332, 0.991797619047619, 0.9720833333333335, 0.963202380952381, 0.9668214285714287, 0.9631785714285714, 0.9542142857142857, 0.9871190476190477, 0.9440595238095238, 0.9776904761904762, 0.9970119047619047, 1.0034166666666666, 1.0138690476190477, 0.9731190476190476, 1.0197857142857143, 0.9699285714285717, 0.9918571428571429, 0.968845238095238, 0.9694761904761906, 1.0087738095238095, 0.9862142857142857, 0.976202380952381, 1.0337619047619049, 1.0215357142857142, 1.0422261904761905, 1.0363690476190477, 1.0529285714285714, 1.0285, 1.0402142857142858, 1.0291190476190477, 0.99425, 1.017345238095238, 1.0051785714285713, 0.9830833333333333, 1.0154404761904763, 0.9799285714285714, 1.0153095238095236, 1.0019285714285713, 0.9825357142857143, 1.0099166666666666, 0.9792619047619047, 0.9755, 0.9882857142857142, 0.9616904761904763, 0.9978571428571428, 0.9670119047619049, 1.006797619047619, 1.0127738095238095, 1.0105, 1.0150357142857143, 1.0158690476190475, 1.0033809523809525, 1.048761904761905, 1.0060952380952382, 0.9871309523809522, 1.019857142857143, 0.9858928571428571, 0.9774285714285714, 0.9895238095238094, 0.9859285714285713, 0.9514761904761906, 0.9616785714285714, 0.9799642857142856, 0.9693333333333334, 0.9623690476190476, 0.9755952380952382, 1.000047619047619, 0.9970595238095237, 0.9795119047619048, 1.0363809523809524, 1.0353571428571429, 1.0290119047619046, 0.9997500000000001, 0.9978928571428572, 1.0128809523809523, 0.9644880952380953, 0.9731071428571428, 0.973892857142857, 1.0000833333333332, 0.9976309523809525, 1.0025, 0.99425, 0.9961309523809524, 0.9971666666666666, 0.966547619047619, 0.9878214285714286, 1.003238095238095, 0.9575952380952382, 1.014642857142857, 0.976202380952381, 0.9775833333333334, 1.0262261904761907, 0.9629642857142858, 1.0012380952380955, 0.9911190476190477, 0.9978214285714286, 0.9709285714285715, 0.9886785714285713, 1.0195119047619048, 0.9801309523809524, 1.007809523809524, 0.9883809523809524, 0.9872738095238095, 1.0188095238095238, 1.0058095238095237, 0.9598452380952383, 0.9879285714285713, 0.9868333333333335, 1.0209285714285716, 0.999345238095238, 1.0128095238095238, 1.0183095238095237, 1.0519761904761904, 1.0266666666666668, 1.0176071428571427, 0.9879166666666667, 1.008, 1.0084761904761905, 1.0189642857142858, 0.9930714285714286, 0.9890119047619047, 1.023654761904762, 1.0169642857142858, 1.0141904761904763, 0.9793928571428572, 0.9936785714285714, 1.0309523809523808, 0.9805357142857142, 1.0031309523809524, 1.0085119047619049, 1.0317857142857143, 1.0361785714285714, 1.0195595238095239, 1.021607142857143, 1.0033809523809527, 1.0333928571428572, 0.9842738095238097, 1.0275595238095239, 0.9632261904761905, 0.9993571428571428, 0.9752857142857143, 0.9780833333333334, 0.9880714285714285, 0.9896547619047618, 0.9688452380952383, 1.0131666666666665, 0.9661190476190478, 0.9961785714285715, 0.9523928571428572, 0.962607142857143, 0.9574285714285713, 0.956738095238095, 0.9789166666666667, 0.9565238095238096, 0.9610000000000001, 0.984154761904762, 1.0201309523809525, 0.9930119047619049, 0.9719166666666668, 0.983547619047619, 0.9965952380952381, 0.9688214285714286, 0.9713095238095241, 0.9735595238095238, 0.9725119047619047]</text:p>
          </table:table-cell>
          <table:table-cell office:value-type="float" office:value="5.042494010925293">
            <text:p>5.042494010925293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MAKATDFDPRVLKLFDGYVHGTVSRRQFIDQAAAFTVSSAAVLASLSPDYAKAQQVDPDDASISVSYKKYASPNGAGEMRGYFARPTVIDHKLPGVVVVHENRGLNPYIEDVARRLAVAGFIAFAPDALWPLGGYPGNDDDGRAMQRERDGAEMVEDFVAAVEFLQKHPDSNGSVGSVGFCFGGGMSMRLAVRVADLDAAVAFYGRHPSAEDAARIEAPLMLHHAALDERVNAGWPDFEKALKANDKDYANYLYPDANHGFHNDTTPRFDEESAARAWQRTLEHFKTHLKTGAA">
            <text:p>MAKATDFDPRVLKLFDGYVHGTVSRRQFIDQAAAFTVSSAAVLASLSPDYAKAQQVDPDDASISVSYKKYASPNGAGEMRGYFARPTVIDHKLPGVVVVHENRGLNPYIEDVARRLAVAGFIAFAPDALWPLGGYPGNDDDGRAMQRERDGAEMVEDFVAAVEFLQKHPDSNGSVGSVGFCFGGGMSMRLAVRVADLDAAVAFYGRHPSAEDAARIEAPLMLHHAALDERVNAGWPDFEKALKANDKDYANYLYPDANHGFHNDTTPRFDEESAARAWQRTLEHFKTHLKTGAA</text:p>
          </table:table-cell>
          <table:table-cell office:value-type="string" office:value="BFDNEDID_30713">
            <text:p>BFDNEDID_30713</text:p>
          </table:table-cell>
          <table:table-cell office:value-type="float" office:value="294">
            <text:p>294</text:p>
          </table:table-cell>
          <table:table-cell office:value-type="float" office:value="0.10204081632653061">
            <text:p>0.10204081632653061</text:p>
          </table:table-cell>
          <table:table-cell office:value-type="float" office:value="-0.3510204081632655">
            <text:p>-0.3510204081632655</text:p>
          </table:table-cell>
          <table:table-cell office:value-type="float" office:value="28.929625850340145">
            <text:p>28.929625850340145</text:p>
          </table:table-cell>
          <table:table-cell office:value-type="float" office:value="32104.436500000014">
            <text:p>32104.436500000014</text:p>
          </table:table-cell>
          <table:table-cell office:value-type="string" office:value="(0.2653061224489796, 0.217687074829932, 0.2891156462585034)">
            <text:p>(0.2653061224489796, 0.217687074829932, 0.2891156462585034)</text:p>
          </table:table-cell>
          <table:table-cell office:value-type="string" office:value="[1.0274047619047617, 0.9885833333333333, 1.0403809523809524, 1.0029523809523808, 0.9999166666666668, 0.9856785714285714, 0.9889285714285714, 1.0212261904761906, 0.9593095238095237, 0.9806309523809524, 1.0113452380952381, 0.9786309523809523, 0.9644285714285714, 0.9753809523809525, 0.9772142857142857, 0.9934761904761904, 0.9745714285714286, 0.9724166666666667, 1.0150357142857143, 0.9919166666666664, 0.9967380952380954, 1.0006309523809525, 0.9721309523809525, 0.99475, 1.0180833333333335, 0.9908214285714285, 0.9837023809523809, 0.9890357142857142, 0.9849404761904762, 0.9686785714285714, 0.9928214285714285, 0.9675714285714287, 1.0065833333333334, 0.9904761904761905, 0.9783333333333334, 0.9867857142857143, 0.9728452380952382, 0.9780357142857143, 0.9850000000000001, 0.9939404761904762, 0.9736309523809523, 1.0205119047619047, 1.0093214285714285, 1.0210000000000001, 0.9911547619047619, 1.024142857142857, 1.0415357142857142, 0.99575, 1.0258690476190477, 1.0175119047619048, 1.0031547619047618, 1.0518690476190475, 1.0259642857142854, 1.0395833333333333, 1.0336190476190477, 1.014797619047619, 1.0336785714285714, 0.9903333333333332, 1.0222380952380952, 0.9766785714285714, 1.0222857142857145, 0.983654761904762, 1.0399404761904765, 1.018547619047619, 0.9876309523809526, 1.0305238095238094, 1.0334642857142857, 1.0268809523809526, 1.0245595238095238, 1.024202380952381, 1.020047619047619, 1.0350595238095237, 1.0364285714285717, 0.991345238095238, 1.0148690476190478, 0.9999880952380952, 0.9692500000000001, 0.9779761904761906, 0.9904523809523809, 0.9864166666666666, 0.990297619047619, 0.9767738095238094, 0.9739285714285715, 0.9888571428571428, 1.0163571428571427, 0.9743690476190477, 1.0289761904761905, 0.9736785714285713, 1.023595238095238, 0.994607142857143, 0.9648928571428572, 0.969904761904762, 0.9622738095238096, 0.9663690476190476, 0.9751428571428572, 1.0123809523809524, 0.9920238095238095, 1.0028809523809525, 1.0204642857142856, 0.9963809523809524, 1.0272380952380953, 1.003440476190476, 0.9805238095238096, 0.9977261904761905, 1.0297857142857143, 1.0009285714285714, 0.9775952380952382, 1.00525, 0.9993095238095238, 0.989857142857143, 0.9659642857142856, 0.9839761904761904, 0.9636071428571429, 0.9784404761904762, 0.9761190476190477, 0.9414642857142856, 0.9614285714285713, 0.9712738095238096, 0.9564761904761906, 0.9884404761904761, 0.9953928571428572, 0.9941785714285714, 0.978904761904762, 0.978095238095238, 0.9776904761904762, 1.0092738095238094, 0.9597619047619048, 1.0007857142857142, 0.9924880952380951, 0.9827619047619048, 1.0332499999999998, 1.0175119047619048, 1.0367619047619048, 1.0449047619047622, 1.046357142857143, 1.0482261904761903, 1.0321309523809523, 1.0251904761904762, 1.0140238095238094, 1.0068095238095238, 1.0262380952380952, 1.0106666666666666, 1.039607142857143, 1.0135595238095239, 1.0466071428571428, 1.029202380952381, 1.0180714285714285, 1.0435, 0.993547619047619, 1.007452380952381, 1.0340833333333332, 0.9975238095238096, 0.9671547619047619, 0.9833333333333334, 0.9907857142857143, 0.9793928571428572, 0.9626547619047618, 1.0045, 0.953654761904762, 0.9923214285714285, 1.0146071428571428, 1.020952380952381, 0.9918095238095239, 1.0418571428571428, 1.0388214285714286, 1.0382619047619048, 1.037857142857143, 1.0288214285714286, 1.0333452380952384, 0.9980000000000001, 1.0289047619047618, 1.0058690476190477, 0.970202380952381, 0.9959523809523809, 0.947952380952381, 0.9633809523809523, 0.9653809523809523, 0.9893214285714285, 0.9826309523809523, 0.9893333333333333, 0.9822142857142857, 1.0147619047619048, 0.9785238095238095, 0.9958690476190477, 0.965809523809524, 0.9807142857142856, 0.9597023809523809, 0.9846190476190476, 0.9592261904761905, 0.9889880952380953, 1.004404761904762, 0.9702500000000001, 1.020202380952381, 0.9794761904761904, 0.9885714285714287, 0.9672499999999999, 0.9781071428571428, 0.9544880952380953, 0.9646785714285715, 0.9882499999999999, 0.9773571428571428, 0.9801428571428572, 1.0205000000000002, 1.0174642857142857, 1.014345238095238, 1.047619047619048, 1.0253214285714287, 1.0085714285714285, 1.0163928571428573, 1.0138333333333334, 0.9927499999999999, 1.0327738095238097, 0.9801666666666667, 1.007845238095238, 0.9670595238095239, 0.9791785714285715, 0.9655952380952383, 0.9628452380952381, 0.957547619047619, 0.9678214285714285, 0.9754880952380953, 0.9781785714285715, 1.0211190476190477, 1.0142619047619048, 0.9984761904761905, 0.9985000000000002, 1.0276785714285714, 0.993845238095238, 1.0109523809523808, 0.9721785714285713, 1.0260119047619047, 1.0158333333333336, 0.9875595238095238, 1.05, 1.0272023809523811, 1.006904761904762, 1.013785714285714, 1.054, 1.0117261904761905, 1.0479761904761904, 1.0413928571428572, 1.0475595238095239, 1.0357380952380955, 1.0013214285714287, 1.021797619047619, 1.0081666666666667, 0.9637619047619048, 0.9792738095238094, 0.9762380952380953, 1.0106904761904763, 1.0008333333333332, 0.9878333333333332, 1.0165, 0.9832857142857143, 1.0122261904761902, 0.9718214285714287, 0.9960595238095238, 1.0129285714285716, 1.007547619047619, 0.9989404761904762, 1.009440476190476, 1.0232738095238094, 1.0099166666666666, 1.0012738095238096, 1.0513690476190476, 1.038452380952381, 1.0392380952380953, 1.0289642857142858, 1.0198333333333334, 1.018904761904762, 1.0099285714285715, 0.9904404761904763, 0.9719761904761904, 1.0067619047619047, 0.9846071428571428, 0.9900238095238094, 0.9774166666666668, 1.0232738095238096, 0.9729880952380952, 0.9871071428571428, 1.0254880952380954, 0.9780833333333332, 0.9893333333333333, 0.9931428571428572, 1.0330357142857143]">
            <text:p>[1.0274047619047617, 0.9885833333333333, 1.0403809523809524, 1.0029523809523808, 0.9999166666666668, 0.9856785714285714, 0.9889285714285714, 1.0212261904761906, 0.9593095238095237, 0.9806309523809524, 1.0113452380952381, 0.9786309523809523, 0.9644285714285714, 0.9753809523809525, 0.9772142857142857, 0.9934761904761904, 0.9745714285714286, 0.9724166666666667, 1.0150357142857143, 0.9919166666666664, 0.9967380952380954, 1.0006309523809525, 0.9721309523809525, 0.99475, 1.0180833333333335, 0.9908214285714285, 0.9837023809523809, 0.9890357142857142, 0.9849404761904762, 0.9686785714285714, 0.9928214285714285, 0.9675714285714287, 1.0065833333333334, 0.9904761904761905, 0.9783333333333334, 0.9867857142857143, 0.9728452380952382, 0.9780357142857143, 0.9850000000000001, 0.9939404761904762, 0.9736309523809523, 1.0205119047619047, 1.0093214285714285, 1.0210000000000001, 0.9911547619047619, 1.024142857142857, 1.0415357142857142, 0.99575, 1.0258690476190477, 1.0175119047619048, 1.0031547619047618, 1.0518690476190475, 1.0259642857142854, 1.0395833333333333, 1.0336190476190477, 1.014797619047619, 1.0336785714285714, 0.9903333333333332, 1.0222380952380952, 0.9766785714285714, 1.0222857142857145, 0.983654761904762, 1.0399404761904765, 1.018547619047619, 0.9876309523809526, 1.0305238095238094, 1.0334642857142857, 1.0268809523809526, 1.0245595238095238, 1.024202380952381, 1.020047619047619, 1.0350595238095237, 1.0364285714285717, 0.991345238095238, 1.0148690476190478, 0.9999880952380952, 0.9692500000000001, 0.9779761904761906, 0.9904523809523809, 0.9864166666666666, 0.990297619047619, 0.9767738095238094, 0.9739285714285715, 0.9888571428571428, 1.0163571428571427, 0.9743690476190477, 1.0289761904761905, 0.9736785714285713, 1.023595238095238, 0.994607142857143, 0.9648928571428572, 0.969904761904762, 0.9622738095238096, 0.9663690476190476, 0.9751428571428572, 1.0123809523809524, 0.9920238095238095, 1.0028809523809525, 1.0204642857142856, 0.9963809523809524, 1.0272380952380953, 1.003440476190476, 0.9805238095238096, 0.9977261904761905, 1.0297857142857143, 1.0009285714285714, 0.9775952380952382, 1.00525, 0.9993095238095238, 0.989857142857143, 0.9659642857142856, 0.9839761904761904, 0.9636071428571429, 0.9784404761904762, 0.9761190476190477, 0.9414642857142856, 0.9614285714285713, 0.9712738095238096, 0.9564761904761906, 0.9884404761904761, 0.9953928571428572, 0.9941785714285714, 0.978904761904762, 0.978095238095238, 0.9776904761904762, 1.0092738095238094, 0.9597619047619048, 1.0007857142857142, 0.9924880952380951, 0.9827619047619048, 1.0332499999999998, 1.0175119047619048, 1.0367619047619048, 1.0449047619047622, 1.046357142857143, 1.0482261904761903, 1.0321309523809523, 1.0251904761904762, 1.0140238095238094, 1.0068095238095238, 1.0262380952380952, 1.0106666666666666, 1.039607142857143, 1.0135595238095239, 1.0466071428571428, 1.029202380952381, 1.0180714285714285, 1.0435, 0.993547619047619, 1.007452380952381, 1.0340833333333332, 0.9975238095238096, 0.9671547619047619, 0.9833333333333334, 0.9907857142857143, 0.9793928571428572, 0.9626547619047618, 1.0045, 0.953654761904762, 0.9923214285714285, 1.0146071428571428, 1.020952380952381, 0.9918095238095239, 1.0418571428571428, 1.0388214285714286, 1.0382619047619048, 1.037857142857143, 1.0288214285714286, 1.0333452380952384, 0.9980000000000001, 1.0289047619047618, 1.0058690476190477, 0.970202380952381, 0.9959523809523809, 0.947952380952381, 0.9633809523809523, 0.9653809523809523, 0.9893214285714285, 0.9826309523809523, 0.9893333333333333, 0.9822142857142857, 1.0147619047619048, 0.9785238095238095, 0.9958690476190477, 0.965809523809524, 0.9807142857142856, 0.9597023809523809, 0.9846190476190476, 0.9592261904761905, 0.9889880952380953, 1.004404761904762, 0.9702500000000001, 1.020202380952381, 0.9794761904761904, 0.9885714285714287, 0.9672499999999999, 0.9781071428571428, 0.9544880952380953, 0.9646785714285715, 0.9882499999999999, 0.9773571428571428, 0.9801428571428572, 1.0205000000000002, 1.0174642857142857, 1.014345238095238, 1.047619047619048, 1.0253214285714287, 1.0085714285714285, 1.0163928571428573, 1.0138333333333334, 0.9927499999999999, 1.0327738095238097, 0.9801666666666667, 1.007845238095238, 0.9670595238095239, 0.9791785714285715, 0.9655952380952383, 0.9628452380952381, 0.957547619047619, 0.9678214285714285, 0.9754880952380953, 0.9781785714285715, 1.0211190476190477, 1.0142619047619048, 0.9984761904761905, 0.9985000000000002, 1.0276785714285714, 0.993845238095238, 1.0109523809523808, 0.9721785714285713, 1.0260119047619047, 1.0158333333333336, 0.9875595238095238, 1.05, 1.0272023809523811, 1.006904761904762, 1.013785714285714, 1.054, 1.0117261904761905, 1.0479761904761904, 1.0413928571428572, 1.0475595238095239, 1.0357380952380955, 1.0013214285714287, 1.021797619047619, 1.0081666666666667, 0.9637619047619048, 0.9792738095238094, 0.9762380952380953, 1.0106904761904763, 1.0008333333333332, 0.9878333333333332, 1.0165, 0.9832857142857143, 1.0122261904761902, 0.9718214285714287, 0.9960595238095238, 1.0129285714285716, 1.007547619047619, 0.9989404761904762, 1.009440476190476, 1.0232738095238094, 1.0099166666666666, 1.0012738095238096, 1.0513690476190476, 1.038452380952381, 1.0392380952380953, 1.0289642857142858, 1.0198333333333334, 1.018904761904762, 1.0099285714285715, 0.9904404761904763, 0.9719761904761904, 1.0067619047619047, 0.9846071428571428, 0.9900238095238094, 0.9774166666666668, 1.0232738095238096, 0.9729880952380952, 0.9871071428571428, 1.0254880952380954, 0.9780833333333332, 0.9893333333333333, 0.9931428571428572, 1.0330357142857143]</text:p>
          </table:table-cell>
          <table:table-cell office:value-type="float" office:value="5.53392391204834">
            <text:p>5.53392391204834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MSQLSFSGSEGNVVYHRWVPSGDASGIVILVHGYAEHGARYAHVADELTGRGFAVYAEDHLGHGLSEGERALITDFEHIVDDLHTLVGLARTEHQDVPVVMAGHSMGGLLTARFAERYPSELAGAAFMGAVLGDWLWAREVLSMPEIPYQEPEYSGMSRDPETVRSYAEDPLVYHGQYKRPLLESEVIALDRFNAEIDRITMPLLFMHGSADPYVPYRDSLHGVERMASEDKTLRVYPGARHELVNETNRTEVIGDLVQWIERVVGSGE">
            <text:p>MSQLSFSGSEGNVVYHRWVPSGDASGIVILVHGYAEHGARYAHVADELTGRGFAVYAEDHLGHGLSEGERALITDFEHIVDDLHTLVGLARTEHQDVPVVMAGHSMGGLLTARFAERYPSELAGAAFMGAVLGDWLWAREVLSMPEIPYQEPEYSGMSRDPETVRSYAEDPLVYHGQYKRPLLESEVIALDRFNAEIDRITMPLLFMHGSADPYVPYRDSLHGVERMASEDKTLRVYPGARHELVNETNRTEVIGDLVQWIERVVGSGE</text:p>
          </table:table-cell>
          <table:table-cell office:value-type="string" office:value="BFDNEDID_33357">
            <text:p>BFDNEDID_33357</text:p>
          </table:table-cell>
          <table:table-cell office:value-type="float" office:value="269">
            <text:p>269</text:p>
          </table:table-cell>
          <table:table-cell office:value-type="float" office:value="0.0892193308550186">
            <text:p>0.0892193308550186</text:p>
          </table:table-cell>
          <table:table-cell office:value-type="float" office:value="-0.24758364312267667">
            <text:p>-0.24758364312267667</text:p>
          </table:table-cell>
          <table:table-cell office:value-type="float" office:value="42.75018587360594">
            <text:p>42.75018587360594</text:p>
          </table:table-cell>
          <table:table-cell office:value-type="float" office:value="29932.173500000015">
            <text:p>29932.173500000015</text:p>
          </table:table-cell>
          <table:table-cell office:value-type="string" office:value="(0.31226765799256506, 0.22676579925650558, 0.30855018587360594)">
            <text:p>(0.31226765799256506, 0.22676579925650558, 0.30855018587360594)</text:p>
          </table:table-cell>
          <table:table-cell office:value-type="string" office:value="[0.9767976190476191, 1.0325357142857143, 1.0141547619047617, 1.0296785714285714, 1.0422380952380952, 1.0179761904761904, 1.0240238095238094, 0.9809642857142858, 0.9850833333333333, 0.9677261904761907, 0.9589880952380954, 0.96525, 0.9396904761904762, 0.973404761904762, 1.006761904761905, 1.0006547619047619, 1.011404761904762, 1.0295119047619046, 1.0101309523809523, 1.0305833333333334, 1.0031785714285715, 0.9697619047619048, 0.9709642857142858, 0.9543928571428573, 0.952059523809524, 0.9453095238095237, 0.9517738095238095, 0.9776071428571429, 0.9541904761904763, 0.9929761904761905, 1.0135714285714288, 0.97475, 1.0142857142857142, 0.9874880952380952, 0.9965119047619049, 0.967654761904762, 0.9815476190476191, 0.9665357142857144, 0.9733928571428572, 0.9921309523809524, 1.0077619047619046, 1.0103214285714286, 0.9806547619047619, 1.0228214285714285, 1.0162261904761904, 1.0014761904761904, 0.9994642857142857, 0.961202380952381, 0.9877738095238096, 0.9635476190476191, 0.9750238095238097, 0.9907619047619048, 1.008702380952381, 0.996142857142857, 0.9786428571428571, 0.995559523809524, 1.0116666666666667, 0.9773333333333334, 1.007404761904762, 0.9804999999999999, 1.0324642857142856, 1.035297619047619, 1.021380952380952, 1.045059523809524, 1.0086904761904762, 1.0087738095238095, 0.991345238095238, 0.983845238095238, 0.9976309523809525, 0.9988214285714287, 0.9588690476190477, 1.0181190476190476, 0.9627500000000001, 0.9854404761904764, 0.9864523809523809, 1.0103095238095239, 0.9923690476190478, 0.9621071428571429, 0.9830714285714286, 0.9873690476190475, 0.9622619047619049, 0.9650952380952381, 0.9843333333333333, 0.9551309523809527, 0.9906785714285714, 0.9926428571428572, 0.9968333333333332, 1.028214285714286, 0.9855833333333334, 1.031547619047619, 1.0196428571428573, 0.9804404761904761, 1.0159047619047616, 0.9613214285714287, 0.9774047619047618, 0.9743690476190475, 0.978095238095238, 0.9872380952380952, 0.9684642857142857, 1.0098333333333334, 0.9789404761904761, 1.0088690476190476, 0.9927619047619047, 0.9693452380952382, 0.9829285714285715, 0.9876071428571429, 0.973845238095238, 0.983642857142857, 0.9656190476190476, 0.9989404761904762, 1.0161428571428572, 0.9878928571428572, 0.9955714285714288, 1.0341785714285716, 1.0179285714285715, 1.0291309523809524, 0.9848928571428571, 1.0167976190476191, 1.0107142857142857, 0.9830119047619048, 0.9837857142857142, 0.9635476190476191, 0.9799404761904762, 0.9850357142857142, 0.9626785714285715, 0.9655, 0.9755119047619049, 0.9954166666666666, 0.9839285714285715, 0.9409047619047619, 0.9706904761904763, 0.9628214285714285, 0.9856309523809523, 0.97775, 0.9971190476190477, 0.9582261904761905, 0.9909642857142855, 1.0191428571428571, 0.9835595238095238, 1.0224642857142858, 1.013809523809524, 0.9790833333333333, 1.0345952380952381, 0.99175, 1.0415833333333333, 1.0359761904761906, 1.0222619047619048, 1.0446785714285716, 0.9997380952380953, 1.0477380952380952, 1.0179642857142857, 1.0016428571428573, 1.033666666666667, 1.0161309523809525, 1.0431785714285715, 1.0287619047619048, 1.03975, 1.012142857142857, 1.0040119047619047, 1.019607142857143, 1.009702380952381, 0.981904761904762, 1.015845238095238, 1.033404761904762, 1.0138928571428572, 1.0089642857142855, 0.9780476190476192, 0.9877857142857144, 0.9797976190476192, 0.9750357142857143, 0.9917619047619046, 0.9881666666666666, 0.9802738095238096, 1.0390238095238096, 0.993702380952381, 1.0201309523809523, 0.9890714285714285, 1.0107142857142857, 1.0437738095238096, 1.0045119047619049, 1.0211190476190477, 0.972857142857143, 0.9954761904761905, 1.0016071428571427, 0.9727857142857143, 1.0071904761904764, 0.9745476190476191, 0.9774880952380952, 1.0221785714285714, 0.9931904761904762, 1.0310238095238096, 0.9766190476190476, 1.030797619047619, 0.9923809523809524, 0.9816785714285716, 1.0019642857142856, 0.9725952380952382, 0.9944642857142857, 0.9469642857142859, 0.9592023809523811, 0.9538809523809524, 0.9662499999999999, 0.9655238095238097, 0.9920238095238095, 0.9983452380952381, 0.9940714285714285, 1.0244642857142858, 1.00825, 0.981904761904762, 0.9930119047619047, 1.0121190476190476, 0.9724880952380952, 1.0073809523809525, 1.0068690476190476, 0.9990357142857142, 0.978797619047619, 0.997654761904762, 1.0121666666666667, 0.9773452380952382, 1.0242619047619048, 0.9836547619047619, 0.9963690476190475, 1.0191785714285715, 1.0356666666666667, 1.045857142857143, 1.0338690476190475, 1.0462261904761907, 1.0133928571428572, 1.0032857142857143, 1.0127857142857142, 0.9746071428571429, 0.98125, 1.0043690476190474, 0.9854523809523809, 0.9895000000000002, 1.0029761904761902, 0.9871428571428572, 1.0255, 0.9711785714285716, 0.9980833333333334, 1.0271428571428571, 1.0235119047619048, 1.0034761904761904, 1.0331666666666668, 1.018392857142857, 1.0181190476190476, 1.0308095238095238, 0.977654761904762, 0.9982023809523808, 1.0107380952380953, 0.9999285714285714, 0.9626904761904763, 0.9739523809523809, 0.9968809523809524, 0.9551071428571428, 0.9787023809523812, 1.0050714285714286, 0.9673452380952382, 0.972357142857143, 0.986952380952381]">
            <text:p>[0.9767976190476191, 1.0325357142857143, 1.0141547619047617, 1.0296785714285714, 1.0422380952380952, 1.0179761904761904, 1.0240238095238094, 0.9809642857142858, 0.9850833333333333, 0.9677261904761907, 0.9589880952380954, 0.96525, 0.9396904761904762, 0.973404761904762, 1.006761904761905, 1.0006547619047619, 1.011404761904762, 1.0295119047619046, 1.0101309523809523, 1.0305833333333334, 1.0031785714285715, 0.9697619047619048, 0.9709642857142858, 0.9543928571428573, 0.952059523809524, 0.9453095238095237, 0.9517738095238095, 0.9776071428571429, 0.9541904761904763, 0.9929761904761905, 1.0135714285714288, 0.97475, 1.0142857142857142, 0.9874880952380952, 0.9965119047619049, 0.967654761904762, 0.9815476190476191, 0.9665357142857144, 0.9733928571428572, 0.9921309523809524, 1.0077619047619046, 1.0103214285714286, 0.9806547619047619, 1.0228214285714285, 1.0162261904761904, 1.0014761904761904, 0.9994642857142857, 0.961202380952381, 0.9877738095238096, 0.9635476190476191, 0.9750238095238097, 0.9907619047619048, 1.008702380952381, 0.996142857142857, 0.9786428571428571, 0.995559523809524, 1.0116666666666667, 0.9773333333333334, 1.007404761904762, 0.9804999999999999, 1.0324642857142856, 1.035297619047619, 1.021380952380952, 1.045059523809524, 1.0086904761904762, 1.0087738095238095, 0.991345238095238, 0.983845238095238, 0.9976309523809525, 0.9988214285714287, 0.9588690476190477, 1.0181190476190476, 0.9627500000000001, 0.9854404761904764, 0.9864523809523809, 1.0103095238095239, 0.9923690476190478, 0.9621071428571429, 0.9830714285714286, 0.9873690476190475, 0.9622619047619049, 0.9650952380952381, 0.9843333333333333, 0.9551309523809527, 0.9906785714285714, 0.9926428571428572, 0.9968333333333332, 1.028214285714286, 0.9855833333333334, 1.031547619047619, 1.0196428571428573, 0.9804404761904761, 1.0159047619047616, 0.9613214285714287, 0.9774047619047618, 0.9743690476190475, 0.978095238095238, 0.9872380952380952, 0.9684642857142857, 1.0098333333333334, 0.9789404761904761, 1.0088690476190476, 0.9927619047619047, 0.9693452380952382, 0.9829285714285715, 0.9876071428571429, 0.973845238095238, 0.983642857142857, 0.9656190476190476, 0.9989404761904762, 1.0161428571428572, 0.9878928571428572, 0.9955714285714288, 1.0341785714285716, 1.0179285714285715, 1.0291309523809524, 0.9848928571428571, 1.0167976190476191, 1.0107142857142857, 0.9830119047619048, 0.9837857142857142, 0.9635476190476191, 0.9799404761904762, 0.9850357142857142, 0.9626785714285715, 0.9655, 0.9755119047619049, 0.9954166666666666, 0.9839285714285715, 0.9409047619047619, 0.9706904761904763, 0.9628214285714285, 0.9856309523809523, 0.97775, 0.9971190476190477, 0.9582261904761905, 0.9909642857142855, 1.0191428571428571, 0.9835595238095238, 1.0224642857142858, 1.013809523809524, 0.9790833333333333, 1.0345952380952381, 0.99175, 1.0415833333333333, 1.0359761904761906, 1.0222619047619048, 1.0446785714285716, 0.9997380952380953, 1.0477380952380952, 1.0179642857142857, 1.0016428571428573, 1.033666666666667, 1.0161309523809525, 1.0431785714285715, 1.0287619047619048, 1.03975, 1.012142857142857, 1.0040119047619047, 1.019607142857143, 1.009702380952381, 0.981904761904762, 1.015845238095238, 1.033404761904762, 1.0138928571428572, 1.0089642857142855, 0.9780476190476192, 0.9877857142857144, 0.9797976190476192, 0.9750357142857143, 0.9917619047619046, 0.9881666666666666, 0.9802738095238096, 1.0390238095238096, 0.993702380952381, 1.0201309523809523, 0.9890714285714285, 1.0107142857142857, 1.0437738095238096, 1.0045119047619049, 1.0211190476190477, 0.972857142857143, 0.9954761904761905, 1.0016071428571427, 0.9727857142857143, 1.0071904761904764, 0.9745476190476191, 0.9774880952380952, 1.0221785714285714, 0.9931904761904762, 1.0310238095238096, 0.9766190476190476, 1.030797619047619, 0.9923809523809524, 0.9816785714285716, 1.0019642857142856, 0.9725952380952382, 0.9944642857142857, 0.9469642857142859, 0.9592023809523811, 0.9538809523809524, 0.9662499999999999, 0.9655238095238097, 0.9920238095238095, 0.9983452380952381, 0.9940714285714285, 1.0244642857142858, 1.00825, 0.981904761904762, 0.9930119047619047, 1.0121190476190476, 0.9724880952380952, 1.0073809523809525, 1.0068690476190476, 0.9990357142857142, 0.978797619047619, 0.997654761904762, 1.0121666666666667, 0.9773452380952382, 1.0242619047619048, 0.9836547619047619, 0.9963690476190475, 1.0191785714285715, 1.0356666666666667, 1.045857142857143, 1.0338690476190475, 1.0462261904761907, 1.0133928571428572, 1.0032857142857143, 1.0127857142857142, 0.9746071428571429, 0.98125, 1.0043690476190474, 0.9854523809523809, 0.9895000000000002, 1.0029761904761902, 0.9871428571428572, 1.0255, 0.9711785714285716, 0.9980833333333334, 1.0271428571428571, 1.0235119047619048, 1.0034761904761904, 1.0331666666666668, 1.018392857142857, 1.0181190476190476, 1.0308095238095238, 0.977654761904762, 0.9982023809523808, 1.0107380952380953, 0.9999285714285714, 0.9626904761904763, 0.9739523809523809, 0.9968809523809524, 0.9551071428571428, 0.9787023809523812, 1.0050714285714286, 0.9673452380952382, 0.972357142857143, 0.986952380952381]</text:p>
          </table:table-cell>
          <table:table-cell office:value-type="float" office:value="4.962407875061035">
            <text:p>4.962407875061035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MSQLSFSGSEGNVVYHRWVPSGDASGIVILVHGYAEHGARYAHVADELTGRGFAVYAEDHLGHGLSEGERALITDFEHIVDDLHTLVGLARTEHQDVPVVMAGHSMGGLLTARFAERYPSELAGAAFMGAVLGDWLWAREVLSMPEIPYQEPEYSGMSRDPETVRSYAEDPLVYHGQYKRPLLESEVIALDRFNAEIDRITMPLLFMHGSADPYVPYRDSLHGVERMASEDKTLRVYPGARHELVNETNRTEVIGDLVQWIERVVGSGE">
            <text:p>MSQLSFSGSEGNVVYHRWVPSGDASGIVILVHGYAEHGARYAHVADELTGRGFAVYAEDHLGHGLSEGERALITDFEHIVDDLHTLVGLARTEHQDVPVVMAGHSMGGLLTARFAERYPSELAGAAFMGAVLGDWLWAREVLSMPEIPYQEPEYSGMSRDPETVRSYAEDPLVYHGQYKRPLLESEVIALDRFNAEIDRITMPLLFMHGSADPYVPYRDSLHGVERMASEDKTLRVYPGARHELVNETNRTEVIGDLVQWIERVVGSGE</text:p>
          </table:table-cell>
          <table:table-cell office:value-type="string" office:value="BFDNEDID_33357">
            <text:p>BFDNEDID_33357</text:p>
          </table:table-cell>
          <table:table-cell office:value-type="float" office:value="269">
            <text:p>269</text:p>
          </table:table-cell>
          <table:table-cell office:value-type="float" office:value="0.0892193308550186">
            <text:p>0.0892193308550186</text:p>
          </table:table-cell>
          <table:table-cell office:value-type="float" office:value="-0.24758364312267667">
            <text:p>-0.24758364312267667</text:p>
          </table:table-cell>
          <table:table-cell office:value-type="float" office:value="42.75018587360594">
            <text:p>42.75018587360594</text:p>
          </table:table-cell>
          <table:table-cell office:value-type="float" office:value="29932.173500000015">
            <text:p>29932.173500000015</text:p>
          </table:table-cell>
          <table:table-cell office:value-type="string" office:value="(0.31226765799256506, 0.22676579925650558, 0.30855018587360594)">
            <text:p>(0.31226765799256506, 0.22676579925650558, 0.30855018587360594)</text:p>
          </table:table-cell>
          <table:table-cell office:value-type="string" office:value="[0.9767976190476191, 1.0325357142857143, 1.0141547619047617, 1.0296785714285714, 1.0422380952380952, 1.0179761904761904, 1.0240238095238094, 0.9809642857142858, 0.9850833333333333, 0.9677261904761907, 0.9589880952380954, 0.96525, 0.9396904761904762, 0.973404761904762, 1.006761904761905, 1.0006547619047619, 1.011404761904762, 1.0295119047619046, 1.0101309523809523, 1.0305833333333334, 1.0031785714285715, 0.9697619047619048, 0.9709642857142858, 0.9543928571428573, 0.952059523809524, 0.9453095238095237, 0.9517738095238095, 0.9776071428571429, 0.9541904761904763, 0.9929761904761905, 1.0135714285714288, 0.97475, 1.0142857142857142, 0.9874880952380952, 0.9965119047619049, 0.967654761904762, 0.9815476190476191, 0.9665357142857144, 0.9733928571428572, 0.9921309523809524, 1.0077619047619046, 1.0103214285714286, 0.9806547619047619, 1.0228214285714285, 1.0162261904761904, 1.0014761904761904, 0.9994642857142857, 0.961202380952381, 0.9877738095238096, 0.9635476190476191, 0.9750238095238097, 0.9907619047619048, 1.008702380952381, 0.996142857142857, 0.9786428571428571, 0.995559523809524, 1.0116666666666667, 0.9773333333333334, 1.007404761904762, 0.9804999999999999, 1.0324642857142856, 1.035297619047619, 1.021380952380952, 1.045059523809524, 1.0086904761904762, 1.0087738095238095, 0.991345238095238, 0.983845238095238, 0.9976309523809525, 0.9988214285714287, 0.9588690476190477, 1.0181190476190476, 0.9627500000000001, 0.9854404761904764, 0.9864523809523809, 1.0103095238095239, 0.9923690476190478, 0.9621071428571429, 0.9830714285714286, 0.9873690476190475, 0.9622619047619049, 0.9650952380952381, 0.9843333333333333, 0.9551309523809527, 0.9906785714285714, 0.9926428571428572, 0.9968333333333332, 1.028214285714286, 0.9855833333333334, 1.031547619047619, 1.0196428571428573, 0.9804404761904761, 1.0159047619047616, 0.9613214285714287, 0.9774047619047618, 0.9743690476190475, 0.978095238095238, 0.9872380952380952, 0.9684642857142857, 1.0098333333333334, 0.9789404761904761, 1.0088690476190476, 0.9927619047619047, 0.9693452380952382, 0.9829285714285715, 0.9876071428571429, 0.973845238095238, 0.983642857142857, 0.9656190476190476, 0.9989404761904762, 1.0161428571428572, 0.9878928571428572, 0.9955714285714288, 1.0341785714285716, 1.0179285714285715, 1.0291309523809524, 0.9848928571428571, 1.0167976190476191, 1.0107142857142857, 0.9830119047619048, 0.9837857142857142, 0.9635476190476191, 0.9799404761904762, 0.9850357142857142, 0.9626785714285715, 0.9655, 0.9755119047619049, 0.9954166666666666, 0.9839285714285715, 0.9409047619047619, 0.9706904761904763, 0.9628214285714285, 0.9856309523809523, 0.97775, 0.9971190476190477, 0.9582261904761905, 0.9909642857142855, 1.0191428571428571, 0.9835595238095238, 1.0224642857142858, 1.013809523809524, 0.9790833333333333, 1.0345952380952381, 0.99175, 1.0415833333333333, 1.0359761904761906, 1.0222619047619048, 1.0446785714285716, 0.9997380952380953, 1.0477380952380952, 1.0179642857142857, 1.0016428571428573, 1.033666666666667, 1.0161309523809525, 1.0431785714285715, 1.0287619047619048, 1.03975, 1.012142857142857, 1.0040119047619047, 1.019607142857143, 1.009702380952381, 0.981904761904762, 1.015845238095238, 1.033404761904762, 1.0138928571428572, 1.0089642857142855, 0.9780476190476192, 0.9877857142857144, 0.9797976190476192, 0.9750357142857143, 0.9917619047619046, 0.9881666666666666, 0.9802738095238096, 1.0390238095238096, 0.993702380952381, 1.0201309523809523, 0.9890714285714285, 1.0107142857142857, 1.0437738095238096, 1.0045119047619049, 1.0211190476190477, 0.972857142857143, 0.9954761904761905, 1.0016071428571427, 0.9727857142857143, 1.0071904761904764, 0.9745476190476191, 0.9774880952380952, 1.0221785714285714, 0.9931904761904762, 1.0310238095238096, 0.9766190476190476, 1.030797619047619, 0.9923809523809524, 0.9816785714285716, 1.0019642857142856, 0.9725952380952382, 0.9944642857142857, 0.9469642857142859, 0.9592023809523811, 0.9538809523809524, 0.9662499999999999, 0.9655238095238097, 0.9920238095238095, 0.9983452380952381, 0.9940714285714285, 1.0244642857142858, 1.00825, 0.981904761904762, 0.9930119047619047, 1.0121190476190476, 0.9724880952380952, 1.0073809523809525, 1.0068690476190476, 0.9990357142857142, 0.978797619047619, 0.997654761904762, 1.0121666666666667, 0.9773452380952382, 1.0242619047619048, 0.9836547619047619, 0.9963690476190475, 1.0191785714285715, 1.0356666666666667, 1.045857142857143, 1.0338690476190475, 1.0462261904761907, 1.0133928571428572, 1.0032857142857143, 1.0127857142857142, 0.9746071428571429, 0.98125, 1.0043690476190474, 0.9854523809523809, 0.9895000000000002, 1.0029761904761902, 0.9871428571428572, 1.0255, 0.9711785714285716, 0.9980833333333334, 1.0271428571428571, 1.0235119047619048, 1.0034761904761904, 1.0331666666666668, 1.018392857142857, 1.0181190476190476, 1.0308095238095238, 0.977654761904762, 0.9982023809523808, 1.0107380952380953, 0.9999285714285714, 0.9626904761904763, 0.9739523809523809, 0.9968809523809524, 0.9551071428571428, 0.9787023809523812, 1.0050714285714286, 0.9673452380952382, 0.972357142857143, 0.986952380952381]">
            <text:p>[0.9767976190476191, 1.0325357142857143, 1.0141547619047617, 1.0296785714285714, 1.0422380952380952, 1.0179761904761904, 1.0240238095238094, 0.9809642857142858, 0.9850833333333333, 0.9677261904761907, 0.9589880952380954, 0.96525, 0.9396904761904762, 0.973404761904762, 1.006761904761905, 1.0006547619047619, 1.011404761904762, 1.0295119047619046, 1.0101309523809523, 1.0305833333333334, 1.0031785714285715, 0.9697619047619048, 0.9709642857142858, 0.9543928571428573, 0.952059523809524, 0.9453095238095237, 0.9517738095238095, 0.9776071428571429, 0.9541904761904763, 0.9929761904761905, 1.0135714285714288, 0.97475, 1.0142857142857142, 0.9874880952380952, 0.9965119047619049, 0.967654761904762, 0.9815476190476191, 0.9665357142857144, 0.9733928571428572, 0.9921309523809524, 1.0077619047619046, 1.0103214285714286, 0.9806547619047619, 1.0228214285714285, 1.0162261904761904, 1.0014761904761904, 0.9994642857142857, 0.961202380952381, 0.9877738095238096, 0.9635476190476191, 0.9750238095238097, 0.9907619047619048, 1.008702380952381, 0.996142857142857, 0.9786428571428571, 0.995559523809524, 1.0116666666666667, 0.9773333333333334, 1.007404761904762, 0.9804999999999999, 1.0324642857142856, 1.035297619047619, 1.021380952380952, 1.045059523809524, 1.0086904761904762, 1.0087738095238095, 0.991345238095238, 0.983845238095238, 0.9976309523809525, 0.9988214285714287, 0.9588690476190477, 1.0181190476190476, 0.9627500000000001, 0.9854404761904764, 0.9864523809523809, 1.0103095238095239, 0.9923690476190478, 0.9621071428571429, 0.9830714285714286, 0.9873690476190475, 0.9622619047619049, 0.9650952380952381, 0.9843333333333333, 0.9551309523809527, 0.9906785714285714, 0.9926428571428572, 0.9968333333333332, 1.028214285714286, 0.9855833333333334, 1.031547619047619, 1.0196428571428573, 0.9804404761904761, 1.0159047619047616, 0.9613214285714287, 0.9774047619047618, 0.9743690476190475, 0.978095238095238, 0.9872380952380952, 0.9684642857142857, 1.0098333333333334, 0.9789404761904761, 1.0088690476190476, 0.9927619047619047, 0.9693452380952382, 0.9829285714285715, 0.9876071428571429, 0.973845238095238, 0.983642857142857, 0.9656190476190476, 0.9989404761904762, 1.0161428571428572, 0.9878928571428572, 0.9955714285714288, 1.0341785714285716, 1.0179285714285715, 1.0291309523809524, 0.9848928571428571, 1.0167976190476191, 1.0107142857142857, 0.9830119047619048, 0.9837857142857142, 0.9635476190476191, 0.9799404761904762, 0.9850357142857142, 0.9626785714285715, 0.9655, 0.9755119047619049, 0.9954166666666666, 0.9839285714285715, 0.9409047619047619, 0.9706904761904763, 0.9628214285714285, 0.9856309523809523, 0.97775, 0.9971190476190477, 0.9582261904761905, 0.9909642857142855, 1.0191428571428571, 0.9835595238095238, 1.0224642857142858, 1.013809523809524, 0.9790833333333333, 1.0345952380952381, 0.99175, 1.0415833333333333, 1.0359761904761906, 1.0222619047619048, 1.0446785714285716, 0.9997380952380953, 1.0477380952380952, 1.0179642857142857, 1.0016428571428573, 1.033666666666667, 1.0161309523809525, 1.0431785714285715, 1.0287619047619048, 1.03975, 1.012142857142857, 1.0040119047619047, 1.019607142857143, 1.009702380952381, 0.981904761904762, 1.015845238095238, 1.033404761904762, 1.0138928571428572, 1.0089642857142855, 0.9780476190476192, 0.9877857142857144, 0.9797976190476192, 0.9750357142857143, 0.9917619047619046, 0.9881666666666666, 0.9802738095238096, 1.0390238095238096, 0.993702380952381, 1.0201309523809523, 0.9890714285714285, 1.0107142857142857, 1.0437738095238096, 1.0045119047619049, 1.0211190476190477, 0.972857142857143, 0.9954761904761905, 1.0016071428571427, 0.9727857142857143, 1.0071904761904764, 0.9745476190476191, 0.9774880952380952, 1.0221785714285714, 0.9931904761904762, 1.0310238095238096, 0.9766190476190476, 1.030797619047619, 0.9923809523809524, 0.9816785714285716, 1.0019642857142856, 0.9725952380952382, 0.9944642857142857, 0.9469642857142859, 0.9592023809523811, 0.9538809523809524, 0.9662499999999999, 0.9655238095238097, 0.9920238095238095, 0.9983452380952381, 0.9940714285714285, 1.0244642857142858, 1.00825, 0.981904761904762, 0.9930119047619047, 1.0121190476190476, 0.9724880952380952, 1.0073809523809525, 1.0068690476190476, 0.9990357142857142, 0.978797619047619, 0.997654761904762, 1.0121666666666667, 0.9773452380952382, 1.0242619047619048, 0.9836547619047619, 0.9963690476190475, 1.0191785714285715, 1.0356666666666667, 1.045857142857143, 1.0338690476190475, 1.0462261904761907, 1.0133928571428572, 1.0032857142857143, 1.0127857142857142, 0.9746071428571429, 0.98125, 1.0043690476190474, 0.9854523809523809, 0.9895000000000002, 1.0029761904761902, 0.9871428571428572, 1.0255, 0.9711785714285716, 0.9980833333333334, 1.0271428571428571, 1.0235119047619048, 1.0034761904761904, 1.0331666666666668, 1.018392857142857, 1.0181190476190476, 1.0308095238095238, 0.977654761904762, 0.9982023809523808, 1.0107380952380953, 0.9999285714285714, 0.9626904761904763, 0.9739523809523809, 0.9968809523809524, 0.9551071428571428, 0.9787023809523812, 1.0050714285714286, 0.9673452380952382, 0.972357142857143, 0.986952380952381]</text:p>
          </table:table-cell>
          <table:table-cell office:value-type="float" office:value="4.962407875061035">
            <text:p>4.962407875061035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MKYHSKLLTVLAVFLLLFAPARSVAADFEYVAVDSFVESRGVQVPVTWTYPTGADGQRFPLVVMAHGHGGSRKEAGSFDSVANDLAARGVATIRMDFPGCGDSSESFANNNLSNMLADILASRDYAISQPQVDASRVGLFGWSMGGRLVLMLSDRNDEFDAIATWAPAVTPGAGSMVNFLGGPDAYAASKATAKSDGYVPFTTRWGQEQKLGLGFFTDMEESRPLDHLMRFEGSLLVLYGDRDDVVLPAVAESAVSAATNSVEVSRYIVRGADHGLGVFSDEPHYTDQAVSKTVDFLADRL">
            <text:p>MKYHSKLLTVLAVFLLLFAPARSVAADFEYVAVDSFVESRGVQVPVTWTYPTGADGQRFPLVVMAHGHGGSRKEAGSFDSVANDLAARGVATIRMDFPGCGDSSESFANNNLSNMLADILASRDYAISQPQVDASRVGLFGWSMGGRLVLMLSDRNDEFDAIATWAPAVTPGAGSMVNFLGGPDAYAASKATAKSDGYVPFTTRWGQEQKLGLGFFTDMEESRPLDHLMRFEGSLLVLYGDRDDVVLPAVAESAVSAATNSVEVSRYIVRGADHGLGVFSDEPHYTDQAVSKTVDFLADRL</text:p>
          </table:table-cell>
          <table:table-cell office:value-type="string" office:value="BFDNEDID_33845">
            <text:p>BFDNEDID_33845</text:p>
          </table:table-cell>
          <table:table-cell office:value-type="float" office:value="301">
            <text:p>301</text:p>
          </table:table-cell>
          <table:table-cell office:value-type="float" office:value="0.09966777408637875">
            <text:p>0.09966777408637875</text:p>
          </table:table-cell>
          <table:table-cell office:value-type="float" office:value="-0.0006644518272424281">
            <text:p>-0.0006644518272424281</text:p>
          </table:table-cell>
          <table:table-cell office:value-type="float" office:value="29.107973421926907">
            <text:p>29.107973421926907</text:p>
          </table:table-cell>
          <table:table-cell office:value-type="float" office:value="32351.954200000004">
            <text:p>32351.954200000004</text:p>
          </table:table-cell>
          <table:table-cell office:value-type="string" office:value="(0.30564784053156147, 0.24916943521594684, 0.2790697674418605)">
            <text:p>(0.30564784053156147, 0.24916943521594684, 0.2790697674418605)</text:p>
          </table:table-cell>
          <table:table-cell office:value-type="string" office:value="[1.0119404761904764, 0.9663928571428574, 0.9820714285714286, 0.988107142857143, 0.956714285714286, 0.9570952380952382, 0.9565357142857144, 0.9359285714285713, 0.9382976190476191, 0.9390714285714287, 0.9361785714285715, 0.94175, 0.9439047619047619, 0.9720952380952381, 0.9884642857142858, 0.9748690476190477, 0.9972261904761905, 1.0035476190476191, 0.9788333333333332, 1.0032619047619047, 0.9946666666666667, 1.0113333333333334, 0.9647023809523809, 1.0214880952380954, 0.9555, 0.9810952380952381, 0.9904761904761905, 0.9687142857142857, 1.0064523809523809, 0.9827738095238097, 0.970154761904762, 1.0002857142857142, 1.0347738095238097, 1.002404761904762, 1.0039047619047619, 1.0107976190476191, 0.9884285714285715, 1.0194166666666664, 0.9719880952380953, 1.0043571428571427, 0.9571309523809524, 0.9830714285714286, 0.9540833333333334, 0.9865714285714285, 0.9639166666666666, 1.0029523809523808, 0.9850714285714287, 1.01025, 1.0062261904761904, 1.0357738095238094, 1.0150238095238093, 1.0200357142857142, 1.0066666666666666, 0.9821071428571428, 1.0116071428571427, 0.9536666666666667, 0.963095238095238, 0.9558214285714286, 0.960452380952381, 0.9667499999999999, 0.9592499999999999, 0.9915833333333333, 0.9742738095238095, 1.0138333333333331, 1.0127261904761906, 1.0288571428571427, 1.0277738095238094, 1.057559523809524, 1.0460952380952382, 1.02, 1.0418809523809525, 1.0312142857142859, 0.9948809523809524, 1.036392857142857, 1.002761904761905, 0.9872261904761905, 1.0130833333333333, 1.014904761904762, 1.0100238095238097, 0.9766666666666666, 1.0063333333333333, 0.996, 0.9976785714285715, 0.9944523809523809, 0.965452380952381, 0.9920714285714285, 0.9815714285714285, 0.9672619047619048, 0.9920238095238095, 0.9704999999999999, 1.0104523809523809, 0.9618928571428571, 1.01625, 0.9966547619047619, 0.9799404761904762, 1.0316071428571427, 1.0264404761904762, 1.0299047619047619, 1.034714285714286, 1.043404761904762, 1.0264523809523811, 1.0021309523809525, 1.0308095238095238, 1.0255357142857144, 1.0147738095238095, 1.0155833333333335, 0.9925119047619049, 1.0308809523809526, 1.0066190476190475, 0.9832619047619049, 0.9876190476190477, 0.9924166666666666, 0.9990238095238096, 0.9559880952380952, 0.9807857142857143, 0.9962261904761905, 1.0052738095238096, 0.9911190476190477, 1.0065357142857143, 0.9719761904761907, 1.0059285714285715, 0.9856547619047618, 1.0212500000000002, 1.0025238095238096, 1.0125238095238094, 1.0138214285714284, 0.9974761904761904, 1.0426190476190478, 0.9969047619047618, 1.0202857142857145, 0.9956666666666668, 0.978, 1.0059761904761904, 0.9587976190476193, 0.9679761904761905, 0.9890833333333333, 0.9482142857142858, 1.0049642857142858, 0.9687380952380952, 1.006190476190476, 0.9944761904761905, 0.9845238095238096, 0.9683214285714286, 0.9665714285714285, 0.9635714285714285, 0.9664880952380953, 0.9657738095238095, 1.0029166666666667, 1.0071904761904764, 1.010904761904762, 1.03675, 1.040892857142857, 1.0434761904761907, 0.9940833333333333, 1.04175, 0.990297619047619, 0.9795476190476192, 0.9883690476190475, 0.9769523809523809, 0.9590119047619046, 0.9864761904761905, 0.9890952380952381, 0.9734285714285714, 0.9789166666666667, 1.0040714285714283, 1.0114880952380954, 1.005892857142857, 1.0004285714285714, 1.015988095238095, 1.011857142857143, 0.9829761904761904, 0.9826666666666666, 1.0023809523809524, 0.9558928571428572, 0.9835714285714287, 1.0062380952380952, 1.0019761904761904, 1.012559523809524, 1.0139166666666668, 0.9946904761904762, 0.9948571428571429, 1.0124404761904762, 1.002797619047619, 1.0175238095238097, 1.0212380952380953, 0.9981428571428571, 1.0269166666666667, 1.0264285714285715, 1.056154761904762, 1.0238690476190477, 1.0308333333333333, 1.0166190476190475, 0.9910476190476191, 0.9963690476190477, 1.0069642857142858, 0.9571190476190478, 0.9896309523809522, 0.9769404761904761, 0.9858928571428571, 0.9725357142857143, 1.0212857142857144, 1.017607142857143, 1.036154761904762, 1.0227738095238095, 1.0439285714285713, 0.9987857142857143, 1.0312857142857144, 0.979761904761905, 1.0006785714285715, 0.956595238095238, 0.9702261904761904, 0.9941309523809523, 1.0062857142857142, 0.988452380952381, 1.0468928571428573, 1.037297619047619, 1.0321785714285714, 1.0313928571428572, 1.0363214285714284, 0.9974166666666668, 1.0266666666666668, 0.9700119047619047, 0.9757142857142858, 0.9790476190476189, 0.9885119047619048, 0.9705238095238096, 1.024607142857143, 0.9883690476190475, 1.00225, 0.9702619047619049, 0.9751428571428572, 0.9664761904761906, 0.9624404761904761, 0.9635833333333333, 0.9959166666666667, 1.0057619047619049, 1.0008809523809523, 1.0277380952380955, 1.014952380952381, 0.9835, 0.9942857142857142, 0.9822380952380954, 0.9985119047619048, 0.9686190476190477, 0.975107142857143, 1.0033928571428572, 1.0217142857142858, 1.0007261904761906, 0.9954642857142857, 0.9932500000000001, 1.0225714285714287, 0.9903333333333334, 1.0000714285714285, 1.0017142857142858, 1.0169404761904761, 1.010702380952381, 0.9887857142857144, 1.0402738095238095, 0.9775952380952382, 1.0198928571428572, 0.9818928571428571, 0.9648809523809525, 0.9741666666666668, 0.9694642857142856, 0.9914642857142857, 0.9871785714285712, 0.9834404761904763, 1.0135357142857142, 0.9810833333333333, 1.013845238095238, 0.971952380952381, 1.001345238095238, 0.9658333333333334, 0.9835357142857143, 1.0232142857142859, 1.0144880952380955, 1.0234642857142857, 1.010535714285714, 0.9997023809523811, 1.0091904761904762, 1.018547619047619, 1.0148809523809523, 0.9965595238095236, 0.9968214285714286, 1.000202380952381, 1.0319404761904762, 1.0260833333333335, 0.991702380952381, 0.9888452380952382, 1.019404761904762, 0.9644761904761905, 0.9886190476190477]">
            <text:p>[1.0119404761904764, 0.9663928571428574, 0.9820714285714286, 0.988107142857143, 0.956714285714286, 0.9570952380952382, 0.9565357142857144, 0.9359285714285713, 0.9382976190476191, 0.9390714285714287, 0.9361785714285715, 0.94175, 0.9439047619047619, 0.9720952380952381, 0.9884642857142858, 0.9748690476190477, 0.9972261904761905, 1.0035476190476191, 0.9788333333333332, 1.0032619047619047, 0.9946666666666667, 1.0113333333333334, 0.9647023809523809, 1.0214880952380954, 0.9555, 0.9810952380952381, 0.9904761904761905, 0.9687142857142857, 1.0064523809523809, 0.9827738095238097, 0.970154761904762, 1.0002857142857142, 1.0347738095238097, 1.002404761904762, 1.0039047619047619, 1.0107976190476191, 0.9884285714285715, 1.0194166666666664, 0.9719880952380953, 1.0043571428571427, 0.9571309523809524, 0.9830714285714286, 0.9540833333333334, 0.9865714285714285, 0.9639166666666666, 1.0029523809523808, 0.9850714285714287, 1.01025, 1.0062261904761904, 1.0357738095238094, 1.0150238095238093, 1.0200357142857142, 1.0066666666666666, 0.9821071428571428, 1.0116071428571427, 0.9536666666666667, 0.963095238095238, 0.9558214285714286, 0.960452380952381, 0.9667499999999999, 0.9592499999999999, 0.9915833333333333, 0.9742738095238095, 1.0138333333333331, 1.0127261904761906, 1.0288571428571427, 1.0277738095238094, 1.057559523809524, 1.0460952380952382, 1.02, 1.0418809523809525, 1.0312142857142859, 0.9948809523809524, 1.036392857142857, 1.002761904761905, 0.9872261904761905, 1.0130833333333333, 1.014904761904762, 1.0100238095238097, 0.9766666666666666, 1.0063333333333333, 0.996, 0.9976785714285715, 0.9944523809523809, 0.965452380952381, 0.9920714285714285, 0.9815714285714285, 0.9672619047619048, 0.9920238095238095, 0.9704999999999999, 1.0104523809523809, 0.9618928571428571, 1.01625, 0.9966547619047619, 0.9799404761904762, 1.0316071428571427, 1.0264404761904762, 1.0299047619047619, 1.034714285714286, 1.043404761904762, 1.0264523809523811, 1.0021309523809525, 1.0308095238095238, 1.0255357142857144, 1.0147738095238095, 1.0155833333333335, 0.9925119047619049, 1.0308809523809526, 1.0066190476190475, 0.9832619047619049, 0.9876190476190477, 0.9924166666666666, 0.9990238095238096, 0.9559880952380952, 0.9807857142857143, 0.9962261904761905, 1.0052738095238096, 0.9911190476190477, 1.0065357142857143, 0.9719761904761907, 1.0059285714285715, 0.9856547619047618, 1.0212500000000002, 1.0025238095238096, 1.0125238095238094, 1.0138214285714284, 0.9974761904761904, 1.0426190476190478, 0.9969047619047618, 1.0202857142857145, 0.9956666666666668, 0.978, 1.0059761904761904, 0.9587976190476193, 0.9679761904761905, 0.9890833333333333, 0.9482142857142858, 1.0049642857142858, 0.9687380952380952, 1.006190476190476, 0.9944761904761905, 0.9845238095238096, 0.9683214285714286, 0.9665714285714285, 0.9635714285714285, 0.9664880952380953, 0.9657738095238095, 1.0029166666666667, 1.0071904761904764, 1.010904761904762, 1.03675, 1.040892857142857, 1.0434761904761907, 0.9940833333333333, 1.04175, 0.990297619047619, 0.9795476190476192, 0.9883690476190475, 0.9769523809523809, 0.9590119047619046, 0.9864761904761905, 0.9890952380952381, 0.9734285714285714, 0.9789166666666667, 1.0040714285714283, 1.0114880952380954, 1.005892857142857, 1.0004285714285714, 1.015988095238095, 1.011857142857143, 0.9829761904761904, 0.9826666666666666, 1.0023809523809524, 0.9558928571428572, 0.9835714285714287, 1.0062380952380952, 1.0019761904761904, 1.012559523809524, 1.0139166666666668, 0.9946904761904762, 0.9948571428571429, 1.0124404761904762, 1.002797619047619, 1.0175238095238097, 1.0212380952380953, 0.9981428571428571, 1.0269166666666667, 1.0264285714285715, 1.056154761904762, 1.0238690476190477, 1.0308333333333333, 1.0166190476190475, 0.9910476190476191, 0.9963690476190477, 1.0069642857142858, 0.9571190476190478, 0.9896309523809522, 0.9769404761904761, 0.9858928571428571, 0.9725357142857143, 1.0212857142857144, 1.017607142857143, 1.036154761904762, 1.0227738095238095, 1.0439285714285713, 0.9987857142857143, 1.0312857142857144, 0.979761904761905, 1.0006785714285715, 0.956595238095238, 0.9702261904761904, 0.9941309523809523, 1.0062857142857142, 0.988452380952381, 1.0468928571428573, 1.037297619047619, 1.0321785714285714, 1.0313928571428572, 1.0363214285714284, 0.9974166666666668, 1.0266666666666668, 0.9700119047619047, 0.9757142857142858, 0.9790476190476189, 0.9885119047619048, 0.9705238095238096, 1.024607142857143, 0.9883690476190475, 1.00225, 0.9702619047619049, 0.9751428571428572, 0.9664761904761906, 0.9624404761904761, 0.9635833333333333, 0.9959166666666667, 1.0057619047619049, 1.0008809523809523, 1.0277380952380955, 1.014952380952381, 0.9835, 0.9942857142857142, 0.9822380952380954, 0.9985119047619048, 0.9686190476190477, 0.975107142857143, 1.0033928571428572, 1.0217142857142858, 1.0007261904761906, 0.9954642857142857, 0.9932500000000001, 1.0225714285714287, 0.9903333333333334, 1.0000714285714285, 1.0017142857142858, 1.0169404761904761, 1.010702380952381, 0.9887857142857144, 1.0402738095238095, 0.9775952380952382, 1.0198928571428572, 0.9818928571428571, 0.9648809523809525, 0.9741666666666668, 0.9694642857142856, 0.9914642857142857, 0.9871785714285712, 0.9834404761904763, 1.0135357142857142, 0.9810833333333333, 1.013845238095238, 0.971952380952381, 1.001345238095238, 0.9658333333333334, 0.9835357142857143, 1.0232142857142859, 1.0144880952380955, 1.0234642857142857, 1.010535714285714, 0.9997023809523811, 1.0091904761904762, 1.018547619047619, 1.0148809523809523, 0.9965595238095236, 0.9968214285714286, 1.000202380952381, 1.0319404761904762, 1.0260833333333335, 0.991702380952381, 0.9888452380952382, 1.019404761904762, 0.9644761904761905, 0.9886190476190477]</text:p>
          </table:table-cell>
          <table:table-cell office:value-type="float" office:value="4.810931968688965">
            <text:p>4.810931968688965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MKYHSKLLTVLAVFLLLFAPARSVAADFEYVAVDSFVESRGVQVPVTWTYPTGADGQRFPLVVMAHGHGGSRKEAGSFDSVANDLAARGVATIRMDFPGCGDSSESFANNNLSNMLADILASRDYAISQPQVDASRVGLFGWSMGGRLVLMLSDRNDEFDAIATWAPAVTPGAGSMVNFLGGPDAYAASKATAKSDGYVPFTTRWGQEQKLGLGFFTDMEESRPLDHLMRFEGSLLVLYGDRDDVVLPAVAESAVSAATNSVEVSRYIVRGADHGLGVFSDEPHYTDQAVSKTVDFLADRL">
            <text:p>MKYHSKLLTVLAVFLLLFAPARSVAADFEYVAVDSFVESRGVQVPVTWTYPTGADGQRFPLVVMAHGHGGSRKEAGSFDSVANDLAARGVATIRMDFPGCGDSSESFANNNLSNMLADILASRDYAISQPQVDASRVGLFGWSMGGRLVLMLSDRNDEFDAIATWAPAVTPGAGSMVNFLGGPDAYAASKATAKSDGYVPFTTRWGQEQKLGLGFFTDMEESRPLDHLMRFEGSLLVLYGDRDDVVLPAVAESAVSAATNSVEVSRYIVRGADHGLGVFSDEPHYTDQAVSKTVDFLADRL</text:p>
          </table:table-cell>
          <table:table-cell office:value-type="string" office:value="BFDNEDID_33845">
            <text:p>BFDNEDID_33845</text:p>
          </table:table-cell>
          <table:table-cell office:value-type="float" office:value="301">
            <text:p>301</text:p>
          </table:table-cell>
          <table:table-cell office:value-type="float" office:value="0.09966777408637875">
            <text:p>0.09966777408637875</text:p>
          </table:table-cell>
          <table:table-cell office:value-type="float" office:value="-0.0006644518272424281">
            <text:p>-0.0006644518272424281</text:p>
          </table:table-cell>
          <table:table-cell office:value-type="float" office:value="29.107973421926907">
            <text:p>29.107973421926907</text:p>
          </table:table-cell>
          <table:table-cell office:value-type="float" office:value="32351.954200000004">
            <text:p>32351.954200000004</text:p>
          </table:table-cell>
          <table:table-cell office:value-type="string" office:value="(0.30564784053156147, 0.24916943521594684, 0.2790697674418605)">
            <text:p>(0.30564784053156147, 0.24916943521594684, 0.2790697674418605)</text:p>
          </table:table-cell>
          <table:table-cell office:value-type="string" office:value="[1.0119404761904764, 0.9663928571428574, 0.9820714285714286, 0.988107142857143, 0.956714285714286, 0.9570952380952382, 0.9565357142857144, 0.9359285714285713, 0.9382976190476191, 0.9390714285714287, 0.9361785714285715, 0.94175, 0.9439047619047619, 0.9720952380952381, 0.9884642857142858, 0.9748690476190477, 0.9972261904761905, 1.0035476190476191, 0.9788333333333332, 1.0032619047619047, 0.9946666666666667, 1.0113333333333334, 0.9647023809523809, 1.0214880952380954, 0.9555, 0.9810952380952381, 0.9904761904761905, 0.9687142857142857, 1.0064523809523809, 0.9827738095238097, 0.970154761904762, 1.0002857142857142, 1.0347738095238097, 1.002404761904762, 1.0039047619047619, 1.0107976190476191, 0.9884285714285715, 1.0194166666666664, 0.9719880952380953, 1.0043571428571427, 0.9571309523809524, 0.9830714285714286, 0.9540833333333334, 0.9865714285714285, 0.9639166666666666, 1.0029523809523808, 0.9850714285714287, 1.01025, 1.0062261904761904, 1.0357738095238094, 1.0150238095238093, 1.0200357142857142, 1.0066666666666666, 0.9821071428571428, 1.0116071428571427, 0.9536666666666667, 0.963095238095238, 0.9558214285714286, 0.960452380952381, 0.9667499999999999, 0.9592499999999999, 0.9915833333333333, 0.9742738095238095, 1.0138333333333331, 1.0127261904761906, 1.0288571428571427, 1.0277738095238094, 1.057559523809524, 1.0460952380952382, 1.02, 1.0418809523809525, 1.0312142857142859, 0.9948809523809524, 1.036392857142857, 1.002761904761905, 0.9872261904761905, 1.0130833333333333, 1.014904761904762, 1.0100238095238097, 0.9766666666666666, 1.0063333333333333, 0.996, 0.9976785714285715, 0.9944523809523809, 0.965452380952381, 0.9920714285714285, 0.9815714285714285, 0.9672619047619048, 0.9920238095238095, 0.9704999999999999, 1.0104523809523809, 0.9618928571428571, 1.01625, 0.9966547619047619, 0.9799404761904762, 1.0316071428571427, 1.0264404761904762, 1.0299047619047619, 1.034714285714286, 1.043404761904762, 1.0264523809523811, 1.0021309523809525, 1.0308095238095238, 1.0255357142857144, 1.0147738095238095, 1.0155833333333335, 0.9925119047619049, 1.0308809523809526, 1.0066190476190475, 0.9832619047619049, 0.9876190476190477, 0.9924166666666666, 0.9990238095238096, 0.9559880952380952, 0.9807857142857143, 0.9962261904761905, 1.0052738095238096, 0.9911190476190477, 1.0065357142857143, 0.9719761904761907, 1.0059285714285715, 0.9856547619047618, 1.0212500000000002, 1.0025238095238096, 1.0125238095238094, 1.0138214285714284, 0.9974761904761904, 1.0426190476190478, 0.9969047619047618, 1.0202857142857145, 0.9956666666666668, 0.978, 1.0059761904761904, 0.9587976190476193, 0.9679761904761905, 0.9890833333333333, 0.9482142857142858, 1.0049642857142858, 0.9687380952380952, 1.006190476190476, 0.9944761904761905, 0.9845238095238096, 0.9683214285714286, 0.9665714285714285, 0.9635714285714285, 0.9664880952380953, 0.9657738095238095, 1.0029166666666667, 1.0071904761904764, 1.010904761904762, 1.03675, 1.040892857142857, 1.0434761904761907, 0.9940833333333333, 1.04175, 0.990297619047619, 0.9795476190476192, 0.9883690476190475, 0.9769523809523809, 0.9590119047619046, 0.9864761904761905, 0.9890952380952381, 0.9734285714285714, 0.9789166666666667, 1.0040714285714283, 1.0114880952380954, 1.005892857142857, 1.0004285714285714, 1.015988095238095, 1.011857142857143, 0.9829761904761904, 0.9826666666666666, 1.0023809523809524, 0.9558928571428572, 0.9835714285714287, 1.0062380952380952, 1.0019761904761904, 1.012559523809524, 1.0139166666666668, 0.9946904761904762, 0.9948571428571429, 1.0124404761904762, 1.002797619047619, 1.0175238095238097, 1.0212380952380953, 0.9981428571428571, 1.0269166666666667, 1.0264285714285715, 1.056154761904762, 1.0238690476190477, 1.0308333333333333, 1.0166190476190475, 0.9910476190476191, 0.9963690476190477, 1.0069642857142858, 0.9571190476190478, 0.9896309523809522, 0.9769404761904761, 0.9858928571428571, 0.9725357142857143, 1.0212857142857144, 1.017607142857143, 1.036154761904762, 1.0227738095238095, 1.0439285714285713, 0.9987857142857143, 1.0312857142857144, 0.979761904761905, 1.0006785714285715, 0.956595238095238, 0.9702261904761904, 0.9941309523809523, 1.0062857142857142, 0.988452380952381, 1.0468928571428573, 1.037297619047619, 1.0321785714285714, 1.0313928571428572, 1.0363214285714284, 0.9974166666666668, 1.0266666666666668, 0.9700119047619047, 0.9757142857142858, 0.9790476190476189, 0.9885119047619048, 0.9705238095238096, 1.024607142857143, 0.9883690476190475, 1.00225, 0.9702619047619049, 0.9751428571428572, 0.9664761904761906, 0.9624404761904761, 0.9635833333333333, 0.9959166666666667, 1.0057619047619049, 1.0008809523809523, 1.0277380952380955, 1.014952380952381, 0.9835, 0.9942857142857142, 0.9822380952380954, 0.9985119047619048, 0.9686190476190477, 0.975107142857143, 1.0033928571428572, 1.0217142857142858, 1.0007261904761906, 0.9954642857142857, 0.9932500000000001, 1.0225714285714287, 0.9903333333333334, 1.0000714285714285, 1.0017142857142858, 1.0169404761904761, 1.010702380952381, 0.9887857142857144, 1.0402738095238095, 0.9775952380952382, 1.0198928571428572, 0.9818928571428571, 0.9648809523809525, 0.9741666666666668, 0.9694642857142856, 0.9914642857142857, 0.9871785714285712, 0.9834404761904763, 1.0135357142857142, 0.9810833333333333, 1.013845238095238, 0.971952380952381, 1.001345238095238, 0.9658333333333334, 0.9835357142857143, 1.0232142857142859, 1.0144880952380955, 1.0234642857142857, 1.010535714285714, 0.9997023809523811, 1.0091904761904762, 1.018547619047619, 1.0148809523809523, 0.9965595238095236, 0.9968214285714286, 1.000202380952381, 1.0319404761904762, 1.0260833333333335, 0.991702380952381, 0.9888452380952382, 1.019404761904762, 0.9644761904761905, 0.9886190476190477]">
            <text:p>[1.0119404761904764, 0.9663928571428574, 0.9820714285714286, 0.988107142857143, 0.956714285714286, 0.9570952380952382, 0.9565357142857144, 0.9359285714285713, 0.9382976190476191, 0.9390714285714287, 0.9361785714285715, 0.94175, 0.9439047619047619, 0.9720952380952381, 0.9884642857142858, 0.9748690476190477, 0.9972261904761905, 1.0035476190476191, 0.9788333333333332, 1.0032619047619047, 0.9946666666666667, 1.0113333333333334, 0.9647023809523809, 1.0214880952380954, 0.9555, 0.9810952380952381, 0.9904761904761905, 0.9687142857142857, 1.0064523809523809, 0.9827738095238097, 0.970154761904762, 1.0002857142857142, 1.0347738095238097, 1.002404761904762, 1.0039047619047619, 1.0107976190476191, 0.9884285714285715, 1.0194166666666664, 0.9719880952380953, 1.0043571428571427, 0.9571309523809524, 0.9830714285714286, 0.9540833333333334, 0.9865714285714285, 0.9639166666666666, 1.0029523809523808, 0.9850714285714287, 1.01025, 1.0062261904761904, 1.0357738095238094, 1.0150238095238093, 1.0200357142857142, 1.0066666666666666, 0.9821071428571428, 1.0116071428571427, 0.9536666666666667, 0.963095238095238, 0.9558214285714286, 0.960452380952381, 0.9667499999999999, 0.9592499999999999, 0.9915833333333333, 0.9742738095238095, 1.0138333333333331, 1.0127261904761906, 1.0288571428571427, 1.0277738095238094, 1.057559523809524, 1.0460952380952382, 1.02, 1.0418809523809525, 1.0312142857142859, 0.9948809523809524, 1.036392857142857, 1.002761904761905, 0.9872261904761905, 1.0130833333333333, 1.014904761904762, 1.0100238095238097, 0.9766666666666666, 1.0063333333333333, 0.996, 0.9976785714285715, 0.9944523809523809, 0.965452380952381, 0.9920714285714285, 0.9815714285714285, 0.9672619047619048, 0.9920238095238095, 0.9704999999999999, 1.0104523809523809, 0.9618928571428571, 1.01625, 0.9966547619047619, 0.9799404761904762, 1.0316071428571427, 1.0264404761904762, 1.0299047619047619, 1.034714285714286, 1.043404761904762, 1.0264523809523811, 1.0021309523809525, 1.0308095238095238, 1.0255357142857144, 1.0147738095238095, 1.0155833333333335, 0.9925119047619049, 1.0308809523809526, 1.0066190476190475, 0.9832619047619049, 0.9876190476190477, 0.9924166666666666, 0.9990238095238096, 0.9559880952380952, 0.9807857142857143, 0.9962261904761905, 1.0052738095238096, 0.9911190476190477, 1.0065357142857143, 0.9719761904761907, 1.0059285714285715, 0.9856547619047618, 1.0212500000000002, 1.0025238095238096, 1.0125238095238094, 1.0138214285714284, 0.9974761904761904, 1.0426190476190478, 0.9969047619047618, 1.0202857142857145, 0.9956666666666668, 0.978, 1.0059761904761904, 0.9587976190476193, 0.9679761904761905, 0.9890833333333333, 0.9482142857142858, 1.0049642857142858, 0.9687380952380952, 1.006190476190476, 0.9944761904761905, 0.9845238095238096, 0.9683214285714286, 0.9665714285714285, 0.9635714285714285, 0.9664880952380953, 0.9657738095238095, 1.0029166666666667, 1.0071904761904764, 1.010904761904762, 1.03675, 1.040892857142857, 1.0434761904761907, 0.9940833333333333, 1.04175, 0.990297619047619, 0.9795476190476192, 0.9883690476190475, 0.9769523809523809, 0.9590119047619046, 0.9864761904761905, 0.9890952380952381, 0.9734285714285714, 0.9789166666666667, 1.0040714285714283, 1.0114880952380954, 1.005892857142857, 1.0004285714285714, 1.015988095238095, 1.011857142857143, 0.9829761904761904, 0.9826666666666666, 1.0023809523809524, 0.9558928571428572, 0.9835714285714287, 1.0062380952380952, 1.0019761904761904, 1.012559523809524, 1.0139166666666668, 0.9946904761904762, 0.9948571428571429, 1.0124404761904762, 1.002797619047619, 1.0175238095238097, 1.0212380952380953, 0.9981428571428571, 1.0269166666666667, 1.0264285714285715, 1.056154761904762, 1.0238690476190477, 1.0308333333333333, 1.0166190476190475, 0.9910476190476191, 0.9963690476190477, 1.0069642857142858, 0.9571190476190478, 0.9896309523809522, 0.9769404761904761, 0.9858928571428571, 0.9725357142857143, 1.0212857142857144, 1.017607142857143, 1.036154761904762, 1.0227738095238095, 1.0439285714285713, 0.9987857142857143, 1.0312857142857144, 0.979761904761905, 1.0006785714285715, 0.956595238095238, 0.9702261904761904, 0.9941309523809523, 1.0062857142857142, 0.988452380952381, 1.0468928571428573, 1.037297619047619, 1.0321785714285714, 1.0313928571428572, 1.0363214285714284, 0.9974166666666668, 1.0266666666666668, 0.9700119047619047, 0.9757142857142858, 0.9790476190476189, 0.9885119047619048, 0.9705238095238096, 1.024607142857143, 0.9883690476190475, 1.00225, 0.9702619047619049, 0.9751428571428572, 0.9664761904761906, 0.9624404761904761, 0.9635833333333333, 0.9959166666666667, 1.0057619047619049, 1.0008809523809523, 1.0277380952380955, 1.014952380952381, 0.9835, 0.9942857142857142, 0.9822380952380954, 0.9985119047619048, 0.9686190476190477, 0.975107142857143, 1.0033928571428572, 1.0217142857142858, 1.0007261904761906, 0.9954642857142857, 0.9932500000000001, 1.0225714285714287, 0.9903333333333334, 1.0000714285714285, 1.0017142857142858, 1.0169404761904761, 1.010702380952381, 0.9887857142857144, 1.0402738095238095, 0.9775952380952382, 1.0198928571428572, 0.9818928571428571, 0.9648809523809525, 0.9741666666666668, 0.9694642857142856, 0.9914642857142857, 0.9871785714285712, 0.9834404761904763, 1.0135357142857142, 0.9810833333333333, 1.013845238095238, 0.971952380952381, 1.001345238095238, 0.9658333333333334, 0.9835357142857143, 1.0232142857142859, 1.0144880952380955, 1.0234642857142857, 1.010535714285714, 0.9997023809523811, 1.0091904761904762, 1.018547619047619, 1.0148809523809523, 0.9965595238095236, 0.9968214285714286, 1.000202380952381, 1.0319404761904762, 1.0260833333333335, 0.991702380952381, 0.9888452380952382, 1.019404761904762, 0.9644761904761905, 0.9886190476190477]</text:p>
          </table:table-cell>
          <table:table-cell office:value-type="float" office:value="4.810931968688965">
            <text:p>4.810931968688965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MEGVTRSETDYTLMNRLLVIFLVMSIICCAPINSGARKGAHHALNHVGYQVLDFKYPKDGQERELTVAVWYPTEAQPKLHNYGGPTNGNIAVDAAPLAKVTPYPLLVFSHGYGGSGLGSVFFTEHLAARGWIVVAPDHHDRHSVVRIRTGQKKDFNHRGFLRHARKIASSSPDERVNYLYRLDEMKLTIERILTHPTFGKLIDRERIAVGGHSLGGFTALGLCGTIERRYDPRVKAVLLFSTGAGGYLYREAELANVKIPSMLFMGEREKNQLRGSKTMSEASCKIHRNLSPPKYFLEIKGASHFSFNNRFADNRRAARLLSGSKERFEVIRRYSIAFLEKHVAGKKAADQMLKGSNRMLTQYIREVIPGQSK">
            <text:p>MEGVTRSETDYTLMNRLLVIFLVMSIICCAPINSGARKGAHHALNHVGYQVLDFKYPKDGQERELTVAVWYPTEAQPKLHNYGGPTNGNIAVDAAPLAKVTPYPLLVFSHGYGGSGLGSVFFTEHLAARGWIVVAPDHHDRHSVVRIRTGQKKDFNHRGFLRHARKIASSSPDERVNYLYRLDEMKLTIERILTHPTFGKLIDRERIAVGGHSLGGFTALGLCGTIERRYDPRVKAVLLFSTGAGGYLYREAELANVKIPSMLFMGEREKNQLRGSKTMSEASCKIHRNLSPPKYFLEIKGASHFSFNNRFADNRRAARLLSGSKERFEVIRRYSIAFLEKHVAGKKAADQMLKGSNRMLTQYIREVIPGQSK</text:p>
          </table:table-cell>
          <table:table-cell office:value-type="string" office:value="BFDNEDID_35409">
            <text:p>BFDNEDID_35409</text:p>
          </table:table-cell>
          <table:table-cell office:value-type="float" office:value="373">
            <text:p>373</text:p>
          </table:table-cell>
          <table:table-cell office:value-type="float" office:value="0.09115281501340483">
            <text:p>0.09115281501340483</text:p>
          </table:table-cell>
          <table:table-cell office:value-type="float" office:value="-0.3412868632707778">
            <text:p>-0.3412868632707778</text:p>
          </table:table-cell>
          <table:table-cell office:value-type="float" office:value="25.73699731903485">
            <text:p>25.73699731903485</text:p>
          </table:table-cell>
          <table:table-cell office:value-type="float" office:value="41898.73580000006">
            <text:p>41898.73580000006</text:p>
          </table:table-cell>
          <table:table-cell office:value-type="string" office:value="(0.3002680965147453, 0.2359249329758713, 0.2546916890080429)">
            <text:p>(0.3002680965147453, 0.2359249329758713, 0.2546916890080429)</text:p>
          </table:table-cell>
          <table:table-cell office:value-type="string" office:value="[1.0144880952380952, 1.0284404761904764, 1.0309880952380954, 1.0055357142857144, 1.0322261904761905, 0.9823690476190476, 1.0097023809523809, 0.9775595238095239, 0.9833214285714285, 0.9959166666666667, 0.9675238095238096, 0.9567499999999999, 0.9590714285714287, 0.9499166666666667, 0.9411309523809525, 0.9314285714285715, 0.9395119047619049, 0.9401309523809525, 0.9497976190476191, 0.967654761904762, 0.9286904761904763, 0.9475714285714286, 0.9442499999999999, 0.9478095238095238, 0.9693809523809523, 0.9791190476190478, 0.9608452380952383, 1.0172380952380953, 1.0073452380952381, 1.0163809523809522, 1.0144880952380952, 1.0275238095238095, 1.0425238095238096, 1.0063571428571427, 1.0004761904761903, 0.989202380952381, 0.987797619047619, 0.9861547619047618, 0.9622738095238094, 0.9929880952380953, 0.9552142857142857, 0.9716904761904762, 0.993845238095238, 0.9553214285714288, 0.9970833333333331, 0.9546309523809524, 0.9799999999999999, 1.0077619047619046, 0.9606428571428571, 1.0345, 0.9792976190476191, 1.0444404761904762, 1.0449642857142858, 1.0383095238095241, 1.0438809523809522, 1.0524761904761906, 1.0618690476190475, 1.0283333333333335, 1.045952380952381, 0.9876785714285715, 1.0112261904761906, 0.9702261904761906, 0.9748928571428572, 0.9491904761904761, 0.9483095238095236, 0.9670714285714287, 0.9959404761904761, 0.981654761904762, 1.0238095238095237, 1.002702380952381, 1.038904761904762, 1.032059523809524, 1.037107142857143, 0.987357142857143, 1.007952380952381, 1.0201071428571429, 0.979452380952381, 1.01925, 1.0060357142857141, 1.02, 1.0144047619047618, 1.0312619047619047, 1.019, 1.0158928571428572, 0.9829761904761904, 1.0061428571428572, 0.9814642857142857, 1.0168809523809526, 0.9771785714285715, 0.9916309523809523, 1.0118095238095237, 0.9788690476190476, 1.0083095238095239, 1.0227619047619048, 0.9696309523809523, 1.0120119047619047, 1.006488095238095, 0.9718690476190476, 1.0068095238095238, 0.9513333333333334, 0.9675238095238098, 0.9597023809523809, 0.9563452380952381, 0.9876309523809523, 0.9521071428571429, 0.9944642857142855, 0.9713214285714287, 1.0183333333333333, 1.006392857142857, 1.0121785714285716, 1.0117857142857143, 0.9918095238095239, 1.0207142857142857, 0.9954761904761905, 0.9606666666666667, 0.9716309523809524, 0.9700357142857143, 0.9868333333333332, 0.9934880952380954, 0.9519523809523811, 0.9777619047619048, 0.9938690476190476, 0.9851190476190477, 0.9850714285714285, 0.9777261904761904, 0.9440357142857142, 0.9637261904761905, 0.957702380952381, 0.9618333333333333, 0.9777023809523809, 0.9889166666666666, 0.9966785714285715, 0.9794761904761904, 1.000857142857143, 1.0261309523809523, 0.9916666666666666, 0.9828214285714286, 1.0050833333333333, 0.9616547619047618, 0.9764999999999999, 0.985607142857143, 0.9595357142857143, 0.9962142857142857, 0.9912142857142857, 1.018392857142857, 1.031440476190476, 1.0506071428571429, 1.0480595238095238, 1.0376071428571427, 1.0050714285714286, 1.0456904761904762, 0.9905238095238096, 1.004107142857143, 0.9896785714285714, 0.9564404761904761, 0.9774523809523809, 0.9846785714285715, 0.9691428571428572, 0.9883452380952381, 0.9918095238095238, 1.0165238095238096, 0.9744642857142856, 1.0190000000000001, 1.0282738095238098, 1.026392857142857, 1.0358452380952383, 1.0410119047619046, 1.0477142857142858, 1.0490238095238096, 1.0175476190476191, 1.001797619047619, 1.01975, 0.9635595238095239, 0.9710357142857143, 0.9636190476190476, 0.9873690476190478, 0.9688452380952383, 1.0195119047619048, 1.0140238095238097, 0.9900833333333333, 1.0413571428571429, 0.9819285714285714, 1.0196309523809524, 0.9857380952380952, 1.0222380952380954, 0.976297619047619, 0.9669404761904763, 0.9815714285714285, 0.9909642857142855, 0.9706666666666667, 0.9970476190476188, 0.979297619047619, 0.9780357142857143, 1.0150119047619046, 1.0128214285714288, 0.9716785714285715, 1.0002857142857142, 1.033261904761905, 1.0020833333333332, 1.0278333333333334, 0.9896071428571428, 0.9863095238095237, 1.0066547619047619, 0.9779404761904761, 1.006392857142857, 0.9872023809523809, 0.976047619047619, 1.0141785714285714, 0.9750357142857142, 1.0123928571428569, 0.9922976190476189, 0.9643809523809523, 0.9983809523809525, 0.97625, 0.9648333333333332, 0.9881666666666665, 0.9525476190476192, 0.963095238095238, 0.9961904761904761, 0.9756904761904762, 0.976702380952381, 1.0229880952380954, 0.9874880952380952, 1.0093928571428572, 0.99425, 1.0332380952380953, 1.0120833333333332, 1.005404761904762, 0.993845238095238, 1.0338214285714287, 0.9753452380952381, 0.9695476190476191, 0.9692261904761904, 0.9637619047619049, 0.9626071428571428, 0.9930357142857144, 0.9732023809523809, 1.001345238095238, 0.9922023809523809, 1.009607142857143, 0.9966071428571427, 0.9675476190476191, 0.9828809523809525, 0.9780357142857143, 1.0026428571428572, 1.0121190476190478, 0.9834761904761904, 1.032154761904762, 0.9823690476190476, 1.020154761904762, 1.017654761904762, 0.9814285714285714, 1.0373809523809525, 0.9727857142857143, 1.0261071428571427, 0.9980833333333334, 0.9704285714285713, 0.9766428571428573, 0.9706547619047619, 0.9857261904761904, 1.0043333333333333, 1.0208452380952382, 1.013642857142857, 1.060547619047619, 1.0536428571428573, 1.04075, 1.039297619047619, 1.0110714285714286, 1.0395595238095237, 1.0277380952380952, 1.024357142857143, 1.0351428571428571, 1.0099404761904762, 1.020202380952381, 1.0449166666666667, 1.0328095238095238, 1.0029880952380954, 1.0255952380952382, 0.9814880952380953, 1.0379761904761906, 0.9658690476190477, 0.9922619047619049, 1.000452380952381, 1.002595238095238, 0.9835119047619049, 1.0313928571428572, 1.0218095238095237, 1.0228571428571427, 1.026511904761905, 0.9785833333333335, 0.9951666666666668, 0.995095238095238, 1.022964285714286, 0.9675238095238095, 1.036107142857143, 1.0006785714285715, 1.0035714285714288, 1.0203690476190477, 0.9786428571428571, 0.9839880952380954, 1.0099285714285715, 0.9647142857142857, 1.0139285714285715, 0.9925357142857143, 0.9916428571428574, 0.984952380952381, 1.0138571428571428, 1.0243214285714286, 1.0077857142857143, 1.0035357142857142, 1.010047619047619, 1.002, 0.9963452380952381, 0.9932261904761904, 0.9717976190476191, 0.9861904761904763, 1.017059523809524, 1.011261904761905, 1.0305833333333334, 1.0447857142857142, 1.042345238095238, 1.0232261904761906, 1.0046190476190477, 1.041654761904762, 0.9690238095238096, 0.9826071428571427, 0.993797619047619, 0.9789404761904763, 0.9653928571428572, 0.9946309523809527, 0.9498690476190474, 0.9831309523809524, 0.96425, 0.984154761904762, 1.0181904761904763, 0.9977619047619047, 0.9736309523809523, 0.9992261904761905, 1.0206666666666666, 1.0269285714285714, 1.035261904761905, 1.0299761904761904, 1.0148571428571427, 1.0331190476190477, 1.0404285714285717, 1.0154761904761904, 0.9978095238095238, 1.0062023809523808, 1.0469047619047618, 1.011107142857143, 1.0257857142857145, 1.0196666666666667, 1.007702380952381, 0.9975476190476191, 0.9891666666666667, 0.9936904761904761, 0.9857976190476189, 0.9601190476190476, 0.9779642857142857, 0.9947976190476191, 1.0036785714285714, 0.9614404761904763, 0.9910119047619048, 1.0235833333333333]">
            <text:p>[1.0144880952380952, 1.0284404761904764, 1.0309880952380954, 1.0055357142857144, 1.0322261904761905, 0.9823690476190476, 1.0097023809523809, 0.9775595238095239, 0.9833214285714285, 0.9959166666666667, 0.9675238095238096, 0.9567499999999999, 0.9590714285714287, 0.9499166666666667, 0.9411309523809525, 0.9314285714285715, 0.9395119047619049, 0.9401309523809525, 0.9497976190476191, 0.967654761904762, 0.9286904761904763, 0.9475714285714286, 0.9442499999999999, 0.9478095238095238, 0.9693809523809523, 0.9791190476190478, 0.9608452380952383, 1.0172380952380953, 1.0073452380952381, 1.0163809523809522, 1.0144880952380952, 1.0275238095238095, 1.0425238095238096, 1.0063571428571427, 1.0004761904761903, 0.989202380952381, 0.987797619047619, 0.9861547619047618, 0.9622738095238094, 0.9929880952380953, 0.9552142857142857, 0.9716904761904762, 0.993845238095238, 0.9553214285714288, 0.9970833333333331, 0.9546309523809524, 0.9799999999999999, 1.0077619047619046, 0.9606428571428571, 1.0345, 0.9792976190476191, 1.0444404761904762, 1.0449642857142858, 1.0383095238095241, 1.0438809523809522, 1.0524761904761906, 1.0618690476190475, 1.0283333333333335, 1.045952380952381, 0.9876785714285715, 1.0112261904761906, 0.9702261904761906, 0.9748928571428572, 0.9491904761904761, 0.9483095238095236, 0.9670714285714287, 0.9959404761904761, 0.981654761904762, 1.0238095238095237, 1.002702380952381, 1.038904761904762, 1.032059523809524, 1.037107142857143, 0.987357142857143, 1.007952380952381, 1.0201071428571429, 0.979452380952381, 1.01925, 1.0060357142857141, 1.02, 1.0144047619047618, 1.0312619047619047, 1.019, 1.0158928571428572, 0.9829761904761904, 1.0061428571428572, 0.9814642857142857, 1.0168809523809526, 0.9771785714285715, 0.9916309523809523, 1.0118095238095237, 0.9788690476190476, 1.0083095238095239, 1.0227619047619048, 0.9696309523809523, 1.0120119047619047, 1.006488095238095, 0.9718690476190476, 1.0068095238095238, 0.9513333333333334, 0.9675238095238098, 0.9597023809523809, 0.9563452380952381, 0.9876309523809523, 0.9521071428571429, 0.9944642857142855, 0.9713214285714287, 1.0183333333333333, 1.006392857142857, 1.0121785714285716, 1.0117857142857143, 0.9918095238095239, 1.0207142857142857, 0.9954761904761905, 0.9606666666666667, 0.9716309523809524, 0.9700357142857143, 0.9868333333333332, 0.9934880952380954, 0.9519523809523811, 0.9777619047619048, 0.9938690476190476, 0.9851190476190477, 0.9850714285714285, 0.9777261904761904, 0.9440357142857142, 0.9637261904761905, 0.957702380952381, 0.9618333333333333, 0.9777023809523809, 0.9889166666666666, 0.9966785714285715, 0.9794761904761904, 1.000857142857143, 1.0261309523809523, 0.9916666666666666, 0.9828214285714286, 1.0050833333333333, 0.9616547619047618, 0.9764999999999999, 0.985607142857143, 0.9595357142857143, 0.9962142857142857, 0.9912142857142857, 1.018392857142857, 1.031440476190476, 1.0506071428571429, 1.0480595238095238, 1.0376071428571427, 1.0050714285714286, 1.0456904761904762, 0.9905238095238096, 1.004107142857143, 0.9896785714285714, 0.9564404761904761, 0.9774523809523809, 0.9846785714285715, 0.9691428571428572, 0.9883452380952381, 0.9918095238095238, 1.0165238095238096, 0.9744642857142856, 1.0190000000000001, 1.0282738095238098, 1.026392857142857, 1.0358452380952383, 1.0410119047619046, 1.0477142857142858, 1.0490238095238096, 1.0175476190476191, 1.001797619047619, 1.01975, 0.9635595238095239, 0.9710357142857143, 0.9636190476190476, 0.9873690476190478, 0.9688452380952383, 1.0195119047619048, 1.0140238095238097, 0.9900833333333333, 1.0413571428571429, 0.9819285714285714, 1.0196309523809524, 0.9857380952380952, 1.0222380952380954, 0.976297619047619, 0.9669404761904763, 0.9815714285714285, 0.9909642857142855, 0.9706666666666667, 0.9970476190476188, 0.979297619047619, 0.9780357142857143, 1.0150119047619046, 1.0128214285714288, 0.9716785714285715, 1.0002857142857142, 1.033261904761905, 1.0020833333333332, 1.0278333333333334, 0.9896071428571428, 0.9863095238095237, 1.0066547619047619, 0.9779404761904761, 1.006392857142857, 0.9872023809523809, 0.976047619047619, 1.0141785714285714, 0.9750357142857142, 1.0123928571428569, 0.9922976190476189, 0.9643809523809523, 0.9983809523809525, 0.97625, 0.9648333333333332, 0.9881666666666665, 0.9525476190476192, 0.963095238095238, 0.9961904761904761, 0.9756904761904762, 0.976702380952381, 1.0229880952380954, 0.9874880952380952, 1.0093928571428572, 0.99425, 1.0332380952380953, 1.0120833333333332, 1.005404761904762, 0.993845238095238, 1.0338214285714287, 0.9753452380952381, 0.9695476190476191, 0.9692261904761904, 0.9637619047619049, 0.9626071428571428, 0.9930357142857144, 0.9732023809523809, 1.001345238095238, 0.9922023809523809, 1.009607142857143, 0.9966071428571427, 0.9675476190476191, 0.9828809523809525, 0.9780357142857143, 1.0026428571428572, 1.0121190476190478, 0.9834761904761904, 1.032154761904762, 0.9823690476190476, 1.020154761904762, 1.017654761904762, 0.9814285714285714, 1.0373809523809525, 0.9727857142857143, 1.0261071428571427, 0.9980833333333334, 0.9704285714285713, 0.9766428571428573, 0.9706547619047619, 0.9857261904761904, 1.0043333333333333, 1.0208452380952382, 1.013642857142857, 1.060547619047619, 1.0536428571428573, 1.04075, 1.039297619047619, 1.0110714285714286, 1.0395595238095237, 1.0277380952380952, 1.024357142857143, 1.0351428571428571, 1.0099404761904762, 1.020202380952381, 1.0449166666666667, 1.0328095238095238, 1.0029880952380954, 1.0255952380952382, 0.9814880952380953, 1.0379761904761906, 0.9658690476190477, 0.9922619047619049, 1.000452380952381, 1.002595238095238, 0.9835119047619049, 1.0313928571428572, 1.0218095238095237, 1.0228571428571427, 1.026511904761905, 0.9785833333333335, 0.9951666666666668, 0.995095238095238, 1.022964285714286, 0.9675238095238095, 1.036107142857143, 1.0006785714285715, 1.0035714285714288, 1.0203690476190477, 0.9786428571428571, 0.9839880952380954, 1.0099285714285715, 0.9647142857142857, 1.0139285714285715, 0.9925357142857143, 0.9916428571428574, 0.984952380952381, 1.0138571428571428, 1.0243214285714286, 1.0077857142857143, 1.0035357142857142, 1.010047619047619, 1.002, 0.9963452380952381, 0.9932261904761904, 0.9717976190476191, 0.9861904761904763, 1.017059523809524, 1.011261904761905, 1.0305833333333334, 1.0447857142857142, 1.042345238095238, 1.0232261904761906, 1.0046190476190477, 1.041654761904762, 0.9690238095238096, 0.9826071428571427, 0.993797619047619, 0.9789404761904763, 0.9653928571428572, 0.9946309523809527, 0.9498690476190474, 0.9831309523809524, 0.96425, 0.984154761904762, 1.0181904761904763, 0.9977619047619047, 0.9736309523809523, 0.9992261904761905, 1.0206666666666666, 1.0269285714285714, 1.035261904761905, 1.0299761904761904, 1.0148571428571427, 1.0331190476190477, 1.0404285714285717, 1.0154761904761904, 0.9978095238095238, 1.0062023809523808, 1.0469047619047618, 1.011107142857143, 1.0257857142857145, 1.0196666666666667, 1.007702380952381, 0.9975476190476191, 0.9891666666666667, 0.9936904761904761, 0.9857976190476189, 0.9601190476190476, 0.9779642857142857, 0.9947976190476191, 1.0036785714285714, 0.9614404761904763, 0.9910119047619048, 1.0235833333333333]</text:p>
          </table:table-cell>
          <table:table-cell office:value-type="float" office:value="9.872897911071778">
            <text:p>9.872897911071778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MEGVTRSETDYTLMNRLLVIFLVMSIICCAPINSGARKGAHHALNHVGYQVLDFKYPKDGQERELTVAVWYPTEAQPKLHNYGGPTNGNIAVDAAPLAKVTPYPLLVFSHGYGGSGLGSVFFTEHLAARGWIVVAPDHHDRHSVVRIRTGQKKDFNHRGFLRHARKIASSSPDERVNYLYRLDEMKLTIERILTHPTFGKLIDRERIAVGGHSLGGFTALGLCGTIERRYDPRVKAVLLFSTGAGGYLYREAELANVKIPSMLFMGEREKNQLRGSKTMSEASCKIHRNLSPPKYFLEIKGASHFSFNNRFADNRRAARLLSGSKERFEVIRRYSIAFLEKHVAGKKAADQMLKGSNRMLTQYIREVIPGQSK">
            <text:p>MEGVTRSETDYTLMNRLLVIFLVMSIICCAPINSGARKGAHHALNHVGYQVLDFKYPKDGQERELTVAVWYPTEAQPKLHNYGGPTNGNIAVDAAPLAKVTPYPLLVFSHGYGGSGLGSVFFTEHLAARGWIVVAPDHHDRHSVVRIRTGQKKDFNHRGFLRHARKIASSSPDERVNYLYRLDEMKLTIERILTHPTFGKLIDRERIAVGGHSLGGFTALGLCGTIERRYDPRVKAVLLFSTGAGGYLYREAELANVKIPSMLFMGEREKNQLRGSKTMSEASCKIHRNLSPPKYFLEIKGASHFSFNNRFADNRRAARLLSGSKERFEVIRRYSIAFLEKHVAGKKAADQMLKGSNRMLTQYIREVIPGQSK</text:p>
          </table:table-cell>
          <table:table-cell office:value-type="string" office:value="BFDNEDID_35409">
            <text:p>BFDNEDID_35409</text:p>
          </table:table-cell>
          <table:table-cell office:value-type="float" office:value="373">
            <text:p>373</text:p>
          </table:table-cell>
          <table:table-cell office:value-type="float" office:value="0.09115281501340483">
            <text:p>0.09115281501340483</text:p>
          </table:table-cell>
          <table:table-cell office:value-type="float" office:value="-0.3412868632707778">
            <text:p>-0.3412868632707778</text:p>
          </table:table-cell>
          <table:table-cell office:value-type="float" office:value="25.73699731903485">
            <text:p>25.73699731903485</text:p>
          </table:table-cell>
          <table:table-cell office:value-type="float" office:value="41898.73580000006">
            <text:p>41898.73580000006</text:p>
          </table:table-cell>
          <table:table-cell office:value-type="string" office:value="(0.3002680965147453, 0.2359249329758713, 0.2546916890080429)">
            <text:p>(0.3002680965147453, 0.2359249329758713, 0.2546916890080429)</text:p>
          </table:table-cell>
          <table:table-cell office:value-type="string" office:value="[1.0144880952380952, 1.0284404761904764, 1.0309880952380954, 1.0055357142857144, 1.0322261904761905, 0.9823690476190476, 1.0097023809523809, 0.9775595238095239, 0.9833214285714285, 0.9959166666666667, 0.9675238095238096, 0.9567499999999999, 0.9590714285714287, 0.9499166666666667, 0.9411309523809525, 0.9314285714285715, 0.9395119047619049, 0.9401309523809525, 0.9497976190476191, 0.967654761904762, 0.9286904761904763, 0.9475714285714286, 0.9442499999999999, 0.9478095238095238, 0.9693809523809523, 0.9791190476190478, 0.9608452380952383, 1.0172380952380953, 1.0073452380952381, 1.0163809523809522, 1.0144880952380952, 1.0275238095238095, 1.0425238095238096, 1.0063571428571427, 1.0004761904761903, 0.989202380952381, 0.987797619047619, 0.9861547619047618, 0.9622738095238094, 0.9929880952380953, 0.9552142857142857, 0.9716904761904762, 0.993845238095238, 0.9553214285714288, 0.9970833333333331, 0.9546309523809524, 0.9799999999999999, 1.0077619047619046, 0.9606428571428571, 1.0345, 0.9792976190476191, 1.0444404761904762, 1.0449642857142858, 1.0383095238095241, 1.0438809523809522, 1.0524761904761906, 1.0618690476190475, 1.0283333333333335, 1.045952380952381, 0.9876785714285715, 1.0112261904761906, 0.9702261904761906, 0.9748928571428572, 0.9491904761904761, 0.9483095238095236, 0.9670714285714287, 0.9959404761904761, 0.981654761904762, 1.0238095238095237, 1.002702380952381, 1.038904761904762, 1.032059523809524, 1.037107142857143, 0.987357142857143, 1.007952380952381, 1.0201071428571429, 0.979452380952381, 1.01925, 1.0060357142857141, 1.02, 1.0144047619047618, 1.0312619047619047, 1.019, 1.0158928571428572, 0.9829761904761904, 1.0061428571428572, 0.9814642857142857, 1.0168809523809526, 0.9771785714285715, 0.9916309523809523, 1.0118095238095237, 0.9788690476190476, 1.0083095238095239, 1.0227619047619048, 0.9696309523809523, 1.0120119047619047, 1.006488095238095, 0.9718690476190476, 1.0068095238095238, 0.9513333333333334, 0.9675238095238098, 0.9597023809523809, 0.9563452380952381, 0.9876309523809523, 0.9521071428571429, 0.9944642857142855, 0.9713214285714287, 1.0183333333333333, 1.006392857142857, 1.0121785714285716, 1.0117857142857143, 0.9918095238095239, 1.0207142857142857, 0.9954761904761905, 0.9606666666666667, 0.9716309523809524, 0.9700357142857143, 0.9868333333333332, 0.9934880952380954, 0.9519523809523811, 0.9777619047619048, 0.9938690476190476, 0.9851190476190477, 0.9850714285714285, 0.9777261904761904, 0.9440357142857142, 0.9637261904761905, 0.957702380952381, 0.9618333333333333, 0.9777023809523809, 0.9889166666666666, 0.9966785714285715, 0.9794761904761904, 1.000857142857143, 1.0261309523809523, 0.9916666666666666, 0.9828214285714286, 1.0050833333333333, 0.9616547619047618, 0.9764999999999999, 0.985607142857143, 0.9595357142857143, 0.9962142857142857, 0.9912142857142857, 1.018392857142857, 1.031440476190476, 1.0506071428571429, 1.0480595238095238, 1.0376071428571427, 1.0050714285714286, 1.0456904761904762, 0.9905238095238096, 1.004107142857143, 0.9896785714285714, 0.9564404761904761, 0.9774523809523809, 0.9846785714285715, 0.9691428571428572, 0.9883452380952381, 0.9918095238095238, 1.0165238095238096, 0.9744642857142856, 1.0190000000000001, 1.0282738095238098, 1.026392857142857, 1.0358452380952383, 1.0410119047619046, 1.0477142857142858, 1.0490238095238096, 1.0175476190476191, 1.001797619047619, 1.01975, 0.9635595238095239, 0.9710357142857143, 0.9636190476190476, 0.9873690476190478, 0.9688452380952383, 1.0195119047619048, 1.0140238095238097, 0.9900833333333333, 1.0413571428571429, 0.9819285714285714, 1.0196309523809524, 0.9857380952380952, 1.0222380952380954, 0.976297619047619, 0.9669404761904763, 0.9815714285714285, 0.9909642857142855, 0.9706666666666667, 0.9970476190476188, 0.979297619047619, 0.9780357142857143, 1.0150119047619046, 1.0128214285714288, 0.9716785714285715, 1.0002857142857142, 1.033261904761905, 1.0020833333333332, 1.0278333333333334, 0.9896071428571428, 0.9863095238095237, 1.0066547619047619, 0.9779404761904761, 1.006392857142857, 0.9872023809523809, 0.976047619047619, 1.0141785714285714, 0.9750357142857142, 1.0123928571428569, 0.9922976190476189, 0.9643809523809523, 0.9983809523809525, 0.97625, 0.9648333333333332, 0.9881666666666665, 0.9525476190476192, 0.963095238095238, 0.9961904761904761, 0.9756904761904762, 0.976702380952381, 1.0229880952380954, 0.9874880952380952, 1.0093928571428572, 0.99425, 1.0332380952380953, 1.0120833333333332, 1.005404761904762, 0.993845238095238, 1.0338214285714287, 0.9753452380952381, 0.9695476190476191, 0.9692261904761904, 0.9637619047619049, 0.9626071428571428, 0.9930357142857144, 0.9732023809523809, 1.001345238095238, 0.9922023809523809, 1.009607142857143, 0.9966071428571427, 0.9675476190476191, 0.9828809523809525, 0.9780357142857143, 1.0026428571428572, 1.0121190476190478, 0.9834761904761904, 1.032154761904762, 0.9823690476190476, 1.020154761904762, 1.017654761904762, 0.9814285714285714, 1.0373809523809525, 0.9727857142857143, 1.0261071428571427, 0.9980833333333334, 0.9704285714285713, 0.9766428571428573, 0.9706547619047619, 0.9857261904761904, 1.0043333333333333, 1.0208452380952382, 1.013642857142857, 1.060547619047619, 1.0536428571428573, 1.04075, 1.039297619047619, 1.0110714285714286, 1.0395595238095237, 1.0277380952380952, 1.024357142857143, 1.0351428571428571, 1.0099404761904762, 1.020202380952381, 1.0449166666666667, 1.0328095238095238, 1.0029880952380954, 1.0255952380952382, 0.9814880952380953, 1.0379761904761906, 0.9658690476190477, 0.9922619047619049, 1.000452380952381, 1.002595238095238, 0.9835119047619049, 1.0313928571428572, 1.0218095238095237, 1.0228571428571427, 1.026511904761905, 0.9785833333333335, 0.9951666666666668, 0.995095238095238, 1.022964285714286, 0.9675238095238095, 1.036107142857143, 1.0006785714285715, 1.0035714285714288, 1.0203690476190477, 0.9786428571428571, 0.9839880952380954, 1.0099285714285715, 0.9647142857142857, 1.0139285714285715, 0.9925357142857143, 0.9916428571428574, 0.984952380952381, 1.0138571428571428, 1.0243214285714286, 1.0077857142857143, 1.0035357142857142, 1.010047619047619, 1.002, 0.9963452380952381, 0.9932261904761904, 0.9717976190476191, 0.9861904761904763, 1.017059523809524, 1.011261904761905, 1.0305833333333334, 1.0447857142857142, 1.042345238095238, 1.0232261904761906, 1.0046190476190477, 1.041654761904762, 0.9690238095238096, 0.9826071428571427, 0.993797619047619, 0.9789404761904763, 0.9653928571428572, 0.9946309523809527, 0.9498690476190474, 0.9831309523809524, 0.96425, 0.984154761904762, 1.0181904761904763, 0.9977619047619047, 0.9736309523809523, 0.9992261904761905, 1.0206666666666666, 1.0269285714285714, 1.035261904761905, 1.0299761904761904, 1.0148571428571427, 1.0331190476190477, 1.0404285714285717, 1.0154761904761904, 0.9978095238095238, 1.0062023809523808, 1.0469047619047618, 1.011107142857143, 1.0257857142857145, 1.0196666666666667, 1.007702380952381, 0.9975476190476191, 0.9891666666666667, 0.9936904761904761, 0.9857976190476189, 0.9601190476190476, 0.9779642857142857, 0.9947976190476191, 1.0036785714285714, 0.9614404761904763, 0.9910119047619048, 1.0235833333333333]">
            <text:p>[1.0144880952380952, 1.0284404761904764, 1.0309880952380954, 1.0055357142857144, 1.0322261904761905, 0.9823690476190476, 1.0097023809523809, 0.9775595238095239, 0.9833214285714285, 0.9959166666666667, 0.9675238095238096, 0.9567499999999999, 0.9590714285714287, 0.9499166666666667, 0.9411309523809525, 0.9314285714285715, 0.9395119047619049, 0.9401309523809525, 0.9497976190476191, 0.967654761904762, 0.9286904761904763, 0.9475714285714286, 0.9442499999999999, 0.9478095238095238, 0.9693809523809523, 0.9791190476190478, 0.9608452380952383, 1.0172380952380953, 1.0073452380952381, 1.0163809523809522, 1.0144880952380952, 1.0275238095238095, 1.0425238095238096, 1.0063571428571427, 1.0004761904761903, 0.989202380952381, 0.987797619047619, 0.9861547619047618, 0.9622738095238094, 0.9929880952380953, 0.9552142857142857, 0.9716904761904762, 0.993845238095238, 0.9553214285714288, 0.9970833333333331, 0.9546309523809524, 0.9799999999999999, 1.0077619047619046, 0.9606428571428571, 1.0345, 0.9792976190476191, 1.0444404761904762, 1.0449642857142858, 1.0383095238095241, 1.0438809523809522, 1.0524761904761906, 1.0618690476190475, 1.0283333333333335, 1.045952380952381, 0.9876785714285715, 1.0112261904761906, 0.9702261904761906, 0.9748928571428572, 0.9491904761904761, 0.9483095238095236, 0.9670714285714287, 0.9959404761904761, 0.981654761904762, 1.0238095238095237, 1.002702380952381, 1.038904761904762, 1.032059523809524, 1.037107142857143, 0.987357142857143, 1.007952380952381, 1.0201071428571429, 0.979452380952381, 1.01925, 1.0060357142857141, 1.02, 1.0144047619047618, 1.0312619047619047, 1.019, 1.0158928571428572, 0.9829761904761904, 1.0061428571428572, 0.9814642857142857, 1.0168809523809526, 0.9771785714285715, 0.9916309523809523, 1.0118095238095237, 0.9788690476190476, 1.0083095238095239, 1.0227619047619048, 0.9696309523809523, 1.0120119047619047, 1.006488095238095, 0.9718690476190476, 1.0068095238095238, 0.9513333333333334, 0.9675238095238098, 0.9597023809523809, 0.9563452380952381, 0.9876309523809523, 0.9521071428571429, 0.9944642857142855, 0.9713214285714287, 1.0183333333333333, 1.006392857142857, 1.0121785714285716, 1.0117857142857143, 0.9918095238095239, 1.0207142857142857, 0.9954761904761905, 0.9606666666666667, 0.9716309523809524, 0.9700357142857143, 0.9868333333333332, 0.9934880952380954, 0.9519523809523811, 0.9777619047619048, 0.9938690476190476, 0.9851190476190477, 0.9850714285714285, 0.9777261904761904, 0.9440357142857142, 0.9637261904761905, 0.957702380952381, 0.9618333333333333, 0.9777023809523809, 0.9889166666666666, 0.9966785714285715, 0.9794761904761904, 1.000857142857143, 1.0261309523809523, 0.9916666666666666, 0.9828214285714286, 1.0050833333333333, 0.9616547619047618, 0.9764999999999999, 0.985607142857143, 0.9595357142857143, 0.9962142857142857, 0.9912142857142857, 1.018392857142857, 1.031440476190476, 1.0506071428571429, 1.0480595238095238, 1.0376071428571427, 1.0050714285714286, 1.0456904761904762, 0.9905238095238096, 1.004107142857143, 0.9896785714285714, 0.9564404761904761, 0.9774523809523809, 0.9846785714285715, 0.9691428571428572, 0.9883452380952381, 0.9918095238095238, 1.0165238095238096, 0.9744642857142856, 1.0190000000000001, 1.0282738095238098, 1.026392857142857, 1.0358452380952383, 1.0410119047619046, 1.0477142857142858, 1.0490238095238096, 1.0175476190476191, 1.001797619047619, 1.01975, 0.9635595238095239, 0.9710357142857143, 0.9636190476190476, 0.9873690476190478, 0.9688452380952383, 1.0195119047619048, 1.0140238095238097, 0.9900833333333333, 1.0413571428571429, 0.9819285714285714, 1.0196309523809524, 0.9857380952380952, 1.0222380952380954, 0.976297619047619, 0.9669404761904763, 0.9815714285714285, 0.9909642857142855, 0.9706666666666667, 0.9970476190476188, 0.979297619047619, 0.9780357142857143, 1.0150119047619046, 1.0128214285714288, 0.9716785714285715, 1.0002857142857142, 1.033261904761905, 1.0020833333333332, 1.0278333333333334, 0.9896071428571428, 0.9863095238095237, 1.0066547619047619, 0.9779404761904761, 1.006392857142857, 0.9872023809523809, 0.976047619047619, 1.0141785714285714, 0.9750357142857142, 1.0123928571428569, 0.9922976190476189, 0.9643809523809523, 0.9983809523809525, 0.97625, 0.9648333333333332, 0.9881666666666665, 0.9525476190476192, 0.963095238095238, 0.9961904761904761, 0.9756904761904762, 0.976702380952381, 1.0229880952380954, 0.9874880952380952, 1.0093928571428572, 0.99425, 1.0332380952380953, 1.0120833333333332, 1.005404761904762, 0.993845238095238, 1.0338214285714287, 0.9753452380952381, 0.9695476190476191, 0.9692261904761904, 0.9637619047619049, 0.9626071428571428, 0.9930357142857144, 0.9732023809523809, 1.001345238095238, 0.9922023809523809, 1.009607142857143, 0.9966071428571427, 0.9675476190476191, 0.9828809523809525, 0.9780357142857143, 1.0026428571428572, 1.0121190476190478, 0.9834761904761904, 1.032154761904762, 0.9823690476190476, 1.020154761904762, 1.017654761904762, 0.9814285714285714, 1.0373809523809525, 0.9727857142857143, 1.0261071428571427, 0.9980833333333334, 0.9704285714285713, 0.9766428571428573, 0.9706547619047619, 0.9857261904761904, 1.0043333333333333, 1.0208452380952382, 1.013642857142857, 1.060547619047619, 1.0536428571428573, 1.04075, 1.039297619047619, 1.0110714285714286, 1.0395595238095237, 1.0277380952380952, 1.024357142857143, 1.0351428571428571, 1.0099404761904762, 1.020202380952381, 1.0449166666666667, 1.0328095238095238, 1.0029880952380954, 1.0255952380952382, 0.9814880952380953, 1.0379761904761906, 0.9658690476190477, 0.9922619047619049, 1.000452380952381, 1.002595238095238, 0.9835119047619049, 1.0313928571428572, 1.0218095238095237, 1.0228571428571427, 1.026511904761905, 0.9785833333333335, 0.9951666666666668, 0.995095238095238, 1.022964285714286, 0.9675238095238095, 1.036107142857143, 1.0006785714285715, 1.0035714285714288, 1.0203690476190477, 0.9786428571428571, 0.9839880952380954, 1.0099285714285715, 0.9647142857142857, 1.0139285714285715, 0.9925357142857143, 0.9916428571428574, 0.984952380952381, 1.0138571428571428, 1.0243214285714286, 1.0077857142857143, 1.0035357142857142, 1.010047619047619, 1.002, 0.9963452380952381, 0.9932261904761904, 0.9717976190476191, 0.9861904761904763, 1.017059523809524, 1.011261904761905, 1.0305833333333334, 1.0447857142857142, 1.042345238095238, 1.0232261904761906, 1.0046190476190477, 1.041654761904762, 0.9690238095238096, 0.9826071428571427, 0.993797619047619, 0.9789404761904763, 0.9653928571428572, 0.9946309523809527, 0.9498690476190474, 0.9831309523809524, 0.96425, 0.984154761904762, 1.0181904761904763, 0.9977619047619047, 0.9736309523809523, 0.9992261904761905, 1.0206666666666666, 1.0269285714285714, 1.035261904761905, 1.0299761904761904, 1.0148571428571427, 1.0331190476190477, 1.0404285714285717, 1.0154761904761904, 0.9978095238095238, 1.0062023809523808, 1.0469047619047618, 1.011107142857143, 1.0257857142857145, 1.0196666666666667, 1.007702380952381, 0.9975476190476191, 0.9891666666666667, 0.9936904761904761, 0.9857976190476189, 0.9601190476190476, 0.9779642857142857, 0.9947976190476191, 1.0036785714285714, 0.9614404761904763, 0.9910119047619048, 1.0235833333333333]</text:p>
          </table:table-cell>
          <table:table-cell office:value-type="float" office:value="9.872897911071778">
            <text:p>9.872897911071778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MLISIAKVLLHLLLVFTGSTYVAHVLAQEHDIHTYFIDEPVFGGQAYIVEAGKRENPAVVLVHGLNDSAELWRPFIPMLAKHFHVISFDLPGFGRSSKGNKLYSPANYVEFIHHVIRLYRHPQVRLVGHSLGGNIALHYAAAYPQQVERLTLIDVAGVVHRLAYTQFLTHFGIQTVPEFYSEQTNDLKSLANTILGTLADNASLIESGEHFMLSEPLLRENLLGGQPAAIAAHALMLSDVSDKLFNLSTPILLIWGEDDHVTPLRTAKILAANLPNAGLVILDGTGHVPMRERPERMTQLLLEYLAALPAQRDAMLSQRRYSKAVQQAKDKERIGHCLNESGKVFRGTYKTIVIENCKNARLEQVYANGISISQSEVTIEASVIDSTGNALSIENSEVVCTAVDIHGQPAILLANTKLDMAGSQIHSSEYAIYNRASAGEYSTGNSKSTILFSLSRLSSKYMQRYLHGPEIFYGGQGM">
            <text:p>MLISIAKVLLHLLLVFTGSTYVAHVLAQEHDIHTYFIDEPVFGGQAYIVEAGKRENPAVVLVHGLNDSAELWRPFIPMLAKHFHVISFDLPGFGRSSKGNKLYSPANYVEFIHHVIRLYRHPQVRLVGHSLGGNIALHYAAAYPQQVERLTLIDVAGVVHRLAYTQFLTHFGIQTVPEFYSEQTNDLKSLANTILGTLADNASLIESGEHFMLSEPLLRENLLGGQPAAIAAHALMLSDVSDKLFNLSTPILLIWGEDDHVTPLRTAKILAANLPNAGLVILDGTGHVPMRERPERMTQLLLEYLAALPAQRDAMLSQRRYSKAVQQAKDKERIGHCLNESGKVFRGTYKTIVIENCKNARLEQVYANGISISQSEVTIEASVIDSTGNALSIENSEVVCTAVDIHGQPAILLANTKLDMAGSQIHSSEYAIYNRASAGEYSTGNSKSTILFSLSRLSSKYMQRYLHGPEIFYGGQGM</text:p>
          </table:table-cell>
          <table:table-cell office:value-type="string" office:value="BFDNEDID_35760">
            <text:p>BFDNEDID_35760</text:p>
          </table:table-cell>
          <table:table-cell office:value-type="float" office:value="478">
            <text:p>478</text:p>
          </table:table-cell>
          <table:table-cell office:value-type="float" office:value="0.07949790794979078">
            <text:p>0.07949790794979078</text:p>
          </table:table-cell>
          <table:table-cell office:value-type="float" office:value="-0.0008368200836822953">
            <text:p>-0.0008368200836822953</text:p>
          </table:table-cell>
          <table:table-cell office:value-type="float" office:value="37.997322175732215">
            <text:p>37.997322175732215</text:p>
          </table:table-cell>
          <table:table-cell office:value-type="float" office:value="52721.70810000007">
            <text:p>52721.70810000007</text:p>
          </table:table-cell>
          <table:table-cell office:value-type="string" office:value="(0.3368200836820084, 0.23221757322175735, 0.2928870292887029)">
            <text:p>(0.3368200836820084, 0.23221757322175735, 0.2928870292887029)</text:p>
          </table:table-cell>
          <table:table-cell office:value-type="string" office:value="[0.9885, 1.0034880952380953, 0.9498333333333333, 0.9725476190476189, 0.95975, 0.9559523809523809, 0.9424285714285716, 0.935845238095238, 0.9375952380952383, 0.9422261904761905, 0.9494761904761905, 0.9794166666666665, 0.9826666666666666, 0.9868928571428571, 0.9780714285714286, 0.9700714285714286, 0.9742738095238097, 0.9736428571428571, 0.951154761904762, 0.9521190476190475, 0.9644404761904762, 0.9830833333333333, 0.9998333333333334, 1.0103452380952382, 0.9774880952380953, 1.025, 0.9709880952380952, 0.9865833333333334, 0.9770595238095239, 0.9493809523809524, 0.962845238095238, 0.9740714285714286, 1.0112261904761906, 1.0010119047619048, 0.9944642857142857, 0.9826309523809525, 0.999654761904762, 1.0229404761904761, 0.9975833333333333, 0.9927380952380952, 0.9747738095238095, 0.9734761904761905, 0.979642857142857, 0.9791785714285713, 1.0186666666666666, 0.981, 1.024857142857143, 1.0457738095238096, 1.0277261904761903, 1.064107142857143, 1.032988095238095, 1.031452380952381, 1.0015595238095238, 0.9807738095238094, 0.9721428571428571, 0.9604404761904761, 0.9518214285714286, 0.9585119047619047, 0.98275, 0.9664761904761905, 1.0177380952380952, 1.0182738095238095, 1.018607142857143, 1.0079761904761906, 1.0332142857142859, 0.9800833333333333, 0.9875595238095239, 1.0000238095238094, 0.9875238095238095, 0.9526309523809524, 0.9709761904761907, 0.9937976190476189, 0.9622619047619048, 0.9759166666666668, 0.9866785714285714, 1.0046309523809522, 0.9532857142857144, 0.9616547619047621, 0.9706071428571429, 0.955904761904762, 0.9592619047619048, 0.9822380952380951, 0.9479404761904763, 1.011595238095238, 0.9648809523809522, 1.0157619047619049, 0.9966904761904761, 0.9786666666666667, 1.0261309523809523, 1.0084523809523809, 1.0309285714285714, 1.0322142857142858, 1.0543690476190477, 1.036559523809524, 1.0453928571428572, 1.0467142857142857, 0.9970833333333333, 1.0132261904761908, 1.0302261904761905, 1.0076904761904761, 0.9890952380952381, 1.0108928571428573, 0.9748690476190477, 0.9886071428571429, 1.0095952380952382, 0.9395238095238095, 0.9640952380952382, 0.9564642857142858, 0.9519523809523809, 0.9460238095238095, 0.9431309523809522, 0.9652142857142858, 0.9413333333333334, 0.9590238095238096, 0.9841785714285715, 0.9668333333333334, 1.003702380952381, 0.9863333333333334, 0.967345238095238, 0.9985238095238094, 0.9649761904761908, 0.9763333333333334, 0.9923928571428572, 0.9632380952380953, 1.0037500000000001, 0.9732261904761905, 1.0153809523809523, 1.002297619047619, 1.0019642857142859, 0.9703571428571427, 0.9897976190476191, 0.9634047619047621, 0.9665000000000001, 0.9557261904761906, 0.9675714285714285, 0.9658690476190476, 0.9736785714285714, 0.9734880952380952, 1.0120238095238094, 1.000916666666667, 1.0098095238095237, 0.9898214285714285, 1.0386785714285716, 0.9908214285714285, 0.9794880952380951, 0.9968214285714286, 0.9666904761904762, 0.9733214285714288, 0.999952380952381, 0.9511904761904763, 0.9854047619047619, 0.9825952380952381, 0.9556785714285715, 0.9681785714285714, 0.9659047619047618, 0.9732380952380952, 0.9493690476190475, 0.9737857142857143, 0.957607142857143, 0.9812619047619048, 0.9791666666666666, 0.946940476190476, 0.9676785714285714, 0.9750238095238094, 0.9544880952380952, 0.9564999999999999, 0.987392857142857, 0.9532142857142857, 0.9993690476190474, 0.9822380952380951, 0.9813690476190476, 1.0169761904761903, 1.0071785714285715, 0.9713928571428573, 1.0050476190476192, 1.0288452380952382, 1.0279523809523812, 1.0157142857142858, 1.017309523809524, 1.0414761904761904, 1.0403928571428571, 1.0050714285714288, 1.0522619047619048, 1.0109880952380952, 0.9955119047619047, 1.0135476190476191, 1.0078571428571428, 0.9848095238095238, 0.9717976190476191, 0.9787261904761904, 0.9957499999999998, 0.9764166666666667, 0.9744404761904762, 1.0001428571428572, 1.0191190476190475, 1.0064166666666667, 0.9941190476190476, 1.0176309523809526, 0.9870357142857143, 1.00375, 1.0413571428571429, 1.009059523809524, 1.0163095238095237, 1.0262619047619048, 0.980154761904762, 0.9882619047619047, 0.9922261904761904, 0.9834047619047619, 1.0108214285714285, 1.0045357142857143, 0.9954761904761905, 0.9872857142857144, 1.008142857142857, 1.020654761904762, 1.0204166666666667, 0.9953095238095238, 0.9808690476190476, 1.0017857142857143, 1.0236785714285712, 1.0091071428571428, 1.0104404761904762, 1.0101785714285714, 0.9946309523809523, 0.9997380952380952, 0.977095238095238, 0.9891071428571427, 0.9718928571428571, 0.9598690476190477, 0.9684166666666668, 0.9541666666666667, 0.9722380952380953, 0.9685238095238095, 1.0015357142857144, 1.0003809523809526, 0.9844642857142858, 1.0376785714285715, 1.024309523809524, 1.0294404761904763, 0.9818333333333336, 0.9975714285714287, 1.0224642857142858, 0.9759642857142856, 1.0128809523809525, 0.9810952380952381, 0.9990476190476189, 0.9600476190476191, 0.9671309523809525, 0.9588214285714285, 0.9556190476190475, 0.9600714285714286, 1.0028690476190476, 1.0117738095238098, 1.0083095238095239, 1.018392857142857, 0.9963333333333334, 1.0047380952380953, 1.0102619047619048, 1.0019761904761904, 0.9678928571428571, 1.0050238095238095, 0.9943214285714286, 0.9948809523809523, 1.0177500000000002, 0.959702380952381, 0.9906190476190475, 0.9928452380952381, 0.986095238095238, 1.0037619047619049, 0.9733571428571428, 1.0238690476190475, 1.0077142857142856, 0.992547619047619, 1.0038690476190477, 0.9643928571428573, 0.9745357142857143, 0.9687857142857145, 0.9714999999999999, 1.004940476190476, 0.9829523809523809, 0.9886190476190476, 1.0053333333333332, 0.9821190476190477, 0.9886547619047619, 1.0135238095238095, 0.9784047619047618, 1.0136309523809524, 1.0322380952380954, 1.0131309523809524, 1.0403214285714286, 1.0400714285714288, 1.0153095238095238, 1.0085833333333332, 1.01175, 1.0002142857142857, 0.9678452380952381, 0.9760238095238094, 0.9715476190476192, 1.0029642857142858, 0.944202380952381, 0.9695238095238095, 0.9811785714285713, 0.9762857142857142, 0.9721666666666667, 1.005297619047619, 0.9863928571428572, 1.0163809523809522, 1.0044166666666665, 1.0192857142857144, 0.9921785714285715, 0.9950833333333333, 0.994547619047619, 1.018047619047619, 0.997142857142857, 0.994607142857143, 1.0065000000000002, 0.9950833333333333, 1.0308690476190476, 1.0217142857142858, 0.9908214285714285, 0.9986309523809525, 1.0308214285714286, 1.0207142857142857, 1.0181785714285714, 1.0599047619047621, 1.0455595238095239, 1.0623214285714286, 1.0518928571428572, 1.0258928571428574, 1.0070595238095237, 1.017988095238095, 0.9707619047619047, 0.9695357142857142, 0.983547619047619, 1.0116785714285714, 1.0214285714285714, 1.0142619047619048, 1.0234166666666666, 1.039511904761905, 0.9885952380952381, 1.0018333333333334, 1.009059523809524, 0.997892857142857, 0.9890952380952381, 0.9792857142857143, 1.0253333333333334, 0.9726666666666668, 0.9735357142857142, 0.9832261904761904, 0.9789761904761906, 1.0204285714285715, 0.9904285714285714, 0.9795595238095238, 1.0492261904761908, 1.0077619047619049, 1.0075595238095238, 1.018642857142857, 0.9958095238095238, 1.0359166666666668, 0.9897261904761905, 0.9753928571428572, 0.9909404761904762, 0.9977619047619047, 1.0047261904761904, 0.987452380952381, 0.9727023809523809, 1.0185833333333332, 0.9811785714285716, 1.0318928571428572, 1.0123690476190477, 1.0199642857142859, 1.0278214285714287, 0.9860952380952381, 1.0226428571428572, 0.9929523809523811, 1.0324404761904762, 0.9777976190476191, 1.0071428571428573, 0.9778333333333334, 0.9961547619047618, 1.0281190476190476, 1.0039523809523812, 1.0041666666666667, 1.0178333333333334, 1.0186428571428572, 0.9986071428571428, 0.9944880952380953, 1.0229880952380954, 0.9856904761904762, 1.0468095238095239, 1.014595238095238, 1.0246309523809525, 1.0287380952380953, 0.9771785714285715, 0.9924761904761906, 0.9692023809523809, 0.9856785714285714, 0.9644166666666666, 0.9551190476190476, 0.9981428571428571, 0.9558809523809525, 0.9926785714285713, 1.0087142857142855, 0.99975, 1.0018333333333334, 0.9790476190476189, 0.9730714285714286, 0.9786904761904763, 0.9721547619047619, 0.987047619047619, 0.9969761904761905, 0.9898214285714285, 1.0278690476190477, 0.9817142857142857, 1.0365714285714287, 0.9904166666666666, 1.014904761904762, 1.0158928571428572, 1.006202380952381, 1.004238095238095, 0.9820595238095238, 1.0095476190476191, 1.0242261904761907, 1.0092380952380953, 1.0160357142857142, 0.9690714285714286, 1.0036309523809526, 0.9769523809523809, 0.980202380952381, 1.0037380952380954, 0.9795357142857144, 0.9922261904761904, 1.018595238095238, 1.0017142857142858, 1.0263333333333333, 1.0297380952380952, 0.988154761904762, 1.0394880952380952, 1.0108690476190478, 1.0330833333333331, 1.036309523809524, 1.0366071428571428, 1.0500238095238097, 1.0216190476190476, 1.0075476190476191, 0.9875476190476191, 0.9838809523809525, 0.9699404761904763, 0.9955476190476191, 0.9534880952380951, 1.0017142857142858, 0.9862857142857143, 0.9908928571428574, 1.0299642857142859, 1.011452380952381, 1.0267619047619048, 0.9807976190476191, 1.0071190476190477, 1.0118928571428571, 0.9813214285714287, 0.9640119047619048, 0.9747857142857144, 0.9857500000000001, 1.0048095238095238, 0.9969642857142857, 1.0033452380952381, 0.9642500000000002, 0.986845238095238, 0.9889761904761907, 1.0072738095238094]">
            <text:p>[0.9885, 1.0034880952380953, 0.9498333333333333, 0.9725476190476189, 0.95975, 0.9559523809523809, 0.9424285714285716, 0.935845238095238, 0.9375952380952383, 0.9422261904761905, 0.9494761904761905, 0.9794166666666665, 0.9826666666666666, 0.9868928571428571, 0.9780714285714286, 0.9700714285714286, 0.9742738095238097, 0.9736428571428571, 0.951154761904762, 0.9521190476190475, 0.9644404761904762, 0.9830833333333333, 0.9998333333333334, 1.0103452380952382, 0.9774880952380953, 1.025, 0.9709880952380952, 0.9865833333333334, 0.9770595238095239, 0.9493809523809524, 0.962845238095238, 0.9740714285714286, 1.0112261904761906, 1.0010119047619048, 0.9944642857142857, 0.9826309523809525, 0.999654761904762, 1.0229404761904761, 0.9975833333333333, 0.9927380952380952, 0.9747738095238095, 0.9734761904761905, 0.979642857142857, 0.9791785714285713, 1.0186666666666666, 0.981, 1.024857142857143, 1.0457738095238096, 1.0277261904761903, 1.064107142857143, 1.032988095238095, 1.031452380952381, 1.0015595238095238, 0.9807738095238094, 0.9721428571428571, 0.9604404761904761, 0.9518214285714286, 0.9585119047619047, 0.98275, 0.9664761904761905, 1.0177380952380952, 1.0182738095238095, 1.018607142857143, 1.0079761904761906, 1.0332142857142859, 0.9800833333333333, 0.9875595238095239, 1.0000238095238094, 0.9875238095238095, 0.9526309523809524, 0.9709761904761907, 0.9937976190476189, 0.9622619047619048, 0.9759166666666668, 0.9866785714285714, 1.0046309523809522, 0.9532857142857144, 0.9616547619047621, 0.9706071428571429, 0.955904761904762, 0.9592619047619048, 0.9822380952380951, 0.9479404761904763, 1.011595238095238, 0.9648809523809522, 1.0157619047619049, 0.9966904761904761, 0.9786666666666667, 1.0261309523809523, 1.0084523809523809, 1.0309285714285714, 1.0322142857142858, 1.0543690476190477, 1.036559523809524, 1.0453928571428572, 1.0467142857142857, 0.9970833333333333, 1.0132261904761908, 1.0302261904761905, 1.0076904761904761, 0.9890952380952381, 1.0108928571428573, 0.9748690476190477, 0.9886071428571429, 1.0095952380952382, 0.9395238095238095, 0.9640952380952382, 0.9564642857142858, 0.9519523809523809, 0.9460238095238095, 0.9431309523809522, 0.9652142857142858, 0.9413333333333334, 0.9590238095238096, 0.9841785714285715, 0.9668333333333334, 1.003702380952381, 0.9863333333333334, 0.967345238095238, 0.9985238095238094, 0.9649761904761908, 0.9763333333333334, 0.9923928571428572, 0.9632380952380953, 1.0037500000000001, 0.9732261904761905, 1.0153809523809523, 1.002297619047619, 1.0019642857142859, 0.9703571428571427, 0.9897976190476191, 0.9634047619047621, 0.9665000000000001, 0.9557261904761906, 0.9675714285714285, 0.9658690476190476, 0.9736785714285714, 0.9734880952380952, 1.0120238095238094, 1.000916666666667, 1.0098095238095237, 0.9898214285714285, 1.0386785714285716, 0.9908214285714285, 0.9794880952380951, 0.9968214285714286, 0.9666904761904762, 0.9733214285714288, 0.999952380952381, 0.9511904761904763, 0.9854047619047619, 0.9825952380952381, 0.9556785714285715, 0.9681785714285714, 0.9659047619047618, 0.9732380952380952, 0.9493690476190475, 0.9737857142857143, 0.957607142857143, 0.9812619047619048, 0.9791666666666666, 0.946940476190476, 0.9676785714285714, 0.9750238095238094, 0.9544880952380952, 0.9564999999999999, 0.987392857142857, 0.9532142857142857, 0.9993690476190474, 0.9822380952380951, 0.9813690476190476, 1.0169761904761903, 1.0071785714285715, 0.9713928571428573, 1.0050476190476192, 1.0288452380952382, 1.0279523809523812, 1.0157142857142858, 1.017309523809524, 1.0414761904761904, 1.0403928571428571, 1.0050714285714288, 1.0522619047619048, 1.0109880952380952, 0.9955119047619047, 1.0135476190476191, 1.0078571428571428, 0.9848095238095238, 0.9717976190476191, 0.9787261904761904, 0.9957499999999998, 0.9764166666666667, 0.9744404761904762, 1.0001428571428572, 1.0191190476190475, 1.0064166666666667, 0.9941190476190476, 1.0176309523809526, 0.9870357142857143, 1.00375, 1.0413571428571429, 1.009059523809524, 1.0163095238095237, 1.0262619047619048, 0.980154761904762, 0.9882619047619047, 0.9922261904761904, 0.9834047619047619, 1.0108214285714285, 1.0045357142857143, 0.9954761904761905, 0.9872857142857144, 1.008142857142857, 1.020654761904762, 1.0204166666666667, 0.9953095238095238, 0.9808690476190476, 1.0017857142857143, 1.0236785714285712, 1.0091071428571428, 1.0104404761904762, 1.0101785714285714, 0.9946309523809523, 0.9997380952380952, 0.977095238095238, 0.9891071428571427, 0.9718928571428571, 0.9598690476190477, 0.9684166666666668, 0.9541666666666667, 0.9722380952380953, 0.9685238095238095, 1.0015357142857144, 1.0003809523809526, 0.9844642857142858, 1.0376785714285715, 1.024309523809524, 1.0294404761904763, 0.9818333333333336, 0.9975714285714287, 1.0224642857142858, 0.9759642857142856, 1.0128809523809525, 0.9810952380952381, 0.9990476190476189, 0.9600476190476191, 0.9671309523809525, 0.9588214285714285, 0.9556190476190475, 0.9600714285714286, 1.0028690476190476, 1.0117738095238098, 1.0083095238095239, 1.018392857142857, 0.9963333333333334, 1.0047380952380953, 1.0102619047619048, 1.0019761904761904, 0.9678928571428571, 1.0050238095238095, 0.9943214285714286, 0.9948809523809523, 1.0177500000000002, 0.959702380952381, 0.9906190476190475, 0.9928452380952381, 0.986095238095238, 1.0037619047619049, 0.9733571428571428, 1.0238690476190475, 1.0077142857142856, 0.992547619047619, 1.0038690476190477, 0.9643928571428573, 0.9745357142857143, 0.9687857142857145, 0.9714999999999999, 1.004940476190476, 0.9829523809523809, 0.9886190476190476, 1.0053333333333332, 0.9821190476190477, 0.9886547619047619, 1.0135238095238095, 0.9784047619047618, 1.0136309523809524, 1.0322380952380954, 1.0131309523809524, 1.0403214285714286, 1.0400714285714288, 1.0153095238095238, 1.0085833333333332, 1.01175, 1.0002142857142857, 0.9678452380952381, 0.9760238095238094, 0.9715476190476192, 1.0029642857142858, 0.944202380952381, 0.9695238095238095, 0.9811785714285713, 0.9762857142857142, 0.9721666666666667, 1.005297619047619, 0.9863928571428572, 1.0163809523809522, 1.0044166666666665, 1.0192857142857144, 0.9921785714285715, 0.9950833333333333, 0.994547619047619, 1.018047619047619, 0.997142857142857, 0.994607142857143, 1.0065000000000002, 0.9950833333333333, 1.0308690476190476, 1.0217142857142858, 0.9908214285714285, 0.9986309523809525, 1.0308214285714286, 1.0207142857142857, 1.0181785714285714, 1.0599047619047621, 1.0455595238095239, 1.0623214285714286, 1.0518928571428572, 1.0258928571428574, 1.0070595238095237, 1.017988095238095, 0.9707619047619047, 0.9695357142857142, 0.983547619047619, 1.0116785714285714, 1.0214285714285714, 1.0142619047619048, 1.0234166666666666, 1.039511904761905, 0.9885952380952381, 1.0018333333333334, 1.009059523809524, 0.997892857142857, 0.9890952380952381, 0.9792857142857143, 1.0253333333333334, 0.9726666666666668, 0.9735357142857142, 0.9832261904761904, 0.9789761904761906, 1.0204285714285715, 0.9904285714285714, 0.9795595238095238, 1.0492261904761908, 1.0077619047619049, 1.0075595238095238, 1.018642857142857, 0.9958095238095238, 1.0359166666666668, 0.9897261904761905, 0.9753928571428572, 0.9909404761904762, 0.9977619047619047, 1.0047261904761904, 0.987452380952381, 0.9727023809523809, 1.0185833333333332, 0.9811785714285716, 1.0318928571428572, 1.0123690476190477, 1.0199642857142859, 1.0278214285714287, 0.9860952380952381, 1.0226428571428572, 0.9929523809523811, 1.0324404761904762, 0.9777976190476191, 1.0071428571428573, 0.9778333333333334, 0.9961547619047618, 1.0281190476190476, 1.0039523809523812, 1.0041666666666667, 1.0178333333333334, 1.0186428571428572, 0.9986071428571428, 0.9944880952380953, 1.0229880952380954, 0.9856904761904762, 1.0468095238095239, 1.014595238095238, 1.0246309523809525, 1.0287380952380953, 0.9771785714285715, 0.9924761904761906, 0.9692023809523809, 0.9856785714285714, 0.9644166666666666, 0.9551190476190476, 0.9981428571428571, 0.9558809523809525, 0.9926785714285713, 1.0087142857142855, 0.99975, 1.0018333333333334, 0.9790476190476189, 0.9730714285714286, 0.9786904761904763, 0.9721547619047619, 0.987047619047619, 0.9969761904761905, 0.9898214285714285, 1.0278690476190477, 0.9817142857142857, 1.0365714285714287, 0.9904166666666666, 1.014904761904762, 1.0158928571428572, 1.006202380952381, 1.004238095238095, 0.9820595238095238, 1.0095476190476191, 1.0242261904761907, 1.0092380952380953, 1.0160357142857142, 0.9690714285714286, 1.0036309523809526, 0.9769523809523809, 0.980202380952381, 1.0037380952380954, 0.9795357142857144, 0.9922261904761904, 1.018595238095238, 1.0017142857142858, 1.0263333333333333, 1.0297380952380952, 0.988154761904762, 1.0394880952380952, 1.0108690476190478, 1.0330833333333331, 1.036309523809524, 1.0366071428571428, 1.0500238095238097, 1.0216190476190476, 1.0075476190476191, 0.9875476190476191, 0.9838809523809525, 0.9699404761904763, 0.9955476190476191, 0.9534880952380951, 1.0017142857142858, 0.9862857142857143, 0.9908928571428574, 1.0299642857142859, 1.011452380952381, 1.0267619047619048, 0.9807976190476191, 1.0071190476190477, 1.0118928571428571, 0.9813214285714287, 0.9640119047619048, 0.9747857142857144, 0.9857500000000001, 1.0048095238095238, 0.9969642857142857, 1.0033452380952381, 0.9642500000000002, 0.986845238095238, 0.9889761904761907, 1.0072738095238094]</text:p>
          </table:table-cell>
          <table:table-cell office:value-type="float" office:value="6.420384788513183">
            <text:p>6.420384788513183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MRQRYVLAAICALVVLPSLVTAAKTELEPYPLDYWALRPVINAAQVSPDGKYLGIMKIPAKDANPIIEVYEAAELDKREPVFTLNADPMEITNFFWASDNDIIFYLRQKVRNRIEGFNQGVYETRLAIVDVESKELEQFDETDPLIENILPHDPNKIIISFQEGSADSDDPGRKLSEAFRPRAYWKFDVERGTKELLIRGKISLGQVEFDGNGNPWLARGYDDADNELVWYWRRPGEKSDWKEFRRQDFDKLETFEVVELDDTKPDHILVRGDNGNDKLGLWSYNINTGEFDELIYRRSDVDVYGVRYHSNTWTYPDRVTGVSYFKDKLRVEYFDEVEGAIYKQLEDIIPNSYMISIPSRSRDGNTMTVLNTGPRDPGTYYLLKDGKIEAAGSRQPLLESEKLADMRYITYKSRDGLKIPAFLTVPNGEPPYPLIVLPHGGPFVQETVVYDEWSQMLANNGYLVLQPQYRGSLGYGEEFYKIAFEDGSEAGYKMQDDKDDGAMYLVEEGLADPNRMAMFGWSYGGYAALVAASRTPQLYQCVIAGAAVSDPIMQVNYYRFEIEGWPAIEQIRTWDGAINPLKEAEKVNVPMLLIHGDVDQRVPPDHAKKYRKLLDKYNKNYKYLELKGADHFSNTLFYDHQHDLYTMMIEFLENDCGQMSLRAQAKASN">
            <text:p>MRQRYVLAAICALVVLPSLVTAAKTELEPYPLDYWALRPVINAAQVSPDGKYLGIMKIPAKDANPIIEVYEAAELDKREPVFTLNADPMEITNFFWASDNDIIFYLRQKVRNRIEGFNQGVYETRLAIVDVESKELEQFDETDPLIENILPHDPNKIIISFQEGSADSDDPGRKLSEAFRPRAYWKFDVERGTKELLIRGKISLGQVEFDGNGNPWLARGYDDADNELVWYWRRPGEKSDWKEFRRQDFDKLETFEVVELDDTKPDHILVRGDNGNDKLGLWSYNINTGEFDELIYRRSDVDVYGVRYHSNTWTYPDRVTGVSYFKDKLRVEYFDEVEGAIYKQLEDIIPNSYMISIPSRSRDGNTMTVLNTGPRDPGTYYLLKDGKIEAAGSRQPLLESEKLADMRYITYKSRDGLKIPAFLTVPNGEPPYPLIVLPHGGPFVQETVVYDEWSQMLANNGYLVLQPQYRGSLGYGEEFYKIAFEDGSEAGYKMQDDKDDGAMYLVEEGLADPNRMAMFGWSYGGYAALVAASRTPQLYQCVIAGAAVSDPIMQVNYYRFEIEGWPAIEQIRTWDGAINPLKEAEKVNVPMLLIHGDVDQRVPPDHAKKYRKLLDKYNKNYKYLELKGADHFSNTLFYDHQHDLYTMMIEFLENDCGQMSLRAQAKASN</text:p>
          </table:table-cell>
          <table:table-cell office:value-type="string" office:value="BFDNEDID_36957">
            <text:p>BFDNEDID_36957</text:p>
          </table:table-cell>
          <table:table-cell office:value-type="float" office:value="669">
            <text:p>669</text:p>
          </table:table-cell>
          <table:table-cell office:value-type="float" office:value="0.1195814648729447">
            <text:p>0.1195814648729447</text:p>
          </table:table-cell>
          <table:table-cell office:value-type="float" office:value="-0.5143497757847529">
            <text:p>-0.5143497757847529</text:p>
          </table:table-cell>
          <table:table-cell office:value-type="float" office:value="30.962825112107616">
            <text:p>30.962825112107616</text:p>
          </table:table-cell>
          <table:table-cell office:value-type="float" office:value="76808.65580000023">
            <text:p>76808.65580000023</text:p>
          </table:table-cell>
          <table:table-cell office:value-type="string" office:value="(0.3258594917787743, 0.21973094170403587, 0.2556053811659193)">
            <text:p>(0.3258594917787743, 0.21973094170403587, 0.2556053811659193)</text:p>
          </table:table-cell>
          <table:table-cell office:value-type="string" office:value="[0.9703690476190477, 0.9642738095238095, 0.9653095238095238, 0.9533809523809524, 0.9398333333333333, 0.943857142857143, 0.9600714285714286, 0.9351666666666667, 0.9443690476190476, 0.9514404761904762, 0.9599047619047619, 0.9886190476190474, 0.9751309523809524, 0.9591428571428573, 0.9779761904761903, 0.9969880952380953, 0.9886785714285713, 0.9989404761904762, 1.0279166666666666, 1.001297619047619, 1.0472857142857144, 0.9990357142857145, 1.0566309523809525, 1.0151904761904764, 0.9936428571428573, 1.0292976190476189, 0.9747500000000002, 1.013952380952381, 0.9518214285714286, 0.9634047619047619, 0.9837619047619047, 0.9585714285714287, 0.9827857142857143, 0.9815595238095237, 0.9583214285714287, 0.9807738095238094, 1.0078214285714284, 0.9773214285714286, 0.9906428571428572, 1.004595238095238, 0.9851190476190477, 1.0336309523809524, 1.0240833333333332, 1.0335119047619048, 1.0229047619047618, 1.0397261904761907, 0.9860238095238096, 1.000357142857143, 1.009845238095238, 0.9655714285714286, 0.9878214285714284, 1.0134404761904763, 0.9675238095238095, 1.0322142857142855, 1.0048928571428573, 1.0493690476190476, 1.0300357142857142, 1.0152857142857141, 1.036511904761905, 1.0199761904761904, 0.986702380952381, 0.9920595238095238, 1.0205714285714287, 0.9611785714285714, 0.9866904761904762, 1.0246428571428572, 0.9824642857142857, 1.0083095238095239, 1.03475, 0.9946071428571428, 1.056547619047619, 1.0453690476190478, 1.0246071428571428, 1.0514285714285716, 1.0174285714285713, 0.989952380952381, 0.9914642857142857, 0.9978333333333335, 0.9723690476190476, 1.0086666666666668, 0.9835833333333333, 1.0251785714285715, 1.0132380952380953, 0.9979166666666667, 1.0424285714285715, 0.9777023809523807, 1.0097023809523809, 0.9930238095238095, 0.9481666666666667, 0.9655476190476191, 0.9608571428571427, 0.9884880952380952, 1.001440476190476, 1.0063452380952382, 1.0082738095238095, 1.01475, 0.9742380952380953, 0.979761904761905, 0.961202380952381, 0.9581428571428573, 0.9617619047619049, 0.9817142857142857, 0.9904761904761905, 1.0134880952380954, 0.9793928571428572, 1.0234285714285716, 1.0208452380952382, 1.0066666666666666, 0.9920119047619048, 1.0356785714285717, 1.0003809523809524, 0.9897380952380953, 1.030559523809524, 1.0022261904761904, 1.0054166666666666, 0.9812500000000002, 0.9959642857142857, 1.028047619047619, 0.9788809523809524, 0.9920357142857144, 0.9678095238095237, 0.9886071428571429, 0.9640833333333334, 0.9733095238095237, 1.0070476190476192, 0.9722619047619048, 1.0463690476190475, 1.020952380952381, 1.0541785714285716, 1.0501071428571431, 1.013595238095238, 1.0680119047619048, 1.0246190476190475, 1.0059404761904762, 1.0536309523809524, 1.0360833333333335, 1.0160119047619047, 1.037738095238095, 1.0199166666666666, 1.0002261904761904, 1.0064166666666665, 1.0302857142857142, 0.9930833333333333, 0.9715357142857144, 0.9919047619047618, 1.0177380952380954, 0.9869285714285715, 1.0342142857142858, 1.016857142857143, 1.0247142857142857, 1.0308095238095238, 0.9787619047619048, 0.9947142857142859, 0.9821309523809523, 1.0041190476190478, 0.9631547619047619, 1.017607142857143, 1.0219761904761906, 1.0140476190476189, 1.0358928571428572, 1.0246666666666666, 1.0582619047619048, 1.0420357142857144, 1.0510595238095237, 1.0483452380952383, 1.0470357142857143, 1.04275, 1.0352142857142856, 1.0553214285714287, 1.002357142857143, 1.0433452380952382, 1.0280714285714285, 0.9956190476190476, 0.9955357142857144, 1.017952380952381, 1.0081190476190478, 0.9846309523809524, 0.9835714285714287, 0.972202380952381, 0.978095238095238, 1.0175833333333333, 0.9532142857142858, 1.0211547619047618, 0.9771190476190477, 1.0401785714285714, 1.00625, 1.0312738095238094, 1.0257619047619049, 1.0481904761904761, 1.0241904761904763, 0.9825119047619049, 0.9989285714285714, 0.9926785714285716, 1.0063690476190477, 0.9989761904761905, 1.0112976190476193, 0.9729047619047618, 1.029154761904762, 0.984857142857143, 1.0222380952380952, 1.0025357142857143, 0.9809404761904762, 1.0356666666666667, 0.9768333333333333, 1.043535714285714, 1.0153333333333332, 1.0315476190476192, 1.0262142857142857, 1.024047619047619, 1.015642857142857, 0.9747619047619047, 0.9959642857142857, 0.9910833333333332, 0.9886547619047621, 0.9952738095238095, 0.9778333333333334, 1.0347976190476191, 1.0221309523809525, 1.0160833333333332, 1.048107142857143, 1.0269642857142858, 1.0319166666666666, 0.9753928571428571, 0.9794285714285715, 0.9591547619047619, 0.956809523809524, 0.9467976190476192, 0.9780119047619047, 0.9810595238095239, 1.0126190476190478, 1.023392857142857, 1.056297619047619, 1.0534642857142857, 1.0435357142857142, 1.0569166666666667, 1.0113571428571428, 1.0686785714285716, 1.025309523809524, 0.98625, 1.0319642857142857, 1.01075, 1.0208333333333335, 1.0234642857142857, 0.9874523809523811, 1.050654761904762, 1.0335714285714286, 0.9922857142857143, 1.0495238095238097, 0.9970952380952381, 0.991357142857143, 1.0331309523809526, 0.9639285714285715, 0.9938452380952382, 1.026904761904762, 0.9760714285714287, 1.0412380952380953, 1.0260476190476193, 1.0257619047619047, 1.0620119047619048, 1.0275714285714286, 1.0326785714285716, 0.9880595238095238, 0.986404761904762, 0.9807857142857143, 0.9737023809523809, 0.9947261904761905, 0.9973928571428571, 1.018190476190476, 1.0244047619047618, 1.0385357142857141, 1.048559523809524, 1.0493333333333335, 1.0453214285714285, 0.9923690476190478, 1.0265119047619047, 0.9766190476190476, 0.9775, 1.0010238095238095, 0.9542976190476191, 1.0034880952380953, 0.9651309523809524, 1.0215119047619048, 0.9971309523809524, 1.0174047619047617, 1.0339285714285715, 0.988452380952381, 1.046047619047619, 1.0157261904761907, 0.9730476190476193, 0.9874285714285713, 0.9820476190476191, 1.0028214285714288, 0.99, 1.0050714285714286, 1.0104404761904764, 0.9805000000000001, 1.0278690476190477, 0.968654761904762, 0.9839761904761906, 0.9946785714285714, 0.9520119047619049, 0.9861666666666667, 0.9594642857142857, 0.984297619047619, 1.0024642857142858, 0.9892619047619048, 0.9795357142857142, 0.9682738095238096, 1.0045357142857143, 0.9783452380952382, 1.0125357142857143, 0.9990476190476189, 0.9900833333333333, 0.9854166666666666, 1.0091309523809524, 1.0012142857142856, 0.9669166666666665, 1.0042738095238095, 0.9665833333333335, 0.9946666666666667, 1.0389285714285716, 1.0095238095238097, 1.0267976190476191, 0.9894404761904761, 1.0273333333333334, 0.9900119047619049, 1.0253928571428572, 0.9652261904761905, 0.9872023809523811, 1.0282261904761907, 1.0164880952380952, 0.988154761904762, 1.043511904761905, 1.0014642857142857, 1.0021309523809525, 0.9913214285714285, 0.9933809523809524, 1.0325357142857143, 0.9965714285714287, 0.9914285714285714, 1.039464285714286, 1.0105, 0.9872261904761904, 1.0048809523809523, 1.0246190476190478, 1.004, 0.996, 0.9695833333333332, 0.9885357142857144, 0.9773452380952382, 1.003702380952381, 0.964107142857143, 1.016297619047619, 1.006857142857143, 1.0113928571428572, 1.0330357142857143, 1.023047619047619, 1.0452619047619047, 1.023452380952381, 1.0277619047619047, 1.0054642857142857, 0.9913928571428572, 0.9986904761904762, 0.9699880952380953, 0.9803571428571428, 1.005952380952381, 0.9863095238095237, 1.0142380952380952, 1.0224166666666668, 1.0217619047619046, 1.0450595238095237, 1.0264880952380953, 1.0180833333333332, 1.0001785714285714, 0.975202380952381, 0.9777380952380952, 0.9751309523809524, 0.9786309523809525, 1.0261785714285714, 1.005095238095238, 1.020488095238095, 1.04775, 1.002190476190476, 1.060690476190476, 1.0040119047619047, 1.0182142857142857, 1.026095238095238, 1.0222261904761905, 1.014190476190476, 1.0188095238095238, 1.0167738095238095, 0.9918333333333332, 1.0119047619047619, 1.0498571428571428, 1.0205238095238096, 1.0421428571428573, 1.0391785714285715, 1.0037976190476192, 1.0342380952380954, 1.027154761904762, 0.97775, 0.9961428571428572, 0.959404761904762, 0.9738095238095239, 0.9904047619047621, 0.9704761904761906, 1.029904761904762, 1.0031666666666668, 1.0139523809523812, 1.0398095238095237, 1.0198214285714287, 1.0061190476190478, 1.0455952380952382, 0.9749285714285715, 1.018702380952381, 0.975702380952381, 0.9636785714285714, 0.9759166666666668, 0.9826666666666666, 0.968309523809524, 1.013642857142857, 1.0099285714285715, 1.0243333333333333, 1.046357142857143, 1.0304761904761905, 1.0340238095238097, 0.9960714285714286, 1.0225357142857143, 0.9634285714285714, 0.9690476190476192, 0.9623333333333333, 0.9623690476190476, 0.9925714285714287, 0.9638928571428571, 1.005047619047619, 0.9955595238095237, 1.002642857142857, 0.976654761904762, 0.99975, 1.0171666666666666, 1.0078214285714284, 0.9743809523809523, 0.9744404761904762, 0.9883928571428571, 0.9854047619047619, 1.0141904761904763, 1.0015238095238097, 0.9661666666666667, 1.0266309523809525, 0.9994999999999999, 0.983404761904762, 0.9896190476190478, 1.0019047619047619, 1.0109880952380952, 0.9987976190476191, 0.9913690476190475, 0.9676190476190476, 0.9794404761904761, 0.9728452380952382, 0.9741666666666668, 0.9954523809523809, 0.9887142857142857, 0.9956071428571427, 0.9845, 1.018738095238095, 1.0114999999999998, 1.0055476190476191, 0.978404761904762, 1.017404761904762, 0.9898690476190476, 1.0280476190476189, 1.022654761904762, 1.0171071428571428, 0.9810238095238096, 1.0057261904761905, 1.0284880952380955, 0.9614880952380954, 1.000154761904762, 0.9798690476190476, 1.0392738095238099, 1.0191904761904762, 1.0228690476190476, 1.0410833333333334, 1.0464285714285715, 1.0180595238095238, 1.0343095238095237, 0.9994166666666667, 1.0487380952380954, 0.9925833333333333, 1.040547619047619, 1.0435833333333333, 1.0496547619047618, 1.0662380952380954, 1.0528095238095239, 1.054857142857143, 1.0329880952380952, 1.0101071428571429, 0.9896904761904762, 0.9765952380952382, 0.9781428571428573, 0.9801190476190476, 1.019857142857143, 1.0033452380952381, 1.0024047619047618, 1.000547619047619, 1.0294761904761902, 1.0396309523809524, 1.0178571428571428, 1.0174404761904763, 1.0046785714285715, 0.9916428571428572, 0.9974285714285713, 0.9711785714285713, 0.963297619047619, 0.9867738095238094, 0.9454047619047617, 1.001404761904762, 0.9578452380952381, 1.0019404761904762, 0.9881190476190476, 0.9647619047619048, 0.9886309523809522, 0.9721309523809523, 0.9603809523809523, 0.9663095238095238, 0.980107142857143, 0.9799642857142856, 1.002047619047619, 0.9950238095238094, 1.0053809523809523, 1.0171428571428571, 1.0044404761904762, 0.977797619047619, 0.9804642857142858, 0.9906428571428572, 0.9391785714285713, 0.96125, 0.9555595238095238, 0.9739047619047618, 0.9785952380952379, 0.9676190476190476, 0.9868571428571429, 0.9860595238095238, 1.0220238095238097, 1.0085, 1.0027976190476189, 0.9783690476190475, 1.0005952380952383, 1.0075714285714286, 0.9637976190476191, 0.9988452380952382, 0.9499047619047619, 0.973845238095238, 0.9877380952380952, 0.9615119047619048, 1.0222261904761907, 0.9624999999999999, 1.0321904761904763, 0.9957857142857143, 0.9775238095238095, 1.0277857142857143, 0.9885714285714284, 0.9888095238095238, 1.0279880952380953, 0.9909166666666666, 0.9777857142857141, 1.0077142857142858, 0.9921428571428572, 0.9768809523809523, 1.0185238095238094, 0.9869761904761903, 0.991345238095238, 0.98625, 1.024154761904762, 1.0147738095238097, 0.9956547619047618, 1.056, 1.0395357142857142, 1.025297619047619, 1.0647380952380954, 1.0418333333333334, 1.003809523809524, 1.0402738095238095, 0.983452380952381, 1.0148809523809523, 0.9609404761904761, 0.9614404761904761, 0.9611190476190478, 0.9596904761904762, 0.9693452380952381, 0.989547619047619, 0.9977500000000001, 0.977404761904762, 1.0318333333333334, 1.0079285714285713, 1.0104166666666667, 1.0006428571428572, 1.0340595238095236, 1.0166785714285713, 1.0228452380952382, 1.0022380952380954, 1.028892857142857, 1.0485952380952381, 1.031857142857143, 0.9947976190476192, 1.030607142857143, 1.034190476190476, 0.9864880952380953, 1.0064523809523809, 1.031357142857143, 1.026702380952381, 0.9942142857142858, 1.044702380952381, 1.0435952380952382, 1.023952380952381, 0.9990595238095239, 1.046011904761905, 0.978, 1.0043809523809524, 1.0322142857142858, 0.9781309523809525, 1.0465595238095238, 1.0044166666666665, 1.0071428571428571, 1.0286309523809525, 0.9853571428571429, 0.9960476190476191, 1.01875, 0.9925476190476191, 0.9768333333333333, 0.9682023809523811, 0.9705238095238096, 0.976952380952381, 0.9993690476190477, 0.9595476190476189, 1.0012857142857141, 0.9724285714285714, 1.0117380952380952, 0.9623095238095238, 0.9741190476190477, 0.9814047619047619, 0.9606666666666667, 0.9674285714285714, 0.9590119047619046, 1.0046190476190477, 0.9518809523809524, 0.995559523809524, 1.0290238095238096, 1.0024880952380952, 1.0208333333333333, 0.9811904761904762, 1.0342738095238095, 1.0098214285714286, 0.9854285714285714, 1.0128690476190476, 0.9740238095238096, 1.0091428571428571, 0.9955833333333334, 1.013654761904762, 1.0027261904761904]">
            <text:p>[0.9703690476190477, 0.9642738095238095, 0.9653095238095238, 0.9533809523809524, 0.9398333333333333, 0.943857142857143, 0.9600714285714286, 0.9351666666666667, 0.9443690476190476, 0.9514404761904762, 0.9599047619047619, 0.9886190476190474, 0.9751309523809524, 0.9591428571428573, 0.9779761904761903, 0.9969880952380953, 0.9886785714285713, 0.9989404761904762, 1.0279166666666666, 1.001297619047619, 1.0472857142857144, 0.9990357142857145, 1.0566309523809525, 1.0151904761904764, 0.9936428571428573, 1.0292976190476189, 0.9747500000000002, 1.013952380952381, 0.9518214285714286, 0.9634047619047619, 0.9837619047619047, 0.9585714285714287, 0.9827857142857143, 0.9815595238095237, 0.9583214285714287, 0.9807738095238094, 1.0078214285714284, 0.9773214285714286, 0.9906428571428572, 1.004595238095238, 0.9851190476190477, 1.0336309523809524, 1.0240833333333332, 1.0335119047619048, 1.0229047619047618, 1.0397261904761907, 0.9860238095238096, 1.000357142857143, 1.009845238095238, 0.9655714285714286, 0.9878214285714284, 1.0134404761904763, 0.9675238095238095, 1.0322142857142855, 1.0048928571428573, 1.0493690476190476, 1.0300357142857142, 1.0152857142857141, 1.036511904761905, 1.0199761904761904, 0.986702380952381, 0.9920595238095238, 1.0205714285714287, 0.9611785714285714, 0.9866904761904762, 1.0246428571428572, 0.9824642857142857, 1.0083095238095239, 1.03475, 0.9946071428571428, 1.056547619047619, 1.0453690476190478, 1.0246071428571428, 1.0514285714285716, 1.0174285714285713, 0.989952380952381, 0.9914642857142857, 0.9978333333333335, 0.9723690476190476, 1.0086666666666668, 0.9835833333333333, 1.0251785714285715, 1.0132380952380953, 0.9979166666666667, 1.0424285714285715, 0.9777023809523807, 1.0097023809523809, 0.9930238095238095, 0.9481666666666667, 0.9655476190476191, 0.9608571428571427, 0.9884880952380952, 1.001440476190476, 1.0063452380952382, 1.0082738095238095, 1.01475, 0.9742380952380953, 0.979761904761905, 0.961202380952381, 0.9581428571428573, 0.9617619047619049, 0.9817142857142857, 0.9904761904761905, 1.0134880952380954, 0.9793928571428572, 1.0234285714285716, 1.0208452380952382, 1.0066666666666666, 0.9920119047619048, 1.0356785714285717, 1.0003809523809524, 0.9897380952380953, 1.030559523809524, 1.0022261904761904, 1.0054166666666666, 0.9812500000000002, 0.9959642857142857, 1.028047619047619, 0.9788809523809524, 0.9920357142857144, 0.9678095238095237, 0.9886071428571429, 0.9640833333333334, 0.9733095238095237, 1.0070476190476192, 0.9722619047619048, 1.0463690476190475, 1.020952380952381, 1.0541785714285716, 1.0501071428571431, 1.013595238095238, 1.0680119047619048, 1.0246190476190475, 1.0059404761904762, 1.0536309523809524, 1.0360833333333335, 1.0160119047619047, 1.037738095238095, 1.0199166666666666, 1.0002261904761904, 1.0064166666666665, 1.0302857142857142, 0.9930833333333333, 0.9715357142857144, 0.9919047619047618, 1.0177380952380954, 0.9869285714285715, 1.0342142857142858, 1.016857142857143, 1.0247142857142857, 1.0308095238095238, 0.9787619047619048, 0.9947142857142859, 0.9821309523809523, 1.0041190476190478, 0.9631547619047619, 1.017607142857143, 1.0219761904761906, 1.0140476190476189, 1.0358928571428572, 1.0246666666666666, 1.0582619047619048, 1.0420357142857144, 1.0510595238095237, 1.0483452380952383, 1.0470357142857143, 1.04275, 1.0352142857142856, 1.0553214285714287, 1.002357142857143, 1.0433452380952382, 1.0280714285714285, 0.9956190476190476, 0.9955357142857144, 1.017952380952381, 1.0081190476190478, 0.9846309523809524, 0.9835714285714287, 0.972202380952381, 0.978095238095238, 1.0175833333333333, 0.9532142857142858, 1.0211547619047618, 0.9771190476190477, 1.0401785714285714, 1.00625, 1.0312738095238094, 1.0257619047619049, 1.0481904761904761, 1.0241904761904763, 0.9825119047619049, 0.9989285714285714, 0.9926785714285716, 1.0063690476190477, 0.9989761904761905, 1.0112976190476193, 0.9729047619047618, 1.029154761904762, 0.984857142857143, 1.0222380952380952, 1.0025357142857143, 0.9809404761904762, 1.0356666666666667, 0.9768333333333333, 1.043535714285714, 1.0153333333333332, 1.0315476190476192, 1.0262142857142857, 1.024047619047619, 1.015642857142857, 0.9747619047619047, 0.9959642857142857, 0.9910833333333332, 0.9886547619047621, 0.9952738095238095, 0.9778333333333334, 1.0347976190476191, 1.0221309523809525, 1.0160833333333332, 1.048107142857143, 1.0269642857142858, 1.0319166666666666, 0.9753928571428571, 0.9794285714285715, 0.9591547619047619, 0.956809523809524, 0.9467976190476192, 0.9780119047619047, 0.9810595238095239, 1.0126190476190478, 1.023392857142857, 1.056297619047619, 1.0534642857142857, 1.0435357142857142, 1.0569166666666667, 1.0113571428571428, 1.0686785714285716, 1.025309523809524, 0.98625, 1.0319642857142857, 1.01075, 1.0208333333333335, 1.0234642857142857, 0.9874523809523811, 1.050654761904762, 1.0335714285714286, 0.9922857142857143, 1.0495238095238097, 0.9970952380952381, 0.991357142857143, 1.0331309523809526, 0.9639285714285715, 0.9938452380952382, 1.026904761904762, 0.9760714285714287, 1.0412380952380953, 1.0260476190476193, 1.0257619047619047, 1.0620119047619048, 1.0275714285714286, 1.0326785714285716, 0.9880595238095238, 0.986404761904762, 0.9807857142857143, 0.9737023809523809, 0.9947261904761905, 0.9973928571428571, 1.018190476190476, 1.0244047619047618, 1.0385357142857141, 1.048559523809524, 1.0493333333333335, 1.0453214285714285, 0.9923690476190478, 1.0265119047619047, 0.9766190476190476, 0.9775, 1.0010238095238095, 0.9542976190476191, 1.0034880952380953, 0.9651309523809524, 1.0215119047619048, 0.9971309523809524, 1.0174047619047617, 1.0339285714285715, 0.988452380952381, 1.046047619047619, 1.0157261904761907, 0.9730476190476193, 0.9874285714285713, 0.9820476190476191, 1.0028214285714288, 0.99, 1.0050714285714286, 1.0104404761904764, 0.9805000000000001, 1.0278690476190477, 0.968654761904762, 0.9839761904761906, 0.9946785714285714, 0.9520119047619049, 0.9861666666666667, 0.9594642857142857, 0.984297619047619, 1.0024642857142858, 0.9892619047619048, 0.9795357142857142, 0.9682738095238096, 1.0045357142857143, 0.9783452380952382, 1.0125357142857143, 0.9990476190476189, 0.9900833333333333, 0.9854166666666666, 1.0091309523809524, 1.0012142857142856, 0.9669166666666665, 1.0042738095238095, 0.9665833333333335, 0.9946666666666667, 1.0389285714285716, 1.0095238095238097, 1.0267976190476191, 0.9894404761904761, 1.0273333333333334, 0.9900119047619049, 1.0253928571428572, 0.9652261904761905, 0.9872023809523811, 1.0282261904761907, 1.0164880952380952, 0.988154761904762, 1.043511904761905, 1.0014642857142857, 1.0021309523809525, 0.9913214285714285, 0.9933809523809524, 1.0325357142857143, 0.9965714285714287, 0.9914285714285714, 1.039464285714286, 1.0105, 0.9872261904761904, 1.0048809523809523, 1.0246190476190478, 1.004, 0.996, 0.9695833333333332, 0.9885357142857144, 0.9773452380952382, 1.003702380952381, 0.964107142857143, 1.016297619047619, 1.006857142857143, 1.0113928571428572, 1.0330357142857143, 1.023047619047619, 1.0452619047619047, 1.023452380952381, 1.0277619047619047, 1.0054642857142857, 0.9913928571428572, 0.9986904761904762, 0.9699880952380953, 0.9803571428571428, 1.005952380952381, 0.9863095238095237, 1.0142380952380952, 1.0224166666666668, 1.0217619047619046, 1.0450595238095237, 1.0264880952380953, 1.0180833333333332, 1.0001785714285714, 0.975202380952381, 0.9777380952380952, 0.9751309523809524, 0.9786309523809525, 1.0261785714285714, 1.005095238095238, 1.020488095238095, 1.04775, 1.002190476190476, 1.060690476190476, 1.0040119047619047, 1.0182142857142857, 1.026095238095238, 1.0222261904761905, 1.014190476190476, 1.0188095238095238, 1.0167738095238095, 0.9918333333333332, 1.0119047619047619, 1.0498571428571428, 1.0205238095238096, 1.0421428571428573, 1.0391785714285715, 1.0037976190476192, 1.0342380952380954, 1.027154761904762, 0.97775, 0.9961428571428572, 0.959404761904762, 0.9738095238095239, 0.9904047619047621, 0.9704761904761906, 1.029904761904762, 1.0031666666666668, 1.0139523809523812, 1.0398095238095237, 1.0198214285714287, 1.0061190476190478, 1.0455952380952382, 0.9749285714285715, 1.018702380952381, 0.975702380952381, 0.9636785714285714, 0.9759166666666668, 0.9826666666666666, 0.968309523809524, 1.013642857142857, 1.0099285714285715, 1.0243333333333333, 1.046357142857143, 1.0304761904761905, 1.0340238095238097, 0.9960714285714286, 1.0225357142857143, 0.9634285714285714, 0.9690476190476192, 0.9623333333333333, 0.9623690476190476, 0.9925714285714287, 0.9638928571428571, 1.005047619047619, 0.9955595238095237, 1.002642857142857, 0.976654761904762, 0.99975, 1.0171666666666666, 1.0078214285714284, 0.9743809523809523, 0.9744404761904762, 0.9883928571428571, 0.9854047619047619, 1.0141904761904763, 1.0015238095238097, 0.9661666666666667, 1.0266309523809525, 0.9994999999999999, 0.983404761904762, 0.9896190476190478, 1.0019047619047619, 1.0109880952380952, 0.9987976190476191, 0.9913690476190475, 0.9676190476190476, 0.9794404761904761, 0.9728452380952382, 0.9741666666666668, 0.9954523809523809, 0.9887142857142857, 0.9956071428571427, 0.9845, 1.018738095238095, 1.0114999999999998, 1.0055476190476191, 0.978404761904762, 1.017404761904762, 0.9898690476190476, 1.0280476190476189, 1.022654761904762, 1.0171071428571428, 0.9810238095238096, 1.0057261904761905, 1.0284880952380955, 0.9614880952380954, 1.000154761904762, 0.9798690476190476, 1.0392738095238099, 1.0191904761904762, 1.0228690476190476, 1.0410833333333334, 1.0464285714285715, 1.0180595238095238, 1.0343095238095237, 0.9994166666666667, 1.0487380952380954, 0.9925833333333333, 1.040547619047619, 1.0435833333333333, 1.0496547619047618, 1.0662380952380954, 1.0528095238095239, 1.054857142857143, 1.0329880952380952, 1.0101071428571429, 0.9896904761904762, 0.9765952380952382, 0.9781428571428573, 0.9801190476190476, 1.019857142857143, 1.0033452380952381, 1.0024047619047618, 1.000547619047619, 1.0294761904761902, 1.0396309523809524, 1.0178571428571428, 1.0174404761904763, 1.0046785714285715, 0.9916428571428572, 0.9974285714285713, 0.9711785714285713, 0.963297619047619, 0.9867738095238094, 0.9454047619047617, 1.001404761904762, 0.9578452380952381, 1.0019404761904762, 0.9881190476190476, 0.9647619047619048, 0.9886309523809522, 0.9721309523809523, 0.9603809523809523, 0.9663095238095238, 0.980107142857143, 0.9799642857142856, 1.002047619047619, 0.9950238095238094, 1.0053809523809523, 1.0171428571428571, 1.0044404761904762, 0.977797619047619, 0.9804642857142858, 0.9906428571428572, 0.9391785714285713, 0.96125, 0.9555595238095238, 0.9739047619047618, 0.9785952380952379, 0.9676190476190476, 0.9868571428571429, 0.9860595238095238, 1.0220238095238097, 1.0085, 1.0027976190476189, 0.9783690476190475, 1.0005952380952383, 1.0075714285714286, 0.9637976190476191, 0.9988452380952382, 0.9499047619047619, 0.973845238095238, 0.9877380952380952, 0.9615119047619048, 1.0222261904761907, 0.9624999999999999, 1.0321904761904763, 0.9957857142857143, 0.9775238095238095, 1.0277857142857143, 0.9885714285714284, 0.9888095238095238, 1.0279880952380953, 0.9909166666666666, 0.9777857142857141, 1.0077142857142858, 0.9921428571428572, 0.9768809523809523, 1.0185238095238094, 0.9869761904761903, 0.991345238095238, 0.98625, 1.024154761904762, 1.0147738095238097, 0.9956547619047618, 1.056, 1.0395357142857142, 1.025297619047619, 1.0647380952380954, 1.0418333333333334, 1.003809523809524, 1.0402738095238095, 0.983452380952381, 1.0148809523809523, 0.9609404761904761, 0.9614404761904761, 0.9611190476190478, 0.9596904761904762, 0.9693452380952381, 0.989547619047619, 0.9977500000000001, 0.977404761904762, 1.0318333333333334, 1.0079285714285713, 1.0104166666666667, 1.0006428571428572, 1.0340595238095236, 1.0166785714285713, 1.0228452380952382, 1.0022380952380954, 1.028892857142857, 1.0485952380952381, 1.031857142857143, 0.9947976190476192, 1.030607142857143, 1.034190476190476, 0.9864880952380953, 1.0064523809523809, 1.031357142857143, 1.026702380952381, 0.9942142857142858, 1.044702380952381, 1.0435952380952382, 1.023952380952381, 0.9990595238095239, 1.046011904761905, 0.978, 1.0043809523809524, 1.0322142857142858, 0.9781309523809525, 1.0465595238095238, 1.0044166666666665, 1.0071428571428571, 1.0286309523809525, 0.9853571428571429, 0.9960476190476191, 1.01875, 0.9925476190476191, 0.9768333333333333, 0.9682023809523811, 0.9705238095238096, 0.976952380952381, 0.9993690476190477, 0.9595476190476189, 1.0012857142857141, 0.9724285714285714, 1.0117380952380952, 0.9623095238095238, 0.9741190476190477, 0.9814047619047619, 0.9606666666666667, 0.9674285714285714, 0.9590119047619046, 1.0046190476190477, 0.9518809523809524, 0.995559523809524, 1.0290238095238096, 1.0024880952380952, 1.0208333333333333, 0.9811904761904762, 1.0342738095238095, 1.0098214285714286, 0.9854285714285714, 1.0128690476190476, 0.9740238095238096, 1.0091428571428571, 0.9955833333333334, 1.013654761904762, 1.0027261904761904]</text:p>
          </table:table-cell>
          <table:table-cell office:value-type="float" office:value="4.840260887145996">
            <text:p>4.840260887145996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MTIETLSETNCFGGRIGFYKHASEANHCDMRFSVFMPPQAVASKVPVVTFLSGLTCTEENFMVKSGAQRVAAELGIMLVSPDTSPRGEGVPDDPDGEYDFGLGAGFYVNATEEPWSRHYNMYDYVTQELQAAVFDNFPGDPDRHGLMGHSMGGHGAFTVGLRNPDLFRSLSALAPICTTLNSPWGRKALGYFLGSDTVTWEEYDASEVARSTHNAGHWGTILVDQGNDDPFLAEQLHPELLEKACAESGLDLQIRYHDGYDHGYYFISTFIEEHLRHHAARLAL">
            <text:p>MTIETLSETNCFGGRIGFYKHASEANHCDMRFSVFMPPQAVASKVPVVTFLSGLTCTEENFMVKSGAQRVAAELGIMLVSPDTSPRGEGVPDDPDGEYDFGLGAGFYVNATEEPWSRHYNMYDYVTQELQAAVFDNFPGDPDRHGLMGHSMGGHGAFTVGLRNPDLFRSLSALAPICTTLNSPWGRKALGYFLGSDTVTWEEYDASEVARSTHNAGHWGTILVDQGNDDPFLAEQLHPELLEKACAESGLDLQIRYHDGYDHGYYFISTFIEEHLRHHAARLAL</text:p>
          </table:table-cell>
          <table:table-cell office:value-type="string" office:value="BFDNEDID_36960">
            <text:p>BFDNEDID_36960</text:p>
          </table:table-cell>
          <table:table-cell office:value-type="float" office:value="284">
            <text:p>284</text:p>
          </table:table-cell>
          <table:table-cell office:value-type="float" office:value="0.11267605633802817">
            <text:p>0.11267605633802817</text:p>
          </table:table-cell>
          <table:table-cell office:value-type="float" office:value="-0.3014084507042258">
            <text:p>-0.3014084507042258</text:p>
          </table:table-cell>
          <table:table-cell office:value-type="float" office:value="48.418028169014086">
            <text:p>48.418028169014086</text:p>
          </table:table-cell>
          <table:table-cell office:value-type="float" office:value="31405.581900000016">
            <text:p>31405.581900000016</text:p>
          </table:table-cell>
          <table:table-cell office:value-type="string" office:value="(0.2852112676056338, 0.24999999999999997, 0.27112676056338025)">
            <text:p>(0.2852112676056338, 0.24999999999999997, 0.27112676056338025)</text:p>
          </table:table-cell>
          <table:table-cell office:value-type="string" office:value="[0.9940476190476191, 1.033607142857143, 1.0255595238095239, 0.9964047619047618, 1.0142380952380952, 0.9729523809523809, 0.9944047619047619, 1.0069761904761905, 0.9865595238095237, 0.9817380952380952, 0.9649523809523808, 1.0029880952380952, 0.9620357142857143, 0.980952380952381, 1.014952380952381, 0.9671428571428571, 1.0087500000000003, 1.0224642857142858, 1.0288571428571431, 0.997452380952381, 1.0223333333333333, 0.9867142857142858, 0.9875714285714287, 1.0154999999999998, 0.9622261904761904, 0.9906428571428572, 0.9567857142857144, 0.9950119047619048, 0.9514285714285714, 0.9667380952380953, 0.9832023809523809, 1.0034880952380953, 0.9955952380952381, 0.9958571428571429, 0.9924880952380952, 0.9963214285714286, 1.0135119047619048, 1.0174404761904765, 1.0175357142857144, 0.9716785714285714, 1.0194523809523808, 0.9682023809523811, 0.975702380952381, 0.9798809523809524, 0.9501309523809525, 0.9704285714285713, 0.9914642857142857, 0.974523809523809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60119047619048, 1.0030952380952383, 0.9943214285714286, 1.0155595238095239, 0.9631309523809523, 1.002940476190476, 0.9594166666666668, 0.9762619047619048, 0.9669642857142856, 0.9723452380952382, 1.006857142857143, 1.001059523809524, 1.0204880952380952, 1.0131190476190477, 1.0407619047619048, 1.0388333333333333, 1.0305238095238096, 1.0372380952380953, 1.0434880952380954, 1.0218333333333331, 1.012154761904762, 1.0519642857142855, 1.0412142857142856, 1.0428809523809524, 1.044154761904762, 1.0510357142857143, 1.042892857142857, 1.0508809523809524, 0.9981904761904762, 1.0390833333333331, 0.9764285714285714, 1.0161666666666667, 0.974892857142857, 1.0042976190476192, 0.9774880952380952, 0.9869761904761903, 0.9560119047619049, 0.9728928571428571, 0.9710952380952381, 0.999607142857143, 0.9816904761904762, 1.0095714285714286, 1.037261904761905, 1.0308214285714288, 1.024845238095238, 0.9953452380952382, 1.03575, 0.9964642857142858, 0.98025, 0.9748690476190477, 1.0006547619047619, 0.9631785714285714, 0.9695714285714288, 0.9991190476190478, 0.9527023809523809, 0.9837380952380952, 0.9970119047619047, 1.0034642857142857, 1.0156785714285714, 0.9761071428571428, 1.0216666666666667, 0.986845238095238, 0.99, 0.9750000000000001, 0.9743095238095238, 1.0122857142857145, 0.988547619047619, 0.976202380952381, 1.0337619047619049, 1.020297619047619, 1.0400595238095238, 1.0291309523809524, 1.035988095238095, 1.016892857142857, 1.0022261904761904, 1.017095238095238, 0.9732619047619047, 0.987892857142857, 0.9961428571428572, 0.9707261904761906, 1.0093690476190476, 0.9761785714285713, 1.0131666666666663, 1.0019285714285713, 0.9815833333333334, 1.0082499999999999, 0.9770714285714286, 0.9689285714285715, 0.9887619047619047, 0.9599761904761905, 0.9954761904761904, 0.9659642857142856, 1.0080833333333332, 1.0127142857142857, 1.008345238095238, 1.0134761904761906, 0.9811666666666667, 0.9930833333333333, 1.0094166666666669, 0.9983214285714287, 0.9675476190476191, 1.0056904761904764, 0.9797738095238095, 0.9798571428571428, 0.9895238095238094, 0.9890238095238095, 0.9538571428571428, 0.963345238095238, 0.9855833333333334, 0.9775, 0.9740357142857144, 1.0094285714285713, 1.000047619047619, 1.0077500000000001, 0.9833452380952381, 1.0333571428571429, 1.0075714285714286, 1.0290119047619046, 0.985202380952381, 0.9860357142857142, 1.0038809523809522, 0.9583452380952382, 0.9682738095238095, 0.9748452380952382, 0.9995833333333332, 0.9958214285714287, 1.0038214285714286, 0.9872738095238095, 0.9877857142857144, 1.0127857142857142, 0.9793214285714287, 1.0352738095238099, 1.0077976190476192, 0.9840238095238095, 1.0474761904761904, 1.0079642857142856, 1.0349404761904761, 1.0274642857142857, 0.9846309523809524, 1.021047619047619, 1.0091904761904762, 1.0129761904761905, 0.9943095238095238, 0.9920476190476192, 1.0197857142857143, 0.9855476190476191, 1.001642857142857, 0.9726785714285714, 0.9713333333333333, 0.9980714285714285, 0.9625833333333333, 0.9552261904761905, 0.9696190476190477, 0.9751904761904762, 1.0152261904761903, 0.9990595238095239, 1.018738095238095, 1.0376428571428573, 1.0431904761904764, 1.0365714285714287, 1.021202380952381, 0.9901547619047619, 1.0088809523809525, 1.0072380952380953, 1.016202380952381, 0.9882380952380952, 0.9833452380952381, 1.0057976190476192, 1.0210119047619046, 1.015857142857143, 0.9804880952380954, 1.0096071428571427, 1.0416190476190477, 1.0170833333333333, 0.9922976190476192, 0.9941309523809523, 1.0253809523809525, 1.0339404761904762, 1.0072500000000002, 1.0095833333333333, 0.9945000000000002, 1.0326904761904763, 0.9782023809523811, 1.0089285714285714, 0.9615476190476192, 0.9939404761904762, 0.9676071428571428, 0.9825714285714288, 1.0101309523809523, 0.9865357142857143, 0.9799285714285715, 1.0220714285714287, 0.9731190476190477, 1.0001785714285714, 0.9523928571428572, 0.962607142857143, 0.9574285714285713, 0.956738095238095, 0.9789166666666667, 0.9565238095238096, 0.9622380952380952, 0.9863214285714286, 1.0232261904761906, 1.0019880952380953, 0.9719166666666668, 0.9875714285714284, 0.9996904761904762, 0.9709880952380953, 0.9736904761904762, 0.9755595238095238, 0.9731309523809524]">
            <text:p>[0.9940476190476191, 1.033607142857143, 1.0255595238095239, 0.9964047619047618, 1.0142380952380952, 0.9729523809523809, 0.9944047619047619, 1.0069761904761905, 0.9865595238095237, 0.9817380952380952, 0.9649523809523808, 1.0029880952380952, 0.9620357142857143, 0.980952380952381, 1.014952380952381, 0.9671428571428571, 1.0087500000000003, 1.0224642857142858, 1.0288571428571431, 0.997452380952381, 1.0223333333333333, 0.9867142857142858, 0.9875714285714287, 1.0154999999999998, 0.9622261904761904, 0.9906428571428572, 0.9567857142857144, 0.9950119047619048, 0.9514285714285714, 0.9667380952380953, 0.9832023809523809, 1.0034880952380953, 0.9955952380952381, 0.9958571428571429, 0.9924880952380952, 0.9963214285714286, 1.0135119047619048, 1.0174404761904765, 1.0175357142857144, 0.9716785714285714, 1.0194523809523808, 0.9682023809523811, 0.975702380952381, 0.9798809523809524, 0.9501309523809525, 0.9704285714285713, 0.9914642857142857, 0.9745238095238096, 0.9613809523809523, 0.9928095238095238, 0.9738690476190477, 1.016845238095238, 1.02475, 1.0137976190476192, 1.0053809523809523, 0.9850595238095239, 1.0122142857142857, 0.9985000000000002, 1.033440476190476, 0.9988095238095237, 1.0117857142857143, 1.0074880952380953, 1.022702380952381, 1.002357142857143, 0.9860119047619048, 1.0030952380952383, 0.9943214285714286, 1.0155595238095239, 0.9631309523809523, 1.002940476190476, 0.9594166666666668, 0.9762619047619048, 0.9669642857142856, 0.9723452380952382, 1.006857142857143, 1.001059523809524, 1.0204880952380952, 1.0131190476190477, 1.0407619047619048, 1.0388333333333333, 1.0305238095238096, 1.0372380952380953, 1.0434880952380954, 1.0218333333333331, 1.012154761904762, 1.0519642857142855, 1.0412142857142856, 1.0428809523809524, 1.044154761904762, 1.0510357142857143, 1.042892857142857, 1.0508809523809524, 0.9981904761904762, 1.0390833333333331, 0.9764285714285714, 1.0161666666666667, 0.974892857142857, 1.0042976190476192, 0.9774880952380952, 0.9869761904761903, 0.9560119047619049, 0.9728928571428571, 0.9710952380952381, 0.999607142857143, 0.9816904761904762, 1.0095714285714286, 1.037261904761905, 1.0308214285714288, 1.024845238095238, 0.9953452380952382, 1.03575, 0.9964642857142858, 0.98025, 0.9748690476190477, 1.0006547619047619, 0.9631785714285714, 0.9695714285714288, 0.9991190476190478, 0.9527023809523809, 0.9837380952380952, 0.9970119047619047, 1.0034642857142857, 1.0156785714285714, 0.9761071428571428, 1.0216666666666667, 0.986845238095238, 0.99, 0.9750000000000001, 0.9743095238095238, 1.0122857142857145, 0.988547619047619, 0.976202380952381, 1.0337619047619049, 1.020297619047619, 1.0400595238095238, 1.0291309523809524, 1.035988095238095, 1.016892857142857, 1.0022261904761904, 1.017095238095238, 0.9732619047619047, 0.987892857142857, 0.9961428571428572, 0.9707261904761906, 1.0093690476190476, 0.9761785714285713, 1.0131666666666663, 1.0019285714285713, 0.9815833333333334, 1.0082499999999999, 0.9770714285714286, 0.9689285714285715, 0.9887619047619047, 0.9599761904761905, 0.9954761904761904, 0.9659642857142856, 1.0080833333333332, 1.0127142857142857, 1.008345238095238, 1.0134761904761906, 0.9811666666666667, 0.9930833333333333, 1.0094166666666669, 0.9983214285714287, 0.9675476190476191, 1.0056904761904764, 0.9797738095238095, 0.9798571428571428, 0.9895238095238094, 0.9890238095238095, 0.9538571428571428, 0.963345238095238, 0.9855833333333334, 0.9775, 0.9740357142857144, 1.0094285714285713, 1.000047619047619, 1.0077500000000001, 0.9833452380952381, 1.0333571428571429, 1.0075714285714286, 1.0290119047619046, 0.985202380952381, 0.9860357142857142, 1.0038809523809522, 0.9583452380952382, 0.9682738095238095, 0.9748452380952382, 0.9995833333333332, 0.9958214285714287, 1.0038214285714286, 0.9872738095238095, 0.9877857142857144, 1.0127857142857142, 0.9793214285714287, 1.0352738095238099, 1.0077976190476192, 0.9840238095238095, 1.0474761904761904, 1.0079642857142856, 1.0349404761904761, 1.0274642857142857, 0.9846309523809524, 1.021047619047619, 1.0091904761904762, 1.0129761904761905, 0.9943095238095238, 0.9920476190476192, 1.0197857142857143, 0.9855476190476191, 1.001642857142857, 0.9726785714285714, 0.9713333333333333, 0.9980714285714285, 0.9625833333333333, 0.9552261904761905, 0.9696190476190477, 0.9751904761904762, 1.0152261904761903, 0.9990595238095239, 1.018738095238095, 1.0376428571428573, 1.0431904761904764, 1.0365714285714287, 1.021202380952381, 0.9901547619047619, 1.0088809523809525, 1.0072380952380953, 1.016202380952381, 0.9882380952380952, 0.9833452380952381, 1.0057976190476192, 1.0210119047619046, 1.015857142857143, 0.9804880952380954, 1.0096071428571427, 1.0416190476190477, 1.0170833333333333, 0.9922976190476192, 0.9941309523809523, 1.0253809523809525, 1.0339404761904762, 1.0072500000000002, 1.0095833333333333, 0.9945000000000002, 1.0326904761904763, 0.9782023809523811, 1.0089285714285714, 0.9615476190476192, 0.9939404761904762, 0.9676071428571428, 0.9825714285714288, 1.0101309523809523, 0.9865357142857143, 0.9799285714285715, 1.0220714285714287, 0.9731190476190477, 1.0001785714285714, 0.9523928571428572, 0.962607142857143, 0.9574285714285713, 0.956738095238095, 0.9789166666666667, 0.9565238095238096, 0.9622380952380952, 0.9863214285714286, 1.0232261904761906, 1.0019880952380953, 0.9719166666666668, 0.9875714285714284, 0.9996904761904762, 0.9709880952380953, 0.9736904761904762, 0.9755595238095238, 0.9731309523809524]</text:p>
          </table:table-cell>
          <table:table-cell office:value-type="float" office:value="4.872204399108886">
            <text:p>4.872204399108886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MSYCTPGRGAIVAVQLITLCVLAACGRTETDPAAGDKAAAVENVEAMAQEHAHDTAEPSEAAQVEPGREVTAERLAYAEVDDELVYGHFAFPSDMIEPLPAVIMIHEWWGLNDNIRAMADRLAAEGYIVLAVDLFGGEAATTPEAARQLMMRAVENSASVTSNLEQAYAFVTDTAGAPQVASLGWCFGGGWSLNTALLFPKDLDAAVIYYGQVTDKESRLAPLEVPILGLFGSEDRGIKLDSVRRFEDTLERLGKEYHIQVYEGAGHAFANPSGNNFNAEYAEDAWNRTLEFLHGHLASDPT">
            <text:p>MSYCTPGRGAIVAVQLITLCVLAACGRTETDPAAGDKAAAVENVEAMAQEHAHDTAEPSEAAQVEPGREVTAERLAYAEVDDELVYGHFAFPSDMIEPLPAVIMIHEWWGLNDNIRAMADRLAAEGYIVLAVDLFGGEAATTPEAARQLMMRAVENSASVTSNLEQAYAFVTDTAGAPQVASLGWCFGGGWSLNTALLFPKDLDAAVIYYGQVTDKESRLAPLEVPILGLFGSEDRGIKLDSVRRFEDTLERLGKEYHIQVYEGAGHAFANPSGNNFNAEYAEDAWNRTLEFLHGHLASDPT</text:p>
          </table:table-cell>
          <table:table-cell office:value-type="string" office:value="BFDNEDID_43340">
            <text:p>BFDNEDID_43340</text:p>
          </table:table-cell>
          <table:table-cell office:value-type="float" office:value="302">
            <text:p>302</text:p>
          </table:table-cell>
          <table:table-cell office:value-type="float" office:value="0.08609271523178808">
            <text:p>0.08609271523178808</text:p>
          </table:table-cell>
          <table:table-cell office:value-type="float" office:value="-0.09172185430463559">
            <text:p>-0.09172185430463559</text:p>
          </table:table-cell>
          <table:table-cell office:value-type="float" office:value="30.799999999999997">
            <text:p>30.799999999999997</text:p>
          </table:table-cell>
          <table:table-cell office:value-type="float" office:value="32623.067700000025">
            <text:p>32623.067700000025</text:p>
          </table:table-cell>
          <table:table-cell office:value-type="string" office:value="(0.2814569536423841, 0.2052980132450331, 0.3609271523178808)">
            <text:p>(0.2814569536423841, 0.2052980132450331, 0.3609271523178808)</text:p>
          </table:table-cell>
          <table:table-cell office:value-type="string" office:value="[1.001297619047619, 0.9980952380952381, 0.9976547619047619, 1.0053333333333332, 0.988142857142857, 0.9726309523809523, 0.9736428571428571, 0.9760119047619048, 0.9524642857142858, 0.9812738095238094, 0.943714285714286, 0.9574404761904763, 0.9679404761904762, 0.9382857142857143, 0.9403452380952382, 0.94675, 0.9438333333333334, 0.9587857142857142, 0.957047619047619, 0.9513214285714284, 1.002797619047619, 0.9892142857142858, 1.0046547619047619, 1.0364285714285717, 1.0089761904761905, 1.043547619047619, 1.0260119047619047, 1.0162499999999999, 1.0285952380952381, 1.0354166666666667, 1.0364642857142858, 1.035107142857143, 1.0000714285714285, 1.017, 1.0131904761904762, 0.9954404761904763, 1.0360357142857144, 1.00075, 0.9879880952380953, 1.0378928571428572, 0.9887738095238096, 1.0038928571428571, 1.0095833333333335, 1.01425, 1.0177380952380952, 0.9789642857142857, 1.0093809523809525, 0.9955952380952381, 1.0274285714285714, 0.9978928571428572, 1.0127976190476191, 1.049297619047619, 1.0299166666666668, 1.040607142857143, 1.0482738095238096, 1.012392857142857, 1.0261904761904763, 1.0296071428571427, 0.9985714285714286, 1.0482142857142858, 1.017380952380952, 1.0248571428571427, 1.022845238095238, 1.038404761904762, 0.992452380952381, 1.0256904761904762, 1.0058928571428571, 1.0267619047619048, 0.9862023809523809, 0.9780833333333332, 1.0001190476190476, 0.9760952380952381, 0.9980833333333333, 1.0152142857142858, 0.9790595238095238, 1.0422738095238093, 1.0217619047619049, 1.0249642857142858, 0.9822500000000002, 0.9929523809523809, 0.9810000000000001, 0.9895595238095238, 0.9470952380952381, 0.9515, 0.9773809523809524, 0.9636547619047617, 1.0104880952380952, 0.9919761904761906, 1.0082380952380954, 0.9900119047619048, 1.0030119047619048, 1.0420357142857144, 1.0033452380952381, 0.9838690476190477, 1.016190476190476, 0.9780238095238095, 0.9684166666666666, 0.9608928571428572, 0.9634523809523808, 0.9535952380952382, 0.9587261904761905, 0.9881190476190476, 0.9310119047619048, 0.9676428571428571, 0.9988928571428571, 0.9703928571428572, 1.0150357142857143, 1.004547619047619, 1.0054880952380951, 0.9844285714285715, 1.0125238095238096, 0.9930357142857144, 0.9873571428571429, 0.9948214285714285, 1.0061071428571429, 0.9837857142857144, 0.982654761904762, 1.0075952380952382, 1.0006666666666668, 1.0204404761904762, 0.9834642857142856, 0.9661666666666668, 0.9742976190476191, 0.9635952380952381, 0.960452380952381, 0.9650238095238095, 0.9470714285714288, 0.9906904761904765, 0.9502142857142859, 0.9792857142857142, 1.0129880952380952, 1.0012857142857141, 1.0215714285714286, 0.9904880952380951, 1.0129761904761905, 1.0199404761904762, 1.0167976190476191, 1.0267857142857142, 1.0266785714285716, 1.0012142857142858, 1.0154047619047621, 1.0121190476190476, 1.0045357142857143, 0.9707023809523811, 0.9822023809523809, 0.9740119047619048, 0.9878809523809524, 0.9795833333333333, 0.9819880952380954, 1.0334285714285716, 1.008702380952381, 1.019904761904762, 1.0061666666666667, 1.0269880952380954, 0.9934166666666667, 1.0166785714285715, 1.016309523809524, 1.0128214285714285, 0.9942738095238096, 1.0415119047619048, 1.0035357142857142, 0.9936428571428573, 0.9770000000000001, 0.9851309523809524, 0.9600952380952382, 0.9708452380952381, 0.9843095238095236, 0.9977500000000001, 0.9823571428571428, 0.9995357142857144, 1.018738095238095, 1.002797619047619, 1.0206904761904763, 1.0051547619047618, 0.9825119047619046, 1.0077142857142856, 1.0032023809523811, 0.9635, 0.9886190476190476, 0.9408571428571428, 0.9616190476190476, 0.9640119047619047, 0.9859166666666666, 0.9777142857142855, 0.9822857142857141, 0.9661309523809524, 1.0190238095238096, 0.975154761904762, 1.0115357142857144, 0.9774404761904762, 0.9762261904761905, 0.967095238095238, 0.9744523809523807, 0.9782976190476191, 1.0123571428571427, 1.014059523809524, 1.0095952380952382, 0.9950000000000001, 1.039654761904762, 0.9922142857142857, 0.9901071428571429, 0.9616309523809524, 0.960095238095238, 0.9607023809523811, 0.9573690476190477, 0.9830238095238095, 0.9787380952380952, 0.9732976190476191, 1.020154761904762, 1.0385714285714287, 1.0465000000000002, 1.0416785714285715, 1.0310000000000001, 1.0282380952380952, 1.0066904761904762, 1.0187738095238095, 1.0129285714285716, 0.9779761904761906, 1.0254880952380954, 0.9641785714285714, 1.0144166666666665, 0.9639761904761903, 0.9758928571428571, 0.9906190476190476, 0.954261904761905, 0.9759642857142856, 1.011988095238095, 1.0117142857142858, 1.0334285714285716, 1.0241666666666667, 1.0237857142857143, 1.0344404761904762, 1.0041190476190476, 1.0512261904761904, 0.9825, 1.033642857142857, 1.0061904761904763, 0.9815595238095239, 1.0157619047619046, 1.0010833333333333, 0.9874642857142859, 1.0358333333333334, 1.0073571428571428, 1.004916666666667, 1.0013333333333332, 1.0408809523809526, 1.0021904761904763, 1.0040238095238094, 1.0341666666666665, 1.0337380952380952, 1.018559523809524, 0.9796547619047621, 1.0000238095238094, 0.9802500000000001, 0.9996190476190476, 0.9583452380952382, 0.9779880952380954, 1.0215476190476191, 0.9894047619047619, 0.9953452380952382, 1.006154761904762, 0.978654761904762, 0.9952619047619047, 0.9711785714285716, 0.9998571428571429, 1.0099642857142856, 1.0109523809523808, 1.0235357142857144, 1.0242857142857145, 1.0336785714285714, 1.0263333333333333, 0.9967976190476191, 1.0370357142857143, 0.9970238095238095, 1.0307380952380953, 0.9830952380952382, 1.0231666666666666, 1.035797619047619, 1.012, 0.9986309523809522, 0.990095238095238, 1.0268690476190476, 0.9948452380952381, 0.9929166666666667, 0.9767619047619048, 1.014452380952381, 0.9527619047619047, 0.97875, 0.9716428571428573, 0.9831309523809522, 0.9577738095238095, 0.972107142857143, 0.996642857142857]">
            <text:p>[1.001297619047619, 0.9980952380952381, 0.9976547619047619, 1.0053333333333332, 0.988142857142857, 0.9726309523809523, 0.9736428571428571, 0.9760119047619048, 0.9524642857142858, 0.9812738095238094, 0.943714285714286, 0.9574404761904763, 0.9679404761904762, 0.9382857142857143, 0.9403452380952382, 0.94675, 0.9438333333333334, 0.9587857142857142, 0.957047619047619, 0.9513214285714284, 1.002797619047619, 0.9892142857142858, 1.0046547619047619, 1.0364285714285717, 1.0089761904761905, 1.043547619047619, 1.0260119047619047, 1.0162499999999999, 1.0285952380952381, 1.0354166666666667, 1.0364642857142858, 1.035107142857143, 1.0000714285714285, 1.017, 1.0131904761904762, 0.9954404761904763, 1.0360357142857144, 1.00075, 0.9879880952380953, 1.0378928571428572, 0.9887738095238096, 1.0038928571428571, 1.0095833333333335, 1.01425, 1.0177380952380952, 0.9789642857142857, 1.0093809523809525, 0.9955952380952381, 1.0274285714285714, 0.9978928571428572, 1.0127976190476191, 1.049297619047619, 1.0299166666666668, 1.040607142857143, 1.0482738095238096, 1.012392857142857, 1.0261904761904763, 1.0296071428571427, 0.9985714285714286, 1.0482142857142858, 1.017380952380952, 1.0248571428571427, 1.022845238095238, 1.038404761904762, 0.992452380952381, 1.0256904761904762, 1.0058928571428571, 1.0267619047619048, 0.9862023809523809, 0.9780833333333332, 1.0001190476190476, 0.9760952380952381, 0.9980833333333333, 1.0152142857142858, 0.9790595238095238, 1.0422738095238093, 1.0217619047619049, 1.0249642857142858, 0.9822500000000002, 0.9929523809523809, 0.9810000000000001, 0.9895595238095238, 0.9470952380952381, 0.9515, 0.9773809523809524, 0.9636547619047617, 1.0104880952380952, 0.9919761904761906, 1.0082380952380954, 0.9900119047619048, 1.0030119047619048, 1.0420357142857144, 1.0033452380952381, 0.9838690476190477, 1.016190476190476, 0.9780238095238095, 0.9684166666666666, 0.9608928571428572, 0.9634523809523808, 0.9535952380952382, 0.9587261904761905, 0.9881190476190476, 0.9310119047619048, 0.9676428571428571, 0.9988928571428571, 0.9703928571428572, 1.0150357142857143, 1.004547619047619, 1.0054880952380951, 0.9844285714285715, 1.0125238095238096, 0.9930357142857144, 0.9873571428571429, 0.9948214285714285, 1.0061071428571429, 0.9837857142857144, 0.982654761904762, 1.0075952380952382, 1.0006666666666668, 1.0204404761904762, 0.9834642857142856, 0.9661666666666668, 0.9742976190476191, 0.9635952380952381, 0.960452380952381, 0.9650238095238095, 0.9470714285714288, 0.9906904761904765, 0.9502142857142859, 0.9792857142857142, 1.0129880952380952, 1.0012857142857141, 1.0215714285714286, 0.9904880952380951, 1.0129761904761905, 1.0199404761904762, 1.0167976190476191, 1.0267857142857142, 1.0266785714285716, 1.0012142857142858, 1.0154047619047621, 1.0121190476190476, 1.0045357142857143, 0.9707023809523811, 0.9822023809523809, 0.9740119047619048, 0.9878809523809524, 0.9795833333333333, 0.9819880952380954, 1.0334285714285716, 1.008702380952381, 1.019904761904762, 1.0061666666666667, 1.0269880952380954, 0.9934166666666667, 1.0166785714285715, 1.016309523809524, 1.0128214285714285, 0.9942738095238096, 1.0415119047619048, 1.0035357142857142, 0.9936428571428573, 0.9770000000000001, 0.9851309523809524, 0.9600952380952382, 0.9708452380952381, 0.9843095238095236, 0.9977500000000001, 0.9823571428571428, 0.9995357142857144, 1.018738095238095, 1.002797619047619, 1.0206904761904763, 1.0051547619047618, 0.9825119047619046, 1.0077142857142856, 1.0032023809523811, 0.9635, 0.9886190476190476, 0.9408571428571428, 0.9616190476190476, 0.9640119047619047, 0.9859166666666666, 0.9777142857142855, 0.9822857142857141, 0.9661309523809524, 1.0190238095238096, 0.975154761904762, 1.0115357142857144, 0.9774404761904762, 0.9762261904761905, 0.967095238095238, 0.9744523809523807, 0.9782976190476191, 1.0123571428571427, 1.014059523809524, 1.0095952380952382, 0.9950000000000001, 1.039654761904762, 0.9922142857142857, 0.9901071428571429, 0.9616309523809524, 0.960095238095238, 0.9607023809523811, 0.9573690476190477, 0.9830238095238095, 0.9787380952380952, 0.9732976190476191, 1.020154761904762, 1.0385714285714287, 1.0465000000000002, 1.0416785714285715, 1.0310000000000001, 1.0282380952380952, 1.0066904761904762, 1.0187738095238095, 1.0129285714285716, 0.9779761904761906, 1.0254880952380954, 0.9641785714285714, 1.0144166666666665, 0.9639761904761903, 0.9758928571428571, 0.9906190476190476, 0.954261904761905, 0.9759642857142856, 1.011988095238095, 1.0117142857142858, 1.0334285714285716, 1.0241666666666667, 1.0237857142857143, 1.0344404761904762, 1.0041190476190476, 1.0512261904761904, 0.9825, 1.033642857142857, 1.0061904761904763, 0.9815595238095239, 1.0157619047619046, 1.0010833333333333, 0.9874642857142859, 1.0358333333333334, 1.0073571428571428, 1.004916666666667, 1.0013333333333332, 1.0408809523809526, 1.0021904761904763, 1.0040238095238094, 1.0341666666666665, 1.0337380952380952, 1.018559523809524, 0.9796547619047621, 1.0000238095238094, 0.9802500000000001, 0.9996190476190476, 0.9583452380952382, 0.9779880952380954, 1.0215476190476191, 0.9894047619047619, 0.9953452380952382, 1.006154761904762, 0.978654761904762, 0.9952619047619047, 0.9711785714285716, 0.9998571428571429, 1.0099642857142856, 1.0109523809523808, 1.0235357142857144, 1.0242857142857145, 1.0336785714285714, 1.0263333333333333, 0.9967976190476191, 1.0370357142857143, 0.9970238095238095, 1.0307380952380953, 0.9830952380952382, 1.0231666666666666, 1.035797619047619, 1.012, 0.9986309523809522, 0.990095238095238, 1.0268690476190476, 0.9948452380952381, 0.9929166666666667, 0.9767619047619048, 1.014452380952381, 0.9527619047619047, 0.97875, 0.9716428571428573, 0.9831309523809522, 0.9577738095238095, 0.972107142857143, 0.996642857142857]</text:p>
          </table:table-cell>
          <table:table-cell office:value-type="float" office:value="4.4501749038696286">
            <text:p>4.4501749038696286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MGNLTGFFGSILAVYGLMLGGMFAFQRSLLYFPPDDRPEASIAGATGMEAVTVTTEDGLDLEHWYRPPAAPDGPVVVIFHGNAGHIGDRVPKYWPLLQAGLGVFFASYRGYGGNPGRPSEEGLTADALSVMAHLTGRGIPTERIVLYGESLGTGLAIKLAAGRPVAGLILEAPPGSIAELAQAHYWYVPAKWLLLDQWNAIELMDQVTVPLLLIHGEADRVVPVRFGRRVYEAAAGPKEALFLEDGGHADLYRFPEVPHRVIDFVRRQVPATKVREPVTY">
            <text:p>MGNLTGFFGSILAVYGLMLGGMFAFQRSLLYFPPDDRPEASIAGATGMEAVTVTTEDGLDLEHWYRPPAAPDGPVVVIFHGNAGHIGDRVPKYWPLLQAGLGVFFASYRGYGGNPGRPSEEGLTADALSVMAHLTGRGIPTERIVLYGESLGTGLAIKLAAGRPVAGLILEAPPGSIAELAQAHYWYVPAKWLLLDQWNAIELMDQVTVPLLLIHGEADRVVPVRFGRRVYEAAAGPKEALFLEDGGHADLYRFPEVPHRVIDFVRRQVPATKVREPVTY</text:p>
          </table:table-cell>
          <table:table-cell office:value-type="string" office:value="BFDNEDID_45055">
            <text:p>BFDNEDID_45055</text:p>
          </table:table-cell>
          <table:table-cell office:value-type="float" office:value="280">
            <text:p>280</text:p>
          </table:table-cell>
          <table:table-cell office:value-type="float" office:value="0.10357142857142856">
            <text:p>0.10357142857142856</text:p>
          </table:table-cell>
          <table:table-cell office:value-type="float" office:value="0.07999999999999984">
            <text:p>0.07999999999999984</text:p>
          </table:table-cell>
          <table:table-cell office:value-type="float" office:value="34.897857142857134">
            <text:p>34.897857142857134</text:p>
          </table:table-cell>
          <table:table-cell office:value-type="float" office:value="30400.526500000014">
            <text:p>30400.526500000014</text:p>
          </table:table-cell>
          <table:table-cell office:value-type="string" office:value="(0.34285714285714286, 0.24285714285714288, 0.30357142857142855)">
            <text:p>(0.34285714285714286, 0.24285714285714288, 0.30357142857142855)</text:p>
          </table:table-cell>
          <table:table-cell office:value-type="string" office:value="[0.9909285714285713, 0.9625833333333333, 0.9760119047619048, 0.9941904761904762, 0.9801785714285716, 0.9515119047619047, 0.966202380952381, 0.9745357142857143, 0.9537738095238095, 0.9573690476190477, 0.9743928571428572, 0.9442738095238093, 0.9695833333333332, 0.9659761904761904, 0.9903809523809523, 0.9774285714285714, 0.9578928571428571, 0.9642142857142857, 0.9835714285714287, 0.9631071428571428, 0.999345238095238, 0.975297619047619, 0.9895714285714287, 0.9576547619047621, 0.9714642857142858, 0.9696309523809523, 0.9702261904761904, 1.0097023809523809, 1.0009404761904763, 1.0230238095238096, 1.0359404761904762, 1.0320595238095238, 1.054, 1.0482380952380954, 1.0105476190476192, 1.0316190476190474, 0.9878928571428572, 1.0120714285714287, 1.0073452380952381, 0.9863214285714286, 1.0021309523809525, 1.0084642857142856, 0.989452380952381, 1.0292380952380953, 0.9779761904761906, 0.981202380952381, 0.9965476190476191, 0.9730119047619048, 1.0041428571428572, 0.99975, 1.0278214285714289, 1.0182738095238095, 1.016190476190476, 1.0060357142857144, 1.0417738095238096, 0.9837857142857144, 1.0237261904761905, 0.9598690476190477, 0.9707857142857144, 0.9841309523809524, 0.9958452380952381, 0.9985476190476189, 0.9984166666666665, 0.9979404761904762, 1.0181547619047617, 1.03775, 1.03, 1.0141785714285714, 1.0139285714285713, 0.974952380952381, 0.9771071428571428, 0.959, 0.9486547619047621, 0.9472619047619049, 0.9611190476190478, 0.9856785714285714, 0.9876428571428572, 0.9788095238095238, 1.003047619047619, 0.9833095238095237, 0.9929047619047618, 1.0130833333333333, 1.0055833333333333, 0.9969047619047618, 0.9928809523809524, 1.0270119047619048, 1.018511904761905, 0.9683214285714286, 0.9804285714285713, 1.0074761904761904, 0.9596666666666666, 0.9772023809523811, 0.99475, 0.9759404761904762, 0.9971666666666665, 0.9648690476190477, 0.9942380952380951, 0.9522738095238095, 0.9602738095238095, 0.9582738095238096, 0.9725357142857143, 0.9820238095238094, 0.9526785714285715, 0.9960952380952383, 0.9954166666666666, 0.9799047619047621, 1.0227499999999998, 1.0119642857142856, 1.0246785714285713, 1.0276547619047616, 1.0282499999999999, 1.0342619047619048, 1.0508095238095239, 1.0476785714285715, 1.0565833333333334, 1.0456785714285715, 1.026440476190476, 1.0110119047619048, 1.0279761904761906, 1.0040833333333334, 1.017202380952381, 0.9805119047619048, 0.9802738095238097, 1.0070476190476192, 0.9596904761904762, 0.975547619047619, 0.9715833333333334, 0.9613214285714287, 0.9684166666666668, 0.9878690476190476, 0.9911309523809522, 0.9895714285714285, 1.0025952380952379, 0.986440476190476, 1.0329642857142853, 1.0018809523809524, 1.0258928571428572, 0.9859880952380952, 0.9725833333333334, 0.9785119047619049, 0.9735119047619049, 0.9749761904761904, 0.9986547619047618, 1.0060357142857146, 0.9982261904761907, 0.991702380952381, 1.0273452380952381, 1.001202380952381, 1.0035238095238095, 0.9744285714285714, 0.9951190476190475, 0.9756190476190476, 1.017607142857143, 0.9586547619047621, 0.9982023809523808, 0.9964047619047618, 1.0072619047619047, 0.9971428571428572, 1.0073095238095238, 0.9765952380952382, 0.9996309523809523, 0.9910833333333332, 0.9617023809523811, 0.9736071428571427, 0.9787619047619048, 1.0197500000000002, 0.9831785714285715, 1.0251547619047618, 1.0207857142857144, 1.0197500000000002, 1.026892857142857, 0.9915833333333334, 1.0167142857142857, 1.0242380952380952, 0.9721190476190474, 1.0039166666666668, 0.9996428571428572, 0.9748928571428572, 0.9657857142857144, 0.9523571428571429, 0.9476666666666667, 0.9540833333333334, 0.9572976190476192, 0.9882261904761904, 0.9650119047619048, 1.004154761904762, 0.9448333333333333, 0.9823214285714285, 0.9755357142857142, 0.9704166666666668, 1.0012261904761905, 0.9767976190476191, 0.9620357142857142, 1.0183690476190477, 0.9826428571428572, 0.980607142857143, 1.020952380952381, 0.9655, 0.9981309523809524, 1.0162738095238093, 0.9902142857142857, 0.9762738095238094, 0.9984642857142857, 0.9706071428571429, 0.9983095238095239, 0.9459047619047621, 0.9571904761904761, 0.9560595238095237, 0.9589047619047619, 0.9726190476190476, 0.9962499999999999, 1.011654761904762, 0.9896190476190476, 1.025988095238095, 1.000047619047619, 0.9866904761904761, 0.9891190476190476, 1.0005, 0.9565357142857144, 0.9896071428571428, 0.9615119047619048, 1.002857142857143, 0.9789642857142857, 0.9851666666666667, 0.9730238095238095, 0.9853095238095239, 1.0208690476190476, 0.9745595238095238, 0.9982142857142856, 1.0066190476190475, 1.029583333333333, 1.0348928571428573, 1.0427738095238095, 1.0302619047619048, 1.0, 0.9987500000000001, 0.9935357142857144, 0.9966190476190477, 1.0268571428571431, 1.0010119047619048, 1.0060952380952382, 1.018904761904762, 1.0010357142857143, 1.012404761904762, 1.0119761904761906, 0.9613571428571428, 0.9776190476190477, 0.9955238095238096, 0.9672142857142857, 1.015297619047619, 1.0047261904761906, 0.9729761904761905, 1.0220238095238094, 0.9750119047619049, 1.0012380952380953, 0.9659285714285715, 0.9686071428571429, 0.9964285714285713, 0.9422619047619049, 0.9760238095238096, 0.9890833333333335, 0.9851428571428571, 0.9970595238095238, 0.9729285714285716, 1.0236785714285714, 0.9941071428571429, 1.0085714285714285, 1.031511904761905, 0.9857261904761905, 1.0311785714285715, 1.0328452380952382]">
            <text:p>[0.9909285714285713, 0.9625833333333333, 0.9760119047619048, 0.9941904761904762, 0.9801785714285716, 0.9515119047619047, 0.966202380952381, 0.9745357142857143, 0.9537738095238095, 0.9573690476190477, 0.9743928571428572, 0.9442738095238093, 0.9695833333333332, 0.9659761904761904, 0.9903809523809523, 0.9774285714285714, 0.9578928571428571, 0.9642142857142857, 0.9835714285714287, 0.9631071428571428, 0.999345238095238, 0.975297619047619, 0.9895714285714287, 0.9576547619047621, 0.9714642857142858, 0.9696309523809523, 0.9702261904761904, 1.0097023809523809, 1.0009404761904763, 1.0230238095238096, 1.0359404761904762, 1.0320595238095238, 1.054, 1.0482380952380954, 1.0105476190476192, 1.0316190476190474, 0.9878928571428572, 1.0120714285714287, 1.0073452380952381, 0.9863214285714286, 1.0021309523809525, 1.0084642857142856, 0.989452380952381, 1.0292380952380953, 0.9779761904761906, 0.981202380952381, 0.9965476190476191, 0.9730119047619048, 1.0041428571428572, 0.99975, 1.0278214285714289, 1.0182738095238095, 1.016190476190476, 1.0060357142857144, 1.0417738095238096, 0.9837857142857144, 1.0237261904761905, 0.9598690476190477, 0.9707857142857144, 0.9841309523809524, 0.9958452380952381, 0.9985476190476189, 0.9984166666666665, 0.9979404761904762, 1.0181547619047617, 1.03775, 1.03, 1.0141785714285714, 1.0139285714285713, 0.974952380952381, 0.9771071428571428, 0.959, 0.9486547619047621, 0.9472619047619049, 0.9611190476190478, 0.9856785714285714, 0.9876428571428572, 0.9788095238095238, 1.003047619047619, 0.9833095238095237, 0.9929047619047618, 1.0130833333333333, 1.0055833333333333, 0.9969047619047618, 0.9928809523809524, 1.0270119047619048, 1.018511904761905, 0.9683214285714286, 0.9804285714285713, 1.0074761904761904, 0.9596666666666666, 0.9772023809523811, 0.99475, 0.9759404761904762, 0.9971666666666665, 0.9648690476190477, 0.9942380952380951, 0.9522738095238095, 0.9602738095238095, 0.9582738095238096, 0.9725357142857143, 0.9820238095238094, 0.9526785714285715, 0.9960952380952383, 0.9954166666666666, 0.9799047619047621, 1.0227499999999998, 1.0119642857142856, 1.0246785714285713, 1.0276547619047616, 1.0282499999999999, 1.0342619047619048, 1.0508095238095239, 1.0476785714285715, 1.0565833333333334, 1.0456785714285715, 1.026440476190476, 1.0110119047619048, 1.0279761904761906, 1.0040833333333334, 1.017202380952381, 0.9805119047619048, 0.9802738095238097, 1.0070476190476192, 0.9596904761904762, 0.975547619047619, 0.9715833333333334, 0.9613214285714287, 0.9684166666666668, 0.9878690476190476, 0.9911309523809522, 0.9895714285714285, 1.0025952380952379, 0.986440476190476, 1.0329642857142853, 1.0018809523809524, 1.0258928571428572, 0.9859880952380952, 0.9725833333333334, 0.9785119047619049, 0.9735119047619049, 0.9749761904761904, 0.9986547619047618, 1.0060357142857146, 0.9982261904761907, 0.991702380952381, 1.0273452380952381, 1.001202380952381, 1.0035238095238095, 0.9744285714285714, 0.9951190476190475, 0.9756190476190476, 1.017607142857143, 0.9586547619047621, 0.9982023809523808, 0.9964047619047618, 1.0072619047619047, 0.9971428571428572, 1.0073095238095238, 0.9765952380952382, 0.9996309523809523, 0.9910833333333332, 0.9617023809523811, 0.9736071428571427, 0.9787619047619048, 1.0197500000000002, 0.9831785714285715, 1.0251547619047618, 1.0207857142857144, 1.0197500000000002, 1.026892857142857, 0.9915833333333334, 1.0167142857142857, 1.0242380952380952, 0.9721190476190474, 1.0039166666666668, 0.9996428571428572, 0.9748928571428572, 0.9657857142857144, 0.9523571428571429, 0.9476666666666667, 0.9540833333333334, 0.9572976190476192, 0.9882261904761904, 0.9650119047619048, 1.004154761904762, 0.9448333333333333, 0.9823214285714285, 0.9755357142857142, 0.9704166666666668, 1.0012261904761905, 0.9767976190476191, 0.9620357142857142, 1.0183690476190477, 0.9826428571428572, 0.980607142857143, 1.020952380952381, 0.9655, 0.9981309523809524, 1.0162738095238093, 0.9902142857142857, 0.9762738095238094, 0.9984642857142857, 0.9706071428571429, 0.9983095238095239, 0.9459047619047621, 0.9571904761904761, 0.9560595238095237, 0.9589047619047619, 0.9726190476190476, 0.9962499999999999, 1.011654761904762, 0.9896190476190476, 1.025988095238095, 1.000047619047619, 0.9866904761904761, 0.9891190476190476, 1.0005, 0.9565357142857144, 0.9896071428571428, 0.9615119047619048, 1.002857142857143, 0.9789642857142857, 0.9851666666666667, 0.9730238095238095, 0.9853095238095239, 1.0208690476190476, 0.9745595238095238, 0.9982142857142856, 1.0066190476190475, 1.029583333333333, 1.0348928571428573, 1.0427738095238095, 1.0302619047619048, 1.0, 0.9987500000000001, 0.9935357142857144, 0.9966190476190477, 1.0268571428571431, 1.0010119047619048, 1.0060952380952382, 1.018904761904762, 1.0010357142857143, 1.012404761904762, 1.0119761904761906, 0.9613571428571428, 0.9776190476190477, 0.9955238095238096, 0.9672142857142857, 1.015297619047619, 1.0047261904761906, 0.9729761904761905, 1.0220238095238094, 0.9750119047619049, 1.0012380952380953, 0.9659285714285715, 0.9686071428571429, 0.9964285714285713, 0.9422619047619049, 0.9760238095238096, 0.9890833333333335, 0.9851428571428571, 0.9970595238095238, 0.9729285714285716, 1.0236785714285714, 0.9941071428571429, 1.0085714285714285, 1.031511904761905, 0.9857261904761905, 1.0311785714285715, 1.0328452380952382]</text:p>
          </table:table-cell>
          <table:table-cell office:value-type="float" office:value="5.613498497009277">
            <text:p>5.613498497009277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MNKIIIFCLAFGLVLGIVQQTNANNPENITDNMLFQEVSIELAGNAETKADYFAGKNPRAVIFAPGAMFSKESWHFLAARFQDLGIGSVALNSGSTPEVLNSIAFLKAKGVQKIAVIGASAGGAGVLYTLRDAPDPLVDRVVLLAPAGGPPLQNDKIRKLFIVAEDDMISSSAEVYKLYKSSSDPKLYRELKGSDHAQRLFDSKEKENIVQLLIQFIQN">
            <text:p>MNKIIIFCLAFGLVLGIVQQTNANNPENITDNMLFQEVSIELAGNAETKADYFAGKNPRAVIFAPGAMFSKESWHFLAARFQDLGIGSVALNSGSTPEVLNSIAFLKAKGVQKIAVIGASAGGAGVLYTLRDAPDPLVDRVVLLAPAGGPPLQNDKIRKLFIVAEDDMISSSAEVYKLYKSSSDPKLYRELKGSDHAQRLFDSKEKENIVQLLIQFIQN</text:p>
          </table:table-cell>
          <table:table-cell office:value-type="string" office:value="BFDNEDID_45767">
            <text:p>BFDNEDID_45767</text:p>
          </table:table-cell>
          <table:table-cell office:value-type="float" office:value="219">
            <text:p>219</text:p>
          </table:table-cell>
          <table:table-cell office:value-type="float" office:value="0.0821917808219178">
            <text:p>0.0821917808219178</text:p>
          </table:table-cell>
          <table:table-cell office:value-type="float" office:value="0.04703196347031969">
            <text:p>0.04703196347031969</text:p>
          </table:table-cell>
          <table:table-cell office:value-type="float" office:value="24.33378995433788">
            <text:p>24.33378995433788</text:p>
          </table:table-cell>
          <table:table-cell office:value-type="float" office:value="23772.063000000006">
            <text:p>23772.063000000006</text:p>
          </table:table-cell>
          <table:table-cell office:value-type="string" office:value="(0.3333333333333333, 0.2511415525114155, 0.2831050228310502)">
            <text:p>(0.3333333333333333, 0.2511415525114155, 0.2831050228310502)</text:p>
          </table:table-cell>
          <table:table-cell office:value-type="string" office:value="[0.9563095238095239, 0.9440833333333333, 0.9332142857142858, 0.9386428571428572, 0.9496190476190476, 0.9338333333333333, 0.9720238095238094, 0.9404523809523808, 0.9577976190476191, 0.9576666666666669, 0.9781428571428572, 0.9492142857142858, 0.9717380952380952, 1.0029047619047617, 0.9957738095238095, 0.9985357142857142, 1.0218571428571428, 1.0102619047619048, 1.0427619047619048, 1.0372738095238094, 1.038011904761905, 1.0460357142857144, 1.0274047619047617, 1.0090595238095237, 1.0337619047619047, 1.0266785714285716, 1.0007142857142857, 0.9767380952380953, 0.986797619047619, 0.9834166666666666, 1.0118690476190477, 1.0019880952380955, 0.967952380952381, 1.0207023809523812, 0.9793571428571427, 1.0333571428571429, 0.9734285714285714, 1.007809523809524, 1.016797619047619, 1.0165, 1.0122261904761904, 1.0465238095238096, 1.0180714285714285, 1.0537142857142858, 1.0042857142857142, 1.0296785714285714, 0.979404761904762, 0.9931666666666666, 1.0095833333333335, 1.0124761904761905, 1.0301190476190476, 1.0147380952380953, 1.0273452380952381, 1.0130238095238095, 0.9994047619047619, 0.9755714285714285, 0.9705238095238096, 0.9647261904761906, 0.9816666666666666, 0.9886309523809522, 0.9787857142857141, 0.9789880952380953, 0.9872500000000001, 0.993642857142857, 1.0336309523809524, 1.0269404761904763, 1.0197857142857143, 1.0081309523809525, 0.9772023809523811, 0.9954404761904763, 0.9641309523809525, 0.963845238095238, 0.9642738095238095, 0.9611904761904762, 0.9792857142857143, 0.9637857142857142, 1.0118333333333334, 1.000547619047619, 0.9721547619047619, 1.0150119047619046, 0.9761071428571428, 1.0141547619047617, 0.993452380952381, 0.9667380952380953, 0.9991309523809525, 0.9824880952380955, 1.0214404761904763, 1.0077380952380952, 1.0133333333333332, 1.0307380952380953, 1.0205238095238096, 1.036190476190476, 1.0308928571428573, 0.9871666666666666, 1.005952380952381, 1.019654761904762, 0.993702380952381, 0.9611309523809526, 0.9879285714285715, 0.9657380952380953, 0.9881785714285715, 1.0243333333333335, 0.9809285714285714, 1.0351190476190477, 1.0106309523809525, 1.0048928571428573, 1.0385357142857143, 1.022654761904762, 0.9686190476190477, 0.9975714285714284, 0.9699523809523809, 0.9784404761904761, 0.9980595238095239, 0.9757738095238095, 1.0076309523809523, 0.9918333333333332, 1.0188571428571427, 1.011238095238095, 0.9952857142857143, 1.0030357142857143, 0.9654166666666667, 0.9727142857142856, 0.9632500000000002, 0.9786785714285715, 0.9604166666666668, 0.9942380952380953, 1.0094642857142855, 0.9981785714285716, 1.0319166666666668, 1.023797619047619, 1.018392857142857, 0.9936547619047621, 1.0006547619047619, 1.0191666666666668, 0.9746071428571429, 0.9586785714285716, 0.96275, 0.9634761904761907, 0.9639880952380951, 0.9768095238095239, 0.9922380952380954, 0.9841666666666666, 1.0179761904761904, 1.0164523809523809, 1.0253095238095238, 1.024035714285714, 1.002297619047619, 1.0464880952380953, 1.0310238095238096, 1.0343214285714286, 1.0407976190476191, 0.9973809523809524, 1.0350833333333334, 1.0257142857142856, 0.9623571428571428, 0.9709642857142858, 0.9690000000000002, 0.9733333333333334, 0.9925952380952381, 1.0143809523809526, 1.0032738095238096, 1.0172857142857143, 0.997857142857143, 1.0119880952380953, 1.0352380952380953, 1.0163928571428573, 1.0161904761904763, 1.0007619047619047, 1.0361309523809525, 0.9821547619047619, 0.9975000000000003, 1.0277857142857143, 0.9676666666666669, 0.9997142857142859, 1.0395952380952382, 1.0148214285714285, 1.0361309523809525, 1.0431666666666668, 1.0524285714285715, 1.0415476190476192, 1.043964285714286, 0.9959523809523809, 1.0106547619047621, 1.0227976190476191, 1.0267976190476193, 0.986702380952381, 1.0524642857142859, 1.0178809523809522, 1.035309523809524, 1.033952380952381, 1.0005119047619049, 1.0198928571428572, 1.0099285714285715, 0.9906071428571428, 0.9781904761904763, 0.9893690476190478, 1.0351428571428571, 1.02225, 1.0547500000000003, 1.0597500000000002, 1.0698095238095238, 1.062559523809524, 1.0415595238095239, 1.005952380952381, 1.0036666666666667, 1.00325, 0.954607142857143, 0.9616190476190477, 0.9537619047619049, 0.9803333333333333]">
            <text:p>[0.9563095238095239, 0.9440833333333333, 0.9332142857142858, 0.9386428571428572, 0.9496190476190476, 0.9338333333333333, 0.9720238095238094, 0.9404523809523808, 0.9577976190476191, 0.9576666666666669, 0.9781428571428572, 0.9492142857142858, 0.9717380952380952, 1.0029047619047617, 0.9957738095238095, 0.9985357142857142, 1.0218571428571428, 1.0102619047619048, 1.0427619047619048, 1.0372738095238094, 1.038011904761905, 1.0460357142857144, 1.0274047619047617, 1.0090595238095237, 1.0337619047619047, 1.0266785714285716, 1.0007142857142857, 0.9767380952380953, 0.986797619047619, 0.9834166666666666, 1.0118690476190477, 1.0019880952380955, 0.967952380952381, 1.0207023809523812, 0.9793571428571427, 1.0333571428571429, 0.9734285714285714, 1.007809523809524, 1.016797619047619, 1.0165, 1.0122261904761904, 1.0465238095238096, 1.0180714285714285, 1.0537142857142858, 1.0042857142857142, 1.0296785714285714, 0.979404761904762, 0.9931666666666666, 1.0095833333333335, 1.0124761904761905, 1.0301190476190476, 1.0147380952380953, 1.0273452380952381, 1.0130238095238095, 0.9994047619047619, 0.9755714285714285, 0.9705238095238096, 0.9647261904761906, 0.9816666666666666, 0.9886309523809522, 0.9787857142857141, 0.9789880952380953, 0.9872500000000001, 0.993642857142857, 1.0336309523809524, 1.0269404761904763, 1.0197857142857143, 1.0081309523809525, 0.9772023809523811, 0.9954404761904763, 0.9641309523809525, 0.963845238095238, 0.9642738095238095, 0.9611904761904762, 0.9792857142857143, 0.9637857142857142, 1.0118333333333334, 1.000547619047619, 0.9721547619047619, 1.0150119047619046, 0.9761071428571428, 1.0141547619047617, 0.993452380952381, 0.9667380952380953, 0.9991309523809525, 0.9824880952380955, 1.0214404761904763, 1.0077380952380952, 1.0133333333333332, 1.0307380952380953, 1.0205238095238096, 1.036190476190476, 1.0308928571428573, 0.9871666666666666, 1.005952380952381, 1.019654761904762, 0.993702380952381, 0.9611309523809526, 0.9879285714285715, 0.9657380952380953, 0.9881785714285715, 1.0243333333333335, 0.9809285714285714, 1.0351190476190477, 1.0106309523809525, 1.0048928571428573, 1.0385357142857143, 1.022654761904762, 0.9686190476190477, 0.9975714285714284, 0.9699523809523809, 0.9784404761904761, 0.9980595238095239, 0.9757738095238095, 1.0076309523809523, 0.9918333333333332, 1.0188571428571427, 1.011238095238095, 0.9952857142857143, 1.0030357142857143, 0.9654166666666667, 0.9727142857142856, 0.9632500000000002, 0.9786785714285715, 0.9604166666666668, 0.9942380952380953, 1.0094642857142855, 0.9981785714285716, 1.0319166666666668, 1.023797619047619, 1.018392857142857, 0.9936547619047621, 1.0006547619047619, 1.0191666666666668, 0.9746071428571429, 0.9586785714285716, 0.96275, 0.9634761904761907, 0.9639880952380951, 0.9768095238095239, 0.9922380952380954, 0.9841666666666666, 1.0179761904761904, 1.0164523809523809, 1.0253095238095238, 1.024035714285714, 1.002297619047619, 1.0464880952380953, 1.0310238095238096, 1.0343214285714286, 1.0407976190476191, 0.9973809523809524, 1.0350833333333334, 1.0257142857142856, 0.9623571428571428, 0.9709642857142858, 0.9690000000000002, 0.9733333333333334, 0.9925952380952381, 1.0143809523809526, 1.0032738095238096, 1.0172857142857143, 0.997857142857143, 1.0119880952380953, 1.0352380952380953, 1.0163928571428573, 1.0161904761904763, 1.0007619047619047, 1.0361309523809525, 0.9821547619047619, 0.9975000000000003, 1.0277857142857143, 0.9676666666666669, 0.9997142857142859, 1.0395952380952382, 1.0148214285714285, 1.0361309523809525, 1.0431666666666668, 1.0524285714285715, 1.0415476190476192, 1.043964285714286, 0.9959523809523809, 1.0106547619047621, 1.0227976190476191, 1.0267976190476193, 0.986702380952381, 1.0524642857142859, 1.0178809523809522, 1.035309523809524, 1.033952380952381, 1.0005119047619049, 1.0198928571428572, 1.0099285714285715, 0.9906071428571428, 0.9781904761904763, 0.9893690476190478, 1.0351428571428571, 1.02225, 1.0547500000000003, 1.0597500000000002, 1.0698095238095238, 1.062559523809524, 1.0415595238095239, 1.005952380952381, 1.0036666666666667, 1.00325, 0.954607142857143, 0.9616190476190477, 0.9537619047619049, 0.9803333333333333]</text:p>
          </table:table-cell>
          <table:table-cell office:value-type="float" office:value="6.1456819534301745">
            <text:p>6.1456819534301745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MRYGCVLVALLLLSLPVSSTGQSLRNQIIENHFAYIPSGEGRFRTLIAVPGCSGISSGDLTAEESNPQLGEDDLLFRQHYRYVAEKLQAEGFVVLLVNIQAAEGLLTACADPIDPERIAEYIDEAVAWASALPFVDAENIHLIGWSMGGGGVLKWLHGPRSEATSVRSAVAVYPSCSQHTTLTVPVPLLLLLGGSDDIALPSICEELVASAPVSQLVSVENYPGARHGYDIQGAPPILDCCGGRTIGYQQVAADASWQAILTFLAQSD">
            <text:p>MRYGCVLVALLLLSLPVSSTGQSLRNQIIENHFAYIPSGEGRFRTLIAVPGCSGISSGDLTAEESNPQLGEDDLLFRQHYRYVAEKLQAEGFVVLLVNIQAAEGLLTACADPIDPERIAEYIDEAVAWASALPFVDAENIHLIGWSMGGGGVLKWLHGPRSEATSVRSAVAVYPSCSQHTTLTVPVPLLLLLGGSDDIALPSICEELVASAPVSQLVSVENYPGARHGYDIQGAPPILDCCGGRTIGYQQVAADASWQAILTFLAQSD</text:p>
          </table:table-cell>
          <table:table-cell office:value-type="string" office:value="BFDNEDID_48429">
            <text:p>BFDNEDID_48429</text:p>
          </table:table-cell>
          <table:table-cell office:value-type="float" office:value="268">
            <text:p>268</text:p>
          </table:table-cell>
          <table:table-cell office:value-type="float" office:value="0.0708955223880597">
            <text:p>0.0708955223880597</text:p>
          </table:table-cell>
          <table:table-cell office:value-type="float" office:value="0.22388059701492538">
            <text:p>0.22388059701492538</text:p>
          </table:table-cell>
          <table:table-cell office:value-type="float" office:value="48.49365671641791">
            <text:p>48.49365671641791</text:p>
          </table:table-cell>
          <table:table-cell office:value-type="float" office:value="28546.108700000008">
            <text:p>28546.108700000008</text:p>
          </table:table-cell>
          <table:table-cell office:value-type="string" office:value="(0.33582089552238803, 0.2574626865671642, 0.29850746268656714)">
            <text:p>(0.33582089552238803, 0.2574626865671642, 0.29850746268656714)</text:p>
          </table:table-cell>
          <table:table-cell office:value-type="string" office:value="[0.9566547619047618, 0.9485238095238098, 0.9430952380952382, 0.9535952380952382, 0.9326666666666668, 0.947202380952381, 0.94975, 0.9575357142857145, 0.9849642857142858, 0.9535238095238096, 1.005595238095238, 0.97225, 1.0231666666666668, 1.011797619047619, 1.0078214285714284, 1.0250238095238093, 1.0187738095238095, 1.0215595238095239, 0.9956309523809521, 1.022047619047619, 1.011392857142857, 1.0015714285714286, 0.9813809523809525, 0.9966190476190477, 1.0274404761904763, 0.9881547619047618, 0.9694404761904762, 0.9684166666666668, 0.9846071428571428, 0.9624404761904761, 0.9714642857142858, 1.007095238095238, 1.0037500000000001, 1.0170714285714284, 1.0362500000000001, 1.0158333333333334, 1.0175714285714288, 0.9890238095238095, 1.00775, 0.9792380952380952, 0.957511904761905, 0.9632619047619047, 0.9780238095238095, 0.9612142857142858, 0.9982380952380953, 0.9830595238095238, 0.966690476190476, 1.019797619047619, 0.9979761904761905, 0.9864285714285715, 1.0310952380952383, 1.0138928571428572, 1.016440476190476, 1.0227142857142855, 0.9909761904761907, 1.0296071428571427, 1.0185, 1.048702380952381, 1.0392500000000002, 1.0367380952380951, 1.0466547619047621, 1.0427619047619046, 1.0373095238095238, 1.0139285714285715, 1.0485476190476188, 1.0438333333333334, 1.0255357142857144, 1.020857142857143, 0.9843214285714285, 0.997797619047619, 0.9804880952380953, 0.9907261904761904, 0.9782142857142857, 0.9541785714285714, 0.9637380952380953, 0.9810833333333333, 0.9569404761904762, 0.977345238095238, 0.9927380952380952, 1.0190952380952383, 1.0135714285714288, 0.9886190476190477, 1.0425357142857143, 1.0133571428571428, 1.0367380952380953, 0.9929166666666666, 0.9662261904761904, 0.9758690476190476, 0.9573452380952381, 0.9526190476190477, 0.9453690476190476, 0.9494999999999999, 0.9833690476190475, 0.9499880952380954, 1.0047142857142857, 0.987452380952381, 1.002904761904762, 1.0257619047619049, 0.9926309523809522, 0.9818809523809525, 0.9852857142857144, 0.9891666666666667, 0.974452380952381, 0.9615, 0.9918333333333332, 1.0066666666666666, 1.0010833333333333, 0.9914761904761904, 1.047392857142857, 1.0247380952380953, 1.0357142857142858, 1.0091428571428571, 0.9999166666666666, 1.0160238095238097, 1.0209761904761905, 0.9709166666666667, 0.996904761904762, 1.0254404761904763, 1.0113571428571428, 0.9807500000000001, 0.9786904761904763, 0.9948095238095239, 0.9665119047619047, 0.9879761904761905, 0.9876190476190477, 0.9682499999999999, 0.9694761904761906, 1.0013809523809523, 0.9584523809523808, 0.9881190476190476, 1.018190476190476, 0.9863809523809525, 1.027261904761905, 0.9964404761904763, 0.9749761904761904, 0.9909166666666668, 0.9683690476190479, 0.9647261904761906, 0.9810119047619046, 0.9431309523809523, 1.0025357142857143, 0.9708333333333333, 1.0132499999999998, 1.0052142857142856, 1.003892857142857, 1.0086071428571428, 0.9811547619047619, 0.9911547619047619, 1.013059523809524, 0.9422142857142857, 0.980297619047619, 0.9794761904761904, 1.003309523809524, 1.0075595238095236, 1.0041666666666669, 1.0296071428571427, 1.0397619047619049, 1.0082976190476192, 1.0220952380952382, 1.023452380952381, 0.9878571428571429, 1.0135238095238097, 1.00125, 0.9783571428571429, 0.969654761904762, 0.9830595238095238, 0.9656309523809524, 0.9708452380952381, 0.9976547619047619, 0.9864642857142857, 0.966345238095238, 1.0197261904761905, 0.9980595238095239, 0.9811309523809525, 0.9986071428571428, 0.9837142857142858, 0.9726428571428571, 0.9883214285714285, 0.9655476190476191, 1.0010952380952378, 0.9569047619047618, 0.9966904761904762, 0.9505714285714287, 0.9614761904761906, 0.9582380952380954, 0.9568809523809525, 0.9651428571428572, 0.9951547619047619, 0.9987738095238096, 1.0147142857142857, 1.0247023809523812, 1.0206547619047617, 0.9898690476190476, 1.0169404761904761, 0.988404761904762, 1.0095714285714286, 0.9890238095238095, 0.970952380952381, 0.99025, 1.0301071428571429, 1.0011309523809526, 0.9696666666666667, 0.9917738095238097, 1.0054404761904763, 1.0086666666666666, 0.9851190476190477, 1.0106666666666666, 0.9800238095238095, 1.0203333333333333, 0.9974880952380952, 0.9721190476190478, 0.9881666666666666, 1.0126785714285715, 0.9748452380952382, 1.0298333333333336, 0.9996309523809525, 0.9900238095238096, 1.0347142857142857, 1.006357142857143, 1.000345238095238, 1.0030119047619048, 0.9856666666666666, 1.0086904761904762, 0.9726190476190478, 1.0180952380952382, 0.9699404761904761, 1.019738095238095, 1.0075714285714286, 1.0002380952380951, 1.0199285714285715, 1.0068690476190476, 0.9782738095238097, 0.986904761904762, 1.0037857142857145, 0.9480833333333335, 0.9732380952380952, 0.9995714285714286, 0.9847619047619046, 0.9868095238095239, 0.985654761904762, 0.9773690476190475, 1.011642857142857, 0.9701785714285714, 1.006904761904762, 0.9889404761904763, 0.9725595238095237, 1.0031666666666668, 0.9968571428571428, 1.014988095238095, 0.9853452380952381, 1.0107738095238095, 0.9699761904761904, 1.011809523809524, 0.97275, 0.9601309523809525, 0.9631428571428571, 0.9679761904761905, 0.9450238095238096, 0.9658809523809525]">
            <text:p>[0.9566547619047618, 0.9485238095238098, 0.9430952380952382, 0.9535952380952382, 0.9326666666666668, 0.947202380952381, 0.94975, 0.9575357142857145, 0.9849642857142858, 0.9535238095238096, 1.005595238095238, 0.97225, 1.0231666666666668, 1.011797619047619, 1.0078214285714284, 1.0250238095238093, 1.0187738095238095, 1.0215595238095239, 0.9956309523809521, 1.022047619047619, 1.011392857142857, 1.0015714285714286, 0.9813809523809525, 0.9966190476190477, 1.0274404761904763, 0.9881547619047618, 0.9694404761904762, 0.9684166666666668, 0.9846071428571428, 0.9624404761904761, 0.9714642857142858, 1.007095238095238, 1.0037500000000001, 1.0170714285714284, 1.0362500000000001, 1.0158333333333334, 1.0175714285714288, 0.9890238095238095, 1.00775, 0.9792380952380952, 0.957511904761905, 0.9632619047619047, 0.9780238095238095, 0.9612142857142858, 0.9982380952380953, 0.9830595238095238, 0.966690476190476, 1.019797619047619, 0.9979761904761905, 0.9864285714285715, 1.0310952380952383, 1.0138928571428572, 1.016440476190476, 1.0227142857142855, 0.9909761904761907, 1.0296071428571427, 1.0185, 1.048702380952381, 1.0392500000000002, 1.0367380952380951, 1.0466547619047621, 1.0427619047619046, 1.0373095238095238, 1.0139285714285715, 1.0485476190476188, 1.0438333333333334, 1.0255357142857144, 1.020857142857143, 0.9843214285714285, 0.997797619047619, 0.9804880952380953, 0.9907261904761904, 0.9782142857142857, 0.9541785714285714, 0.9637380952380953, 0.9810833333333333, 0.9569404761904762, 0.977345238095238, 0.9927380952380952, 1.0190952380952383, 1.0135714285714288, 0.9886190476190477, 1.0425357142857143, 1.0133571428571428, 1.0367380952380953, 0.9929166666666666, 0.9662261904761904, 0.9758690476190476, 0.9573452380952381, 0.9526190476190477, 0.9453690476190476, 0.9494999999999999, 0.9833690476190475, 0.9499880952380954, 1.0047142857142857, 0.987452380952381, 1.002904761904762, 1.0257619047619049, 0.9926309523809522, 0.9818809523809525, 0.9852857142857144, 0.9891666666666667, 0.974452380952381, 0.9615, 0.9918333333333332, 1.0066666666666666, 1.0010833333333333, 0.9914761904761904, 1.047392857142857, 1.0247380952380953, 1.0357142857142858, 1.0091428571428571, 0.9999166666666666, 1.0160238095238097, 1.0209761904761905, 0.9709166666666667, 0.996904761904762, 1.0254404761904763, 1.0113571428571428, 0.9807500000000001, 0.9786904761904763, 0.9948095238095239, 0.9665119047619047, 0.9879761904761905, 0.9876190476190477, 0.9682499999999999, 0.9694761904761906, 1.0013809523809523, 0.9584523809523808, 0.9881190476190476, 1.018190476190476, 0.9863809523809525, 1.027261904761905, 0.9964404761904763, 0.9749761904761904, 0.9909166666666668, 0.9683690476190479, 0.9647261904761906, 0.9810119047619046, 0.9431309523809523, 1.0025357142857143, 0.9708333333333333, 1.0132499999999998, 1.0052142857142856, 1.003892857142857, 1.0086071428571428, 0.9811547619047619, 0.9911547619047619, 1.013059523809524, 0.9422142857142857, 0.980297619047619, 0.9794761904761904, 1.003309523809524, 1.0075595238095236, 1.0041666666666669, 1.0296071428571427, 1.0397619047619049, 1.0082976190476192, 1.0220952380952382, 1.023452380952381, 0.9878571428571429, 1.0135238095238097, 1.00125, 0.9783571428571429, 0.969654761904762, 0.9830595238095238, 0.9656309523809524, 0.9708452380952381, 0.9976547619047619, 0.9864642857142857, 0.966345238095238, 1.0197261904761905, 0.9980595238095239, 0.9811309523809525, 0.9986071428571428, 0.9837142857142858, 0.9726428571428571, 0.9883214285714285, 0.9655476190476191, 1.0010952380952378, 0.9569047619047618, 0.9966904761904762, 0.9505714285714287, 0.9614761904761906, 0.9582380952380954, 0.9568809523809525, 0.9651428571428572, 0.9951547619047619, 0.9987738095238096, 1.0147142857142857, 1.0247023809523812, 1.0206547619047617, 0.9898690476190476, 1.0169404761904761, 0.988404761904762, 1.0095714285714286, 0.9890238095238095, 0.970952380952381, 0.99025, 1.0301071428571429, 1.0011309523809526, 0.9696666666666667, 0.9917738095238097, 1.0054404761904763, 1.0086666666666666, 0.9851190476190477, 1.0106666666666666, 0.9800238095238095, 1.0203333333333333, 0.9974880952380952, 0.9721190476190478, 0.9881666666666666, 1.0126785714285715, 0.9748452380952382, 1.0298333333333336, 0.9996309523809525, 0.9900238095238096, 1.0347142857142857, 1.006357142857143, 1.000345238095238, 1.0030119047619048, 0.9856666666666666, 1.0086904761904762, 0.9726190476190478, 1.0180952380952382, 0.9699404761904761, 1.019738095238095, 1.0075714285714286, 1.0002380952380951, 1.0199285714285715, 1.0068690476190476, 0.9782738095238097, 0.986904761904762, 1.0037857142857145, 0.9480833333333335, 0.9732380952380952, 0.9995714285714286, 0.9847619047619046, 0.9868095238095239, 0.985654761904762, 0.9773690476190475, 1.011642857142857, 0.9701785714285714, 1.006904761904762, 0.9889404761904763, 0.9725595238095237, 1.0031666666666668, 0.9968571428571428, 1.014988095238095, 0.9853452380952381, 1.0107738095238095, 0.9699761904761904, 1.011809523809524, 0.97275, 0.9601309523809525, 0.9631428571428571, 0.9679761904761905, 0.9450238095238096, 0.9658809523809525]</text:p>
          </table:table-cell>
          <table:table-cell office:value-type="float" office:value="4.581472969055175">
            <text:p>4.581472969055175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MRYGCVLVALLLLSLPVSSTGQSLRNQIIENHFAYIPSGEGRFRTLIAVPGCSGISSGDLTAEESNPQLGEDDLLFRQHYRYVAEKLQAEGFVVLLVNIQAAEGLLTACADPIDPERIAEYIDEAVAWASALPFVDAENIHLIGWSMGGGGVLKWLHGPRSEATSVRSAVAVYPSCSQHTTLTVPVPLLLLLGGSDDIALPSICEELVASAPVSQLVSVENYPGARHGYDIQGAPPILDCCGGRTIGYQQVAADASWQAILTFLAQSD">
            <text:p>MRYGCVLVALLLLSLPVSSTGQSLRNQIIENHFAYIPSGEGRFRTLIAVPGCSGISSGDLTAEESNPQLGEDDLLFRQHYRYVAEKLQAEGFVVLLVNIQAAEGLLTACADPIDPERIAEYIDEAVAWASALPFVDAENIHLIGWSMGGGGVLKWLHGPRSEATSVRSAVAVYPSCSQHTTLTVPVPLLLLLGGSDDIALPSICEELVASAPVSQLVSVENYPGARHGYDIQGAPPILDCCGGRTIGYQQVAADASWQAILTFLAQSD</text:p>
          </table:table-cell>
          <table:table-cell office:value-type="string" office:value="BFDNEDID_48429">
            <text:p>BFDNEDID_48429</text:p>
          </table:table-cell>
          <table:table-cell office:value-type="float" office:value="268">
            <text:p>268</text:p>
          </table:table-cell>
          <table:table-cell office:value-type="float" office:value="0.0708955223880597">
            <text:p>0.0708955223880597</text:p>
          </table:table-cell>
          <table:table-cell office:value-type="float" office:value="0.22388059701492538">
            <text:p>0.22388059701492538</text:p>
          </table:table-cell>
          <table:table-cell office:value-type="float" office:value="48.49365671641791">
            <text:p>48.49365671641791</text:p>
          </table:table-cell>
          <table:table-cell office:value-type="float" office:value="28546.108700000008">
            <text:p>28546.108700000008</text:p>
          </table:table-cell>
          <table:table-cell office:value-type="string" office:value="(0.33582089552238803, 0.2574626865671642, 0.29850746268656714)">
            <text:p>(0.33582089552238803, 0.2574626865671642, 0.29850746268656714)</text:p>
          </table:table-cell>
          <table:table-cell office:value-type="string" office:value="[0.9566547619047618, 0.9485238095238098, 0.9430952380952382, 0.9535952380952382, 0.9326666666666668, 0.947202380952381, 0.94975, 0.9575357142857145, 0.9849642857142858, 0.9535238095238096, 1.005595238095238, 0.97225, 1.0231666666666668, 1.011797619047619, 1.0078214285714284, 1.0250238095238093, 1.0187738095238095, 1.0215595238095239, 0.9956309523809521, 1.022047619047619, 1.011392857142857, 1.0015714285714286, 0.9813809523809525, 0.9966190476190477, 1.0274404761904763, 0.9881547619047618, 0.9694404761904762, 0.9684166666666668, 0.9846071428571428, 0.9624404761904761, 0.9714642857142858, 1.007095238095238, 1.0037500000000001, 1.0170714285714284, 1.0362500000000001, 1.0158333333333334, 1.0175714285714288, 0.9890238095238095, 1.00775, 0.9792380952380952, 0.957511904761905, 0.9632619047619047, 0.9780238095238095, 0.9612142857142858, 0.9982380952380953, 0.9830595238095238, 0.966690476190476, 1.019797619047619, 0.9979761904761905, 0.9864285714285715, 1.0310952380952383, 1.0138928571428572, 1.016440476190476, 1.0227142857142855, 0.9909761904761907, 1.0296071428571427, 1.0185, 1.048702380952381, 1.0392500000000002, 1.0367380952380951, 1.0466547619047621, 1.0427619047619046, 1.0373095238095238, 1.0139285714285715, 1.0485476190476188, 1.0438333333333334, 1.0255357142857144, 1.020857142857143, 0.9843214285714285, 0.997797619047619, 0.9804880952380953, 0.9907261904761904, 0.9782142857142857, 0.9541785714285714, 0.9637380952380953, 0.9810833333333333, 0.9569404761904762, 0.977345238095238, 0.9927380952380952, 1.0190952380952383, 1.0135714285714288, 0.9886190476190477, 1.0425357142857143, 1.0133571428571428, 1.0367380952380953, 0.9929166666666666, 0.9662261904761904, 0.9758690476190476, 0.9573452380952381, 0.9526190476190477, 0.9453690476190476, 0.9494999999999999, 0.9833690476190475, 0.9499880952380954, 1.0047142857142857, 0.987452380952381, 1.002904761904762, 1.0257619047619049, 0.9926309523809522, 0.9818809523809525, 0.9852857142857144, 0.9891666666666667, 0.974452380952381, 0.9615, 0.9918333333333332, 1.0066666666666666, 1.0010833333333333, 0.9914761904761904, 1.047392857142857, 1.0247380952380953, 1.0357142857142858, 1.0091428571428571, 0.9999166666666666, 1.0160238095238097, 1.0209761904761905, 0.9709166666666667, 0.996904761904762, 1.0254404761904763, 1.0113571428571428, 0.9807500000000001, 0.9786904761904763, 0.9948095238095239, 0.9665119047619047, 0.9879761904761905, 0.9876190476190477, 0.9682499999999999, 0.9694761904761906, 1.0013809523809523, 0.9584523809523808, 0.9881190476190476, 1.018190476190476, 0.9863809523809525, 1.027261904761905, 0.9964404761904763, 0.9749761904761904, 0.9909166666666668, 0.9683690476190479, 0.9647261904761906, 0.9810119047619046, 0.9431309523809523, 1.0025357142857143, 0.9708333333333333, 1.0132499999999998, 1.0052142857142856, 1.003892857142857, 1.0086071428571428, 0.9811547619047619, 0.9911547619047619, 1.013059523809524, 0.9422142857142857, 0.980297619047619, 0.9794761904761904, 1.003309523809524, 1.0075595238095236, 1.0041666666666669, 1.0296071428571427, 1.0397619047619049, 1.0082976190476192, 1.0220952380952382, 1.023452380952381, 0.9878571428571429, 1.0135238095238097, 1.00125, 0.9783571428571429, 0.969654761904762, 0.9830595238095238, 0.9656309523809524, 0.9708452380952381, 0.9976547619047619, 0.9864642857142857, 0.966345238095238, 1.0197261904761905, 0.9980595238095239, 0.9811309523809525, 0.9986071428571428, 0.9837142857142858, 0.9726428571428571, 0.9883214285714285, 0.9655476190476191, 1.0010952380952378, 0.9569047619047618, 0.9966904761904762, 0.9505714285714287, 0.9614761904761906, 0.9582380952380954, 0.9568809523809525, 0.9651428571428572, 0.9951547619047619, 0.9987738095238096, 1.0147142857142857, 1.0247023809523812, 1.0206547619047617, 0.9898690476190476, 1.0169404761904761, 0.988404761904762, 1.0095714285714286, 0.9890238095238095, 0.970952380952381, 0.99025, 1.0301071428571429, 1.0011309523809526, 0.9696666666666667, 0.9917738095238097, 1.0054404761904763, 1.0086666666666666, 0.9851190476190477, 1.0106666666666666, 0.9800238095238095, 1.0203333333333333, 0.9974880952380952, 0.9721190476190478, 0.9881666666666666, 1.0126785714285715, 0.9748452380952382, 1.0298333333333336, 0.9996309523809525, 0.9900238095238096, 1.0347142857142857, 1.006357142857143, 1.000345238095238, 1.0030119047619048, 0.9856666666666666, 1.0086904761904762, 0.9726190476190478, 1.0180952380952382, 0.9699404761904761, 1.019738095238095, 1.0075714285714286, 1.0002380952380951, 1.0199285714285715, 1.0068690476190476, 0.9782738095238097, 0.986904761904762, 1.0037857142857145, 0.9480833333333335, 0.9732380952380952, 0.9995714285714286, 0.9847619047619046, 0.9868095238095239, 0.985654761904762, 0.9773690476190475, 1.011642857142857, 0.9701785714285714, 1.006904761904762, 0.9889404761904763, 0.9725595238095237, 1.0031666666666668, 0.9968571428571428, 1.014988095238095, 0.9853452380952381, 1.0107738095238095, 0.9699761904761904, 1.011809523809524, 0.97275, 0.9601309523809525, 0.9631428571428571, 0.9679761904761905, 0.9450238095238096, 0.9658809523809525]">
            <text:p>[0.9566547619047618, 0.9485238095238098, 0.9430952380952382, 0.9535952380952382, 0.9326666666666668, 0.947202380952381, 0.94975, 0.9575357142857145, 0.9849642857142858, 0.9535238095238096, 1.005595238095238, 0.97225, 1.0231666666666668, 1.011797619047619, 1.0078214285714284, 1.0250238095238093, 1.0187738095238095, 1.0215595238095239, 0.9956309523809521, 1.022047619047619, 1.011392857142857, 1.0015714285714286, 0.9813809523809525, 0.9966190476190477, 1.0274404761904763, 0.9881547619047618, 0.9694404761904762, 0.9684166666666668, 0.9846071428571428, 0.9624404761904761, 0.9714642857142858, 1.007095238095238, 1.0037500000000001, 1.0170714285714284, 1.0362500000000001, 1.0158333333333334, 1.0175714285714288, 0.9890238095238095, 1.00775, 0.9792380952380952, 0.957511904761905, 0.9632619047619047, 0.9780238095238095, 0.9612142857142858, 0.9982380952380953, 0.9830595238095238, 0.966690476190476, 1.019797619047619, 0.9979761904761905, 0.9864285714285715, 1.0310952380952383, 1.0138928571428572, 1.016440476190476, 1.0227142857142855, 0.9909761904761907, 1.0296071428571427, 1.0185, 1.048702380952381, 1.0392500000000002, 1.0367380952380951, 1.0466547619047621, 1.0427619047619046, 1.0373095238095238, 1.0139285714285715, 1.0485476190476188, 1.0438333333333334, 1.0255357142857144, 1.020857142857143, 0.9843214285714285, 0.997797619047619, 0.9804880952380953, 0.9907261904761904, 0.9782142857142857, 0.9541785714285714, 0.9637380952380953, 0.9810833333333333, 0.9569404761904762, 0.977345238095238, 0.9927380952380952, 1.0190952380952383, 1.0135714285714288, 0.9886190476190477, 1.0425357142857143, 1.0133571428571428, 1.0367380952380953, 0.9929166666666666, 0.9662261904761904, 0.9758690476190476, 0.9573452380952381, 0.9526190476190477, 0.9453690476190476, 0.9494999999999999, 0.9833690476190475, 0.9499880952380954, 1.0047142857142857, 0.987452380952381, 1.002904761904762, 1.0257619047619049, 0.9926309523809522, 0.9818809523809525, 0.9852857142857144, 0.9891666666666667, 0.974452380952381, 0.9615, 0.9918333333333332, 1.0066666666666666, 1.0010833333333333, 0.9914761904761904, 1.047392857142857, 1.0247380952380953, 1.0357142857142858, 1.0091428571428571, 0.9999166666666666, 1.0160238095238097, 1.0209761904761905, 0.9709166666666667, 0.996904761904762, 1.0254404761904763, 1.0113571428571428, 0.9807500000000001, 0.9786904761904763, 0.9948095238095239, 0.9665119047619047, 0.9879761904761905, 0.9876190476190477, 0.9682499999999999, 0.9694761904761906, 1.0013809523809523, 0.9584523809523808, 0.9881190476190476, 1.018190476190476, 0.9863809523809525, 1.027261904761905, 0.9964404761904763, 0.9749761904761904, 0.9909166666666668, 0.9683690476190479, 0.9647261904761906, 0.9810119047619046, 0.9431309523809523, 1.0025357142857143, 0.9708333333333333, 1.0132499999999998, 1.0052142857142856, 1.003892857142857, 1.0086071428571428, 0.9811547619047619, 0.9911547619047619, 1.013059523809524, 0.9422142857142857, 0.980297619047619, 0.9794761904761904, 1.003309523809524, 1.0075595238095236, 1.0041666666666669, 1.0296071428571427, 1.0397619047619049, 1.0082976190476192, 1.0220952380952382, 1.023452380952381, 0.9878571428571429, 1.0135238095238097, 1.00125, 0.9783571428571429, 0.969654761904762, 0.9830595238095238, 0.9656309523809524, 0.9708452380952381, 0.9976547619047619, 0.9864642857142857, 0.966345238095238, 1.0197261904761905, 0.9980595238095239, 0.9811309523809525, 0.9986071428571428, 0.9837142857142858, 0.9726428571428571, 0.9883214285714285, 0.9655476190476191, 1.0010952380952378, 0.9569047619047618, 0.9966904761904762, 0.9505714285714287, 0.9614761904761906, 0.9582380952380954, 0.9568809523809525, 0.9651428571428572, 0.9951547619047619, 0.9987738095238096, 1.0147142857142857, 1.0247023809523812, 1.0206547619047617, 0.9898690476190476, 1.0169404761904761, 0.988404761904762, 1.0095714285714286, 0.9890238095238095, 0.970952380952381, 0.99025, 1.0301071428571429, 1.0011309523809526, 0.9696666666666667, 0.9917738095238097, 1.0054404761904763, 1.0086666666666666, 0.9851190476190477, 1.0106666666666666, 0.9800238095238095, 1.0203333333333333, 0.9974880952380952, 0.9721190476190478, 0.9881666666666666, 1.0126785714285715, 0.9748452380952382, 1.0298333333333336, 0.9996309523809525, 0.9900238095238096, 1.0347142857142857, 1.006357142857143, 1.000345238095238, 1.0030119047619048, 0.9856666666666666, 1.0086904761904762, 0.9726190476190478, 1.0180952380952382, 0.9699404761904761, 1.019738095238095, 1.0075714285714286, 1.0002380952380951, 1.0199285714285715, 1.0068690476190476, 0.9782738095238097, 0.986904761904762, 1.0037857142857145, 0.9480833333333335, 0.9732380952380952, 0.9995714285714286, 0.9847619047619046, 0.9868095238095239, 0.985654761904762, 0.9773690476190475, 1.011642857142857, 0.9701785714285714, 1.006904761904762, 0.9889404761904763, 0.9725595238095237, 1.0031666666666668, 0.9968571428571428, 1.014988095238095, 0.9853452380952381, 1.0107738095238095, 0.9699761904761904, 1.011809523809524, 0.97275, 0.9601309523809525, 0.9631428571428571, 0.9679761904761905, 0.9450238095238096, 0.9658809523809525]</text:p>
          </table:table-cell>
          <table:table-cell office:value-type="float" office:value="4.581472969055175">
            <text:p>4.581472969055175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MKTQTIKTGFTGGSGYFLDARLELPAGTPRAFAVASHCFTCTKDTITVFRISRMLAEHGIAVLRFDFTGLGSSKGDFAQTNFSTNLADVNAAVDFLHDNYEAPSLLIGHSLGGTAMLEAAMHIESVKAITTIASPSQPDHVLHHFGHALTMLEQGIASSIEVAGQHYDIEPQFIEDLRQYDMQQRLAALHKPVLIFKIVNDALVDSENADEISAWTKGPSRIVTLDKADHLLSNKEDARFVSEEIAEWFKSL">
            <text:p>MKTQTIKTGFTGGSGYFLDARLELPAGTPRAFAVASHCFTCTKDTITVFRISRMLAEHGIAVLRFDFTGLGSSKGDFAQTNFSTNLADVNAAVDFLHDNYEAPSLLIGHSLGGTAMLEAAMHIESVKAITTIASPSQPDHVLHHFGHALTMLEQGIASSIEVAGQHYDIEPQFIEDLRQYDMQQRLAALHKPVLIFKIVNDALVDSENADEISAWTKGPSRIVTLDKADHLLSNKEDARFVSEEIAEWFKSL</text:p>
          </table:table-cell>
          <table:table-cell office:value-type="string" office:value="BFDNEDID_51334">
            <text:p>BFDNEDID_51334</text:p>
          </table:table-cell>
          <table:table-cell office:value-type="float" office:value="252">
            <text:p>252</text:p>
          </table:table-cell>
          <table:table-cell office:value-type="float" office:value="0.08333333333333333">
            <text:p>0.08333333333333333</text:p>
          </table:table-cell>
          <table:table-cell office:value-type="float" office:value="-0.050396825396825405">
            <text:p>-0.050396825396825405</text:p>
          </table:table-cell>
          <table:table-cell office:value-type="float" office:value="36.76071428571428">
            <text:p>36.76071428571428</text:p>
          </table:table-cell>
          <table:table-cell office:value-type="float" office:value="27632.938800000007">
            <text:p>27632.938800000007</text:p>
          </table:table-cell>
          <table:table-cell office:value-type="string" office:value="(0.29761904761904756, 0.1984126984126984, 0.28968253968253965)">
            <text:p>(0.29761904761904756, 0.1984126984126984, 0.28968253968253965)</text:p>
          </table:table-cell>
          <table:table-cell office:value-type="string" office:value="[0.9997500000000001, 1.0419404761904763, 0.9867142857142858, 1.0104166666666665, 0.9798095238095238, 1.016892857142857, 1.0148452380952382, 1.007238095238095, 1.0084404761904762, 0.9962619047619047, 0.9764404761904762, 0.9821547619047619, 0.9827142857142858, 1.0023095238095237, 0.9698690476190477, 0.9920833333333334, 0.9818214285714284, 1.0299404761904765, 0.9763333333333334, 1.0241666666666667, 0.9963452380952381, 1.019392857142857, 1.0071190476190477, 1.0163690476190477, 0.997238095238095, 0.9887857142857142, 0.9705357142857142, 0.9895357142857142, 0.9636666666666668, 0.9777619047619048, 0.9776190476190478, 0.94825, 0.9514047619047619, 0.9554404761904762, 0.974952380952381, 0.9526071428571428, 0.9958333333333333, 1.0131190476190477, 1.0009404761904763, 0.9941904761904762, 0.9825833333333334, 1.0000357142857144, 0.9621190476190475, 0.961547619047619, 0.9810238095238094, 0.9535595238095237, 0.9949642857142859, 0.970154761904762, 0.9738809523809524, 0.9821190476190479, 0.9968571428571428, 1.0126904761904763, 0.9657500000000001, 1.0023333333333333, 0.9630714285714286, 0.987142857142857, 0.9577619047619047, 0.9637023809523809, 0.9770714285714286, 0.9484404761904761, 1.0015714285714286, 0.9488809523809524, 0.9966904761904761, 0.9959761904761903, 0.9783095238095237, 1.0254642857142857, 1.0206666666666666, 1.0333452380952381, 1.0473928571428572, 1.023035714285714, 1.0403571428571428, 0.9946547619047619, 1.0258214285714284, 1.0147499999999998, 0.9943333333333333, 1.0101190476190478, 0.9767261904761905, 1.0258214285714287, 0.9925714285714284, 1.0115952380952382, 0.9782500000000001, 1.0059642857142859, 1.0160952380952382, 0.9734404761904762, 1.0155357142857144, 0.983047619047619, 0.992, 0.9748214285714286, 1.0018928571428571, 0.950357142857143, 0.9797738095238098, 0.9798809523809524, 1.0099523809523812, 0.9958690476190477, 0.9827857142857143, 1.0450833333333334, 0.9990595238095237, 1.0272142857142856, 1.0043333333333333, 0.9753452380952381, 0.9851666666666665, 0.97525, 0.9938571428571428, 0.9620119047619047, 0.9997976190476191, 0.9704642857142858, 1.0136547619047618, 0.9994523809523809, 0.9884761904761904, 0.9930833333333333, 0.9854761904761905, 0.9878809523809524, 1.0188214285714285, 0.9689404761904763, 0.9831666666666669, 0.9768809523809523, 0.9844285714285715, 0.980345238095238, 1.0214880952380954, 0.9933928571428572, 0.9829166666666668, 1.0369285714285716, 0.984547619047619, 0.9865952380952381, 0.9978690476190476, 0.9831428571428572, 0.9734285714285714, 0.9985595238095238, 1.0119285714285715, 1.01625, 1.0265952380952381, 1.030142857142857, 1.0335833333333333, 1.026154761904762, 0.9848809523809524, 0.9835238095238095, 0.9695952380952381, 0.962547619047619, 0.9536190476190476, 0.9458095238095239, 0.9779285714285715, 0.948904761904762, 0.9723333333333334, 0.9565952380952379, 0.9824166666666666, 0.9706309523809522, 0.9813928571428573, 1.022, 0.9904999999999999, 1.0055357142857142, 0.9881309523809525, 1.01425, 1.0197023809523809, 1.004916666666667, 0.9800833333333333, 1.032166666666667, 0.9758690476190476, 1.0107499999999998, 1.0041785714285714, 0.9978095238095238, 0.978095238095238, 0.9867738095238097, 1.023440476190476, 0.979452380952381, 1.0369880952380952, 0.9992619047619046, 1.0091904761904762, 0.9889642857142856, 1.0044761904761905, 1.0353214285714287, 1.0021666666666664, 0.97875, 1.0160714285714287, 1.0100952380952382, 0.9849880952380953, 1.0271071428571428, 0.9822857142857143, 1.0202857142857142, 1.0040595238095238, 0.9952261904761905, 0.9805952380952382, 0.9912142857142857, 0.9831666666666666, 0.974654761904762, 0.9862619047619048, 1.015809523809524, 0.982238095238095, 0.9619642857142858, 0.979107142857143, 0.9709761904761907, 0.9640952380952382, 1.0006071428571428, 0.9432738095238097, 0.9832857142857143, 1.0105238095238096, 0.997952380952381, 0.9822142857142857, 0.9842142857142858, 0.9989166666666668, 1.0350595238095237, 1.0137976190476192, 1.0362023809523808, 1.0311785714285715, 1.0293333333333332, 1.0564642857142856, 1.0400952380952382, 0.9914642857142859, 1.0294285714285714, 0.992452380952381, 0.9859761904761906, 1.0174166666666666, 1.0287738095238095, 1.0097142857142858, 1.0262499999999999, 1.0195833333333333, 1.0078095238095237, 0.9836309523809523, 0.9859166666666666, 0.9975714285714284, 0.9768809523809526, 1.0231428571428574, 1.016952380952381, 0.9945595238095238, 1.0273333333333332, 0.9840119047619047, 0.9962976190476189, 0.9957738095238097, 1.0234642857142857, 1.0210595238095237, 1.0428928571428573, 1.0439880952380953, 1.0404285714285713, 1.0179404761904762, 1.0215833333333333, 0.9890595238095239, 1.0034404761904763, 1.0211309523809526, 1.015904761904762, 1.019107142857143, 0.9863809523809524, 1.0199047619047619, 1.0287142857142857, 0.9685714285714285]">
            <text:p>[0.9997500000000001, 1.0419404761904763, 0.9867142857142858, 1.0104166666666665, 0.9798095238095238, 1.016892857142857, 1.0148452380952382, 1.007238095238095, 1.0084404761904762, 0.9962619047619047, 0.9764404761904762, 0.9821547619047619, 0.9827142857142858, 1.0023095238095237, 0.9698690476190477, 0.9920833333333334, 0.9818214285714284, 1.0299404761904765, 0.9763333333333334, 1.0241666666666667, 0.9963452380952381, 1.019392857142857, 1.0071190476190477, 1.0163690476190477, 0.997238095238095, 0.9887857142857142, 0.9705357142857142, 0.9895357142857142, 0.9636666666666668, 0.9777619047619048, 0.9776190476190478, 0.94825, 0.9514047619047619, 0.9554404761904762, 0.974952380952381, 0.9526071428571428, 0.9958333333333333, 1.0131190476190477, 1.0009404761904763, 0.9941904761904762, 0.9825833333333334, 1.0000357142857144, 0.9621190476190475, 0.961547619047619, 0.9810238095238094, 0.9535595238095237, 0.9949642857142859, 0.970154761904762, 0.9738809523809524, 0.9821190476190479, 0.9968571428571428, 1.0126904761904763, 0.9657500000000001, 1.0023333333333333, 0.9630714285714286, 0.987142857142857, 0.9577619047619047, 0.9637023809523809, 0.9770714285714286, 0.9484404761904761, 1.0015714285714286, 0.9488809523809524, 0.9966904761904761, 0.9959761904761903, 0.9783095238095237, 1.0254642857142857, 1.0206666666666666, 1.0333452380952381, 1.0473928571428572, 1.023035714285714, 1.0403571428571428, 0.9946547619047619, 1.0258214285714284, 1.0147499999999998, 0.9943333333333333, 1.0101190476190478, 0.9767261904761905, 1.0258214285714287, 0.9925714285714284, 1.0115952380952382, 0.9782500000000001, 1.0059642857142859, 1.0160952380952382, 0.9734404761904762, 1.0155357142857144, 0.983047619047619, 0.992, 0.9748214285714286, 1.0018928571428571, 0.950357142857143, 0.9797738095238098, 0.9798809523809524, 1.0099523809523812, 0.9958690476190477, 0.9827857142857143, 1.0450833333333334, 0.9990595238095237, 1.0272142857142856, 1.0043333333333333, 0.9753452380952381, 0.9851666666666665, 0.97525, 0.9938571428571428, 0.9620119047619047, 0.9997976190476191, 0.9704642857142858, 1.0136547619047618, 0.9994523809523809, 0.9884761904761904, 0.9930833333333333, 0.9854761904761905, 0.9878809523809524, 1.0188214285714285, 0.9689404761904763, 0.9831666666666669, 0.9768809523809523, 0.9844285714285715, 0.980345238095238, 1.0214880952380954, 0.9933928571428572, 0.9829166666666668, 1.0369285714285716, 0.984547619047619, 0.9865952380952381, 0.9978690476190476, 0.9831428571428572, 0.9734285714285714, 0.9985595238095238, 1.0119285714285715, 1.01625, 1.0265952380952381, 1.030142857142857, 1.0335833333333333, 1.026154761904762, 0.9848809523809524, 0.9835238095238095, 0.9695952380952381, 0.962547619047619, 0.9536190476190476, 0.9458095238095239, 0.9779285714285715, 0.948904761904762, 0.9723333333333334, 0.9565952380952379, 0.9824166666666666, 0.9706309523809522, 0.9813928571428573, 1.022, 0.9904999999999999, 1.0055357142857142, 0.9881309523809525, 1.01425, 1.0197023809523809, 1.004916666666667, 0.9800833333333333, 1.032166666666667, 0.9758690476190476, 1.0107499999999998, 1.0041785714285714, 0.9978095238095238, 0.978095238095238, 0.9867738095238097, 1.023440476190476, 0.979452380952381, 1.0369880952380952, 0.9992619047619046, 1.0091904761904762, 0.9889642857142856, 1.0044761904761905, 1.0353214285714287, 1.0021666666666664, 0.97875, 1.0160714285714287, 1.0100952380952382, 0.9849880952380953, 1.0271071428571428, 0.9822857142857143, 1.0202857142857142, 1.0040595238095238, 0.9952261904761905, 0.9805952380952382, 0.9912142857142857, 0.9831666666666666, 0.974654761904762, 0.9862619047619048, 1.015809523809524, 0.982238095238095, 0.9619642857142858, 0.979107142857143, 0.9709761904761907, 0.9640952380952382, 1.0006071428571428, 0.9432738095238097, 0.9832857142857143, 1.0105238095238096, 0.997952380952381, 0.9822142857142857, 0.9842142857142858, 0.9989166666666668, 1.0350595238095237, 1.0137976190476192, 1.0362023809523808, 1.0311785714285715, 1.0293333333333332, 1.0564642857142856, 1.0400952380952382, 0.9914642857142859, 1.0294285714285714, 0.992452380952381, 0.9859761904761906, 1.0174166666666666, 1.0287738095238095, 1.0097142857142858, 1.0262499999999999, 1.0195833333333333, 1.0078095238095237, 0.9836309523809523, 0.9859166666666666, 0.9975714285714284, 0.9768809523809526, 1.0231428571428574, 1.016952380952381, 0.9945595238095238, 1.0273333333333332, 0.9840119047619047, 0.9962976190476189, 0.9957738095238097, 1.0234642857142857, 1.0210595238095237, 1.0428928571428573, 1.0439880952380953, 1.0404285714285713, 1.0179404761904762, 1.0215833333333333, 0.9890595238095239, 1.0034404761904763, 1.0211309523809526, 1.015904761904762, 1.019107142857143, 0.9863809523809524, 1.0199047619047619, 1.0287142857142857, 0.9685714285714285]</text:p>
          </table:table-cell>
          <table:table-cell office:value-type="float" office:value="5.371307563781738">
            <text:p>5.371307563781738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MLKRLLLPAVIVIGATRLMPEILKRTLAPPQREQPHTPSDLGLPEEEVVLMSTTGTELKAWFLPVGGVAPAVVVLHGWGANASLMLPLAPHLHRAGFHTLFLDARNHGRSEHDDFVSMPRFAEDLDVAVEWLRDRQDVSSIGVIGHSVGAGAAILAASRTDQINAVVSVAAFAHPGEAMAEGPPFSHFPAPVQRSLFKTMERTIGFRFDDIAPRERIGLVEAPVMLVHGGADTTITPRHFEELVGRAPDAETLLVEEADHASLDAFEPHIHRILGFLAQHLR">
            <text:p>MLKRLLLPAVIVIGATRLMPEILKRTLAPPQREQPHTPSDLGLPEEEVVLMSTTGTELKAWFLPVGGVAPAVVVLHGWGANASLMLPLAPHLHRAGFHTLFLDARNHGRSEHDDFVSMPRFAEDLDVAVEWLRDRQDVSSIGVIGHSVGAGAAILAASRTDQINAVVSVAAFAHPGEAMAEGPPFSHFPAPVQRSLFKTMERTIGFRFDDIAPRERIGLVEAPVMLVHGGADTTITPRHFEELVGRAPDAETLLVEEADHASLDAFEPHIHRILGFLAQHLR</text:p>
          </table:table-cell>
          <table:table-cell office:value-type="string" office:value="BFDNEDID_51688">
            <text:p>BFDNEDID_51688</text:p>
          </table:table-cell>
          <table:table-cell office:value-type="float" office:value="282">
            <text:p>282</text:p>
          </table:table-cell>
          <table:table-cell office:value-type="float" office:value="0.060283687943262415">
            <text:p>0.060283687943262415</text:p>
          </table:table-cell>
          <table:table-cell office:value-type="float" office:value="0.0680851063829786">
            <text:p>0.0680851063829786</text:p>
          </table:table-cell>
          <table:table-cell office:value-type="float" office:value="46.60283687943263">
            <text:p>46.60283687943263</text:p>
          </table:table-cell>
          <table:table-cell office:value-type="float" office:value="30706.908000000003">
            <text:p>30706.908000000003</text:p>
          </table:table-cell>
          <table:table-cell office:value-type="string" office:value="(0.3049645390070922, 0.2092198581560284, 0.3333333333333333)">
            <text:p>(0.3049645390070922, 0.2092198581560284, 0.3333333333333333)</text:p>
          </table:table-cell>
          <table:table-cell office:value-type="string" office:value="[0.9788214285714286, 0.9750714285714286, 0.9935119047619049, 0.9540595238095239, 0.9495952380952382, 0.9568214285714285, 0.9577142857142859, 0.9585000000000001, 0.983047619047619, 0.9628095238095239, 0.9790952380952381, 0.985202380952381, 0.9771428571428573, 0.9946428571428572, 1.0088095238095238, 1.008559523809524, 0.9727738095238094, 1.0035119047619045, 1.0345119047619047, 0.9876428571428572, 0.9986666666666667, 0.9865595238095239, 1.012047619047619, 1.0213214285714285, 1.0163809523809524, 1.023440476190476, 1.0283571428571427, 1.0534404761904763, 1.0263571428571427, 1.0339642857142854, 1.0080000000000002, 1.0320714285714285, 1.0306190476190475, 1.0194642857142857, 1.0206190476190475, 0.9884880952380954, 1.0314642857142857, 0.9999047619047621, 1.0453333333333332, 1.039642857142857, 1.0339404761904762, 1.0318333333333334, 0.9869880952380954, 1.0025357142857143, 0.988357142857143, 0.9819285714285714, 0.997202380952381, 0.976845238095238, 0.9995833333333334, 1.013, 1.0103214285714286, 1.0388333333333335, 0.9866309523809524, 1.0378928571428572, 0.9752261904761906, 0.9693928571428572, 0.9724404761904762, 0.9677619047619048, 0.991702380952381, 0.9502261904761905, 0.9960714285714286, 0.9891785714285714, 0.9751666666666667, 1.0007619047619047, 0.9982857142857142, 0.9705952380952381, 0.9605238095238094, 0.9589047619047619, 0.9564880952380952, 0.9517261904761904, 0.9545, 0.9737857142857141, 0.9469880952380952, 1.0021785714285714, 0.9826190476190475, 1.0089761904761905, 0.9869404761904763, 1.0045833333333334, 0.9721428571428571, 0.9851309523809524, 0.9735833333333334, 0.9980833333333333, 0.958357142857143, 0.9857976190476191, 0.9912380952380954, 0.9619880952380953, 0.9741071428571431, 0.9775, 0.9867023809523809, 0.9713928571428571, 0.9837619047619045, 0.9525714285714286, 0.9740952380952381, 0.9706309523809522, 0.9492261904761903, 0.955797619047619, 0.9660714285714287, 1.0010000000000001, 0.9713095238095238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9761904761903, 0.9781071428571431, 1.002452380952381, 0.9715119047619047, 1.0078690476190477, 0.9479285714285715, 0.9862738095238096, 1.0031071428571428, 1.0138095238095237, 0.9995238095238095, 1.018797619047619, 1.028190476190476, 0.9947380952380953, 1.035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796309523809524, 1.002761904761905, 0.9965595238095238, 1.0074523809523808, 1.028702380952381, 1.0108809523809523, 0.9889166666666666, 1.0195833333333333, 0.9813333333333334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57380952380952, 1.0206190476190475, 0.9862619047619048, 1.025654761904762, 0.9741785714285714, 0.980904761904762, 1.008797619047619, 0.977, 1.007654761904762, 0.9773333333333334, 1.0201785714285714, 0.9949285714285714, 1.0067499999999998, 0.9780238095238095, 0.9881309523809524, 1.0331785714285715, 0.9847857142857143, 0.9975833333333335, 1.0311785714285715, 0.9944642857142857, 1.00225, 0.9800714285714285, 1.0032380952380953, 0.96125, 0.9977857142857144, 0.96525, 1.014952380952381, 0.9979761904761906, 0.9743809523809526, 1.0173690476190476, 1.0245, 1.0088809523809523, 1.0316309523809526, 0.9958214285714284, 0.9886071428571429, 1.0171190476190477, 0.9742857142857143, 0.9896190476190476, 1.0192738095238094, 0.9729642857142857, 1.0039999999999998, 0.9616309523809524, 0.9777857142857143, 0.9649523809523811, 0.9619642857142856, 0.9690595238095238, 0.990595238095238, 0.9906666666666666, 0.9921785714285714, 1.0204285714285715, 0.993797619047619, 1.0050357142857143, 0.9866785714285714, 1.0071666666666665, 1.0009880952380952, 0.9846547619047619, 0.9859285714285714, 0.9899285714285716, 1.0320952380952382, 1.0043333333333335, 0.972952380952381, 0.9960476190476191, 1.0175714285714286, 1.0020714285714285, 1.000857142857143, 1.0242380952380952, 1.0270357142857145, 1.0101428571428572, 1.0389880952380952, 0.9914642857142857, 0.989190476190476, 0.9942857142857144, 0.9910952380952383, 1.0319761904761906, 1.009857142857143, 0.9954642857142857, 1.0352738095238094, 0.9948333333333333, 1.018702380952381, 1.016547619047619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">
            <text:p>[0.9788214285714286, 0.9750714285714286, 0.9935119047619049, 0.9540595238095239, 0.9495952380952382, 0.9568214285714285, 0.9577142857142859, 0.9585000000000001, 0.983047619047619, 0.9628095238095239, 0.9790952380952381, 0.985202380952381, 0.9771428571428573, 0.9946428571428572, 1.0088095238095238, 1.008559523809524, 0.9727738095238094, 1.0035119047619045, 1.0345119047619047, 0.9876428571428572, 0.9986666666666667, 0.9865595238095239, 1.012047619047619, 1.0213214285714285, 1.0163809523809524, 1.023440476190476, 1.0283571428571427, 1.0534404761904763, 1.0263571428571427, 1.0339642857142854, 1.0080000000000002, 1.0320714285714285, 1.0306190476190475, 1.0194642857142857, 1.0206190476190475, 0.9884880952380954, 1.0314642857142857, 0.9999047619047621, 1.0453333333333332, 1.039642857142857, 1.0339404761904762, 1.0318333333333334, 0.9869880952380954, 1.0025357142857143, 0.988357142857143, 0.9819285714285714, 0.997202380952381, 0.976845238095238, 0.9995833333333334, 1.013, 1.0103214285714286, 1.0388333333333335, 0.9866309523809524, 1.0378928571428572, 0.9752261904761906, 0.9693928571428572, 0.9724404761904762, 0.9677619047619048, 0.991702380952381, 0.9502261904761905, 0.9960714285714286, 0.9891785714285714, 0.9751666666666667, 1.0007619047619047, 0.9982857142857142, 0.9705952380952381, 0.9605238095238094, 0.9589047619047619, 0.9564880952380952, 0.9517261904761904, 0.9545, 0.9737857142857141, 0.9469880952380952, 1.0021785714285714, 0.9826190476190475, 1.0089761904761905, 0.9869404761904763, 1.0045833333333334, 0.9721428571428571, 0.9851309523809524, 0.9735833333333334, 0.9980833333333333, 0.958357142857143, 0.9857976190476191, 0.9912380952380954, 0.9619880952380953, 0.9741071428571431, 0.9775, 0.9867023809523809, 0.9713928571428571, 0.9837619047619045, 0.9525714285714286, 0.9740952380952381, 0.9706309523809522, 0.9492261904761903, 0.955797619047619, 0.9660714285714287, 1.0010000000000001, 0.9713095238095238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9761904761903, 0.9781071428571431, 1.002452380952381, 0.9715119047619047, 1.0078690476190477, 0.9479285714285715, 0.9862738095238096, 1.0031071428571428, 1.0138095238095237, 0.9995238095238095, 1.018797619047619, 1.028190476190476, 0.9947380952380953, 1.035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796309523809524, 1.002761904761905, 0.9965595238095238, 1.0074523809523808, 1.028702380952381, 1.0108809523809523, 0.9889166666666666, 1.0195833333333333, 0.9813333333333334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57380952380952, 1.0206190476190475, 0.9862619047619048, 1.025654761904762, 0.9741785714285714, 0.980904761904762, 1.008797619047619, 0.977, 1.007654761904762, 0.9773333333333334, 1.0201785714285714, 0.9949285714285714, 1.0067499999999998, 0.9780238095238095, 0.9881309523809524, 1.0331785714285715, 0.9847857142857143, 0.9975833333333335, 1.0311785714285715, 0.9944642857142857, 1.00225, 0.9800714285714285, 1.0032380952380953, 0.96125, 0.9977857142857144, 0.96525, 1.014952380952381, 0.9979761904761906, 0.9743809523809526, 1.0173690476190476, 1.0245, 1.0088809523809523, 1.0316309523809526, 0.9958214285714284, 0.9886071428571429, 1.0171190476190477, 0.9742857142857143, 0.9896190476190476, 1.0192738095238094, 0.9729642857142857, 1.0039999999999998, 0.9616309523809524, 0.9777857142857143, 0.9649523809523811, 0.9619642857142856, 0.9690595238095238, 0.990595238095238, 0.9906666666666666, 0.9921785714285714, 1.0204285714285715, 0.993797619047619, 1.0050357142857143, 0.9866785714285714, 1.0071666666666665, 1.0009880952380952, 0.9846547619047619, 0.9859285714285714, 0.9899285714285716, 1.0320952380952382, 1.0043333333333335, 0.972952380952381, 0.9960476190476191, 1.0175714285714286, 1.0020714285714285, 1.000857142857143, 1.0242380952380952, 1.0270357142857145, 1.0101428571428572, 1.0389880952380952, 0.9914642857142857, 0.989190476190476, 0.9942857142857144, 0.9910952380952383, 1.0319761904761906, 1.009857142857143, 0.9954642857142857, 1.0352738095238094, 0.9948333333333333, 1.018702380952381, 1.016547619047619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</text:p>
          </table:table-cell>
          <table:table-cell office:value-type="float" office:value="5.773613929748534">
            <text:p>5.773613929748534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MLKRLLLPAVIVIGATRLMPEILKRTLAPPQREQPHTPSDLGLPEEEVVLMSTTGTELKAWFLPVGGVAPAVVVLHGWGANASLMLPLAPHLHRAGFHTLFLDARNHGRSEHDDFVSMPRFAEDLDVAVEWLRDRQDVSSIGVIGHSVGAGAAILAASRTDQINAVVSVAAFAHPGEAMAEGPPFSHFPAPVQRSLFKTMERTIGFRFDDIAPRERIGLVEAPVMLVHGGADTTITPRHFEELVGRAPDAETLLVEEADHASLDAFEPHIHRILGFLAQHLR">
            <text:p>MLKRLLLPAVIVIGATRLMPEILKRTLAPPQREQPHTPSDLGLPEEEVVLMSTTGTELKAWFLPVGGVAPAVVVLHGWGANASLMLPLAPHLHRAGFHTLFLDARNHGRSEHDDFVSMPRFAEDLDVAVEWLRDRQDVSSIGVIGHSVGAGAAILAASRTDQINAVVSVAAFAHPGEAMAEGPPFSHFPAPVQRSLFKTMERTIGFRFDDIAPRERIGLVEAPVMLVHGGADTTITPRHFEELVGRAPDAETLLVEEADHASLDAFEPHIHRILGFLAQHLR</text:p>
          </table:table-cell>
          <table:table-cell office:value-type="string" office:value="BFDNEDID_51688">
            <text:p>BFDNEDID_51688</text:p>
          </table:table-cell>
          <table:table-cell office:value-type="float" office:value="282">
            <text:p>282</text:p>
          </table:table-cell>
          <table:table-cell office:value-type="float" office:value="0.060283687943262415">
            <text:p>0.060283687943262415</text:p>
          </table:table-cell>
          <table:table-cell office:value-type="float" office:value="0.0680851063829786">
            <text:p>0.0680851063829786</text:p>
          </table:table-cell>
          <table:table-cell office:value-type="float" office:value="46.60283687943263">
            <text:p>46.60283687943263</text:p>
          </table:table-cell>
          <table:table-cell office:value-type="float" office:value="30706.908000000003">
            <text:p>30706.908000000003</text:p>
          </table:table-cell>
          <table:table-cell office:value-type="string" office:value="(0.3049645390070922, 0.2092198581560284, 0.3333333333333333)">
            <text:p>(0.3049645390070922, 0.2092198581560284, 0.3333333333333333)</text:p>
          </table:table-cell>
          <table:table-cell office:value-type="string" office:value="[0.9788214285714286, 0.9750714285714286, 0.9935119047619049, 0.9540595238095239, 0.9495952380952382, 0.9568214285714285, 0.9577142857142859, 0.9585000000000001, 0.983047619047619, 0.9628095238095239, 0.9790952380952381, 0.985202380952381, 0.9771428571428573, 0.9946428571428572, 1.0088095238095238, 1.008559523809524, 0.9727738095238094, 1.0035119047619045, 1.0345119047619047, 0.9876428571428572, 0.9986666666666667, 0.9865595238095239, 1.012047619047619, 1.0213214285714285, 1.0163809523809524, 1.023440476190476, 1.0283571428571427, 1.0534404761904763, 1.0263571428571427, 1.0339642857142854, 1.0080000000000002, 1.0320714285714285, 1.0306190476190475, 1.0194642857142857, 1.0206190476190475, 0.9884880952380954, 1.0314642857142857, 0.9999047619047621, 1.0453333333333332, 1.039642857142857, 1.0339404761904762, 1.0318333333333334, 0.9869880952380954, 1.0025357142857143, 0.988357142857143, 0.9819285714285714, 0.997202380952381, 0.976845238095238, 0.9995833333333334, 1.013, 1.0103214285714286, 1.0388333333333335, 0.9866309523809524, 1.0378928571428572, 0.9752261904761906, 0.9693928571428572, 0.9724404761904762, 0.9677619047619048, 0.991702380952381, 0.9502261904761905, 0.9960714285714286, 0.9891785714285714, 0.9751666666666667, 1.0007619047619047, 0.9982857142857142, 0.9705952380952381, 0.9605238095238094, 0.9589047619047619, 0.9564880952380952, 0.9517261904761904, 0.9545, 0.9737857142857141, 0.9469880952380952, 1.0021785714285714, 0.9826190476190475, 1.0089761904761905, 0.9869404761904763, 1.0045833333333334, 0.9721428571428571, 0.9851309523809524, 0.9735833333333334, 0.9980833333333333, 0.958357142857143, 0.9857976190476191, 0.9912380952380954, 0.9619880952380953, 0.9741071428571431, 0.9775, 0.9867023809523809, 0.9713928571428571, 0.9837619047619045, 0.9525714285714286, 0.9740952380952381, 0.9706309523809522, 0.9492261904761903, 0.955797619047619, 0.9660714285714287, 1.0010000000000001, 0.9713095238095238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9761904761903, 0.9781071428571431, 1.002452380952381, 0.9715119047619047, 1.0078690476190477, 0.9479285714285715, 0.9862738095238096, 1.0031071428571428, 1.0138095238095237, 0.9995238095238095, 1.018797619047619, 1.028190476190476, 0.9947380952380953, 1.035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796309523809524, 1.002761904761905, 0.9965595238095238, 1.0074523809523808, 1.028702380952381, 1.0108809523809523, 0.9889166666666666, 1.0195833333333333, 0.9813333333333334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57380952380952, 1.0206190476190475, 0.9862619047619048, 1.025654761904762, 0.9741785714285714, 0.980904761904762, 1.008797619047619, 0.977, 1.007654761904762, 0.9773333333333334, 1.0201785714285714, 0.9949285714285714, 1.0067499999999998, 0.9780238095238095, 0.9881309523809524, 1.0331785714285715, 0.9847857142857143, 0.9975833333333335, 1.0311785714285715, 0.9944642857142857, 1.00225, 0.9800714285714285, 1.0032380952380953, 0.96125, 0.9977857142857144, 0.96525, 1.014952380952381, 0.9979761904761906, 0.9743809523809526, 1.0173690476190476, 1.0245, 1.0088809523809523, 1.0316309523809526, 0.9958214285714284, 0.9886071428571429, 1.0171190476190477, 0.9742857142857143, 0.9896190476190476, 1.0192738095238094, 0.9729642857142857, 1.0039999999999998, 0.9616309523809524, 0.9777857142857143, 0.9649523809523811, 0.9619642857142856, 0.9690595238095238, 0.990595238095238, 0.9906666666666666, 0.9921785714285714, 1.0204285714285715, 0.993797619047619, 1.0050357142857143, 0.9866785714285714, 1.0071666666666665, 1.0009880952380952, 0.9846547619047619, 0.9859285714285714, 0.9899285714285716, 1.0320952380952382, 1.0043333333333335, 0.972952380952381, 0.9960476190476191, 1.0175714285714286, 1.0020714285714285, 1.000857142857143, 1.0242380952380952, 1.0270357142857145, 1.0101428571428572, 1.0389880952380952, 0.9914642857142857, 0.989190476190476, 0.9942857142857144, 0.9910952380952383, 1.0319761904761906, 1.009857142857143, 0.9954642857142857, 1.0352738095238094, 0.9948333333333333, 1.018702380952381, 1.016547619047619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">
            <text:p>[0.9788214285714286, 0.9750714285714286, 0.9935119047619049, 0.9540595238095239, 0.9495952380952382, 0.9568214285714285, 0.9577142857142859, 0.9585000000000001, 0.983047619047619, 0.9628095238095239, 0.9790952380952381, 0.985202380952381, 0.9771428571428573, 0.9946428571428572, 1.0088095238095238, 1.008559523809524, 0.9727738095238094, 1.0035119047619045, 1.0345119047619047, 0.9876428571428572, 0.9986666666666667, 0.9865595238095239, 1.012047619047619, 1.0213214285714285, 1.0163809523809524, 1.023440476190476, 1.0283571428571427, 1.0534404761904763, 1.0263571428571427, 1.0339642857142854, 1.0080000000000002, 1.0320714285714285, 1.0306190476190475, 1.0194642857142857, 1.0206190476190475, 0.9884880952380954, 1.0314642857142857, 0.9999047619047621, 1.0453333333333332, 1.039642857142857, 1.0339404761904762, 1.0318333333333334, 0.9869880952380954, 1.0025357142857143, 0.988357142857143, 0.9819285714285714, 0.997202380952381, 0.976845238095238, 0.9995833333333334, 1.013, 1.0103214285714286, 1.0388333333333335, 0.9866309523809524, 1.0378928571428572, 0.9752261904761906, 0.9693928571428572, 0.9724404761904762, 0.9677619047619048, 0.991702380952381, 0.9502261904761905, 0.9960714285714286, 0.9891785714285714, 0.9751666666666667, 1.0007619047619047, 0.9982857142857142, 0.9705952380952381, 0.9605238095238094, 0.9589047619047619, 0.9564880952380952, 0.9517261904761904, 0.9545, 0.9737857142857141, 0.9469880952380952, 1.0021785714285714, 0.9826190476190475, 1.0089761904761905, 0.9869404761904763, 1.0045833333333334, 0.9721428571428571, 0.9851309523809524, 0.9735833333333334, 0.9980833333333333, 0.958357142857143, 0.9857976190476191, 0.9912380952380954, 0.9619880952380953, 0.9741071428571431, 0.9775, 0.9867023809523809, 0.9713928571428571, 0.9837619047619045, 0.9525714285714286, 0.9740952380952381, 0.9706309523809522, 0.9492261904761903, 0.955797619047619, 0.9660714285714287, 1.0010000000000001, 0.9713095238095238, 0.9983928571428571, 1.0097380952380952, 0.9911904761904763, 1.0302499999999999, 1.0115714285714286, 1.0293690476190476, 1.038452380952381, 1.0007261904761906, 1.0433690476190476, 1.017464285714286, 0.9785833333333332, 0.9989166666666668, 1.012857142857143, 0.9739880952380953, 1.0050833333333333, 0.9840357142857143, 0.9822380952380951, 1.0135, 1.0279642857142857, 1.0085238095238096, 0.9850833333333332, 1.0269761904761903, 0.9781071428571431, 1.002452380952381, 0.9715119047619047, 1.0078690476190477, 0.9479285714285715, 0.9862738095238096, 1.0031071428571428, 1.0138095238095237, 0.9995238095238095, 1.018797619047619, 1.028190476190476, 0.9947380952380953, 1.0355833333333333, 1.0073690476190478, 0.975595238095238, 1.0079642857142856, 0.9624166666666667, 0.978642857142857, 0.9944166666666666, 0.9635357142857143, 1.0013214285714287, 0.9665952380952382, 1.010892857142857, 0.9881785714285714, 1.0020238095238094, 0.9810476190476191, 0.981797619047619, 0.9663214285714284, 0.9739523809523811, 0.9837261904761905, 0.9796309523809524, 1.002761904761905, 0.9965595238095238, 1.0074523809523808, 1.028702380952381, 1.0108809523809523, 0.9889166666666666, 1.0195833333333333, 0.9813333333333334, 0.9735714285714285, 0.9740595238095238, 0.9935119047619048, 0.9509523809523811, 0.9771190476190477, 0.9664047619047619, 0.9567738095238095, 0.9861428571428571, 0.975952380952381, 1.0129880952380954, 1.0007857142857142, 1.0220357142857144, 0.9976071428571428, 1.0107738095238095, 1.0242142857142857, 1.0425357142857143, 1.0115238095238095, 1.0257380952380952, 1.0206190476190475, 0.9862619047619048, 1.025654761904762, 0.9741785714285714, 0.980904761904762, 1.008797619047619, 0.977, 1.007654761904762, 0.9773333333333334, 1.0201785714285714, 0.9949285714285714, 1.0067499999999998, 0.9780238095238095, 0.9881309523809524, 1.0331785714285715, 0.9847857142857143, 0.9975833333333335, 1.0311785714285715, 0.9944642857142857, 1.00225, 0.9800714285714285, 1.0032380952380953, 0.96125, 0.9977857142857144, 0.96525, 1.014952380952381, 0.9979761904761906, 0.9743809523809526, 1.0173690476190476, 1.0245, 1.0088809523809523, 1.0316309523809526, 0.9958214285714284, 0.9886071428571429, 1.0171190476190477, 0.9742857142857143, 0.9896190476190476, 1.0192738095238094, 0.9729642857142857, 1.0039999999999998, 0.9616309523809524, 0.9777857142857143, 0.9649523809523811, 0.9619642857142856, 0.9690595238095238, 0.990595238095238, 0.9906666666666666, 0.9921785714285714, 1.0204285714285715, 0.993797619047619, 1.0050357142857143, 0.9866785714285714, 1.0071666666666665, 1.0009880952380952, 0.9846547619047619, 0.9859285714285714, 0.9899285714285716, 1.0320952380952382, 1.0043333333333335, 0.972952380952381, 0.9960476190476191, 1.0175714285714286, 1.0020714285714285, 1.000857142857143, 1.0242380952380952, 1.0270357142857145, 1.0101428571428572, 1.0389880952380952, 0.9914642857142857, 0.989190476190476, 0.9942857142857144, 0.9910952380952383, 1.0319761904761906, 1.009857142857143, 0.9954642857142857, 1.0352738095238094, 0.9948333333333333, 1.018702380952381, 1.016547619047619, 0.97675, 1.02325, 0.9862261904761905, 0.9894047619047619, 1.0330357142857145, 0.9900119047619048, 0.9765952380952382, 0.9769642857142857, 0.9763928571428571, 0.9814404761904763, 0.9473333333333332, 0.9578928571428571, 0.9764166666666666, 0.9428809523809524, 0.9677142857142859, 0.9732619047619047]</text:p>
          </table:table-cell>
          <table:table-cell office:value-type="float" office:value="5.773613929748534">
            <text:p>5.773613929748534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MFETLEPKPADAILKLIGEHLNDPRPEKVDLGVGVYRDAAGGTPILNCVKKAEQWLVSNQASKAYLGCKGDVEFCDAIQKLVFGDAAGSDGRIATLQSPGGSGALRVAAELALRANPDARVWVSDPTWNNHVPLLGEAGIELCAYPYYDADTNGIRFDAMLEALEESVAGDLLLLHGCCHNPTGLDLSREQWRQVADLVESRKLIPFIDFAYQGFGDGIDEDAYGVRLMYERAPEMIVTHSCSKNFGLYRDRVGAMSFVARDEETAKIVDSQAQYVVRTMYSLPPDHGAAVVSKILHDDELRAAWLAELEGMRQRLKGMRAALVAALKTAAPGHDFSHVERTTGMFCYLGVSPEQVAQLVKERGIYLVNSSRINVCGITEGNVEYLADSIASVL">
            <text:p>MFETLEPKPADAILKLIGEHLNDPRPEKVDLGVGVYRDAAGGTPILNCVKKAEQWLVSNQASKAYLGCKGDVEFCDAIQKLVFGDAAGSDGRIATLQSPGGSGALRVAAELALRANPDARVWVSDPTWNNHVPLLGEAGIELCAYPYYDADTNGIRFDAMLEALEESVAGDLLLLHGCCHNPTGLDLSREQWRQVADLVESRKLIPFIDFAYQGFGDGIDEDAYGVRLMYERAPEMIVTHSCSKNFGLYRDRVGAMSFVARDEETAKIVDSQAQYVVRTMYSLPPDHGAAVVSKILHDDELRAAWLAELEGMRQRLKGMRAALVAALKTAAPGHDFSHVERTTGMFCYLGVSPEQVAQLVKERGIYLVNSSRINVCGITEGNVEYLADSIASVL</text:p>
          </table:table-cell>
          <table:table-cell office:value-type="string" office:value="BFDNEDID_53124">
            <text:p>BFDNEDID_53124</text:p>
          </table:table-cell>
          <table:table-cell office:value-type="float" office:value="394">
            <text:p>394</text:p>
          </table:table-cell>
          <table:table-cell office:value-type="float" office:value="0.07614213197969544">
            <text:p>0.07614213197969544</text:p>
          </table:table-cell>
          <table:table-cell office:value-type="float" office:value="-0.09796954314720809">
            <text:p>-0.09796954314720809</text:p>
          </table:table-cell>
          <table:table-cell office:value-type="float" office:value="25.891878172588836">
            <text:p>25.891878172588836</text:p>
          </table:table-cell>
          <table:table-cell office:value-type="float" office:value="42993.382500000065">
            <text:p>42993.382500000065</text:p>
          </table:table-cell>
          <table:table-cell office:value-type="string" office:value="(0.30456852791878175, 0.21319796954314718, 0.30964467005076146)">
            <text:p>(0.30456852791878175, 0.21319796954314718, 0.30964467005076146)</text:p>
          </table:table-cell>
          <table:table-cell office:value-type="string" office:value="[1.0504761904761906, 1.0257500000000002, 1.0539880952380953, 1.0331309523809522, 1.0241190476190478, 1.0406785714285713, 0.9994166666666666, 0.9900238095238096, 0.9874285714285713, 1.0145714285714287, 0.9590833333333332, 0.9851428571428572, 1.0078214285714284, 1.0097380952380954, 0.9777857142857143, 1.0003333333333333, 1.0316904761904762, 1.025607142857143, 1.0264285714285715, 1.0297261904761905, 1.049904761904762, 1.057107142857143, 1.0454285714285714, 1.0037142857142858, 1.0464761904761903, 0.9886071428571429, 1.0170714285714286, 0.9678809523809525, 0.996392857142857, 0.9624642857142858, 0.9774166666666668, 0.9975, 1.0018095238095237, 0.9851428571428571, 1.0028809523809523, 1.0193809523809523, 1.0126190476190475, 1.0004166666666667, 1.0114880952380954, 0.9716309523809523, 0.9834404761904763, 1.00025, 0.9578809523809524, 0.992, 1.0327738095238097, 1.0219404761904765, 1.0062023809523812, 1.0434642857142857, 1.0075238095238095, 0.9815595238095239, 0.995904761904762, 0.9840357142857143, 1.0099880952380953, 0.9971785714285715, 1.0084761904761905, 1.0117500000000001, 1.0352976190476193, 1.0324166666666668, 0.9926666666666667, 0.9875476190476191, 0.9910119047619048, 1.0072857142857141, 0.9705238095238096, 1.0316666666666667, 0.9978690476190476, 1.0231309523809522, 0.9863928571428572, 1.0359761904761906, 0.9692261904761905, 0.9843095238095239, 1.0127738095238097, 0.973607142857143, 0.9813333333333335, 1.009952380952381, 1.0056666666666667, 0.9626785714285715, 0.9852261904761905, 0.9809404761904762, 1.008547619047619, 0.9997857142857143, 0.9831785714285715, 1.0090833333333333, 1.0274761904761904, 1.029702380952381, 1.029154761904762, 1.0135238095238093, 1.0104166666666667, 0.98775, 1.00325, 0.9919761904761903, 0.979107142857143, 1.0157380952380952, 1.010547619047619, 1.0223571428571427, 1.0256666666666665, 1.031047619047619, 1.0313690476190476, 1.0185238095238094, 0.9998452380952381, 0.9863333333333334, 0.9989761904761905, 0.9702261904761906, 0.990952380952381, 0.9835833333333333, 1.007166666666667, 0.9608690476190476, 0.9946666666666666, 0.9785000000000001, 1.004047619047619, 0.9946071428571428, 1.0163809523809524, 1.0163571428571427, 1.022047619047619, 0.997452380952381, 1.002857142857143, 0.9731785714285714, 0.9730476190476189, 0.9818333333333333, 1.0047500000000003, 0.9970119047619047, 0.9984642857142858, 0.9994999999999999, 0.9904166666666666, 1.0280595238095238, 0.9993095238095239, 0.9735952380952382, 0.9785, 1.0026428571428572, 0.9665357142857145, 0.9858095238095237, 1.0096785714285714, 1.012654761904762, 0.9905357142857143, 1.0164761904761905, 0.9842976190476191, 1.0283214285714286, 0.9571904761904761, 0.9697380952380951, 0.9832500000000001, 0.9540952380952381, 0.9911785714285712, 0.9481190476190475, 0.9788095238095238, 1.015261904761905, 0.9858690476190477, 1.0270833333333333, 1.0001071428571429, 1.025464285714286, 1.0081666666666667, 0.9838809523809522, 1.0110476190476192, 0.9713809523809525, 1.0118928571428571, 0.9710119047619047, 0.9803571428571429, 0.983238095238095, 1.0218928571428574, 0.9851785714285716, 1.0008214285714285, 1.0452023809523812, 1.0241904761904763, 1.0177619047619049, 0.999654761904762, 1.0237857142857143, 1.0173928571428572, 1.0048452380952382, 0.9606428571428574, 0.9716190476190478, 0.9669880952380953, 0.9590595238095239, 0.9541428571428571, 0.9629880952380953, 0.9304880952380953, 0.9582619047619045, 0.9742738095238095, 0.9980952380952381, 0.9907619047619046, 0.989642857142857, 1.010190476190476, 0.9894166666666668, 1.0307619047619048, 0.983892857142857, 1.031654761904762, 1.0065595238095237, 1.0311904761904762, 1.0083095238095237, 0.983845238095238, 1.0204285714285715, 1.0042261904761904, 0.9742142857142856, 0.9943095238095238, 1.004285714285714, 0.9721428571428571, 0.9962142857142857, 1.0368690476190476, 1.0087261904761906, 1.0101666666666669, 1.0331904761904762, 0.9801666666666667, 0.9951190476190477, 1.008892857142857, 0.9534285714285714, 0.9733809523809525, 0.9921428571428572, 0.9437857142857143, 0.9876666666666667, 0.9632380952380953, 1.0004523809523809, 0.9896666666666667, 0.9733809523809523, 1.0204285714285715, 1.0145595238095235, 1.0111785714285713, 1.0025714285714287, 1.051, 1.0353690476190476, 1.0247857142857142, 1.003357142857143, 0.9977142857142858, 1.01675, 0.9666785714285715, 0.9858928571428571, 0.9567380952380954, 0.9754166666666667, 0.9732023809523811, 1.0166190476190475, 0.9876785714285715, 1.0048571428571431, 1.0248571428571427, 1.020297619047619, 0.9796666666666667, 0.9833809523809522, 0.9809285714285716, 0.9855238095238095, 0.9636785714285716, 0.9963333333333334, 0.9664880952380951, 1.0256071428571427, 1.0219404761904765, 1.0033214285714287, 0.9811666666666667, 1.0163571428571427, 0.9762619047619048, 0.9860238095238096, 0.9970714285714286, 0.9999642857142859, 0.9852142857142857, 0.9787142857142858, 1.0136071428571427, 0.9848690476190476, 0.9790238095238095, 0.9950952380952381, 0.9514523809523809, 0.9797261904761906, 0.9931309523809524, 1.0039166666666666, 1.0267738095238095, 1.032166666666667, 1.0424761904761906, 1.0246309523809525, 1.0290357142857143, 1.045809523809524, 0.9839166666666667, 1.0079761904761906, 1.0306428571428572, 1.0090833333333333, 1.011654761904762, 0.9956666666666668, 1.0088690476190476, 0.970904761904762, 0.9775833333333334, 0.9684404761904762, 0.9782142857142857, 0.9664761904761905, 0.9596071428571429, 0.9693333333333334, 1.004154761904762, 0.9741428571428572, 1.0205595238095237, 1.0095357142857142, 1.0196428571428573, 0.9945238095238096, 1.0215238095238095, 0.9903095238095238, 0.9895476190476189, 0.9769404761904762, 0.9825, 1.0064047619047618, 0.9977380952380954, 0.9585238095238094, 0.9927380952380951, 1.0023690476190477, 1.0282500000000003, 1.0129285714285716, 1.020297619047619, 0.9877738095238097, 1.0208809523809523, 0.9915119047619049, 0.9814404761904763, 0.959797619047619, 0.9735833333333334, 0.9870119047619047, 1.0104404761904764, 0.9700714285714285, 1.0351785714285715, 1.0041190476190476, 1.0017261904761905, 1.0197857142857143, 1.0141666666666667, 1.0075833333333333, 0.9941547619047617, 1.0393095238095238, 0.99925, 0.9927619047619047, 1.0083333333333333, 0.9855357142857143, 0.9831904761904763, 0.9632023809523809, 0.963845238095238, 0.9790952380952381, 0.9745833333333335, 0.9718214285714287, 1.0195357142857144, 0.9814761904761904, 1.0040833333333332, 1.0060119047619047, 1.02225, 1.0065952380952379, 0.9901428571428571, 1.0233452380952381, 0.967952380952381, 1.0181428571428572, 0.9749880952380953, 0.9881785714285715, 1.026904761904762, 0.9867857142857143, 1.0032619047619047, 0.998904761904762, 0.9984642857142857, 0.9664166666666667, 0.9550238095238096, 0.9510238095238095, 0.9506190476190477, 0.9505000000000001, 0.9771071428571428, 0.9598214285714287, 1.0179761904761906, 1.0121190476190476, 1.0287380952380953, 1.0137738095238096, 0.9951904761904762, 1.0133690476190478, 1.0080357142857141, 0.9791904761904763, 0.9963690476190477, 1.0382738095238095, 1.0164166666666667, 1.000904761904762, 1.010845238095238, 0.9752857142857143, 0.9827261904761906, 0.9730714285714286, 0.971202380952381, 1.0031428571428571, 0.9907380952380953, 1.003452380952381, 0.9987738095238096, 0.9835952380952383, 1.0148333333333335, 0.9597738095238094, 0.9666071428571428, 0.9955714285714286, 0.9615119047619047, 1.0051666666666665, 1.0181309523809523, 1.004095238095238, 1.022392857142857, 0.9906190476190476, 1.0366309523809525, 0.9717500000000001, 0.9953214285714286, 0.9996666666666666, 1.008142857142857, 0.9963928571428572, 0.9732619047619047]">
            <text:p>[1.0504761904761906, 1.0257500000000002, 1.0539880952380953, 1.0331309523809522, 1.0241190476190478, 1.0406785714285713, 0.9994166666666666, 0.9900238095238096, 0.9874285714285713, 1.0145714285714287, 0.9590833333333332, 0.9851428571428572, 1.0078214285714284, 1.0097380952380954, 0.9777857142857143, 1.0003333333333333, 1.0316904761904762, 1.025607142857143, 1.0264285714285715, 1.0297261904761905, 1.049904761904762, 1.057107142857143, 1.0454285714285714, 1.0037142857142858, 1.0464761904761903, 0.9886071428571429, 1.0170714285714286, 0.9678809523809525, 0.996392857142857, 0.9624642857142858, 0.9774166666666668, 0.9975, 1.0018095238095237, 0.9851428571428571, 1.0028809523809523, 1.0193809523809523, 1.0126190476190475, 1.0004166666666667, 1.0114880952380954, 0.9716309523809523, 0.9834404761904763, 1.00025, 0.9578809523809524, 0.992, 1.0327738095238097, 1.0219404761904765, 1.0062023809523812, 1.0434642857142857, 1.0075238095238095, 0.9815595238095239, 0.995904761904762, 0.9840357142857143, 1.0099880952380953, 0.9971785714285715, 1.0084761904761905, 1.0117500000000001, 1.0352976190476193, 1.0324166666666668, 0.9926666666666667, 0.9875476190476191, 0.9910119047619048, 1.0072857142857141, 0.9705238095238096, 1.0316666666666667, 0.9978690476190476, 1.0231309523809522, 0.9863928571428572, 1.0359761904761906, 0.9692261904761905, 0.9843095238095239, 1.0127738095238097, 0.973607142857143, 0.9813333333333335, 1.009952380952381, 1.0056666666666667, 0.9626785714285715, 0.9852261904761905, 0.9809404761904762, 1.008547619047619, 0.9997857142857143, 0.9831785714285715, 1.0090833333333333, 1.0274761904761904, 1.029702380952381, 1.029154761904762, 1.0135238095238093, 1.0104166666666667, 0.98775, 1.00325, 0.9919761904761903, 0.979107142857143, 1.0157380952380952, 1.010547619047619, 1.0223571428571427, 1.0256666666666665, 1.031047619047619, 1.0313690476190476, 1.0185238095238094, 0.9998452380952381, 0.9863333333333334, 0.9989761904761905, 0.9702261904761906, 0.990952380952381, 0.9835833333333333, 1.007166666666667, 0.9608690476190476, 0.9946666666666666, 0.9785000000000001, 1.004047619047619, 0.9946071428571428, 1.0163809523809524, 1.0163571428571427, 1.022047619047619, 0.997452380952381, 1.002857142857143, 0.9731785714285714, 0.9730476190476189, 0.9818333333333333, 1.0047500000000003, 0.9970119047619047, 0.9984642857142858, 0.9994999999999999, 0.9904166666666666, 1.0280595238095238, 0.9993095238095239, 0.9735952380952382, 0.9785, 1.0026428571428572, 0.9665357142857145, 0.9858095238095237, 1.0096785714285714, 1.012654761904762, 0.9905357142857143, 1.0164761904761905, 0.9842976190476191, 1.0283214285714286, 0.9571904761904761, 0.9697380952380951, 0.9832500000000001, 0.9540952380952381, 0.9911785714285712, 0.9481190476190475, 0.9788095238095238, 1.015261904761905, 0.9858690476190477, 1.0270833333333333, 1.0001071428571429, 1.025464285714286, 1.0081666666666667, 0.9838809523809522, 1.0110476190476192, 0.9713809523809525, 1.0118928571428571, 0.9710119047619047, 0.9803571428571429, 0.983238095238095, 1.0218928571428574, 0.9851785714285716, 1.0008214285714285, 1.0452023809523812, 1.0241904761904763, 1.0177619047619049, 0.999654761904762, 1.0237857142857143, 1.0173928571428572, 1.0048452380952382, 0.9606428571428574, 0.9716190476190478, 0.9669880952380953, 0.9590595238095239, 0.9541428571428571, 0.9629880952380953, 0.9304880952380953, 0.9582619047619045, 0.9742738095238095, 0.9980952380952381, 0.9907619047619046, 0.989642857142857, 1.010190476190476, 0.9894166666666668, 1.0307619047619048, 0.983892857142857, 1.031654761904762, 1.0065595238095237, 1.0311904761904762, 1.0083095238095237, 0.983845238095238, 1.0204285714285715, 1.0042261904761904, 0.9742142857142856, 0.9943095238095238, 1.004285714285714, 0.9721428571428571, 0.9962142857142857, 1.0368690476190476, 1.0087261904761906, 1.0101666666666669, 1.0331904761904762, 0.9801666666666667, 0.9951190476190477, 1.008892857142857, 0.9534285714285714, 0.9733809523809525, 0.9921428571428572, 0.9437857142857143, 0.9876666666666667, 0.9632380952380953, 1.0004523809523809, 0.9896666666666667, 0.9733809523809523, 1.0204285714285715, 1.0145595238095235, 1.0111785714285713, 1.0025714285714287, 1.051, 1.0353690476190476, 1.0247857142857142, 1.003357142857143, 0.9977142857142858, 1.01675, 0.9666785714285715, 0.9858928571428571, 0.9567380952380954, 0.9754166666666667, 0.9732023809523811, 1.0166190476190475, 0.9876785714285715, 1.0048571428571431, 1.0248571428571427, 1.020297619047619, 0.9796666666666667, 0.9833809523809522, 0.9809285714285716, 0.9855238095238095, 0.9636785714285716, 0.9963333333333334, 0.9664880952380951, 1.0256071428571427, 1.0219404761904765, 1.0033214285714287, 0.9811666666666667, 1.0163571428571427, 0.9762619047619048, 0.9860238095238096, 0.9970714285714286, 0.9999642857142859, 0.9852142857142857, 0.9787142857142858, 1.0136071428571427, 0.9848690476190476, 0.9790238095238095, 0.9950952380952381, 0.9514523809523809, 0.9797261904761906, 0.9931309523809524, 1.0039166666666666, 1.0267738095238095, 1.032166666666667, 1.0424761904761906, 1.0246309523809525, 1.0290357142857143, 1.045809523809524, 0.9839166666666667, 1.0079761904761906, 1.0306428571428572, 1.0090833333333333, 1.011654761904762, 0.9956666666666668, 1.0088690476190476, 0.970904761904762, 0.9775833333333334, 0.9684404761904762, 0.9782142857142857, 0.9664761904761905, 0.9596071428571429, 0.9693333333333334, 1.004154761904762, 0.9741428571428572, 1.0205595238095237, 1.0095357142857142, 1.0196428571428573, 0.9945238095238096, 1.0215238095238095, 0.9903095238095238, 0.9895476190476189, 0.9769404761904762, 0.9825, 1.0064047619047618, 0.9977380952380954, 0.9585238095238094, 0.9927380952380951, 1.0023690476190477, 1.0282500000000003, 1.0129285714285716, 1.020297619047619, 0.9877738095238097, 1.0208809523809523, 0.9915119047619049, 0.9814404761904763, 0.959797619047619, 0.9735833333333334, 0.9870119047619047, 1.0104404761904764, 0.9700714285714285, 1.0351785714285715, 1.0041190476190476, 1.0017261904761905, 1.0197857142857143, 1.0141666666666667, 1.0075833333333333, 0.9941547619047617, 1.0393095238095238, 0.99925, 0.9927619047619047, 1.0083333333333333, 0.9855357142857143, 0.9831904761904763, 0.9632023809523809, 0.963845238095238, 0.9790952380952381, 0.9745833333333335, 0.9718214285714287, 1.0195357142857144, 0.9814761904761904, 1.0040833333333332, 1.0060119047619047, 1.02225, 1.0065952380952379, 0.9901428571428571, 1.0233452380952381, 0.967952380952381, 1.0181428571428572, 0.9749880952380953, 0.9881785714285715, 1.026904761904762, 0.9867857142857143, 1.0032619047619047, 0.998904761904762, 0.9984642857142857, 0.9664166666666667, 0.9550238095238096, 0.9510238095238095, 0.9506190476190477, 0.9505000000000001, 0.9771071428571428, 0.9598214285714287, 1.0179761904761906, 1.0121190476190476, 1.0287380952380953, 1.0137738095238096, 0.9951904761904762, 1.0133690476190478, 1.0080357142857141, 0.9791904761904763, 0.9963690476190477, 1.0382738095238095, 1.0164166666666667, 1.000904761904762, 1.010845238095238, 0.9752857142857143, 0.9827261904761906, 0.9730714285714286, 0.971202380952381, 1.0031428571428571, 0.9907380952380953, 1.003452380952381, 0.9987738095238096, 0.9835952380952383, 1.0148333333333335, 0.9597738095238094, 0.9666071428571428, 0.9955714285714286, 0.9615119047619047, 1.0051666666666665, 1.0181309523809523, 1.004095238095238, 1.022392857142857, 0.9906190476190476, 1.0366309523809525, 0.9717500000000001, 0.9953214285714286, 0.9996666666666666, 1.008142857142857, 0.9963928571428572, 0.9732619047619047]</text:p>
          </table:table-cell>
          <table:table-cell office:value-type="float" office:value="4.99628391265869">
            <text:p>4.99628391265869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MSQTPIDKHSANRLLLVCVLTVLVSSFFVSQIQRSFGDVQIRDIKIPTHNGQWVAGDLFKPNSASSENPVPLIVVVPGFQRSKESLSNIAIELARRGFVALSIDPYAQGGSSASLSRIAATTEGYGLFAVVDYAASTGNLNYIDRKRIGATGHSAGGNAAIRGANYFGREAQRTGQPSKLHSVYVSGYVLTLRDDVLKDVRSNVGASYALYDEGAYRNELQNGDMRFAPEALRLINTGRESGAEVVSEVEIGKFYGDKSQRTLRLMHNERVLHPFQPYNAEATANQIEYFEHVFDFESGMDSYDQVWQWKELLSMISLAAALIAVIPFGRLLLELPIFNTLAQPVPPPLPRPQGRGRLMFWGTFVVGALIACFTYIPMAELSQKLFVAASTRQLTWFFPQRMNNAVMLWAVLNGTVGFLMFWLSYRFFGSKHGVSPDMWGVRTSPAQLLRTLSLAAVLFVSYFLFLFTVYYFFHVDYRFLFMGVRVFQPALLPLLFMYVPFFFIFFLANSLRVNAAMRFENQPEWRSMLLGGVANSLGLLLIVVVQYVTFAVTGMVYWTDGWLYVNLLFAVVPMMFVLPYFNRYFFRMTGSIYLGPMITCLIFVMILITNTVIYLPLE">
            <text:p>MSQTPIDKHSANRLLLVCVLTVLVSSFFVSQIQRSFGDVQIRDIKIPTHNGQWVAGDLFKPNSASSENPVPLIVVVPGFQRSKESLSNIAIELARRGFVALSIDPYAQGGSSASLSRIAATTEGYGLFAVVDYAASTGNLNYIDRKRIGATGHSAGGNAAIRGANYFGREAQRTGQPSKLHSVYVSGYVLTLRDDVLKDVRSNVGASYALYDEGAYRNELQNGDMRFAPEALRLINTGRESGAEVVSEVEIGKFYGDKSQRTLRLMHNERVLHPFQPYNAEATANQIEYFEHVFDFESGMDSYDQVWQWKELLSMISLAAALIAVIPFGRLLLELPIFNTLAQPVPPPLPRPQGRGRLMFWGTFVVGALIACFTYIPMAELSQKLFVAASTRQLTWFFPQRMNNAVMLWAVLNGTVGFLMFWLSYRFFGSKHGVSPDMWGVRTSPAQLLRTLSLAAVLFVSYFLFLFTVYYFFHVDYRFLFMGVRVFQPALLPLLFMYVPFFFIFFLANSLRVNAAMRFENQPEWRSMLLGGVANSLGLLLIVVVQYVTFAVTGMVYWTDGWLYVNLLFAVVPMMFVLPYFNRYFFRMTGSIYLGPMITCLIFVMILITNTVIYLPLE</text:p>
          </table:table-cell>
          <table:table-cell office:value-type="string" office:value="BFDNEDID_54415">
            <text:p>BFDNEDID_54415</text:p>
          </table:table-cell>
          <table:table-cell office:value-type="float" office:value="618">
            <text:p>618</text:p>
          </table:table-cell>
          <table:table-cell office:value-type="float" office:value="0.1423948220064725">
            <text:p>0.1423948220064725</text:p>
          </table:table-cell>
          <table:table-cell office:value-type="float" office:value="0.3033980582524271">
            <text:p>0.3033980582524271</text:p>
          </table:table-cell>
          <table:table-cell office:value-type="float" office:value="31.773802588996755">
            <text:p>31.773802588996755</text:p>
          </table:table-cell>
          <table:table-cell office:value-type="float" office:value="69617.07920000024">
            <text:p>69617.07920000024</text:p>
          </table:table-cell>
          <table:table-cell office:value-type="string" office:value="(0.39967637540453077, 0.23462783171521034, 0.26860841423948223)">
            <text:p>(0.39967637540453077, 0.23462783171521034, 0.26860841423948223)</text:p>
          </table:table-cell>
          <table:table-cell office:value-type="string" office:value="[0.9945000000000002, 1.0461428571428573, 1.0283809523809524, 0.9949404761904762, 1.0384880952380953, 1.004357142857143, 1.0219166666666668, 0.990202380952381, 0.968095238095238, 0.9674047619047619, 0.9523571428571431, 0.9412976190476191, 0.9309404761904762, 0.9379761904761905, 0.9370833333333334, 0.9513333333333334, 0.9354880952380954, 0.9569404761904763, 0.9617023809523809, 0.9886071428571429, 0.9710833333333335, 0.9471785714285714, 0.9717857142857144, 0.9741309523809525, 0.9987142857142859, 0.9818571428571429, 0.9698333333333334, 1.0149166666666667, 0.9962857142857143, 1.0138928571428572, 0.9780476190476189, 1.0224880952380953, 1.0096190476190476, 0.9737738095238095, 1.0173095238095238, 0.973892857142857, 1.0142857142857142, 1.0104047619047618, 0.9755357142857142, 1.0376190476190477, 0.9719880952380952, 1.0278214285714284, 0.9964880952380952, 0.9967142857142858, 1.0229166666666667, 0.9963333333333333, 0.9983928571428571, 0.9649880952380953, 0.9911309523809523, 0.9951547619047618, 0.9917857142857142, 0.9965833333333333, 0.9708452380952383, 0.9987619047619047, 1.047095238095238, 1.011952380952381, 1.026392857142857, 1.029547619047619, 1.0259761904761906, 1.0532500000000002, 1.0427380952380954, 1.0502976190476192, 1.0324404761904762, 1.0327857142857142, 0.9977619047619047, 1.0231309523809524, 0.9634642857142859, 0.9632857142857143, 0.956904761904762, 0.9552857142857143, 0.9580952380952381, 0.9872142857142856, 0.9759285714285714, 0.9682499999999999, 1.0240119047619047, 1.012547619047619, 1.0385714285714285, 1.0471785714285715, 1.041809523809524, 1.0379523809523812, 1.0144642857142858, 1.0437500000000002, 1.0111785714285715, 0.9789761904761906, 1.000202380952381, 0.9749642857142856, 1.0187857142857144, 0.959702380952381, 0.9986190476190477, 0.9965357142857143, 0.9902261904761905, 0.9924642857142858, 0.9557738095238096, 0.976702380952381, 0.9786785714285715, 0.9623571428571428, 0.9988928571428572, 0.9618333333333334, 1.0173928571428572, 0.9968928571428572, 0.9807142857142859, 1.0147261904761904, 1.0182738095238097, 1.0168095238095236, 1.0194880952380951, 1.026702380952381, 1.0255238095238095, 1.0118809523809524, 1.0290119047619048, 0.9885357142857144, 1.0212261904761906, 0.9882500000000001, 0.9738690476190477, 0.9956666666666666, 0.9887380952380953, 0.9996071428571428, 0.9992738095238094, 1.0245238095238096, 0.9988214285714285, 0.9828928571428571, 1.0107142857142857, 0.9632142857142857, 0.9631190476190477, 0.9729404761904762, 0.9485595238095238, 0.9610595238095238, 0.9901666666666668, 0.9501666666666666, 0.9920595238095238, 0.98925, 1.011845238095238, 0.9964999999999998, 1.0137857142857143, 1.012369047619048, 0.9813928571428573, 1.0183333333333333, 0.9709404761904763, 0.9935833333333335, 1.024904761904762, 0.9932500000000001, 1.0297619047619047, 0.9957619047619048, 0.9959404761904761, 1.0273095238095238, 0.9928571428571429, 1.0023095238095239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60119047619048, 1.025059523809524, 0.9938690476190476, 1.0289880952380952, 1.017607142857143, 1.0201071428571429, 1.0301666666666667, 1.0301071428571429, 1.0346666666666668, 1.0297738095238094, 1.0399285714285713, 0.9896666666666667, 1.0061904761904763, 1.006714285714286, 0.9593809523809524, 0.9731904761904763, 0.9683928571428573, 0.9926190476190477, 0.9707142857142858, 0.9514166666666666, 0.9662380952380952, 0.9654166666666667, 0.9807738095238094, 0.9647023809523809, 0.9959047619047618, 1.003607142857143, 1.0048571428571427, 0.9860952380952381, 1.0082738095238095, 1.041404761904762, 1.0087500000000003, 0.9887857142857144, 1.0229166666666667, 1.0201428571428572, 1.0137261904761905, 0.9862857142857143, 1.0195357142857144, 0.9925238095238095, 1.0057738095238096, 0.9625357142857144, 0.9885714285714287, 0.9738809523809525, 0.9850357142857143, 1.0207976190476191, 1.0079880952380953, 0.9991547619047619, 1.0026071428571428, 1.0031904761904764, 1.0255, 1.0182738095238095, 1.0230119047619048, 0.9891428571428571, 1.0418571428571428, 1.0291547619047619, 1.0232857142857144, 1.0252738095238094, 0.9870357142857143, 1.0136190476190474, 0.982845238095238, 1.010047619047619, 1.0107142857142857, 1.0112976190476193, 0.9832857142857143, 0.9846190476190476, 1.0032619047619047, 0.9709285714285717, 0.9783809523809524, 1.0038928571428571, 0.9863333333333334, 1.0153809523809525, 1.0153333333333332, 1.0447142857142857, 1.0296785714285714, 1.0312857142857144, 1.0170833333333333, 1.0391666666666668, 0.9857976190476191, 1.0036190476190479, 1.0264523809523811, 1.0167738095238097, 0.9803928571428571, 1.0421904761904763, 0.9840000000000001, 1.0287380952380953, 1.0192738095238096, 0.9686785714285714, 1.0075714285714288, 1.0275833333333333, 1.0300833333333335, 1.0382738095238095, 1.025059523809524, 1.0334642857142857, 1.0237738095238096, 1.0117380952380952, 0.9851428571428572, 0.9944047619047618, 0.9619761904761907, 0.9795833333333333, 0.982, 1.0075476190476191, 1.0060714285714287, 0.9811309523809525, 0.9804166666666667, 0.9856904761904762, 0.9836428571428572, 0.9990833333333333, 0.9549166666666667, 1.0079047619047619, 0.9971190476190477, 0.981654761904762, 1.0289761904761905, 0.9980714285714285, 1.034357142857143, 0.9947261904761905, 1.0160833333333332, 1.0094642857142857, 1.0240714285714285, 1.008845238095238, 0.9805357142857144, 1.0313571428571429, 0.9671666666666667, 0.9856190476190476, 1.0125833333333336, 0.9534285714285715, 0.9706666666666667, 0.9691309523809524, 1.010535714285714, 0.9660952380952381, 1.0305, 1.0033809523809525, 1.0188928571428573, 1.0064404761904762, 1.0403333333333333, 1.0194285714285716, 0.9929642857142857, 1.0302499999999999, 0.9961904761904761, 0.9724047619047619, 0.9782142857142856, 1.0103333333333333, 0.9669880952380953, 1.028202380952381, 0.99975, 0.9742380952380953, 0.9960119047619047, 1.0113333333333334, 0.9703690476190475, 0.9725357142857144, 0.9955833333333334, 0.9572857142857144, 0.9847619047619047, 0.9707261904761906, 0.9700357142857143, 0.9566428571428572, 0.9548571428571428, 0.9684523809523808, 0.9463928571428571, 0.9576785714285714, 0.9879999999999999, 0.947595238095238, 0.9955238095238095, 0.9698214285714286, 0.9641666666666667, 0.9747380952380954, 0.9750952380952382, 1.0096666666666667, 0.9504285714285716, 1.0017261904761905, 0.9611547619047618, 0.9776071428571429, 1.0036309523809523, 0.970797619047619, 0.9746309523809524, 0.9943690476190477, 1.0047261904761904, 1.006940476190476, 0.9866904761904762, 1.0312976190476189, 1.0171428571428571, 1.018857142857143, 0.9963928571428572, 1.0379285714285715, 1.0153452380952381, 1.030547619047619, 1.0225952380952381, 1.0241428571428572, 1.0185833333333332, 1.0176190476190474, 0.9973214285714285, 0.9702857142857145, 0.9738571428571429, 0.9555238095238094, 0.9532261904761905, 0.9760714285714285, 0.9477380952380954, 0.9421666666666666, 0.9609642857142856, 0.9599404761904763, 0.9803333333333333, 0.9537738095238094, 0.9498452380952381, 0.9531904761904764, 0.9633928571428572, 0.9349047619047619, 0.9435595238095238, 0.9611309523809524, 0.9394404761904763, 0.9566904761904761, 0.9914404761904763, 0.9622142857142857, 0.9952738095238095, 1.01925, 0.9833928571428571, 1.0366666666666666, 1.0129642857142858, 1.0235595238095239, 0.9711904761904764, 0.9812738095238096, 0.9824880952380953, 0.9856309523809524, 0.9787261904761904, 0.9970833333333334, 0.9857261904761905, 1.0022023809523812, 1.0031309523809522, 0.9691071428571428, 0.9850238095238094, 0.9468571428571428, 0.961642857142857, 0.9610833333333334, 0.9917738095238094, 0.980595238095238, 0.9891428571428572, 0.9928095238095238, 1.0233452380952381, 1.0055714285714286, 0.9833095238095237, 0.9700000000000001, 0.9718809523809524, 0.9552142857142857, 0.9414166666666668, 0.960845238095238, 0.9440357142857143, 0.964107142857143, 0.993047619047619, 0.9818928571428571, 0.9824642857142856, 0.9715000000000001, 0.9970119047619047, 0.948702380952381, 0.9580000000000001, 0.9468571428571428, 0.9351190476190476, 0.9387976190476192, 0.9491666666666665, 0.9719761904761904, 0.9344523809523809, 0.9743690476190475, 0.9498095238095239, 0.9765595238095239, 1.0063690476190477, 0.9993452380952382, 1.0165357142857143, 0.9825476190476191, 1.028452380952381, 0.9986904761904762, 1.0346309523809525, 1.0101428571428572, 1.010345238095238, 0.9800833333333333, 0.9820833333333332, 1.009952380952381, 0.9665000000000001, 1.0011785714285715, 0.9904880952380951, 1.0131785714285715, 1.0112142857142858, 0.9945119047619048, 1.0131904761904762, 0.9773928571428572, 0.9852619047619048, 0.9945238095238095, 0.9764880952380953, 0.966702380952381, 0.9980238095238095, 0.9581904761904761, 0.9832380952380952, 0.9666547619047619, 0.9485952380952382, 0.9562738095238095, 0.9458809523809525, 0.9513214285714288, 0.969845238095238, 0.9264047619047618, 0.9414642857142859, 0.9426666666666667, 0.9346309523809524, 0.9400000000000001, 0.9298095238095238, 0.9518095238095238, 0.9266904761904762, 0.9358571428571429, 0.9346904761904762, 0.9295833333333334, 0.936857142857143, 0.9460000000000002, 0.9461666666666668, 0.9833214285714285, 0.9385, 0.9772738095238095, 0.9425238095238097, 0.9600833333333332, 0.9493571428571428, 0.958857142857143, 0.9722738095238095, 0.9403214285714286, 0.9781309523809524, 0.9564404761904761, 0.971702380952381, 1.0001785714285714, 0.9825119047619049, 0.9738928571428571, 0.9724285714285714, 0.9772738095238096, 0.993595238095238, 0.9436547619047618, 0.9537261904761904, 0.9430000000000001, 0.95475, 0.9433333333333335, 0.9448214285714285, 0.9687857142857141, 0.922797619047619, 0.9415714285714285, 0.9343809523809524, 0.9320238095238095, 0.9263333333333335, 0.9313214285714285, 0.9488690476190478, 0.9675238095238096, 0.9862738095238095, 0.9841785714285715, 0.971107142857143, 1.006190476190476, 0.9784523809523811, 1.0106666666666668, 0.976, 0.9821666666666666, 0.979642857142857, 0.9990952380952381, 0.9792261904761906, 1.0370119047619049, 1.0125714285714287, 1.0246785714285715, 1.032404761904762, 1.039107142857143, 0.9898214285714285, 1.026892857142857, 1.0038333333333336, 0.9717261904761905, 0.9784285714285716, 0.9746904761904761, 0.9963214285714285, 0.9838333333333333, 0.9698214285714286, 1.0009047619047617, 1.0106071428571428, 1.0010000000000001, 0.9739880952380953, 1.0026666666666668, 0.9595833333333336, 0.9636309523809526, 0.9502380952380951, 0.9392380952380954, 0.9422380952380953, 0.9401190476190476, 0.9435, 0.9703571428571429, 0.9348571428571427, 0.9564523809523809, 0.9686071428571429, 0.9435238095238095, 0.9746547619047619, 0.9534761904761905, 0.9792380952380952, 0.976047619047619, 0.9506666666666665, 0.9575119047619047, 0.9597738095238096, 0.9596904761904762, 0.9833452380952381, 0.9847261904761906, 0.9693809523809523, 0.948702380952381, 0.9737142857142858, 0.9625357142857144, 0.9577142857142856, 0.9741190476190476, 0.932857142857143, 0.9530238095238095, 0.9462380952380952, 0.9657619047619048, 0.9457380952380954, 0.9546190476190477, 0.9803928571428573, 0.9430714285714284, 0.9573214285714284, 0.9487261904761904, 0.956797619047619, 0.9528928571428572, 0.9765833333333331, 0.9421071428571428, 0.963702380952381, 0.993702380952381, 0.9625595238095238, 0.9523928571428572, 0.955404761904762, 0.9573809523809524, 0.9796190476190476, 0.9590357142857142, 0.9836666666666667, 0.9891071428571427, 0.9886190476190477, 0.9632261904761905, 0.9809404761904762, 0.9796666666666667, 0.9946904761904762, 0.9825714285714285, 0.9576785714285714, 0.9659880952380953, 0.9767738095238097, 0.9382261904761904, 0.9476785714285713, 0.9333690476190475, 0.9299880952380952, 0.9342738095238096, 0.9341071428571429, 0.9308571428571429, 0.9447023809523811, 0.9514880952380954, 0.9751071428571427, 0.9795833333333333, 0.9632380952380953, 0.9563690476190477, 0.9647857142857144, 0.961559523809524]">
            <text:p>[0.9945000000000002, 1.0461428571428573, 1.0283809523809524, 0.9949404761904762, 1.0384880952380953, 1.004357142857143, 1.0219166666666668, 0.990202380952381, 0.968095238095238, 0.9674047619047619, 0.9523571428571431, 0.9412976190476191, 0.9309404761904762, 0.9379761904761905, 0.9370833333333334, 0.9513333333333334, 0.9354880952380954, 0.9569404761904763, 0.9617023809523809, 0.9886071428571429, 0.9710833333333335, 0.9471785714285714, 0.9717857142857144, 0.9741309523809525, 0.9987142857142859, 0.9818571428571429, 0.9698333333333334, 1.0149166666666667, 0.9962857142857143, 1.0138928571428572, 0.9780476190476189, 1.0224880952380953, 1.0096190476190476, 0.9737738095238095, 1.0173095238095238, 0.973892857142857, 1.0142857142857142, 1.0104047619047618, 0.9755357142857142, 1.0376190476190477, 0.9719880952380952, 1.0278214285714284, 0.9964880952380952, 0.9967142857142858, 1.0229166666666667, 0.9963333333333333, 0.9983928571428571, 0.9649880952380953, 0.9911309523809523, 0.9951547619047618, 0.9917857142857142, 0.9965833333333333, 0.9708452380952383, 0.9987619047619047, 1.047095238095238, 1.011952380952381, 1.026392857142857, 1.029547619047619, 1.0259761904761906, 1.0532500000000002, 1.0427380952380954, 1.0502976190476192, 1.0324404761904762, 1.0327857142857142, 0.9977619047619047, 1.0231309523809524, 0.9634642857142859, 0.9632857142857143, 0.956904761904762, 0.9552857142857143, 0.9580952380952381, 0.9872142857142856, 0.9759285714285714, 0.9682499999999999, 1.0240119047619047, 1.012547619047619, 1.0385714285714285, 1.0471785714285715, 1.041809523809524, 1.0379523809523812, 1.0144642857142858, 1.0437500000000002, 1.0111785714285715, 0.9789761904761906, 1.000202380952381, 0.9749642857142856, 1.0187857142857144, 0.959702380952381, 0.9986190476190477, 0.9965357142857143, 0.9902261904761905, 0.9924642857142858, 0.9557738095238096, 0.976702380952381, 0.9786785714285715, 0.9623571428571428, 0.9988928571428572, 0.9618333333333334, 1.0173928571428572, 0.9968928571428572, 0.9807142857142859, 1.0147261904761904, 1.0182738095238097, 1.0168095238095236, 1.0194880952380951, 1.026702380952381, 1.0255238095238095, 1.0118809523809524, 1.0290119047619048, 0.9885357142857144, 1.0212261904761906, 0.9882500000000001, 0.9738690476190477, 0.9956666666666666, 0.9887380952380953, 0.9996071428571428, 0.9992738095238094, 1.0245238095238096, 0.9988214285714285, 0.9828928571428571, 1.0107142857142857, 0.9632142857142857, 0.9631190476190477, 0.9729404761904762, 0.9485595238095238, 0.9610595238095238, 0.9901666666666668, 0.9501666666666666, 0.9920595238095238, 0.98925, 1.011845238095238, 0.9964999999999998, 1.0137857142857143, 1.012369047619048, 0.9813928571428573, 1.0183333333333333, 0.9709404761904763, 0.9935833333333335, 1.024904761904762, 0.9932500000000001, 1.0297619047619047, 0.9957619047619048, 0.9959404761904761, 1.0273095238095238, 0.9928571428571429, 1.0023095238095239, 1.0033333333333332, 0.9850952380952381, 1.0226190476190475, 0.9979761904761905, 1.021238095238095, 1.0146309523809525, 1.014202380952381, 0.9962142857142857, 1.0008690476190476, 0.9848690476190478, 1.0085, 0.9971666666666665, 0.9806785714285715, 1.0014166666666666, 0.9667380952380953, 0.9879761904761905, 1.013595238095238, 0.9960119047619048, 1.025059523809524, 0.9938690476190476, 1.0289880952380952, 1.017607142857143, 1.0201071428571429, 1.0301666666666667, 1.0301071428571429, 1.0346666666666668, 1.0297738095238094, 1.0399285714285713, 0.9896666666666667, 1.0061904761904763, 1.006714285714286, 0.9593809523809524, 0.9731904761904763, 0.9683928571428573, 0.9926190476190477, 0.9707142857142858, 0.9514166666666666, 0.9662380952380952, 0.9654166666666667, 0.9807738095238094, 0.9647023809523809, 0.9959047619047618, 1.003607142857143, 1.0048571428571427, 0.9860952380952381, 1.0082738095238095, 1.041404761904762, 1.0087500000000003, 0.9887857142857144, 1.0229166666666667, 1.0201428571428572, 1.0137261904761905, 0.9862857142857143, 1.0195357142857144, 0.9925238095238095, 1.0057738095238096, 0.9625357142857144, 0.9885714285714287, 0.9738809523809525, 0.9850357142857143, 1.0207976190476191, 1.0079880952380953, 0.9991547619047619, 1.0026071428571428, 1.0031904761904764, 1.0255, 1.0182738095238095, 1.0230119047619048, 0.9891428571428571, 1.0418571428571428, 1.0291547619047619, 1.0232857142857144, 1.0252738095238094, 0.9870357142857143, 1.0136190476190474, 0.982845238095238, 1.010047619047619, 1.0107142857142857, 1.0112976190476193, 0.9832857142857143, 0.9846190476190476, 1.0032619047619047, 0.9709285714285717, 0.9783809523809524, 1.0038928571428571, 0.9863333333333334, 1.0153809523809525, 1.0153333333333332, 1.0447142857142857, 1.0296785714285714, 1.0312857142857144, 1.0170833333333333, 1.0391666666666668, 0.9857976190476191, 1.0036190476190479, 1.0264523809523811, 1.0167738095238097, 0.9803928571428571, 1.0421904761904763, 0.9840000000000001, 1.0287380952380953, 1.0192738095238096, 0.9686785714285714, 1.0075714285714288, 1.0275833333333333, 1.0300833333333335, 1.0382738095238095, 1.025059523809524, 1.0334642857142857, 1.0237738095238096, 1.0117380952380952, 0.9851428571428572, 0.9944047619047618, 0.9619761904761907, 0.9795833333333333, 0.982, 1.0075476190476191, 1.0060714285714287, 0.9811309523809525, 0.9804166666666667, 0.9856904761904762, 0.9836428571428572, 0.9990833333333333, 0.9549166666666667, 1.0079047619047619, 0.9971190476190477, 0.981654761904762, 1.0289761904761905, 0.9980714285714285, 1.034357142857143, 0.9947261904761905, 1.0160833333333332, 1.0094642857142857, 1.0240714285714285, 1.008845238095238, 0.9805357142857144, 1.0313571428571429, 0.9671666666666667, 0.9856190476190476, 1.0125833333333336, 0.9534285714285715, 0.9706666666666667, 0.9691309523809524, 1.010535714285714, 0.9660952380952381, 1.0305, 1.0033809523809525, 1.0188928571428573, 1.0064404761904762, 1.0403333333333333, 1.0194285714285716, 0.9929642857142857, 1.0302499999999999, 0.9961904761904761, 0.9724047619047619, 0.9782142857142856, 1.0103333333333333, 0.9669880952380953, 1.028202380952381, 0.99975, 0.9742380952380953, 0.9960119047619047, 1.0113333333333334, 0.9703690476190475, 0.9725357142857144, 0.9955833333333334, 0.9572857142857144, 0.9847619047619047, 0.9707261904761906, 0.9700357142857143, 0.9566428571428572, 0.9548571428571428, 0.9684523809523808, 0.9463928571428571, 0.9576785714285714, 0.9879999999999999, 0.947595238095238, 0.9955238095238095, 0.9698214285714286, 0.9641666666666667, 0.9747380952380954, 0.9750952380952382, 1.0096666666666667, 0.9504285714285716, 1.0017261904761905, 0.9611547619047618, 0.9776071428571429, 1.0036309523809523, 0.970797619047619, 0.9746309523809524, 0.9943690476190477, 1.0047261904761904, 1.006940476190476, 0.9866904761904762, 1.0312976190476189, 1.0171428571428571, 1.018857142857143, 0.9963928571428572, 1.0379285714285715, 1.0153452380952381, 1.030547619047619, 1.0225952380952381, 1.0241428571428572, 1.0185833333333332, 1.0176190476190474, 0.9973214285714285, 0.9702857142857145, 0.9738571428571429, 0.9555238095238094, 0.9532261904761905, 0.9760714285714285, 0.9477380952380954, 0.9421666666666666, 0.9609642857142856, 0.9599404761904763, 0.9803333333333333, 0.9537738095238094, 0.9498452380952381, 0.9531904761904764, 0.9633928571428572, 0.9349047619047619, 0.9435595238095238, 0.9611309523809524, 0.9394404761904763, 0.9566904761904761, 0.9914404761904763, 0.9622142857142857, 0.9952738095238095, 1.01925, 0.9833928571428571, 1.0366666666666666, 1.0129642857142858, 1.0235595238095239, 0.9711904761904764, 0.9812738095238096, 0.9824880952380953, 0.9856309523809524, 0.9787261904761904, 0.9970833333333334, 0.9857261904761905, 1.0022023809523812, 1.0031309523809522, 0.9691071428571428, 0.9850238095238094, 0.9468571428571428, 0.961642857142857, 0.9610833333333334, 0.9917738095238094, 0.980595238095238, 0.9891428571428572, 0.9928095238095238, 1.0233452380952381, 1.0055714285714286, 0.9833095238095237, 0.9700000000000001, 0.9718809523809524, 0.9552142857142857, 0.9414166666666668, 0.960845238095238, 0.9440357142857143, 0.964107142857143, 0.993047619047619, 0.9818928571428571, 0.9824642857142856, 0.9715000000000001, 0.9970119047619047, 0.948702380952381, 0.9580000000000001, 0.9468571428571428, 0.9351190476190476, 0.9387976190476192, 0.9491666666666665, 0.9719761904761904, 0.9344523809523809, 0.9743690476190475, 0.9498095238095239, 0.9765595238095239, 1.0063690476190477, 0.9993452380952382, 1.0165357142857143, 0.9825476190476191, 1.028452380952381, 0.9986904761904762, 1.0346309523809525, 1.0101428571428572, 1.010345238095238, 0.9800833333333333, 0.9820833333333332, 1.009952380952381, 0.9665000000000001, 1.0011785714285715, 0.9904880952380951, 1.0131785714285715, 1.0112142857142858, 0.9945119047619048, 1.0131904761904762, 0.9773928571428572, 0.9852619047619048, 0.9945238095238095, 0.9764880952380953, 0.966702380952381, 0.9980238095238095, 0.9581904761904761, 0.9832380952380952, 0.9666547619047619, 0.9485952380952382, 0.9562738095238095, 0.9458809523809525, 0.9513214285714288, 0.969845238095238, 0.9264047619047618, 0.9414642857142859, 0.9426666666666667, 0.9346309523809524, 0.9400000000000001, 0.9298095238095238, 0.9518095238095238, 0.9266904761904762, 0.9358571428571429, 0.9346904761904762, 0.9295833333333334, 0.936857142857143, 0.9460000000000002, 0.9461666666666668, 0.9833214285714285, 0.9385, 0.9772738095238095, 0.9425238095238097, 0.9600833333333332, 0.9493571428571428, 0.958857142857143, 0.9722738095238095, 0.9403214285714286, 0.9781309523809524, 0.9564404761904761, 0.971702380952381, 1.0001785714285714, 0.9825119047619049, 0.9738928571428571, 0.9724285714285714, 0.9772738095238096, 0.993595238095238, 0.9436547619047618, 0.9537261904761904, 0.9430000000000001, 0.95475, 0.9433333333333335, 0.9448214285714285, 0.9687857142857141, 0.922797619047619, 0.9415714285714285, 0.9343809523809524, 0.9320238095238095, 0.9263333333333335, 0.9313214285714285, 0.9488690476190478, 0.9675238095238096, 0.9862738095238095, 0.9841785714285715, 0.971107142857143, 1.006190476190476, 0.9784523809523811, 1.0106666666666668, 0.976, 0.9821666666666666, 0.979642857142857, 0.9990952380952381, 0.9792261904761906, 1.0370119047619049, 1.0125714285714287, 1.0246785714285715, 1.032404761904762, 1.039107142857143, 0.9898214285714285, 1.026892857142857, 1.0038333333333336, 0.9717261904761905, 0.9784285714285716, 0.9746904761904761, 0.9963214285714285, 0.9838333333333333, 0.9698214285714286, 1.0009047619047617, 1.0106071428571428, 1.0010000000000001, 0.9739880952380953, 1.0026666666666668, 0.9595833333333336, 0.9636309523809526, 0.9502380952380951, 0.9392380952380954, 0.9422380952380953, 0.9401190476190476, 0.9435, 0.9703571428571429, 0.9348571428571427, 0.9564523809523809, 0.9686071428571429, 0.9435238095238095, 0.9746547619047619, 0.9534761904761905, 0.9792380952380952, 0.976047619047619, 0.9506666666666665, 0.9575119047619047, 0.9597738095238096, 0.9596904761904762, 0.9833452380952381, 0.9847261904761906, 0.9693809523809523, 0.948702380952381, 0.9737142857142858, 0.9625357142857144, 0.9577142857142856, 0.9741190476190476, 0.932857142857143, 0.9530238095238095, 0.9462380952380952, 0.9657619047619048, 0.9457380952380954, 0.9546190476190477, 0.9803928571428573, 0.9430714285714284, 0.9573214285714284, 0.9487261904761904, 0.956797619047619, 0.9528928571428572, 0.9765833333333331, 0.9421071428571428, 0.963702380952381, 0.993702380952381, 0.9625595238095238, 0.9523928571428572, 0.955404761904762, 0.9573809523809524, 0.9796190476190476, 0.9590357142857142, 0.9836666666666667, 0.9891071428571427, 0.9886190476190477, 0.9632261904761905, 0.9809404761904762, 0.9796666666666667, 0.9946904761904762, 0.9825714285714285, 0.9576785714285714, 0.9659880952380953, 0.9767738095238097, 0.9382261904761904, 0.9476785714285713, 0.9333690476190475, 0.9299880952380952, 0.9342738095238096, 0.9341071428571429, 0.9308571428571429, 0.9447023809523811, 0.9514880952380954, 0.9751071428571427, 0.9795833333333333, 0.9632380952380953, 0.9563690476190477, 0.9647857142857144, 0.961559523809524]</text:p>
          </table:table-cell>
          <table:table-cell office:value-type="float" office:value="9.083804893493653">
            <text:p>9.083804893493653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MKTTKNILIPGKHNKPILTDVYYMEDDKPKPIIIFCHGYKGFKDWGAWNLMAKSFANVGYCFIKFNFAFNGGTVEQPIDFPDLDAFGNNNYTKELDDLDSVLNWIETGLNSIKNIDTSNITLLGHSRGGGIVIIKAEEDSRISNVISLAGVSDFKNRFPKDDALKTWKKEGVYYVKNGRTKQDMPHFYQFFEDFEQNNERLNIKRAASTLKIPHLIIHGDNDTSVSIEEAKNLHKWNPKSELLIIDGADHVFRTKHPWNKIDLSKELNMVVQSVVSFLNFN">
            <text:p>MKTTKNILIPGKHNKPILTDVYYMEDDKPKPIIIFCHGYKGFKDWGAWNLMAKSFANVGYCFIKFNFAFNGGTVEQPIDFPDLDAFGNNNYTKELDDLDSVLNWIETGLNSIKNIDTSNITLLGHSRGGGIVIIKAEEDSRISNVISLAGVSDFKNRFPKDDALKTWKKEGVYYVKNGRTKQDMPHFYQFFEDFEQNNERLNIKRAASTLKIPHLIIHGDNDTSVSIEEAKNLHKWNPKSELLIIDGADHVFRTKHPWNKIDLSKELNMVVQSVVSFLNFN</text:p>
          </table:table-cell>
          <table:table-cell office:value-type="string" office:value="BFDNEDID_59720">
            <text:p>BFDNEDID_59720</text:p>
          </table:table-cell>
          <table:table-cell office:value-type="float" office:value="281">
            <text:p>281</text:p>
          </table:table-cell>
          <table:table-cell office:value-type="float" office:value="0.11387900355871886">
            <text:p>0.11387900355871886</text:p>
          </table:table-cell>
          <table:table-cell office:value-type="float" office:value="-0.4437722419928829">
            <text:p>-0.4437722419928829</text:p>
          </table:table-cell>
          <table:table-cell office:value-type="float" office:value="32.20003558718862">
            <text:p>32.20003558718862</text:p>
          </table:table-cell>
          <table:table-cell office:value-type="float" office:value="32163.19240000003">
            <text:p>32163.19240000003</text:p>
          </table:table-cell>
          <table:table-cell office:value-type="string" office:value="(0.3309608540925267, 0.25266903914590744, 0.18505338078291816)">
            <text:p>(0.3309608540925267, 0.25266903914590744, 0.18505338078291816)</text:p>
          </table:table-cell>
          <table:table-cell office:value-type="string" office:value="[1.0043809523809524, 0.9833452380952381, 0.9936071428571428, 0.9908452380952381, 1.0168333333333333, 0.9981309523809524, 1.0281190476190476, 1.0007380952380953, 1.049404761904762, 1.0411904761904762, 1.0141190476190478, 0.9922380952380954, 1.0009285714285714, 1.00325, 0.9961547619047618, 0.9475714285714286, 0.9687857142857143, 0.9749166666666667, 0.9898452380952382, 1.0291190476190477, 1.0173214285714287, 1.0440952380952382, 1.0662142857142858, 1.0538333333333332, 1.0655119047619048, 1.027297619047619, 0.9893333333333332, 0.9832142857142857, 0.9598333333333334, 0.9457261904761906, 0.9370595238095237, 0.9539642857142858, 0.978, 0.9566785714285715, 1.0236428571428573, 0.9963809523809524, 0.9914285714285717, 1.0492857142857144, 1.0095238095238097, 0.97775, 1.0201428571428572, 0.9816428571428572, 0.9687619047619048, 1.0005238095238096, 0.9566190476190476, 0.9883571428571429, 0.9932976190476192, 1.017107142857143, 0.9953928571428573, 0.9762500000000001, 1.0115595238095239, 1.0076190476190476, 0.9655714285714286, 0.991, 0.9433928571428571, 0.9560238095238095, 0.9556547619047618, 0.958440476190476, 0.9962619047619048, 0.9358928571428573, 0.9966071428571429, 0.952809523809524, 0.9921666666666666, 0.9707619047619047, 1.0100595238095238, 0.991, 1.001, 1.0030119047619048, 1.0012261904761903, 1.0455595238095239, 1.0087857142857142, 1.0174047619047617, 0.9891666666666667, 1.0372142857142859, 0.9811547619047619, 1.0305119047619047, 1.0118333333333334, 0.9799285714285714, 1.0284761904761903, 0.9872976190476191, 0.9914166666666666, 1.026142857142857, 1.0104166666666667, 1.0128095238095238, 1.016, 0.9997857142857143, 1.0344642857142858, 1.0452380952380953, 1.0309880952380954, 1.0000238095238096, 1.052452380952381, 1.0330833333333334, 1.0016785714285716, 1.0377857142857143, 1.0051428571428571, 0.9795595238095238, 0.9848333333333333, 1.000904761904762, 0.954654761904762, 0.9833452380952381, 1.0137380952380954, 0.977702380952381, 1.009297619047619, 0.9837023809523809, 1.0296190476190477, 1.0158333333333334, 0.9895952380952382, 1.0469761904761907, 1.0084880952380952, 0.9980476190476192, 1.0449166666666667, 1.004404761904762, 1.0260595238095238, 1.0083690476190477, 0.9748809523809525, 1.0031785714285715, 0.9681309523809525, 0.9763095238095237, 0.9947499999999998, 0.9688333333333334, 1.0123928571428573, 0.9979523809523808, 1.0141547619047617, 1.009047619047619, 0.9999880952380952, 0.9683690476190475, 0.9777142857142858, 0.970297619047619, 0.9747738095238095, 1.0215, 0.9875238095238095, 1.0492261904761906, 1.0448690476190479, 1.043809523809524, 1.042202380952381, 1.0289761904761905, 1.0085119047619049, 1.0292261904761906, 1.0011904761904762, 0.9695119047619049, 0.981297619047619, 1.0036785714285716, 0.9616309523809525, 0.9895714285714287, 0.9956071428571427, 0.9734166666666666, 1.0214166666666666, 1.0127261904761904, 0.9879047619047618, 1.0492738095238097, 1.0082619047619048, 1.015107142857143, 1.0039523809523812, 1.0493690476190476, 1.0448690476190476, 1.0275595238095239, 1.0359285714285715, 1.017797619047619, 1.0143333333333335, 1.047857142857143, 0.9978333333333333, 1.0019285714285715, 1.0621666666666667, 1.0358928571428574, 1.0359761904761906, 1.0129761904761905, 0.9891428571428572, 0.9954880952380953, 0.9837619047619047, 0.981654761904762, 1.0201785714285716, 0.992452380952381, 1.014535714285714, 1.023107142857143, 1.033154761904762, 1.0567857142857144, 1.0245595238095238, 1.037035714285714, 0.9990476190476191, 1.023785714285714, 0.9770714285714286, 0.9705357142857142, 0.9660952380952381, 0.9827380952380952, 0.9486666666666667, 0.9712738095238096, 1.0192261904761906, 0.9993809523809525, 0.9863214285714287, 1.0537261904761905, 1.0256904761904762, 1.0450714285714287, 1.0384047619047618, 1.0458928571428572, 1.0162499999999999, 1.0080714285714285, 1.0354761904761904, 0.9878571428571431, 1.038904761904762, 0.991095238095238, 1.0042619047619048, 1.006190476190476, 1.0184642857142858, 0.9973928571428572, 0.9902142857142857, 1.0311428571428574, 0.9660238095238094, 1.0120595238095238, 0.9607261904761903, 0.9647023809523809, 0.9602857142857142, 0.9592619047619048, 0.9735119047619046, 0.99825, 1.0091071428571428, 1.0158928571428572, 1.0302380952380952, 1.016607142857143, 1.031404761904762, 0.9949166666666666, 1.0342142857142858, 0.9908452380952381, 1.0497619047619051, 1.0319523809523812, 1.0139285714285715, 1.0549761904761905, 1.0225952380952381, 1.0017261904761905, 1.0118809523809524, 1.0335119047619048, 0.9748928571428572, 1.039797619047619, 1.027392857142857, 1.0475476190476192, 1.0287142857142857, 1.0368690476190476, 0.9858928571428571, 0.9968809523809524, 0.9830714285714286, 0.9769404761904764, 1.0090952380952383, 0.9835833333333333, 0.9877738095238097, 1.011059523809524, 0.9712261904761904, 0.9810238095238094, 0.9767142857142859, 0.9967976190476191, 0.9869761904761906, 1.0117619047619049, 0.9729761904761905, 1.0263928571428569, 0.9821309523809525, 1.0358571428571428, 1.0207619047619048, 0.9773690476190475, 1.0402619047619048, 0.9962857142857144, 1.0453809523809523, 1.0400833333333335, 1.0280000000000002, 0.9950714285714287, 1.02925, 0.983047619047619, 0.9856190476190476, 0.9784761904761906, 0.9937261904761905, 0.9835000000000003, 0.9572261904761906, 0.9739642857142857, 0.9972261904761905, 0.9495714285714287]">
            <text:p>[1.0043809523809524, 0.9833452380952381, 0.9936071428571428, 0.9908452380952381, 1.0168333333333333, 0.9981309523809524, 1.0281190476190476, 1.0007380952380953, 1.049404761904762, 1.0411904761904762, 1.0141190476190478, 0.9922380952380954, 1.0009285714285714, 1.00325, 0.9961547619047618, 0.9475714285714286, 0.9687857142857143, 0.9749166666666667, 0.9898452380952382, 1.0291190476190477, 1.0173214285714287, 1.0440952380952382, 1.0662142857142858, 1.0538333333333332, 1.0655119047619048, 1.027297619047619, 0.9893333333333332, 0.9832142857142857, 0.9598333333333334, 0.9457261904761906, 0.9370595238095237, 0.9539642857142858, 0.978, 0.9566785714285715, 1.0236428571428573, 0.9963809523809524, 0.9914285714285717, 1.0492857142857144, 1.0095238095238097, 0.97775, 1.0201428571428572, 0.9816428571428572, 0.9687619047619048, 1.0005238095238096, 0.9566190476190476, 0.9883571428571429, 0.9932976190476192, 1.017107142857143, 0.9953928571428573, 0.9762500000000001, 1.0115595238095239, 1.0076190476190476, 0.9655714285714286, 0.991, 0.9433928571428571, 0.9560238095238095, 0.9556547619047618, 0.958440476190476, 0.9962619047619048, 0.9358928571428573, 0.9966071428571429, 0.952809523809524, 0.9921666666666666, 0.9707619047619047, 1.0100595238095238, 0.991, 1.001, 1.0030119047619048, 1.0012261904761903, 1.0455595238095239, 1.0087857142857142, 1.0174047619047617, 0.9891666666666667, 1.0372142857142859, 0.9811547619047619, 1.0305119047619047, 1.0118333333333334, 0.9799285714285714, 1.0284761904761903, 0.9872976190476191, 0.9914166666666666, 1.026142857142857, 1.0104166666666667, 1.0128095238095238, 1.016, 0.9997857142857143, 1.0344642857142858, 1.0452380952380953, 1.0309880952380954, 1.0000238095238096, 1.052452380952381, 1.0330833333333334, 1.0016785714285716, 1.0377857142857143, 1.0051428571428571, 0.9795595238095238, 0.9848333333333333, 1.000904761904762, 0.954654761904762, 0.9833452380952381, 1.0137380952380954, 0.977702380952381, 1.009297619047619, 0.9837023809523809, 1.0296190476190477, 1.0158333333333334, 0.9895952380952382, 1.0469761904761907, 1.0084880952380952, 0.9980476190476192, 1.0449166666666667, 1.004404761904762, 1.0260595238095238, 1.0083690476190477, 0.9748809523809525, 1.0031785714285715, 0.9681309523809525, 0.9763095238095237, 0.9947499999999998, 0.9688333333333334, 1.0123928571428573, 0.9979523809523808, 1.0141547619047617, 1.009047619047619, 0.9999880952380952, 0.9683690476190475, 0.9777142857142858, 0.970297619047619, 0.9747738095238095, 1.0215, 0.9875238095238095, 1.0492261904761906, 1.0448690476190479, 1.043809523809524, 1.042202380952381, 1.0289761904761905, 1.0085119047619049, 1.0292261904761906, 1.0011904761904762, 0.9695119047619049, 0.981297619047619, 1.0036785714285716, 0.9616309523809525, 0.9895714285714287, 0.9956071428571427, 0.9734166666666666, 1.0214166666666666, 1.0127261904761904, 0.9879047619047618, 1.0492738095238097, 1.0082619047619048, 1.015107142857143, 1.0039523809523812, 1.0493690476190476, 1.0448690476190476, 1.0275595238095239, 1.0359285714285715, 1.017797619047619, 1.0143333333333335, 1.047857142857143, 0.9978333333333333, 1.0019285714285715, 1.0621666666666667, 1.0358928571428574, 1.0359761904761906, 1.0129761904761905, 0.9891428571428572, 0.9954880952380953, 0.9837619047619047, 0.981654761904762, 1.0201785714285716, 0.992452380952381, 1.014535714285714, 1.023107142857143, 1.033154761904762, 1.0567857142857144, 1.0245595238095238, 1.037035714285714, 0.9990476190476191, 1.023785714285714, 0.9770714285714286, 0.9705357142857142, 0.9660952380952381, 0.9827380952380952, 0.9486666666666667, 0.9712738095238096, 1.0192261904761906, 0.9993809523809525, 0.9863214285714287, 1.0537261904761905, 1.0256904761904762, 1.0450714285714287, 1.0384047619047618, 1.0458928571428572, 1.0162499999999999, 1.0080714285714285, 1.0354761904761904, 0.9878571428571431, 1.038904761904762, 0.991095238095238, 1.0042619047619048, 1.006190476190476, 1.0184642857142858, 0.9973928571428572, 0.9902142857142857, 1.0311428571428574, 0.9660238095238094, 1.0120595238095238, 0.9607261904761903, 0.9647023809523809, 0.9602857142857142, 0.9592619047619048, 0.9735119047619046, 0.99825, 1.0091071428571428, 1.0158928571428572, 1.0302380952380952, 1.016607142857143, 1.031404761904762, 0.9949166666666666, 1.0342142857142858, 0.9908452380952381, 1.0497619047619051, 1.0319523809523812, 1.0139285714285715, 1.0549761904761905, 1.0225952380952381, 1.0017261904761905, 1.0118809523809524, 1.0335119047619048, 0.9748928571428572, 1.039797619047619, 1.027392857142857, 1.0475476190476192, 1.0287142857142857, 1.0368690476190476, 0.9858928571428571, 0.9968809523809524, 0.9830714285714286, 0.9769404761904764, 1.0090952380952383, 0.9835833333333333, 0.9877738095238097, 1.011059523809524, 0.9712261904761904, 0.9810238095238094, 0.9767142857142859, 0.9967976190476191, 0.9869761904761906, 1.0117619047619049, 0.9729761904761905, 1.0263928571428569, 0.9821309523809525, 1.0358571428571428, 1.0207619047619048, 0.9773690476190475, 1.0402619047619048, 0.9962857142857144, 1.0453809523809523, 1.0400833333333335, 1.0280000000000002, 0.9950714285714287, 1.02925, 0.983047619047619, 0.9856190476190476, 0.9784761904761906, 0.9937261904761905, 0.9835000000000003, 0.9572261904761906, 0.9739642857142857, 0.9972261904761905, 0.9495714285714287]</text:p>
          </table:table-cell>
          <table:table-cell office:value-type="float" office:value="6.758576774597168">
            <text:p>6.758576774597168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MKFCIYLIGLVFLAYSSQGVAASKSDQAKEKRWEEQIMPALLVGEAVKLKAAGIEFLGLYAENDNDKALGGVILIHGSGVHPAWPDIIDPLRMSLPEAGWHTLSLQMPILANEAMGKDYPPLFDEVPGRIQAGVDFLKAKGVNNIVLIGHSLGNTMATYYLATKKDSSVRAFVAVAFGPGYREDPRMDNYKNFSKVTIPTLDIYGSADFGRNLQTVAERRKLAKKAGNKKYQQVKIEGANHFFSSMDDVLIQRVRGWLKKNASGTELIR">
            <text:p>MKFCIYLIGLVFLAYSSQGVAASKSDQAKEKRWEEQIMPALLVGEAVKLKAAGIEFLGLYAENDNDKALGGVILIHGSGVHPAWPDIIDPLRMSLPEAGWHTLSLQMPILANEAMGKDYPPLFDEVPGRIQAGVDFLKAKGVNNIVLIGHSLGNTMATYYLATKKDSSVRAFVAVAFGPGYREDPRMDNYKNFSKVTIPTLDIYGSADFGRNLQTVAERRKLAKKAGNKKYQQVKIEGANHFFSSMDDVLIQRVRGWLKKNASGTELIR</text:p>
          </table:table-cell>
          <table:table-cell office:value-type="string" office:value="BFDNEDID_63813">
            <text:p>BFDNEDID_63813</text:p>
          </table:table-cell>
          <table:table-cell office:value-type="float" office:value="269">
            <text:p>269</text:p>
          </table:table-cell>
          <table:table-cell office:value-type="float" office:value="0.09293680297397769">
            <text:p>0.09293680297397769</text:p>
          </table:table-cell>
          <table:table-cell office:value-type="float" office:value="-0.15724907063197016">
            <text:p>-0.15724907063197016</text:p>
          </table:table-cell>
          <table:table-cell office:value-type="float" office:value="36.74944237918216">
            <text:p>36.74944237918216</text:p>
          </table:table-cell>
          <table:table-cell office:value-type="float" office:value="29691.954499999996">
            <text:p>29691.954499999996</text:p>
          </table:table-cell>
          <table:table-cell office:value-type="string" office:value="(0.31970260223048325, 0.23420074349442377, 0.275092936802974)">
            <text:p>(0.31970260223048325, 0.23420074349442377, 0.275092936802974)</text:p>
          </table:table-cell>
          <table:table-cell office:value-type="string" office:value="[0.9446904761904762, 0.9436428571428573, 0.9382261904761906, 0.964095238095238, 0.9307380952380955, 0.9471904761904762, 0.9426547619047619, 0.9526190476190477, 0.9667380952380953, 0.9575357142857144, 1.0053333333333334, 0.9972261904761905, 1.0041904761904763, 1.0063095238095237, 0.9867857142857143, 1.016488095238095, 1.0089285714285714, 1.02875, 1.039464285714286, 1.026892857142857, 1.0505714285714285, 1.0461785714285714, 1.046, 1.0777976190476193, 1.0504761904761906, 1.0528452380952382, 1.030761904761905, 1.022357142857143, 1.0693214285714288, 1.0275595238095239, 1.011059523809524, 0.9905238095238096, 1.0050119047619046, 1.0119166666666668, 0.9694761904761906, 0.9630952380952381, 0.9722857142857142, 0.9767738095238094, 1.0004761904761903, 1.005059523809524, 0.9797380952380953, 0.997154761904762, 1.0432261904761906, 0.9843333333333336, 1.0441666666666667, 0.9872500000000001, 1.0098214285714286, 1.0149047619047618, 0.9768333333333333, 1.0248095238095238, 0.9527023809523809, 0.9801309523809523, 0.9897142857142857, 0.9564285714285715, 0.978154761904762, 0.9970714285714286, 1.0268809523809526, 1.0170357142857143, 1.043345238095238, 1.046309523809524, 1.0545, 1.0533690476190476, 1.0149880952380952, 1.0116666666666665, 1.0227857142857142, 0.9930833333333333, 0.9591785714285714, 0.960904761904762, 0.9586785714285714, 0.9581666666666665, 0.9687142857142857, 0.9870714285714286, 0.9861190476190477, 0.9903214285714286, 0.9767142857142856, 0.9931428571428571, 1.0076666666666667, 0.9791904761904762, 0.9722380952380951, 1.0113571428571428, 0.9968809523809524, 0.9712619047619049, 0.9914761904761904, 1.0205833333333334, 0.9955714285714288, 0.9756904761904762, 1.0039047619047619, 0.9837857142857144, 1.0175238095238097, 0.9809047619047621, 1.0272261904761906, 1.020357142857143, 0.9891785714285716, 1.0121190476190474, 0.9672619047619048, 0.9922142857142857, 0.9839404761904763, 0.9620357142857143, 0.996, 0.9611428571428571, 1.0044166666666665, 0.9699404761904761, 1.0007738095238095, 0.9617619047619046, 0.9859880952380953, 0.999559523809524, 1.0071904761904762, 1.0140595238095238, 0.9928333333333332, 1.0146904761904763, 1.0370833333333334, 1.040511904761905, 1.0236666666666667, 0.9970238095238096, 1.03625, 1.0124166666666667, 0.9872380952380952, 0.9940357142857144, 1.0277261904761905, 1.0153214285714287, 0.9822976190476191, 1.0302619047619048, 1.0094642857142857, 1.0068333333333332, 0.9887023809523808, 1.0158928571428572, 0.9902261904761905, 1.0032857142857143, 0.9703214285714287, 1.015297619047619, 0.9640952380952382, 0.997357142857143, 1.033952380952381, 0.9881190476190478, 1.0396428571428573, 1.0089761904761905, 1.001702380952381, 1.0333809523809525, 0.9997857142857143, 0.9643452380952381, 0.972702380952381, 0.9642023809523809, 0.9634285714285714, 0.9834166666666665, 0.9560119047619049, 1.0004166666666667, 0.9718809523809524, 1.0141547619047617, 1.0041785714285714, 0.9902857142857142, 0.9857857142857143, 0.9895595238095237, 0.9791904761904762, 0.954702380952381, 0.9597619047619048, 0.9652976190476191, 0.9870238095238095, 0.9982738095238096, 1.0357023809523809, 1.038166666666667, 1.0404999999999998, 1.042904761904762, 1.0385952380952381, 1.0003214285714286, 1.013607142857143, 0.9797142857142856, 0.9568690476190476, 0.9626785714285715, 0.9632023809523809, 0.9469166666666669, 0.9707380952380953, 0.9575238095238096, 1.0004285714285712, 0.9935, 0.9974523809523808, 0.9909404761904762, 1.0311190476190475, 1.0432738095238097, 1.0253928571428572, 1.0281666666666665, 1.024, 1.0160357142857144, 1.0453452380952382, 1.0197500000000002, 0.9953928571428572, 1.0479404761904765, 1.01325, 0.9959166666666668, 1.0380714285714288, 1.020952380952381, 0.9779285714285715, 1.0106785714285715, 0.9785357142857143, 1.0163928571428573, 0.9808690476190476, 0.9715476190476192, 1.0094880952380951, 0.9613095238095238, 0.9871190476190477, 1.0093214285714285, 0.9984880952380953, 0.9904642857142857, 1.0177380952380954, 0.9794999999999999, 1.0264880952380953, 1.0006190476190477, 1.0113571428571428, 0.9795119047619048, 1.0128214285714285, 0.9916904761904761, 0.984857142857143, 1.0075238095238095, 1.0278809523809525, 0.9999404761904762, 1.0154761904761906, 1.0388095238095238, 0.9982738095238097, 1.0362380952380954, 1.0506309523809523, 1.036845238095238, 1.020345238095238, 1.0532738095238094, 1.0512380952380953, 1.059452380952381, 1.0462500000000001, 1.0030119047619048, 1.0496904761904762, 1.0215238095238095, 0.9973452380952381, 1.044904761904762, 0.9812380952380954, 1.0495119047619048, 1.0072738095238096, 1.003047619047619, 1.01425, 0.9732976190476191, 0.9791428571428572, 0.9757976190476192, 1.0047261904761906, 0.9939166666666667, 0.9814404761904763, 1.0241904761904763, 1.004202380952381, 0.974952380952381, 0.9891428571428571, 0.9773809523809524, 0.9989880952380952, 0.9751428571428572, 0.9634761904761905, 0.9918214285714286, 0.988595238095238, 0.9679285714285714, 1.0008690476190476, 1.036809523809524, 1.0232619047619047, 1.0215, 1.0203333333333333, 1.0487738095238097, 1.0316785714285712, 1.0153333333333332]">
            <text:p>[0.9446904761904762, 0.9436428571428573, 0.9382261904761906, 0.964095238095238, 0.9307380952380955, 0.9471904761904762, 0.9426547619047619, 0.9526190476190477, 0.9667380952380953, 0.9575357142857144, 1.0053333333333334, 0.9972261904761905, 1.0041904761904763, 1.0063095238095237, 0.9867857142857143, 1.016488095238095, 1.0089285714285714, 1.02875, 1.039464285714286, 1.026892857142857, 1.0505714285714285, 1.0461785714285714, 1.046, 1.0777976190476193, 1.0504761904761906, 1.0528452380952382, 1.030761904761905, 1.022357142857143, 1.0693214285714288, 1.0275595238095239, 1.011059523809524, 0.9905238095238096, 1.0050119047619046, 1.0119166666666668, 0.9694761904761906, 0.9630952380952381, 0.9722857142857142, 0.9767738095238094, 1.0004761904761903, 1.005059523809524, 0.9797380952380953, 0.997154761904762, 1.0432261904761906, 0.9843333333333336, 1.0441666666666667, 0.9872500000000001, 1.0098214285714286, 1.0149047619047618, 0.9768333333333333, 1.0248095238095238, 0.9527023809523809, 0.9801309523809523, 0.9897142857142857, 0.9564285714285715, 0.978154761904762, 0.9970714285714286, 1.0268809523809526, 1.0170357142857143, 1.043345238095238, 1.046309523809524, 1.0545, 1.0533690476190476, 1.0149880952380952, 1.0116666666666665, 1.0227857142857142, 0.9930833333333333, 0.9591785714285714, 0.960904761904762, 0.9586785714285714, 0.9581666666666665, 0.9687142857142857, 0.9870714285714286, 0.9861190476190477, 0.9903214285714286, 0.9767142857142856, 0.9931428571428571, 1.0076666666666667, 0.9791904761904762, 0.9722380952380951, 1.0113571428571428, 0.9968809523809524, 0.9712619047619049, 0.9914761904761904, 1.0205833333333334, 0.9955714285714288, 0.9756904761904762, 1.0039047619047619, 0.9837857142857144, 1.0175238095238097, 0.9809047619047621, 1.0272261904761906, 1.020357142857143, 0.9891785714285716, 1.0121190476190474, 0.9672619047619048, 0.9922142857142857, 0.9839404761904763, 0.9620357142857143, 0.996, 0.9611428571428571, 1.0044166666666665, 0.9699404761904761, 1.0007738095238095, 0.9617619047619046, 0.9859880952380953, 0.999559523809524, 1.0071904761904762, 1.0140595238095238, 0.9928333333333332, 1.0146904761904763, 1.0370833333333334, 1.040511904761905, 1.0236666666666667, 0.9970238095238096, 1.03625, 1.0124166666666667, 0.9872380952380952, 0.9940357142857144, 1.0277261904761905, 1.0153214285714287, 0.9822976190476191, 1.0302619047619048, 1.0094642857142857, 1.0068333333333332, 0.9887023809523808, 1.0158928571428572, 0.9902261904761905, 1.0032857142857143, 0.9703214285714287, 1.015297619047619, 0.9640952380952382, 0.997357142857143, 1.033952380952381, 0.9881190476190478, 1.0396428571428573, 1.0089761904761905, 1.001702380952381, 1.0333809523809525, 0.9997857142857143, 0.9643452380952381, 0.972702380952381, 0.9642023809523809, 0.9634285714285714, 0.9834166666666665, 0.9560119047619049, 1.0004166666666667, 0.9718809523809524, 1.0141547619047617, 1.0041785714285714, 0.9902857142857142, 0.9857857142857143, 0.9895595238095237, 0.9791904761904762, 0.954702380952381, 0.9597619047619048, 0.9652976190476191, 0.9870238095238095, 0.9982738095238096, 1.0357023809523809, 1.038166666666667, 1.0404999999999998, 1.042904761904762, 1.0385952380952381, 1.0003214285714286, 1.013607142857143, 0.9797142857142856, 0.9568690476190476, 0.9626785714285715, 0.9632023809523809, 0.9469166666666669, 0.9707380952380953, 0.9575238095238096, 1.0004285714285712, 0.9935, 0.9974523809523808, 0.9909404761904762, 1.0311190476190475, 1.0432738095238097, 1.0253928571428572, 1.0281666666666665, 1.024, 1.0160357142857144, 1.0453452380952382, 1.0197500000000002, 0.9953928571428572, 1.0479404761904765, 1.01325, 0.9959166666666668, 1.0380714285714288, 1.020952380952381, 0.9779285714285715, 1.0106785714285715, 0.9785357142857143, 1.0163928571428573, 0.9808690476190476, 0.9715476190476192, 1.0094880952380951, 0.9613095238095238, 0.9871190476190477, 1.0093214285714285, 0.9984880952380953, 0.9904642857142857, 1.0177380952380954, 0.9794999999999999, 1.0264880952380953, 1.0006190476190477, 1.0113571428571428, 0.9795119047619048, 1.0128214285714285, 0.9916904761904761, 0.984857142857143, 1.0075238095238095, 1.0278809523809525, 0.9999404761904762, 1.0154761904761906, 1.0388095238095238, 0.9982738095238097, 1.0362380952380954, 1.0506309523809523, 1.036845238095238, 1.020345238095238, 1.0532738095238094, 1.0512380952380953, 1.059452380952381, 1.0462500000000001, 1.0030119047619048, 1.0496904761904762, 1.0215238095238095, 0.9973452380952381, 1.044904761904762, 0.9812380952380954, 1.0495119047619048, 1.0072738095238096, 1.003047619047619, 1.01425, 0.9732976190476191, 0.9791428571428572, 0.9757976190476192, 1.0047261904761906, 0.9939166666666667, 0.9814404761904763, 1.0241904761904763, 1.004202380952381, 0.974952380952381, 0.9891428571428571, 0.9773809523809524, 0.9989880952380952, 0.9751428571428572, 0.9634761904761905, 0.9918214285714286, 0.988595238095238, 0.9679285714285714, 1.0008690476190476, 1.036809523809524, 1.0232619047619047, 1.0215, 1.0203333333333333, 1.0487738095238097, 1.0316785714285712, 1.0153333333333332]</text:p>
          </table:table-cell>
          <table:table-cell office:value-type="float" office:value="9.199976921081543">
            <text:p>9.199976921081543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MMRHETRSIRASKRLASFIAIGLLMPFVAAWAQQPDNRRPDELKTYLDLESQDIKVKLEQILHQLYETNQKVVTLSFIQRYGDEIKMERAMVPNVDGDLVPSWVFTPVERKTGERFPAVVAVHGGFHYSLDEEFFGYITRFVREGYVVVFPEYGGSRGYGRSHYNDQQYGTGDVADVLSVAEWFAEKPYVDSRRLGIVGRSRGGMVTLLAIQQKPKLFKAAVDVVGLADFLMYMAYKPEYRRKQIAAEPQFGGLPFDNLQAYIDASPIQHVEKIETPLLIHATTYDQTVNHKVHSERLVEALKAYKKESEYKLYDRAPGSHGFSEGDSPEAVDSLNRIIAFLDKRLK">
            <text:p>MMRHETRSIRASKRLASFIAIGLLMPFVAAWAQQPDNRRPDELKTYLDLESQDIKVKLEQILHQLYETNQKVVTLSFIQRYGDEIKMERAMVPNVDGDLVPSWVFTPVERKTGERFPAVVAVHGGFHYSLDEEFFGYITRFVREGYVVVFPEYGGSRGYGRSHYNDQQYGTGDVADVLSVAEWFAEKPYVDSRRLGIVGRSRGGMVTLLAIQQKPKLFKAAVDVVGLADFLMYMAYKPEYRRKQIAAEPQFGGLPFDNLQAYIDASPIQHVEKIETPLLIHATTYDQTVNHKVHSERLVEALKAYKKESEYKLYDRAPGSHGFSEGDSPEAVDSLNRIIAFLDKRLK</text:p>
          </table:table-cell>
          <table:table-cell office:value-type="string" office:value="BFDNEDID_65097">
            <text:p>BFDNEDID_65097</text:p>
          </table:table-cell>
          <table:table-cell office:value-type="float" office:value="347">
            <text:p>347</text:p>
          </table:table-cell>
          <table:table-cell office:value-type="float" office:value="0.11239193083573487">
            <text:p>0.11239193083573487</text:p>
          </table:table-cell>
          <table:table-cell office:value-type="float" office:value="-0.3682997118155623">
            <text:p>-0.3682997118155623</text:p>
          </table:table-cell>
          <table:table-cell office:value-type="float" office:value="43.03602305475505">
            <text:p>43.03602305475505</text:p>
          </table:table-cell>
          <table:table-cell office:value-type="float" office:value="39620.68920000001">
            <text:p>39620.68920000001</text:p>
          </table:table-cell>
          <table:table-cell office:value-type="string" office:value="(0.33141210374639773, 0.1930835734870317, 0.2564841498559078)">
            <text:p>(0.33141210374639773, 0.1930835734870317, 0.2564841498559078)</text:p>
          </table:table-cell>
          <table:table-cell office:value-type="string" office:value="[0.9872023809523811, 1.0095119047619048, 1.0140357142857144, 0.9829404761904763, 1.021845238095238, 1.0035357142857144, 1.022357142857143, 1.024571428571429, 0.9982857142857144, 0.99575, 1.005845238095238, 1.0005, 0.9524642857142858, 0.9684642857142857, 0.9731666666666666, 0.9516309523809525, 0.9792023809523808, 0.9448214285714287, 0.9631785714285716, 0.9656785714285713, 0.9815952380952382, 0.9412380952380953, 0.9617261904761905, 0.9693928571428572, 0.9644761904761904, 0.9543571428571428, 0.9901190476190477, 1.0031190476190475, 1.0105595238095237, 1.024452380952381, 1.0344642857142858, 1.0348333333333333, 1.0322380952380952, 1.0401071428571431, 1.044702380952381, 1.0435357142857145, 1.044559523809524, 1.0034761904761904, 1.052952380952381, 0.9974642857142858, 0.9894404761904764, 0.9954523809523809, 1.0198214285714284, 0.9804404761904761, 1.0409761904761905, 1.0117142857142858, 1.0290238095238096, 1.0361309523809523, 1.0019880952380953, 1.0556428571428573, 0.989452380952381, 1.051595238095238, 0.9869761904761906, 1.0402738095238095, 0.9974761904761904, 0.9766785714285714, 0.9879523809523809, 0.9761904761904762, 0.9924047619047618, 0.9570000000000001, 0.9795952380952381, 1.0249404761904761, 0.994595238095238, 1.0286309523809525, 1.017595238095238, 1.0326309523809525, 0.9802857142857142, 0.9966428571428572, 0.997845238095238, 0.9638452380952384, 0.9918690476190477, 0.9459761904761905, 0.9723333333333332, 0.996047619047619, 0.979452380952381, 0.9814642857142859, 1.0186666666666666, 1.0230119047619046, 1.02875, 0.996095238095238, 1.059559523809524, 1.0015595238095238, 1.047952380952381, 0.9966785714285715, 0.9992023809523809, 0.9948690476190476, 0.98675, 1.0159285714285713, 0.9981547619047619, 0.9847023809523809, 1.0349642857142858, 1.0059285714285713, 1.0209642857142858, 0.9850476190476191, 0.9978690476190477, 1.0149642857142858, 0.9833809523809524, 0.9486071428571428, 0.97225, 0.9625119047619047, 0.9875833333333333, 0.9897380952380953, 0.9719880952380953, 1.0386190476190476, 1.0069880952380952, 1.0521904761904763, 1.0198809523809524, 1.039797619047619, 1.0454761904761907, 1.0092857142857141, 0.9947142857142859, 1.0208452380952382, 0.9768571428571429, 0.965952380952381, 0.9627976190476191, 0.9710238095238094, 0.9563928571428572, 0.9677619047619048, 0.9833095238095237, 0.9724642857142857, 0.9533095238095238, 0.9760595238095239, 0.9695238095238095, 1.0044880952380952, 0.9754166666666667, 1.0289047619047618, 1.0196309523809524, 1.0199642857142859, 0.979154761904762, 0.9932619047619049, 1.0051309523809524, 0.9559642857142859, 0.9631309523809523, 0.9711190476190478, 0.9660595238095239, 0.9539880952380952, 0.9778571428571429, 0.9972261904761905, 1.0066666666666668, 0.9795357142857142, 0.9639404761904762, 0.9715357142857144, 0.9641309523809525, 0.962547619047619, 0.957607142857143, 0.9956428571428569, 0.997654761904762, 0.9723809523809525, 1.0286190476190475, 1.0185595238095237, 1.022547619047619, 1.0090595238095237, 1.0152261904761903, 0.9928095238095238, 1.0241666666666664, 0.9962500000000001, 1.0056071428571427, 0.9820119047619048, 0.995904761904762, 1.029392857142857, 1.0148571428571427, 1.0097380952380952, 1.014702380952381, 0.9948452380952382, 1.03425, 1.0047738095238097, 1.0134761904761904, 1.0162380952380954, 0.980297619047619, 1.0091666666666668, 1.0118928571428571, 0.9654404761904761, 0.9826309523809523, 1.003607142857143, 0.9641666666666666, 0.9904880952380953, 0.9992738095238096, 0.9499285714285713, 0.9905238095238096, 1.0082142857142857, 1.0277857142857145, 1.0157261904761907, 1.006940476190476, 0.9967261904761906, 1.0152857142857141, 1.0378214285714285, 1.0042142857142857, 0.9985000000000002, 1.000214285714286, 0.9809761904761907, 1.007, 0.963297619047619, 0.9808333333333333, 1.0032261904761905, 0.9904999999999999, 1.0128690476190476, 1.002452380952381, 1.0144761904761903, 1.007952380952381, 0.9818333333333333, 0.978654761904762, 0.9842738095238095, 0.9526785714285715, 0.9601309523809525, 0.9721785714285713, 0.965809523809524, 1.0122380952380952, 1.012142857142857, 1.039059523809524, 1.0228809523809523, 1.0450476190476192, 0.9997500000000001, 1.0125833333333334, 1.0397142857142856, 0.9800000000000001, 0.9937499999999999, 0.9747261904761905, 1.011059523809524, 0.958392857142857, 0.9739047619047619, 0.9957738095238095, 0.9607619047619048, 0.9864642857142857, 0.9902500000000002, 0.9446190476190476, 0.9683214285714286, 0.9607261904761906, 0.9497857142857145, 0.961452380952381, 0.9706904761904761, 0.9732142857142857, 1.029107142857143, 1.002297619047619, 1.028761904761905, 0.9950119047619048, 1.0394761904761904, 1.0236547619047618, 1.0357261904761905, 1.0027380952380953, 0.9900595238095237, 1.021654761904762, 1.0135, 1.0340952380952382, 1.0070119047619048, 1.014547619047619, 0.9905119047619048, 1.0299404761904762, 1.0028095238095236, 0.979642857142857, 1.0179166666666666, 0.9718214285714285, 1.0294404761904763, 0.9998928571428571, 0.9786428571428574, 1.0122499999999999, 0.980452380952381, 0.9769285714285716, 0.982547619047619, 1.0148333333333335, 0.9812380952380954, 1.012547619047619, 1.0050833333333333, 0.9791547619047618, 1.0205119047619047, 0.9848214285714286, 0.995702380952381, 1.0359047619047619, 1.0171904761904762, 0.992, 1.0519285714285715, 1.0016785714285714, 1.0191190476190475, 0.9708571428571428, 0.9755238095238093, 0.9673690476190477, 0.9665833333333333, 0.9683690476190476, 0.9709880952380952, 0.9803333333333333, 0.976511904761905, 1.0198095238095237, 0.9965952380952381, 0.9940476190476191, 0.9903452380952382, 1.0220595238095238, 0.9820357142857142, 1.0257500000000002, 0.9706190476190477, 1.0069761904761907, 1.0242261904761907, 1.0148690476190478, 0.9940238095238095, 0.988988095238095, 0.9968214285714286, 1.030904761904762, 0.981202380952381, 0.9862857142857144, 1.0321190476190476, 0.9919642857142857, 1.0117976190476192, 1.0608690476190477, 1.0472261904761906, 1.0532380952380953, 1.047261904761905, 1.0612142857142859, 1.0105, 1.057511904761905, 0.9836666666666668, 1.0008452380952382, 1.0260714285714285, 0.9928095238095238, 1.006595238095238, 1.0223809523809524, 1.0142499999999999, 1.018047619047619, 0.9912142857142857, 1.0230238095238093, 0.9880952380952381, 1.0370476190476192, 1.0325595238095238, 1.0221666666666667, 1.0519285714285713, 1.044559523809524, 1.0477261904761908, 1.050309523809524, 1.0143214285714286, 1.0124642857142858, 1.0408095238095239, 1.0101071428571429, 0.9859166666666668, 1.0166666666666668, 0.9850238095238095, 0.9674880952380953, 0.9664404761904763, 0.9727380952380953, 0.956404761904762, 0.9776666666666666, 1.0085714285714285]">
            <text:p>[0.9872023809523811, 1.0095119047619048, 1.0140357142857144, 0.9829404761904763, 1.021845238095238, 1.0035357142857144, 1.022357142857143, 1.024571428571429, 0.9982857142857144, 0.99575, 1.005845238095238, 1.0005, 0.9524642857142858, 0.9684642857142857, 0.9731666666666666, 0.9516309523809525, 0.9792023809523808, 0.9448214285714287, 0.9631785714285716, 0.9656785714285713, 0.9815952380952382, 0.9412380952380953, 0.9617261904761905, 0.9693928571428572, 0.9644761904761904, 0.9543571428571428, 0.9901190476190477, 1.0031190476190475, 1.0105595238095237, 1.024452380952381, 1.0344642857142858, 1.0348333333333333, 1.0322380952380952, 1.0401071428571431, 1.044702380952381, 1.0435357142857145, 1.044559523809524, 1.0034761904761904, 1.052952380952381, 0.9974642857142858, 0.9894404761904764, 0.9954523809523809, 1.0198214285714284, 0.9804404761904761, 1.0409761904761905, 1.0117142857142858, 1.0290238095238096, 1.0361309523809523, 1.0019880952380953, 1.0556428571428573, 0.989452380952381, 1.051595238095238, 0.9869761904761906, 1.0402738095238095, 0.9974761904761904, 0.9766785714285714, 0.9879523809523809, 0.9761904761904762, 0.9924047619047618, 0.9570000000000001, 0.9795952380952381, 1.0249404761904761, 0.994595238095238, 1.0286309523809525, 1.017595238095238, 1.0326309523809525, 0.9802857142857142, 0.9966428571428572, 0.997845238095238, 0.9638452380952384, 0.9918690476190477, 0.9459761904761905, 0.9723333333333332, 0.996047619047619, 0.979452380952381, 0.9814642857142859, 1.0186666666666666, 1.0230119047619046, 1.02875, 0.996095238095238, 1.059559523809524, 1.0015595238095238, 1.047952380952381, 0.9966785714285715, 0.9992023809523809, 0.9948690476190476, 0.98675, 1.0159285714285713, 0.9981547619047619, 0.9847023809523809, 1.0349642857142858, 1.0059285714285713, 1.0209642857142858, 0.9850476190476191, 0.9978690476190477, 1.0149642857142858, 0.9833809523809524, 0.9486071428571428, 0.97225, 0.9625119047619047, 0.9875833333333333, 0.9897380952380953, 0.9719880952380953, 1.0386190476190476, 1.0069880952380952, 1.0521904761904763, 1.0198809523809524, 1.039797619047619, 1.0454761904761907, 1.0092857142857141, 0.9947142857142859, 1.0208452380952382, 0.9768571428571429, 0.965952380952381, 0.9627976190476191, 0.9710238095238094, 0.9563928571428572, 0.9677619047619048, 0.9833095238095237, 0.9724642857142857, 0.9533095238095238, 0.9760595238095239, 0.9695238095238095, 1.0044880952380952, 0.9754166666666667, 1.0289047619047618, 1.0196309523809524, 1.0199642857142859, 0.979154761904762, 0.9932619047619049, 1.0051309523809524, 0.9559642857142859, 0.9631309523809523, 0.9711190476190478, 0.9660595238095239, 0.9539880952380952, 0.9778571428571429, 0.9972261904761905, 1.0066666666666668, 0.9795357142857142, 0.9639404761904762, 0.9715357142857144, 0.9641309523809525, 0.962547619047619, 0.957607142857143, 0.9956428571428569, 0.997654761904762, 0.9723809523809525, 1.0286190476190475, 1.0185595238095237, 1.022547619047619, 1.0090595238095237, 1.0152261904761903, 0.9928095238095238, 1.0241666666666664, 0.9962500000000001, 1.0056071428571427, 0.9820119047619048, 0.995904761904762, 1.029392857142857, 1.0148571428571427, 1.0097380952380952, 1.014702380952381, 0.9948452380952382, 1.03425, 1.0047738095238097, 1.0134761904761904, 1.0162380952380954, 0.980297619047619, 1.0091666666666668, 1.0118928571428571, 0.9654404761904761, 0.9826309523809523, 1.003607142857143, 0.9641666666666666, 0.9904880952380953, 0.9992738095238096, 0.9499285714285713, 0.9905238095238096, 1.0082142857142857, 1.0277857142857145, 1.0157261904761907, 1.006940476190476, 0.9967261904761906, 1.0152857142857141, 1.0378214285714285, 1.0042142857142857, 0.9985000000000002, 1.000214285714286, 0.9809761904761907, 1.007, 0.963297619047619, 0.9808333333333333, 1.0032261904761905, 0.9904999999999999, 1.0128690476190476, 1.002452380952381, 1.0144761904761903, 1.007952380952381, 0.9818333333333333, 0.978654761904762, 0.9842738095238095, 0.9526785714285715, 0.9601309523809525, 0.9721785714285713, 0.965809523809524, 1.0122380952380952, 1.012142857142857, 1.039059523809524, 1.0228809523809523, 1.0450476190476192, 0.9997500000000001, 1.0125833333333334, 1.0397142857142856, 0.9800000000000001, 0.9937499999999999, 0.9747261904761905, 1.011059523809524, 0.958392857142857, 0.9739047619047619, 0.9957738095238095, 0.9607619047619048, 0.9864642857142857, 0.9902500000000002, 0.9446190476190476, 0.9683214285714286, 0.9607261904761906, 0.9497857142857145, 0.961452380952381, 0.9706904761904761, 0.9732142857142857, 1.029107142857143, 1.002297619047619, 1.028761904761905, 0.9950119047619048, 1.0394761904761904, 1.0236547619047618, 1.0357261904761905, 1.0027380952380953, 0.9900595238095237, 1.021654761904762, 1.0135, 1.0340952380952382, 1.0070119047619048, 1.014547619047619, 0.9905119047619048, 1.0299404761904762, 1.0028095238095236, 0.979642857142857, 1.0179166666666666, 0.9718214285714285, 1.0294404761904763, 0.9998928571428571, 0.9786428571428574, 1.0122499999999999, 0.980452380952381, 0.9769285714285716, 0.982547619047619, 1.0148333333333335, 0.9812380952380954, 1.012547619047619, 1.0050833333333333, 0.9791547619047618, 1.0205119047619047, 0.9848214285714286, 0.995702380952381, 1.0359047619047619, 1.0171904761904762, 0.992, 1.0519285714285715, 1.0016785714285714, 1.0191190476190475, 0.9708571428571428, 0.9755238095238093, 0.9673690476190477, 0.9665833333333333, 0.9683690476190476, 0.9709880952380952, 0.9803333333333333, 0.976511904761905, 1.0198095238095237, 0.9965952380952381, 0.9940476190476191, 0.9903452380952382, 1.0220595238095238, 0.9820357142857142, 1.0257500000000002, 0.9706190476190477, 1.0069761904761907, 1.0242261904761907, 1.0148690476190478, 0.9940238095238095, 0.988988095238095, 0.9968214285714286, 1.030904761904762, 0.981202380952381, 0.9862857142857144, 1.0321190476190476, 0.9919642857142857, 1.0117976190476192, 1.0608690476190477, 1.0472261904761906, 1.0532380952380953, 1.047261904761905, 1.0612142857142859, 1.0105, 1.057511904761905, 0.9836666666666668, 1.0008452380952382, 1.0260714285714285, 0.9928095238095238, 1.006595238095238, 1.0223809523809524, 1.0142499999999999, 1.018047619047619, 0.9912142857142857, 1.0230238095238093, 0.9880952380952381, 1.0370476190476192, 1.0325595238095238, 1.0221666666666667, 1.0519285714285713, 1.044559523809524, 1.0477261904761908, 1.050309523809524, 1.0143214285714286, 1.0124642857142858, 1.0408095238095239, 1.0101071428571429, 0.9859166666666668, 1.0166666666666668, 0.9850238095238095, 0.9674880952380953, 0.9664404761904763, 0.9727380952380953, 0.956404761904762, 0.9776666666666666, 1.0085714285714285]</text:p>
          </table:table-cell>
          <table:table-cell office:value-type="float" office:value="6.814506340026855">
            <text:p>6.814506340026855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MFSRVCTVFVLALLLAPVGGNAQSEPSAITTPGVHQLTLPAAGRRYTLAIPDGYTGEEPVPLIVSLHYGGTVTPFYGRGLVEGLIGPAFRELGAIIVGPDSASGNWANSTAEQHVLELIDYLEANYSIDTGKTLLTGYSMGGGGAWYFAPRYPERFKAAIVMAGRPQADSTSFDWQTPMYVIHSTADQVVPFASTEDTVARLREQGVTIELVVVDGISHYEIPRYRPYLEAALPWVQEAWAR">
            <text:p>MFSRVCTVFVLALLLAPVGGNAQSEPSAITTPGVHQLTLPAAGRRYTLAIPDGYTGEEPVPLIVSLHYGGTVTPFYGRGLVEGLIGPAFRELGAIIVGPDSASGNWANSTAEQHVLELIDYLEANYSIDTGKTLLTGYSMGGGGAWYFAPRYPERFKAAIVMAGRPQADSTSFDWQTPMYVIHSTADQVVPFASTEDTVARLREQGVTIELVVVDGISHYEIPRYRPYLEAALPWVQEAWAR</text:p>
          </table:table-cell>
          <table:table-cell office:value-type="string" office:value="BFDNEDID_70119">
            <text:p>BFDNEDID_70119</text:p>
          </table:table-cell>
          <table:table-cell office:value-type="float" office:value="242">
            <text:p>242</text:p>
          </table:table-cell>
          <table:table-cell office:value-type="float" office:value="0.10743801652892562">
            <text:p>0.10743801652892562</text:p>
          </table:table-cell>
          <table:table-cell office:value-type="float" office:value="0.057438016528925585">
            <text:p>0.057438016528925585</text:p>
          </table:table-cell>
          <table:table-cell office:value-type="float" office:value="34.88557851239669">
            <text:p>34.88557851239669</text:p>
          </table:table-cell>
          <table:table-cell office:value-type="float" office:value="26235.42149999999">
            <text:p>26235.42149999999</text:p>
          </table:table-cell>
          <table:table-cell office:value-type="string" office:value="(0.3347107438016529, 0.24793388429752067, 0.2727272727272727)">
            <text:p>(0.3347107438016529, 0.24793388429752067, 0.2727272727272727)</text:p>
          </table:table-cell>
          <table:table-cell office:value-type="string" office:value="[0.9547380952380952, 0.9704404761904761, 0.9373095238095239, 0.9392380952380952, 0.9418571428571428, 0.941047619047619, 0.9515357142857143, 0.9349999999999999, 0.9508095238095238, 0.9557857142857143, 0.9738095238095238, 0.9887857142857142, 0.9660119047619047, 1.014797619047619, 1.0075714285714286, 1.019845238095238, 1.0122619047619046, 1.0388333333333333, 1.0406428571428574, 1.050654761904762, 1.0300595238095238, 1.0300952380952382, 1.0097619047619049, 0.9994999999999999, 1.0157261904761905, 0.9970595238095238, 1.0041785714285714, 0.9924166666666666, 0.9737142857142858, 0.9918214285714286, 0.998642857142857, 0.9630833333333333, 0.9900476190476188, 0.9681904761904763, 1.007654761904762, 0.9814642857142857, 0.9957142857142858, 1.006738095238095, 0.9942619047619048, 0.9948571428571429, 0.9717857142857144, 0.9904285714285714, 0.9640119047619048, 0.9852380952380952, 0.9718214285714287, 1.0103690476190477, 1.0023452380952382, 0.997940476190476, 0.991702380952381, 1.0284642857142858, 1.0327619047619048, 1.0413452380952382, 1.0348690476190476, 1.024297619047619, 1.001297619047619, 1.027892857142857, 0.9727738095238098, 0.97525, 0.9662142857142856, 0.982357142857143, 0.944714285714286, 0.9680714285714286, 0.9678095238095239, 0.9959285714285715, 0.9842857142857142, 0.9819166666666668, 0.976047619047619, 0.9967619047619047, 0.9953809523809524, 0.9577142857142856, 0.982654761904762, 1.0002857142857142, 0.9805833333333334, 0.9932857142857142, 0.9736190476190475, 0.9918095238095238, 1.0230238095238096, 0.9829047619047618, 0.9761785714285713, 0.988952380952381, 1.0093333333333334, 0.9963333333333334, 0.9816666666666666, 0.9784404761904761, 1.0124761904761905, 1.0170357142857145, 0.9685595238095239, 1.006892857142857, 0.9741666666666666, 0.9671071428571428, 0.9717738095238094, 0.9734761904761905, 1.004547619047619, 1.0018690476190477, 1.0168333333333335, 1.0213333333333334, 1.0204761904761905, 1.0397738095238096, 1.018654761904762, 1.0183809523809526, 0.9822738095238095, 1.0180714285714285, 1.0166666666666668, 1.0102380952380954, 1.0064642857142858, 1.013297619047619, 1.037654761904762, 1.0012619047619047, 0.9881666666666666, 0.9886190476190476, 0.9835952380952383, 1.0127976190476191, 0.9504761904761905, 0.9725595238095237, 1.0065119047619047, 0.9605238095238097, 0.9905952380952382, 1.0190952380952383, 0.9801428571428572, 1.0126071428571428, 0.9780357142857143, 1.0229761904761905, 0.9819880952380952, 1.0324642857142858, 1.0015595238095238, 1.0217857142857143, 1.0300833333333335, 0.9922976190476189, 0.9935119047619045, 0.9905238095238096, 0.9984880952380951, 0.9906071428571428, 0.9646785714285716, 1.010154761904762, 0.9805357142857142, 1.0195595238095236, 1.0098214285714284, 1.0080238095238094, 1.004095238095238, 0.9818690476190475, 0.9631071428571428, 0.971642857142857, 0.9605119047619048, 0.9753214285714285, 0.9839166666666667, 0.9797857142857144, 0.9847500000000001, 1.0264166666666665, 1.0244642857142858, 1.0025119047619047, 0.9955476190476191, 1.0416309523809526, 0.9811666666666667, 0.9885595238095239, 0.9647857142857144, 0.9706785714285715, 0.9748095238095237, 0.9797023809523809, 0.9950119047619046, 0.9934999999999999, 1.0188333333333333, 1.0200357142857144, 1.0166190476190475, 1.044595238095238, 1.021702380952381, 1.0146309523809525, 1.0225, 0.9824285714285714, 1.0288214285714286, 0.9676071428571428, 1.0183095238095237, 0.9857619047619048, 0.9979166666666666, 0.9649285714285715, 0.9645476190476191, 0.9654285714285715, 0.9597738095238096, 0.9664047619047619, 0.9897142857142859, 0.9789285714285713, 0.9941666666666668, 1.0162142857142857, 0.9997619047619049, 0.9785595238095238, 0.9865119047619049, 1.0062857142857142, 0.9598690476190477, 0.9995595238095237, 1.0102380952380952, 1.0038809523809522, 1.0374761904761907, 1.0162380952380954, 1.007059523809524, 0.9955, 1.0057142857142858, 0.9992738095238096, 0.9804047619047621, 1.011952380952381, 1.0224285714285715, 1.0039761904761904, 1.0092261904761903, 0.9887023809523809, 1.0124285714285715, 0.977857142857143, 1.0113452380952384, 0.9443809523809524, 0.9677738095238096, 0.9700119047619049, 0.9693214285714286, 1.003440476190476, 0.9757261904761905, 0.9660000000000001, 1.0123452380952382, 0.9734166666666668, 0.9871785714285715, 1.021357142857143, 0.9613333333333335, 1.016452380952381, 0.9889047619047618, 0.9804880952380953, 1.005047619047619, 0.9980952380952381, 0.9706071428571429, 0.9896547619047619, 1.01825, 0.9754404761904761, 0.9894761904761906, 0.9720238095238096, 1.001857142857143, 0.9573809523809524, 0.9854047619047619, 1.002857142857143, 1.0006666666666668]">
            <text:p>[0.9547380952380952, 0.9704404761904761, 0.9373095238095239, 0.9392380952380952, 0.9418571428571428, 0.941047619047619, 0.9515357142857143, 0.9349999999999999, 0.9508095238095238, 0.9557857142857143, 0.9738095238095238, 0.9887857142857142, 0.9660119047619047, 1.014797619047619, 1.0075714285714286, 1.019845238095238, 1.0122619047619046, 1.0388333333333333, 1.0406428571428574, 1.050654761904762, 1.0300595238095238, 1.0300952380952382, 1.0097619047619049, 0.9994999999999999, 1.0157261904761905, 0.9970595238095238, 1.0041785714285714, 0.9924166666666666, 0.9737142857142858, 0.9918214285714286, 0.998642857142857, 0.9630833333333333, 0.9900476190476188, 0.9681904761904763, 1.007654761904762, 0.9814642857142857, 0.9957142857142858, 1.006738095238095, 0.9942619047619048, 0.9948571428571429, 0.9717857142857144, 0.9904285714285714, 0.9640119047619048, 0.9852380952380952, 0.9718214285714287, 1.0103690476190477, 1.0023452380952382, 0.997940476190476, 0.991702380952381, 1.0284642857142858, 1.0327619047619048, 1.0413452380952382, 1.0348690476190476, 1.024297619047619, 1.001297619047619, 1.027892857142857, 0.9727738095238098, 0.97525, 0.9662142857142856, 0.982357142857143, 0.944714285714286, 0.9680714285714286, 0.9678095238095239, 0.9959285714285715, 0.9842857142857142, 0.9819166666666668, 0.976047619047619, 0.9967619047619047, 0.9953809523809524, 0.9577142857142856, 0.982654761904762, 1.0002857142857142, 0.9805833333333334, 0.9932857142857142, 0.9736190476190475, 0.9918095238095238, 1.0230238095238096, 0.9829047619047618, 0.9761785714285713, 0.988952380952381, 1.0093333333333334, 0.9963333333333334, 0.9816666666666666, 0.9784404761904761, 1.0124761904761905, 1.0170357142857145, 0.9685595238095239, 1.006892857142857, 0.9741666666666666, 0.9671071428571428, 0.9717738095238094, 0.9734761904761905, 1.004547619047619, 1.0018690476190477, 1.0168333333333335, 1.0213333333333334, 1.0204761904761905, 1.0397738095238096, 1.018654761904762, 1.0183809523809526, 0.9822738095238095, 1.0180714285714285, 1.0166666666666668, 1.0102380952380954, 1.0064642857142858, 1.013297619047619, 1.037654761904762, 1.0012619047619047, 0.9881666666666666, 0.9886190476190476, 0.9835952380952383, 1.0127976190476191, 0.9504761904761905, 0.9725595238095237, 1.0065119047619047, 0.9605238095238097, 0.9905952380952382, 1.0190952380952383, 0.9801428571428572, 1.0126071428571428, 0.9780357142857143, 1.0229761904761905, 0.9819880952380952, 1.0324642857142858, 1.0015595238095238, 1.0217857142857143, 1.0300833333333335, 0.9922976190476189, 0.9935119047619045, 0.9905238095238096, 0.9984880952380951, 0.9906071428571428, 0.9646785714285716, 1.010154761904762, 0.9805357142857142, 1.0195595238095236, 1.0098214285714284, 1.0080238095238094, 1.004095238095238, 0.9818690476190475, 0.9631071428571428, 0.971642857142857, 0.9605119047619048, 0.9753214285714285, 0.9839166666666667, 0.9797857142857144, 0.9847500000000001, 1.0264166666666665, 1.0244642857142858, 1.0025119047619047, 0.9955476190476191, 1.0416309523809526, 0.9811666666666667, 0.9885595238095239, 0.9647857142857144, 0.9706785714285715, 0.9748095238095237, 0.9797023809523809, 0.9950119047619046, 0.9934999999999999, 1.0188333333333333, 1.0200357142857144, 1.0166190476190475, 1.044595238095238, 1.021702380952381, 1.0146309523809525, 1.0225, 0.9824285714285714, 1.0288214285714286, 0.9676071428571428, 1.0183095238095237, 0.9857619047619048, 0.9979166666666666, 0.9649285714285715, 0.9645476190476191, 0.9654285714285715, 0.9597738095238096, 0.9664047619047619, 0.9897142857142859, 0.9789285714285713, 0.9941666666666668, 1.0162142857142857, 0.9997619047619049, 0.9785595238095238, 0.9865119047619049, 1.0062857142857142, 0.9598690476190477, 0.9995595238095237, 1.0102380952380952, 1.0038809523809522, 1.0374761904761907, 1.0162380952380954, 1.007059523809524, 0.9955, 1.0057142857142858, 0.9992738095238096, 0.9804047619047621, 1.011952380952381, 1.0224285714285715, 1.0039761904761904, 1.0092261904761903, 0.9887023809523809, 1.0124285714285715, 0.977857142857143, 1.0113452380952384, 0.9443809523809524, 0.9677738095238096, 0.9700119047619049, 0.9693214285714286, 1.003440476190476, 0.9757261904761905, 0.9660000000000001, 1.0123452380952382, 0.9734166666666668, 0.9871785714285715, 1.021357142857143, 0.9613333333333335, 1.016452380952381, 0.9889047619047618, 0.9804880952380953, 1.005047619047619, 0.9980952380952381, 0.9706071428571429, 0.9896547619047619, 1.01825, 0.9754404761904761, 0.9894761904761906, 0.9720238095238096, 1.001857142857143, 0.9573809523809524, 0.9854047619047619, 1.002857142857143, 1.0006666666666668]</text:p>
          </table:table-cell>
          <table:table-cell office:value-type="float" office:value="4.972979927062987">
            <text:p>4.972979927062987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MFSRVCTVFVLALLLAPVGGNAQSEPSAITTPGVHQLTLPAAGRRYTLAIPDGYTGEEPVPLIVSLHYGGTVTPFYGRGLVEGLIGPAFRELGAIIVGPDSASGNWANSTAEQHVLELIDYLEANYSIDTGKTLLTGYSMGGGGAWYFAPRYPERFKAAIVMAGRPQADSTSFDWQTPMYVIHSTADQVVPFASTEDTVARLREQGVTIELVVVDGISHYEIPRYRPYLEAALPWVQEAWAR">
            <text:p>MFSRVCTVFVLALLLAPVGGNAQSEPSAITTPGVHQLTLPAAGRRYTLAIPDGYTGEEPVPLIVSLHYGGTVTPFYGRGLVEGLIGPAFRELGAIIVGPDSASGNWANSTAEQHVLELIDYLEANYSIDTGKTLLTGYSMGGGGAWYFAPRYPERFKAAIVMAGRPQADSTSFDWQTPMYVIHSTADQVVPFASTEDTVARLREQGVTIELVVVDGISHYEIPRYRPYLEAALPWVQEAWAR</text:p>
          </table:table-cell>
          <table:table-cell office:value-type="string" office:value="BFDNEDID_70119">
            <text:p>BFDNEDID_70119</text:p>
          </table:table-cell>
          <table:table-cell office:value-type="float" office:value="242">
            <text:p>242</text:p>
          </table:table-cell>
          <table:table-cell office:value-type="float" office:value="0.10743801652892562">
            <text:p>0.10743801652892562</text:p>
          </table:table-cell>
          <table:table-cell office:value-type="float" office:value="0.057438016528925585">
            <text:p>0.057438016528925585</text:p>
          </table:table-cell>
          <table:table-cell office:value-type="float" office:value="34.88557851239669">
            <text:p>34.88557851239669</text:p>
          </table:table-cell>
          <table:table-cell office:value-type="float" office:value="26235.42149999999">
            <text:p>26235.42149999999</text:p>
          </table:table-cell>
          <table:table-cell office:value-type="string" office:value="(0.3347107438016529, 0.24793388429752067, 0.2727272727272727)">
            <text:p>(0.3347107438016529, 0.24793388429752067, 0.2727272727272727)</text:p>
          </table:table-cell>
          <table:table-cell office:value-type="string" office:value="[0.9547380952380952, 0.9704404761904761, 0.9373095238095239, 0.9392380952380952, 0.9418571428571428, 0.941047619047619, 0.9515357142857143, 0.9349999999999999, 0.9508095238095238, 0.9557857142857143, 0.9738095238095238, 0.9887857142857142, 0.9660119047619047, 1.014797619047619, 1.0075714285714286, 1.019845238095238, 1.0122619047619046, 1.0388333333333333, 1.0406428571428574, 1.050654761904762, 1.0300595238095238, 1.0300952380952382, 1.0097619047619049, 0.9994999999999999, 1.0157261904761905, 0.9970595238095238, 1.0041785714285714, 0.9924166666666666, 0.9737142857142858, 0.9918214285714286, 0.998642857142857, 0.9630833333333333, 0.9900476190476188, 0.9681904761904763, 1.007654761904762, 0.9814642857142857, 0.9957142857142858, 1.006738095238095, 0.9942619047619048, 0.9948571428571429, 0.9717857142857144, 0.9904285714285714, 0.9640119047619048, 0.9852380952380952, 0.9718214285714287, 1.0103690476190477, 1.0023452380952382, 0.997940476190476, 0.991702380952381, 1.0284642857142858, 1.0327619047619048, 1.0413452380952382, 1.0348690476190476, 1.024297619047619, 1.001297619047619, 1.027892857142857, 0.9727738095238098, 0.97525, 0.9662142857142856, 0.982357142857143, 0.944714285714286, 0.9680714285714286, 0.9678095238095239, 0.9959285714285715, 0.9842857142857142, 0.9819166666666668, 0.976047619047619, 0.9967619047619047, 0.9953809523809524, 0.9577142857142856, 0.982654761904762, 1.0002857142857142, 0.9805833333333334, 0.9932857142857142, 0.9736190476190475, 0.9918095238095238, 1.0230238095238096, 0.9829047619047618, 0.9761785714285713, 0.988952380952381, 1.0093333333333334, 0.9963333333333334, 0.9816666666666666, 0.9784404761904761, 1.0124761904761905, 1.0170357142857145, 0.9685595238095239, 1.006892857142857, 0.9741666666666666, 0.9671071428571428, 0.9717738095238094, 0.9734761904761905, 1.004547619047619, 1.0018690476190477, 1.0168333333333335, 1.0213333333333334, 1.0204761904761905, 1.0397738095238096, 1.018654761904762, 1.0183809523809526, 0.9822738095238095, 1.0180714285714285, 1.0166666666666668, 1.0102380952380954, 1.0064642857142858, 1.013297619047619, 1.037654761904762, 1.0012619047619047, 0.9881666666666666, 0.9886190476190476, 0.9835952380952383, 1.0127976190476191, 0.9504761904761905, 0.9725595238095237, 1.0065119047619047, 0.9605238095238097, 0.9905952380952382, 1.0190952380952383, 0.9801428571428572, 1.0126071428571428, 0.9780357142857143, 1.0229761904761905, 0.9819880952380952, 1.0324642857142858, 1.0015595238095238, 1.0217857142857143, 1.0300833333333335, 0.9922976190476189, 0.9935119047619045, 0.9905238095238096, 0.9984880952380951, 0.9906071428571428, 0.9646785714285716, 1.010154761904762, 0.9805357142857142, 1.0195595238095236, 1.0098214285714284, 1.0080238095238094, 1.004095238095238, 0.9818690476190475, 0.9631071428571428, 0.971642857142857, 0.9605119047619048, 0.9753214285714285, 0.9839166666666667, 0.9797857142857144, 0.9847500000000001, 1.0264166666666665, 1.0244642857142858, 1.0025119047619047, 0.9955476190476191, 1.0416309523809526, 0.9811666666666667, 0.9885595238095239, 0.9647857142857144, 0.9706785714285715, 0.9748095238095237, 0.9797023809523809, 0.9950119047619046, 0.9934999999999999, 1.0188333333333333, 1.0200357142857144, 1.0166190476190475, 1.044595238095238, 1.021702380952381, 1.0146309523809525, 1.0225, 0.9824285714285714, 1.0288214285714286, 0.9676071428571428, 1.0183095238095237, 0.9857619047619048, 0.9979166666666666, 0.9649285714285715, 0.9645476190476191, 0.9654285714285715, 0.9597738095238096, 0.9664047619047619, 0.9897142857142859, 0.9789285714285713, 0.9941666666666668, 1.0162142857142857, 0.9997619047619049, 0.9785595238095238, 0.9865119047619049, 1.0062857142857142, 0.9598690476190477, 0.9995595238095237, 1.0102380952380952, 1.0038809523809522, 1.0374761904761907, 1.0162380952380954, 1.007059523809524, 0.9955, 1.0057142857142858, 0.9992738095238096, 0.9804047619047621, 1.011952380952381, 1.0224285714285715, 1.0039761904761904, 1.0092261904761903, 0.9887023809523809, 1.0124285714285715, 0.977857142857143, 1.0113452380952384, 0.9443809523809524, 0.9677738095238096, 0.9700119047619049, 0.9693214285714286, 1.003440476190476, 0.9757261904761905, 0.9660000000000001, 1.0123452380952382, 0.9734166666666668, 0.9871785714285715, 1.021357142857143, 0.9613333333333335, 1.016452380952381, 0.9889047619047618, 0.9804880952380953, 1.005047619047619, 0.9980952380952381, 0.9706071428571429, 0.9896547619047619, 1.01825, 0.9754404761904761, 0.9894761904761906, 0.9720238095238096, 1.001857142857143, 0.9573809523809524, 0.9854047619047619, 1.002857142857143, 1.0006666666666668]">
            <text:p>[0.9547380952380952, 0.9704404761904761, 0.9373095238095239, 0.9392380952380952, 0.9418571428571428, 0.941047619047619, 0.9515357142857143, 0.9349999999999999, 0.9508095238095238, 0.9557857142857143, 0.9738095238095238, 0.9887857142857142, 0.9660119047619047, 1.014797619047619, 1.0075714285714286, 1.019845238095238, 1.0122619047619046, 1.0388333333333333, 1.0406428571428574, 1.050654761904762, 1.0300595238095238, 1.0300952380952382, 1.0097619047619049, 0.9994999999999999, 1.0157261904761905, 0.9970595238095238, 1.0041785714285714, 0.9924166666666666, 0.9737142857142858, 0.9918214285714286, 0.998642857142857, 0.9630833333333333, 0.9900476190476188, 0.9681904761904763, 1.007654761904762, 0.9814642857142857, 0.9957142857142858, 1.006738095238095, 0.9942619047619048, 0.9948571428571429, 0.9717857142857144, 0.9904285714285714, 0.9640119047619048, 0.9852380952380952, 0.9718214285714287, 1.0103690476190477, 1.0023452380952382, 0.997940476190476, 0.991702380952381, 1.0284642857142858, 1.0327619047619048, 1.0413452380952382, 1.0348690476190476, 1.024297619047619, 1.001297619047619, 1.027892857142857, 0.9727738095238098, 0.97525, 0.9662142857142856, 0.982357142857143, 0.944714285714286, 0.9680714285714286, 0.9678095238095239, 0.9959285714285715, 0.9842857142857142, 0.9819166666666668, 0.976047619047619, 0.9967619047619047, 0.9953809523809524, 0.9577142857142856, 0.982654761904762, 1.0002857142857142, 0.9805833333333334, 0.9932857142857142, 0.9736190476190475, 0.9918095238095238, 1.0230238095238096, 0.9829047619047618, 0.9761785714285713, 0.988952380952381, 1.0093333333333334, 0.9963333333333334, 0.9816666666666666, 0.9784404761904761, 1.0124761904761905, 1.0170357142857145, 0.9685595238095239, 1.006892857142857, 0.9741666666666666, 0.9671071428571428, 0.9717738095238094, 0.9734761904761905, 1.004547619047619, 1.0018690476190477, 1.0168333333333335, 1.0213333333333334, 1.0204761904761905, 1.0397738095238096, 1.018654761904762, 1.0183809523809526, 0.9822738095238095, 1.0180714285714285, 1.0166666666666668, 1.0102380952380954, 1.0064642857142858, 1.013297619047619, 1.037654761904762, 1.0012619047619047, 0.9881666666666666, 0.9886190476190476, 0.9835952380952383, 1.0127976190476191, 0.9504761904761905, 0.9725595238095237, 1.0065119047619047, 0.9605238095238097, 0.9905952380952382, 1.0190952380952383, 0.9801428571428572, 1.0126071428571428, 0.9780357142857143, 1.0229761904761905, 0.9819880952380952, 1.0324642857142858, 1.0015595238095238, 1.0217857142857143, 1.0300833333333335, 0.9922976190476189, 0.9935119047619045, 0.9905238095238096, 0.9984880952380951, 0.9906071428571428, 0.9646785714285716, 1.010154761904762, 0.9805357142857142, 1.0195595238095236, 1.0098214285714284, 1.0080238095238094, 1.004095238095238, 0.9818690476190475, 0.9631071428571428, 0.971642857142857, 0.9605119047619048, 0.9753214285714285, 0.9839166666666667, 0.9797857142857144, 0.9847500000000001, 1.0264166666666665, 1.0244642857142858, 1.0025119047619047, 0.9955476190476191, 1.0416309523809526, 0.9811666666666667, 0.9885595238095239, 0.9647857142857144, 0.9706785714285715, 0.9748095238095237, 0.9797023809523809, 0.9950119047619046, 0.9934999999999999, 1.0188333333333333, 1.0200357142857144, 1.0166190476190475, 1.044595238095238, 1.021702380952381, 1.0146309523809525, 1.0225, 0.9824285714285714, 1.0288214285714286, 0.9676071428571428, 1.0183095238095237, 0.9857619047619048, 0.9979166666666666, 0.9649285714285715, 0.9645476190476191, 0.9654285714285715, 0.9597738095238096, 0.9664047619047619, 0.9897142857142859, 0.9789285714285713, 0.9941666666666668, 1.0162142857142857, 0.9997619047619049, 0.9785595238095238, 0.9865119047619049, 1.0062857142857142, 0.9598690476190477, 0.9995595238095237, 1.0102380952380952, 1.0038809523809522, 1.0374761904761907, 1.0162380952380954, 1.007059523809524, 0.9955, 1.0057142857142858, 0.9992738095238096, 0.9804047619047621, 1.011952380952381, 1.0224285714285715, 1.0039761904761904, 1.0092261904761903, 0.9887023809523809, 1.0124285714285715, 0.977857142857143, 1.0113452380952384, 0.9443809523809524, 0.9677738095238096, 0.9700119047619049, 0.9693214285714286, 1.003440476190476, 0.9757261904761905, 0.9660000000000001, 1.0123452380952382, 0.9734166666666668, 0.9871785714285715, 1.021357142857143, 0.9613333333333335, 1.016452380952381, 0.9889047619047618, 0.9804880952380953, 1.005047619047619, 0.9980952380952381, 0.9706071428571429, 0.9896547619047619, 1.01825, 0.9754404761904761, 0.9894761904761906, 0.9720238095238096, 1.001857142857143, 0.9573809523809524, 0.9854047619047619, 1.002857142857143, 1.0006666666666668]</text:p>
          </table:table-cell>
          <table:table-cell office:value-type="float" office:value="4.972979927062987">
            <text:p>4.972979927062987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MKLRSPVLSALTLLFSINALADDLRSFERMDVFELEWVSDPQISPDGEHVVYVRNGMDVMSDGKWSRLWLVNTDGSNNTPLTGRDTNETNPVWSPDGRRIAFTSESDAGTEVFAVWVETGKSARLTQLNRAPKSLSWSPDGAHIAFRMLVPEEPVVLVTAPNKPDDAEWSDEPRVTTRLKYERDGSGYIEPGYEHFFVISALGGTPRQVTHGNYRHEGTPRWSRDGGSLIFSGNRNDDWELKFRNSEIYSVSIKGGDIVALTDRNGPDAEPVVSPDGRKIAYWSFEDKVQTYQVSKLQVMNIDGSGKRELLSEFDRSVSGLVWSKGSDGIYYQYDDLGDTKIGFTTLGDNSRVIATNLGGTAIGRPYGGGSFSVSDNGIIAYTQVTPYRPAELAIVEGRRANARVITSFNADLLDWRTLGQVEELWYKSSVDGRDVQGWVVFPPGHDASRPYPLLVENHGGPTSNYGPRFSPEVQLYAAAGYVVFYPNPRGSTSYGEEFGNLLYHDYPGDDYQDVMDGVDVLVESGVTAEDRLYVTGGSAGGIMTAWIIGKNNRFRAAAVVKPVMNWISKTLTADNYFGYANYRYPGQPWENIEAYMKFSPVSLVGNIETPTMVMVGTADLRTPISEAKQLYSALKIRGIDTALVEVPDAPHFISGRPSQLITKIDHILAWFAKYPAD">
            <text:p>MKLRSPVLSALTLLFSINALADDLRSFERMDVFELEWVSDPQISPDGEHVVYVRNGMDVMSDGKWSRLWLVNTDGSNNTPLTGRDTNETNPVWSPDGRRIAFTSESDAGTEVFAVWVETGKSARLTQLNRAPKSLSWSPDGAHIAFRMLVPEEPVVLVTAPNKPDDAEWSDEPRVTTRLKYERDGSGYIEPGYEHFFVISALGGTPRQVTHGNYRHEGTPRWSRDGGSLIFSGNRNDDWELKFRNSEIYSVSIKGGDIVALTDRNGPDAEPVVSPDGRKIAYWSFEDKVQTYQVSKLQVMNIDGSGKRELLSEFDRSVSGLVWSKGSDGIYYQYDDLGDTKIGFTTLGDNSRVIATNLGGTAIGRPYGGGSFSVSDNGIIAYTQVTPYRPAELAIVEGRRANARVITSFNADLLDWRTLGQVEELWYKSSVDGRDVQGWVVFPPGHDASRPYPLLVENHGGPTSNYGPRFSPEVQLYAAAGYVVFYPNPRGSTSYGEEFGNLLYHDYPGDDYQDVMDGVDVLVESGVTAEDRLYVTGGSAGGIMTAWIIGKNNRFRAAAVVKPVMNWISKTLTADNYFGYANYRYPGQPWENIEAYMKFSPVSLVGNIETPTMVMVGTADLRTPISEAKQLYSALKIRGIDTALVEVPDAPHFISGRPSQLITKIDHILAWFAKYPAD</text:p>
          </table:table-cell>
          <table:table-cell office:value-type="string" office:value="BFDNEDID_72061">
            <text:p>BFDNEDID_72061</text:p>
          </table:table-cell>
          <table:table-cell office:value-type="float" office:value="678">
            <text:p>678</text:p>
          </table:table-cell>
          <table:table-cell office:value-type="float" office:value="0.10914454277286136">
            <text:p>0.10914454277286136</text:p>
          </table:table-cell>
          <table:table-cell office:value-type="float" office:value="-0.3797935103244841">
            <text:p>-0.3797935103244841</text:p>
          </table:table-cell>
          <table:table-cell office:value-type="float" office:value="32.73423303834811">
            <text:p>32.73423303834811</text:p>
          </table:table-cell>
          <table:table-cell office:value-type="float" office:value="75145.9882000003">
            <text:p>75145.9882000003</text:p>
          </table:table-cell>
          <table:table-cell office:value-type="string" office:value="(0.31268436578171094, 0.2831858407079646, 0.20943952802359883)">
            <text:p>(0.31268436578171094, 0.2831858407079646, 0.20943952802359883)</text:p>
          </table:table-cell>
          <table:table-cell office:value-type="string" office:value="[1.0051904761904762, 0.9790238095238097, 0.9892380952380952, 1.0077857142857145, 0.9713928571428571, 0.964654761904762, 0.9760595238095239, 0.9537023809523811, 0.960452380952381, 0.9557380952380952, 0.9892857142857144, 0.9496309523809524, 0.9969761904761906, 0.9726428571428571, 0.9830833333333334, 1.0044880952380952, 1.015095238095238, 1.0093333333333332, 0.9807380952380953, 1.0198214285714287, 1.0169166666666667, 0.9826309523809525, 1.0385357142857143, 0.9893214285714285, 0.9903690476190476, 1.020190476190476, 0.9681071428571428, 0.9908571428571429, 1.0217738095238096, 0.9594761904761905, 1.0193809523809523, 0.9564761904761904, 1.00025, 1.0252142857142859, 1.0115476190476191, 1.0128095238095238, 1.0159285714285713, 1.0038214285714286, 1.0482738095238093, 1.0325, 1.0364642857142856, 1.0231785714285713, 1.0341785714285714, 0.9845595238095238, 0.9850000000000001, 0.9716309523809524, 0.962904761904762, 0.9640238095238096, 0.9814404761904763, 0.9913333333333334, 0.9911904761904761, 0.9827380952380952, 1.0213452380952381, 0.9781785714285715, 1.0057261904761905, 1.0263095238095237, 1.0188333333333333, 1.0159285714285713, 1.0367142857142857, 0.9843452380952381, 1.0341785714285716, 0.9870357142857143, 0.9630952380952381, 0.9592261904761905, 0.9633571428571428, 0.9651428571428572, 0.9968333333333332, 0.9823214285714286, 1.0225119047619047, 1.0188690476190476, 1.0363333333333333, 1.039297619047619, 1.0335357142857144, 1.0179642857142857, 1.028857142857143, 0.9916071428571427, 1.0200714285714287, 1.0149880952380952, 1.0086309523809522, 1.032952380952381, 1.013952380952381, 1.0437142857142856, 1.048202380952381, 1.018595238095238, 1.0353333333333334, 1.0174761904761904, 0.988107142857143, 0.9971785714285715, 1.0278690476190475, 1.0112738095238096, 1.0204880952380952, 1.0106190476190478, 1.0124880952380952, 1.007857142857143, 0.9785952380952381, 0.9943095238095239, 0.9704047619047619, 1.0043452380952382, 1.0133809523809525, 1.0274404761904763, 1.0230357142857143, 1.0397380952380952, 1.0243928571428573, 1.0409166666666667, 1.0142857142857142, 1.0271428571428571, 0.9665714285714285, 0.9744404761904762, 0.9767142857142856, 0.9497976190476191, 0.9524642857142858, 0.9656428571428572, 1.0110833333333336, 0.9847261904761906, 1.0209642857142858, 1.0401428571428573, 1.0205357142857143, 1.0135714285714283, 1.0182380952380952, 0.9901666666666668, 1.0082619047619048, 1.0011666666666668, 0.9748809523809525, 1.018857142857143, 1.0007976190476189, 1.0136309523809524, 1.033095238095238, 1.036845238095238, 1.0160357142857144, 0.9978928571428572, 1.033202380952381, 0.985904761904762, 1.0369285714285714, 1.0142261904761904, 1.0198809523809522, 1.008404761904762, 0.997297619047619, 0.9878333333333335, 0.9754047619047619, 0.9789166666666667, 0.9474047619047619, 0.97225, 0.9487499999999999, 0.9642142857142857, 0.9800000000000001, 1.0191190476190475, 1.022404761904762, 1.0209166666666667, 1.011392857142857, 0.9857976190476191, 0.9914880952380952, 0.9757976190476192, 0.9664880952380953, 0.9817380952380952, 0.9817142857142857, 1.0160833333333332, 1.024357142857143, 1.0520952380952382, 1.0417023809523809, 1.0595357142857142, 1.0508928571428573, 1.027, 1.0556547619047618, 0.996095238095238, 1.0556904761904764, 1.0373690476190478, 1.0384285714285713, 1.024452380952381, 1.0160595238095238, 1.0025833333333334, 1.0143214285714286, 0.9981904761904762, 0.9944642857142857, 0.9820714285714286, 1.0323214285714288, 0.9810833333333335, 1.0491190476190477, 1.01175, 1.0439761904761904, 1.02675, 1.0261071428571429, 1.0186785714285715, 0.9938214285714286, 1.007642857142857, 1.0355, 1.0041904761904763, 1.0091190476190477, 0.9877738095238097, 1.030357142857143, 0.9635119047619047, 0.9623214285714287, 0.9575595238095238, 0.955904761904762, 0.9528809523809524, 0.9797738095238095, 0.960154761904762, 0.9723214285714287, 1.0101071428571426, 1.003202380952381, 1.0051428571428571, 1.0199761904761904, 1.003988095238095, 1.0132142857142856, 0.9814285714285715, 1.0085, 0.9837738095238096, 1.0056666666666667, 0.9943214285714287, 0.9720595238095239, 1.0129285714285714, 0.9912976190476191, 1.0364880952380955, 1.0043928571428569, 1.0067738095238095, 1.0242619047619048, 1.0042261904761904, 0.9905238095238095, 1.0322738095238095, 1.0049523809523808, 1.0306309523809525, 1.0142261904761907, 1.0180238095238097, 1.0137619047619046, 0.9785119047619046, 0.9866190476190477, 0.9804761904761905, 1.0102261904761907, 0.994297619047619, 1.0125833333333336, 1.017095238095238, 1.0366666666666666, 1.0397738095238096, 1.0306428571428572, 0.9966785714285715, 1.0521666666666667, 0.9841904761904762, 1.0400714285714288, 0.9741666666666666, 1.0280952380952382, 1.024452380952381, 1.0141309523809525, 1.0261904761904763, 0.9763452380952382, 1.001809523809524, 1.0140357142857144, 0.9707738095238095, 1.0142261904761907, 0.9764047619047619, 1.0440833333333335, 1.007202380952381, 1.0170714285714286, 1.0213214285714285, 0.9756666666666666, 0.9903690476190476, 0.9905833333333334, 0.9710238095238095, 0.9964761904761905, 1.0087142857142857, 1.0005714285714287, 1.0315714285714288, 1.0274285714285714, 1.0420595238095236, 1.046154761904762, 1.0221190476190476, 1.0504761904761903, 1.0163214285714286, 0.9947738095238094, 1.0096547619047618, 1.0310833333333334, 1.017642857142857, 1.0281785714285714, 1.0207023809523808, 1.0249642857142856, 1.0409761904761905, 0.9753333333333333, 1.0027738095238097, 0.9668333333333334, 0.9674404761904762, 1.002714285714286, 0.96425, 1.0347738095238097, 1.0125714285714287, 1.0336309523809526, 0.9937738095238096, 1.0359285714285715, 1.0019166666666668, 0.9855833333333335, 1.016297619047619, 0.9755119047619047, 1.023154761904762, 1.0149404761904763, 0.9725357142857144, 1.0201190476190476, 0.9736190476190477, 0.9949761904761905, 1.0081904761904763, 0.9720119047619048, 1.030202380952381, 1.01075, 1.032, 1.0370833333333334, 1.053904761904762, 1.0215357142857144, 1.0462738095238098, 0.9962857142857141, 1.0122976190476192, 1.0298809523809525, 1.0187976190476191, 0.9800476190476191, 1.0364880952380953, 1.003452380952381, 1.023404761904762, 0.9878690476190477, 1.0205595238095237, 0.991345238095238, 0.9666547619047621, 0.9801547619047619, 0.9764880952380951, 1.0191547619047618, 1.018964285714286, 1.0101666666666667, 1.033059523809524, 1.033904761904762, 1.0142142857142857, 0.9856309523809524, 0.9849404761904763, 0.9774642857142857, 0.9993690476190477, 0.9621071428571429, 1.0155119047619048, 1.0056785714285714, 0.9885476190476192, 1.0378690476190475, 1.0284642857142856, 1.0124642857142856, 1.0370952380952383, 0.9783809523809524, 1.0227619047619048, 0.9707857142857144, 0.9991309523809525, 0.9863571428571428, 0.9777261904761907, 1.0185595238095237, 1.018690476190476, 1.0160952380952382, 1.0162619047619048, 1.0027142857142857, 0.9859880952380952, 0.9888809523809524, 0.9914166666666666, 0.9840833333333333, 0.9963571428571429, 0.971952380952381, 1.015642857142857, 1.0001785714285714, 0.9933690476190475, 0.9941071428571429, 0.984202380952381, 1.0135833333333333, 0.9921785714285715, 1.0071547619047618, 0.9813214285714286, 1.0268095238095238, 1.0111666666666668, 1.012095238095238, 1.0112142857142856, 0.9802619047619048, 1.029607142857143, 0.9859880952380953, 1.0317619047619049, 1.0182023809523808, 1.0093928571428574, 1.0076071428571427, 0.9774642857142857, 0.985202380952381, 0.9871666666666666, 0.9598095238095238, 0.9817023809523808, 0.9841904761904762, 0.9627976190476192, 0.9979523809523808, 1.0015595238095238, 0.9740238095238096, 1.0149761904761905, 1.011059523809524, 0.9962142857142857, 1.024857142857143, 0.9669285714285716, 1.0016190476190476, 0.9780238095238095, 0.9871904761904761, 1.0230476190476192, 0.9877619047619047, 1.004154761904762, 1.0108571428571427, 1.0087142857142857, 1.021297619047619, 0.9868214285714286, 0.9948928571428571, 0.9717142857142856, 0.9767976190476189, 0.9908690476190477, 0.9893928571428573, 0.96375, 1.0146309523809525, 0.982654761904762, 1.014559523809524, 0.9692619047619049, 0.9866071428571429, 1.0115595238095239, 0.9515714285714286, 0.9990714285714285, 0.980297619047619, 0.9734285714285714, 1.0095595238095239, 1.002547619047619, 0.989297619047619, 1.0375119047619048, 1.0065476190476192, 0.9759642857142856, 0.9908452380952382, 0.9993333333333334, 1.030952380952381, 0.9954880952380953, 1.0110476190476192, 0.9960119047619048, 1.0487857142857144, 1.0175238095238095, 1.015202380952381, 1.029154761904762, 0.9859047619047617, 1.0224761904761903, 0.9897976190476189, 0.952404761904762, 0.9699047619047618, 0.9611071428571429, 0.9642857142857143, 0.9975357142857144, 0.987988095238095, 0.9980833333333331, 0.9947380952380953, 1.0364523809523811, 1.0053214285714285, 1.0270238095238096, 1.0079404761904762, 1.0179523809523807, 0.9814285714285714, 1.0120833333333332, 0.9662499999999999, 0.9830595238095238, 0.9811785714285713, 1.0183809523809524, 0.9931785714285715, 0.9891666666666667, 1.0281071428571427, 1.021, 1.0299999999999998, 1.0116666666666667, 1.0286309523809525, 1.0224642857142858, 0.9959642857142857, 1.028142857142857, 1.011392857142857, 1.0013452380952381, 0.9923333333333333, 1.0325357142857146, 1.0174761904761904, 1.0242261904761907, 0.9781428571428572, 1.0185238095238094, 0.9737976190476191, 0.9791666666666666, 0.9857857142857143, 0.972845238095238, 0.9743809523809523, 0.9798214285714285, 0.9483809523809524, 0.958297619047619, 0.9530833333333335, 0.9512619047619049, 0.9643214285714288, 0.9965952380952381, 0.9944047619047619, 1.011404761904762, 1.0134404761904763, 1.0321190476190476, 1.0293809523809525, 1.0121190476190476, 1.0282976190476192, 0.9994642857142859, 1.0377500000000002, 1.0344642857142858, 1.0272380952380953, 0.9897619047619047, 1.0328452380952382, 1.0073809523809525, 0.968511904761905, 0.9766904761904762, 0.9660119047619049, 0.9749285714285715, 0.9987261904761905, 0.9624404761904761, 1.0250714285714284, 1.010642857142857, 1.0298333333333334, 1.0292976190476193, 0.9971904761904762, 1.0363690476190475, 1.0187500000000003, 0.9837857142857144, 1.0030714285714286, 1.0217738095238096, 0.9966547619047619, 0.9777261904761906, 1.0121666666666669, 0.9635595238095239, 0.9875000000000002, 0.9858214285714285, 1.0213333333333334, 0.99275, 0.9991071428571429, 0.9884285714285715, 1.022952380952381, 1.0130357142857143, 1.0342142857142858, 1.0085238095238096, 0.9949285714285716, 0.9834523809523811, 0.984904761904762, 0.9809166666666668, 0.9926071428571428, 0.993297619047619, 0.9986309523809522, 1.0133452380952381, 1.0022261904761904, 1.0192738095238094, 1.0049285714285712, 0.9762738095238096, 0.9865119047619049, 0.979797619047619, 0.9614285714285713, 0.9427738095238095, 0.9632380952380953, 0.9699761904761905, 1.0049285714285714, 1.016559523809524, 1.004357142857143, 1.0207380952380953, 1.0112261904761906, 0.9926309523809523, 1.0145714285714287, 0.9820357142857142, 0.9776071428571429, 0.9771428571428571, 0.9710357142857143, 0.9837857142857144, 1.0183333333333333, 0.9859999999999998, 0.970952380952381, 0.9883571428571427, 1.0016190476190476, 0.960154761904762, 0.9869285714285713, 1.0082499999999999, 1.0082857142857142, 0.9829285714285715, 0.9897142857142857, 1.017047619047619, 1.0034642857142857, 1.0156309523809526, 0.9941190476190476, 0.9698452380952383, 0.9817142857142857, 1.0028333333333332, 0.9598333333333334, 0.9857023809523808, 0.9876428571428572, 0.9604642857142858, 1.000952380952381, 0.9756785714285714, 1.022047619047619, 1.000952380952381, 1.0114999999999998, 1.020702380952381, 0.9886904761904761, 1.0534642857142857, 1.0104880952380952, 0.9902380952380954, 1.0352976190476193, 0.9845595238095238, 0.9885595238095239, 0.9955952380952381, 1.0227261904761906, 0.9641904761904763, 1.0215476190476191, 1.001047619047619, 0.9761666666666667, 1.014702380952381, 0.9691547619047621, 0.9855714285714285, 1.0068095238095236, 0.997702380952381, 0.9814285714285714, 1.038309523809524, 0.9959761904761906, 1.0206071428571428, 0.9921428571428572, 0.9795119047619048, 0.9757857142857143, 0.9738095238095238, 0.9645476190476191, 0.9924642857142856, 0.975202380952381, 0.9868333333333332, 1.0114523809523808, 0.9770595238095239, 1.012857142857143, 0.9974642857142858, 1.0149404761904761, 0.9856547619047621, 1.0353928571428572, 1.0354761904761904, 1.0089761904761905, 1.0470952380952383, 1.0103809523809524, 0.9960833333333332, 0.9975476190476191, 1.0155, 0.9809761904761904, 0.9790119047619047, 1.0226547619047621, 0.963345238095238, 1.012511904761905, 1.0022023809523808, 0.9798333333333334, 1.0232142857142856, 0.9779404761904761, 0.9902619047619048, 0.9769166666666668, 0.9833095238095237, 1.0225833333333334, 0.9670238095238096, 1.0261666666666667, 1.0149404761904761, 0.9960119047619048, 1.0154880952380951, 0.9751428571428572, 0.9809523809523808, 0.983238095238095, 1.0067857142857144, 0.9946785714285712, 1.0031547619047618, 1.0225238095238094, 1.0166785714285713, 1.0121190476190476, 0.9885714285714284, 0.9951309523809525, 1.0087738095238095, 1.016047619047619, 0.9624404761904761, 1.014595238095238, 0.9649880952380953, 0.9713452380952383, 0.9627380952380953, 0.9601428571428572, 0.9405833333333333, 0.9551904761904763, 0.9773809523809524, 1.0010714285714286]">
            <text:p>[1.0051904761904762, 0.9790238095238097, 0.9892380952380952, 1.0077857142857145, 0.9713928571428571, 0.964654761904762, 0.9760595238095239, 0.9537023809523811, 0.960452380952381, 0.9557380952380952, 0.9892857142857144, 0.9496309523809524, 0.9969761904761906, 0.9726428571428571, 0.9830833333333334, 1.0044880952380952, 1.015095238095238, 1.0093333333333332, 0.9807380952380953, 1.0198214285714287, 1.0169166666666667, 0.9826309523809525, 1.0385357142857143, 0.9893214285714285, 0.9903690476190476, 1.020190476190476, 0.9681071428571428, 0.9908571428571429, 1.0217738095238096, 0.9594761904761905, 1.0193809523809523, 0.9564761904761904, 1.00025, 1.0252142857142859, 1.0115476190476191, 1.0128095238095238, 1.0159285714285713, 1.0038214285714286, 1.0482738095238093, 1.0325, 1.0364642857142856, 1.0231785714285713, 1.0341785714285714, 0.9845595238095238, 0.9850000000000001, 0.9716309523809524, 0.962904761904762, 0.9640238095238096, 0.9814404761904763, 0.9913333333333334, 0.9911904761904761, 0.9827380952380952, 1.0213452380952381, 0.9781785714285715, 1.0057261904761905, 1.0263095238095237, 1.0188333333333333, 1.0159285714285713, 1.0367142857142857, 0.9843452380952381, 1.0341785714285716, 0.9870357142857143, 0.9630952380952381, 0.9592261904761905, 0.9633571428571428, 0.9651428571428572, 0.9968333333333332, 0.9823214285714286, 1.0225119047619047, 1.0188690476190476, 1.0363333333333333, 1.039297619047619, 1.0335357142857144, 1.0179642857142857, 1.028857142857143, 0.9916071428571427, 1.0200714285714287, 1.0149880952380952, 1.0086309523809522, 1.032952380952381, 1.013952380952381, 1.0437142857142856, 1.048202380952381, 1.018595238095238, 1.0353333333333334, 1.0174761904761904, 0.988107142857143, 0.9971785714285715, 1.0278690476190475, 1.0112738095238096, 1.0204880952380952, 1.0106190476190478, 1.0124880952380952, 1.007857142857143, 0.9785952380952381, 0.9943095238095239, 0.9704047619047619, 1.0043452380952382, 1.0133809523809525, 1.0274404761904763, 1.0230357142857143, 1.0397380952380952, 1.0243928571428573, 1.0409166666666667, 1.0142857142857142, 1.0271428571428571, 0.9665714285714285, 0.9744404761904762, 0.9767142857142856, 0.9497976190476191, 0.9524642857142858, 0.9656428571428572, 1.0110833333333336, 0.9847261904761906, 1.0209642857142858, 1.0401428571428573, 1.0205357142857143, 1.0135714285714283, 1.0182380952380952, 0.9901666666666668, 1.0082619047619048, 1.0011666666666668, 0.9748809523809525, 1.018857142857143, 1.0007976190476189, 1.0136309523809524, 1.033095238095238, 1.036845238095238, 1.0160357142857144, 0.9978928571428572, 1.033202380952381, 0.985904761904762, 1.0369285714285714, 1.0142261904761904, 1.0198809523809522, 1.008404761904762, 0.997297619047619, 0.9878333333333335, 0.9754047619047619, 0.9789166666666667, 0.9474047619047619, 0.97225, 0.9487499999999999, 0.9642142857142857, 0.9800000000000001, 1.0191190476190475, 1.022404761904762, 1.0209166666666667, 1.011392857142857, 0.9857976190476191, 0.9914880952380952, 0.9757976190476192, 0.9664880952380953, 0.9817380952380952, 0.9817142857142857, 1.0160833333333332, 1.024357142857143, 1.0520952380952382, 1.0417023809523809, 1.0595357142857142, 1.0508928571428573, 1.027, 1.0556547619047618, 0.996095238095238, 1.0556904761904764, 1.0373690476190478, 1.0384285714285713, 1.024452380952381, 1.0160595238095238, 1.0025833333333334, 1.0143214285714286, 0.9981904761904762, 0.9944642857142857, 0.9820714285714286, 1.0323214285714288, 0.9810833333333335, 1.0491190476190477, 1.01175, 1.0439761904761904, 1.02675, 1.0261071428571429, 1.0186785714285715, 0.9938214285714286, 1.007642857142857, 1.0355, 1.0041904761904763, 1.0091190476190477, 0.9877738095238097, 1.030357142857143, 0.9635119047619047, 0.9623214285714287, 0.9575595238095238, 0.955904761904762, 0.9528809523809524, 0.9797738095238095, 0.960154761904762, 0.9723214285714287, 1.0101071428571426, 1.003202380952381, 1.0051428571428571, 1.0199761904761904, 1.003988095238095, 1.0132142857142856, 0.9814285714285715, 1.0085, 0.9837738095238096, 1.0056666666666667, 0.9943214285714287, 0.9720595238095239, 1.0129285714285714, 0.9912976190476191, 1.0364880952380955, 1.0043928571428569, 1.0067738095238095, 1.0242619047619048, 1.0042261904761904, 0.9905238095238095, 1.0322738095238095, 1.0049523809523808, 1.0306309523809525, 1.0142261904761907, 1.0180238095238097, 1.0137619047619046, 0.9785119047619046, 0.9866190476190477, 0.9804761904761905, 1.0102261904761907, 0.994297619047619, 1.0125833333333336, 1.017095238095238, 1.0366666666666666, 1.0397738095238096, 1.0306428571428572, 0.9966785714285715, 1.0521666666666667, 0.9841904761904762, 1.0400714285714288, 0.9741666666666666, 1.0280952380952382, 1.024452380952381, 1.0141309523809525, 1.0261904761904763, 0.9763452380952382, 1.001809523809524, 1.0140357142857144, 0.9707738095238095, 1.0142261904761907, 0.9764047619047619, 1.0440833333333335, 1.007202380952381, 1.0170714285714286, 1.0213214285714285, 0.9756666666666666, 0.9903690476190476, 0.9905833333333334, 0.9710238095238095, 0.9964761904761905, 1.0087142857142857, 1.0005714285714287, 1.0315714285714288, 1.0274285714285714, 1.0420595238095236, 1.046154761904762, 1.0221190476190476, 1.0504761904761903, 1.0163214285714286, 0.9947738095238094, 1.0096547619047618, 1.0310833333333334, 1.017642857142857, 1.0281785714285714, 1.0207023809523808, 1.0249642857142856, 1.0409761904761905, 0.9753333333333333, 1.0027738095238097, 0.9668333333333334, 0.9674404761904762, 1.002714285714286, 0.96425, 1.0347738095238097, 1.0125714285714287, 1.0336309523809526, 0.9937738095238096, 1.0359285714285715, 1.0019166666666668, 0.9855833333333335, 1.016297619047619, 0.9755119047619047, 1.023154761904762, 1.0149404761904763, 0.9725357142857144, 1.0201190476190476, 0.9736190476190477, 0.9949761904761905, 1.0081904761904763, 0.9720119047619048, 1.030202380952381, 1.01075, 1.032, 1.0370833333333334, 1.053904761904762, 1.0215357142857144, 1.0462738095238098, 0.9962857142857141, 1.0122976190476192, 1.0298809523809525, 1.0187976190476191, 0.9800476190476191, 1.0364880952380953, 1.003452380952381, 1.023404761904762, 0.9878690476190477, 1.0205595238095237, 0.991345238095238, 0.9666547619047621, 0.9801547619047619, 0.9764880952380951, 1.0191547619047618, 1.018964285714286, 1.0101666666666667, 1.033059523809524, 1.033904761904762, 1.0142142857142857, 0.9856309523809524, 0.9849404761904763, 0.9774642857142857, 0.9993690476190477, 0.9621071428571429, 1.0155119047619048, 1.0056785714285714, 0.9885476190476192, 1.0378690476190475, 1.0284642857142856, 1.0124642857142856, 1.0370952380952383, 0.9783809523809524, 1.0227619047619048, 0.9707857142857144, 0.9991309523809525, 0.9863571428571428, 0.9777261904761907, 1.0185595238095237, 1.018690476190476, 1.0160952380952382, 1.0162619047619048, 1.0027142857142857, 0.9859880952380952, 0.9888809523809524, 0.9914166666666666, 0.9840833333333333, 0.9963571428571429, 0.971952380952381, 1.015642857142857, 1.0001785714285714, 0.9933690476190475, 0.9941071428571429, 0.984202380952381, 1.0135833333333333, 0.9921785714285715, 1.0071547619047618, 0.9813214285714286, 1.0268095238095238, 1.0111666666666668, 1.012095238095238, 1.0112142857142856, 0.9802619047619048, 1.029607142857143, 0.9859880952380953, 1.0317619047619049, 1.0182023809523808, 1.0093928571428574, 1.0076071428571427, 0.9774642857142857, 0.985202380952381, 0.9871666666666666, 0.9598095238095238, 0.9817023809523808, 0.9841904761904762, 0.9627976190476192, 0.9979523809523808, 1.0015595238095238, 0.9740238095238096, 1.0149761904761905, 1.011059523809524, 0.9962142857142857, 1.024857142857143, 0.9669285714285716, 1.0016190476190476, 0.9780238095238095, 0.9871904761904761, 1.0230476190476192, 0.9877619047619047, 1.004154761904762, 1.0108571428571427, 1.0087142857142857, 1.021297619047619, 0.9868214285714286, 0.9948928571428571, 0.9717142857142856, 0.9767976190476189, 0.9908690476190477, 0.9893928571428573, 0.96375, 1.0146309523809525, 0.982654761904762, 1.014559523809524, 0.9692619047619049, 0.9866071428571429, 1.0115595238095239, 0.9515714285714286, 0.9990714285714285, 0.980297619047619, 0.9734285714285714, 1.0095595238095239, 1.002547619047619, 0.989297619047619, 1.0375119047619048, 1.0065476190476192, 0.9759642857142856, 0.9908452380952382, 0.9993333333333334, 1.030952380952381, 0.9954880952380953, 1.0110476190476192, 0.9960119047619048, 1.0487857142857144, 1.0175238095238095, 1.015202380952381, 1.029154761904762, 0.9859047619047617, 1.0224761904761903, 0.9897976190476189, 0.952404761904762, 0.9699047619047618, 0.9611071428571429, 0.9642857142857143, 0.9975357142857144, 0.987988095238095, 0.9980833333333331, 0.9947380952380953, 1.0364523809523811, 1.0053214285714285, 1.0270238095238096, 1.0079404761904762, 1.0179523809523807, 0.9814285714285714, 1.0120833333333332, 0.9662499999999999, 0.9830595238095238, 0.9811785714285713, 1.0183809523809524, 0.9931785714285715, 0.9891666666666667, 1.0281071428571427, 1.021, 1.0299999999999998, 1.0116666666666667, 1.0286309523809525, 1.0224642857142858, 0.9959642857142857, 1.028142857142857, 1.011392857142857, 1.0013452380952381, 0.9923333333333333, 1.0325357142857146, 1.0174761904761904, 1.0242261904761907, 0.9781428571428572, 1.0185238095238094, 0.9737976190476191, 0.9791666666666666, 0.9857857142857143, 0.972845238095238, 0.9743809523809523, 0.9798214285714285, 0.9483809523809524, 0.958297619047619, 0.9530833333333335, 0.9512619047619049, 0.9643214285714288, 0.9965952380952381, 0.9944047619047619, 1.011404761904762, 1.0134404761904763, 1.0321190476190476, 1.0293809523809525, 1.0121190476190476, 1.0282976190476192, 0.9994642857142859, 1.0377500000000002, 1.0344642857142858, 1.0272380952380953, 0.9897619047619047, 1.0328452380952382, 1.0073809523809525, 0.968511904761905, 0.9766904761904762, 0.9660119047619049, 0.9749285714285715, 0.9987261904761905, 0.9624404761904761, 1.0250714285714284, 1.010642857142857, 1.0298333333333334, 1.0292976190476193, 0.9971904761904762, 1.0363690476190475, 1.0187500000000003, 0.9837857142857144, 1.0030714285714286, 1.0217738095238096, 0.9966547619047619, 0.9777261904761906, 1.0121666666666669, 0.9635595238095239, 0.9875000000000002, 0.9858214285714285, 1.0213333333333334, 0.99275, 0.9991071428571429, 0.9884285714285715, 1.022952380952381, 1.0130357142857143, 1.0342142857142858, 1.0085238095238096, 0.9949285714285716, 0.9834523809523811, 0.984904761904762, 0.9809166666666668, 0.9926071428571428, 0.993297619047619, 0.9986309523809522, 1.0133452380952381, 1.0022261904761904, 1.0192738095238094, 1.0049285714285712, 0.9762738095238096, 0.9865119047619049, 0.979797619047619, 0.9614285714285713, 0.9427738095238095, 0.9632380952380953, 0.9699761904761905, 1.0049285714285714, 1.016559523809524, 1.004357142857143, 1.0207380952380953, 1.0112261904761906, 0.9926309523809523, 1.0145714285714287, 0.9820357142857142, 0.9776071428571429, 0.9771428571428571, 0.9710357142857143, 0.9837857142857144, 1.0183333333333333, 0.9859999999999998, 0.970952380952381, 0.9883571428571427, 1.0016190476190476, 0.960154761904762, 0.9869285714285713, 1.0082499999999999, 1.0082857142857142, 0.9829285714285715, 0.9897142857142857, 1.017047619047619, 1.0034642857142857, 1.0156309523809526, 0.9941190476190476, 0.9698452380952383, 0.9817142857142857, 1.0028333333333332, 0.9598333333333334, 0.9857023809523808, 0.9876428571428572, 0.9604642857142858, 1.000952380952381, 0.9756785714285714, 1.022047619047619, 1.000952380952381, 1.0114999999999998, 1.020702380952381, 0.9886904761904761, 1.0534642857142857, 1.0104880952380952, 0.9902380952380954, 1.0352976190476193, 0.9845595238095238, 0.9885595238095239, 0.9955952380952381, 1.0227261904761906, 0.9641904761904763, 1.0215476190476191, 1.001047619047619, 0.9761666666666667, 1.014702380952381, 0.9691547619047621, 0.9855714285714285, 1.0068095238095236, 0.997702380952381, 0.9814285714285714, 1.038309523809524, 0.9959761904761906, 1.0206071428571428, 0.9921428571428572, 0.9795119047619048, 0.9757857142857143, 0.9738095238095238, 0.9645476190476191, 0.9924642857142856, 0.975202380952381, 0.9868333333333332, 1.0114523809523808, 0.9770595238095239, 1.012857142857143, 0.9974642857142858, 1.0149404761904761, 0.9856547619047621, 1.0353928571428572, 1.0354761904761904, 1.0089761904761905, 1.0470952380952383, 1.0103809523809524, 0.9960833333333332, 0.9975476190476191, 1.0155, 0.9809761904761904, 0.9790119047619047, 1.0226547619047621, 0.963345238095238, 1.012511904761905, 1.0022023809523808, 0.9798333333333334, 1.0232142857142856, 0.9779404761904761, 0.9902619047619048, 0.9769166666666668, 0.9833095238095237, 1.0225833333333334, 0.9670238095238096, 1.0261666666666667, 1.0149404761904761, 0.9960119047619048, 1.0154880952380951, 0.9751428571428572, 0.9809523809523808, 0.983238095238095, 1.0067857142857144, 0.9946785714285712, 1.0031547619047618, 1.0225238095238094, 1.0166785714285713, 1.0121190476190476, 0.9885714285714284, 0.9951309523809525, 1.0087738095238095, 1.016047619047619, 0.9624404761904761, 1.014595238095238, 0.9649880952380953, 0.9713452380952383, 0.9627380952380953, 0.9601428571428572, 0.9405833333333333, 0.9551904761904763, 0.9773809523809524, 1.0010714285714286]</text:p>
          </table:table-cell>
          <table:table-cell office:value-type="float" office:value="5.017769050598144">
            <text:p>5.017769050598144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MKSERITFLNQRGEKLAARLDLPGDESPIAYALFAHCFTCTKNIKAAVNIAAALNRERIAVLRFDFTGLGQSEGDFAETNFTTNVADLVAAAEFMADQFQAPQIIIGHSLGGAAALQAAKAIPSLKAVVTIGAPHDPGHVKHHFDTVQKQIKQKGSAEVSLAGRTFTIKRQFLEDLEMQQIDTHINFLKAALLVMHSPRDTTVAIDNAAKIYQAAKHPKSFISLDDADHLLMAEEDSLYVGMMIAAWARRYIDTPADKGAVDVVLDNRVTTSTEHDGFFTELFAKGHAMIADEPEQYGGTDRGPTPYDYLLAALGACTSMTLQMYARHKKLPLDKAVVRLTHKKIHAEDCDHCEAADGKIDRMEREIELIGALEETDRQRLLEIAERCPVHKTLHSEVDIVSTLQGQSEQ">
            <text:p>MKSERITFLNQRGEKLAARLDLPGDESPIAYALFAHCFTCTKNIKAAVNIAAALNRERIAVLRFDFTGLGQSEGDFAETNFTTNVADLVAAAEFMADQFQAPQIIIGHSLGGAAALQAAKAIPSLKAVVTIGAPHDPGHVKHHFDTVQKQIKQKGSAEVSLAGRTFTIKRQFLEDLEMQQIDTHINFLKAALLVMHSPRDTTVAIDNAAKIYQAAKHPKSFISLDDADHLLMAEEDSLYVGMMIAAWARRYIDTPADKGAVDVVLDNRVTTSTEHDGFFTELFAKGHAMIADEPEQYGGTDRGPTPYDYLLAALGACTSMTLQMYARHKKLPLDKAVVRLTHKKIHAEDCDHCEAADGKIDRMEREIELIGALEETDRQRLLEIAERCPVHKTLHSEVDIVSTLQGQSEQ</text:p>
          </table:table-cell>
          <table:table-cell office:value-type="string" office:value="BFDNEDID_72601">
            <text:p>BFDNEDID_72601</text:p>
          </table:table-cell>
          <table:table-cell office:value-type="float" office:value="410">
            <text:p>410</text:p>
          </table:table-cell>
          <table:table-cell office:value-type="float" office:value="0.06341463414634146">
            <text:p>0.06341463414634146</text:p>
          </table:table-cell>
          <table:table-cell office:value-type="float" office:value="-0.21585365853658545">
            <text:p>-0.21585365853658545</text:p>
          </table:table-cell>
          <table:table-cell office:value-type="float" office:value="36.79439024390244">
            <text:p>36.79439024390244</text:p>
          </table:table-cell>
          <table:table-cell office:value-type="float" office:value="45171.900100000064">
            <text:p>45171.900100000064</text:p>
          </table:table-cell>
          <table:table-cell office:value-type="string" office:value="(0.2682926829268293, 0.15121951219512195, 0.3170731707317073)">
            <text:p>(0.2682926829268293, 0.15121951219512195, 0.3170731707317073)</text:p>
          </table:table-cell>
          <table:table-cell office:value-type="string" office:value="[0.9904999999999999, 1.0068333333333332, 0.9683571428571428, 0.9827261904761906, 1.0039047619047619, 0.9968809523809524, 1.011607142857143, 1.0292738095238094, 1.0449642857142858, 1.0365, 0.9953690476190475, 1.0200833333333335, 1.0046428571428572, 1.000357142857143, 0.9776309523809525, 1.0162023809523808, 0.9780119047619047, 1.033440476190476, 1.0218214285714284, 1.04325, 1.0469880952380952, 1.0300714285714287, 1.0310714285714284, 0.9916666666666668, 1.0057261904761905, 0.9669642857142858, 0.974, 0.9470833333333334, 0.9443690476190476, 0.958, 0.9387142857142857, 0.9339285714285714, 0.9425, 0.9665000000000001, 0.948702380952381, 0.9908333333333333, 1.0132380952380953, 0.9996666666666668, 0.9922976190476192, 1.0435357142857145, 0.9918809523809523, 1.0027380952380953, 0.9809166666666668, 1.0064285714285715, 0.9617380952380953, 0.9852619047619048, 0.9773452380952382, 0.9806666666666667, 0.9802380952380952, 1.016547619047619, 0.9970833333333334, 1.024154761904762, 0.9902261904761905, 0.980452380952381, 0.9966071428571429, 0.9629285714285714, 0.9686428571428574, 0.9759761904761907, 0.9484404761904761, 1.0015714285714286, 0.9488809523809524, 0.9966904761904761, 0.9955476190476189, 0.9775595238095239, 1.0240119047619045, 1.016892857142857, 1.0323928571428571, 1.0432380952380953, 1.0219642857142854, 1.0410833333333334, 0.9980238095238095, 1.0319404761904762, 1.034047619047619, 0.992, 1.014857142857143, 0.9776785714285714, 1.0134642857142857, 0.9949523809523809, 1.0035357142857142, 0.9712261904761906, 0.9966428571428572, 1.0038690476190475, 0.9604166666666668, 0.9773333333333334, 0.9891309523809524, 0.982845238095238, 0.9834285714285714, 1.0043452380952382, 0.9578452380952381, 0.9994999999999999, 0.997547619047619, 1.0120833333333334, 0.9941785714285714, 0.9766309523809524, 1.0269166666666665, 0.9960714285714286, 1.0136904761904764, 0.9911309523809523, 0.9662142857142858, 0.9782976190476189, 0.9729404761904762, 0.9909166666666668, 0.9599642857142857, 0.9987499999999999, 0.9694642857142858, 1.0125714285714285, 0.9994285714285714, 0.9866547619047618, 0.9941785714285714, 0.9897619047619047, 0.9795476190476192, 1.010154761904762, 0.98625, 0.997702380952381, 1.0253095238095238, 0.9876666666666667, 0.9956785714285714, 1.029404761904762, 1.0104166666666667, 0.9875000000000002, 1.0303809523809524, 0.9763928571428571, 0.9784523809523811, 0.977654761904762, 0.9849166666666667, 0.9641190476190475, 0.9953095238095238, 0.9786904761904761, 1.0115357142857142, 0.9913809523809525, 1.034297619047619, 1.011392857142857, 1.01175, 0.9944880952380953, 0.9956904761904761, 1.0243214285714286, 0.9612261904761906, 0.9830238095238095, 0.9714880952380953, 1.0106547619047621, 0.9802738095238094, 0.9847023809523809, 1.022690476190476, 1.0289761904761907, 1.0148452380952382, 1.0091785714285713, 1.0672619047619047, 1.033059523809524, 1.0570119047619049, 1.0328690476190474, 1.0437380952380952, 1.0269880952380952, 1.0460476190476191, 0.9859166666666668, 1.0262380952380952, 0.9799880952380955, 1.0046666666666668, 1.0014999999999998, 0.9855119047619048, 0.9847857142857144, 0.9695714285714286, 1.0014642857142857, 0.9780000000000002, 1.02475, 0.9781071428571428, 1.0045119047619049, 0.9811428571428571, 1.0030238095238093, 1.0363809523809526, 1.0045714285714287, 0.9879999999999999, 1.0438333333333334, 0.9902142857142857, 1.0312857142857144, 1.0111904761904762, 0.9850119047619046, 1.0260833333333335, 0.9831190476190476, 0.9806785714285714, 0.9736428571428571, 0.9999880952380952, 0.9563928571428572, 0.9820357142857141, 1.0129761904761905, 0.964404761904762, 0.9812857142857142, 0.9619880952380951, 0.9639880952380951, 0.9600476190476191, 0.96375, 0.9680833333333334, 1.0014642857142857, 1.0010952380952378, 1.004345238095238, 1.026190476190476, 1.0006190476190475, 1.0036904761904761, 0.9820595238095239, 0.9989642857142856, 0.9780833333333332, 1.0160119047619047, 0.9990952380952381, 0.9948095238095239, 1.0058333333333334, 1.0277976190476192, 0.9715238095238096, 0.9926309523809526, 1.0131428571428571, 0.98675, 1.0008333333333332, 1.0307380952380951, 0.9945833333333334, 1.0431547619047619, 1.0324404761904762, 1.0112380952380953, 0.9850119047619048, 0.9990595238095237, 1.0202023809523812, 0.9778333333333334, 1.0270119047619048, 1.0101428571428572, 0.998452380952381, 1.024404761904762, 0.9754880952380953, 0.9825833333333334, 0.97725, 0.9827261904761906, 0.9980119047619047, 1.0285357142857143, 1.0245833333333334, 1.0257023809523809, 1.021059523809524, 0.9936190476190476, 0.9950952380952381, 0.9791428571428572, 0.9858571428571429, 0.9485119047619047, 0.9602142857142857, 0.9541190476190474, 0.9699642857142857, 0.9625595238095238, 0.948547619047619, 0.9799642857142858, 0.97275, 0.9754642857142858, 0.9628928571428572, 0.9812619047619047, 1.0163095238095239, 0.9879999999999999, 1.0218333333333334, 1.0107142857142857, 1.046857142857143, 1.0406309523809525, 1.018845238095238, 1.0135238095238095, 0.9970833333333333, 1.0193690476190478, 0.9606428571428571, 0.978845238095238, 0.9809404761904762, 1.0100595238095238, 0.9908452380952381, 0.9879047619047618, 0.9845833333333334, 1.0118214285714284, 1.0061785714285716, 1.01525, 1.0030357142857143, 1.0368690476190476, 0.9939880952380953, 1.0339166666666666, 0.9987499999999999, 0.9770238095238094, 0.9882380952380952, 0.9945119047619048, 0.9994166666666667, 0.9547738095238094, 0.9817857142857145, 1.003654761904762, 1.0207738095238095, 0.9875952380952379, 0.9770595238095239, 0.9934761904761904, 0.9803333333333333, 0.9820476190476193, 1.0007142857142857, 1.0225000000000002, 1.0319523809523812, 1.0280595238095238, 1.0502500000000001, 1.0320595238095238, 1.0130714285714286, 1.0428571428571427, 1.0199761904761904, 1.0131071428571428, 1.0336785714285714, 1.0128214285714285, 1.0328452380952382, 1.0278214285714284, 1.0133928571428572, 1.0259285714285713, 0.982904761904762, 1.019297619047619, 0.9584999999999999, 0.9737380952380954, 0.9647499999999999, 0.9724047619047619, 0.9680833333333334, 0.9564285714285715, 0.9879285714285713, 0.9688333333333334, 0.9637023809523809, 0.9953333333333334, 0.989857142857143, 0.9679047619047619, 0.9901904761904762, 0.9679047619047619, 0.997892857142857, 0.961797619047619, 0.9673214285714286, 0.9875357142857143, 0.993452380952381, 0.9871190476190477, 1.0354047619047622, 1.0169642857142858, 0.990952380952381, 1.043845238095238, 1.0015952380952382, 1.0442023809523808, 1.0194880952380951, 0.9846666666666667, 0.9863333333333334, 0.9838095238095238, 0.9915476190476191, 0.9625238095238096, 0.9928809523809524, 0.9817619047619048, 1.0280714285714285, 1.0084642857142858, 0.9784761904761906, 1.0155238095238095, 1.0138214285714287, 1.0328809523809526, 1.0059166666666668, 0.972, 1.0321666666666667, 0.9792380952380955, 0.9861190476190477, 1.0282142857142857, 0.9804047619047621, 1.0124404761904762, 1.0306904761904763, 1.0189761904761905, 1.0443333333333336, 0.9920714285714286, 1.0492857142857142, 1.0119285714285715, 1.0115714285714286, 1.0458690476190478, 1.0080595238095238, 1.0412380952380953, 0.985904761904762, 1.041154761904762, 0.9757261904761906, 0.9881309523809525, 1.0073809523809523, 0.9843690476190476, 0.991607142857143, 1.0386666666666666, 1.0252857142857141, 1.0164404761904762, 1.0474523809523808, 1.020202380952381, 1.0276904761904762, 1.007642857142857, 0.9863809523809524, 0.9914523809523811, 1.0212619047619047, 0.9657380952380954, 1.0036309523809526, 1.0192857142857144, 0.9859404761904762, 0.9762857142857142, 1.0170119047619048, 0.9720595238095239, 0.9930714285714285, 1.014761904761905, 0.9729047619047618, 0.9863333333333334, 0.9969880952380953, 1.0202619047619048, 1.0155595238095239, 0.9705119047619049, 1.023988095238095, 0.9722380952380953, 0.9906428571428573, 1.0073928571428572, 0.978797619047619, 0.9823690476190476, 1.0175238095238095, 1.013547619047619]">
            <text:p>[0.9904999999999999, 1.0068333333333332, 0.9683571428571428, 0.9827261904761906, 1.0039047619047619, 0.9968809523809524, 1.011607142857143, 1.0292738095238094, 1.0449642857142858, 1.0365, 0.9953690476190475, 1.0200833333333335, 1.0046428571428572, 1.000357142857143, 0.9776309523809525, 1.0162023809523808, 0.9780119047619047, 1.033440476190476, 1.0218214285714284, 1.04325, 1.0469880952380952, 1.0300714285714287, 1.0310714285714284, 0.9916666666666668, 1.0057261904761905, 0.9669642857142858, 0.974, 0.9470833333333334, 0.9443690476190476, 0.958, 0.9387142857142857, 0.9339285714285714, 0.9425, 0.9665000000000001, 0.948702380952381, 0.9908333333333333, 1.0132380952380953, 0.9996666666666668, 0.9922976190476192, 1.0435357142857145, 0.9918809523809523, 1.0027380952380953, 0.9809166666666668, 1.0064285714285715, 0.9617380952380953, 0.9852619047619048, 0.9773452380952382, 0.9806666666666667, 0.9802380952380952, 1.016547619047619, 0.9970833333333334, 1.024154761904762, 0.9902261904761905, 0.980452380952381, 0.9966071428571429, 0.9629285714285714, 0.9686428571428574, 0.9759761904761907, 0.9484404761904761, 1.0015714285714286, 0.9488809523809524, 0.9966904761904761, 0.9955476190476189, 0.9775595238095239, 1.0240119047619045, 1.016892857142857, 1.0323928571428571, 1.0432380952380953, 1.0219642857142854, 1.0410833333333334, 0.9980238095238095, 1.0319404761904762, 1.034047619047619, 0.992, 1.014857142857143, 0.9776785714285714, 1.0134642857142857, 0.9949523809523809, 1.0035357142857142, 0.9712261904761906, 0.9966428571428572, 1.0038690476190475, 0.9604166666666668, 0.9773333333333334, 0.9891309523809524, 0.982845238095238, 0.9834285714285714, 1.0043452380952382, 0.9578452380952381, 0.9994999999999999, 0.997547619047619, 1.0120833333333334, 0.9941785714285714, 0.9766309523809524, 1.0269166666666665, 0.9960714285714286, 1.0136904761904764, 0.9911309523809523, 0.9662142857142858, 0.9782976190476189, 0.9729404761904762, 0.9909166666666668, 0.9599642857142857, 0.9987499999999999, 0.9694642857142858, 1.0125714285714285, 0.9994285714285714, 0.9866547619047618, 0.9941785714285714, 0.9897619047619047, 0.9795476190476192, 1.010154761904762, 0.98625, 0.997702380952381, 1.0253095238095238, 0.9876666666666667, 0.9956785714285714, 1.029404761904762, 1.0104166666666667, 0.9875000000000002, 1.0303809523809524, 0.9763928571428571, 0.9784523809523811, 0.977654761904762, 0.9849166666666667, 0.9641190476190475, 0.9953095238095238, 0.9786904761904761, 1.0115357142857142, 0.9913809523809525, 1.034297619047619, 1.011392857142857, 1.01175, 0.9944880952380953, 0.9956904761904761, 1.0243214285714286, 0.9612261904761906, 0.9830238095238095, 0.9714880952380953, 1.0106547619047621, 0.9802738095238094, 0.9847023809523809, 1.022690476190476, 1.0289761904761907, 1.0148452380952382, 1.0091785714285713, 1.0672619047619047, 1.033059523809524, 1.0570119047619049, 1.0328690476190474, 1.0437380952380952, 1.0269880952380952, 1.0460476190476191, 0.9859166666666668, 1.0262380952380952, 0.9799880952380955, 1.0046666666666668, 1.0014999999999998, 0.9855119047619048, 0.9847857142857144, 0.9695714285714286, 1.0014642857142857, 0.9780000000000002, 1.02475, 0.9781071428571428, 1.0045119047619049, 0.9811428571428571, 1.0030238095238093, 1.0363809523809526, 1.0045714285714287, 0.9879999999999999, 1.0438333333333334, 0.9902142857142857, 1.0312857142857144, 1.0111904761904762, 0.9850119047619046, 1.0260833333333335, 0.9831190476190476, 0.9806785714285714, 0.9736428571428571, 0.9999880952380952, 0.9563928571428572, 0.9820357142857141, 1.0129761904761905, 0.964404761904762, 0.9812857142857142, 0.9619880952380951, 0.9639880952380951, 0.9600476190476191, 0.96375, 0.9680833333333334, 1.0014642857142857, 1.0010952380952378, 1.004345238095238, 1.026190476190476, 1.0006190476190475, 1.0036904761904761, 0.9820595238095239, 0.9989642857142856, 0.9780833333333332, 1.0160119047619047, 0.9990952380952381, 0.9948095238095239, 1.0058333333333334, 1.0277976190476192, 0.9715238095238096, 0.9926309523809526, 1.0131428571428571, 0.98675, 1.0008333333333332, 1.0307380952380951, 0.9945833333333334, 1.0431547619047619, 1.0324404761904762, 1.0112380952380953, 0.9850119047619048, 0.9990595238095237, 1.0202023809523812, 0.9778333333333334, 1.0270119047619048, 1.0101428571428572, 0.998452380952381, 1.024404761904762, 0.9754880952380953, 0.9825833333333334, 0.97725, 0.9827261904761906, 0.9980119047619047, 1.0285357142857143, 1.0245833333333334, 1.0257023809523809, 1.021059523809524, 0.9936190476190476, 0.9950952380952381, 0.9791428571428572, 0.9858571428571429, 0.9485119047619047, 0.9602142857142857, 0.9541190476190474, 0.9699642857142857, 0.9625595238095238, 0.948547619047619, 0.9799642857142858, 0.97275, 0.9754642857142858, 0.9628928571428572, 0.9812619047619047, 1.0163095238095239, 0.9879999999999999, 1.0218333333333334, 1.0107142857142857, 1.046857142857143, 1.0406309523809525, 1.018845238095238, 1.0135238095238095, 0.9970833333333333, 1.0193690476190478, 0.9606428571428571, 0.978845238095238, 0.9809404761904762, 1.0100595238095238, 0.9908452380952381, 0.9879047619047618, 0.9845833333333334, 1.0118214285714284, 1.0061785714285716, 1.01525, 1.0030357142857143, 1.0368690476190476, 0.9939880952380953, 1.0339166666666666, 0.9987499999999999, 0.9770238095238094, 0.9882380952380952, 0.9945119047619048, 0.9994166666666667, 0.9547738095238094, 0.9817857142857145, 1.003654761904762, 1.0207738095238095, 0.9875952380952379, 0.9770595238095239, 0.9934761904761904, 0.9803333333333333, 0.9820476190476193, 1.0007142857142857, 1.0225000000000002, 1.0319523809523812, 1.0280595238095238, 1.0502500000000001, 1.0320595238095238, 1.0130714285714286, 1.0428571428571427, 1.0199761904761904, 1.0131071428571428, 1.0336785714285714, 1.0128214285714285, 1.0328452380952382, 1.0278214285714284, 1.0133928571428572, 1.0259285714285713, 0.982904761904762, 1.019297619047619, 0.9584999999999999, 0.9737380952380954, 0.9647499999999999, 0.9724047619047619, 0.9680833333333334, 0.9564285714285715, 0.9879285714285713, 0.9688333333333334, 0.9637023809523809, 0.9953333333333334, 0.989857142857143, 0.9679047619047619, 0.9901904761904762, 0.9679047619047619, 0.997892857142857, 0.961797619047619, 0.9673214285714286, 0.9875357142857143, 0.993452380952381, 0.9871190476190477, 1.0354047619047622, 1.0169642857142858, 0.990952380952381, 1.043845238095238, 1.0015952380952382, 1.0442023809523808, 1.0194880952380951, 0.9846666666666667, 0.9863333333333334, 0.9838095238095238, 0.9915476190476191, 0.9625238095238096, 0.9928809523809524, 0.9817619047619048, 1.0280714285714285, 1.0084642857142858, 0.9784761904761906, 1.0155238095238095, 1.0138214285714287, 1.0328809523809526, 1.0059166666666668, 0.972, 1.0321666666666667, 0.9792380952380955, 0.9861190476190477, 1.0282142857142857, 0.9804047619047621, 1.0124404761904762, 1.0306904761904763, 1.0189761904761905, 1.0443333333333336, 0.9920714285714286, 1.0492857142857142, 1.0119285714285715, 1.0115714285714286, 1.0458690476190478, 1.0080595238095238, 1.0412380952380953, 0.985904761904762, 1.041154761904762, 0.9757261904761906, 0.9881309523809525, 1.0073809523809523, 0.9843690476190476, 0.991607142857143, 1.0386666666666666, 1.0252857142857141, 1.0164404761904762, 1.0474523809523808, 1.020202380952381, 1.0276904761904762, 1.007642857142857, 0.9863809523809524, 0.9914523809523811, 1.0212619047619047, 0.9657380952380954, 1.0036309523809526, 1.0192857142857144, 0.9859404761904762, 0.9762857142857142, 1.0170119047619048, 0.9720595238095239, 0.9930714285714285, 1.014761904761905, 0.9729047619047618, 0.9863333333333334, 0.9969880952380953, 1.0202619047619048, 1.0155595238095239, 0.9705119047619049, 1.023988095238095, 0.9722380952380953, 0.9906428571428573, 1.0073928571428572, 0.978797619047619, 0.9823690476190476, 1.0175238095238095, 1.013547619047619]</text:p>
          </table:table-cell>
          <table:table-cell office:value-type="float" office:value="5.691254234313964">
            <text:p>5.691254234313964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MKSERITFLNQRGEKLAARLDLPGDESPIAYALFAHCFTCTKNIKAAVNIAAALNRERIAVLRFDFTGLGQSEGDFAETNFTTNVADLVAAAEFMADQFQAPQIIIGHSLGGAAALQAAKAIPSLKAVVTIGAPHDPGHVKHHFDTVQKQIKQKGSAEVSLAGRTFTIKRQFLEDLEMQQIDTHINFLKAALLVMHSPRDTTVAIDNAAKIYQAAKHPKSFISLDDADHLLMAEEDSLYVGMMIAAWARRYIDTPADKGAVDVVLDNRVTTSTEHDGFFTELFAKGHAMIADEPEQYGGTDRGPTPYDYLLAALGACTSMTLQMYARHKKLPLDKAVVRLTHKKIHAEDCDHCEAADGKIDRMEREIELIGALEETDRQRLLEIAERCPVHKTLHSEVDIVSTLQGQSEQ">
            <text:p>MKSERITFLNQRGEKLAARLDLPGDESPIAYALFAHCFTCTKNIKAAVNIAAALNRERIAVLRFDFTGLGQSEGDFAETNFTTNVADLVAAAEFMADQFQAPQIIIGHSLGGAAALQAAKAIPSLKAVVTIGAPHDPGHVKHHFDTVQKQIKQKGSAEVSLAGRTFTIKRQFLEDLEMQQIDTHINFLKAALLVMHSPRDTTVAIDNAAKIYQAAKHPKSFISLDDADHLLMAEEDSLYVGMMIAAWARRYIDTPADKGAVDVVLDNRVTTSTEHDGFFTELFAKGHAMIADEPEQYGGTDRGPTPYDYLLAALGACTSMTLQMYARHKKLPLDKAVVRLTHKKIHAEDCDHCEAADGKIDRMEREIELIGALEETDRQRLLEIAERCPVHKTLHSEVDIVSTLQGQSEQ</text:p>
          </table:table-cell>
          <table:table-cell office:value-type="string" office:value="BFDNEDID_72601">
            <text:p>BFDNEDID_72601</text:p>
          </table:table-cell>
          <table:table-cell office:value-type="float" office:value="410">
            <text:p>410</text:p>
          </table:table-cell>
          <table:table-cell office:value-type="float" office:value="0.06341463414634146">
            <text:p>0.06341463414634146</text:p>
          </table:table-cell>
          <table:table-cell office:value-type="float" office:value="-0.21585365853658545">
            <text:p>-0.21585365853658545</text:p>
          </table:table-cell>
          <table:table-cell office:value-type="float" office:value="36.79439024390244">
            <text:p>36.79439024390244</text:p>
          </table:table-cell>
          <table:table-cell office:value-type="float" office:value="45171.900100000064">
            <text:p>45171.900100000064</text:p>
          </table:table-cell>
          <table:table-cell office:value-type="string" office:value="(0.2682926829268293, 0.15121951219512195, 0.3170731707317073)">
            <text:p>(0.2682926829268293, 0.15121951219512195, 0.3170731707317073)</text:p>
          </table:table-cell>
          <table:table-cell office:value-type="string" office:value="[0.9904999999999999, 1.0068333333333332, 0.9683571428571428, 0.9827261904761906, 1.0039047619047619, 0.9968809523809524, 1.011607142857143, 1.0292738095238094, 1.0449642857142858, 1.0365, 0.9953690476190475, 1.0200833333333335, 1.0046428571428572, 1.000357142857143, 0.9776309523809525, 1.0162023809523808, 0.9780119047619047, 1.033440476190476, 1.0218214285714284, 1.04325, 1.0469880952380952, 1.0300714285714287, 1.0310714285714284, 0.9916666666666668, 1.0057261904761905, 0.9669642857142858, 0.974, 0.9470833333333334, 0.9443690476190476, 0.958, 0.9387142857142857, 0.9339285714285714, 0.9425, 0.9665000000000001, 0.948702380952381, 0.9908333333333333, 1.0132380952380953, 0.9996666666666668, 0.9922976190476192, 1.0435357142857145, 0.9918809523809523, 1.0027380952380953, 0.9809166666666668, 1.0064285714285715, 0.9617380952380953, 0.9852619047619048, 0.9773452380952382, 0.9806666666666667, 0.9802380952380952, 1.016547619047619, 0.9970833333333334, 1.024154761904762, 0.9902261904761905, 0.980452380952381, 0.9966071428571429, 0.9629285714285714, 0.9686428571428574, 0.9759761904761907, 0.9484404761904761, 1.0015714285714286, 0.9488809523809524, 0.9966904761904761, 0.9955476190476189, 0.9775595238095239, 1.0240119047619045, 1.016892857142857, 1.0323928571428571, 1.0432380952380953, 1.0219642857142854, 1.0410833333333334, 0.9980238095238095, 1.0319404761904762, 1.034047619047619, 0.992, 1.014857142857143, 0.9776785714285714, 1.0134642857142857, 0.9949523809523809, 1.0035357142857142, 0.9712261904761906, 0.9966428571428572, 1.0038690476190475, 0.9604166666666668, 0.9773333333333334, 0.9891309523809524, 0.982845238095238, 0.9834285714285714, 1.0043452380952382, 0.9578452380952381, 0.9994999999999999, 0.997547619047619, 1.0120833333333334, 0.9941785714285714, 0.9766309523809524, 1.0269166666666665, 0.9960714285714286, 1.0136904761904764, 0.9911309523809523, 0.9662142857142858, 0.9782976190476189, 0.9729404761904762, 0.9909166666666668, 0.9599642857142857, 0.9987499999999999, 0.9694642857142858, 1.0125714285714285, 0.9994285714285714, 0.9866547619047618, 0.9941785714285714, 0.9897619047619047, 0.9795476190476192, 1.010154761904762, 0.98625, 0.997702380952381, 1.0253095238095238, 0.9876666666666667, 0.9956785714285714, 1.029404761904762, 1.0104166666666667, 0.9875000000000002, 1.0303809523809524, 0.9763928571428571, 0.9784523809523811, 0.977654761904762, 0.9849166666666667, 0.9641190476190475, 0.9953095238095238, 0.9786904761904761, 1.0115357142857142, 0.9913809523809525, 1.034297619047619, 1.011392857142857, 1.01175, 0.9944880952380953, 0.9956904761904761, 1.0243214285714286, 0.9612261904761906, 0.9830238095238095, 0.9714880952380953, 1.0106547619047621, 0.9802738095238094, 0.9847023809523809, 1.022690476190476, 1.0289761904761907, 1.0148452380952382, 1.0091785714285713, 1.0672619047619047, 1.033059523809524, 1.0570119047619049, 1.0328690476190474, 1.0437380952380952, 1.0269880952380952, 1.0460476190476191, 0.9859166666666668, 1.0262380952380952, 0.9799880952380955, 1.0046666666666668, 1.0014999999999998, 0.9855119047619048, 0.9847857142857144, 0.9695714285714286, 1.0014642857142857, 0.9780000000000002, 1.02475, 0.9781071428571428, 1.0045119047619049, 0.9811428571428571, 1.0030238095238093, 1.0363809523809526, 1.0045714285714287, 0.9879999999999999, 1.0438333333333334, 0.9902142857142857, 1.0312857142857144, 1.0111904761904762, 0.9850119047619046, 1.0260833333333335, 0.9831190476190476, 0.9806785714285714, 0.9736428571428571, 0.9999880952380952, 0.9563928571428572, 0.9820357142857141, 1.0129761904761905, 0.964404761904762, 0.9812857142857142, 0.9619880952380951, 0.9639880952380951, 0.9600476190476191, 0.96375, 0.9680833333333334, 1.0014642857142857, 1.0010952380952378, 1.004345238095238, 1.026190476190476, 1.0006190476190475, 1.0036904761904761, 0.9820595238095239, 0.9989642857142856, 0.9780833333333332, 1.0160119047619047, 0.9990952380952381, 0.9948095238095239, 1.0058333333333334, 1.0277976190476192, 0.9715238095238096, 0.9926309523809526, 1.0131428571428571, 0.98675, 1.0008333333333332, 1.0307380952380951, 0.9945833333333334, 1.0431547619047619, 1.0324404761904762, 1.0112380952380953, 0.9850119047619048, 0.9990595238095237, 1.0202023809523812, 0.9778333333333334, 1.0270119047619048, 1.0101428571428572, 0.998452380952381, 1.024404761904762, 0.9754880952380953, 0.9825833333333334, 0.97725, 0.9827261904761906, 0.9980119047619047, 1.0285357142857143, 1.0245833333333334, 1.0257023809523809, 1.021059523809524, 0.9936190476190476, 0.9950952380952381, 0.9791428571428572, 0.9858571428571429, 0.9485119047619047, 0.9602142857142857, 0.9541190476190474, 0.9699642857142857, 0.9625595238095238, 0.948547619047619, 0.9799642857142858, 0.97275, 0.9754642857142858, 0.9628928571428572, 0.9812619047619047, 1.0163095238095239, 0.9879999999999999, 1.0218333333333334, 1.0107142857142857, 1.046857142857143, 1.0406309523809525, 1.018845238095238, 1.0135238095238095, 0.9970833333333333, 1.0193690476190478, 0.9606428571428571, 0.978845238095238, 0.9809404761904762, 1.0100595238095238, 0.9908452380952381, 0.9879047619047618, 0.9845833333333334, 1.0118214285714284, 1.0061785714285716, 1.01525, 1.0030357142857143, 1.0368690476190476, 0.9939880952380953, 1.0339166666666666, 0.9987499999999999, 0.9770238095238094, 0.9882380952380952, 0.9945119047619048, 0.9994166666666667, 0.9547738095238094, 0.9817857142857145, 1.003654761904762, 1.0207738095238095, 0.9875952380952379, 0.9770595238095239, 0.9934761904761904, 0.9803333333333333, 0.9820476190476193, 1.0007142857142857, 1.0225000000000002, 1.0319523809523812, 1.0280595238095238, 1.0502500000000001, 1.0320595238095238, 1.0130714285714286, 1.0428571428571427, 1.0199761904761904, 1.0131071428571428, 1.0336785714285714, 1.0128214285714285, 1.0328452380952382, 1.0278214285714284, 1.0133928571428572, 1.0259285714285713, 0.982904761904762, 1.019297619047619, 0.9584999999999999, 0.9737380952380954, 0.9647499999999999, 0.9724047619047619, 0.9680833333333334, 0.9564285714285715, 0.9879285714285713, 0.9688333333333334, 0.9637023809523809, 0.9953333333333334, 0.989857142857143, 0.9679047619047619, 0.9901904761904762, 0.9679047619047619, 0.997892857142857, 0.961797619047619, 0.9673214285714286, 0.9875357142857143, 0.993452380952381, 0.9871190476190477, 1.0354047619047622, 1.0169642857142858, 0.990952380952381, 1.043845238095238, 1.0015952380952382, 1.0442023809523808, 1.0194880952380951, 0.9846666666666667, 0.9863333333333334, 0.9838095238095238, 0.9915476190476191, 0.9625238095238096, 0.9928809523809524, 0.9817619047619048, 1.0280714285714285, 1.0084642857142858, 0.9784761904761906, 1.0155238095238095, 1.0138214285714287, 1.0328809523809526, 1.0059166666666668, 0.972, 1.0321666666666667, 0.9792380952380955, 0.9861190476190477, 1.0282142857142857, 0.9804047619047621, 1.0124404761904762, 1.0306904761904763, 1.0189761904761905, 1.0443333333333336, 0.9920714285714286, 1.0492857142857142, 1.0119285714285715, 1.0115714285714286, 1.0458690476190478, 1.0080595238095238, 1.0412380952380953, 0.985904761904762, 1.041154761904762, 0.9757261904761906, 0.9881309523809525, 1.0073809523809523, 0.9843690476190476, 0.991607142857143, 1.0386666666666666, 1.0252857142857141, 1.0164404761904762, 1.0474523809523808, 1.020202380952381, 1.0276904761904762, 1.007642857142857, 0.9863809523809524, 0.9914523809523811, 1.0212619047619047, 0.9657380952380954, 1.0036309523809526, 1.0192857142857144, 0.9859404761904762, 0.9762857142857142, 1.0170119047619048, 0.9720595238095239, 0.9930714285714285, 1.014761904761905, 0.9729047619047618, 0.9863333333333334, 0.9969880952380953, 1.0202619047619048, 1.0155595238095239, 0.9705119047619049, 1.023988095238095, 0.9722380952380953, 0.9906428571428573, 1.0073928571428572, 0.978797619047619, 0.9823690476190476, 1.0175238095238095, 1.013547619047619]">
            <text:p>[0.9904999999999999, 1.0068333333333332, 0.9683571428571428, 0.9827261904761906, 1.0039047619047619, 0.9968809523809524, 1.011607142857143, 1.0292738095238094, 1.0449642857142858, 1.0365, 0.9953690476190475, 1.0200833333333335, 1.0046428571428572, 1.000357142857143, 0.9776309523809525, 1.0162023809523808, 0.9780119047619047, 1.033440476190476, 1.0218214285714284, 1.04325, 1.0469880952380952, 1.0300714285714287, 1.0310714285714284, 0.9916666666666668, 1.0057261904761905, 0.9669642857142858, 0.974, 0.9470833333333334, 0.9443690476190476, 0.958, 0.9387142857142857, 0.9339285714285714, 0.9425, 0.9665000000000001, 0.948702380952381, 0.9908333333333333, 1.0132380952380953, 0.9996666666666668, 0.9922976190476192, 1.0435357142857145, 0.9918809523809523, 1.0027380952380953, 0.9809166666666668, 1.0064285714285715, 0.9617380952380953, 0.9852619047619048, 0.9773452380952382, 0.9806666666666667, 0.9802380952380952, 1.016547619047619, 0.9970833333333334, 1.024154761904762, 0.9902261904761905, 0.980452380952381, 0.9966071428571429, 0.9629285714285714, 0.9686428571428574, 0.9759761904761907, 0.9484404761904761, 1.0015714285714286, 0.9488809523809524, 0.9966904761904761, 0.9955476190476189, 0.9775595238095239, 1.0240119047619045, 1.016892857142857, 1.0323928571428571, 1.0432380952380953, 1.0219642857142854, 1.0410833333333334, 0.9980238095238095, 1.0319404761904762, 1.034047619047619, 0.992, 1.014857142857143, 0.9776785714285714, 1.0134642857142857, 0.9949523809523809, 1.0035357142857142, 0.9712261904761906, 0.9966428571428572, 1.0038690476190475, 0.9604166666666668, 0.9773333333333334, 0.9891309523809524, 0.982845238095238, 0.9834285714285714, 1.0043452380952382, 0.9578452380952381, 0.9994999999999999, 0.997547619047619, 1.0120833333333334, 0.9941785714285714, 0.9766309523809524, 1.0269166666666665, 0.9960714285714286, 1.0136904761904764, 0.9911309523809523, 0.9662142857142858, 0.9782976190476189, 0.9729404761904762, 0.9909166666666668, 0.9599642857142857, 0.9987499999999999, 0.9694642857142858, 1.0125714285714285, 0.9994285714285714, 0.9866547619047618, 0.9941785714285714, 0.9897619047619047, 0.9795476190476192, 1.010154761904762, 0.98625, 0.997702380952381, 1.0253095238095238, 0.9876666666666667, 0.9956785714285714, 1.029404761904762, 1.0104166666666667, 0.9875000000000002, 1.0303809523809524, 0.9763928571428571, 0.9784523809523811, 0.977654761904762, 0.9849166666666667, 0.9641190476190475, 0.9953095238095238, 0.9786904761904761, 1.0115357142857142, 0.9913809523809525, 1.034297619047619, 1.011392857142857, 1.01175, 0.9944880952380953, 0.9956904761904761, 1.0243214285714286, 0.9612261904761906, 0.9830238095238095, 0.9714880952380953, 1.0106547619047621, 0.9802738095238094, 0.9847023809523809, 1.022690476190476, 1.0289761904761907, 1.0148452380952382, 1.0091785714285713, 1.0672619047619047, 1.033059523809524, 1.0570119047619049, 1.0328690476190474, 1.0437380952380952, 1.0269880952380952, 1.0460476190476191, 0.9859166666666668, 1.0262380952380952, 0.9799880952380955, 1.0046666666666668, 1.0014999999999998, 0.9855119047619048, 0.9847857142857144, 0.9695714285714286, 1.0014642857142857, 0.9780000000000002, 1.02475, 0.9781071428571428, 1.0045119047619049, 0.9811428571428571, 1.0030238095238093, 1.0363809523809526, 1.0045714285714287, 0.9879999999999999, 1.0438333333333334, 0.9902142857142857, 1.0312857142857144, 1.0111904761904762, 0.9850119047619046, 1.0260833333333335, 0.9831190476190476, 0.9806785714285714, 0.9736428571428571, 0.9999880952380952, 0.9563928571428572, 0.9820357142857141, 1.0129761904761905, 0.964404761904762, 0.9812857142857142, 0.9619880952380951, 0.9639880952380951, 0.9600476190476191, 0.96375, 0.9680833333333334, 1.0014642857142857, 1.0010952380952378, 1.004345238095238, 1.026190476190476, 1.0006190476190475, 1.0036904761904761, 0.9820595238095239, 0.9989642857142856, 0.9780833333333332, 1.0160119047619047, 0.9990952380952381, 0.9948095238095239, 1.0058333333333334, 1.0277976190476192, 0.9715238095238096, 0.9926309523809526, 1.0131428571428571, 0.98675, 1.0008333333333332, 1.0307380952380951, 0.9945833333333334, 1.0431547619047619, 1.0324404761904762, 1.0112380952380953, 0.9850119047619048, 0.9990595238095237, 1.0202023809523812, 0.9778333333333334, 1.0270119047619048, 1.0101428571428572, 0.998452380952381, 1.024404761904762, 0.9754880952380953, 0.9825833333333334, 0.97725, 0.9827261904761906, 0.9980119047619047, 1.0285357142857143, 1.0245833333333334, 1.0257023809523809, 1.021059523809524, 0.9936190476190476, 0.9950952380952381, 0.9791428571428572, 0.9858571428571429, 0.9485119047619047, 0.9602142857142857, 0.9541190476190474, 0.9699642857142857, 0.9625595238095238, 0.948547619047619, 0.9799642857142858, 0.97275, 0.9754642857142858, 0.9628928571428572, 0.9812619047619047, 1.0163095238095239, 0.9879999999999999, 1.0218333333333334, 1.0107142857142857, 1.046857142857143, 1.0406309523809525, 1.018845238095238, 1.0135238095238095, 0.9970833333333333, 1.0193690476190478, 0.9606428571428571, 0.978845238095238, 0.9809404761904762, 1.0100595238095238, 0.9908452380952381, 0.9879047619047618, 0.9845833333333334, 1.0118214285714284, 1.0061785714285716, 1.01525, 1.0030357142857143, 1.0368690476190476, 0.9939880952380953, 1.0339166666666666, 0.9987499999999999, 0.9770238095238094, 0.9882380952380952, 0.9945119047619048, 0.9994166666666667, 0.9547738095238094, 0.9817857142857145, 1.003654761904762, 1.0207738095238095, 0.9875952380952379, 0.9770595238095239, 0.9934761904761904, 0.9803333333333333, 0.9820476190476193, 1.0007142857142857, 1.0225000000000002, 1.0319523809523812, 1.0280595238095238, 1.0502500000000001, 1.0320595238095238, 1.0130714285714286, 1.0428571428571427, 1.0199761904761904, 1.0131071428571428, 1.0336785714285714, 1.0128214285714285, 1.0328452380952382, 1.0278214285714284, 1.0133928571428572, 1.0259285714285713, 0.982904761904762, 1.019297619047619, 0.9584999999999999, 0.9737380952380954, 0.9647499999999999, 0.9724047619047619, 0.9680833333333334, 0.9564285714285715, 0.9879285714285713, 0.9688333333333334, 0.9637023809523809, 0.9953333333333334, 0.989857142857143, 0.9679047619047619, 0.9901904761904762, 0.9679047619047619, 0.997892857142857, 0.961797619047619, 0.9673214285714286, 0.9875357142857143, 0.993452380952381, 0.9871190476190477, 1.0354047619047622, 1.0169642857142858, 0.990952380952381, 1.043845238095238, 1.0015952380952382, 1.0442023809523808, 1.0194880952380951, 0.9846666666666667, 0.9863333333333334, 0.9838095238095238, 0.9915476190476191, 0.9625238095238096, 0.9928809523809524, 0.9817619047619048, 1.0280714285714285, 1.0084642857142858, 0.9784761904761906, 1.0155238095238095, 1.0138214285714287, 1.0328809523809526, 1.0059166666666668, 0.972, 1.0321666666666667, 0.9792380952380955, 0.9861190476190477, 1.0282142857142857, 0.9804047619047621, 1.0124404761904762, 1.0306904761904763, 1.0189761904761905, 1.0443333333333336, 0.9920714285714286, 1.0492857142857142, 1.0119285714285715, 1.0115714285714286, 1.0458690476190478, 1.0080595238095238, 1.0412380952380953, 0.985904761904762, 1.041154761904762, 0.9757261904761906, 0.9881309523809525, 1.0073809523809523, 0.9843690476190476, 0.991607142857143, 1.0386666666666666, 1.0252857142857141, 1.0164404761904762, 1.0474523809523808, 1.020202380952381, 1.0276904761904762, 1.007642857142857, 0.9863809523809524, 0.9914523809523811, 1.0212619047619047, 0.9657380952380954, 1.0036309523809526, 1.0192857142857144, 0.9859404761904762, 0.9762857142857142, 1.0170119047619048, 0.9720595238095239, 0.9930714285714285, 1.014761904761905, 0.9729047619047618, 0.9863333333333334, 0.9969880952380953, 1.0202619047619048, 1.0155595238095239, 0.9705119047619049, 1.023988095238095, 0.9722380952380953, 0.9906428571428573, 1.0073928571428572, 0.978797619047619, 0.9823690476190476, 1.0175238095238095, 1.013547619047619]</text:p>
          </table:table-cell>
          <table:table-cell office:value-type="float" office:value="5.691254234313964">
            <text:p>5.691254234313964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MSIARLVTTGLLLLQLTACASVQSLERPHTVALPMPADVAARFDYEAGEVRAELKLVRENSTYRVFDGEFLPDIAGSDDNSAITFEYYQQTGTTRAPVVLVLPILNGQKQVVWPFATYFANNGYNAVIVDTLQRKTLLEDMLEPEAAIRRTTIRHRRVLDWLDTMPEIDKDKIAVFGASLGGFNSLFLTAADSRISAAALALVAGDLPFVLTNSSEGRIIDAADGAMETLQTDREGLRQYLEEHILSDPMDLAHYIAPERVLLVLAKFDDAVHYEKQLELQAAMGDPESITLPTGHVTTAAYLFYLRSSVLDFFDRKFDGRDSHPDGEP">
            <text:p>MSIARLVTTGLLLLQLTACASVQSLERPHTVALPMPADVAARFDYEAGEVRAELKLVRENSTYRVFDGEFLPDIAGSDDNSAITFEYYQQTGTTRAPVVLVLPILNGQKQVVWPFATYFANNGYNAVIVDTLQRKTLLEDMLEPEAAIRRTTIRHRRVLDWLDTMPEIDKDKIAVFGASLGGFNSLFLTAADSRISAAALALVAGDLPFVLTNSSEGRIIDAADGAMETLQTDREGLRQYLEEHILSDPMDLAHYIAPERVLLVLAKFDDAVHYEKQLELQAAMGDPESITLPTGHVTTAAYLFYLRSSVLDFFDRKFDGRDSHPDGEP</text:p>
          </table:table-cell>
          <table:table-cell office:value-type="string" office:value="BFDNEDID_75822">
            <text:p>BFDNEDID_75822</text:p>
          </table:table-cell>
          <table:table-cell office:value-type="float" office:value="329">
            <text:p>329</text:p>
          </table:table-cell>
          <table:table-cell office:value-type="float" office:value="0.0851063829787234">
            <text:p>0.0851063829787234</text:p>
          </table:table-cell>
          <table:table-cell office:value-type="float" office:value="-0.0513677811550152">
            <text:p>-0.0513677811550152</text:p>
          </table:table-cell>
          <table:table-cell office:value-type="float" office:value="43.99273556231003">
            <text:p>43.99273556231003</text:p>
          </table:table-cell>
          <table:table-cell office:value-type="float" office:value="36453.90250000006">
            <text:p>36453.90250000006</text:p>
          </table:table-cell>
          <table:table-cell office:value-type="string" office:value="(0.3252279635258359, 0.17933130699088146, 0.3221884498480243)">
            <text:p>(0.3252279635258359, 0.17933130699088146, 0.3221884498480243)</text:p>
          </table:table-cell>
          <table:table-cell office:value-type="string" office:value="[0.9593333333333334, 0.9724880952380953, 0.9841785714285713, 0.9756309523809524, 0.9807380952380953, 0.9516428571428573, 0.9670714285714287, 0.9630476190476193, 0.9610476190476192, 0.9822857142857143, 0.9450833333333334, 0.9779404761904761, 0.9699761904761904, 0.9579761904761904, 0.9894761904761905, 0.9931428571428571, 0.9661785714285716, 1.0139285714285715, 1.0053452380952383, 0.9923333333333333, 1.0430714285714286, 0.9994999999999999, 1.0198333333333334, 0.9850714285714287, 0.9995952380952382, 0.9744285714285714, 0.9865833333333334, 0.9688571428571431, 1.001202380952381, 0.9733095238095237, 1.0126190476190478, 0.9882857142857142, 1.0160238095238097, 0.9750119047619047, 0.9996071428571428, 0.99, 0.9891428571428572, 0.9704166666666667, 1.0168095238095238, 0.9725238095238096, 1.0379166666666666, 0.9931190476190476, 1.0242380952380952, 1.0301785714285716, 0.9876190476190477, 1.0269761904761905, 1.0074404761904763, 1.0324523809523811, 0.9782023809523811, 1.0321309523809525, 0.9746666666666668, 1.0023690476190477, 1.0212857142857144, 1.0288452380952382, 1.0108809523809523, 1.0166428571428572, 1.0038928571428571, 0.9876904761904763, 1.004190476190476, 0.9679761904761903, 0.9805357142857142, 1.0151666666666668, 0.9876309523809523, 1.0142857142857142, 0.9727619047619048, 1.005440476190476, 1.0220238095238094, 1.004059523809524, 0.9749047619047618, 1.0121309523809525, 1.0228690476190476, 1.028761904761905, 1.037809523809524, 1.0382619047619048, 1.0350595238095237, 1.0316785714285714, 1.0048690476190476, 0.9935714285714287, 1.0035357142857142, 0.9654642857142858, 1.0115476190476191, 0.9515238095238094, 0.9835357142857143, 1.0113809523809525, 0.999202380952381, 0.9980952380952381, 1.0113095238095235, 1.002154761904762, 1.010202380952381, 1.006392857142857, 0.992892857142857, 1.0019642857142856, 0.9573452380952381, 0.965797619047619, 0.9604642857142858, 0.9534761904761905, 0.9525238095238096, 0.9776428571428569, 0.9455595238095237, 0.9786190476190477, 1.0140357142857144, 1.0076071428571427, 1.020654761904762, 1.032202380952381, 1.0045595238095237, 0.9873571428571429, 0.9872142857142857, 0.9688333333333334, 0.9943690476190474, 0.9380595238095237, 0.9712738095238096, 0.9640595238095238, 0.9532380952380952, 0.9679166666666665, 0.9889404761904762, 0.9988690476190476, 0.9979761904761905, 1.000547619047619, 0.9843452380952381, 1.0191904761904762, 0.9758809523809524, 0.9688214285714286, 0.970904761904762, 0.9689642857142857, 1.0009047619047617, 0.9688095238095238, 0.9804285714285713, 1.020488095238095, 1.0035238095238097, 1.0273214285714287, 0.9903690476190476, 0.9976190476190477, 1.0062380952380952, 1.0319166666666666, 1.0036309523809526, 0.9871071428571428, 1.0105119047619049, 1.0507619047619048, 1.0203809523809522, 1.0317857142857143, 0.9979404761904762, 1.011952380952381, 0.993547619047619, 1.0091071428571428, 0.9886190476190476, 0.9833571428571427, 0.9839047619047618, 0.969642857142857, 0.9980833333333333, 0.969547619047619, 0.9870238095238095, 0.9793571428571429, 0.9620119047619049, 0.9729642857142858, 0.9984285714285713, 0.9474166666666667, 0.9805357142857144, 1.005988095238095, 0.982892857142857, 0.9916428571428572, 1.022904761904762, 1.0290714285714286, 0.9994880952380951, 1.0623809523809524, 1.0500238095238095, 1.0407738095238093, 1.0441785714285716, 0.9879523809523809, 1.0162738095238097, 0.9792500000000001, 0.9757738095238095, 0.9957261904761904, 0.9698333333333332, 1.0003690476190474, 0.9706309523809522, 1.0133452380952381, 1.002333333333333, 0.9772380952380954, 1.017845238095238, 0.9879880952380953, 0.9632500000000002, 0.9691309523809524, 0.9704761904761906, 0.9841904761904762, 0.9770238095238096, 0.988404761904762, 1.0138452380952383, 1.0052142857142858, 1.0042857142857142, 0.9912976190476191, 1.0235, 0.9848690476190476, 0.9876785714285715, 0.9796071428571429, 0.9629285714285714, 0.976702380952381, 0.9554285714285714, 0.9677857142857142, 0.9825952380952381, 0.9928690476190476, 0.9989047619047621, 0.9670714285714287, 1.007547619047619, 0.9567380952380953, 0.9774642857142857, 0.973892857142857, 0.9908928571428571, 1.0073333333333334, 1.0126666666666668, 1.028404761904762, 1.0428214285714286, 1.018547619047619, 1.0173690476190476, 0.9930238095238094, 0.99575, 1.020190476190476, 0.9818690476190477, 1.0005238095238096, 1.0196071428571427, 1.007083333333333, 1.0069761904761907, 1.0020714285714285, 1.034559523809524, 0.990654761904762, 0.9939285714285715, 1.0244285714285712, 1.0073333333333334, 1.0359523809523812, 1.0118214285714286, 1.041261904761905, 1.0162380952380952, 0.9992380952380954, 1.018047619047619, 1.0052261904761903, 0.9806190476190478, 0.9969404761904761, 1.0269880952380954, 1.0022738095238095, 0.9734761904761905, 0.9910714285714286, 0.9992261904761905, 1.0208333333333333, 1.0101071428571426, 1.0046904761904762, 0.992452380952381, 1.0284404761904764, 0.9743690476190477, 0.9912619047619048, 0.9638095238095239, 0.9609642857142857, 0.9696309523809525, 0.987154761904762, 1.000809523809524, 1.0050952380952383, 0.98225, 0.9753095238095238, 0.9767261904761907, 0.963607142857143, 0.9588333333333335, 0.9569404761904763, 0.9756547619047619, 1.0072142857142858, 0.9645952380952381, 1.032130952380952, 1.008, 0.9868571428571429, 0.9851785714285716, 0.9942142857142858, 0.9932619047619047, 1.0305357142857143, 1.0152261904761906, 1.0084166666666667, 1.0037738095238096, 1.0493571428571429, 0.9871904761904763, 1.022, 0.9875238095238095, 0.9973095238095239, 0.9961071428571429, 1.0229642857142855, 1.0304285714285715, 1.025452380952381, 1.0411547619047619, 1.0198214285714287, 0.9988809523809524, 1.0207976190476191, 0.9889642857142859, 1.0159166666666666, 0.9808928571428571, 0.9949761904761903, 0.9739404761904761, 0.9802380952380952, 0.994547619047619, 0.9781547619047618, 0.9721904761904762, 0.9676071428571428, 0.9509166666666667, 0.953654761904762, 0.9427976190476192, 0.9500000000000002, 0.9569642857142856, 0.9788809523809524, 0.9838214285714286, 0.9890238095238097, 0.9693333333333333, 0.9846904761904762, 1.0085238095238096, 0.9543333333333334, 0.9835, 1.0151190476190477, 0.990357142857143, 1.0287976190476191, 0.9799166666666667, 1.0494285714285714, 1.0224047619047618, 1.0215952380952382, 1.0377857142857143, 1.0237976190476192, 1.0130119047619048, 1.0494285714285714]">
            <text:p>[0.9593333333333334, 0.9724880952380953, 0.9841785714285713, 0.9756309523809524, 0.9807380952380953, 0.9516428571428573, 0.9670714285714287, 0.9630476190476193, 0.9610476190476192, 0.9822857142857143, 0.9450833333333334, 0.9779404761904761, 0.9699761904761904, 0.9579761904761904, 0.9894761904761905, 0.9931428571428571, 0.9661785714285716, 1.0139285714285715, 1.0053452380952383, 0.9923333333333333, 1.0430714285714286, 0.9994999999999999, 1.0198333333333334, 0.9850714285714287, 0.9995952380952382, 0.9744285714285714, 0.9865833333333334, 0.9688571428571431, 1.001202380952381, 0.9733095238095237, 1.0126190476190478, 0.9882857142857142, 1.0160238095238097, 0.9750119047619047, 0.9996071428571428, 0.99, 0.9891428571428572, 0.9704166666666667, 1.0168095238095238, 0.9725238095238096, 1.0379166666666666, 0.9931190476190476, 1.0242380952380952, 1.0301785714285716, 0.9876190476190477, 1.0269761904761905, 1.0074404761904763, 1.0324523809523811, 0.9782023809523811, 1.0321309523809525, 0.9746666666666668, 1.0023690476190477, 1.0212857142857144, 1.0288452380952382, 1.0108809523809523, 1.0166428571428572, 1.0038928571428571, 0.9876904761904763, 1.004190476190476, 0.9679761904761903, 0.9805357142857142, 1.0151666666666668, 0.9876309523809523, 1.0142857142857142, 0.9727619047619048, 1.005440476190476, 1.0220238095238094, 1.004059523809524, 0.9749047619047618, 1.0121309523809525, 1.0228690476190476, 1.028761904761905, 1.037809523809524, 1.0382619047619048, 1.0350595238095237, 1.0316785714285714, 1.0048690476190476, 0.9935714285714287, 1.0035357142857142, 0.9654642857142858, 1.0115476190476191, 0.9515238095238094, 0.9835357142857143, 1.0113809523809525, 0.999202380952381, 0.9980952380952381, 1.0113095238095235, 1.002154761904762, 1.010202380952381, 1.006392857142857, 0.992892857142857, 1.0019642857142856, 0.9573452380952381, 0.965797619047619, 0.9604642857142858, 0.9534761904761905, 0.9525238095238096, 0.9776428571428569, 0.9455595238095237, 0.9786190476190477, 1.0140357142857144, 1.0076071428571427, 1.020654761904762, 1.032202380952381, 1.0045595238095237, 0.9873571428571429, 0.9872142857142857, 0.9688333333333334, 0.9943690476190474, 0.9380595238095237, 0.9712738095238096, 0.9640595238095238, 0.9532380952380952, 0.9679166666666665, 0.9889404761904762, 0.9988690476190476, 0.9979761904761905, 1.000547619047619, 0.9843452380952381, 1.0191904761904762, 0.9758809523809524, 0.9688214285714286, 0.970904761904762, 0.9689642857142857, 1.0009047619047617, 0.9688095238095238, 0.9804285714285713, 1.020488095238095, 1.0035238095238097, 1.0273214285714287, 0.9903690476190476, 0.9976190476190477, 1.0062380952380952, 1.0319166666666666, 1.0036309523809526, 0.9871071428571428, 1.0105119047619049, 1.0507619047619048, 1.0203809523809522, 1.0317857142857143, 0.9979404761904762, 1.011952380952381, 0.993547619047619, 1.0091071428571428, 0.9886190476190476, 0.9833571428571427, 0.9839047619047618, 0.969642857142857, 0.9980833333333333, 0.969547619047619, 0.9870238095238095, 0.9793571428571429, 0.9620119047619049, 0.9729642857142858, 0.9984285714285713, 0.9474166666666667, 0.9805357142857144, 1.005988095238095, 0.982892857142857, 0.9916428571428572, 1.022904761904762, 1.0290714285714286, 0.9994880952380951, 1.0623809523809524, 1.0500238095238095, 1.0407738095238093, 1.0441785714285716, 0.9879523809523809, 1.0162738095238097, 0.9792500000000001, 0.9757738095238095, 0.9957261904761904, 0.9698333333333332, 1.0003690476190474, 0.9706309523809522, 1.0133452380952381, 1.002333333333333, 0.9772380952380954, 1.017845238095238, 0.9879880952380953, 0.9632500000000002, 0.9691309523809524, 0.9704761904761906, 0.9841904761904762, 0.9770238095238096, 0.988404761904762, 1.0138452380952383, 1.0052142857142858, 1.0042857142857142, 0.9912976190476191, 1.0235, 0.9848690476190476, 0.9876785714285715, 0.9796071428571429, 0.9629285714285714, 0.976702380952381, 0.9554285714285714, 0.9677857142857142, 0.9825952380952381, 0.9928690476190476, 0.9989047619047621, 0.9670714285714287, 1.007547619047619, 0.9567380952380953, 0.9774642857142857, 0.973892857142857, 0.9908928571428571, 1.0073333333333334, 1.0126666666666668, 1.028404761904762, 1.0428214285714286, 1.018547619047619, 1.0173690476190476, 0.9930238095238094, 0.99575, 1.020190476190476, 0.9818690476190477, 1.0005238095238096, 1.0196071428571427, 1.007083333333333, 1.0069761904761907, 1.0020714285714285, 1.034559523809524, 0.990654761904762, 0.9939285714285715, 1.0244285714285712, 1.0073333333333334, 1.0359523809523812, 1.0118214285714286, 1.041261904761905, 1.0162380952380952, 0.9992380952380954, 1.018047619047619, 1.0052261904761903, 0.9806190476190478, 0.9969404761904761, 1.0269880952380954, 1.0022738095238095, 0.9734761904761905, 0.9910714285714286, 0.9992261904761905, 1.0208333333333333, 1.0101071428571426, 1.0046904761904762, 0.992452380952381, 1.0284404761904764, 0.9743690476190477, 0.9912619047619048, 0.9638095238095239, 0.9609642857142857, 0.9696309523809525, 0.987154761904762, 1.000809523809524, 1.0050952380952383, 0.98225, 0.9753095238095238, 0.9767261904761907, 0.963607142857143, 0.9588333333333335, 0.9569404761904763, 0.9756547619047619, 1.0072142857142858, 0.9645952380952381, 1.032130952380952, 1.008, 0.9868571428571429, 0.9851785714285716, 0.9942142857142858, 0.9932619047619047, 1.0305357142857143, 1.0152261904761906, 1.0084166666666667, 1.0037738095238096, 1.0493571428571429, 0.9871904761904763, 1.022, 0.9875238095238095, 0.9973095238095239, 0.9961071428571429, 1.0229642857142855, 1.0304285714285715, 1.025452380952381, 1.0411547619047619, 1.0198214285714287, 0.9988809523809524, 1.0207976190476191, 0.9889642857142859, 1.0159166666666666, 0.9808928571428571, 0.9949761904761903, 0.9739404761904761, 0.9802380952380952, 0.994547619047619, 0.9781547619047618, 0.9721904761904762, 0.9676071428571428, 0.9509166666666667, 0.953654761904762, 0.9427976190476192, 0.9500000000000002, 0.9569642857142856, 0.9788809523809524, 0.9838214285714286, 0.9890238095238097, 0.9693333333333333, 0.9846904761904762, 1.0085238095238096, 0.9543333333333334, 0.9835, 1.0151190476190477, 0.990357142857143, 1.0287976190476191, 0.9799166666666667, 1.0494285714285714, 1.0224047619047618, 1.0215952380952382, 1.0377857142857143, 1.0237976190476192, 1.0130119047619048, 1.0494285714285714]</text:p>
          </table:table-cell>
          <table:table-cell office:value-type="float" office:value="4.709872245788574">
            <text:p>4.709872245788574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MEVASEYADVGDEAMHNYLLGRAGESGQPRYLAEILKYPDSALKVDVPVPGDSEIYGPASGLTLSVVTFLTFPSSPKQQLNRYAFPYYDARYGVFEDMLGPGEAPSFANPNERYPLIILAHGASAHGVYDVRHAHDLASHGYIVAVITYGDDRTAHPDQLNHHVSYLRPFLTKAVLDELLESETFGPHIDADNIGITGHSFGGFTALAVAGGPFQGDTATVSDTRIKAGAIAAPWVGGNYDGKDVYAFGPGNADLNQVRIPIISFFGTKDQDTLASFILPAMKHLSGPTYVVELIDQPHIFEQGSWDDRDNWELLFFSAYLKHDPASLATLKLGRSMKGGNEDFQLFDYQRSTDNE">
            <text:p>MEVASEYADVGDEAMHNYLLGRAGESGQPRYLAEILKYPDSALKVDVPVPGDSEIYGPASGLTLSVVTFLTFPSSPKQQLNRYAFPYYDARYGVFEDMLGPGEAPSFANPNERYPLIILAHGASAHGVYDVRHAHDLASHGYIVAVITYGDDRTAHPDQLNHHVSYLRPFLTKAVLDELLESETFGPHIDADNIGITGHSFGGFTALAVAGGPFQGDTATVSDTRIKAGAIAAPWVGGNYDGKDVYAFGPGNADLNQVRIPIISFFGTKDQDTLASFILPAMKHLSGPTYVVELIDQPHIFEQGSWDDRDNWELLFFSAYLKHDPASLATLKLGRSMKGGNEDFQLFDYQRSTDNE</text:p>
          </table:table-cell>
          <table:table-cell office:value-type="string" office:value="BFDNEDID_76976">
            <text:p>BFDNEDID_76976</text:p>
          </table:table-cell>
          <table:table-cell office:value-type="float" office:value="356">
            <text:p>356</text:p>
          </table:table-cell>
          <table:table-cell office:value-type="float" office:value="0.1151685393258427">
            <text:p>0.1151685393258427</text:p>
          </table:table-cell>
          <table:table-cell office:value-type="float" office:value="-0.24522471910112387">
            <text:p>-0.24522471910112387</text:p>
          </table:table-cell>
          <table:table-cell office:value-type="float" office:value="34.24185393258426">
            <text:p>34.24185393258426</text:p>
          </table:table-cell>
          <table:table-cell office:value-type="float" office:value="38924.827900000055">
            <text:p>38924.827900000055</text:p>
          </table:table-cell>
          <table:table-cell office:value-type="string" office:value="(0.31179775280898875, 0.25842696629213485, 0.25)">
            <text:p>(0.31179775280898875, 0.25842696629213485, 0.25)</text:p>
          </table:table-cell>
          <table:table-cell office:value-type="string" office:value="[1.020761904761905, 0.9799047619047621, 1.013702380952381, 1.0243571428571427, 0.989107142857143, 1.033047619047619, 1.0237500000000002, 1.025654761904762, 0.9985833333333334, 1.0000357142857144, 0.995297619047619, 1.0013452380952381, 0.9534999999999999, 0.9694999999999998, 0.9694285714285713, 0.9949047619047617, 0.9864880952380952, 0.996452380952381, 1.0236190476190477, 1.0402380952380954, 1.0300238095238097, 1.0368571428571427, 1.0360238095238095, 1.0284404761904764, 1.005857142857143, 0.9876547619047619, 0.9916428571428572, 0.9922976190476192, 1.0076904761904761, 0.9564285714285715, 0.9899642857142859, 1.029547619047619, 0.9775, 1.0345238095238096, 1.0167857142857142, 1.017952380952381, 1.0072500000000002, 1.0031071428571428, 1.0403809523809524, 0.9759642857142858, 1.0249642857142858, 0.9738809523809524, 1.0219761904761906, 0.9843571428571429, 1.0302142857142857, 1.0197500000000002, 1.0334761904761907, 1.0248214285714285, 1.0343333333333333, 0.9913928571428573, 1.0096666666666667, 1.024357142857143, 1.0106666666666666, 0.9941785714285714, 1.0158928571428572, 1.0021785714285714, 0.9847499999999999, 1.003047619047619, 0.9707023809523811, 0.9983452380952381, 0.9493095238095238, 0.9616785714285714, 0.9725238095238096, 0.9404642857142859, 0.9602142857142859, 0.9725714285714285, 0.9587976190476191, 1.0131309523809524, 1.0073214285714287, 1.0260952380952382, 1.0396309523809522, 1.0522380952380952, 1.0332738095238096, 1.0370595238095237, 1.0047023809523812, 1.0318095238095237, 0.9912142857142857, 0.9733690476190476, 0.9883571428571429, 0.9580595238095239, 0.9978095238095238, 0.9513452380952382, 0.9753809523809525, 1.0058571428571428, 0.9715833333333334, 0.992095238095238, 0.9657023809523809, 1.0014999999999998, 0.969, 0.9814761904761905, 1.0209285714285716, 0.991654761904762, 0.9807619047619047, 0.9981547619047619, 1.0280476190476189, 1.022047619047619, 1.0191904761904762, 1.0403928571428571, 1.0102142857142855, 1.038345238095238, 1.020345238095238, 0.9900714285714285, 1.022654761904762, 1.0265238095238094, 1.0244166666666665, 1.0256785714285717, 1.0377380952380952, 1.011797619047619, 0.9990595238095239, 1.0183809523809522, 0.9597738095238096, 0.9642023809523809, 0.9535833333333333, 0.9546309523809523, 0.9672738095238096, 0.9593571428571428, 0.9920952380952379, 0.9777023809523809, 1.0057023809523808, 0.984107142857143, 0.9827142857142858, 1.0029523809523808, 0.9635357142857143, 0.9779166666666668, 1.0016309523809523, 0.953202380952381, 0.9908928571428571, 0.9681190476190477, 0.986404761904762, 0.9753571428571429, 1.0055476190476191, 0.9636785714285713, 0.9981190476190476, 1.0022380952380954, 0.970107142857143, 0.9959166666666667, 0.9535952380952382, 0.9638809523809525, 0.9557738095238096, 0.9604880952380952, 0.9400476190476192, 0.9498452380952381, 0.9745238095238093, 0.963952380952381, 1.0091785714285715, 1.0113809523809523, 1.0160357142857144, 1.0068452380952382, 1.0130476190476192, 1.0123214285714286, 1.0053928571428572, 1.0260714285714285, 1.0152380952380953, 1.0068095238095238, 0.9881547619047618, 1.0186904761904763, 0.9755714285714285, 0.9809880952380953, 0.9669642857142858, 0.9896071428571428, 0.9522380952380952, 0.970904761904762, 0.9847738095238094, 0.9832738095238095, 0.957297619047619, 0.9846785714285714, 0.9967380952380952, 1.00875, 0.9711309523809524, 0.9845476190476192, 0.9967142857142856, 1.0219285714285715, 1.0090238095238095, 0.9761190476190477, 1.0110000000000001, 1.0493214285714285, 1.016047619047619, 1.032357142857143, 1.0035595238095238, 1.0008095238095238, 1.0279285714285713, 1.0046309523809522, 0.9778571428571429, 0.9888452380952379, 1.026154761904762, 0.991404761904762, 1.0245833333333334, 1.0041428571428572, 0.9830714285714286, 1.0206666666666666, 0.973964285714286, 1.0040238095238094, 0.9931309523809523, 0.9725595238095239, 1.0096547619047618, 0.9651071428571429, 1.0107738095238095, 0.9892023809523808, 0.962, 0.9944761904761905, 0.9711904761904762, 0.9626190476190478, 0.9779642857142857, 0.9620714285714287, 0.9913928571428572, 0.9956666666666666, 0.9960952380952379, 1.0077380952380952, 0.9847499999999999, 1.0350833333333331, 1.0145238095238096, 1.0228095238095238, 0.9979761904761905, 1.003809523809524, 1.009797619047619, 0.9914880952380952, 1.0247261904761904, 1.007797619047619, 0.9965833333333333, 1.0119166666666668, 0.9952619047619048, 1.0438690476190478, 0.986, 1.0095714285714283, 0.9876547619047619, 0.9818095238095239, 0.9968214285714286, 0.9776428571428571, 0.9901904761904761, 0.9514761904761904, 0.9856071428571428, 1.0038928571428571, 0.9949523809523809, 1.0061785714285716, 0.9891904761904764, 1.0493214285714285, 1.0240119047619047, 1.0417261904761905, 1.017845238095238, 0.984107142857143, 0.9964642857142858, 0.9966666666666667, 0.9712261904761906, 1.0079642857142856, 0.9995833333333334, 1.0082857142857142, 1.0206666666666666, 1.0086071428571428, 1.0381785714285714, 0.9912261904761905, 1.029702380952381, 1.0007380952380953, 0.9779761904761906, 1.0039404761904762, 0.9657023809523809, 1.0027261904761906, 0.9515595238095239, 0.9654166666666667, 0.9889880952380953, 0.9435952380952382, 0.9736309523809525, 1.004845238095238, 0.9956190476190475, 1.0394166666666667, 1.0254999999999999, 1.0314880952380951, 1.0408333333333335, 1.0142619047619046, 1.0008928571428573, 1.0033452380952381, 0.9935952380952381, 0.9516547619047618, 0.9700357142857143, 0.9676666666666666, 0.9975238095238096, 0.9712380952380952, 0.9780238095238095, 1.0205000000000002, 0.9719642857142856, 0.9990238095238096, 1.023154761904762, 1.0031071428571428, 1.0074285714285713, 0.9839523809523809, 0.9780119047619048, 0.9828452380952383, 0.9726904761904762, 1.0048214285714288, 0.9513452380952382, 0.9855119047619046, 1.0216785714285714, 0.9964761904761904, 1.0017261904761905, 0.9760833333333333, 0.988452380952381, 0.9908214285714285, 1.0302261904761905, 0.992047619047619, 1.0073809523809523, 1.019714285714286, 0.9939880952380953, 1.0538452380952381, 1.0273452380952381, 1.014690476190476, 1.0384761904761906, 1.0203095238095239, 0.9899166666666668, 1.0346785714285716, 0.9555952380952382, 0.9729047619047618, 0.9590238095238096, 0.9568809523809524, 0.9831309523809525, 0.9536785714285714, 0.9606904761904763, 0.980642857142857, 1.024154761904762, 0.9764999999999999, 1.0315357142857142, 1.0113571428571428, 1.00375, 1.0230357142857143, 0.9789523809523809, 1.0060952380952382, 0.993047619047619, 0.9786190476190477, 1.0248452380952382, 0.9692619047619049, 1.0202380952380952, 1.0056190476190476, 1.022607142857143, 1.004, 1.0513333333333335, 1.0230595238095237, 1.0417738095238096, 1.044511904761905, 1.0499285714285715, 1.0319047619047619, 0.9899166666666668, 1.0283809523809524, 0.9747857142857144, 0.9803452380952381, 1.0089880952380952, 0.9608928571428572, 1.0141666666666667, 0.9981547619047619, 1.0223690476190477]">
            <text:p>[1.020761904761905, 0.9799047619047621, 1.013702380952381, 1.0243571428571427, 0.989107142857143, 1.033047619047619, 1.0237500000000002, 1.025654761904762, 0.9985833333333334, 1.0000357142857144, 0.995297619047619, 1.0013452380952381, 0.9534999999999999, 0.9694999999999998, 0.9694285714285713, 0.9949047619047617, 0.9864880952380952, 0.996452380952381, 1.0236190476190477, 1.0402380952380954, 1.0300238095238097, 1.0368571428571427, 1.0360238095238095, 1.0284404761904764, 1.005857142857143, 0.9876547619047619, 0.9916428571428572, 0.9922976190476192, 1.0076904761904761, 0.9564285714285715, 0.9899642857142859, 1.029547619047619, 0.9775, 1.0345238095238096, 1.0167857142857142, 1.017952380952381, 1.0072500000000002, 1.0031071428571428, 1.0403809523809524, 0.9759642857142858, 1.0249642857142858, 0.9738809523809524, 1.0219761904761906, 0.9843571428571429, 1.0302142857142857, 1.0197500000000002, 1.0334761904761907, 1.0248214285714285, 1.0343333333333333, 0.9913928571428573, 1.0096666666666667, 1.024357142857143, 1.0106666666666666, 0.9941785714285714, 1.0158928571428572, 1.0021785714285714, 0.9847499999999999, 1.003047619047619, 0.9707023809523811, 0.9983452380952381, 0.9493095238095238, 0.9616785714285714, 0.9725238095238096, 0.9404642857142859, 0.9602142857142859, 0.9725714285714285, 0.9587976190476191, 1.0131309523809524, 1.0073214285714287, 1.0260952380952382, 1.0396309523809522, 1.0522380952380952, 1.0332738095238096, 1.0370595238095237, 1.0047023809523812, 1.0318095238095237, 0.9912142857142857, 0.9733690476190476, 0.9883571428571429, 0.9580595238095239, 0.9978095238095238, 0.9513452380952382, 0.9753809523809525, 1.0058571428571428, 0.9715833333333334, 0.992095238095238, 0.9657023809523809, 1.0014999999999998, 0.969, 0.9814761904761905, 1.0209285714285716, 0.991654761904762, 0.9807619047619047, 0.9981547619047619, 1.0280476190476189, 1.022047619047619, 1.0191904761904762, 1.0403928571428571, 1.0102142857142855, 1.038345238095238, 1.020345238095238, 0.9900714285714285, 1.022654761904762, 1.0265238095238094, 1.0244166666666665, 1.0256785714285717, 1.0377380952380952, 1.011797619047619, 0.9990595238095239, 1.0183809523809522, 0.9597738095238096, 0.9642023809523809, 0.9535833333333333, 0.9546309523809523, 0.9672738095238096, 0.9593571428571428, 0.9920952380952379, 0.9777023809523809, 1.0057023809523808, 0.984107142857143, 0.9827142857142858, 1.0029523809523808, 0.9635357142857143, 0.9779166666666668, 1.0016309523809523, 0.953202380952381, 0.9908928571428571, 0.9681190476190477, 0.986404761904762, 0.9753571428571429, 1.0055476190476191, 0.9636785714285713, 0.9981190476190476, 1.0022380952380954, 0.970107142857143, 0.9959166666666667, 0.9535952380952382, 0.9638809523809525, 0.9557738095238096, 0.9604880952380952, 0.9400476190476192, 0.9498452380952381, 0.9745238095238093, 0.963952380952381, 1.0091785714285715, 1.0113809523809523, 1.0160357142857144, 1.0068452380952382, 1.0130476190476192, 1.0123214285714286, 1.0053928571428572, 1.0260714285714285, 1.0152380952380953, 1.0068095238095238, 0.9881547619047618, 1.0186904761904763, 0.9755714285714285, 0.9809880952380953, 0.9669642857142858, 0.9896071428571428, 0.9522380952380952, 0.970904761904762, 0.9847738095238094, 0.9832738095238095, 0.957297619047619, 0.9846785714285714, 0.9967380952380952, 1.00875, 0.9711309523809524, 0.9845476190476192, 0.9967142857142856, 1.0219285714285715, 1.0090238095238095, 0.9761190476190477, 1.0110000000000001, 1.0493214285714285, 1.016047619047619, 1.032357142857143, 1.0035595238095238, 1.0008095238095238, 1.0279285714285713, 1.0046309523809522, 0.9778571428571429, 0.9888452380952379, 1.026154761904762, 0.991404761904762, 1.0245833333333334, 1.0041428571428572, 0.9830714285714286, 1.0206666666666666, 0.973964285714286, 1.0040238095238094, 0.9931309523809523, 0.9725595238095239, 1.0096547619047618, 0.9651071428571429, 1.0107738095238095, 0.9892023809523808, 0.962, 0.9944761904761905, 0.9711904761904762, 0.9626190476190478, 0.9779642857142857, 0.9620714285714287, 0.9913928571428572, 0.9956666666666666, 0.9960952380952379, 1.0077380952380952, 0.9847499999999999, 1.0350833333333331, 1.0145238095238096, 1.0228095238095238, 0.9979761904761905, 1.003809523809524, 1.009797619047619, 0.9914880952380952, 1.0247261904761904, 1.007797619047619, 0.9965833333333333, 1.0119166666666668, 0.9952619047619048, 1.0438690476190478, 0.986, 1.0095714285714283, 0.9876547619047619, 0.9818095238095239, 0.9968214285714286, 0.9776428571428571, 0.9901904761904761, 0.9514761904761904, 0.9856071428571428, 1.0038928571428571, 0.9949523809523809, 1.0061785714285716, 0.9891904761904764, 1.0493214285714285, 1.0240119047619047, 1.0417261904761905, 1.017845238095238, 0.984107142857143, 0.9964642857142858, 0.9966666666666667, 0.9712261904761906, 1.0079642857142856, 0.9995833333333334, 1.0082857142857142, 1.0206666666666666, 1.0086071428571428, 1.0381785714285714, 0.9912261904761905, 1.029702380952381, 1.0007380952380953, 0.9779761904761906, 1.0039404761904762, 0.9657023809523809, 1.0027261904761906, 0.9515595238095239, 0.9654166666666667, 0.9889880952380953, 0.9435952380952382, 0.9736309523809525, 1.004845238095238, 0.9956190476190475, 1.0394166666666667, 1.0254999999999999, 1.0314880952380951, 1.0408333333333335, 1.0142619047619046, 1.0008928571428573, 1.0033452380952381, 0.9935952380952381, 0.9516547619047618, 0.9700357142857143, 0.9676666666666666, 0.9975238095238096, 0.9712380952380952, 0.9780238095238095, 1.0205000000000002, 0.9719642857142856, 0.9990238095238096, 1.023154761904762, 1.0031071428571428, 1.0074285714285713, 0.9839523809523809, 0.9780119047619048, 0.9828452380952383, 0.9726904761904762, 1.0048214285714288, 0.9513452380952382, 0.9855119047619046, 1.0216785714285714, 0.9964761904761904, 1.0017261904761905, 0.9760833333333333, 0.988452380952381, 0.9908214285714285, 1.0302261904761905, 0.992047619047619, 1.0073809523809523, 1.019714285714286, 0.9939880952380953, 1.0538452380952381, 1.0273452380952381, 1.014690476190476, 1.0384761904761906, 1.0203095238095239, 0.9899166666666668, 1.0346785714285716, 0.9555952380952382, 0.9729047619047618, 0.9590238095238096, 0.9568809523809524, 0.9831309523809525, 0.9536785714285714, 0.9606904761904763, 0.980642857142857, 1.024154761904762, 0.9764999999999999, 1.0315357142857142, 1.0113571428571428, 1.00375, 1.0230357142857143, 0.9789523809523809, 1.0060952380952382, 0.993047619047619, 0.9786190476190477, 1.0248452380952382, 0.9692619047619049, 1.0202380952380952, 1.0056190476190476, 1.022607142857143, 1.004, 1.0513333333333335, 1.0230595238095237, 1.0417738095238096, 1.044511904761905, 1.0499285714285715, 1.0319047619047619, 0.9899166666666668, 1.0283809523809524, 0.9747857142857144, 0.9803452380952381, 1.0089880952380952, 0.9608928571428572, 1.0141666666666667, 0.9981547619047619, 1.0223690476190477]</text:p>
          </table:table-cell>
          <table:table-cell office:value-type="float" office:value="4.819230461120605">
            <text:p>4.819230461120605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MEVASEYADVGDEAMHNYLLGRAGESGQPRYLAEILKYPDSALKVDVPVPGDSEIYGPASGLTLSVVTFLTFPSSPKQQLNRYAFPYYDARYGVFEDMLGPGEAPSFANPNERYPLIILAHGASAHGVYDVRHAHDLASHGYIVAVITYGDDRTAHPDQLNHHVSYLRPFLTKAVLDELLESETFGPHIDADNIGITGHSFGGFTALAVAGGPFQGDTATVSDTRIKAGAIAAPWVGGNYDGKDVYAFGPGNADLNQVRIPIISFFGTKDQDTLASFILPAMKHLSGPTYVVELIDQPHIFEQGSWDDRDNWELLFFSAYLKHDPASLATLKLGRSMKGGNEDFQLFDYQRSTDNE">
            <text:p>MEVASEYADVGDEAMHNYLLGRAGESGQPRYLAEILKYPDSALKVDVPVPGDSEIYGPASGLTLSVVTFLTFPSSPKQQLNRYAFPYYDARYGVFEDMLGPGEAPSFANPNERYPLIILAHGASAHGVYDVRHAHDLASHGYIVAVITYGDDRTAHPDQLNHHVSYLRPFLTKAVLDELLESETFGPHIDADNIGITGHSFGGFTALAVAGGPFQGDTATVSDTRIKAGAIAAPWVGGNYDGKDVYAFGPGNADLNQVRIPIISFFGTKDQDTLASFILPAMKHLSGPTYVVELIDQPHIFEQGSWDDRDNWELLFFSAYLKHDPASLATLKLGRSMKGGNEDFQLFDYQRSTDNE</text:p>
          </table:table-cell>
          <table:table-cell office:value-type="string" office:value="BFDNEDID_76976">
            <text:p>BFDNEDID_76976</text:p>
          </table:table-cell>
          <table:table-cell office:value-type="float" office:value="356">
            <text:p>356</text:p>
          </table:table-cell>
          <table:table-cell office:value-type="float" office:value="0.1151685393258427">
            <text:p>0.1151685393258427</text:p>
          </table:table-cell>
          <table:table-cell office:value-type="float" office:value="-0.24522471910112387">
            <text:p>-0.24522471910112387</text:p>
          </table:table-cell>
          <table:table-cell office:value-type="float" office:value="34.24185393258426">
            <text:p>34.24185393258426</text:p>
          </table:table-cell>
          <table:table-cell office:value-type="float" office:value="38924.827900000055">
            <text:p>38924.827900000055</text:p>
          </table:table-cell>
          <table:table-cell office:value-type="string" office:value="(0.31179775280898875, 0.25842696629213485, 0.25)">
            <text:p>(0.31179775280898875, 0.25842696629213485, 0.25)</text:p>
          </table:table-cell>
          <table:table-cell office:value-type="string" office:value="[1.020761904761905, 0.9799047619047621, 1.013702380952381, 1.0243571428571427, 0.989107142857143, 1.033047619047619, 1.0237500000000002, 1.025654761904762, 0.9985833333333334, 1.0000357142857144, 0.995297619047619, 1.0013452380952381, 0.9534999999999999, 0.9694999999999998, 0.9694285714285713, 0.9949047619047617, 0.9864880952380952, 0.996452380952381, 1.0236190476190477, 1.0402380952380954, 1.0300238095238097, 1.0368571428571427, 1.0360238095238095, 1.0284404761904764, 1.005857142857143, 0.9876547619047619, 0.9916428571428572, 0.9922976190476192, 1.0076904761904761, 0.9564285714285715, 0.9899642857142859, 1.029547619047619, 0.9775, 1.0345238095238096, 1.0167857142857142, 1.017952380952381, 1.0072500000000002, 1.0031071428571428, 1.0403809523809524, 0.9759642857142858, 1.0249642857142858, 0.9738809523809524, 1.0219761904761906, 0.9843571428571429, 1.0302142857142857, 1.0197500000000002, 1.0334761904761907, 1.0248214285714285, 1.0343333333333333, 0.9913928571428573, 1.0096666666666667, 1.024357142857143, 1.0106666666666666, 0.9941785714285714, 1.0158928571428572, 1.0021785714285714, 0.9847499999999999, 1.003047619047619, 0.9707023809523811, 0.9983452380952381, 0.9493095238095238, 0.9616785714285714, 0.9725238095238096, 0.9404642857142859, 0.9602142857142859, 0.9725714285714285, 0.9587976190476191, 1.0131309523809524, 1.0073214285714287, 1.0260952380952382, 1.0396309523809522, 1.0522380952380952, 1.0332738095238096, 1.0370595238095237, 1.0047023809523812, 1.0318095238095237, 0.9912142857142857, 0.9733690476190476, 0.9883571428571429, 0.9580595238095239, 0.9978095238095238, 0.9513452380952382, 0.9753809523809525, 1.0058571428571428, 0.9715833333333334, 0.992095238095238, 0.9657023809523809, 1.0014999999999998, 0.969, 0.9814761904761905, 1.0209285714285716, 0.991654761904762, 0.9807619047619047, 0.9981547619047619, 1.0280476190476189, 1.022047619047619, 1.0191904761904762, 1.0403928571428571, 1.0102142857142855, 1.038345238095238, 1.020345238095238, 0.9900714285714285, 1.022654761904762, 1.0265238095238094, 1.0244166666666665, 1.0256785714285717, 1.0377380952380952, 1.011797619047619, 0.9990595238095239, 1.0183809523809522, 0.9597738095238096, 0.9642023809523809, 0.9535833333333333, 0.9546309523809523, 0.9672738095238096, 0.9593571428571428, 0.9920952380952379, 0.9777023809523809, 1.0057023809523808, 0.984107142857143, 0.9827142857142858, 1.0029523809523808, 0.9635357142857143, 0.9779166666666668, 1.0016309523809523, 0.953202380952381, 0.9908928571428571, 0.9681190476190477, 0.986404761904762, 0.9753571428571429, 1.0055476190476191, 0.9636785714285713, 0.9981190476190476, 1.0022380952380954, 0.970107142857143, 0.9959166666666667, 0.9535952380952382, 0.9638809523809525, 0.9557738095238096, 0.9604880952380952, 0.9400476190476192, 0.9498452380952381, 0.9745238095238093, 0.963952380952381, 1.0091785714285715, 1.0113809523809523, 1.0160357142857144, 1.0068452380952382, 1.0130476190476192, 1.0123214285714286, 1.0053928571428572, 1.0260714285714285, 1.0152380952380953, 1.0068095238095238, 0.9881547619047618, 1.0186904761904763, 0.9755714285714285, 0.9809880952380953, 0.9669642857142858, 0.9896071428571428, 0.9522380952380952, 0.970904761904762, 0.9847738095238094, 0.9832738095238095, 0.957297619047619, 0.9846785714285714, 0.9967380952380952, 1.00875, 0.9711309523809524, 0.9845476190476192, 0.9967142857142856, 1.0219285714285715, 1.0090238095238095, 0.9761190476190477, 1.0110000000000001, 1.0493214285714285, 1.016047619047619, 1.032357142857143, 1.0035595238095238, 1.0008095238095238, 1.0279285714285713, 1.0046309523809522, 0.9778571428571429, 0.9888452380952379, 1.026154761904762, 0.991404761904762, 1.0245833333333334, 1.0041428571428572, 0.9830714285714286, 1.0206666666666666, 0.973964285714286, 1.0040238095238094, 0.9931309523809523, 0.9725595238095239, 1.0096547619047618, 0.9651071428571429, 1.0107738095238095, 0.9892023809523808, 0.962, 0.9944761904761905, 0.9711904761904762, 0.9626190476190478, 0.9779642857142857, 0.9620714285714287, 0.9913928571428572, 0.9956666666666666, 0.9960952380952379, 1.0077380952380952, 0.9847499999999999, 1.0350833333333331, 1.0145238095238096, 1.0228095238095238, 0.9979761904761905, 1.003809523809524, 1.009797619047619, 0.9914880952380952, 1.0247261904761904, 1.007797619047619, 0.9965833333333333, 1.0119166666666668, 0.9952619047619048, 1.0438690476190478, 0.986, 1.0095714285714283, 0.9876547619047619, 0.9818095238095239, 0.9968214285714286, 0.9776428571428571, 0.9901904761904761, 0.9514761904761904, 0.9856071428571428, 1.0038928571428571, 0.9949523809523809, 1.0061785714285716, 0.9891904761904764, 1.0493214285714285, 1.0240119047619047, 1.0417261904761905, 1.017845238095238, 0.984107142857143, 0.9964642857142858, 0.9966666666666667, 0.9712261904761906, 1.0079642857142856, 0.9995833333333334, 1.0082857142857142, 1.0206666666666666, 1.0086071428571428, 1.0381785714285714, 0.9912261904761905, 1.029702380952381, 1.0007380952380953, 0.9779761904761906, 1.0039404761904762, 0.9657023809523809, 1.0027261904761906, 0.9515595238095239, 0.9654166666666667, 0.9889880952380953, 0.9435952380952382, 0.9736309523809525, 1.004845238095238, 0.9956190476190475, 1.0394166666666667, 1.0254999999999999, 1.0314880952380951, 1.0408333333333335, 1.0142619047619046, 1.0008928571428573, 1.0033452380952381, 0.9935952380952381, 0.9516547619047618, 0.9700357142857143, 0.9676666666666666, 0.9975238095238096, 0.9712380952380952, 0.9780238095238095, 1.0205000000000002, 0.9719642857142856, 0.9990238095238096, 1.023154761904762, 1.0031071428571428, 1.0074285714285713, 0.9839523809523809, 0.9780119047619048, 0.9828452380952383, 0.9726904761904762, 1.0048214285714288, 0.9513452380952382, 0.9855119047619046, 1.0216785714285714, 0.9964761904761904, 1.0017261904761905, 0.9760833333333333, 0.988452380952381, 0.9908214285714285, 1.0302261904761905, 0.992047619047619, 1.0073809523809523, 1.019714285714286, 0.9939880952380953, 1.0538452380952381, 1.0273452380952381, 1.014690476190476, 1.0384761904761906, 1.0203095238095239, 0.9899166666666668, 1.0346785714285716, 0.9555952380952382, 0.9729047619047618, 0.9590238095238096, 0.9568809523809524, 0.9831309523809525, 0.9536785714285714, 0.9606904761904763, 0.980642857142857, 1.024154761904762, 0.9764999999999999, 1.0315357142857142, 1.0113571428571428, 1.00375, 1.0230357142857143, 0.9789523809523809, 1.0060952380952382, 0.993047619047619, 0.9786190476190477, 1.0248452380952382, 0.9692619047619049, 1.0202380952380952, 1.0056190476190476, 1.022607142857143, 1.004, 1.0513333333333335, 1.0230595238095237, 1.0417738095238096, 1.044511904761905, 1.0499285714285715, 1.0319047619047619, 0.9899166666666668, 1.0283809523809524, 0.9747857142857144, 0.9803452380952381, 1.0089880952380952, 0.9608928571428572, 1.0141666666666667, 0.9981547619047619, 1.0223690476190477]">
            <text:p>[1.020761904761905, 0.9799047619047621, 1.013702380952381, 1.0243571428571427, 0.989107142857143, 1.033047619047619, 1.0237500000000002, 1.025654761904762, 0.9985833333333334, 1.0000357142857144, 0.995297619047619, 1.0013452380952381, 0.9534999999999999, 0.9694999999999998, 0.9694285714285713, 0.9949047619047617, 0.9864880952380952, 0.996452380952381, 1.0236190476190477, 1.0402380952380954, 1.0300238095238097, 1.0368571428571427, 1.0360238095238095, 1.0284404761904764, 1.005857142857143, 0.9876547619047619, 0.9916428571428572, 0.9922976190476192, 1.0076904761904761, 0.9564285714285715, 0.9899642857142859, 1.029547619047619, 0.9775, 1.0345238095238096, 1.0167857142857142, 1.017952380952381, 1.0072500000000002, 1.0031071428571428, 1.0403809523809524, 0.9759642857142858, 1.0249642857142858, 0.9738809523809524, 1.0219761904761906, 0.9843571428571429, 1.0302142857142857, 1.0197500000000002, 1.0334761904761907, 1.0248214285714285, 1.0343333333333333, 0.9913928571428573, 1.0096666666666667, 1.024357142857143, 1.0106666666666666, 0.9941785714285714, 1.0158928571428572, 1.0021785714285714, 0.9847499999999999, 1.003047619047619, 0.9707023809523811, 0.9983452380952381, 0.9493095238095238, 0.9616785714285714, 0.9725238095238096, 0.9404642857142859, 0.9602142857142859, 0.9725714285714285, 0.9587976190476191, 1.0131309523809524, 1.0073214285714287, 1.0260952380952382, 1.0396309523809522, 1.0522380952380952, 1.0332738095238096, 1.0370595238095237, 1.0047023809523812, 1.0318095238095237, 0.9912142857142857, 0.9733690476190476, 0.9883571428571429, 0.9580595238095239, 0.9978095238095238, 0.9513452380952382, 0.9753809523809525, 1.0058571428571428, 0.9715833333333334, 0.992095238095238, 0.9657023809523809, 1.0014999999999998, 0.969, 0.9814761904761905, 1.0209285714285716, 0.991654761904762, 0.9807619047619047, 0.9981547619047619, 1.0280476190476189, 1.022047619047619, 1.0191904761904762, 1.0403928571428571, 1.0102142857142855, 1.038345238095238, 1.020345238095238, 0.9900714285714285, 1.022654761904762, 1.0265238095238094, 1.0244166666666665, 1.0256785714285717, 1.0377380952380952, 1.011797619047619, 0.9990595238095239, 1.0183809523809522, 0.9597738095238096, 0.9642023809523809, 0.9535833333333333, 0.9546309523809523, 0.9672738095238096, 0.9593571428571428, 0.9920952380952379, 0.9777023809523809, 1.0057023809523808, 0.984107142857143, 0.9827142857142858, 1.0029523809523808, 0.9635357142857143, 0.9779166666666668, 1.0016309523809523, 0.953202380952381, 0.9908928571428571, 0.9681190476190477, 0.986404761904762, 0.9753571428571429, 1.0055476190476191, 0.9636785714285713, 0.9981190476190476, 1.0022380952380954, 0.970107142857143, 0.9959166666666667, 0.9535952380952382, 0.9638809523809525, 0.9557738095238096, 0.9604880952380952, 0.9400476190476192, 0.9498452380952381, 0.9745238095238093, 0.963952380952381, 1.0091785714285715, 1.0113809523809523, 1.0160357142857144, 1.0068452380952382, 1.0130476190476192, 1.0123214285714286, 1.0053928571428572, 1.0260714285714285, 1.0152380952380953, 1.0068095238095238, 0.9881547619047618, 1.0186904761904763, 0.9755714285714285, 0.9809880952380953, 0.9669642857142858, 0.9896071428571428, 0.9522380952380952, 0.970904761904762, 0.9847738095238094, 0.9832738095238095, 0.957297619047619, 0.9846785714285714, 0.9967380952380952, 1.00875, 0.9711309523809524, 0.9845476190476192, 0.9967142857142856, 1.0219285714285715, 1.0090238095238095, 0.9761190476190477, 1.0110000000000001, 1.0493214285714285, 1.016047619047619, 1.032357142857143, 1.0035595238095238, 1.0008095238095238, 1.0279285714285713, 1.0046309523809522, 0.9778571428571429, 0.9888452380952379, 1.026154761904762, 0.991404761904762, 1.0245833333333334, 1.0041428571428572, 0.9830714285714286, 1.0206666666666666, 0.973964285714286, 1.0040238095238094, 0.9931309523809523, 0.9725595238095239, 1.0096547619047618, 0.9651071428571429, 1.0107738095238095, 0.9892023809523808, 0.962, 0.9944761904761905, 0.9711904761904762, 0.9626190476190478, 0.9779642857142857, 0.9620714285714287, 0.9913928571428572, 0.9956666666666666, 0.9960952380952379, 1.0077380952380952, 0.9847499999999999, 1.0350833333333331, 1.0145238095238096, 1.0228095238095238, 0.9979761904761905, 1.003809523809524, 1.009797619047619, 0.9914880952380952, 1.0247261904761904, 1.007797619047619, 0.9965833333333333, 1.0119166666666668, 0.9952619047619048, 1.0438690476190478, 0.986, 1.0095714285714283, 0.9876547619047619, 0.9818095238095239, 0.9968214285714286, 0.9776428571428571, 0.9901904761904761, 0.9514761904761904, 0.9856071428571428, 1.0038928571428571, 0.9949523809523809, 1.0061785714285716, 0.9891904761904764, 1.0493214285714285, 1.0240119047619047, 1.0417261904761905, 1.017845238095238, 0.984107142857143, 0.9964642857142858, 0.9966666666666667, 0.9712261904761906, 1.0079642857142856, 0.9995833333333334, 1.0082857142857142, 1.0206666666666666, 1.0086071428571428, 1.0381785714285714, 0.9912261904761905, 1.029702380952381, 1.0007380952380953, 0.9779761904761906, 1.0039404761904762, 0.9657023809523809, 1.0027261904761906, 0.9515595238095239, 0.9654166666666667, 0.9889880952380953, 0.9435952380952382, 0.9736309523809525, 1.004845238095238, 0.9956190476190475, 1.0394166666666667, 1.0254999999999999, 1.0314880952380951, 1.0408333333333335, 1.0142619047619046, 1.0008928571428573, 1.0033452380952381, 0.9935952380952381, 0.9516547619047618, 0.9700357142857143, 0.9676666666666666, 0.9975238095238096, 0.9712380952380952, 0.9780238095238095, 1.0205000000000002, 0.9719642857142856, 0.9990238095238096, 1.023154761904762, 1.0031071428571428, 1.0074285714285713, 0.9839523809523809, 0.9780119047619048, 0.9828452380952383, 0.9726904761904762, 1.0048214285714288, 0.9513452380952382, 0.9855119047619046, 1.0216785714285714, 0.9964761904761904, 1.0017261904761905, 0.9760833333333333, 0.988452380952381, 0.9908214285714285, 1.0302261904761905, 0.992047619047619, 1.0073809523809523, 1.019714285714286, 0.9939880952380953, 1.0538452380952381, 1.0273452380952381, 1.014690476190476, 1.0384761904761906, 1.0203095238095239, 0.9899166666666668, 1.0346785714285716, 0.9555952380952382, 0.9729047619047618, 0.9590238095238096, 0.9568809523809524, 0.9831309523809525, 0.9536785714285714, 0.9606904761904763, 0.980642857142857, 1.024154761904762, 0.9764999999999999, 1.0315357142857142, 1.0113571428571428, 1.00375, 1.0230357142857143, 0.9789523809523809, 1.0060952380952382, 0.993047619047619, 0.9786190476190477, 1.0248452380952382, 0.9692619047619049, 1.0202380952380952, 1.0056190476190476, 1.022607142857143, 1.004, 1.0513333333333335, 1.0230595238095237, 1.0417738095238096, 1.044511904761905, 1.0499285714285715, 1.0319047619047619, 0.9899166666666668, 1.0283809523809524, 0.9747857142857144, 0.9803452380952381, 1.0089880952380952, 0.9608928571428572, 1.0141666666666667, 0.9981547619047619, 1.0223690476190477]</text:p>
          </table:table-cell>
          <table:table-cell office:value-type="float" office:value="4.819230461120605">
            <text:p>4.819230461120605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MTSSTATDIKTEQIQCEANGFKLNGYVAWDANQTGPRPGVLVVHEWWGQTDYIRSRARMLAELGYTGFAVDMYGNGKTAANPDEAGQLMNEVLNNMDEGVARFEAARRALKGHSSADASRTAAMGYCFGGAVVLEMARRGLDLKGVASFHGALSTQTKVEPGSIKAKILVLHGDDDVLIPEEQVDAFKSEMRDAGAEMKFIGYPGALHGFTNPDATANGEKYGLPLAYNEAVDKESWNELKQFLKEVFSG">
            <text:p>MTSSTATDIKTEQIQCEANGFKLNGYVAWDANQTGPRPGVLVVHEWWGQTDYIRSRARMLAELGYTGFAVDMYGNGKTAANPDEAGQLMNEVLNNMDEGVARFEAARRALKGHSSADASRTAAMGYCFGGAVVLEMARRGLDLKGVASFHGALSTQTKVEPGSIKAKILVLHGDDDVLIPEEQVDAFKSEMRDAGAEMKFIGYPGALHGFTNPDATANGEKYGLPLAYNEAVDKESWNELKQFLKEVFSG</text:p>
          </table:table-cell>
          <table:table-cell office:value-type="string" office:value="BFDNEDID_79888">
            <text:p>BFDNEDID_79888</text:p>
          </table:table-cell>
          <table:table-cell office:value-type="float" office:value="250">
            <text:p>250</text:p>
          </table:table-cell>
          <table:table-cell office:value-type="float" office:value="0.088">
            <text:p>0.088</text:p>
          </table:table-cell>
          <table:table-cell office:value-type="float" office:value="-0.3544000000000005">
            <text:p>-0.3544000000000005</text:p>
          </table:table-cell>
          <table:table-cell office:value-type="float" office:value="10.583999999999993">
            <text:p>10.583999999999993</text:p>
          </table:table-cell>
          <table:table-cell office:value-type="float" office:value="27107.114999999998">
            <text:p>27107.114999999998</text:p>
          </table:table-cell>
          <table:table-cell office:value-type="string" office:value="(0.256, 0.236, 0.312)">
            <text:p>(0.256, 0.236, 0.312)</text:p>
          </table:table-cell>
          <table:table-cell office:value-type="string" office:value="[1.0063690476190477, 1.0145357142857143, 1.026333333333333, 0.9907380952380953, 1.0531428571428572, 1.005547619047619, 1.045154761904762, 1.0115238095238095, 0.9950595238095239, 1.0301785714285714, 0.9804880952380953, 1.0406190476190478, 0.9842619047619048, 1.0210000000000001, 1.0086309523809522, 0.9885476190476192, 1.0466071428571428, 0.97625, 1.0215952380952382, 0.9922142857142856, 0.9655119047619048, 0.9794642857142856, 0.9815595238095237, 0.9616428571428572, 1.012202380952381, 0.9772380952380951, 1.0166785714285715, 1.014190476190476, 1.0137380952380952, 1.0328809523809521, 1.0306071428571428, 1.0177023809523806, 1.0245476190476188, 1.003297619047619, 0.9735, 0.9748452380952382, 0.9657500000000001, 0.9601309523809524, 0.9586666666666668, 0.986904761904762, 0.9349761904761904, 0.973047619047619, 1.0069761904761905, 0.9938690476190476, 0.9875119047619046, 1.0061666666666667, 0.971607142857143, 0.9946904761904762, 1.0067619047619047, 1.001654761904762, 0.9891071428571427, 0.9869404761904763, 0.9947738095238094, 0.9815238095238096, 0.9825833333333334, 0.994297619047619, 1.008047619047619, 0.9613571428571428, 1.0084166666666665, 0.9703690476190477, 0.9989404761904762, 0.9877261904761904, 0.9568095238095238, 0.989642857142857, 0.9637976190476191, 1.0031666666666665, 0.9616547619047618, 0.9815833333333334, 1.0180119047619047, 1.014297619047619, 1.0174166666666666, 1.0356785714285717, 1.0077261904761905, 1.0238571428571428, 1.0240595238095238, 1.0396904761904762, 1.032309523809524, 1.038857142857143, 1.0460952380952382, 1.01775, 1.0364166666666665, 1.0200357142857142, 0.9942857142857144, 1.00625, 1.0150833333333333, 1.0105, 0.9727857142857143, 0.9981547619047619, 1.0237500000000002, 1.012845238095238, 0.9992500000000002, 1.0384047619047618, 1.0288214285714286, 1.0126309523809522, 0.9918214285714286, 1.0121904761904763, 1.003797619047619, 0.9761190476190477, 1.0246547619047621, 0.9767976190476191, 0.9996666666666668, 1.001297619047619, 0.9997023809523811, 0.9991904761904762, 0.99, 1.035309523809524, 0.9998571428571427, 0.9983809523809525, 1.0340238095238095, 1.0202380952380952, 1.0120357142857141, 1.0356904761904762, 1.0049285714285714, 1.0304642857142858, 1.0067857142857144, 1.0035595238095236, 0.9986666666666667, 0.9915238095238095, 0.97675, 0.9861190476190475, 0.9478809523809526, 0.9584761904761903, 0.9641071428571428, 0.9870714285714284, 0.9709761904761904, 0.9608809523809524, 0.963952380952381, 0.9737380952380952, 0.9754642857142857, 1.0070357142857145, 0.9577857142857144, 0.9953452380952382, 0.9982619047619048, 1.0008214285714285, 1.0053452380952381, 0.9836666666666668, 1.0313690476190478, 0.9836785714285713, 1.0381428571428573, 0.9974404761904762, 0.9846785714285715, 1.0052499999999998, 1.0014880952380953, 0.9632738095238095, 0.9829404761904761, 0.9932738095238095, 0.975642857142857, 0.9785000000000001, 1.0114642857142857, 0.9962142857142857, 1.0171547619047618, 1.0086666666666666, 1.0432738095238097, 0.9988095238095237, 1.0614285714285714, 1.0239404761904762, 1.029642857142857, 1.0328095238095238, 1.005642857142857, 1.0577023809523811, 0.9965357142857143, 1.0302261904761905, 0.9639880952380951, 0.980452380952381, 0.9701190476190475, 0.9664166666666667, 0.9756904761904762, 1.0005357142857143, 1.0096309523809524, 1.0128690476190478, 1.0133214285714285, 0.9835119047619048, 1.0031904761904762, 0.9992619047619046, 1.0283333333333333, 1.0218928571428572, 1.0245357142857143, 1.0206666666666666, 1.0052380952380953, 1.0464285714285715, 1.0010833333333333, 1.0009761904761905, 1.0478690476190478, 1.0107738095238097, 1.0382142857142858, 1.000702380952381, 1.0354761904761904, 1.035845238095238, 1.0068571428571427, 1.0262976190476192, 1.0105238095238096, 1.0401309523809523, 0.9881309523809522, 1.034952380952381, 0.9650714285714286, 0.992047619047619, 1.0072738095238094, 0.9679404761904762, 1.0100595238095238, 0.9835714285714284, 0.9822857142857143, 0.9763333333333334, 0.9811190476190477, 0.9955714285714286, 0.9612976190476191, 1.0046666666666666, 1.0105833333333334, 1.0131547619047618, 1.0220238095238094, 1.0040714285714285, 1.02275, 1.0192380952380953, 1.0385833333333334, 1.0260833333333335, 1.0446666666666669, 1.0352857142857144, 0.9975714285714287, 1.035797619047619, 0.9876785714285715, 1.013785714285714, 0.9645952380952382, 0.993547619047619, 0.980107142857143, 1.0139166666666666, 1.0120595238095238, 0.9913333333333334, 1.0108333333333335, 1.0549761904761905, 1.043202380952381, 1.0376666666666667, 1.0302976190476192, 1.0063809523809524, 1.0572500000000002, 1.0382857142857145, 0.993047619047619, 1.0438928571428572, 1.0026547619047619, 0.994059523809524, 1.0111785714285713, 1.033261904761905, 1.007107142857143]">
            <text:p>[1.0063690476190477, 1.0145357142857143, 1.026333333333333, 0.9907380952380953, 1.0531428571428572, 1.005547619047619, 1.045154761904762, 1.0115238095238095, 0.9950595238095239, 1.0301785714285714, 0.9804880952380953, 1.0406190476190478, 0.9842619047619048, 1.0210000000000001, 1.0086309523809522, 0.9885476190476192, 1.0466071428571428, 0.97625, 1.0215952380952382, 0.9922142857142856, 0.9655119047619048, 0.9794642857142856, 0.9815595238095237, 0.9616428571428572, 1.012202380952381, 0.9772380952380951, 1.0166785714285715, 1.014190476190476, 1.0137380952380952, 1.0328809523809521, 1.0306071428571428, 1.0177023809523806, 1.0245476190476188, 1.003297619047619, 0.9735, 0.9748452380952382, 0.9657500000000001, 0.9601309523809524, 0.9586666666666668, 0.986904761904762, 0.9349761904761904, 0.973047619047619, 1.0069761904761905, 0.9938690476190476, 0.9875119047619046, 1.0061666666666667, 0.971607142857143, 0.9946904761904762, 1.0067619047619047, 1.001654761904762, 0.9891071428571427, 0.9869404761904763, 0.9947738095238094, 0.9815238095238096, 0.9825833333333334, 0.994297619047619, 1.008047619047619, 0.9613571428571428, 1.0084166666666665, 0.9703690476190477, 0.9989404761904762, 0.9877261904761904, 0.9568095238095238, 0.989642857142857, 0.9637976190476191, 1.0031666666666665, 0.9616547619047618, 0.9815833333333334, 1.0180119047619047, 1.014297619047619, 1.0174166666666666, 1.0356785714285717, 1.0077261904761905, 1.0238571428571428, 1.0240595238095238, 1.0396904761904762, 1.032309523809524, 1.038857142857143, 1.0460952380952382, 1.01775, 1.0364166666666665, 1.0200357142857142, 0.9942857142857144, 1.00625, 1.0150833333333333, 1.0105, 0.9727857142857143, 0.9981547619047619, 1.0237500000000002, 1.012845238095238, 0.9992500000000002, 1.0384047619047618, 1.0288214285714286, 1.0126309523809522, 0.9918214285714286, 1.0121904761904763, 1.003797619047619, 0.9761190476190477, 1.0246547619047621, 0.9767976190476191, 0.9996666666666668, 1.001297619047619, 0.9997023809523811, 0.9991904761904762, 0.99, 1.035309523809524, 0.9998571428571427, 0.9983809523809525, 1.0340238095238095, 1.0202380952380952, 1.0120357142857141, 1.0356904761904762, 1.0049285714285714, 1.0304642857142858, 1.0067857142857144, 1.0035595238095236, 0.9986666666666667, 0.9915238095238095, 0.97675, 0.9861190476190475, 0.9478809523809526, 0.9584761904761903, 0.9641071428571428, 0.9870714285714284, 0.9709761904761904, 0.9608809523809524, 0.963952380952381, 0.9737380952380952, 0.9754642857142857, 1.0070357142857145, 0.9577857142857144, 0.9953452380952382, 0.9982619047619048, 1.0008214285714285, 1.0053452380952381, 0.9836666666666668, 1.0313690476190478, 0.9836785714285713, 1.0381428571428573, 0.9974404761904762, 0.9846785714285715, 1.0052499999999998, 1.0014880952380953, 0.9632738095238095, 0.9829404761904761, 0.9932738095238095, 0.975642857142857, 0.9785000000000001, 1.0114642857142857, 0.9962142857142857, 1.0171547619047618, 1.0086666666666666, 1.0432738095238097, 0.9988095238095237, 1.0614285714285714, 1.0239404761904762, 1.029642857142857, 1.0328095238095238, 1.005642857142857, 1.0577023809523811, 0.9965357142857143, 1.0302261904761905, 0.9639880952380951, 0.980452380952381, 0.9701190476190475, 0.9664166666666667, 0.9756904761904762, 1.0005357142857143, 1.0096309523809524, 1.0128690476190478, 1.0133214285714285, 0.9835119047619048, 1.0031904761904762, 0.9992619047619046, 1.0283333333333333, 1.0218928571428572, 1.0245357142857143, 1.0206666666666666, 1.0052380952380953, 1.0464285714285715, 1.0010833333333333, 1.0009761904761905, 1.0478690476190478, 1.0107738095238097, 1.0382142857142858, 1.000702380952381, 1.0354761904761904, 1.035845238095238, 1.0068571428571427, 1.0262976190476192, 1.0105238095238096, 1.0401309523809523, 0.9881309523809522, 1.034952380952381, 0.9650714285714286, 0.992047619047619, 1.0072738095238094, 0.9679404761904762, 1.0100595238095238, 0.9835714285714284, 0.9822857142857143, 0.9763333333333334, 0.9811190476190477, 0.9955714285714286, 0.9612976190476191, 1.0046666666666666, 1.0105833333333334, 1.0131547619047618, 1.0220238095238094, 1.0040714285714285, 1.02275, 1.0192380952380953, 1.0385833333333334, 1.0260833333333335, 1.0446666666666669, 1.0352857142857144, 0.9975714285714287, 1.035797619047619, 0.9876785714285715, 1.013785714285714, 0.9645952380952382, 0.993547619047619, 0.980107142857143, 1.0139166666666666, 1.0120595238095238, 0.9913333333333334, 1.0108333333333335, 1.0549761904761905, 1.043202380952381, 1.0376666666666667, 1.0302976190476192, 1.0063809523809524, 1.0572500000000002, 1.0382857142857145, 0.993047619047619, 1.0438928571428572, 1.0026547619047619, 0.994059523809524, 1.0111785714285713, 1.033261904761905, 1.007107142857143]</text:p>
          </table:table-cell>
          <table:table-cell office:value-type="float" office:value="5.113088035583496">
            <text:p>5.113088035583496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MRPLEILILALSALWFILPNLTRRRGIRQGVGLLLAMTVPWQIAIEGYRWQMVPAYALAALIALGTWWEFIGPPEDFNVPQRGRGVGRALGGLIGVAAIALPVVLPVVSLPEPDGTYPVGTFSLHLVDESRQETYGLRPGNPRELMVQVFYPADPGPEAETGPWIEDLGAVGSSLASIFDVPSFSFDHLALTDTHTFPEAPVTDAAASFPVVVYSHGWQGFRTVNFNQAETLASEGYVVVAIDHTFASAMTVFPGDREVPLDPDALPDEDTIGRTAFLEAGTELIEVMADDLDFVVDELQGINNGERSTSLAQRLDLTTLGLFGHSLGGGAVVTFCATDFRCKAGIGFDPWVEPVREELIEQGLRVPFAFVRSEEWTEKDNDDVLRTLFENGRRDQYWQSISGTEHHDFVFSPLLSPVGGLLGIQGPIDSGRLLDIIDAELTGFFGQHLLGQDRGFPASMETQYGDLASS">
            <text:p>MRPLEILILALSALWFILPNLTRRRGIRQGVGLLLAMTVPWQIAIEGYRWQMVPAYALAALIALGTWWEFIGPPEDFNVPQRGRGVGRALGGLIGVAAIALPVVLPVVSLPEPDGTYPVGTFSLHLVDESRQETYGLRPGNPRELMVQVFYPADPGPEAETGPWIEDLGAVGSSLASIFDVPSFSFDHLALTDTHTFPEAPVTDAAASFPVVVYSHGWQGFRTVNFNQAETLASEGYVVVAIDHTFASAMTVFPGDREVPLDPDALPDEDTIGRTAFLEAGTELIEVMADDLDFVVDELQGINNGERSTSLAQRLDLTTLGLFGHSLGGGAVVTFCATDFRCKAGIGFDPWVEPVREELIEQGLRVPFAFVRSEEWTEKDNDDVLRTLFENGRRDQYWQSISGTEHHDFVFSPLLSPVGGLLGIQGPIDSGRLLDIIDAELTGFFGQHLLGQDRGFPASMETQYGDLASS</text:p>
          </table:table-cell>
          <table:table-cell office:value-type="string" office:value="BFDNEDID_82469">
            <text:p>BFDNEDID_82469</text:p>
          </table:table-cell>
          <table:table-cell office:value-type="float" office:value="470">
            <text:p>470</text:p>
          </table:table-cell>
          <table:table-cell office:value-type="float" office:value="0.1">
            <text:p>0.1</text:p>
          </table:table-cell>
          <table:table-cell office:value-type="float" office:value="0.06489361702127623">
            <text:p>0.06489361702127623</text:p>
          </table:table-cell>
          <table:table-cell office:value-type="float" office:value="43.12874468085106">
            <text:p>43.12874468085106</text:p>
          </table:table-cell>
          <table:table-cell office:value-type="float" office:value="51255.28780000009">
            <text:p>51255.28780000009</text:p>
          </table:table-cell>
          <table:table-cell office:value-type="string" office:value="(0.3425531914893617, 0.24468085106382978, 0.27872340425531916)">
            <text:p>(0.3425531914893617, 0.24468085106382978, 0.27872340425531916)</text:p>
          </table:table-cell>
          <table:table-cell office:value-type="string" office:value="[0.9520357142857143, 0.9739642857142856, 0.959440476190476, 0.9584166666666667, 0.9691666666666668, 0.9509642857142857, 0.9845952380952381, 0.9538333333333333, 0.9505238095238094, 0.9443809523809524, 0.9476547619047618, 0.9516904761904763, 0.9535357142857144, 0.9845595238095238, 0.9785595238095238, 0.9679642857142857, 1.0053333333333334, 1.0025, 1.000952380952381, 0.9985000000000002, 1.0032857142857143, 0.9830238095238096, 1.0132619047619047, 1.0056309523809523, 0.9974880952380952, 0.9734285714285714, 1.000845238095238, 0.9601190476190476, 0.9671309523809525, 0.9608690476190476, 0.9667261904761905, 0.9579166666666667, 0.9715357142857142, 0.9579285714285714, 0.9944880952380953, 0.9486190476190476, 0.9961071428571429, 0.9563690476190477, 0.9901904761904761, 0.9726309523809523, 1.017952380952381, 0.9808214285714285, 0.9712500000000001, 1.0012738095238096, 0.9610357142857143, 1.0034880952380951, 0.9601904761904763, 0.9688809523809523, 0.997690476190476, 0.9637142857142857, 0.9645357142857143, 0.9799642857142858, 0.9591309523809525, 0.97375, 0.96125, 0.949511904761905, 0.958392857142857, 0.9727857142857143, 0.9552976190476191, 0.9804285714285712, 0.9628690476190476, 0.9514642857142858, 0.9645357142857143, 1.002, 0.9418214285714284, 0.9798809523809524, 1.0105595238095237, 1.0156666666666667, 1.0232261904761903, 1.0368928571428573, 1.0265952380952381, 0.9988928571428571, 1.0423333333333336, 0.9905833333333334, 1.0309166666666667, 1.0078809523809524, 1.0079166666666668, 1.0190476190476188, 1.0086190476190475, 1.0166190476190475, 0.9871309523809524, 1.015940476190476, 0.9920714285714285, 0.990345238095238, 0.9813928571428573, 1.0032738095238094, 0.9885357142857142, 0.9642738095238095, 0.9742857142857143, 0.9935119047619048, 0.9544880952380952, 0.9778928571428571, 0.9651904761904762, 0.9582261904761906, 0.9788809523809524, 0.9565357142857145, 0.9865952380952381, 0.9460714285714287, 0.9642738095238095, 0.9633333333333335, 0.9872380952380952, 0.9470119047619047, 0.9693809523809523, 1.0031547619047618, 0.9756547619047621, 1.0309166666666667, 1.0318095238095237, 1.027845238095238, 1.0406904761904763, 1.0265238095238094, 1.0178333333333331, 0.9985000000000002, 1.0223690476190475, 0.9700476190476189, 1.0058095238095237, 0.9786785714285715, 0.9656190476190476, 1.0006904761904762, 0.9486904761904762, 0.9707142857142858, 0.9676785714285714, 0.9786071428571429, 1.0196428571428573, 1.0146785714285715, 1.018904761904762, 1.0286547619047621, 1.0410238095238096, 1.0454404761904763, 1.0049880952380952, 0.995952380952381, 1.020154761904762, 0.9823214285714285, 1.0140357142857144, 1.0145119047619047, 1.0135833333333335, 1.0321428571428573, 1.0308095238095238, 1.0218333333333334, 1.035642857142857, 0.9804047619047621, 0.9968809523809524, 0.9749166666666669, 0.9871428571428572, 0.9451428571428573, 0.9559404761904761, 0.9689166666666668, 1.0014404761904763, 0.9830357142857143, 1.0229880952380954, 1.022559523809524, 1.0329285714285714, 1.0479285714285713, 1.0537738095238096, 1.0254880952380954, 1.062309523809524, 1.0164404761904762, 1.0278690476190475, 1.0177500000000002, 0.9807499999999999, 1.004059523809524, 1.0300238095238097, 1.000392857142857, 0.9768214285714285, 1.0155833333333333, 0.9934285714285715, 0.9930952380952381, 1.0159523809523807, 1.0020833333333334, 1.0057261904761905, 0.9803095238095239, 1.0017142857142858, 1.0040714285714285, 0.9628690476190476, 0.9773214285714287, 1.0112857142857143, 0.9630238095238096, 1.0140119047619047, 0.992404761904762, 0.9732738095238095, 1.0194880952380951, 0.9646071428571429, 1.0145119047619047, 0.9580000000000001, 0.9702857142857145, 0.9851904761904762, 0.9683333333333334, 0.9932857142857143, 0.9990476190476189, 0.9760833333333333, 0.9816190476190476, 1.0016904761904761, 0.9809880952380953, 1.0256785714285717, 1.0135238095238097, 0.98925, 1.024845238095238, 0.9894761904761905, 1.0208095238095238, 1.0177738095238094, 0.9880714285714285, 0.9991071428571429, 0.9972857142857143, 1.007702380952381, 0.9649761904761905, 1.0027857142857144, 0.9490595238095239, 0.9647738095238095, 0.9594404761904762, 0.9594166666666668, 0.9856309523809523, 0.9519523809523811, 0.9934642857142857, 0.9583333333333334, 1.0090595238095237, 0.9879642857142856, 0.9625714285714285, 1.0016190476190474, 0.9797499999999999, 0.9725595238095239, 1.007095238095238, 0.9642738095238096, 1.0234642857142857, 1.0052261904761906, 1.000345238095238, 1.032559523809524, 0.9939642857142856, 1.0019761904761904, 1.0204166666666667, 1.0229285714285714, 1.020952380952381, 0.9928690476190476, 0.9738333333333334, 0.9805119047619048, 0.9658809523809524, 0.9593571428571428, 0.9657380952380953, 0.9505595238095239, 0.9935, 0.952297619047619, 0.9869166666666667, 0.9653333333333334, 0.9921071428571429, 0.9953928571428573, 0.9700000000000001, 0.9712619047619048, 0.9836190476190476, 0.9653571428571429, 0.9769880952380952, 1.010857142857143, 1.0000357142857144, 1.020547619047619, 1.0107976190476191, 1.0394761904761904, 0.9940833333333333, 1.0398214285714285, 0.9973928571428572, 1.041797619047619, 1.0150833333333333, 1.0220714285714287, 1.0066547619047619, 1.0124642857142856, 1.0490238095238094, 1.0362261904761905, 1.0385714285714287, 1.028690476190476, 1.0168690476190476, 1.0087261904761906, 1.0293452380952381, 0.9955119047619048, 0.9859761904761906, 0.9821190476190477, 0.9695833333333332, 0.9882023809523811, 1.018059523809524, 0.9807380952380953, 1.0140476190476189, 1.0005119047619049, 1.0307380952380953, 0.9797857142857141, 0.9939642857142856, 1.0218333333333334, 0.9610238095238095, 0.995345238095238, 0.9964761904761904, 1.018107142857143, 1.0078928571428574, 0.9766190476190476, 1.0193214285714285, 0.9628690476190476, 0.9897976190476192, 0.9817738095238097, 1.0127857142857144, 1.0065357142857143, 0.9735833333333334, 1.0262738095238095, 1.011809523809524, 0.9950476190476191, 1.037607142857143, 1.020857142857143, 1.0278333333333332, 1.0456309523809526, 1.0212142857142856, 1.0407857142857142, 1.0155595238095239, 1.025952380952381, 0.9892738095238097, 1.0074285714285713, 1.0089047619047617, 0.9910714285714286, 0.980690476190476, 1.0165595238095237, 0.9670714285714287, 0.9998809523809523, 0.9837142857142858, 0.966154761904762, 0.9943571428571428, 0.9538809523809524, 0.9690357142857143, 0.9935595238095237, 0.9628690476190478, 1.002940476190476, 0.9710833333333333, 1.0159166666666668, 1.0025, 0.9982738095238094, 0.9856309523809523, 0.9716428571428573, 0.9695357142857143, 0.9717261904761905, 0.9392380952380952, 0.9534404761904762, 0.9731904761904763, 0.9721547619047619, 0.9886547619047619, 0.9543809523809524, 1.0036666666666667, 0.9737619047619047, 1.029059523809524, 0.9761190476190477, 1.0017619047619046, 0.976857142857143, 1.0154999999999998, 0.9741785714285714, 1.015952380952381, 0.9901428571428571, 0.9683214285714286, 0.9982380952380951, 1.025511904761905, 0.9990595238095237, 0.9901071428571429, 1.0271428571428571, 1.0344523809523811, 1.0246904761904763, 0.9905476190476189, 1.0136666666666667, 1.0456904761904764, 1.004702380952381, 1.0052619047619047, 0.9828333333333332, 1.008142857142857, 0.9753571428571428, 0.9992619047619046, 0.9447142857142858, 0.9759285714285714, 0.9526071428571428, 0.9736428571428571, 1.0007380952380953, 1.004154761904762, 1.0206785714285715, 1.0235238095238097, 0.9965952380952381, 1.051845238095238, 1.058904761904762, 1.0509642857142858, 1.0487619047619048, 1.0492023809523812, 1.0530833333333334, 1.0387261904761906, 0.9957261904761905, 1.0010238095238098, 0.9983095238095236, 0.9792500000000001, 0.9685476190476191, 0.979107142857143, 1.0282857142857142, 1.000547619047619, 1.0144285714285715, 1.0195833333333333, 1.024857142857143, 1.030797619047619, 1.0051428571428571, 0.9829523809523809, 0.9864880952380953, 1.0138214285714287, 0.9955119047619048, 0.9728571428571429, 1.0239404761904762, 1.0084880952380952, 1.0076309523809523, 1.0319523809523812, 0.9819880952380954, 0.9994285714285714, 1.0082380952380954, 0.9515476190476191, 0.9771071428571428, 0.9655119047619047, 0.9956904761904762, 0.9807380952380953, 0.9631904761904764, 0.9865238095238095, 1.013, 1.0012380952380955, 0.9756547619047619, 1.0104285714285712, 0.9949166666666666, 0.9717857142857143, 0.982, 0.9994999999999998, 0.9703809523809523, 1.0101904761904759, 0.9975714285714287, 1.0126071428571428, 0.9927976190476189, 1.0427976190476191, 1.0160238095238097, 1.0105357142857143, 1.0043095238095239, 0.9844761904761905, 0.9880952380952381, 1.007607142857143, 0.9553571428571429, 0.9837857142857144, 1.014595238095238, 0.9826904761904762, 1.0249285714285716, 0.9717976190476191, 1.006357142857143, 0.9980119047619047, 0.96375, 0.9785476190476191, 0.9950357142857142, 0.9774761904761904, 0.9601309523809524, 0.9724523809523811, 0.9827738095238094, 1.0097023809523809, 1.0028095238095236, 1.0122261904761907, 1.002607142857143, 1.0183214285714286, 0.9912380952380951, 1.0297380952380952, 0.9948690476190476, 1.0182857142857142, 0.9938809523809523, 1.0370476190476192, 0.9979761904761902, 1.022047619047619, 0.9906666666666668, 1.0235357142857142, 1.0142380952380952]">
            <text:p>[0.9520357142857143, 0.9739642857142856, 0.959440476190476, 0.9584166666666667, 0.9691666666666668, 0.9509642857142857, 0.9845952380952381, 0.9538333333333333, 0.9505238095238094, 0.9443809523809524, 0.9476547619047618, 0.9516904761904763, 0.9535357142857144, 0.9845595238095238, 0.9785595238095238, 0.9679642857142857, 1.0053333333333334, 1.0025, 1.000952380952381, 0.9985000000000002, 1.0032857142857143, 0.9830238095238096, 1.0132619047619047, 1.0056309523809523, 0.9974880952380952, 0.9734285714285714, 1.000845238095238, 0.9601190476190476, 0.9671309523809525, 0.9608690476190476, 0.9667261904761905, 0.9579166666666667, 0.9715357142857142, 0.9579285714285714, 0.9944880952380953, 0.9486190476190476, 0.9961071428571429, 0.9563690476190477, 0.9901904761904761, 0.9726309523809523, 1.017952380952381, 0.9808214285714285, 0.9712500000000001, 1.0012738095238096, 0.9610357142857143, 1.0034880952380951, 0.9601904761904763, 0.9688809523809523, 0.997690476190476, 0.9637142857142857, 0.9645357142857143, 0.9799642857142858, 0.9591309523809525, 0.97375, 0.96125, 0.949511904761905, 0.958392857142857, 0.9727857142857143, 0.9552976190476191, 0.9804285714285712, 0.9628690476190476, 0.9514642857142858, 0.9645357142857143, 1.002, 0.9418214285714284, 0.9798809523809524, 1.0105595238095237, 1.0156666666666667, 1.0232261904761903, 1.0368928571428573, 1.0265952380952381, 0.9988928571428571, 1.0423333333333336, 0.9905833333333334, 1.0309166666666667, 1.0078809523809524, 1.0079166666666668, 1.0190476190476188, 1.0086190476190475, 1.0166190476190475, 0.9871309523809524, 1.015940476190476, 0.9920714285714285, 0.990345238095238, 0.9813928571428573, 1.0032738095238094, 0.9885357142857142, 0.9642738095238095, 0.9742857142857143, 0.9935119047619048, 0.9544880952380952, 0.9778928571428571, 0.9651904761904762, 0.9582261904761906, 0.9788809523809524, 0.9565357142857145, 0.9865952380952381, 0.9460714285714287, 0.9642738095238095, 0.9633333333333335, 0.9872380952380952, 0.9470119047619047, 0.9693809523809523, 1.0031547619047618, 0.9756547619047621, 1.0309166666666667, 1.0318095238095237, 1.027845238095238, 1.0406904761904763, 1.0265238095238094, 1.0178333333333331, 0.9985000000000002, 1.0223690476190475, 0.9700476190476189, 1.0058095238095237, 0.9786785714285715, 0.9656190476190476, 1.0006904761904762, 0.9486904761904762, 0.9707142857142858, 0.9676785714285714, 0.9786071428571429, 1.0196428571428573, 1.0146785714285715, 1.018904761904762, 1.0286547619047621, 1.0410238095238096, 1.0454404761904763, 1.0049880952380952, 0.995952380952381, 1.020154761904762, 0.9823214285714285, 1.0140357142857144, 1.0145119047619047, 1.0135833333333335, 1.0321428571428573, 1.0308095238095238, 1.0218333333333334, 1.035642857142857, 0.9804047619047621, 0.9968809523809524, 0.9749166666666669, 0.9871428571428572, 0.9451428571428573, 0.9559404761904761, 0.9689166666666668, 1.0014404761904763, 0.9830357142857143, 1.0229880952380954, 1.022559523809524, 1.0329285714285714, 1.0479285714285713, 1.0537738095238096, 1.0254880952380954, 1.062309523809524, 1.0164404761904762, 1.0278690476190475, 1.0177500000000002, 0.9807499999999999, 1.004059523809524, 1.0300238095238097, 1.000392857142857, 0.9768214285714285, 1.0155833333333333, 0.9934285714285715, 0.9930952380952381, 1.0159523809523807, 1.0020833333333334, 1.0057261904761905, 0.9803095238095239, 1.0017142857142858, 1.0040714285714285, 0.9628690476190476, 0.9773214285714287, 1.0112857142857143, 0.9630238095238096, 1.0140119047619047, 0.992404761904762, 0.9732738095238095, 1.0194880952380951, 0.9646071428571429, 1.0145119047619047, 0.9580000000000001, 0.9702857142857145, 0.9851904761904762, 0.9683333333333334, 0.9932857142857143, 0.9990476190476189, 0.9760833333333333, 0.9816190476190476, 1.0016904761904761, 0.9809880952380953, 1.0256785714285717, 1.0135238095238097, 0.98925, 1.024845238095238, 0.9894761904761905, 1.0208095238095238, 1.0177738095238094, 0.9880714285714285, 0.9991071428571429, 0.9972857142857143, 1.007702380952381, 0.9649761904761905, 1.0027857142857144, 0.9490595238095239, 0.9647738095238095, 0.9594404761904762, 0.9594166666666668, 0.9856309523809523, 0.9519523809523811, 0.9934642857142857, 0.9583333333333334, 1.0090595238095237, 0.9879642857142856, 0.9625714285714285, 1.0016190476190474, 0.9797499999999999, 0.9725595238095239, 1.007095238095238, 0.9642738095238096, 1.0234642857142857, 1.0052261904761906, 1.000345238095238, 1.032559523809524, 0.9939642857142856, 1.0019761904761904, 1.0204166666666667, 1.0229285714285714, 1.020952380952381, 0.9928690476190476, 0.9738333333333334, 0.9805119047619048, 0.9658809523809524, 0.9593571428571428, 0.9657380952380953, 0.9505595238095239, 0.9935, 0.952297619047619, 0.9869166666666667, 0.9653333333333334, 0.9921071428571429, 0.9953928571428573, 0.9700000000000001, 0.9712619047619048, 0.9836190476190476, 0.9653571428571429, 0.9769880952380952, 1.010857142857143, 1.0000357142857144, 1.020547619047619, 1.0107976190476191, 1.0394761904761904, 0.9940833333333333, 1.0398214285714285, 0.9973928571428572, 1.041797619047619, 1.0150833333333333, 1.0220714285714287, 1.0066547619047619, 1.0124642857142856, 1.0490238095238094, 1.0362261904761905, 1.0385714285714287, 1.028690476190476, 1.0168690476190476, 1.0087261904761906, 1.0293452380952381, 0.9955119047619048, 0.9859761904761906, 0.9821190476190477, 0.9695833333333332, 0.9882023809523811, 1.018059523809524, 0.9807380952380953, 1.0140476190476189, 1.0005119047619049, 1.0307380952380953, 0.9797857142857141, 0.9939642857142856, 1.0218333333333334, 0.9610238095238095, 0.995345238095238, 0.9964761904761904, 1.018107142857143, 1.0078928571428574, 0.9766190476190476, 1.0193214285714285, 0.9628690476190476, 0.9897976190476192, 0.9817738095238097, 1.0127857142857144, 1.0065357142857143, 0.9735833333333334, 1.0262738095238095, 1.011809523809524, 0.9950476190476191, 1.037607142857143, 1.020857142857143, 1.0278333333333332, 1.0456309523809526, 1.0212142857142856, 1.0407857142857142, 1.0155595238095239, 1.025952380952381, 0.9892738095238097, 1.0074285714285713, 1.0089047619047617, 0.9910714285714286, 0.980690476190476, 1.0165595238095237, 0.9670714285714287, 0.9998809523809523, 0.9837142857142858, 0.966154761904762, 0.9943571428571428, 0.9538809523809524, 0.9690357142857143, 0.9935595238095237, 0.9628690476190478, 1.002940476190476, 0.9710833333333333, 1.0159166666666668, 1.0025, 0.9982738095238094, 0.9856309523809523, 0.9716428571428573, 0.9695357142857143, 0.9717261904761905, 0.9392380952380952, 0.9534404761904762, 0.9731904761904763, 0.9721547619047619, 0.9886547619047619, 0.9543809523809524, 1.0036666666666667, 0.9737619047619047, 1.029059523809524, 0.9761190476190477, 1.0017619047619046, 0.976857142857143, 1.0154999999999998, 0.9741785714285714, 1.015952380952381, 0.9901428571428571, 0.9683214285714286, 0.9982380952380951, 1.025511904761905, 0.9990595238095237, 0.9901071428571429, 1.0271428571428571, 1.0344523809523811, 1.0246904761904763, 0.9905476190476189, 1.0136666666666667, 1.0456904761904764, 1.004702380952381, 1.0052619047619047, 0.9828333333333332, 1.008142857142857, 0.9753571428571428, 0.9992619047619046, 0.9447142857142858, 0.9759285714285714, 0.9526071428571428, 0.9736428571428571, 1.0007380952380953, 1.004154761904762, 1.0206785714285715, 1.0235238095238097, 0.9965952380952381, 1.051845238095238, 1.058904761904762, 1.0509642857142858, 1.0487619047619048, 1.0492023809523812, 1.0530833333333334, 1.0387261904761906, 0.9957261904761905, 1.0010238095238098, 0.9983095238095236, 0.9792500000000001, 0.9685476190476191, 0.979107142857143, 1.0282857142857142, 1.000547619047619, 1.0144285714285715, 1.0195833333333333, 1.024857142857143, 1.030797619047619, 1.0051428571428571, 0.9829523809523809, 0.9864880952380953, 1.0138214285714287, 0.9955119047619048, 0.9728571428571429, 1.0239404761904762, 1.0084880952380952, 1.0076309523809523, 1.0319523809523812, 0.9819880952380954, 0.9994285714285714, 1.0082380952380954, 0.9515476190476191, 0.9771071428571428, 0.9655119047619047, 0.9956904761904762, 0.9807380952380953, 0.9631904761904764, 0.9865238095238095, 1.013, 1.0012380952380955, 0.9756547619047619, 1.0104285714285712, 0.9949166666666666, 0.9717857142857143, 0.982, 0.9994999999999998, 0.9703809523809523, 1.0101904761904759, 0.9975714285714287, 1.0126071428571428, 0.9927976190476189, 1.0427976190476191, 1.0160238095238097, 1.0105357142857143, 1.0043095238095239, 0.9844761904761905, 0.9880952380952381, 1.007607142857143, 0.9553571428571429, 0.9837857142857144, 1.014595238095238, 0.9826904761904762, 1.0249285714285716, 0.9717976190476191, 1.006357142857143, 0.9980119047619047, 0.96375, 0.9785476190476191, 0.9950357142857142, 0.9774761904761904, 0.9601309523809524, 0.9724523809523811, 0.9827738095238094, 1.0097023809523809, 1.0028095238095236, 1.0122261904761907, 1.002607142857143, 1.0183214285714286, 0.9912380952380951, 1.0297380952380952, 0.9948690476190476, 1.0182857142857142, 0.9938809523809523, 1.0370476190476192, 0.9979761904761902, 1.022047619047619, 0.9906666666666668, 1.0235357142857142, 1.0142380952380952]</text:p>
          </table:table-cell>
          <table:table-cell office:value-type="float" office:value="4.391119194030763">
            <text:p>4.391119194030763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MRPLEILILALSALWFILPNLTRRRGIRQGVGLLLAMTVPWQIAIEGYRWQMVPAYALAALIALGTWWEFIGPPEDFNVPQRGRGVGRALGGLIGVAAIALPVVLPVVSLPEPDGTYPVGTFSLHLVDESRQETYGLRPGNPRELMVQVFYPADPGPEAETGPWIEDLGAVGSSLASIFDVPSFSFDHLALTDTHTFPEAPVTDAAASFPVVVYSHGWQGFRTVNFNQAETLASEGYVVVAIDHTFASAMTVFPGDREVPLDPDALPDEDTIGRTAFLEAGTELIEVMADDLDFVVDELQGINNGERSTSLAQRLDLTTLGLFGHSLGGGAVVTFCATDFRCKAGIGFDPWVEPVREELIEQGLRVPFAFVRSEEWTEKDNDDVLRTLFENGRRDQYWQSISGTEHHDFVFSPLLSPVGGLLGIQGPIDSGRLLDIIDAELTGFFGQHLLGQDRGFPASMETQYGDLASS">
            <text:p>MRPLEILILALSALWFILPNLTRRRGIRQGVGLLLAMTVPWQIAIEGYRWQMVPAYALAALIALGTWWEFIGPPEDFNVPQRGRGVGRALGGLIGVAAIALPVVLPVVSLPEPDGTYPVGTFSLHLVDESRQETYGLRPGNPRELMVQVFYPADPGPEAETGPWIEDLGAVGSSLASIFDVPSFSFDHLALTDTHTFPEAPVTDAAASFPVVVYSHGWQGFRTVNFNQAETLASEGYVVVAIDHTFASAMTVFPGDREVPLDPDALPDEDTIGRTAFLEAGTELIEVMADDLDFVVDELQGINNGERSTSLAQRLDLTTLGLFGHSLGGGAVVTFCATDFRCKAGIGFDPWVEPVREELIEQGLRVPFAFVRSEEWTEKDNDDVLRTLFENGRRDQYWQSISGTEHHDFVFSPLLSPVGGLLGIQGPIDSGRLLDIIDAELTGFFGQHLLGQDRGFPASMETQYGDLASS</text:p>
          </table:table-cell>
          <table:table-cell office:value-type="string" office:value="BFDNEDID_82469">
            <text:p>BFDNEDID_82469</text:p>
          </table:table-cell>
          <table:table-cell office:value-type="float" office:value="470">
            <text:p>470</text:p>
          </table:table-cell>
          <table:table-cell office:value-type="float" office:value="0.1">
            <text:p>0.1</text:p>
          </table:table-cell>
          <table:table-cell office:value-type="float" office:value="0.06489361702127623">
            <text:p>0.06489361702127623</text:p>
          </table:table-cell>
          <table:table-cell office:value-type="float" office:value="43.12874468085106">
            <text:p>43.12874468085106</text:p>
          </table:table-cell>
          <table:table-cell office:value-type="float" office:value="51255.28780000009">
            <text:p>51255.28780000009</text:p>
          </table:table-cell>
          <table:table-cell office:value-type="string" office:value="(0.3425531914893617, 0.24468085106382978, 0.27872340425531916)">
            <text:p>(0.3425531914893617, 0.24468085106382978, 0.27872340425531916)</text:p>
          </table:table-cell>
          <table:table-cell office:value-type="string" office:value="[0.9520357142857143, 0.9739642857142856, 0.959440476190476, 0.9584166666666667, 0.9691666666666668, 0.9509642857142857, 0.9845952380952381, 0.9538333333333333, 0.9505238095238094, 0.9443809523809524, 0.9476547619047618, 0.9516904761904763, 0.9535357142857144, 0.9845595238095238, 0.9785595238095238, 0.9679642857142857, 1.0053333333333334, 1.0025, 1.000952380952381, 0.9985000000000002, 1.0032857142857143, 0.9830238095238096, 1.0132619047619047, 1.0056309523809523, 0.9974880952380952, 0.9734285714285714, 1.000845238095238, 0.9601190476190476, 0.9671309523809525, 0.9608690476190476, 0.9667261904761905, 0.9579166666666667, 0.9715357142857142, 0.9579285714285714, 0.9944880952380953, 0.9486190476190476, 0.9961071428571429, 0.9563690476190477, 0.9901904761904761, 0.9726309523809523, 1.017952380952381, 0.9808214285714285, 0.9712500000000001, 1.0012738095238096, 0.9610357142857143, 1.0034880952380951, 0.9601904761904763, 0.9688809523809523, 0.997690476190476, 0.9637142857142857, 0.9645357142857143, 0.9799642857142858, 0.9591309523809525, 0.97375, 0.96125, 0.949511904761905, 0.958392857142857, 0.9727857142857143, 0.9552976190476191, 0.9804285714285712, 0.9628690476190476, 0.9514642857142858, 0.9645357142857143, 1.002, 0.9418214285714284, 0.9798809523809524, 1.0105595238095237, 1.0156666666666667, 1.0232261904761903, 1.0368928571428573, 1.0265952380952381, 0.9988928571428571, 1.0423333333333336, 0.9905833333333334, 1.0309166666666667, 1.0078809523809524, 1.0079166666666668, 1.0190476190476188, 1.0086190476190475, 1.0166190476190475, 0.9871309523809524, 1.015940476190476, 0.9920714285714285, 0.990345238095238, 0.9813928571428573, 1.0032738095238094, 0.9885357142857142, 0.9642738095238095, 0.9742857142857143, 0.9935119047619048, 0.9544880952380952, 0.9778928571428571, 0.9651904761904762, 0.9582261904761906, 0.9788809523809524, 0.9565357142857145, 0.9865952380952381, 0.9460714285714287, 0.9642738095238095, 0.9633333333333335, 0.9872380952380952, 0.9470119047619047, 0.9693809523809523, 1.0031547619047618, 0.9756547619047621, 1.0309166666666667, 1.0318095238095237, 1.027845238095238, 1.0406904761904763, 1.0265238095238094, 1.0178333333333331, 0.9985000000000002, 1.0223690476190475, 0.9700476190476189, 1.0058095238095237, 0.9786785714285715, 0.9656190476190476, 1.0006904761904762, 0.9486904761904762, 0.9707142857142858, 0.9676785714285714, 0.9786071428571429, 1.0196428571428573, 1.0146785714285715, 1.018904761904762, 1.0286547619047621, 1.0410238095238096, 1.0454404761904763, 1.0049880952380952, 0.995952380952381, 1.020154761904762, 0.9823214285714285, 1.0140357142857144, 1.0145119047619047, 1.0135833333333335, 1.0321428571428573, 1.0308095238095238, 1.0218333333333334, 1.035642857142857, 0.9804047619047621, 0.9968809523809524, 0.9749166666666669, 0.9871428571428572, 0.9451428571428573, 0.9559404761904761, 0.9689166666666668, 1.0014404761904763, 0.9830357142857143, 1.0229880952380954, 1.022559523809524, 1.0329285714285714, 1.0479285714285713, 1.0537738095238096, 1.0254880952380954, 1.062309523809524, 1.0164404761904762, 1.0278690476190475, 1.0177500000000002, 0.9807499999999999, 1.004059523809524, 1.0300238095238097, 1.000392857142857, 0.9768214285714285, 1.0155833333333333, 0.9934285714285715, 0.9930952380952381, 1.0159523809523807, 1.0020833333333334, 1.0057261904761905, 0.9803095238095239, 1.0017142857142858, 1.0040714285714285, 0.9628690476190476, 0.9773214285714287, 1.0112857142857143, 0.9630238095238096, 1.0140119047619047, 0.992404761904762, 0.9732738095238095, 1.0194880952380951, 0.9646071428571429, 1.0145119047619047, 0.9580000000000001, 0.9702857142857145, 0.9851904761904762, 0.9683333333333334, 0.9932857142857143, 0.9990476190476189, 0.9760833333333333, 0.9816190476190476, 1.0016904761904761, 0.9809880952380953, 1.0256785714285717, 1.0135238095238097, 0.98925, 1.024845238095238, 0.9894761904761905, 1.0208095238095238, 1.0177738095238094, 0.9880714285714285, 0.9991071428571429, 0.9972857142857143, 1.007702380952381, 0.9649761904761905, 1.0027857142857144, 0.9490595238095239, 0.9647738095238095, 0.9594404761904762, 0.9594166666666668, 0.9856309523809523, 0.9519523809523811, 0.9934642857142857, 0.9583333333333334, 1.0090595238095237, 0.9879642857142856, 0.9625714285714285, 1.0016190476190474, 0.9797499999999999, 0.9725595238095239, 1.007095238095238, 0.9642738095238096, 1.0234642857142857, 1.0052261904761906, 1.000345238095238, 1.032559523809524, 0.9939642857142856, 1.0019761904761904, 1.0204166666666667, 1.0229285714285714, 1.020952380952381, 0.9928690476190476, 0.9738333333333334, 0.9805119047619048, 0.9658809523809524, 0.9593571428571428, 0.9657380952380953, 0.9505595238095239, 0.9935, 0.952297619047619, 0.9869166666666667, 0.9653333333333334, 0.9921071428571429, 0.9953928571428573, 0.9700000000000001, 0.9712619047619048, 0.9836190476190476, 0.9653571428571429, 0.9769880952380952, 1.010857142857143, 1.0000357142857144, 1.020547619047619, 1.0107976190476191, 1.0394761904761904, 0.9940833333333333, 1.0398214285714285, 0.9973928571428572, 1.041797619047619, 1.0150833333333333, 1.0220714285714287, 1.0066547619047619, 1.0124642857142856, 1.0490238095238094, 1.0362261904761905, 1.0385714285714287, 1.028690476190476, 1.0168690476190476, 1.0087261904761906, 1.0293452380952381, 0.9955119047619048, 0.9859761904761906, 0.9821190476190477, 0.9695833333333332, 0.9882023809523811, 1.018059523809524, 0.9807380952380953, 1.0140476190476189, 1.0005119047619049, 1.0307380952380953, 0.9797857142857141, 0.9939642857142856, 1.0218333333333334, 0.9610238095238095, 0.995345238095238, 0.9964761904761904, 1.018107142857143, 1.0078928571428574, 0.9766190476190476, 1.0193214285714285, 0.9628690476190476, 0.9897976190476192, 0.9817738095238097, 1.0127857142857144, 1.0065357142857143, 0.9735833333333334, 1.0262738095238095, 1.011809523809524, 0.9950476190476191, 1.037607142857143, 1.020857142857143, 1.0278333333333332, 1.0456309523809526, 1.0212142857142856, 1.0407857142857142, 1.0155595238095239, 1.025952380952381, 0.9892738095238097, 1.0074285714285713, 1.0089047619047617, 0.9910714285714286, 0.980690476190476, 1.0165595238095237, 0.9670714285714287, 0.9998809523809523, 0.9837142857142858, 0.966154761904762, 0.9943571428571428, 0.9538809523809524, 0.9690357142857143, 0.9935595238095237, 0.9628690476190478, 1.002940476190476, 0.9710833333333333, 1.0159166666666668, 1.0025, 0.9982738095238094, 0.9856309523809523, 0.9716428571428573, 0.9695357142857143, 0.9717261904761905, 0.9392380952380952, 0.9534404761904762, 0.9731904761904763, 0.9721547619047619, 0.9886547619047619, 0.9543809523809524, 1.0036666666666667, 0.9737619047619047, 1.029059523809524, 0.9761190476190477, 1.0017619047619046, 0.976857142857143, 1.0154999999999998, 0.9741785714285714, 1.015952380952381, 0.9901428571428571, 0.9683214285714286, 0.9982380952380951, 1.025511904761905, 0.9990595238095237, 0.9901071428571429, 1.0271428571428571, 1.0344523809523811, 1.0246904761904763, 0.9905476190476189, 1.0136666666666667, 1.0456904761904764, 1.004702380952381, 1.0052619047619047, 0.9828333333333332, 1.008142857142857, 0.9753571428571428, 0.9992619047619046, 0.9447142857142858, 0.9759285714285714, 0.9526071428571428, 0.9736428571428571, 1.0007380952380953, 1.004154761904762, 1.0206785714285715, 1.0235238095238097, 0.9965952380952381, 1.051845238095238, 1.058904761904762, 1.0509642857142858, 1.0487619047619048, 1.0492023809523812, 1.0530833333333334, 1.0387261904761906, 0.9957261904761905, 1.0010238095238098, 0.9983095238095236, 0.9792500000000001, 0.9685476190476191, 0.979107142857143, 1.0282857142857142, 1.000547619047619, 1.0144285714285715, 1.0195833333333333, 1.024857142857143, 1.030797619047619, 1.0051428571428571, 0.9829523809523809, 0.9864880952380953, 1.0138214285714287, 0.9955119047619048, 0.9728571428571429, 1.0239404761904762, 1.0084880952380952, 1.0076309523809523, 1.0319523809523812, 0.9819880952380954, 0.9994285714285714, 1.0082380952380954, 0.9515476190476191, 0.9771071428571428, 0.9655119047619047, 0.9956904761904762, 0.9807380952380953, 0.9631904761904764, 0.9865238095238095, 1.013, 1.0012380952380955, 0.9756547619047619, 1.0104285714285712, 0.9949166666666666, 0.9717857142857143, 0.982, 0.9994999999999998, 0.9703809523809523, 1.0101904761904759, 0.9975714285714287, 1.0126071428571428, 0.9927976190476189, 1.0427976190476191, 1.0160238095238097, 1.0105357142857143, 1.0043095238095239, 0.9844761904761905, 0.9880952380952381, 1.007607142857143, 0.9553571428571429, 0.9837857142857144, 1.014595238095238, 0.9826904761904762, 1.0249285714285716, 0.9717976190476191, 1.006357142857143, 0.9980119047619047, 0.96375, 0.9785476190476191, 0.9950357142857142, 0.9774761904761904, 0.9601309523809524, 0.9724523809523811, 0.9827738095238094, 1.0097023809523809, 1.0028095238095236, 1.0122261904761907, 1.002607142857143, 1.0183214285714286, 0.9912380952380951, 1.0297380952380952, 0.9948690476190476, 1.0182857142857142, 0.9938809523809523, 1.0370476190476192, 0.9979761904761902, 1.022047619047619, 0.9906666666666668, 1.0235357142857142, 1.0142380952380952]">
            <text:p>[0.9520357142857143, 0.9739642857142856, 0.959440476190476, 0.9584166666666667, 0.9691666666666668, 0.9509642857142857, 0.9845952380952381, 0.9538333333333333, 0.9505238095238094, 0.9443809523809524, 0.9476547619047618, 0.9516904761904763, 0.9535357142857144, 0.9845595238095238, 0.9785595238095238, 0.9679642857142857, 1.0053333333333334, 1.0025, 1.000952380952381, 0.9985000000000002, 1.0032857142857143, 0.9830238095238096, 1.0132619047619047, 1.0056309523809523, 0.9974880952380952, 0.9734285714285714, 1.000845238095238, 0.9601190476190476, 0.9671309523809525, 0.9608690476190476, 0.9667261904761905, 0.9579166666666667, 0.9715357142857142, 0.9579285714285714, 0.9944880952380953, 0.9486190476190476, 0.9961071428571429, 0.9563690476190477, 0.9901904761904761, 0.9726309523809523, 1.017952380952381, 0.9808214285714285, 0.9712500000000001, 1.0012738095238096, 0.9610357142857143, 1.0034880952380951, 0.9601904761904763, 0.9688809523809523, 0.997690476190476, 0.9637142857142857, 0.9645357142857143, 0.9799642857142858, 0.9591309523809525, 0.97375, 0.96125, 0.949511904761905, 0.958392857142857, 0.9727857142857143, 0.9552976190476191, 0.9804285714285712, 0.9628690476190476, 0.9514642857142858, 0.9645357142857143, 1.002, 0.9418214285714284, 0.9798809523809524, 1.0105595238095237, 1.0156666666666667, 1.0232261904761903, 1.0368928571428573, 1.0265952380952381, 0.9988928571428571, 1.0423333333333336, 0.9905833333333334, 1.0309166666666667, 1.0078809523809524, 1.0079166666666668, 1.0190476190476188, 1.0086190476190475, 1.0166190476190475, 0.9871309523809524, 1.015940476190476, 0.9920714285714285, 0.990345238095238, 0.9813928571428573, 1.0032738095238094, 0.9885357142857142, 0.9642738095238095, 0.9742857142857143, 0.9935119047619048, 0.9544880952380952, 0.9778928571428571, 0.9651904761904762, 0.9582261904761906, 0.9788809523809524, 0.9565357142857145, 0.9865952380952381, 0.9460714285714287, 0.9642738095238095, 0.9633333333333335, 0.9872380952380952, 0.9470119047619047, 0.9693809523809523, 1.0031547619047618, 0.9756547619047621, 1.0309166666666667, 1.0318095238095237, 1.027845238095238, 1.0406904761904763, 1.0265238095238094, 1.0178333333333331, 0.9985000000000002, 1.0223690476190475, 0.9700476190476189, 1.0058095238095237, 0.9786785714285715, 0.9656190476190476, 1.0006904761904762, 0.9486904761904762, 0.9707142857142858, 0.9676785714285714, 0.9786071428571429, 1.0196428571428573, 1.0146785714285715, 1.018904761904762, 1.0286547619047621, 1.0410238095238096, 1.0454404761904763, 1.0049880952380952, 0.995952380952381, 1.020154761904762, 0.9823214285714285, 1.0140357142857144, 1.0145119047619047, 1.0135833333333335, 1.0321428571428573, 1.0308095238095238, 1.0218333333333334, 1.035642857142857, 0.9804047619047621, 0.9968809523809524, 0.9749166666666669, 0.9871428571428572, 0.9451428571428573, 0.9559404761904761, 0.9689166666666668, 1.0014404761904763, 0.9830357142857143, 1.0229880952380954, 1.022559523809524, 1.0329285714285714, 1.0479285714285713, 1.0537738095238096, 1.0254880952380954, 1.062309523809524, 1.0164404761904762, 1.0278690476190475, 1.0177500000000002, 0.9807499999999999, 1.004059523809524, 1.0300238095238097, 1.000392857142857, 0.9768214285714285, 1.0155833333333333, 0.9934285714285715, 0.9930952380952381, 1.0159523809523807, 1.0020833333333334, 1.0057261904761905, 0.9803095238095239, 1.0017142857142858, 1.0040714285714285, 0.9628690476190476, 0.9773214285714287, 1.0112857142857143, 0.9630238095238096, 1.0140119047619047, 0.992404761904762, 0.9732738095238095, 1.0194880952380951, 0.9646071428571429, 1.0145119047619047, 0.9580000000000001, 0.9702857142857145, 0.9851904761904762, 0.9683333333333334, 0.9932857142857143, 0.9990476190476189, 0.9760833333333333, 0.9816190476190476, 1.0016904761904761, 0.9809880952380953, 1.0256785714285717, 1.0135238095238097, 0.98925, 1.024845238095238, 0.9894761904761905, 1.0208095238095238, 1.0177738095238094, 0.9880714285714285, 0.9991071428571429, 0.9972857142857143, 1.007702380952381, 0.9649761904761905, 1.0027857142857144, 0.9490595238095239, 0.9647738095238095, 0.9594404761904762, 0.9594166666666668, 0.9856309523809523, 0.9519523809523811, 0.9934642857142857, 0.9583333333333334, 1.0090595238095237, 0.9879642857142856, 0.9625714285714285, 1.0016190476190474, 0.9797499999999999, 0.9725595238095239, 1.007095238095238, 0.9642738095238096, 1.0234642857142857, 1.0052261904761906, 1.000345238095238, 1.032559523809524, 0.9939642857142856, 1.0019761904761904, 1.0204166666666667, 1.0229285714285714, 1.020952380952381, 0.9928690476190476, 0.9738333333333334, 0.9805119047619048, 0.9658809523809524, 0.9593571428571428, 0.9657380952380953, 0.9505595238095239, 0.9935, 0.952297619047619, 0.9869166666666667, 0.9653333333333334, 0.9921071428571429, 0.9953928571428573, 0.9700000000000001, 0.9712619047619048, 0.9836190476190476, 0.9653571428571429, 0.9769880952380952, 1.010857142857143, 1.0000357142857144, 1.020547619047619, 1.0107976190476191, 1.0394761904761904, 0.9940833333333333, 1.0398214285714285, 0.9973928571428572, 1.041797619047619, 1.0150833333333333, 1.0220714285714287, 1.0066547619047619, 1.0124642857142856, 1.0490238095238094, 1.0362261904761905, 1.0385714285714287, 1.028690476190476, 1.0168690476190476, 1.0087261904761906, 1.0293452380952381, 0.9955119047619048, 0.9859761904761906, 0.9821190476190477, 0.9695833333333332, 0.9882023809523811, 1.018059523809524, 0.9807380952380953, 1.0140476190476189, 1.0005119047619049, 1.0307380952380953, 0.9797857142857141, 0.9939642857142856, 1.0218333333333334, 0.9610238095238095, 0.995345238095238, 0.9964761904761904, 1.018107142857143, 1.0078928571428574, 0.9766190476190476, 1.0193214285714285, 0.9628690476190476, 0.9897976190476192, 0.9817738095238097, 1.0127857142857144, 1.0065357142857143, 0.9735833333333334, 1.0262738095238095, 1.011809523809524, 0.9950476190476191, 1.037607142857143, 1.020857142857143, 1.0278333333333332, 1.0456309523809526, 1.0212142857142856, 1.0407857142857142, 1.0155595238095239, 1.025952380952381, 0.9892738095238097, 1.0074285714285713, 1.0089047619047617, 0.9910714285714286, 0.980690476190476, 1.0165595238095237, 0.9670714285714287, 0.9998809523809523, 0.9837142857142858, 0.966154761904762, 0.9943571428571428, 0.9538809523809524, 0.9690357142857143, 0.9935595238095237, 0.9628690476190478, 1.002940476190476, 0.9710833333333333, 1.0159166666666668, 1.0025, 0.9982738095238094, 0.9856309523809523, 0.9716428571428573, 0.9695357142857143, 0.9717261904761905, 0.9392380952380952, 0.9534404761904762, 0.9731904761904763, 0.9721547619047619, 0.9886547619047619, 0.9543809523809524, 1.0036666666666667, 0.9737619047619047, 1.029059523809524, 0.9761190476190477, 1.0017619047619046, 0.976857142857143, 1.0154999999999998, 0.9741785714285714, 1.015952380952381, 0.9901428571428571, 0.9683214285714286, 0.9982380952380951, 1.025511904761905, 0.9990595238095237, 0.9901071428571429, 1.0271428571428571, 1.0344523809523811, 1.0246904761904763, 0.9905476190476189, 1.0136666666666667, 1.0456904761904764, 1.004702380952381, 1.0052619047619047, 0.9828333333333332, 1.008142857142857, 0.9753571428571428, 0.9992619047619046, 0.9447142857142858, 0.9759285714285714, 0.9526071428571428, 0.9736428571428571, 1.0007380952380953, 1.004154761904762, 1.0206785714285715, 1.0235238095238097, 0.9965952380952381, 1.051845238095238, 1.058904761904762, 1.0509642857142858, 1.0487619047619048, 1.0492023809523812, 1.0530833333333334, 1.0387261904761906, 0.9957261904761905, 1.0010238095238098, 0.9983095238095236, 0.9792500000000001, 0.9685476190476191, 0.979107142857143, 1.0282857142857142, 1.000547619047619, 1.0144285714285715, 1.0195833333333333, 1.024857142857143, 1.030797619047619, 1.0051428571428571, 0.9829523809523809, 0.9864880952380953, 1.0138214285714287, 0.9955119047619048, 0.9728571428571429, 1.0239404761904762, 1.0084880952380952, 1.0076309523809523, 1.0319523809523812, 0.9819880952380954, 0.9994285714285714, 1.0082380952380954, 0.9515476190476191, 0.9771071428571428, 0.9655119047619047, 0.9956904761904762, 0.9807380952380953, 0.9631904761904764, 0.9865238095238095, 1.013, 1.0012380952380955, 0.9756547619047619, 1.0104285714285712, 0.9949166666666666, 0.9717857142857143, 0.982, 0.9994999999999998, 0.9703809523809523, 1.0101904761904759, 0.9975714285714287, 1.0126071428571428, 0.9927976190476189, 1.0427976190476191, 1.0160238095238097, 1.0105357142857143, 1.0043095238095239, 0.9844761904761905, 0.9880952380952381, 1.007607142857143, 0.9553571428571429, 0.9837857142857144, 1.014595238095238, 0.9826904761904762, 1.0249285714285716, 0.9717976190476191, 1.006357142857143, 0.9980119047619047, 0.96375, 0.9785476190476191, 0.9950357142857142, 0.9774761904761904, 0.9601309523809524, 0.9724523809523811, 0.9827738095238094, 1.0097023809523809, 1.0028095238095236, 1.0122261904761907, 1.002607142857143, 1.0183214285714286, 0.9912380952380951, 1.0297380952380952, 0.9948690476190476, 1.0182857142857142, 0.9938809523809523, 1.0370476190476192, 0.9979761904761902, 1.022047619047619, 0.9906666666666668, 1.0235357142857142, 1.0142380952380952]</text:p>
          </table:table-cell>
          <table:table-cell office:value-type="float" office:value="4.391119194030763">
            <text:p>4.391119194030763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MAGYDHIFKGGDGNFHFIDWGGSGPLAHFSHATGLCAGTYTPLAERLRPHLRILGMDDRGHGRTRALANLQKLKNWDLFVDDLARFVENLGEPVIAMGHSRGAAVSLLLAIKRPELIRALILIDPTILPFSWMWWWYLAKLTGLARFVPIVATAAKRRSEWPDQKSMLEAYQVKPVFQSWQDGFLDAYIRDGTEETGHNTIRLCCDPAWESKCFAACPHDIWRYIPGLQKPALVLYGAESDTFLASAAKRFKAKVPGVALRCFEDTGHFVPMQRPDETAEVIVDFLKNEKAFS">
            <text:p>MAGYDHIFKGGDGNFHFIDWGGSGPLAHFSHATGLCAGTYTPLAERLRPHLRILGMDDRGHGRTRALANLQKLKNWDLFVDDLARFVENLGEPVIAMGHSRGAAVSLLLAIKRPELIRALILIDPTILPFSWMWWWYLAKLTGLARFVPIVATAAKRRSEWPDQKSMLEAYQVKPVFQSWQDGFLDAYIRDGTEETGHNTIRLCCDPAWESKCFAACPHDIWRYIPGLQKPALVLYGAESDTFLASAAKRFKAKVPGVALRCFEDTGHFVPMQRPDETAEVIVDFLKNEKAFS</text:p>
          </table:table-cell>
          <table:table-cell office:value-type="string" office:value="BFDNEDID_83706">
            <text:p>BFDNEDID_83706</text:p>
          </table:table-cell>
          <table:table-cell office:value-type="float" office:value="293">
            <text:p>293</text:p>
          </table:table-cell>
          <table:table-cell office:value-type="float" office:value="0.11604095563139932">
            <text:p>0.11604095563139932</text:p>
          </table:table-cell>
          <table:table-cell office:value-type="float" office:value="-0.11774744027303742">
            <text:p>-0.11774744027303742</text:p>
          </table:table-cell>
          <table:table-cell office:value-type="float" office:value="31.204436860068263">
            <text:p>31.204436860068263</text:p>
          </table:table-cell>
          <table:table-cell office:value-type="float" office:value="32957.59010000003">
            <text:p>32957.59010000003</text:p>
          </table:table-cell>
          <table:table-cell office:value-type="string" office:value="(0.32081911262798635, 0.19795221843003413, 0.2832764505119454)">
            <text:p>(0.32081911262798635, 0.19795221843003413, 0.2832764505119454)</text:p>
          </table:table-cell>
          <table:table-cell office:value-type="string" office:value="[0.9609047619047618, 0.9785476190476191, 0.9827738095238094, 1.0297619047619047, 0.9987619047619046, 1.0208690476190476, 1.0334999999999999, 1.0198928571428572, 1.0198928571428572, 0.9710952380952381, 0.9880357142857144, 0.9614404761904763, 0.9639880952380951, 0.9922023809523809, 0.9456904761904762, 1.0120714285714285, 1.0042023809523808, 1.0161190476190476, 1.0140833333333332, 1.0142857142857142, 0.9817738095238098, 1.0002142857142857, 0.9746190476190476, 0.966547619047619, 0.9957261904761905, 0.9585238095238096, 0.9856785714285714, 0.9810357142857145, 0.9857261904761904, 0.9621666666666667, 0.9688095238095236, 0.9871547619047618, 0.9844404761904761, 0.9749880952380953, 0.9680833333333334, 0.9960357142857144, 1.0027976190476189, 0.9761785714285713, 1.004404761904762, 1.0205119047619047, 0.99175, 0.9897738095238094, 1.0093333333333334, 1.0038928571428571, 0.9708333333333333, 0.9728333333333335, 0.9857976190476191, 0.9558095238095239, 0.9721547619047619, 0.9957499999999998, 0.9763928571428571, 1.0250714285714284, 1.012, 1.0080595238095238, 1.0238095238095237, 0.9996666666666666, 1.026440476190476, 1.0021666666666667, 0.997297619047619, 0.9969166666666667, 0.9883809523809524, 0.9795833333333333, 0.9951428571428571, 1.0053333333333332, 0.976202380952381, 1.0237023809523809, 1.0294880952380954, 0.9903571428571428, 1.0532261904761906, 1.0097857142857143, 0.9837976190476192, 1.0243809523809524, 0.9611904761904763, 0.979297619047619, 0.9791666666666669, 1.005595238095238, 0.9918095238095239, 0.9644047619047618, 0.9938809523809524, 0.9917857142857143, 0.97125, 0.9854285714285714, 1.0175952380952382, 0.995, 0.991047619047619, 1.0315119047619046, 1.0292619047619047, 1.007392857142857, 0.9789761904761904, 0.9886309523809522, 0.9934285714285713, 0.9741904761904762, 0.9943809523809523, 0.9716547619047621, 1.0129285714285714, 0.9955476190476189, 1.005642857142857, 0.9930357142857144, 0.9942023809523809, 0.9772142857142857, 0.9982142857142858, 0.9512023809523811, 0.9618214285714286, 0.9633333333333335, 0.9774166666666668, 0.9689166666666668, 1.026, 0.9916190476190477, 1.0218809523809522, 1.0255476190476192, 0.9823333333333336, 0.9972261904761904, 0.9975595238095238, 0.9686904761904762, 0.9515833333333332, 0.9535119047619047, 0.9620952380952381, 0.9668452380952381, 1.0006547619047619, 0.9791666666666666, 0.9801309523809523, 0.9735952380952382, 0.9860595238095239, 1.0017261904761903, 0.9491785714285713, 0.9895000000000002, 0.9323571428571429, 0.9574166666666667, 0.9299166666666666, 0.9273452380952382, 0.9258452380952381, 0.9364166666666668, 0.9444880952380951, 0.9660714285714287, 0.9976190476190476, 0.9559880952380952, 1.0015595238095238, 0.9996666666666666, 0.9718095238095239, 0.9889404761904762, 0.9795119047619048, 0.9552738095238095, 0.9680357142857144, 0.9850833333333335, 0.9442142857142857, 0.9659285714285714, 0.9767619047619048, 0.9820119047619048, 0.9870119047619047, 0.9960714285714286, 1.0315714285714288, 1.0066309523809525, 1.023904761904762, 1.0326904761904763, 1.0382738095238095, 0.9937142857142858, 1.0540238095238097, 1.0391190476190477, 1.0326428571428572, 1.0464285714285715, 1.0225595238095238, 1.010952380952381, 1.0096190476190476, 1.034702380952381, 0.9787380952380952, 0.9840000000000001, 1.0164047619047618, 0.9809642857142856, 1.0316666666666667, 0.9904285714285714, 0.9786071428571429, 0.9900595238095239, 1.0123809523809524, 0.9983452380952381, 0.9705952380952381, 1.0205595238095237, 1.006642857142857, 0.9982976190476188, 0.9769404761904762, 0.9923452380952381, 1.0101428571428572, 0.9659642857142858, 0.9678809523809525, 0.9790476190476192, 1.0029761904761905, 1.0135476190476191, 1.0085238095238094, 1.019857142857143, 1.0549523809523809, 1.0415714285714288, 1.0207857142857144, 1.0355714285714286, 1.0031428571428571, 1.027261904761905, 0.9880238095238095, 0.9697738095238096, 0.9852738095238094, 0.9517380952380952, 0.9589404761904762, 0.9636309523809524, 0.9983095238095239, 0.9807142857142856, 0.9814761904761905, 0.9901071428571429, 1.0465, 1.006702380952381, 1.0202976190476192, 0.9648809523809524, 0.9874642857142859, 0.9929761904761905, 0.9713333333333333, 0.9568809523809524, 0.9972142857142856, 0.9583452380952382, 1.0014642857142857, 0.9501547619047618, 0.962595238095238, 0.9855238095238096, 0.9520952380952381, 0.9670833333333332, 0.995440476190476, 0.9872499999999998, 0.9861547619047621, 1.0294047619047617, 1.030857142857143, 1.0092142857142856, 0.9941428571428572, 0.9802619047619049, 0.9776190476190475, 0.9679047619047619, 0.9649047619047618, 0.9943690476190477, 0.9851666666666665, 1.0310952380952383, 1.0118809523809524, 1.0247857142857142, 1.0011190476190475, 0.9868452380952382, 0.9946666666666666, 0.9922023809523809, 1.0003095238095239, 0.9840119047619049, 0.9989880952380953, 1.032511904761905, 0.9990714285714287, 1.001059523809524, 1.049809523809524, 0.9987380952380953, 1.0437500000000002, 0.9842738095238095, 1.0324285714285713, 1.003047619047619, 0.976345238095238, 0.9926666666666667, 0.9604404761904765, 0.9831904761904763, 0.9522619047619049, 0.9762500000000001, 1.022, 0.9965476190476191, 0.9914166666666666, 1.0045357142857143, 0.9806190476190476, 0.9788214285714286, 0.9787142857142858, 0.9979999999999999, 0.9673452380952382, 1.010952380952381, 1.0073452380952381, 1.0335119047619048, 1.0376309523809524, 1.0445714285714285, 1.020392857142857, 1.0235476190476192, 1.0335952380952382, 0.9732142857142857, 0.9850714285714287, 0.9731309523809525, 1.000357142857143, 0.9530595238095239, 0.9911190476190479, 1.0393333333333334, 1.017702380952381, 1.0434166666666667]">
            <text:p>[0.9609047619047618, 0.9785476190476191, 0.9827738095238094, 1.0297619047619047, 0.9987619047619046, 1.0208690476190476, 1.0334999999999999, 1.0198928571428572, 1.0198928571428572, 0.9710952380952381, 0.9880357142857144, 0.9614404761904763, 0.9639880952380951, 0.9922023809523809, 0.9456904761904762, 1.0120714285714285, 1.0042023809523808, 1.0161190476190476, 1.0140833333333332, 1.0142857142857142, 0.9817738095238098, 1.0002142857142857, 0.9746190476190476, 0.966547619047619, 0.9957261904761905, 0.9585238095238096, 0.9856785714285714, 0.9810357142857145, 0.9857261904761904, 0.9621666666666667, 0.9688095238095236, 0.9871547619047618, 0.9844404761904761, 0.9749880952380953, 0.9680833333333334, 0.9960357142857144, 1.0027976190476189, 0.9761785714285713, 1.004404761904762, 1.0205119047619047, 0.99175, 0.9897738095238094, 1.0093333333333334, 1.0038928571428571, 0.9708333333333333, 0.9728333333333335, 0.9857976190476191, 0.9558095238095239, 0.9721547619047619, 0.9957499999999998, 0.9763928571428571, 1.0250714285714284, 1.012, 1.0080595238095238, 1.0238095238095237, 0.9996666666666666, 1.026440476190476, 1.0021666666666667, 0.997297619047619, 0.9969166666666667, 0.9883809523809524, 0.9795833333333333, 0.9951428571428571, 1.0053333333333332, 0.976202380952381, 1.0237023809523809, 1.0294880952380954, 0.9903571428571428, 1.0532261904761906, 1.0097857142857143, 0.9837976190476192, 1.0243809523809524, 0.9611904761904763, 0.979297619047619, 0.9791666666666669, 1.005595238095238, 0.9918095238095239, 0.9644047619047618, 0.9938809523809524, 0.9917857142857143, 0.97125, 0.9854285714285714, 1.0175952380952382, 0.995, 0.991047619047619, 1.0315119047619046, 1.0292619047619047, 1.007392857142857, 0.9789761904761904, 0.9886309523809522, 0.9934285714285713, 0.9741904761904762, 0.9943809523809523, 0.9716547619047621, 1.0129285714285714, 0.9955476190476189, 1.005642857142857, 0.9930357142857144, 0.9942023809523809, 0.9772142857142857, 0.9982142857142858, 0.9512023809523811, 0.9618214285714286, 0.9633333333333335, 0.9774166666666668, 0.9689166666666668, 1.026, 0.9916190476190477, 1.0218809523809522, 1.0255476190476192, 0.9823333333333336, 0.9972261904761904, 0.9975595238095238, 0.9686904761904762, 0.9515833333333332, 0.9535119047619047, 0.9620952380952381, 0.9668452380952381, 1.0006547619047619, 0.9791666666666666, 0.9801309523809523, 0.9735952380952382, 0.9860595238095239, 1.0017261904761903, 0.9491785714285713, 0.9895000000000002, 0.9323571428571429, 0.9574166666666667, 0.9299166666666666, 0.9273452380952382, 0.9258452380952381, 0.9364166666666668, 0.9444880952380951, 0.9660714285714287, 0.9976190476190476, 0.9559880952380952, 1.0015595238095238, 0.9996666666666666, 0.9718095238095239, 0.9889404761904762, 0.9795119047619048, 0.9552738095238095, 0.9680357142857144, 0.9850833333333335, 0.9442142857142857, 0.9659285714285714, 0.9767619047619048, 0.9820119047619048, 0.9870119047619047, 0.9960714285714286, 1.0315714285714288, 1.0066309523809525, 1.023904761904762, 1.0326904761904763, 1.0382738095238095, 0.9937142857142858, 1.0540238095238097, 1.0391190476190477, 1.0326428571428572, 1.0464285714285715, 1.0225595238095238, 1.010952380952381, 1.0096190476190476, 1.034702380952381, 0.9787380952380952, 0.9840000000000001, 1.0164047619047618, 0.9809642857142856, 1.0316666666666667, 0.9904285714285714, 0.9786071428571429, 0.9900595238095239, 1.0123809523809524, 0.9983452380952381, 0.9705952380952381, 1.0205595238095237, 1.006642857142857, 0.9982976190476188, 0.9769404761904762, 0.9923452380952381, 1.0101428571428572, 0.9659642857142858, 0.9678809523809525, 0.9790476190476192, 1.0029761904761905, 1.0135476190476191, 1.0085238095238094, 1.019857142857143, 1.0549523809523809, 1.0415714285714288, 1.0207857142857144, 1.0355714285714286, 1.0031428571428571, 1.027261904761905, 0.9880238095238095, 0.9697738095238096, 0.9852738095238094, 0.9517380952380952, 0.9589404761904762, 0.9636309523809524, 0.9983095238095239, 0.9807142857142856, 0.9814761904761905, 0.9901071428571429, 1.0465, 1.006702380952381, 1.0202976190476192, 0.9648809523809524, 0.9874642857142859, 0.9929761904761905, 0.9713333333333333, 0.9568809523809524, 0.9972142857142856, 0.9583452380952382, 1.0014642857142857, 0.9501547619047618, 0.962595238095238, 0.9855238095238096, 0.9520952380952381, 0.9670833333333332, 0.995440476190476, 0.9872499999999998, 0.9861547619047621, 1.0294047619047617, 1.030857142857143, 1.0092142857142856, 0.9941428571428572, 0.9802619047619049, 0.9776190476190475, 0.9679047619047619, 0.9649047619047618, 0.9943690476190477, 0.9851666666666665, 1.0310952380952383, 1.0118809523809524, 1.0247857142857142, 1.0011190476190475, 0.9868452380952382, 0.9946666666666666, 0.9922023809523809, 1.0003095238095239, 0.9840119047619049, 0.9989880952380953, 1.032511904761905, 0.9990714285714287, 1.001059523809524, 1.049809523809524, 0.9987380952380953, 1.0437500000000002, 0.9842738095238095, 1.0324285714285713, 1.003047619047619, 0.976345238095238, 0.9926666666666667, 0.9604404761904765, 0.9831904761904763, 0.9522619047619049, 0.9762500000000001, 1.022, 0.9965476190476191, 0.9914166666666666, 1.0045357142857143, 0.9806190476190476, 0.9788214285714286, 0.9787142857142858, 0.9979999999999999, 0.9673452380952382, 1.010952380952381, 1.0073452380952381, 1.0335119047619048, 1.0376309523809524, 1.0445714285714285, 1.020392857142857, 1.0235476190476192, 1.0335952380952382, 0.9732142857142857, 0.9850714285714287, 0.9731309523809525, 1.000357142857143, 0.9530595238095239, 0.9911190476190479, 1.0393333333333334, 1.017702380952381, 1.0434166666666667]</text:p>
          </table:table-cell>
          <table:table-cell office:value-type="float" office:value="7.680903053283692">
            <text:p>7.680903053283692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MNHRMHMLIITGCLISMSGYAMAQEARSDNSWWWSNAWWNDGKIEVPTNYDVKTNWVEYTNNDIDVPAMVVRPRKKGKYPAVLFQHGRRGLDDLVQRHARRLAARGFVVLAPDIYKAHFIGTHPIEHDYELEKDVNKAVDVLLARKDISTNKACLYSHTRGGYYTLKVATTFKRQKKDIACYVSYYPHLQDPNAPEPAQVYGYAPEVEQLDIPVLIFIGEEDQYQRMRVAQTSIKVLQDRGKDARLIIYPGVGRGFDFRPENVRTFADDLASKDAIQRATVFIQEHLKSHMN">
            <text:p>MNHRMHMLIITGCLISMSGYAMAQEARSDNSWWWSNAWWNDGKIEVPTNYDVKTNWVEYTNNDIDVPAMVVRPRKKGKYPAVLFQHGRRGLDDLVQRHARRLAARGFVVLAPDIYKAHFIGTHPIEHDYELEKDVNKAVDVLLARKDISTNKACLYSHTRGGYYTLKVATTFKRQKKDIACYVSYYPHLQDPNAPEPAQVYGYAPEVEQLDIPVLIFIGEEDQYQRMRVAQTSIKVLQDRGKDARLIIYPGVGRGFDFRPENVRTFADDLASKDAIQRATVFIQEHLKSHMN</text:p>
          </table:table-cell>
          <table:table-cell office:value-type="string" office:value="BFDNEDID_84114">
            <text:p>BFDNEDID_84114</text:p>
          </table:table-cell>
          <table:table-cell office:value-type="float" office:value="292">
            <text:p>292</text:p>
          </table:table-cell>
          <table:table-cell office:value-type="float" office:value="0.10616438356164383">
            <text:p>0.10616438356164383</text:p>
          </table:table-cell>
          <table:table-cell office:value-type="float" office:value="-0.4917808219178084">
            <text:p>-0.4917808219178084</text:p>
          </table:table-cell>
          <table:table-cell office:value-type="float" office:value="38.68835616438356">
            <text:p>38.68835616438356</text:p>
          </table:table-cell>
          <table:table-cell office:value-type="float" office:value="33672.98470000004">
            <text:p>33672.98470000004</text:p>
          </table:table-cell>
          <table:table-cell office:value-type="string" office:value="(0.3116438356164384, 0.18493150684931503, 0.2226027397260274)">
            <text:p>(0.3116438356164384, 0.18493150684931503, 0.2226027397260274)</text:p>
          </table:table-cell>
          <table:table-cell office:value-type="string" office:value="[0.9651309523809525, 0.9577738095238095, 0.9474761904761904, 0.9503333333333334, 0.9503214285714285, 0.9663095238095238, 0.9629285714285716, 0.9375833333333334, 0.9652976190476191, 0.9638809523809525, 0.9966666666666668, 0.9627142857142856, 1.0014285714285716, 0.9874999999999998, 0.9705833333333335, 0.9976547619047619, 0.9833333333333333, 0.9997976190476191, 1.0092380952380953, 1.0205000000000002, 1.0015595238095238, 1.0315238095238097, 1.041202380952381, 1.0373809523809523, 1.0206904761904763, 1.0077857142857145, 0.9693571428571427, 0.9822380952380954, 0.9734285714285714, 0.9955238095238096, 0.9699999999999999, 0.960452380952381, 0.963, 0.9822142857142857, 1.0215357142857142, 1.0068571428571427, 1.0084761904761905, 1.0347380952380953, 0.9948928571428571, 1.055607142857143, 0.9907142857142857, 1.0330119047619046, 1.0012857142857143, 1.0142261904761907, 0.9867857142857145, 1.0314880952380954, 0.9871666666666667, 1.040214285714286, 0.9871785714285715, 1.0137261904761905, 0.972261904761905, 0.9935952380952381, 1.0215, 0.9631666666666667, 1.0125357142857143, 1.014357142857143, 1.017452380952381, 1.022797619047619, 0.988988095238095, 1.0386785714285713, 0.9814761904761905, 1.0175119047619048, 0.974297619047619, 0.9714047619047619, 0.9718095238095239, 0.9730595238095239, 0.9987261904761903, 1.0075714285714286, 1.0098690476190477, 1.0542976190476192, 1.0484761904761908, 1.0404642857142856, 1.0610119047619047, 1.0025238095238096, 1.0389999999999997, 0.9853928571428573, 0.9722261904761905, 0.9704404761904761, 0.9604880952380952, 0.9925119047619047, 0.9600714285714286, 1.0007023809523807, 0.9896904761904762, 1.002154761904762, 1.014392857142857, 0.9906190476190478, 1.0307619047619048, 1.0064285714285712, 0.9785595238095239, 0.9935476190476192, 1.009404761904762, 0.986345238095238, 0.9772142857142857, 0.9897976190476191, 0.9905476190476191, 0.9869285714285715, 0.9702500000000001, 0.9931904761904762, 0.9847619047619047, 0.9869166666666667, 0.9821309523809523, 0.9484999999999999, 0.9654404761904761, 0.9598809523809525, 0.9651428571428572, 0.978, 0.9874761904761906, 0.9944761904761905, 0.9710595238095237, 0.9958452380952381, 1.0252142857142856, 0.9662857142857144, 0.9725000000000001, 0.9646785714285715, 0.9713333333333335, 0.9929285714285714, 0.9672738095238096, 0.9736071428571429, 1.0067738095238095, 0.9760714285714287, 1.031642857142857, 0.9796190476190477, 1.0273214285714285, 0.9854404761904764, 1.0463333333333336, 0.9979047619047621, 1.056357142857143, 1.038297619047619, 1.0353809523809525, 1.0156666666666667, 1.0515000000000003, 1.0411904761904762, 0.9983809523809525, 0.9944166666666667, 1.0171309523809522, 0.9604642857142858, 0.9747023809523809, 0.9720833333333333, 0.9912738095238095, 0.9967857142857144, 1.0205000000000002, 1.009297619047619, 0.9946190476190476, 1.046952380952381, 1.018095238095238, 1.0318571428571428, 1.0245476190476193, 0.9819166666666665, 0.9795238095238096, 0.9840833333333334, 0.9709880952380955, 0.9923333333333334, 0.957202380952381, 0.9927499999999999, 0.9943809523809525, 0.9991309523809523, 0.9950952380952381, 0.9668095238095239, 0.9835833333333335, 0.9921071428571429, 0.9678095238095237, 1.0121666666666667, 0.9541666666666666, 0.9942380952380951, 0.9922857142857143, 0.9924404761904763, 0.9819642857142857, 1.0386666666666666, 1.006, 1.0419285714285715, 1.0557023809523811, 1.0475952380952382, 1.034690476190476, 0.9930714285714286, 1.0070119047619048, 0.9656904761904763, 0.9670833333333333, 0.9530595238095239, 0.976857142857143, 0.941011904761905, 0.9625714285714286, 0.9926666666666665, 0.9624285714285715, 0.9853690476190478, 1.0160357142857144, 1.0172380952380953, 1.0197857142857143, 1.030357142857143, 1.026142857142857, 1.0521190476190474, 1.0492738095238094, 1.0268214285714283, 1.0110833333333336, 1.0222142857142857, 0.980452380952381, 0.9848809523809524, 0.9979761904761905, 0.9652619047619049, 0.9972142857142858, 1.0103333333333333, 1.022107142857143, 0.9885952380952381, 1.050345238095238, 1.011059523809524, 0.9984047619047617, 1.0312261904761904, 0.9706785714285715, 1.010154761904762, 0.9514523809523809, 0.9597738095238096, 0.9523809523809523, 0.9513571428571429, 0.9683452380952382, 1.0024166666666665, 1.0204761904761905, 1.0257976190476192, 1.0318333333333334, 1.0326309523809525, 1.009297619047619, 1.0362380952380952, 0.9979880952380953, 0.9814642857142857, 0.9964642857142856, 0.9704404761904764, 0.9987738095238096, 0.9994285714285714, 0.990904761904762, 1.010857142857143, 0.9774166666666668, 1.0324285714285715, 0.970452380952381, 0.9987976190476191, 1.0205833333333334, 1.0186190476190475, 1.0152857142857143, 1.0339761904761904, 1.0516785714285715, 1.0323214285714286, 1.0099166666666666, 1.011095238095238, 0.9750000000000001, 0.9723809523809525, 0.9647023809523809, 0.9614880952380952, 0.991309523809524, 0.9765952380952382, 0.9715833333333334, 1.0114285714285713, 0.9963214285714285, 1.0037023809523808, 0.972702380952381, 1.021404761904762, 0.9728452380952382, 1.0220833333333335, 1.018154761904762, 1.0255357142857144, 1.0135714285714286, 0.9898333333333333, 1.0176428571428573, 0.9959523809523809, 0.979154761904762, 1.0021666666666667, 1.0092619047619047, 1.0041309523809525, 0.9857380952380952, 1.0249285714285716, 1.0358690476190477, 1.0371904761904762, 1.0202857142857145, 1.0060833333333332, 1.0048452380952382, 1.0285595238095238, 0.9946428571428572, 0.9832619047619047, 0.9789880952380953, 0.9598214285714286, 0.9695833333333332, 0.9726666666666668, 0.9943214285714287, 0.9986309523809525, 0.972357142857143, 0.9999761904761904, 1.037297619047619]">
            <text:p>[0.9651309523809525, 0.9577738095238095, 0.9474761904761904, 0.9503333333333334, 0.9503214285714285, 0.9663095238095238, 0.9629285714285716, 0.9375833333333334, 0.9652976190476191, 0.9638809523809525, 0.9966666666666668, 0.9627142857142856, 1.0014285714285716, 0.9874999999999998, 0.9705833333333335, 0.9976547619047619, 0.9833333333333333, 0.9997976190476191, 1.0092380952380953, 1.0205000000000002, 1.0015595238095238, 1.0315238095238097, 1.041202380952381, 1.0373809523809523, 1.0206904761904763, 1.0077857142857145, 0.9693571428571427, 0.9822380952380954, 0.9734285714285714, 0.9955238095238096, 0.9699999999999999, 0.960452380952381, 0.963, 0.9822142857142857, 1.0215357142857142, 1.0068571428571427, 1.0084761904761905, 1.0347380952380953, 0.9948928571428571, 1.055607142857143, 0.9907142857142857, 1.0330119047619046, 1.0012857142857143, 1.0142261904761907, 0.9867857142857145, 1.0314880952380954, 0.9871666666666667, 1.040214285714286, 0.9871785714285715, 1.0137261904761905, 0.972261904761905, 0.9935952380952381, 1.0215, 0.9631666666666667, 1.0125357142857143, 1.014357142857143, 1.017452380952381, 1.022797619047619, 0.988988095238095, 1.0386785714285713, 0.9814761904761905, 1.0175119047619048, 0.974297619047619, 0.9714047619047619, 0.9718095238095239, 0.9730595238095239, 0.9987261904761903, 1.0075714285714286, 1.0098690476190477, 1.0542976190476192, 1.0484761904761908, 1.0404642857142856, 1.0610119047619047, 1.0025238095238096, 1.0389999999999997, 0.9853928571428573, 0.9722261904761905, 0.9704404761904761, 0.9604880952380952, 0.9925119047619047, 0.9600714285714286, 1.0007023809523807, 0.9896904761904762, 1.002154761904762, 1.014392857142857, 0.9906190476190478, 1.0307619047619048, 1.0064285714285712, 0.9785595238095239, 0.9935476190476192, 1.009404761904762, 0.986345238095238, 0.9772142857142857, 0.9897976190476191, 0.9905476190476191, 0.9869285714285715, 0.9702500000000001, 0.9931904761904762, 0.9847619047619047, 0.9869166666666667, 0.9821309523809523, 0.9484999999999999, 0.9654404761904761, 0.9598809523809525, 0.9651428571428572, 0.978, 0.9874761904761906, 0.9944761904761905, 0.9710595238095237, 0.9958452380952381, 1.0252142857142856, 0.9662857142857144, 0.9725000000000001, 0.9646785714285715, 0.9713333333333335, 0.9929285714285714, 0.9672738095238096, 0.9736071428571429, 1.0067738095238095, 0.9760714285714287, 1.031642857142857, 0.9796190476190477, 1.0273214285714285, 0.9854404761904764, 1.0463333333333336, 0.9979047619047621, 1.056357142857143, 1.038297619047619, 1.0353809523809525, 1.0156666666666667, 1.0515000000000003, 1.0411904761904762, 0.9983809523809525, 0.9944166666666667, 1.0171309523809522, 0.9604642857142858, 0.9747023809523809, 0.9720833333333333, 0.9912738095238095, 0.9967857142857144, 1.0205000000000002, 1.009297619047619, 0.9946190476190476, 1.046952380952381, 1.018095238095238, 1.0318571428571428, 1.0245476190476193, 0.9819166666666665, 0.9795238095238096, 0.9840833333333334, 0.9709880952380955, 0.9923333333333334, 0.957202380952381, 0.9927499999999999, 0.9943809523809525, 0.9991309523809523, 0.9950952380952381, 0.9668095238095239, 0.9835833333333335, 0.9921071428571429, 0.9678095238095237, 1.0121666666666667, 0.9541666666666666, 0.9942380952380951, 0.9922857142857143, 0.9924404761904763, 0.9819642857142857, 1.0386666666666666, 1.006, 1.0419285714285715, 1.0557023809523811, 1.0475952380952382, 1.034690476190476, 0.9930714285714286, 1.0070119047619048, 0.9656904761904763, 0.9670833333333333, 0.9530595238095239, 0.976857142857143, 0.941011904761905, 0.9625714285714286, 0.9926666666666665, 0.9624285714285715, 0.9853690476190478, 1.0160357142857144, 1.0172380952380953, 1.0197857142857143, 1.030357142857143, 1.026142857142857, 1.0521190476190474, 1.0492738095238094, 1.0268214285714283, 1.0110833333333336, 1.0222142857142857, 0.980452380952381, 0.9848809523809524, 0.9979761904761905, 0.9652619047619049, 0.9972142857142858, 1.0103333333333333, 1.022107142857143, 0.9885952380952381, 1.050345238095238, 1.011059523809524, 0.9984047619047617, 1.0312261904761904, 0.9706785714285715, 1.010154761904762, 0.9514523809523809, 0.9597738095238096, 0.9523809523809523, 0.9513571428571429, 0.9683452380952382, 1.0024166666666665, 1.0204761904761905, 1.0257976190476192, 1.0318333333333334, 1.0326309523809525, 1.009297619047619, 1.0362380952380952, 0.9979880952380953, 0.9814642857142857, 0.9964642857142856, 0.9704404761904764, 0.9987738095238096, 0.9994285714285714, 0.990904761904762, 1.010857142857143, 0.9774166666666668, 1.0324285714285715, 0.970452380952381, 0.9987976190476191, 1.0205833333333334, 1.0186190476190475, 1.0152857142857143, 1.0339761904761904, 1.0516785714285715, 1.0323214285714286, 1.0099166666666666, 1.011095238095238, 0.9750000000000001, 0.9723809523809525, 0.9647023809523809, 0.9614880952380952, 0.991309523809524, 0.9765952380952382, 0.9715833333333334, 1.0114285714285713, 0.9963214285714285, 1.0037023809523808, 0.972702380952381, 1.021404761904762, 0.9728452380952382, 1.0220833333333335, 1.018154761904762, 1.0255357142857144, 1.0135714285714286, 0.9898333333333333, 1.0176428571428573, 0.9959523809523809, 0.979154761904762, 1.0021666666666667, 1.0092619047619047, 1.0041309523809525, 0.9857380952380952, 1.0249285714285716, 1.0358690476190477, 1.0371904761904762, 1.0202857142857145, 1.0060833333333332, 1.0048452380952382, 1.0285595238095238, 0.9946428571428572, 0.9832619047619047, 0.9789880952380953, 0.9598214285714286, 0.9695833333333332, 0.9726666666666668, 0.9943214285714287, 0.9986309523809525, 0.972357142857143, 0.9999761904761904, 1.037297619047619]</text:p>
          </table:table-cell>
          <table:table-cell office:value-type="float" office:value="8.773518562316895">
            <text:p>8.773518562316895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MKEIESIKECGGYLNRYTHQSHVCQCEMTFSVYMPPKSRDEKVPALYWLSGLTCTDDNARTKAGAQRYAAEHGIAIVFPDTSPRGDDVPDEPERYDLGQGAGFYVNATQSPWSKHYQMYDYVINELPALVEANLPLLPGVKSVSGHSMGGHGALICGLKNPGVFRSVSAFAPITNPVNCGWGRVVSGSISVTIKAPGKPTMRPAW">
            <text:p>MKEIESIKECGGYLNRYTHQSHVCQCEMTFSVYMPPKSRDEKVPALYWLSGLTCTDDNARTKAGAQRYAAEHGIAIVFPDTSPRGDDVPDEPERYDLGQGAGFYVNATQSPWSKHYQMYDYVINELPALVEANLPLLPGVKSVSGHSMGGHGALICGLKNPGVFRSVSAFAPITNPVNCGWGRVVSGSISVTIKAPGKPTMRPAW</text:p>
          </table:table-cell>
          <table:table-cell office:value-type="string" office:value="BFDNEDID_84776">
            <text:p>BFDNEDID_84776</text:p>
          </table:table-cell>
          <table:table-cell office:value-type="float" office:value="205">
            <text:p>205</text:p>
          </table:table-cell>
          <table:table-cell office:value-type="float" office:value="0.09268292682926829">
            <text:p>0.09268292682926829</text:p>
          </table:table-cell>
          <table:table-cell office:value-type="float" office:value="-0.3087804878048783">
            <text:p>-0.3087804878048783</text:p>
          </table:table-cell>
          <table:table-cell office:value-type="float" office:value="45.04297560975609">
            <text:p>45.04297560975609</text:p>
          </table:table-cell>
          <table:table-cell office:value-type="float" office:value="22351.154199999997">
            <text:p>22351.154199999997</text:p>
          </table:table-cell>
          <table:table-cell office:value-type="string" office:value="(0.27317073170731704, 0.2975609756097561, 0.2146341463414634)">
            <text:p>(0.27317073170731704, 0.2975609756097561, 0.2146341463414634)</text:p>
          </table:table-cell>
          <table:table-cell office:value-type="string" office:value="[1.0262738095238095, 1.008845238095238, 1.05675, 1.023857142857143, 0.985845238095238, 1.0281785714285714, 1.0007857142857142, 0.9784285714285716, 0.9856904761904762, 1.0022738095238095, 0.9772261904761905, 0.9679761904761905, 0.9964404761904762, 0.9794642857142856, 1.0048333333333332, 0.9860714285714286, 0.9645952380952381, 0.9708095238095238, 0.9670357142857142, 0.996095238095238, 0.9498571428571428, 1.0088452380952382, 0.9569166666666666, 0.9913571428571428, 0.9646904761904762, 0.9966428571428572, 0.9530238095238095, 0.9706547619047621, 0.9857738095238094, 1.0140238095238094, 1.0138333333333334, 1.0372619047619047, 1.0330119047619046, 1.0469642857142858, 1.065559523809524, 1.0587261904761907, 1.0504880952380955, 1.0030833333333333, 1.039238095238095, 0.9887857142857142, 0.9703571428571431, 0.963297619047619, 0.9532619047619048, 0.9647976190476191, 0.9845238095238096, 0.9677380952380953, 0.9572261904761906, 0.9910476190476191, 0.9704642857142858, 1.0115833333333333, 1.0159642857142859, 1.0132380952380953, 1.0173809523809525, 1.0139285714285715, 1.031190476190476, 1.0233928571428572, 1.0417023809523809, 1.0000357142857144, 1.027595238095238, 1.0059642857142859, 1.018297619047619, 0.9969523809523809, 0.9823690476190476, 1.003809523809524, 0.9952619047619048, 1.0171071428571428, 0.9696666666666667, 1.0051309523809524, 0.9648809523809525, 0.9819047619047618, 0.9545357142857144, 0.9624166666666667, 0.9642023809523809, 1.0027738095238097, 1.0010714285714286, 0.997142857142857, 1.029845238095238, 1.0313571428571426, 1.0301190476190478, 1.0372261904761904, 1.0389166666666667, 1.034607142857143, 1.0093690476190476, 1.0567619047619048, 1.047785714285714, 1.0547738095238095, 1.039238095238095, 1.0541666666666667, 1.023654761904762, 1.0110952380952383, 1.0410714285714284, 0.9859404761904761, 1.0241428571428572, 1.0091071428571428, 1.0066785714285713, 0.9949404761904762, 1.0000714285714285, 0.9645119047619048, 0.97775, 0.9710952380952381, 0.9968928571428572, 0.9746547619047619, 0.9987857142857143, 1.0118690476190477, 1.01425, 1.0205000000000002, 0.9889642857142859, 1.0364761904761906, 1.0216785714285717, 0.977047619047619, 0.988107142857143, 1.008047619047619, 0.9710119047619047, 0.9723452380952383, 0.9944761904761905, 0.9464761904761906, 0.9757976190476191, 0.974154761904762, 1.0078333333333334, 1.005845238095238, 0.9685714285714284, 1.017202380952381, 0.9871190476190477, 0.9863809523809524, 0.9907380952380952, 1.0204761904761905, 0.9796904761904761, 1.0099761904761906, 0.9747499999999999, 1.0161666666666667, 0.9741785714285717, 0.9857738095238096, 1.012357142857143, 0.9963690476190475, 0.9856309523809523, 1.03925, 1.0069761904761905, 0.9943452380952381, 1.0325833333333334, 1.0063095238095239, 0.9932857142857142, 1.0209404761904761, 0.9838214285714285, 1.017642857142857, 1.0019285714285713, 0.9825357142857143, 1.0065833333333332, 0.9724285714285714, 0.9654166666666667, 0.9616190476190477, 0.9589166666666665, 0.9948571428571429, 0.9666190476190476, 1.0309166666666667, 1.0040238095238094, 1.0169642857142855, 1.0114166666666666, 0.9876190476190477, 0.9916428571428572, 1.0040595238095238, 0.9942857142857142, 0.9631190476190477, 1.0038333333333334, 0.9767738095238094, 0.9724761904761905, 0.9935238095238096, 0.99575, 0.9690357142857143, 1.0033095238095238, 1.008095238095238, 1.002392857142857, 0.9788571428571429, 1.0129642857142858, 0.9637261904761905, 1.0078214285714284, 0.9556785714285715, 0.9969404761904761, 0.9742738095238095, 0.96475, 0.9848333333333334, 1.008214285714286, 0.9955357142857143, 1.0012738095238096, 0.9756190476190476, 1.0152976190476193, 0.9735476190476191, 1.00175, 0.9788452380952379, 1.030547619047619, 0.9925357142857143, 1.035, 1.0302261904761902, 1.0492142857142857, 1.0270952380952378, 1.019047619047619, 1.0123452380952382]">
            <text:p>[1.0262738095238095, 1.008845238095238, 1.05675, 1.023857142857143, 0.985845238095238, 1.0281785714285714, 1.0007857142857142, 0.9784285714285716, 0.9856904761904762, 1.0022738095238095, 0.9772261904761905, 0.9679761904761905, 0.9964404761904762, 0.9794642857142856, 1.0048333333333332, 0.9860714285714286, 0.9645952380952381, 0.9708095238095238, 0.9670357142857142, 0.996095238095238, 0.9498571428571428, 1.0088452380952382, 0.9569166666666666, 0.9913571428571428, 0.9646904761904762, 0.9966428571428572, 0.9530238095238095, 0.9706547619047621, 0.9857738095238094, 1.0140238095238094, 1.0138333333333334, 1.0372619047619047, 1.0330119047619046, 1.0469642857142858, 1.065559523809524, 1.0587261904761907, 1.0504880952380955, 1.0030833333333333, 1.039238095238095, 0.9887857142857142, 0.9703571428571431, 0.963297619047619, 0.9532619047619048, 0.9647976190476191, 0.9845238095238096, 0.9677380952380953, 0.9572261904761906, 0.9910476190476191, 0.9704642857142858, 1.0115833333333333, 1.0159642857142859, 1.0132380952380953, 1.0173809523809525, 1.0139285714285715, 1.031190476190476, 1.0233928571428572, 1.0417023809523809, 1.0000357142857144, 1.027595238095238, 1.0059642857142859, 1.018297619047619, 0.9969523809523809, 0.9823690476190476, 1.003809523809524, 0.9952619047619048, 1.0171071428571428, 0.9696666666666667, 1.0051309523809524, 0.9648809523809525, 0.9819047619047618, 0.9545357142857144, 0.9624166666666667, 0.9642023809523809, 1.0027738095238097, 1.0010714285714286, 0.997142857142857, 1.029845238095238, 1.0313571428571426, 1.0301190476190478, 1.0372261904761904, 1.0389166666666667, 1.034607142857143, 1.0093690476190476, 1.0567619047619048, 1.047785714285714, 1.0547738095238095, 1.039238095238095, 1.0541666666666667, 1.023654761904762, 1.0110952380952383, 1.0410714285714284, 0.9859404761904761, 1.0241428571428572, 1.0091071428571428, 1.0066785714285713, 0.9949404761904762, 1.0000714285714285, 0.9645119047619048, 0.97775, 0.9710952380952381, 0.9968928571428572, 0.9746547619047619, 0.9987857142857143, 1.0118690476190477, 1.01425, 1.0205000000000002, 0.9889642857142859, 1.0364761904761906, 1.0216785714285717, 0.977047619047619, 0.988107142857143, 1.008047619047619, 0.9710119047619047, 0.9723452380952383, 0.9944761904761905, 0.9464761904761906, 0.9757976190476191, 0.974154761904762, 1.0078333333333334, 1.005845238095238, 0.9685714285714284, 1.017202380952381, 0.9871190476190477, 0.9863809523809524, 0.9907380952380952, 1.0204761904761905, 0.9796904761904761, 1.0099761904761906, 0.9747499999999999, 1.0161666666666667, 0.9741785714285717, 0.9857738095238096, 1.012357142857143, 0.9963690476190475, 0.9856309523809523, 1.03925, 1.0069761904761905, 0.9943452380952381, 1.0325833333333334, 1.0063095238095239, 0.9932857142857142, 1.0209404761904761, 0.9838214285714285, 1.017642857142857, 1.0019285714285713, 0.9825357142857143, 1.0065833333333332, 0.9724285714285714, 0.9654166666666667, 0.9616190476190477, 0.9589166666666665, 0.9948571428571429, 0.9666190476190476, 1.0309166666666667, 1.0040238095238094, 1.0169642857142855, 1.0114166666666666, 0.9876190476190477, 0.9916428571428572, 1.0040595238095238, 0.9942857142857142, 0.9631190476190477, 1.0038333333333334, 0.9767738095238094, 0.9724761904761905, 0.9935238095238096, 0.99575, 0.9690357142857143, 1.0033095238095238, 1.008095238095238, 1.002392857142857, 0.9788571428571429, 1.0129642857142858, 0.9637261904761905, 1.0078214285714284, 0.9556785714285715, 0.9969404761904761, 0.9742738095238095, 0.96475, 0.9848333333333334, 1.008214285714286, 0.9955357142857143, 1.0012738095238096, 0.9756190476190476, 1.0152976190476193, 0.9735476190476191, 1.00175, 0.9788452380952379, 1.030547619047619, 0.9925357142857143, 1.035, 1.0302261904761902, 1.0492142857142857, 1.0270952380952378, 1.019047619047619, 1.0123452380952382]</text:p>
          </table:table-cell>
          <table:table-cell office:value-type="float" office:value="6.990820884704591">
            <text:p>6.990820884704591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MWGYCRKWFSLTFALLAISDGEWSDASCGPNRGIHRRPPESVVGRPILLGVRSLEVTFALLTVLAAFLPRGWKGVRIAAGMALLPVGVLHLIIETWRWQMVPLYLVGSILFVVAAWEMLSPAVERAGGSVLIRSLGAIGMAAIATIPAAVPVWELLEPTGQYGIGTVDAVVGDVNREDPYDLNGGPRRLVLQVWYPAEVTGRSDAEPWLSGLEVVGPSIATAFGFPSFALSHADLIDSHSYQQAGVAGASEFPVVVYSHGWTGLRTNGLDQIEELASNGFIVVAADHTYGSAATAFPNGELVVYEPSALPEFGTVPDDEYDEAALLLVATYADDLTFILDELERLNRDPGWLLAGRLDLNRIGMYGHSTGGGAVVAACAVDDRCDAAVGLDPWVEPVDSAVLEAGIQVPFLAIRSEEWLEYDNEPVLQELARRSPQTDLLALIGGGHQDFTVLPRFSAVSALLDVKGTIDSDRASEIVNTYLVRFFDAELNEGPDLSSDPLFEEICVGPC">
            <text:p>MWGYCRKWFSLTFALLAISDGEWSDASCGPNRGIHRRPPESVVGRPILLGVRSLEVTFALLTVLAAFLPRGWKGVRIAAGMALLPVGVLHLIIETWRWQMVPLYLVGSILFVVAAWEMLSPAVERAGGSVLIRSLGAIGMAAIATIPAAVPVWELLEPTGQYGIGTVDAVVGDVNREDPYDLNGGPRRLVLQVWYPAEVTGRSDAEPWLSGLEVVGPSIATAFGFPSFALSHADLIDSHSYQQAGVAGASEFPVVVYSHGWTGLRTNGLDQIEELASNGFIVVAADHTYGSAATAFPNGELVVYEPSALPEFGTVPDDEYDEAALLLVATYADDLTFILDELERLNRDPGWLLAGRLDLNRIGMYGHSTGGGAVVAACAVDDRCDAAVGLDPWVEPVDSAVLEAGIQVPFLAIRSEEWLEYDNEPVLQELARRSPQTDLLALIGGGHQDFTVLPRFSAVSALLDVKGTIDSDRASEIVNTYLVRFFDAELNEGPDLSSDPLFEEICVGPC</text:p>
          </table:table-cell>
          <table:table-cell office:value-type="string" office:value="BFDNEDID_86198">
            <text:p>BFDNEDID_86198</text:p>
          </table:table-cell>
          <table:table-cell office:value-type="float" office:value="510">
            <text:p>510</text:p>
          </table:table-cell>
          <table:table-cell office:value-type="float" office:value="0.09215686274509804">
            <text:p>0.09215686274509804</text:p>
          </table:table-cell>
          <table:table-cell office:value-type="float" office:value="0.2382352941176466">
            <text:p>0.2382352941176466</text:p>
          </table:table-cell>
          <table:table-cell office:value-type="float" office:value="40.88882352941176">
            <text:p>40.88882352941176</text:p>
          </table:table-cell>
          <table:table-cell office:value-type="float" office:value="54902.704300000085">
            <text:p>54902.704300000085</text:p>
          </table:table-cell>
          <table:table-cell office:value-type="string" office:value="(0.3568627450980392, 0.2431372549019608, 0.307843137254902)">
            <text:p>(0.3568627450980392, 0.2431372549019608, 0.307843137254902)</text:p>
          </table:table-cell>
          <table:table-cell office:value-type="string" office:value="[0.9852738095238096, 0.9939047619047618, 0.9430833333333333, 0.9760952380952381, 0.9973214285714287, 0.953654761904762, 0.9782738095238095, 0.9440000000000001, 0.9721428571428571, 0.9482738095238096, 0.9558214285714287, 0.9736666666666667, 0.9642380952380953, 1.0146428571428572, 1.0087142857142857, 1.0100833333333332, 1.03725, 0.9904880952380951, 1.0509285714285714, 1.0230833333333333, 0.9985952380952382, 1.0220833333333335, 0.9824880952380952, 1.0339880952380953, 1.0176071428571427, 1.0133095238095238, 1.0036190476190476, 1.009595238095238, 0.9824047619047618, 0.9987738095238096, 1.0054761904761904, 1.0036904761904761, 1.023452380952381, 1.0232023809523811, 1.0357142857142858, 1.0178571428571428, 0.9957738095238097, 1.007595238095238, 1.0172261904761903, 0.9888333333333333, 0.9927380952380951, 0.9590119047619046, 0.9769523809523809, 0.9725595238095237, 0.9910595238095239, 0.9563214285714287, 0.9954642857142857, 0.9971904761904762, 0.9753690476190477, 1.0237380952380954, 0.9607738095238095, 0.9954404761904763, 0.9575238095238096, 0.9772380952380951, 0.9514999999999999, 0.9522261904761904, 0.9653809523809523, 0.9431666666666668, 0.9558928571428573, 0.962845238095238, 0.959654761904762, 0.9512738095238095, 0.9724523809523811, 0.9963928571428572, 0.9810357142857142, 1.00125, 0.9759047619047619, 1.0402738095238095, 0.9915119047619046, 0.9776071428571429, 1.002392857142857, 0.9699761904761905, 0.9933333333333333, 0.9787857142857144, 0.9867738095238094, 0.9629285714285714, 0.9817380952380952, 0.9647857142857144, 0.9727499999999998, 0.9935119047619045, 0.949607142857143, 0.9883571428571429, 0.9478214285714286, 0.9602857142857145, 0.9550357142857143, 0.9482857142857144, 0.9540476190476193, 0.956452380952381, 0.9981785714285716, 0.955845238095238, 0.9582499999999999, 0.993297619047619, 0.9531190476190476, 0.9976785714285713, 0.9541547619047619, 0.9636071428571429, 0.9895238095238096, 0.9425238095238095, 0.9606071428571429, 0.9618571428571427, 0.9622976190476192, 0.9854047619047618, 0.9702976190476191, 0.9444761904761902, 0.9603690476190475, 0.9494047619047619, 0.9524285714285715, 0.9435833333333334, 0.9593571428571428, 0.9595238095238097, 0.9504642857142857, 1.0100952380952382, 0.9604761904761906, 0.9873809523809524, 1.0120952380952382, 1.0012261904761905, 0.9943333333333333, 0.9926309523809523, 1.0376428571428573, 0.9986071428571428, 1.0102738095238095, 1.020857142857143, 1.0103571428571427, 1.0068095238095238, 0.9702738095238095, 0.9843571428571429, 0.9753452380952381, 0.9913333333333334, 0.9873690476190478, 0.9602857142857145, 1.0030833333333333, 0.9786904761904761, 0.9750000000000001, 1.000880952380952, 0.963, 0.9819761904761903, 0.9737261904761906, 0.9600833333333332, 0.9834642857142858, 0.9767738095238097, 0.9652738095238095, 1.0011785714285713, 0.9726904761904762, 0.9849404761904762, 0.9688214285714286, 1.001404761904762, 0.957904761904762, 0.9668095238095239, 1.0124166666666667, 0.9577142857142859, 0.9923928571428571, 1.0293571428571429, 1.0063690476190477, 1.0082261904761904, 1.0209285714285714, 1.0135357142857142, 0.9875714285714287, 1.0159523809523807, 0.9708095238095238, 1.008738095238095, 0.9838928571428572, 0.9749642857142857, 1.0111547619047616, 0.9700595238095238, 0.9773214285714287, 0.9819761904761906, 1.0051309523809524, 1.0026547619047617, 0.9771071428571428, 1.0337738095238096, 1.0186666666666666, 1.047607142857143, 1.0310714285714284, 1.0272499999999998, 1.0051190476190477, 1.045107142857143, 0.9923214285714285, 1.0345714285714285, 1.0133095238095238, 1.0195595238095239, 1.0237738095238094, 1.0044047619047618, 1.0023214285714286, 0.9768214285714285, 0.9759880952380952, 0.9655357142857142, 0.9758095238095239, 0.9378571428571428, 0.9508690476190476, 0.9694880952380954, 0.9964761904761905, 0.9733690476190476, 1.013309523809524, 0.9716547619047619, 1.018857142857143, 1.0202380952380952, 1.0115357142857142, 1.0302857142857142, 1.0331309523809522, 1.0156904761904764, 1.0453333333333332, 1.012095238095238, 0.9849285714285715, 1.0032023809523811, 1.0166785714285713, 0.9945833333333334, 0.9734285714285714, 1.02025, 0.9672500000000002, 0.9977261904761906, 1.0134642857142857, 1.001392857142857, 1.0010238095238095, 0.9741190476190476, 1.0009880952380952, 0.9911904761904763, 0.9778928571428571, 0.9633333333333334, 0.9992142857142855, 0.9602023809523809, 1.0077499999999997, 0.9840238095238095, 0.9615238095238096, 0.9955357142857143, 0.9704642857142858, 1.005404761904762, 0.966547619047619, 0.9876785714285715, 1.0044523809523809, 0.9690357142857143, 0.9909880952380952, 1.0212976190476188, 0.9962500000000001, 0.9837142857142858, 1.0183095238095239, 0.9821428571428571, 1.0255595238095239, 1.0026785714285715, 0.9903809523809523, 1.009035714285714, 0.9777261904761904, 1.0067619047619047, 1.010547619047619, 0.9948690476190476, 1.0209404761904761, 1.0197261904761905, 0.9744880952380952, 1.0198333333333334, 0.9599404761904763, 0.9717261904761905, 0.9617261904761906, 0.9594166666666668, 0.9856309523809523, 0.950047619047619, 0.9901309523809523, 0.9545238095238094, 0.9969166666666667, 0.990345238095238, 0.9688571428571426, 1.0057976190476192, 0.9929761904761905, 1.0140238095238094, 1.006940476190476, 0.9899047619047617, 1.0369166666666667, 1.0138809523809524, 0.9983809523809525, 1.0473452380952382, 1.02125, 0.9939523809523808, 1.026845238095238, 1.0256190476190477, 1.011797619047619, 0.9954880952380952, 0.961404761904762, 0.973654761904762, 0.9625952380952382, 0.9596309523809523, 0.9708809523809524, 0.9692380952380952, 0.9939761904761905, 0.9645238095238095, 0.9992857142857142, 0.9805119047619048, 1.0125714285714285, 1.0002261904761904, 0.9852738095238094, 0.9934880952380952, 0.9945119047619048, 0.991654761904762, 0.9804523809523809, 1.0247619047619045, 1.0089285714285714, 1.0091785714285715, 1.021095238095238, 0.9707619047619049, 0.9910952380952383, 0.9838928571428572, 0.983845238095238, 1.0215238095238095, 0.9899166666666666, 1.007952380952381, 1.0048690476190476, 1.0045833333333332, 1.0340595238095236, 1.0189761904761905, 0.9715119047619047, 1.0211309523809522, 0.9970952380952381, 0.9957619047619048, 1.0357738095238094, 1.0235238095238095, 1.0325833333333332, 1.0446071428571428, 1.0100714285714285, 1.0632142857142857, 1.0352261904761906, 0.997202380952381, 0.9994285714285714, 0.9721190476190478, 0.9700000000000002, 0.959047619047619, 0.9507500000000002, 0.9634642857142857, 0.9654880952380952, 0.9632857142857143, 0.9939285714285714, 1.010047619047619, 0.9994999999999999, 0.9692023809523811, 0.9935714285714287, 0.9627261904761905, 0.9779047619047619, 0.9747023809523809, 1.008964285714286, 1.006952380952381, 0.9789761904761906, 1.0440238095238097, 1.003107142857143, 1.005059523809524, 1.0370119047619049, 1.012047619047619, 1.0321547619047617, 1.0114285714285716, 1.0031428571428571, 0.9715714285714285, 0.9866428571428573, 0.9747738095238095, 0.9791666666666666, 0.9851547619047619, 0.9773928571428573, 0.9769047619047619, 1.0206190476190475, 0.9731785714285716, 1.017845238095238, 0.9873690476190478, 0.9733690476190476, 1.0053214285714285, 0.9657380952380951, 0.9762619047619048, 0.999, 0.9718452380952382, 1.0134047619047617, 0.9944642857142857, 1.0165833333333332, 1.012095238095238, 1.0056547619047618, 0.9901785714285714, 0.9767976190476191, 0.9737380952380952, 0.975452380952381, 0.9599166666666666, 0.9459285714285712, 0.98175, 0.9692500000000001, 1.012, 0.9986547619047619, 0.9929761904761905, 0.985654761904762, 1.0286666666666666, 0.9836071428571429, 0.9889880952380953, 0.975857142857143, 1.0077738095238093, 0.9744880952380952, 1.012511904761905, 0.9913333333333332, 0.970892857142857, 0.9999047619047617, 1.0293214285714287, 1.0017738095238096, 0.9880119047619049, 1.0327857142857142, 1.0048333333333335, 0.9961904761904763, 0.987309523809524, 0.9942738095238096, 1.0241428571428572, 0.9764285714285715, 1.0021071428571429, 0.9757976190476192, 1.0122261904761902, 0.9673690476190476, 0.9994761904761903, 0.9472261904761906, 0.9689285714285716, 0.9773333333333334, 0.9646785714285716, 1.0055833333333335, 1.0076666666666667, 1.0206666666666666, 1.0213095238095238, 0.9807857142857144, 1.0160238095238097, 1.038309523809524, 0.9828809523809525, 1.042642857142857, 1.0187738095238095, 1.0362500000000001, 1.0191309523809524, 0.998547619047619, 1.012714285714286, 1.0230595238095237, 1.014047619047619, 0.9712738095238094, 1.0085357142857145, 1.0110000000000001, 1.0134642857142857, 1.0230476190476192, 1.0220714285714283, 1.0229642857142855, 1.012654761904762, 1.0253333333333332, 0.9756071428571428, 0.982345238095238, 0.9816785714285714, 0.9606547619047618, 0.9701547619047618, 0.9941190476190475, 0.9885238095238094, 1.001, 0.9880714285714286, 1.021238095238095, 1.0098333333333334, 0.9652857142857142, 0.9999047619047617, 0.9685476190476191, 0.976857142857143, 0.9980952380952381, 0.9731428571428571, 0.9654642857142858, 1.0087857142857144, 0.9781190476190477, 0.9772261904761905, 1.0017619047619049, 0.9717619047619047, 0.9719642857142858, 0.9812500000000002, 1.0138214285714287, 0.9738214285714286, 1.0317857142857145, 0.9964047619047618, 1.0082738095238095, 1.004392857142857, 1.0434404761904763, 1.0196666666666667, 1.028345238095238, 1.018154761904762, 1.0225, 1.034107142857143, 1.0266309523809525, 0.9795595238095236, 0.9973333333333334, 1.0101666666666667, 0.9724642857142859, 0.9599880952380954, 0.9619880952380955, 0.9553690476190475, 0.9723214285714286, 0.9409642857142857, 0.9661190476190478, 1.005261904761905, 0.9766428571428573, 1.026892857142857, 0.9870714285714287, 1.0469404761904764, 1.0465, 1.0258690476190477, 1.0411071428571428, 1.0386547619047621, 1.0115, 1.0527738095238095, 1.0285595238095238, 1.0272261904761906, 1.0169880952380952, 0.9964880952380953, 1.0079047619047619, 1.0367142857142857, 0.9990714285714287, 0.9606785714285715, 0.9798095238095238]">
            <text:p>[0.9852738095238096, 0.9939047619047618, 0.9430833333333333, 0.9760952380952381, 0.9973214285714287, 0.953654761904762, 0.9782738095238095, 0.9440000000000001, 0.9721428571428571, 0.9482738095238096, 0.9558214285714287, 0.9736666666666667, 0.9642380952380953, 1.0146428571428572, 1.0087142857142857, 1.0100833333333332, 1.03725, 0.9904880952380951, 1.0509285714285714, 1.0230833333333333, 0.9985952380952382, 1.0220833333333335, 0.9824880952380952, 1.0339880952380953, 1.0176071428571427, 1.0133095238095238, 1.0036190476190476, 1.009595238095238, 0.9824047619047618, 0.9987738095238096, 1.0054761904761904, 1.0036904761904761, 1.023452380952381, 1.0232023809523811, 1.0357142857142858, 1.0178571428571428, 0.9957738095238097, 1.007595238095238, 1.0172261904761903, 0.9888333333333333, 0.9927380952380951, 0.9590119047619046, 0.9769523809523809, 0.9725595238095237, 0.9910595238095239, 0.9563214285714287, 0.9954642857142857, 0.9971904761904762, 0.9753690476190477, 1.0237380952380954, 0.9607738095238095, 0.9954404761904763, 0.9575238095238096, 0.9772380952380951, 0.9514999999999999, 0.9522261904761904, 0.9653809523809523, 0.9431666666666668, 0.9558928571428573, 0.962845238095238, 0.959654761904762, 0.9512738095238095, 0.9724523809523811, 0.9963928571428572, 0.9810357142857142, 1.00125, 0.9759047619047619, 1.0402738095238095, 0.9915119047619046, 0.9776071428571429, 1.002392857142857, 0.9699761904761905, 0.9933333333333333, 0.9787857142857144, 0.9867738095238094, 0.9629285714285714, 0.9817380952380952, 0.9647857142857144, 0.9727499999999998, 0.9935119047619045, 0.949607142857143, 0.9883571428571429, 0.9478214285714286, 0.9602857142857145, 0.9550357142857143, 0.9482857142857144, 0.9540476190476193, 0.956452380952381, 0.9981785714285716, 0.955845238095238, 0.9582499999999999, 0.993297619047619, 0.9531190476190476, 0.9976785714285713, 0.9541547619047619, 0.9636071428571429, 0.9895238095238096, 0.9425238095238095, 0.9606071428571429, 0.9618571428571427, 0.9622976190476192, 0.9854047619047618, 0.9702976190476191, 0.9444761904761902, 0.9603690476190475, 0.9494047619047619, 0.9524285714285715, 0.9435833333333334, 0.9593571428571428, 0.9595238095238097, 0.9504642857142857, 1.0100952380952382, 0.9604761904761906, 0.9873809523809524, 1.0120952380952382, 1.0012261904761905, 0.9943333333333333, 0.9926309523809523, 1.0376428571428573, 0.9986071428571428, 1.0102738095238095, 1.020857142857143, 1.0103571428571427, 1.0068095238095238, 0.9702738095238095, 0.9843571428571429, 0.9753452380952381, 0.9913333333333334, 0.9873690476190478, 0.9602857142857145, 1.0030833333333333, 0.9786904761904761, 0.9750000000000001, 1.000880952380952, 0.963, 0.9819761904761903, 0.9737261904761906, 0.9600833333333332, 0.9834642857142858, 0.9767738095238097, 0.9652738095238095, 1.0011785714285713, 0.9726904761904762, 0.9849404761904762, 0.9688214285714286, 1.001404761904762, 0.957904761904762, 0.9668095238095239, 1.0124166666666667, 0.9577142857142859, 0.9923928571428571, 1.0293571428571429, 1.0063690476190477, 1.0082261904761904, 1.0209285714285714, 1.0135357142857142, 0.9875714285714287, 1.0159523809523807, 0.9708095238095238, 1.008738095238095, 0.9838928571428572, 0.9749642857142857, 1.0111547619047616, 0.9700595238095238, 0.9773214285714287, 0.9819761904761906, 1.0051309523809524, 1.0026547619047617, 0.9771071428571428, 1.0337738095238096, 1.0186666666666666, 1.047607142857143, 1.0310714285714284, 1.0272499999999998, 1.0051190476190477, 1.045107142857143, 0.9923214285714285, 1.0345714285714285, 1.0133095238095238, 1.0195595238095239, 1.0237738095238094, 1.0044047619047618, 1.0023214285714286, 0.9768214285714285, 0.9759880952380952, 0.9655357142857142, 0.9758095238095239, 0.9378571428571428, 0.9508690476190476, 0.9694880952380954, 0.9964761904761905, 0.9733690476190476, 1.013309523809524, 0.9716547619047619, 1.018857142857143, 1.0202380952380952, 1.0115357142857142, 1.0302857142857142, 1.0331309523809522, 1.0156904761904764, 1.0453333333333332, 1.012095238095238, 0.9849285714285715, 1.0032023809523811, 1.0166785714285713, 0.9945833333333334, 0.9734285714285714, 1.02025, 0.9672500000000002, 0.9977261904761906, 1.0134642857142857, 1.001392857142857, 1.0010238095238095, 0.9741190476190476, 1.0009880952380952, 0.9911904761904763, 0.9778928571428571, 0.9633333333333334, 0.9992142857142855, 0.9602023809523809, 1.0077499999999997, 0.9840238095238095, 0.9615238095238096, 0.9955357142857143, 0.9704642857142858, 1.005404761904762, 0.966547619047619, 0.9876785714285715, 1.0044523809523809, 0.9690357142857143, 0.9909880952380952, 1.0212976190476188, 0.9962500000000001, 0.9837142857142858, 1.0183095238095239, 0.9821428571428571, 1.0255595238095239, 1.0026785714285715, 0.9903809523809523, 1.009035714285714, 0.9777261904761904, 1.0067619047619047, 1.010547619047619, 0.9948690476190476, 1.0209404761904761, 1.0197261904761905, 0.9744880952380952, 1.0198333333333334, 0.9599404761904763, 0.9717261904761905, 0.9617261904761906, 0.9594166666666668, 0.9856309523809523, 0.950047619047619, 0.9901309523809523, 0.9545238095238094, 0.9969166666666667, 0.990345238095238, 0.9688571428571426, 1.0057976190476192, 0.9929761904761905, 1.0140238095238094, 1.006940476190476, 0.9899047619047617, 1.0369166666666667, 1.0138809523809524, 0.9983809523809525, 1.0473452380952382, 1.02125, 0.9939523809523808, 1.026845238095238, 1.0256190476190477, 1.011797619047619, 0.9954880952380952, 0.961404761904762, 0.973654761904762, 0.9625952380952382, 0.9596309523809523, 0.9708809523809524, 0.9692380952380952, 0.9939761904761905, 0.9645238095238095, 0.9992857142857142, 0.9805119047619048, 1.0125714285714285, 1.0002261904761904, 0.9852738095238094, 0.9934880952380952, 0.9945119047619048, 0.991654761904762, 0.9804523809523809, 1.0247619047619045, 1.0089285714285714, 1.0091785714285715, 1.021095238095238, 0.9707619047619049, 0.9910952380952383, 0.9838928571428572, 0.983845238095238, 1.0215238095238095, 0.9899166666666666, 1.007952380952381, 1.0048690476190476, 1.0045833333333332, 1.0340595238095236, 1.0189761904761905, 0.9715119047619047, 1.0211309523809522, 0.9970952380952381, 0.9957619047619048, 1.0357738095238094, 1.0235238095238095, 1.0325833333333332, 1.0446071428571428, 1.0100714285714285, 1.0632142857142857, 1.0352261904761906, 0.997202380952381, 0.9994285714285714, 0.9721190476190478, 0.9700000000000002, 0.959047619047619, 0.9507500000000002, 0.9634642857142857, 0.9654880952380952, 0.9632857142857143, 0.9939285714285714, 1.010047619047619, 0.9994999999999999, 0.9692023809523811, 0.9935714285714287, 0.9627261904761905, 0.9779047619047619, 0.9747023809523809, 1.008964285714286, 1.006952380952381, 0.9789761904761906, 1.0440238095238097, 1.003107142857143, 1.005059523809524, 1.0370119047619049, 1.012047619047619, 1.0321547619047617, 1.0114285714285716, 1.0031428571428571, 0.9715714285714285, 0.9866428571428573, 0.9747738095238095, 0.9791666666666666, 0.9851547619047619, 0.9773928571428573, 0.9769047619047619, 1.0206190476190475, 0.9731785714285716, 1.017845238095238, 0.9873690476190478, 0.9733690476190476, 1.0053214285714285, 0.9657380952380951, 0.9762619047619048, 0.999, 0.9718452380952382, 1.0134047619047617, 0.9944642857142857, 1.0165833333333332, 1.012095238095238, 1.0056547619047618, 0.9901785714285714, 0.9767976190476191, 0.9737380952380952, 0.975452380952381, 0.9599166666666666, 0.9459285714285712, 0.98175, 0.9692500000000001, 1.012, 0.9986547619047619, 0.9929761904761905, 0.985654761904762, 1.0286666666666666, 0.9836071428571429, 0.9889880952380953, 0.975857142857143, 1.0077738095238093, 0.9744880952380952, 1.012511904761905, 0.9913333333333332, 0.970892857142857, 0.9999047619047617, 1.0293214285714287, 1.0017738095238096, 0.9880119047619049, 1.0327857142857142, 1.0048333333333335, 0.9961904761904763, 0.987309523809524, 0.9942738095238096, 1.0241428571428572, 0.9764285714285715, 1.0021071428571429, 0.9757976190476192, 1.0122261904761902, 0.9673690476190476, 0.9994761904761903, 0.9472261904761906, 0.9689285714285716, 0.9773333333333334, 0.9646785714285716, 1.0055833333333335, 1.0076666666666667, 1.0206666666666666, 1.0213095238095238, 0.9807857142857144, 1.0160238095238097, 1.038309523809524, 0.9828809523809525, 1.042642857142857, 1.0187738095238095, 1.0362500000000001, 1.0191309523809524, 0.998547619047619, 1.012714285714286, 1.0230595238095237, 1.014047619047619, 0.9712738095238094, 1.0085357142857145, 1.0110000000000001, 1.0134642857142857, 1.0230476190476192, 1.0220714285714283, 1.0229642857142855, 1.012654761904762, 1.0253333333333332, 0.9756071428571428, 0.982345238095238, 0.9816785714285714, 0.9606547619047618, 0.9701547619047618, 0.9941190476190475, 0.9885238095238094, 1.001, 0.9880714285714286, 1.021238095238095, 1.0098333333333334, 0.9652857142857142, 0.9999047619047617, 0.9685476190476191, 0.976857142857143, 0.9980952380952381, 0.9731428571428571, 0.9654642857142858, 1.0087857142857144, 0.9781190476190477, 0.9772261904761905, 1.0017619047619049, 0.9717619047619047, 0.9719642857142858, 0.9812500000000002, 1.0138214285714287, 0.9738214285714286, 1.0317857142857145, 0.9964047619047618, 1.0082738095238095, 1.004392857142857, 1.0434404761904763, 1.0196666666666667, 1.028345238095238, 1.018154761904762, 1.0225, 1.034107142857143, 1.0266309523809525, 0.9795595238095236, 0.9973333333333334, 1.0101666666666667, 0.9724642857142859, 0.9599880952380954, 0.9619880952380955, 0.9553690476190475, 0.9723214285714286, 0.9409642857142857, 0.9661190476190478, 1.005261904761905, 0.9766428571428573, 1.026892857142857, 0.9870714285714287, 1.0469404761904764, 1.0465, 1.0258690476190477, 1.0411071428571428, 1.0386547619047621, 1.0115, 1.0527738095238095, 1.0285595238095238, 1.0272261904761906, 1.0169880952380952, 0.9964880952380953, 1.0079047619047619, 1.0367142857142857, 0.9990714285714287, 0.9606785714285715, 0.9798095238095238]</text:p>
          </table:table-cell>
          <table:table-cell office:value-type="float" office:value="4.374920082092285">
            <text:p>4.374920082092285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MWGYCRKWFSLTFALLAISDGEWSDASCGPNRGIHRRPPESVVGRPILLGVRSLEVTFALLTVLAAFLPRGWKGVRIAAGMALLPVGVLHLIIETWRWQMVPLYLVGSILFVVAAWEMLSPAVERAGGSVLIRSLGAIGMAAIATIPAAVPVWELLEPTGQYGIGTVDAVVGDVNREDPYDLNGGPRRLVLQVWYPAEVTGRSDAEPWLSGLEVVGPSIATAFGFPSFALSHADLIDSHSYQQAGVAGASEFPVVVYSHGWTGLRTNGLDQIEELASNGFIVVAADHTYGSAATAFPNGELVVYEPSALPEFGTVPDDEYDEAALLLVATYADDLTFILDELERLNRDPGWLLAGRLDLNRIGMYGHSTGGGAVVAACAVDDRCDAAVGLDPWVEPVDSAVLEAGIQVPFLAIRSEEWLEYDNEPVLQELARRSPQTDLLALIGGGHQDFTVLPRFSAVSALLDVKGTIDSDRASEIVNTYLVRFFDAELNEGPDLSSDPLFEEICVGPC">
            <text:p>MWGYCRKWFSLTFALLAISDGEWSDASCGPNRGIHRRPPESVVGRPILLGVRSLEVTFALLTVLAAFLPRGWKGVRIAAGMALLPVGVLHLIIETWRWQMVPLYLVGSILFVVAAWEMLSPAVERAGGSVLIRSLGAIGMAAIATIPAAVPVWELLEPTGQYGIGTVDAVVGDVNREDPYDLNGGPRRLVLQVWYPAEVTGRSDAEPWLSGLEVVGPSIATAFGFPSFALSHADLIDSHSYQQAGVAGASEFPVVVYSHGWTGLRTNGLDQIEELASNGFIVVAADHTYGSAATAFPNGELVVYEPSALPEFGTVPDDEYDEAALLLVATYADDLTFILDELERLNRDPGWLLAGRLDLNRIGMYGHSTGGGAVVAACAVDDRCDAAVGLDPWVEPVDSAVLEAGIQVPFLAIRSEEWLEYDNEPVLQELARRSPQTDLLALIGGGHQDFTVLPRFSAVSALLDVKGTIDSDRASEIVNTYLVRFFDAELNEGPDLSSDPLFEEICVGPC</text:p>
          </table:table-cell>
          <table:table-cell office:value-type="string" office:value="BFDNEDID_86198">
            <text:p>BFDNEDID_86198</text:p>
          </table:table-cell>
          <table:table-cell office:value-type="float" office:value="510">
            <text:p>510</text:p>
          </table:table-cell>
          <table:table-cell office:value-type="float" office:value="0.09215686274509804">
            <text:p>0.09215686274509804</text:p>
          </table:table-cell>
          <table:table-cell office:value-type="float" office:value="0.2382352941176466">
            <text:p>0.2382352941176466</text:p>
          </table:table-cell>
          <table:table-cell office:value-type="float" office:value="40.88882352941176">
            <text:p>40.88882352941176</text:p>
          </table:table-cell>
          <table:table-cell office:value-type="float" office:value="54902.704300000085">
            <text:p>54902.704300000085</text:p>
          </table:table-cell>
          <table:table-cell office:value-type="string" office:value="(0.3568627450980392, 0.2431372549019608, 0.307843137254902)">
            <text:p>(0.3568627450980392, 0.2431372549019608, 0.307843137254902)</text:p>
          </table:table-cell>
          <table:table-cell office:value-type="string" office:value="[0.9852738095238096, 0.9939047619047618, 0.9430833333333333, 0.9760952380952381, 0.9973214285714287, 0.953654761904762, 0.9782738095238095, 0.9440000000000001, 0.9721428571428571, 0.9482738095238096, 0.9558214285714287, 0.9736666666666667, 0.9642380952380953, 1.0146428571428572, 1.0087142857142857, 1.0100833333333332, 1.03725, 0.9904880952380951, 1.0509285714285714, 1.0230833333333333, 0.9985952380952382, 1.0220833333333335, 0.9824880952380952, 1.0339880952380953, 1.0176071428571427, 1.0133095238095238, 1.0036190476190476, 1.009595238095238, 0.9824047619047618, 0.9987738095238096, 1.0054761904761904, 1.0036904761904761, 1.023452380952381, 1.0232023809523811, 1.0357142857142858, 1.0178571428571428, 0.9957738095238097, 1.007595238095238, 1.0172261904761903, 0.9888333333333333, 0.9927380952380951, 0.9590119047619046, 0.9769523809523809, 0.9725595238095237, 0.9910595238095239, 0.9563214285714287, 0.9954642857142857, 0.9971904761904762, 0.9753690476190477, 1.0237380952380954, 0.9607738095238095, 0.9954404761904763, 0.9575238095238096, 0.9772380952380951, 0.9514999999999999, 0.9522261904761904, 0.9653809523809523, 0.9431666666666668, 0.9558928571428573, 0.962845238095238, 0.959654761904762, 0.9512738095238095, 0.9724523809523811, 0.9963928571428572, 0.9810357142857142, 1.00125, 0.9759047619047619, 1.0402738095238095, 0.9915119047619046, 0.9776071428571429, 1.002392857142857, 0.9699761904761905, 0.9933333333333333, 0.9787857142857144, 0.9867738095238094, 0.9629285714285714, 0.9817380952380952, 0.9647857142857144, 0.9727499999999998, 0.9935119047619045, 0.949607142857143, 0.9883571428571429, 0.9478214285714286, 0.9602857142857145, 0.9550357142857143, 0.9482857142857144, 0.9540476190476193, 0.956452380952381, 0.9981785714285716, 0.955845238095238, 0.9582499999999999, 0.993297619047619, 0.9531190476190476, 0.9976785714285713, 0.9541547619047619, 0.9636071428571429, 0.9895238095238096, 0.9425238095238095, 0.9606071428571429, 0.9618571428571427, 0.9622976190476192, 0.9854047619047618, 0.9702976190476191, 0.9444761904761902, 0.9603690476190475, 0.9494047619047619, 0.9524285714285715, 0.9435833333333334, 0.9593571428571428, 0.9595238095238097, 0.9504642857142857, 1.0100952380952382, 0.9604761904761906, 0.9873809523809524, 1.0120952380952382, 1.0012261904761905, 0.9943333333333333, 0.9926309523809523, 1.0376428571428573, 0.9986071428571428, 1.0102738095238095, 1.020857142857143, 1.0103571428571427, 1.0068095238095238, 0.9702738095238095, 0.9843571428571429, 0.9753452380952381, 0.9913333333333334, 0.9873690476190478, 0.9602857142857145, 1.0030833333333333, 0.9786904761904761, 0.9750000000000001, 1.000880952380952, 0.963, 0.9819761904761903, 0.9737261904761906, 0.9600833333333332, 0.9834642857142858, 0.9767738095238097, 0.9652738095238095, 1.0011785714285713, 0.9726904761904762, 0.9849404761904762, 0.9688214285714286, 1.001404761904762, 0.957904761904762, 0.9668095238095239, 1.0124166666666667, 0.9577142857142859, 0.9923928571428571, 1.0293571428571429, 1.0063690476190477, 1.0082261904761904, 1.0209285714285714, 1.0135357142857142, 0.9875714285714287, 1.0159523809523807, 0.9708095238095238, 1.008738095238095, 0.9838928571428572, 0.9749642857142857, 1.0111547619047616, 0.9700595238095238, 0.9773214285714287, 0.9819761904761906, 1.0051309523809524, 1.0026547619047617, 0.9771071428571428, 1.0337738095238096, 1.0186666666666666, 1.047607142857143, 1.0310714285714284, 1.0272499999999998, 1.0051190476190477, 1.045107142857143, 0.9923214285714285, 1.0345714285714285, 1.0133095238095238, 1.0195595238095239, 1.0237738095238094, 1.0044047619047618, 1.0023214285714286, 0.9768214285714285, 0.9759880952380952, 0.9655357142857142, 0.9758095238095239, 0.9378571428571428, 0.9508690476190476, 0.9694880952380954, 0.9964761904761905, 0.9733690476190476, 1.013309523809524, 0.9716547619047619, 1.018857142857143, 1.0202380952380952, 1.0115357142857142, 1.0302857142857142, 1.0331309523809522, 1.0156904761904764, 1.0453333333333332, 1.012095238095238, 0.9849285714285715, 1.0032023809523811, 1.0166785714285713, 0.9945833333333334, 0.9734285714285714, 1.02025, 0.9672500000000002, 0.9977261904761906, 1.0134642857142857, 1.001392857142857, 1.0010238095238095, 0.9741190476190476, 1.0009880952380952, 0.9911904761904763, 0.9778928571428571, 0.9633333333333334, 0.9992142857142855, 0.9602023809523809, 1.0077499999999997, 0.9840238095238095, 0.9615238095238096, 0.9955357142857143, 0.9704642857142858, 1.005404761904762, 0.966547619047619, 0.9876785714285715, 1.0044523809523809, 0.9690357142857143, 0.9909880952380952, 1.0212976190476188, 0.9962500000000001, 0.9837142857142858, 1.0183095238095239, 0.9821428571428571, 1.0255595238095239, 1.0026785714285715, 0.9903809523809523, 1.009035714285714, 0.9777261904761904, 1.0067619047619047, 1.010547619047619, 0.9948690476190476, 1.0209404761904761, 1.0197261904761905, 0.9744880952380952, 1.0198333333333334, 0.9599404761904763, 0.9717261904761905, 0.9617261904761906, 0.9594166666666668, 0.9856309523809523, 0.950047619047619, 0.9901309523809523, 0.9545238095238094, 0.9969166666666667, 0.990345238095238, 0.9688571428571426, 1.0057976190476192, 0.9929761904761905, 1.0140238095238094, 1.006940476190476, 0.9899047619047617, 1.0369166666666667, 1.0138809523809524, 0.9983809523809525, 1.0473452380952382, 1.02125, 0.9939523809523808, 1.026845238095238, 1.0256190476190477, 1.011797619047619, 0.9954880952380952, 0.961404761904762, 0.973654761904762, 0.9625952380952382, 0.9596309523809523, 0.9708809523809524, 0.9692380952380952, 0.9939761904761905, 0.9645238095238095, 0.9992857142857142, 0.9805119047619048, 1.0125714285714285, 1.0002261904761904, 0.9852738095238094, 0.9934880952380952, 0.9945119047619048, 0.991654761904762, 0.9804523809523809, 1.0247619047619045, 1.0089285714285714, 1.0091785714285715, 1.021095238095238, 0.9707619047619049, 0.9910952380952383, 0.9838928571428572, 0.983845238095238, 1.0215238095238095, 0.9899166666666666, 1.007952380952381, 1.0048690476190476, 1.0045833333333332, 1.0340595238095236, 1.0189761904761905, 0.9715119047619047, 1.0211309523809522, 0.9970952380952381, 0.9957619047619048, 1.0357738095238094, 1.0235238095238095, 1.0325833333333332, 1.0446071428571428, 1.0100714285714285, 1.0632142857142857, 1.0352261904761906, 0.997202380952381, 0.9994285714285714, 0.9721190476190478, 0.9700000000000002, 0.959047619047619, 0.9507500000000002, 0.9634642857142857, 0.9654880952380952, 0.9632857142857143, 0.9939285714285714, 1.010047619047619, 0.9994999999999999, 0.9692023809523811, 0.9935714285714287, 0.9627261904761905, 0.9779047619047619, 0.9747023809523809, 1.008964285714286, 1.006952380952381, 0.9789761904761906, 1.0440238095238097, 1.003107142857143, 1.005059523809524, 1.0370119047619049, 1.012047619047619, 1.0321547619047617, 1.0114285714285716, 1.0031428571428571, 0.9715714285714285, 0.9866428571428573, 0.9747738095238095, 0.9791666666666666, 0.9851547619047619, 0.9773928571428573, 0.9769047619047619, 1.0206190476190475, 0.9731785714285716, 1.017845238095238, 0.9873690476190478, 0.9733690476190476, 1.0053214285714285, 0.9657380952380951, 0.9762619047619048, 0.999, 0.9718452380952382, 1.0134047619047617, 0.9944642857142857, 1.0165833333333332, 1.012095238095238, 1.0056547619047618, 0.9901785714285714, 0.9767976190476191, 0.9737380952380952, 0.975452380952381, 0.9599166666666666, 0.9459285714285712, 0.98175, 0.9692500000000001, 1.012, 0.9986547619047619, 0.9929761904761905, 0.985654761904762, 1.0286666666666666, 0.9836071428571429, 0.9889880952380953, 0.975857142857143, 1.0077738095238093, 0.9744880952380952, 1.012511904761905, 0.9913333333333332, 0.970892857142857, 0.9999047619047617, 1.0293214285714287, 1.0017738095238096, 0.9880119047619049, 1.0327857142857142, 1.0048333333333335, 0.9961904761904763, 0.987309523809524, 0.9942738095238096, 1.0241428571428572, 0.9764285714285715, 1.0021071428571429, 0.9757976190476192, 1.0122261904761902, 0.9673690476190476, 0.9994761904761903, 0.9472261904761906, 0.9689285714285716, 0.9773333333333334, 0.9646785714285716, 1.0055833333333335, 1.0076666666666667, 1.0206666666666666, 1.0213095238095238, 0.9807857142857144, 1.0160238095238097, 1.038309523809524, 0.9828809523809525, 1.042642857142857, 1.0187738095238095, 1.0362500000000001, 1.0191309523809524, 0.998547619047619, 1.012714285714286, 1.0230595238095237, 1.014047619047619, 0.9712738095238094, 1.0085357142857145, 1.0110000000000001, 1.0134642857142857, 1.0230476190476192, 1.0220714285714283, 1.0229642857142855, 1.012654761904762, 1.0253333333333332, 0.9756071428571428, 0.982345238095238, 0.9816785714285714, 0.9606547619047618, 0.9701547619047618, 0.9941190476190475, 0.9885238095238094, 1.001, 0.9880714285714286, 1.021238095238095, 1.0098333333333334, 0.9652857142857142, 0.9999047619047617, 0.9685476190476191, 0.976857142857143, 0.9980952380952381, 0.9731428571428571, 0.9654642857142858, 1.0087857142857144, 0.9781190476190477, 0.9772261904761905, 1.0017619047619049, 0.9717619047619047, 0.9719642857142858, 0.9812500000000002, 1.0138214285714287, 0.9738214285714286, 1.0317857142857145, 0.9964047619047618, 1.0082738095238095, 1.004392857142857, 1.0434404761904763, 1.0196666666666667, 1.028345238095238, 1.018154761904762, 1.0225, 1.034107142857143, 1.0266309523809525, 0.9795595238095236, 0.9973333333333334, 1.0101666666666667, 0.9724642857142859, 0.9599880952380954, 0.9619880952380955, 0.9553690476190475, 0.9723214285714286, 0.9409642857142857, 0.9661190476190478, 1.005261904761905, 0.9766428571428573, 1.026892857142857, 0.9870714285714287, 1.0469404761904764, 1.0465, 1.0258690476190477, 1.0411071428571428, 1.0386547619047621, 1.0115, 1.0527738095238095, 1.0285595238095238, 1.0272261904761906, 1.0169880952380952, 0.9964880952380953, 1.0079047619047619, 1.0367142857142857, 0.9990714285714287, 0.9606785714285715, 0.9798095238095238]">
            <text:p>[0.9852738095238096, 0.9939047619047618, 0.9430833333333333, 0.9760952380952381, 0.9973214285714287, 0.953654761904762, 0.9782738095238095, 0.9440000000000001, 0.9721428571428571, 0.9482738095238096, 0.9558214285714287, 0.9736666666666667, 0.9642380952380953, 1.0146428571428572, 1.0087142857142857, 1.0100833333333332, 1.03725, 0.9904880952380951, 1.0509285714285714, 1.0230833333333333, 0.9985952380952382, 1.0220833333333335, 0.9824880952380952, 1.0339880952380953, 1.0176071428571427, 1.0133095238095238, 1.0036190476190476, 1.009595238095238, 0.9824047619047618, 0.9987738095238096, 1.0054761904761904, 1.0036904761904761, 1.023452380952381, 1.0232023809523811, 1.0357142857142858, 1.0178571428571428, 0.9957738095238097, 1.007595238095238, 1.0172261904761903, 0.9888333333333333, 0.9927380952380951, 0.9590119047619046, 0.9769523809523809, 0.9725595238095237, 0.9910595238095239, 0.9563214285714287, 0.9954642857142857, 0.9971904761904762, 0.9753690476190477, 1.0237380952380954, 0.9607738095238095, 0.9954404761904763, 0.9575238095238096, 0.9772380952380951, 0.9514999999999999, 0.9522261904761904, 0.9653809523809523, 0.9431666666666668, 0.9558928571428573, 0.962845238095238, 0.959654761904762, 0.9512738095238095, 0.9724523809523811, 0.9963928571428572, 0.9810357142857142, 1.00125, 0.9759047619047619, 1.0402738095238095, 0.9915119047619046, 0.9776071428571429, 1.002392857142857, 0.9699761904761905, 0.9933333333333333, 0.9787857142857144, 0.9867738095238094, 0.9629285714285714, 0.9817380952380952, 0.9647857142857144, 0.9727499999999998, 0.9935119047619045, 0.949607142857143, 0.9883571428571429, 0.9478214285714286, 0.9602857142857145, 0.9550357142857143, 0.9482857142857144, 0.9540476190476193, 0.956452380952381, 0.9981785714285716, 0.955845238095238, 0.9582499999999999, 0.993297619047619, 0.9531190476190476, 0.9976785714285713, 0.9541547619047619, 0.9636071428571429, 0.9895238095238096, 0.9425238095238095, 0.9606071428571429, 0.9618571428571427, 0.9622976190476192, 0.9854047619047618, 0.9702976190476191, 0.9444761904761902, 0.9603690476190475, 0.9494047619047619, 0.9524285714285715, 0.9435833333333334, 0.9593571428571428, 0.9595238095238097, 0.9504642857142857, 1.0100952380952382, 0.9604761904761906, 0.9873809523809524, 1.0120952380952382, 1.0012261904761905, 0.9943333333333333, 0.9926309523809523, 1.0376428571428573, 0.9986071428571428, 1.0102738095238095, 1.020857142857143, 1.0103571428571427, 1.0068095238095238, 0.9702738095238095, 0.9843571428571429, 0.9753452380952381, 0.9913333333333334, 0.9873690476190478, 0.9602857142857145, 1.0030833333333333, 0.9786904761904761, 0.9750000000000001, 1.000880952380952, 0.963, 0.9819761904761903, 0.9737261904761906, 0.9600833333333332, 0.9834642857142858, 0.9767738095238097, 0.9652738095238095, 1.0011785714285713, 0.9726904761904762, 0.9849404761904762, 0.9688214285714286, 1.001404761904762, 0.957904761904762, 0.9668095238095239, 1.0124166666666667, 0.9577142857142859, 0.9923928571428571, 1.0293571428571429, 1.0063690476190477, 1.0082261904761904, 1.0209285714285714, 1.0135357142857142, 0.9875714285714287, 1.0159523809523807, 0.9708095238095238, 1.008738095238095, 0.9838928571428572, 0.9749642857142857, 1.0111547619047616, 0.9700595238095238, 0.9773214285714287, 0.9819761904761906, 1.0051309523809524, 1.0026547619047617, 0.9771071428571428, 1.0337738095238096, 1.0186666666666666, 1.047607142857143, 1.0310714285714284, 1.0272499999999998, 1.0051190476190477, 1.045107142857143, 0.9923214285714285, 1.0345714285714285, 1.0133095238095238, 1.0195595238095239, 1.0237738095238094, 1.0044047619047618, 1.0023214285714286, 0.9768214285714285, 0.9759880952380952, 0.9655357142857142, 0.9758095238095239, 0.9378571428571428, 0.9508690476190476, 0.9694880952380954, 0.9964761904761905, 0.9733690476190476, 1.013309523809524, 0.9716547619047619, 1.018857142857143, 1.0202380952380952, 1.0115357142857142, 1.0302857142857142, 1.0331309523809522, 1.0156904761904764, 1.0453333333333332, 1.012095238095238, 0.9849285714285715, 1.0032023809523811, 1.0166785714285713, 0.9945833333333334, 0.9734285714285714, 1.02025, 0.9672500000000002, 0.9977261904761906, 1.0134642857142857, 1.001392857142857, 1.0010238095238095, 0.9741190476190476, 1.0009880952380952, 0.9911904761904763, 0.9778928571428571, 0.9633333333333334, 0.9992142857142855, 0.9602023809523809, 1.0077499999999997, 0.9840238095238095, 0.9615238095238096, 0.9955357142857143, 0.9704642857142858, 1.005404761904762, 0.966547619047619, 0.9876785714285715, 1.0044523809523809, 0.9690357142857143, 0.9909880952380952, 1.0212976190476188, 0.9962500000000001, 0.9837142857142858, 1.0183095238095239, 0.9821428571428571, 1.0255595238095239, 1.0026785714285715, 0.9903809523809523, 1.009035714285714, 0.9777261904761904, 1.0067619047619047, 1.010547619047619, 0.9948690476190476, 1.0209404761904761, 1.0197261904761905, 0.9744880952380952, 1.0198333333333334, 0.9599404761904763, 0.9717261904761905, 0.9617261904761906, 0.9594166666666668, 0.9856309523809523, 0.950047619047619, 0.9901309523809523, 0.9545238095238094, 0.9969166666666667, 0.990345238095238, 0.9688571428571426, 1.0057976190476192, 0.9929761904761905, 1.0140238095238094, 1.006940476190476, 0.9899047619047617, 1.0369166666666667, 1.0138809523809524, 0.9983809523809525, 1.0473452380952382, 1.02125, 0.9939523809523808, 1.026845238095238, 1.0256190476190477, 1.011797619047619, 0.9954880952380952, 0.961404761904762, 0.973654761904762, 0.9625952380952382, 0.9596309523809523, 0.9708809523809524, 0.9692380952380952, 0.9939761904761905, 0.9645238095238095, 0.9992857142857142, 0.9805119047619048, 1.0125714285714285, 1.0002261904761904, 0.9852738095238094, 0.9934880952380952, 0.9945119047619048, 0.991654761904762, 0.9804523809523809, 1.0247619047619045, 1.0089285714285714, 1.0091785714285715, 1.021095238095238, 0.9707619047619049, 0.9910952380952383, 0.9838928571428572, 0.983845238095238, 1.0215238095238095, 0.9899166666666666, 1.007952380952381, 1.0048690476190476, 1.0045833333333332, 1.0340595238095236, 1.0189761904761905, 0.9715119047619047, 1.0211309523809522, 0.9970952380952381, 0.9957619047619048, 1.0357738095238094, 1.0235238095238095, 1.0325833333333332, 1.0446071428571428, 1.0100714285714285, 1.0632142857142857, 1.0352261904761906, 0.997202380952381, 0.9994285714285714, 0.9721190476190478, 0.9700000000000002, 0.959047619047619, 0.9507500000000002, 0.9634642857142857, 0.9654880952380952, 0.9632857142857143, 0.9939285714285714, 1.010047619047619, 0.9994999999999999, 0.9692023809523811, 0.9935714285714287, 0.9627261904761905, 0.9779047619047619, 0.9747023809523809, 1.008964285714286, 1.006952380952381, 0.9789761904761906, 1.0440238095238097, 1.003107142857143, 1.005059523809524, 1.0370119047619049, 1.012047619047619, 1.0321547619047617, 1.0114285714285716, 1.0031428571428571, 0.9715714285714285, 0.9866428571428573, 0.9747738095238095, 0.9791666666666666, 0.9851547619047619, 0.9773928571428573, 0.9769047619047619, 1.0206190476190475, 0.9731785714285716, 1.017845238095238, 0.9873690476190478, 0.9733690476190476, 1.0053214285714285, 0.9657380952380951, 0.9762619047619048, 0.999, 0.9718452380952382, 1.0134047619047617, 0.9944642857142857, 1.0165833333333332, 1.012095238095238, 1.0056547619047618, 0.9901785714285714, 0.9767976190476191, 0.9737380952380952, 0.975452380952381, 0.9599166666666666, 0.9459285714285712, 0.98175, 0.9692500000000001, 1.012, 0.9986547619047619, 0.9929761904761905, 0.985654761904762, 1.0286666666666666, 0.9836071428571429, 0.9889880952380953, 0.975857142857143, 1.0077738095238093, 0.9744880952380952, 1.012511904761905, 0.9913333333333332, 0.970892857142857, 0.9999047619047617, 1.0293214285714287, 1.0017738095238096, 0.9880119047619049, 1.0327857142857142, 1.0048333333333335, 0.9961904761904763, 0.987309523809524, 0.9942738095238096, 1.0241428571428572, 0.9764285714285715, 1.0021071428571429, 0.9757976190476192, 1.0122261904761902, 0.9673690476190476, 0.9994761904761903, 0.9472261904761906, 0.9689285714285716, 0.9773333333333334, 0.9646785714285716, 1.0055833333333335, 1.0076666666666667, 1.0206666666666666, 1.0213095238095238, 0.9807857142857144, 1.0160238095238097, 1.038309523809524, 0.9828809523809525, 1.042642857142857, 1.0187738095238095, 1.0362500000000001, 1.0191309523809524, 0.998547619047619, 1.012714285714286, 1.0230595238095237, 1.014047619047619, 0.9712738095238094, 1.0085357142857145, 1.0110000000000001, 1.0134642857142857, 1.0230476190476192, 1.0220714285714283, 1.0229642857142855, 1.012654761904762, 1.0253333333333332, 0.9756071428571428, 0.982345238095238, 0.9816785714285714, 0.9606547619047618, 0.9701547619047618, 0.9941190476190475, 0.9885238095238094, 1.001, 0.9880714285714286, 1.021238095238095, 1.0098333333333334, 0.9652857142857142, 0.9999047619047617, 0.9685476190476191, 0.976857142857143, 0.9980952380952381, 0.9731428571428571, 0.9654642857142858, 1.0087857142857144, 0.9781190476190477, 0.9772261904761905, 1.0017619047619049, 0.9717619047619047, 0.9719642857142858, 0.9812500000000002, 1.0138214285714287, 0.9738214285714286, 1.0317857142857145, 0.9964047619047618, 1.0082738095238095, 1.004392857142857, 1.0434404761904763, 1.0196666666666667, 1.028345238095238, 1.018154761904762, 1.0225, 1.034107142857143, 1.0266309523809525, 0.9795595238095236, 0.9973333333333334, 1.0101666666666667, 0.9724642857142859, 0.9599880952380954, 0.9619880952380955, 0.9553690476190475, 0.9723214285714286, 0.9409642857142857, 0.9661190476190478, 1.005261904761905, 0.9766428571428573, 1.026892857142857, 0.9870714285714287, 1.0469404761904764, 1.0465, 1.0258690476190477, 1.0411071428571428, 1.0386547619047621, 1.0115, 1.0527738095238095, 1.0285595238095238, 1.0272261904761906, 1.0169880952380952, 0.9964880952380953, 1.0079047619047619, 1.0367142857142857, 0.9990714285714287, 0.9606785714285715, 0.9798095238095238]</text:p>
          </table:table-cell>
          <table:table-cell office:value-type="float" office:value="4.374920082092285">
            <text:p>4.374920082092285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MKTNKALKFVLIGVVAIIIIGVLGMIIWSKTGTYPARSVALSALESTDRVTITQEKWITFTPVEEAKTGLIFYPGGLVEPTAYAPILQQIAEDGVLVIIVPMPLNLAIFDAGAANAVINEYPYIPTWIIAGHSLGGAAAAIFAENNPSRIDAIAFWDSYPPGSADLSDTALSVISIFGTTDNFPNTENFDDQRYLLPEETIYIAIEGANHAQFGDYGPQKGDVVASISLAEQHERVAELMLDFINP">
            <text:p>MKTNKALKFVLIGVVAIIIIGVLGMIIWSKTGTYPARSVALSALESTDRVTITQEKWITFTPVEEAKTGLIFYPGGLVEPTAYAPILQQIAEDGVLVIIVPMPLNLAIFDAGAANAVINEYPYIPTWIIAGHSLGGAAAAIFAENNPSRIDAIAFWDSYPPGSADLSDTALSVISIFGTTDNFPNTENFDDQRYLLPEETIYIAIEGANHAQFGDYGPQKGDVVASISLAEQHERVAELMLDFINP</text:p>
          </table:table-cell>
          <table:table-cell office:value-type="string" office:value="BFDNEDID_88099">
            <text:p>BFDNEDID_88099</text:p>
          </table:table-cell>
          <table:table-cell office:value-type="float" office:value="246">
            <text:p>246</text:p>
          </table:table-cell>
          <table:table-cell office:value-type="float" office:value="0.0975609756097561">
            <text:p>0.0975609756097561</text:p>
          </table:table-cell>
          <table:table-cell office:value-type="float" office:value="0.2934959349593492">
            <text:p>0.2934959349593492</text:p>
          </table:table-cell>
          <table:table-cell office:value-type="float" office:value="32.563861788617885">
            <text:p>32.563861788617885</text:p>
          </table:table-cell>
          <table:table-cell office:value-type="float" office:value="26529.972899999993">
            <text:p>26529.972899999993</text:p>
          </table:table-cell>
          <table:table-cell office:value-type="string" office:value="(0.3577235772357723, 0.23577235772357724, 0.2764227642276423)">
            <text:p>(0.3577235772357723, 0.23577235772357724, 0.2764227642276423)</text:p>
          </table:table-cell>
          <table:table-cell office:value-type="string" office:value="[1.0044761904761905, 1.005440476190476, 1.0297738095238096, 0.9523690476190476, 0.975404761904762, 0.9609761904761905, 0.9540595238095237, 0.9754761904761905, 0.9343214285714286, 0.9521190476190475, 0.9600595238095238, 0.9367619047619046, 0.9465357142857145, 0.9431666666666667, 0.9450357142857144, 0.9717142857142859, 0.9391904761904761, 0.9603214285714285, 0.9788809523809524, 0.9449166666666665, 0.9530833333333333, 0.9596190476190477, 0.9631666666666666, 1.0067380952380953, 1.0053809523809523, 0.9851547619047619, 1.016547619047619, 1.0047738095238095, 0.9955000000000002, 1.0257023809523809, 0.9870714285714284, 1.0020833333333332, 1.0005357142857143, 0.9710833333333335, 0.9988809523809524, 0.973309523809524, 1.0065595238095237, 0.9812380952380954, 0.9872023809523811, 1.0377380952380952, 1.010345238095238, 1.0121071428571429, 1.0306666666666666, 1.0005714285714287, 0.9880714285714286, 1.003059523809524, 0.977797619047619, 1.0112857142857141, 1.0108690476190476, 1.0204285714285715, 1.016702380952381, 0.969095238095238, 0.9971309523809525, 0.9978095238095238, 0.9613452380952381, 0.9912261904761903, 0.996845238095238, 0.9801309523809524, 1.0471666666666668, 1.0297619047619049, 1.0181190476190476, 1.0566666666666669, 1.0070238095238095, 1.0190238095238096, 0.9732261904761905, 0.9732738095238095, 0.9660000000000001, 0.9687857142857143, 0.9943095238095238, 0.9754047619047619, 0.9902619047619048, 0.9801785714285716, 1.0005, 1.0358214285714287, 0.9974880952380951, 0.9927738095238096, 0.9969523809523809, 0.984107142857143, 0.9968571428571429, 0.9937619047619047, 0.9595000000000001, 0.9805714285714285, 1.0001547619047617, 0.991797619047619, 0.9782023809523811, 1.014047619047619, 1.0329404761904761, 1.012, 1.0021071428571429, 0.9761190476190478, 0.9797500000000001, 0.9612738095238095, 0.9502380952380951, 0.9456904761904761, 0.9521309523809524, 0.9833571428571429, 0.957392857142857, 0.9998928571428574, 0.9662738095238096, 1.0066904761904762, 0.9596309523809525, 0.9834285714285714, 0.9621547619047619, 0.9695833333333335, 1.0070595238095237, 0.969797619047619, 1.003309523809524, 0.9908690476190477, 1.0000833333333332, 1.0085595238095237, 0.9799047619047618, 0.9816309523809524, 0.9861071428571428, 1.0148333333333335, 1.0061428571428572, 0.9641547619047619, 1.015607142857143, 0.9714642857142858, 0.9850595238095239, 0.9984880952380951, 0.9589285714285714, 0.9466309523809523, 0.9621547619047619, 0.9584880952380953, 0.975547619047619, 0.9773571428571428, 0.962452380952381, 1.0055357142857144, 0.9742142857142857, 1.0152857142857141, 0.9994285714285714, 0.9889880952380953, 0.9930238095238094, 0.9831428571428572, 0.9776190476190477, 0.9635833333333333, 0.9723928571428571, 0.996654761904762, 1.020559523809524, 1.0091190476190477, 1.028702380952381, 1.0328214285714286, 1.034202380952381, 1.02075, 0.9973214285714287, 1.027809523809524, 0.9762261904761905, 0.9659285714285715, 0.9795119047619049, 0.9560714285714286, 0.9661428571428572, 1.0034642857142857, 0.984059523809524, 0.9781309523809524, 1.0306904761904763, 1.0192619047619047, 1.0242857142857145, 1.0262380952380954, 1.0106785714285713, 1.0400357142857142, 0.9964761904761905, 1.0368928571428573, 1.0175833333333333, 0.9981190476190476, 1.001107142857143, 0.9821785714285716, 1.008797619047619, 0.9588690476190477, 0.968047619047619, 0.990202380952381, 0.9483452380952381, 0.9688214285714286, 0.9981428571428571, 0.9850714285714285, 0.997797619047619, 1.0171071428571428, 1.010535714285714, 0.9917380952380952, 1.041988095238095, 1.0244166666666668, 1.0148095238095238, 1.0427857142857144, 1.0206428571428572, 1.006702380952381, 1.0556904761904762, 1.0254166666666666, 1.013595238095238, 0.9996190476190476, 0.980107142857143, 0.9929285714285715, 0.9919880952380952, 1.0197142857142858, 1.0165833333333334, 1.0136785714285714, 0.99275, 0.9862261904761903, 0.9828809523809525, 0.9719404761904762, 0.979642857142857, 0.9618333333333334, 1.0165357142857143, 0.9877499999999999, 0.9963095238095238, 1.020190476190476, 0.9854404761904763, 1.005857142857143, 1.006595238095238, 0.9714404761904761, 1.016297619047619, 1.0074761904761904, 0.9820238095238096, 1.0333690476190476, 1.0269404761904763, 1.0342261904761902, 1.0498809523809522, 1.0205238095238094, 1.0345, 0.9911785714285715, 0.9991071428571429, 1.0009166666666667, 0.9961785714285716, 0.9608928571428572, 1.007464285714286, 0.974809523809524, 1.0078690476190477, 1.028690476190476, 1.0051785714285715, 1.0007261904761906, 1.0393809523809525, 1.0014285714285716, 0.9951666666666668, 1.0079880952380953, 1.0133452380952381, 0.9641190476190475, 0.9845833333333334, 0.971607142857143, 1.0014642857142857]">
            <text:p>[1.0044761904761905, 1.005440476190476, 1.0297738095238096, 0.9523690476190476, 0.975404761904762, 0.9609761904761905, 0.9540595238095237, 0.9754761904761905, 0.9343214285714286, 0.9521190476190475, 0.9600595238095238, 0.9367619047619046, 0.9465357142857145, 0.9431666666666667, 0.9450357142857144, 0.9717142857142859, 0.9391904761904761, 0.9603214285714285, 0.9788809523809524, 0.9449166666666665, 0.9530833333333333, 0.9596190476190477, 0.9631666666666666, 1.0067380952380953, 1.0053809523809523, 0.9851547619047619, 1.016547619047619, 1.0047738095238095, 0.9955000000000002, 1.0257023809523809, 0.9870714285714284, 1.0020833333333332, 1.0005357142857143, 0.9710833333333335, 0.9988809523809524, 0.973309523809524, 1.0065595238095237, 0.9812380952380954, 0.9872023809523811, 1.0377380952380952, 1.010345238095238, 1.0121071428571429, 1.0306666666666666, 1.0005714285714287, 0.9880714285714286, 1.003059523809524, 0.977797619047619, 1.0112857142857141, 1.0108690476190476, 1.0204285714285715, 1.016702380952381, 0.969095238095238, 0.9971309523809525, 0.9978095238095238, 0.9613452380952381, 0.9912261904761903, 0.996845238095238, 0.9801309523809524, 1.0471666666666668, 1.0297619047619049, 1.0181190476190476, 1.0566666666666669, 1.0070238095238095, 1.0190238095238096, 0.9732261904761905, 0.9732738095238095, 0.9660000000000001, 0.9687857142857143, 0.9943095238095238, 0.9754047619047619, 0.9902619047619048, 0.9801785714285716, 1.0005, 1.0358214285714287, 0.9974880952380951, 0.9927738095238096, 0.9969523809523809, 0.984107142857143, 0.9968571428571429, 0.9937619047619047, 0.9595000000000001, 0.9805714285714285, 1.0001547619047617, 0.991797619047619, 0.9782023809523811, 1.014047619047619, 1.0329404761904761, 1.012, 1.0021071428571429, 0.9761190476190478, 0.9797500000000001, 0.9612738095238095, 0.9502380952380951, 0.9456904761904761, 0.9521309523809524, 0.9833571428571429, 0.957392857142857, 0.9998928571428574, 0.9662738095238096, 1.0066904761904762, 0.9596309523809525, 0.9834285714285714, 0.9621547619047619, 0.9695833333333335, 1.0070595238095237, 0.969797619047619, 1.003309523809524, 0.9908690476190477, 1.0000833333333332, 1.0085595238095237, 0.9799047619047618, 0.9816309523809524, 0.9861071428571428, 1.0148333333333335, 1.0061428571428572, 0.9641547619047619, 1.015607142857143, 0.9714642857142858, 0.9850595238095239, 0.9984880952380951, 0.9589285714285714, 0.9466309523809523, 0.9621547619047619, 0.9584880952380953, 0.975547619047619, 0.9773571428571428, 0.962452380952381, 1.0055357142857144, 0.9742142857142857, 1.0152857142857141, 0.9994285714285714, 0.9889880952380953, 0.9930238095238094, 0.9831428571428572, 0.9776190476190477, 0.9635833333333333, 0.9723928571428571, 0.996654761904762, 1.020559523809524, 1.0091190476190477, 1.028702380952381, 1.0328214285714286, 1.034202380952381, 1.02075, 0.9973214285714287, 1.027809523809524, 0.9762261904761905, 0.9659285714285715, 0.9795119047619049, 0.9560714285714286, 0.9661428571428572, 1.0034642857142857, 0.984059523809524, 0.9781309523809524, 1.0306904761904763, 1.0192619047619047, 1.0242857142857145, 1.0262380952380954, 1.0106785714285713, 1.0400357142857142, 0.9964761904761905, 1.0368928571428573, 1.0175833333333333, 0.9981190476190476, 1.001107142857143, 0.9821785714285716, 1.008797619047619, 0.9588690476190477, 0.968047619047619, 0.990202380952381, 0.9483452380952381, 0.9688214285714286, 0.9981428571428571, 0.9850714285714285, 0.997797619047619, 1.0171071428571428, 1.010535714285714, 0.9917380952380952, 1.041988095238095, 1.0244166666666668, 1.0148095238095238, 1.0427857142857144, 1.0206428571428572, 1.006702380952381, 1.0556904761904762, 1.0254166666666666, 1.013595238095238, 0.9996190476190476, 0.980107142857143, 0.9929285714285715, 0.9919880952380952, 1.0197142857142858, 1.0165833333333334, 1.0136785714285714, 0.99275, 0.9862261904761903, 0.9828809523809525, 0.9719404761904762, 0.979642857142857, 0.9618333333333334, 1.0165357142857143, 0.9877499999999999, 0.9963095238095238, 1.020190476190476, 0.9854404761904763, 1.005857142857143, 1.006595238095238, 0.9714404761904761, 1.016297619047619, 1.0074761904761904, 0.9820238095238096, 1.0333690476190476, 1.0269404761904763, 1.0342261904761902, 1.0498809523809522, 1.0205238095238094, 1.0345, 0.9911785714285715, 0.9991071428571429, 1.0009166666666667, 0.9961785714285716, 0.9608928571428572, 1.007464285714286, 0.974809523809524, 1.0078690476190477, 1.028690476190476, 1.0051785714285715, 1.0007261904761906, 1.0393809523809525, 1.0014285714285716, 0.9951666666666668, 1.0079880952380953, 1.0133452380952381, 0.9641190476190475, 0.9845833333333334, 0.971607142857143, 1.0014642857142857]</text:p>
          </table:table-cell>
          <table:table-cell office:value-type="float" office:value="4.335019111633302">
            <text:p>4.335019111633302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MKTLATVGSFAVMALLAAQASASPARHSEEEVIGPSQGNHRLDCTVIRPWRNASGPDDIPYPVIAWANGWDQGNVVGQFTTLGYKPGLIEWALDGPYIVIAANQWSARAPDVLQCLQWLVDQDTEPGSEYEGVIDTGSIGLAGHSQGGGAVIKAGDGEPNGFEITAVVAMTPYGPDWVDPGSQDGPMMLIGGTDDTTTPVSSFLPVWEAIQANGVGGLLAVLIGGTHNDDAWAPADDFDNPQDYDFGLFQRPTELWWQFHLNGKASAGRQLERELNNDPWITDYAFTEEFGL">
            <text:p>MKTLATVGSFAVMALLAAQASASPARHSEEEVIGPSQGNHRLDCTVIRPWRNASGPDDIPYPVIAWANGWDQGNVVGQFTTLGYKPGLIEWALDGPYIVIAANQWSARAPDVLQCLQWLVDQDTEPGSEYEGVIDTGSIGLAGHSQGGGAVIKAGDGEPNGFEITAVVAMTPYGPDWVDPGSQDGPMMLIGGTDDTTTPVSSFLPVWEAIQANGVGGLLAVLIGGTHNDDAWAPADDFDNPQDYDFGLFQRPTELWWQFHLNGKASAGRQLERELNNDPWITDYAFTEEFGL</text:p>
          </table:table-cell>
          <table:table-cell office:value-type="string" office:value="BFDNEDID_88410">
            <text:p>BFDNEDID_88410</text:p>
          </table:table-cell>
          <table:table-cell office:value-type="float" office:value="292">
            <text:p>292</text:p>
          </table:table-cell>
          <table:table-cell office:value-type="float" office:value="0.09931506849315068">
            <text:p>0.09931506849315068</text:p>
          </table:table-cell>
          <table:table-cell office:value-type="float" office:value="-0.21164383561643849">
            <text:p>-0.21164383561643849</text:p>
          </table:table-cell>
          <table:table-cell office:value-type="float" office:value="32.06198630136986">
            <text:p>32.06198630136986</text:p>
          </table:table-cell>
          <table:table-cell office:value-type="float" office:value="31343.318799999983">
            <text:p>31343.318799999983</text:p>
          </table:table-cell>
          <table:table-cell office:value-type="string" office:value="(0.2910958904109589, 0.2808219178082192, 0.2465753424657534)">
            <text:p>(0.2910958904109589, 0.2808219178082192, 0.2465753424657534)</text:p>
          </table:table-cell>
          <table:table-cell office:value-type="string" office:value="[0.9913214285714286, 0.9740476190476192, 1.000404761904762, 0.9856785714285715, 0.9562857142857143, 0.9864166666666667, 0.9576547619047618, 0.9657261904761906, 0.9630833333333333, 0.9467023809523809, 0.9613809523809523, 0.975642857142857, 0.9783214285714286, 0.997547619047619, 0.9879166666666667, 1.0195357142857144, 1.003107142857143, 1.028297619047619, 1.0167261904761904, 1.0017380952380952, 1.0190357142857143, 1.006952380952381, 1.0449880952380954, 1.042404761904762, 1.0354880952380954, 1.0358690476190477, 0.9995952380952382, 1.0205238095238094, 1.0349523809523808, 1.01975, 1.0199880952380953, 1.019988095238095, 1.0246904761904763, 1.024952380952381, 0.9968809523809524, 1.012607142857143, 0.9799999999999999, 1.0095119047619048, 0.9469761904761904, 0.9861190476190477, 0.9590000000000002, 0.9661785714285713, 0.985345238095238, 0.984202380952381, 0.957702380952381, 1.0085, 1.008142857142857, 0.9991428571428571, 1.029607142857143, 1.0247738095238095, 1.0367976190476191, 1.039047619047619, 1.0298333333333334, 0.9981785714285716, 1.033440476190476, 0.9768928571428571, 1.009654761904762, 0.9535833333333333, 0.9638690476190477, 0.9755714285714285, 0.9516190476190476, 0.9836190476190476, 0.9893690476190476, 0.987988095238095, 0.9762738095238096, 1.0373571428571429, 1.00925, 1.0113452380952381, 1.0113809523809525, 0.9826071428571429, 0.9963452380952381, 1.0072619047619047, 0.9888452380952382, 0.9600714285714286, 0.995047619047619, 0.9809761904761903, 0.9741666666666668, 1.006940476190476, 0.9784761904761906, 1.037202380952381, 0.9988571428571428, 1.0081785714285714, 0.9874166666666668, 0.9929761904761905, 1.0191666666666666, 0.9486547619047618, 0.995797619047619, 0.9777261904761904, 1.0183214285714284, 0.9916547619047618, 0.9959761904761906, 0.9642857142857144, 0.9735833333333334, 0.9660595238095236, 0.9596547619047617, 0.9753809523809525, 0.9697261904761904, 0.9947738095238094, 0.9906666666666666, 0.9720952380952381, 1.0232261904761906, 0.9892142857142856, 1.0092380952380953, 0.9994523809523809, 1.014761904761905, 1.0109404761904763, 0.9726309523809523, 0.9864404761904764, 0.9986666666666667, 0.948047619047619, 0.9663452380952381, 0.973797619047619, 0.9353452380952382, 0.9686904761904762, 0.9702500000000001, 1.0119047619047619, 1.0004404761904762, 1.025607142857143, 1.020690476190476, 1.0603690476190475, 1.0428690476190476, 1.04225, 1.0473928571428572, 1.0516309523809524, 1.0053452380952383, 1.051857142857143, 1.005154761904762, 0.9891309523809524, 0.9986666666666667, 1.0253571428571429, 0.9905595238095237, 1.0091309523809524, 1.0049404761904763, 0.9789404761904761, 1.016904761904762, 0.9724761904761907, 0.9976071428571428, 1.0000833333333332, 0.9816666666666666, 1.023297619047619, 1.012047619047619, 1.0192023809523807, 1.0182857142857142, 1.0102261904761904, 0.9987976190476191, 0.9880595238095238, 0.9923571428571429, 1.030607142857143, 0.9859404761904762, 1.026440476190476, 1.0376309523809524, 1.0361785714285714, 1.0614999999999999, 1.0358809523809522, 1.0430357142857143, 1.0295357142857144, 0.9981904761904762, 1.0418214285714287, 0.9666904761904762, 0.9973214285714287, 0.9740357142857143, 0.9589761904761906, 0.9656904761904761, 0.9745357142857143, 0.9634047619047619, 0.9831547619047618, 0.9950119047619046, 0.975702380952381, 1.0200952380952382, 1.0060357142857144, 1.0098214285714289, 0.9743333333333333, 1.0053928571428572, 1.0328809523809523, 1.012095238095238, 1.020047619047619, 1.0327857142857144, 1.0387976190476191, 1.0470952380952379, 1.0263690476190475, 1.024345238095238, 0.9869880952380952, 0.9897857142857143, 0.9771547619047618, 0.9733452380952381, 0.9999404761904761, 0.9939285714285714, 1.0009880952380952, 1.0304880952380953, 1.0250595238095237, 1.0149166666666667, 1.01925, 1.014392857142857, 1.0228095238095238, 0.9836071428571429, 1.0180119047619047, 0.9974404761904763, 0.9665595238095238, 0.9822499999999998, 0.9980476190476192, 0.9576666666666667, 0.968190476190476, 1.0119166666666668, 0.9660238095238095, 0.9798571428571428, 1.0137738095238096, 0.989547619047619, 1.0161666666666667, 1.0016309523809521, 0.9844880952380952, 1.0168214285714285, 0.9930357142857142, 0.9666547619047621, 0.9710238095238095, 0.9702976190476191, 0.9500952380952382, 0.9587738095238096, 0.9598333333333334, 0.9890595238095239, 0.9829166666666667, 0.987654761904762, 0.9966666666666667, 1.0319047619047619, 1.0216309523809524, 1.0155119047619048, 0.9959761904761906, 0.9885119047619048, 1.0157857142857143, 1.0160595238095236, 0.9921904761904761, 1.024642857142857, 1.0187619047619048, 0.9970238095238095, 1.054654761904762, 1.0285714285714287, 1.0329166666666665, 1.0298690476190475, 1.0315595238095239, 0.9967738095238097, 1.034142857142857, 0.9674047619047621, 1.0071428571428571, 0.9631666666666667, 0.9750238095238095, 1.0074523809523808, 0.9904642857142857, 1.0129642857142858, 0.9956309523809523, 1.0197142857142858, 0.9676904761904762, 0.9731190476190477, 0.9650119047619047, 0.9804880952380953, 0.9343452380952381, 0.9636785714285714, 0.9693928571428572, 1.0086547619047619, 1.0023690476190477, 1.0278571428571428, 1.0028095238095238, 1.0373214285714287, 1.0151309523809524, 1.0268333333333335, 1.01275, 1.0192142857142856, 0.9996785714285716, 1.0466428571428572, 1.0073095238095238, 1.0412738095238097, 0.9992857142857142, 1.0505238095238094, 1.030452380952381, 1.0257380952380952, 1.0114642857142857, 0.9782976190476189, 0.9986904761904764, 0.9993095238095239, 0.9942380952380951, 0.9515357142857143, 0.9880952380952381, 0.9759880952380952, 1.0085357142857143, 1.0202976190476192]">
            <text:p>[0.9913214285714286, 0.9740476190476192, 1.000404761904762, 0.9856785714285715, 0.9562857142857143, 0.9864166666666667, 0.9576547619047618, 0.9657261904761906, 0.9630833333333333, 0.9467023809523809, 0.9613809523809523, 0.975642857142857, 0.9783214285714286, 0.997547619047619, 0.9879166666666667, 1.0195357142857144, 1.003107142857143, 1.028297619047619, 1.0167261904761904, 1.0017380952380952, 1.0190357142857143, 1.006952380952381, 1.0449880952380954, 1.042404761904762, 1.0354880952380954, 1.0358690476190477, 0.9995952380952382, 1.0205238095238094, 1.0349523809523808, 1.01975, 1.0199880952380953, 1.019988095238095, 1.0246904761904763, 1.024952380952381, 0.9968809523809524, 1.012607142857143, 0.9799999999999999, 1.0095119047619048, 0.9469761904761904, 0.9861190476190477, 0.9590000000000002, 0.9661785714285713, 0.985345238095238, 0.984202380952381, 0.957702380952381, 1.0085, 1.008142857142857, 0.9991428571428571, 1.029607142857143, 1.0247738095238095, 1.0367976190476191, 1.039047619047619, 1.0298333333333334, 0.9981785714285716, 1.033440476190476, 0.9768928571428571, 1.009654761904762, 0.9535833333333333, 0.9638690476190477, 0.9755714285714285, 0.9516190476190476, 0.9836190476190476, 0.9893690476190476, 0.987988095238095, 0.9762738095238096, 1.0373571428571429, 1.00925, 1.0113452380952381, 1.0113809523809525, 0.9826071428571429, 0.9963452380952381, 1.0072619047619047, 0.9888452380952382, 0.9600714285714286, 0.995047619047619, 0.9809761904761903, 0.9741666666666668, 1.006940476190476, 0.9784761904761906, 1.037202380952381, 0.9988571428571428, 1.0081785714285714, 0.9874166666666668, 0.9929761904761905, 1.0191666666666666, 0.9486547619047618, 0.995797619047619, 0.9777261904761904, 1.0183214285714284, 0.9916547619047618, 0.9959761904761906, 0.9642857142857144, 0.9735833333333334, 0.9660595238095236, 0.9596547619047617, 0.9753809523809525, 0.9697261904761904, 0.9947738095238094, 0.9906666666666666, 0.9720952380952381, 1.0232261904761906, 0.9892142857142856, 1.0092380952380953, 0.9994523809523809, 1.014761904761905, 1.0109404761904763, 0.9726309523809523, 0.9864404761904764, 0.9986666666666667, 0.948047619047619, 0.9663452380952381, 0.973797619047619, 0.9353452380952382, 0.9686904761904762, 0.9702500000000001, 1.0119047619047619, 1.0004404761904762, 1.025607142857143, 1.020690476190476, 1.0603690476190475, 1.0428690476190476, 1.04225, 1.0473928571428572, 1.0516309523809524, 1.0053452380952383, 1.051857142857143, 1.005154761904762, 0.9891309523809524, 0.9986666666666667, 1.0253571428571429, 0.9905595238095237, 1.0091309523809524, 1.0049404761904763, 0.9789404761904761, 1.016904761904762, 0.9724761904761907, 0.9976071428571428, 1.0000833333333332, 0.9816666666666666, 1.023297619047619, 1.012047619047619, 1.0192023809523807, 1.0182857142857142, 1.0102261904761904, 0.9987976190476191, 0.9880595238095238, 0.9923571428571429, 1.030607142857143, 0.9859404761904762, 1.026440476190476, 1.0376309523809524, 1.0361785714285714, 1.0614999999999999, 1.0358809523809522, 1.0430357142857143, 1.0295357142857144, 0.9981904761904762, 1.0418214285714287, 0.9666904761904762, 0.9973214285714287, 0.9740357142857143, 0.9589761904761906, 0.9656904761904761, 0.9745357142857143, 0.9634047619047619, 0.9831547619047618, 0.9950119047619046, 0.975702380952381, 1.0200952380952382, 1.0060357142857144, 1.0098214285714289, 0.9743333333333333, 1.0053928571428572, 1.0328809523809523, 1.012095238095238, 1.020047619047619, 1.0327857142857144, 1.0387976190476191, 1.0470952380952379, 1.0263690476190475, 1.024345238095238, 0.9869880952380952, 0.9897857142857143, 0.9771547619047618, 0.9733452380952381, 0.9999404761904761, 0.9939285714285714, 1.0009880952380952, 1.0304880952380953, 1.0250595238095237, 1.0149166666666667, 1.01925, 1.014392857142857, 1.0228095238095238, 0.9836071428571429, 1.0180119047619047, 0.9974404761904763, 0.9665595238095238, 0.9822499999999998, 0.9980476190476192, 0.9576666666666667, 0.968190476190476, 1.0119166666666668, 0.9660238095238095, 0.9798571428571428, 1.0137738095238096, 0.989547619047619, 1.0161666666666667, 1.0016309523809521, 0.9844880952380952, 1.0168214285714285, 0.9930357142857142, 0.9666547619047621, 0.9710238095238095, 0.9702976190476191, 0.9500952380952382, 0.9587738095238096, 0.9598333333333334, 0.9890595238095239, 0.9829166666666667, 0.987654761904762, 0.9966666666666667, 1.0319047619047619, 1.0216309523809524, 1.0155119047619048, 0.9959761904761906, 0.9885119047619048, 1.0157857142857143, 1.0160595238095236, 0.9921904761904761, 1.024642857142857, 1.0187619047619048, 0.9970238095238095, 1.054654761904762, 1.0285714285714287, 1.0329166666666665, 1.0298690476190475, 1.0315595238095239, 0.9967738095238097, 1.034142857142857, 0.9674047619047621, 1.0071428571428571, 0.9631666666666667, 0.9750238095238095, 1.0074523809523808, 0.9904642857142857, 1.0129642857142858, 0.9956309523809523, 1.0197142857142858, 0.9676904761904762, 0.9731190476190477, 0.9650119047619047, 0.9804880952380953, 0.9343452380952381, 0.9636785714285714, 0.9693928571428572, 1.0086547619047619, 1.0023690476190477, 1.0278571428571428, 1.0028095238095238, 1.0373214285714287, 1.0151309523809524, 1.0268333333333335, 1.01275, 1.0192142857142856, 0.9996785714285716, 1.0466428571428572, 1.0073095238095238, 1.0412738095238097, 0.9992857142857142, 1.0505238095238094, 1.030452380952381, 1.0257380952380952, 1.0114642857142857, 0.9782976190476189, 0.9986904761904764, 0.9993095238095239, 0.9942380952380951, 0.9515357142857143, 0.9880952380952381, 0.9759880952380952, 1.0085357142857143, 1.0202976190476192]</text:p>
          </table:table-cell>
          <table:table-cell office:value-type="float" office:value="4.092259788513183">
            <text:p>4.092259788513183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MKTLATVGSFAVMALLAAQASASPARHSEEEVIGPSQGNHRLDCTVIRPWRNASGPDDIPYPVIAWANGWDQGNVVGQFTTLGYKPGLIEWALDGPYIVIAANQWSARAPDVLQCLQWLVDQDTEPGSEYEGVIDTGSIGLAGHSQGGGAVIKAGDGEPNGFEITAVVAMTPYGPDWVDPGSQDGPMMLIGGTDDTTTPVSSFLPVWEAIQANGVGGLLAVLIGGTHNDDAWAPADDFDNPQDYDFGLFQRPTELWWQFHLNGKASAGRQLERELNNDPWITDYAFTEEFGL">
            <text:p>MKTLATVGSFAVMALLAAQASASPARHSEEEVIGPSQGNHRLDCTVIRPWRNASGPDDIPYPVIAWANGWDQGNVVGQFTTLGYKPGLIEWALDGPYIVIAANQWSARAPDVLQCLQWLVDQDTEPGSEYEGVIDTGSIGLAGHSQGGGAVIKAGDGEPNGFEITAVVAMTPYGPDWVDPGSQDGPMMLIGGTDDTTTPVSSFLPVWEAIQANGVGGLLAVLIGGTHNDDAWAPADDFDNPQDYDFGLFQRPTELWWQFHLNGKASAGRQLERELNNDPWITDYAFTEEFGL</text:p>
          </table:table-cell>
          <table:table-cell office:value-type="string" office:value="BFDNEDID_88410">
            <text:p>BFDNEDID_88410</text:p>
          </table:table-cell>
          <table:table-cell office:value-type="float" office:value="292">
            <text:p>292</text:p>
          </table:table-cell>
          <table:table-cell office:value-type="float" office:value="0.09931506849315068">
            <text:p>0.09931506849315068</text:p>
          </table:table-cell>
          <table:table-cell office:value-type="float" office:value="-0.21164383561643849">
            <text:p>-0.21164383561643849</text:p>
          </table:table-cell>
          <table:table-cell office:value-type="float" office:value="32.06198630136986">
            <text:p>32.06198630136986</text:p>
          </table:table-cell>
          <table:table-cell office:value-type="float" office:value="31343.318799999983">
            <text:p>31343.318799999983</text:p>
          </table:table-cell>
          <table:table-cell office:value-type="string" office:value="(0.2910958904109589, 0.2808219178082192, 0.2465753424657534)">
            <text:p>(0.2910958904109589, 0.2808219178082192, 0.2465753424657534)</text:p>
          </table:table-cell>
          <table:table-cell office:value-type="string" office:value="[0.9913214285714286, 0.9740476190476192, 1.000404761904762, 0.9856785714285715, 0.9562857142857143, 0.9864166666666667, 0.9576547619047618, 0.9657261904761906, 0.9630833333333333, 0.9467023809523809, 0.9613809523809523, 0.975642857142857, 0.9783214285714286, 0.997547619047619, 0.9879166666666667, 1.0195357142857144, 1.003107142857143, 1.028297619047619, 1.0167261904761904, 1.0017380952380952, 1.0190357142857143, 1.006952380952381, 1.0449880952380954, 1.042404761904762, 1.0354880952380954, 1.0358690476190477, 0.9995952380952382, 1.0205238095238094, 1.0349523809523808, 1.01975, 1.0199880952380953, 1.019988095238095, 1.0246904761904763, 1.024952380952381, 0.9968809523809524, 1.012607142857143, 0.9799999999999999, 1.0095119047619048, 0.9469761904761904, 0.9861190476190477, 0.9590000000000002, 0.9661785714285713, 0.985345238095238, 0.984202380952381, 0.957702380952381, 1.0085, 1.008142857142857, 0.9991428571428571, 1.029607142857143, 1.0247738095238095, 1.0367976190476191, 1.039047619047619, 1.0298333333333334, 0.9981785714285716, 1.033440476190476, 0.9768928571428571, 1.009654761904762, 0.9535833333333333, 0.9638690476190477, 0.9755714285714285, 0.9516190476190476, 0.9836190476190476, 0.9893690476190476, 0.987988095238095, 0.9762738095238096, 1.0373571428571429, 1.00925, 1.0113452380952381, 1.0113809523809525, 0.9826071428571429, 0.9963452380952381, 1.0072619047619047, 0.9888452380952382, 0.9600714285714286, 0.995047619047619, 0.9809761904761903, 0.9741666666666668, 1.006940476190476, 0.9784761904761906, 1.037202380952381, 0.9988571428571428, 1.0081785714285714, 0.9874166666666668, 0.9929761904761905, 1.0191666666666666, 0.9486547619047618, 0.995797619047619, 0.9777261904761904, 1.0183214285714284, 0.9916547619047618, 0.9959761904761906, 0.9642857142857144, 0.9735833333333334, 0.9660595238095236, 0.9596547619047617, 0.9753809523809525, 0.9697261904761904, 0.9947738095238094, 0.9906666666666666, 0.9720952380952381, 1.0232261904761906, 0.9892142857142856, 1.0092380952380953, 0.9994523809523809, 1.014761904761905, 1.0109404761904763, 0.9726309523809523, 0.9864404761904764, 0.9986666666666667, 0.948047619047619, 0.9663452380952381, 0.973797619047619, 0.9353452380952382, 0.9686904761904762, 0.9702500000000001, 1.0119047619047619, 1.0004404761904762, 1.025607142857143, 1.020690476190476, 1.0603690476190475, 1.0428690476190476, 1.04225, 1.0473928571428572, 1.0516309523809524, 1.0053452380952383, 1.051857142857143, 1.005154761904762, 0.9891309523809524, 0.9986666666666667, 1.0253571428571429, 0.9905595238095237, 1.0091309523809524, 1.0049404761904763, 0.9789404761904761, 1.016904761904762, 0.9724761904761907, 0.9976071428571428, 1.0000833333333332, 0.9816666666666666, 1.023297619047619, 1.012047619047619, 1.0192023809523807, 1.0182857142857142, 1.0102261904761904, 0.9987976190476191, 0.9880595238095238, 0.9923571428571429, 1.030607142857143, 0.9859404761904762, 1.026440476190476, 1.0376309523809524, 1.0361785714285714, 1.0614999999999999, 1.0358809523809522, 1.0430357142857143, 1.0295357142857144, 0.9981904761904762, 1.0418214285714287, 0.9666904761904762, 0.9973214285714287, 0.9740357142857143, 0.9589761904761906, 0.9656904761904761, 0.9745357142857143, 0.9634047619047619, 0.9831547619047618, 0.9950119047619046, 0.975702380952381, 1.0200952380952382, 1.0060357142857144, 1.0098214285714289, 0.9743333333333333, 1.0053928571428572, 1.0328809523809523, 1.012095238095238, 1.020047619047619, 1.0327857142857144, 1.0387976190476191, 1.0470952380952379, 1.0263690476190475, 1.024345238095238, 0.9869880952380952, 0.9897857142857143, 0.9771547619047618, 0.9733452380952381, 0.9999404761904761, 0.9939285714285714, 1.0009880952380952, 1.0304880952380953, 1.0250595238095237, 1.0149166666666667, 1.01925, 1.014392857142857, 1.0228095238095238, 0.9836071428571429, 1.0180119047619047, 0.9974404761904763, 0.9665595238095238, 0.9822499999999998, 0.9980476190476192, 0.9576666666666667, 0.968190476190476, 1.0119166666666668, 0.9660238095238095, 0.9798571428571428, 1.0137738095238096, 0.989547619047619, 1.0161666666666667, 1.0016309523809521, 0.9844880952380952, 1.0168214285714285, 0.9930357142857142, 0.9666547619047621, 0.9710238095238095, 0.9702976190476191, 0.9500952380952382, 0.9587738095238096, 0.9598333333333334, 0.9890595238095239, 0.9829166666666667, 0.987654761904762, 0.9966666666666667, 1.0319047619047619, 1.0216309523809524, 1.0155119047619048, 0.9959761904761906, 0.9885119047619048, 1.0157857142857143, 1.0160595238095236, 0.9921904761904761, 1.024642857142857, 1.0187619047619048, 0.9970238095238095, 1.054654761904762, 1.0285714285714287, 1.0329166666666665, 1.0298690476190475, 1.0315595238095239, 0.9967738095238097, 1.034142857142857, 0.9674047619047621, 1.0071428571428571, 0.9631666666666667, 0.9750238095238095, 1.0074523809523808, 0.9904642857142857, 1.0129642857142858, 0.9956309523809523, 1.0197142857142858, 0.9676904761904762, 0.9731190476190477, 0.9650119047619047, 0.9804880952380953, 0.9343452380952381, 0.9636785714285714, 0.9693928571428572, 1.0086547619047619, 1.0023690476190477, 1.0278571428571428, 1.0028095238095238, 1.0373214285714287, 1.0151309523809524, 1.0268333333333335, 1.01275, 1.0192142857142856, 0.9996785714285716, 1.0466428571428572, 1.0073095238095238, 1.0412738095238097, 0.9992857142857142, 1.0505238095238094, 1.030452380952381, 1.0257380952380952, 1.0114642857142857, 0.9782976190476189, 0.9986904761904764, 0.9993095238095239, 0.9942380952380951, 0.9515357142857143, 0.9880952380952381, 0.9759880952380952, 1.0085357142857143, 1.0202976190476192]">
            <text:p>[0.9913214285714286, 0.9740476190476192, 1.000404761904762, 0.9856785714285715, 0.9562857142857143, 0.9864166666666667, 0.9576547619047618, 0.9657261904761906, 0.9630833333333333, 0.9467023809523809, 0.9613809523809523, 0.975642857142857, 0.9783214285714286, 0.997547619047619, 0.9879166666666667, 1.0195357142857144, 1.003107142857143, 1.028297619047619, 1.0167261904761904, 1.0017380952380952, 1.0190357142857143, 1.006952380952381, 1.0449880952380954, 1.042404761904762, 1.0354880952380954, 1.0358690476190477, 0.9995952380952382, 1.0205238095238094, 1.0349523809523808, 1.01975, 1.0199880952380953, 1.019988095238095, 1.0246904761904763, 1.024952380952381, 0.9968809523809524, 1.012607142857143, 0.9799999999999999, 1.0095119047619048, 0.9469761904761904, 0.9861190476190477, 0.9590000000000002, 0.9661785714285713, 0.985345238095238, 0.984202380952381, 0.957702380952381, 1.0085, 1.008142857142857, 0.9991428571428571, 1.029607142857143, 1.0247738095238095, 1.0367976190476191, 1.039047619047619, 1.0298333333333334, 0.9981785714285716, 1.033440476190476, 0.9768928571428571, 1.009654761904762, 0.9535833333333333, 0.9638690476190477, 0.9755714285714285, 0.9516190476190476, 0.9836190476190476, 0.9893690476190476, 0.987988095238095, 0.9762738095238096, 1.0373571428571429, 1.00925, 1.0113452380952381, 1.0113809523809525, 0.9826071428571429, 0.9963452380952381, 1.0072619047619047, 0.9888452380952382, 0.9600714285714286, 0.995047619047619, 0.9809761904761903, 0.9741666666666668, 1.006940476190476, 0.9784761904761906, 1.037202380952381, 0.9988571428571428, 1.0081785714285714, 0.9874166666666668, 0.9929761904761905, 1.0191666666666666, 0.9486547619047618, 0.995797619047619, 0.9777261904761904, 1.0183214285714284, 0.9916547619047618, 0.9959761904761906, 0.9642857142857144, 0.9735833333333334, 0.9660595238095236, 0.9596547619047617, 0.9753809523809525, 0.9697261904761904, 0.9947738095238094, 0.9906666666666666, 0.9720952380952381, 1.0232261904761906, 0.9892142857142856, 1.0092380952380953, 0.9994523809523809, 1.014761904761905, 1.0109404761904763, 0.9726309523809523, 0.9864404761904764, 0.9986666666666667, 0.948047619047619, 0.9663452380952381, 0.973797619047619, 0.9353452380952382, 0.9686904761904762, 0.9702500000000001, 1.0119047619047619, 1.0004404761904762, 1.025607142857143, 1.020690476190476, 1.0603690476190475, 1.0428690476190476, 1.04225, 1.0473928571428572, 1.0516309523809524, 1.0053452380952383, 1.051857142857143, 1.005154761904762, 0.9891309523809524, 0.9986666666666667, 1.0253571428571429, 0.9905595238095237, 1.0091309523809524, 1.0049404761904763, 0.9789404761904761, 1.016904761904762, 0.9724761904761907, 0.9976071428571428, 1.0000833333333332, 0.9816666666666666, 1.023297619047619, 1.012047619047619, 1.0192023809523807, 1.0182857142857142, 1.0102261904761904, 0.9987976190476191, 0.9880595238095238, 0.9923571428571429, 1.030607142857143, 0.9859404761904762, 1.026440476190476, 1.0376309523809524, 1.0361785714285714, 1.0614999999999999, 1.0358809523809522, 1.0430357142857143, 1.0295357142857144, 0.9981904761904762, 1.0418214285714287, 0.9666904761904762, 0.9973214285714287, 0.9740357142857143, 0.9589761904761906, 0.9656904761904761, 0.9745357142857143, 0.9634047619047619, 0.9831547619047618, 0.9950119047619046, 0.975702380952381, 1.0200952380952382, 1.0060357142857144, 1.0098214285714289, 0.9743333333333333, 1.0053928571428572, 1.0328809523809523, 1.012095238095238, 1.020047619047619, 1.0327857142857144, 1.0387976190476191, 1.0470952380952379, 1.0263690476190475, 1.024345238095238, 0.9869880952380952, 0.9897857142857143, 0.9771547619047618, 0.9733452380952381, 0.9999404761904761, 0.9939285714285714, 1.0009880952380952, 1.0304880952380953, 1.0250595238095237, 1.0149166666666667, 1.01925, 1.014392857142857, 1.0228095238095238, 0.9836071428571429, 1.0180119047619047, 0.9974404761904763, 0.9665595238095238, 0.9822499999999998, 0.9980476190476192, 0.9576666666666667, 0.968190476190476, 1.0119166666666668, 0.9660238095238095, 0.9798571428571428, 1.0137738095238096, 0.989547619047619, 1.0161666666666667, 1.0016309523809521, 0.9844880952380952, 1.0168214285714285, 0.9930357142857142, 0.9666547619047621, 0.9710238095238095, 0.9702976190476191, 0.9500952380952382, 0.9587738095238096, 0.9598333333333334, 0.9890595238095239, 0.9829166666666667, 0.987654761904762, 0.9966666666666667, 1.0319047619047619, 1.0216309523809524, 1.0155119047619048, 0.9959761904761906, 0.9885119047619048, 1.0157857142857143, 1.0160595238095236, 0.9921904761904761, 1.024642857142857, 1.0187619047619048, 0.9970238095238095, 1.054654761904762, 1.0285714285714287, 1.0329166666666665, 1.0298690476190475, 1.0315595238095239, 0.9967738095238097, 1.034142857142857, 0.9674047619047621, 1.0071428571428571, 0.9631666666666667, 0.9750238095238095, 1.0074523809523808, 0.9904642857142857, 1.0129642857142858, 0.9956309523809523, 1.0197142857142858, 0.9676904761904762, 0.9731190476190477, 0.9650119047619047, 0.9804880952380953, 0.9343452380952381, 0.9636785714285714, 0.9693928571428572, 1.0086547619047619, 1.0023690476190477, 1.0278571428571428, 1.0028095238095238, 1.0373214285714287, 1.0151309523809524, 1.0268333333333335, 1.01275, 1.0192142857142856, 0.9996785714285716, 1.0466428571428572, 1.0073095238095238, 1.0412738095238097, 0.9992857142857142, 1.0505238095238094, 1.030452380952381, 1.0257380952380952, 1.0114642857142857, 0.9782976190476189, 0.9986904761904764, 0.9993095238095239, 0.9942380952380951, 0.9515357142857143, 0.9880952380952381, 0.9759880952380952, 1.0085357142857143, 1.0202976190476192]</text:p>
          </table:table-cell>
          <table:table-cell office:value-type="float" office:value="4.092259788513183">
            <text:p>4.092259788513183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MTQKNIVLFRENKKPIVWDAYYKKSGKPKPLVIFCHGYKGFKDWGSWNLVAESFKNENFFFVKFNFSHNGGTQENPIDLPDLESFAENNYTKELDDIDAILNYFHSKDNPFSNEINKKKVALIGHSRGGGIAIIKASEDSRITSLITWASICDFGKRTATIGNLKQWKKDGVKYVLNGRTKQQMPHNYQFYEDFKANETRLNIENATKKIKIPHLIIHGESDISISINEAKTLHTWNPNSVLITIENANHVFDSKHPWQEEKLPNKLKQVVDKSIEFLK">
            <text:p>MTQKNIVLFRENKKPIVWDAYYKKSGKPKPLVIFCHGYKGFKDWGSWNLVAESFKNENFFFVKFNFSHNGGTQENPIDLPDLESFAENNYTKELDDIDAILNYFHSKDNPFSNEINKKKVALIGHSRGGGIAIIKASEDSRITSLITWASICDFGKRTATIGNLKQWKKDGVKYVLNGRTKQQMPHNYQFYEDFKANETRLNIENATKKIKIPHLIIHGESDISISINEAKTLHTWNPNSVLITIENANHVFDSKHPWQEEKLPNKLKQVVDKSIEFLK</text:p>
          </table:table-cell>
          <table:table-cell office:value-type="string" office:value="BFDNEDID_93085">
            <text:p>BFDNEDID_93085</text:p>
          </table:table-cell>
          <table:table-cell office:value-type="float" office:value="279">
            <text:p>279</text:p>
          </table:table-cell>
          <table:table-cell office:value-type="float" office:value="0.11469534050179211">
            <text:p>0.11469534050179211</text:p>
          </table:table-cell>
          <table:table-cell office:value-type="float" office:value="-0.6247311827956992">
            <text:p>-0.6247311827956992</text:p>
          </table:table-cell>
          <table:table-cell office:value-type="float" office:value="29.349856630824377">
            <text:p>29.349856630824377</text:p>
          </table:table-cell>
          <table:table-cell office:value-type="float" office:value="32204.230100000037">
            <text:p>32204.230100000037</text:p>
          </table:table-cell>
          <table:table-cell office:value-type="string" office:value="(0.3154121863799283, 0.2508960573476703, 0.1827956989247312)">
            <text:p>(0.3154121863799283, 0.2508960573476703, 0.1827956989247312)</text:p>
          </table:table-cell>
          <table:table-cell office:value-type="string" office:value="[0.9747738095238095, 0.98425, 0.9772619047619048, 0.9712142857142858, 1.0007380952380953, 1.0214047619047621, 1.0219642857142857, 1.0532857142857144, 1.0469166666666667, 1.0276190476190474, 0.9982261904761904, 1.0001666666666666, 0.9781309523809524, 1.001845238095238, 0.9581428571428571, 0.9702619047619049, 0.992654761904762, 1.0408690476190476, 1.0305952380952381, 1.031059523809524, 1.0504166666666666, 1.0762619047619049, 1.0536785714285712, 1.060511904761905, 1.024452380952381, 0.9908095238095239, 0.9845952380952381, 0.9610714285714285, 0.9472976190476191, 0.9382023809523807, 0.9546785714285714, 0.978190476190476, 0.9566785714285715, 1.0236428571428573, 0.9963809523809524, 0.9914285714285717, 1.0492857142857144, 1.0124761904761905, 0.9829166666666667, 1.0275238095238095, 1.0030476190476192, 0.9677619047619048, 1.0083690476190477, 0.9611190476190478, 0.9856071428571428, 0.995297619047619, 1.016714285714286, 1.0027261904761906, 0.9950714285714287, 1.0647380952380954, 1.027107142857143, 1.0410119047619049, 1.01, 0.9748809523809525, 0.9871190476190477, 0.9695714285714286, 0.9687261904761906, 0.9969761904761906, 0.9395476190476192, 1.0043452380952382, 0.963440476190476, 1.0179285714285715, 0.9828452380952383, 1.019654761904762, 1.008845238095238, 1.0191666666666666, 1.0220238095238097, 1.0404047619047618, 1.0468690476190479, 1.0289880952380952, 1.0309761904761905, 1.0013690476190478, 1.0459523809523812, 0.9889761904761907, 1.0322738095238098, 1.020047619047619, 0.9905714285714285, 1.0442619047619048, 1.0079285714285715, 0.9936785714285715, 1.0280833333333335, 1.0358452380952383, 1.0119404761904762, 1.0204761904761905, 1.0013452380952383, 1.0360595238095238, 1.0474285714285716, 1.0309880952380954, 0.9996428571428572, 1.0517857142857143, 1.0291785714285713, 0.9935595238095238, 1.0300714285714287, 0.9820238095238096, 0.9784166666666668, 0.9760833333333335, 0.9876428571428572, 0.9465476190476191, 0.9662380952380952, 0.9857857142857143, 1.0152738095238096, 1.028154761904762, 1.0199285714285715, 1.030559523809524, 1.037035714285714, 1.0108214285714285, 1.0497738095238094, 1.0238809523809524, 1.0359880952380953, 1.0020238095238096, 1.0621190476190479, 1.058654761904762, 1.049702380952381, 1.0424642857142858, 0.9938333333333335, 1.0208452380952382, 0.9838928571428573, 0.9791785714285715, 0.9961071428571427, 0.966702380952381, 1.0108214285714285, 0.9972857142857143, 1.0137738095238096, 1.0115714285714286, 1.0044047619047618, 0.9746785714285713, 0.9960119047619047, 0.970297619047619, 0.980690476190476, 1.0238095238095237, 0.9862261904761905, 1.0351785714285715, 1.0448690476190479, 1.0363809523809526, 1.034154761904762, 1.0207976190476191, 1.0004166666666667, 1.012404761904762, 0.9986428571428573, 0.9577499999999999, 0.9667380952380951, 0.9800833333333333, 0.9499642857142857, 0.9770119047619048, 0.9782023809523809, 0.9475952380952383, 0.9671071428571426, 1.0090714285714286, 0.9630595238095239, 1.0188095238095238, 1.0187857142857144, 0.996797619047619, 1.0089642857142858, 1.0014285714285716, 1.005607142857143, 0.9820833333333334, 1.0136190476190474, 1.0059642857142859, 0.983309523809524, 1.0413690476190478, 1.0094642857142857, 1.0042619047619048, 1.0692380952380953, 1.037559523809524, 1.0385714285714287, 1.029297619047619, 1.0057142857142858, 1.0441666666666667, 0.9676785714285714, 0.9873095238095237, 0.9831190476190476, 1.0068690476190478, 0.9969285714285715, 1.0032261904761905, 1.0177619047619049, 1.0462500000000001, 1.0208690476190474, 1.0263333333333333, 1.0053809523809523, 1.0300714285714287, 0.9892142857142858, 1.0138690476190475, 0.9652857142857143, 1.0044880952380952, 0.9661666666666667, 0.9871904761904763, 1.0259404761904765, 0.9996904761904764, 0.9845238095238096, 1.0535357142857145, 1.0072738095238096, 1.043702380952381, 1.0354880952380954, 1.006761904761905, 1.0193333333333334, 0.9956309523809524, 1.0290000000000001, 0.9843452380952381, 1.036904761904762, 1.0086547619047619, 1.0142380952380952, 1.0309523809523808, 1.0537261904761905, 1.037654761904762, 0.9995714285714286, 1.0551428571428572, 0.9825714285714285, 1.0225238095238094, 0.9650595238095238, 0.9643214285714288, 0.9602857142857142, 0.9604999999999999, 0.9755833333333334, 1.0011785714285715, 1.014511904761905, 1.0093690476190476, 1.0257380952380952, 0.9948928571428571, 1.032857142857143, 0.9815833333333334, 1.021952380952381, 0.9789166666666669, 1.0300714285714287, 1.0291904761904764, 1.0023690476190477, 1.0434285714285716, 0.9961547619047618, 0.9907857142857143, 0.9914880952380953, 0.9911904761904763, 0.9680714285714286, 1.0166190476190475, 1.000702380952381, 1.0065714285714287, 1.0039285714285715, 0.974904761904762, 0.9843452380952381, 0.9739642857142856, 0.9882380952380952, 0.9666309523809524, 1.021261904761905, 0.9954523809523809, 0.9948690476190476, 1.0132142857142856, 0.9782738095238095, 0.9879166666666667, 0.9863690476190476, 1.0216785714285714, 1.002940476190476, 1.021047619047619, 0.9871785714285716, 1.0359285714285715, 0.9950476190476191, 1.0489761904761905, 1.0407142857142857, 1.0375119047619048, 1.0471309523809524, 1.0165, 1.0646071428571429, 1.042547619047619, 1.0505595238095238, 1.002202380952381, 1.0530714285714287, 1.0104642857142858, 0.9973214285714287, 1.0122738095238095, 1.035107142857143, 1.0281309523809525, 1.009297619047619, 0.990654761904762]">
            <text:p>[0.9747738095238095, 0.98425, 0.9772619047619048, 0.9712142857142858, 1.0007380952380953, 1.0214047619047621, 1.0219642857142857, 1.0532857142857144, 1.0469166666666667, 1.0276190476190474, 0.9982261904761904, 1.0001666666666666, 0.9781309523809524, 1.001845238095238, 0.9581428571428571, 0.9702619047619049, 0.992654761904762, 1.0408690476190476, 1.0305952380952381, 1.031059523809524, 1.0504166666666666, 1.0762619047619049, 1.0536785714285712, 1.060511904761905, 1.024452380952381, 0.9908095238095239, 0.9845952380952381, 0.9610714285714285, 0.9472976190476191, 0.9382023809523807, 0.9546785714285714, 0.978190476190476, 0.9566785714285715, 1.0236428571428573, 0.9963809523809524, 0.9914285714285717, 1.0492857142857144, 1.0124761904761905, 0.9829166666666667, 1.0275238095238095, 1.0030476190476192, 0.9677619047619048, 1.0083690476190477, 0.9611190476190478, 0.9856071428571428, 0.995297619047619, 1.016714285714286, 1.0027261904761906, 0.9950714285714287, 1.0647380952380954, 1.027107142857143, 1.0410119047619049, 1.01, 0.9748809523809525, 0.9871190476190477, 0.9695714285714286, 0.9687261904761906, 0.9969761904761906, 0.9395476190476192, 1.0043452380952382, 0.963440476190476, 1.0179285714285715, 0.9828452380952383, 1.019654761904762, 1.008845238095238, 1.0191666666666666, 1.0220238095238097, 1.0404047619047618, 1.0468690476190479, 1.0289880952380952, 1.0309761904761905, 1.0013690476190478, 1.0459523809523812, 0.9889761904761907, 1.0322738095238098, 1.020047619047619, 0.9905714285714285, 1.0442619047619048, 1.0079285714285715, 0.9936785714285715, 1.0280833333333335, 1.0358452380952383, 1.0119404761904762, 1.0204761904761905, 1.0013452380952383, 1.0360595238095238, 1.0474285714285716, 1.0309880952380954, 0.9996428571428572, 1.0517857142857143, 1.0291785714285713, 0.9935595238095238, 1.0300714285714287, 0.9820238095238096, 0.9784166666666668, 0.9760833333333335, 0.9876428571428572, 0.9465476190476191, 0.9662380952380952, 0.9857857142857143, 1.0152738095238096, 1.028154761904762, 1.0199285714285715, 1.030559523809524, 1.037035714285714, 1.0108214285714285, 1.0497738095238094, 1.0238809523809524, 1.0359880952380953, 1.0020238095238096, 1.0621190476190479, 1.058654761904762, 1.049702380952381, 1.0424642857142858, 0.9938333333333335, 1.0208452380952382, 0.9838928571428573, 0.9791785714285715, 0.9961071428571427, 0.966702380952381, 1.0108214285714285, 0.9972857142857143, 1.0137738095238096, 1.0115714285714286, 1.0044047619047618, 0.9746785714285713, 0.9960119047619047, 0.970297619047619, 0.980690476190476, 1.0238095238095237, 0.9862261904761905, 1.0351785714285715, 1.0448690476190479, 1.0363809523809526, 1.034154761904762, 1.0207976190476191, 1.0004166666666667, 1.012404761904762, 0.9986428571428573, 0.9577499999999999, 0.9667380952380951, 0.9800833333333333, 0.9499642857142857, 0.9770119047619048, 0.9782023809523809, 0.9475952380952383, 0.9671071428571426, 1.0090714285714286, 0.9630595238095239, 1.0188095238095238, 1.0187857142857144, 0.996797619047619, 1.0089642857142858, 1.0014285714285716, 1.005607142857143, 0.9820833333333334, 1.0136190476190474, 1.0059642857142859, 0.983309523809524, 1.0413690476190478, 1.0094642857142857, 1.0042619047619048, 1.0692380952380953, 1.037559523809524, 1.0385714285714287, 1.029297619047619, 1.0057142857142858, 1.0441666666666667, 0.9676785714285714, 0.9873095238095237, 0.9831190476190476, 1.0068690476190478, 0.9969285714285715, 1.0032261904761905, 1.0177619047619049, 1.0462500000000001, 1.0208690476190474, 1.0263333333333333, 1.0053809523809523, 1.0300714285714287, 0.9892142857142858, 1.0138690476190475, 0.9652857142857143, 1.0044880952380952, 0.9661666666666667, 0.9871904761904763, 1.0259404761904765, 0.9996904761904764, 0.9845238095238096, 1.0535357142857145, 1.0072738095238096, 1.043702380952381, 1.0354880952380954, 1.006761904761905, 1.0193333333333334, 0.9956309523809524, 1.0290000000000001, 0.9843452380952381, 1.036904761904762, 1.0086547619047619, 1.0142380952380952, 1.0309523809523808, 1.0537261904761905, 1.037654761904762, 0.9995714285714286, 1.0551428571428572, 0.9825714285714285, 1.0225238095238094, 0.9650595238095238, 0.9643214285714288, 0.9602857142857142, 0.9604999999999999, 0.9755833333333334, 1.0011785714285715, 1.014511904761905, 1.0093690476190476, 1.0257380952380952, 0.9948928571428571, 1.032857142857143, 0.9815833333333334, 1.021952380952381, 0.9789166666666669, 1.0300714285714287, 1.0291904761904764, 1.0023690476190477, 1.0434285714285716, 0.9961547619047618, 0.9907857142857143, 0.9914880952380953, 0.9911904761904763, 0.9680714285714286, 1.0166190476190475, 1.000702380952381, 1.0065714285714287, 1.0039285714285715, 0.974904761904762, 0.9843452380952381, 0.9739642857142856, 0.9882380952380952, 0.9666309523809524, 1.021261904761905, 0.9954523809523809, 0.9948690476190476, 1.0132142857142856, 0.9782738095238095, 0.9879166666666667, 0.9863690476190476, 1.0216785714285714, 1.002940476190476, 1.021047619047619, 0.9871785714285716, 1.0359285714285715, 0.9950476190476191, 1.0489761904761905, 1.0407142857142857, 1.0375119047619048, 1.0471309523809524, 1.0165, 1.0646071428571429, 1.042547619047619, 1.0505595238095238, 1.002202380952381, 1.0530714285714287, 1.0104642857142858, 0.9973214285714287, 1.0122738095238095, 1.035107142857143, 1.0281309523809525, 1.009297619047619, 0.990654761904762]</text:p>
          </table:table-cell>
          <table:table-cell office:value-type="float" office:value="9.118037605285647">
            <text:p>9.118037605285647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MTIETISEHACFGGKVGFYRHASEVNHCNMQFSVYVPPQAEHERVPVVTYLSGLTCTEETFMIKAGAQKIASELGLMLIAPDTSPRGDDVPDDPNGDYDFGLGAGFYLNATEAPWSQHYHMYDYLTQELPETVFATFPGDRNRQGITGHSMGGHGALTVGLKNPDLYQSVSAFAPICSPINCPWGQKALSNYLGSDPSNWAEYDATEIVRKLERMPANKILVDQGLADTFLEQELHPHLFQAACEERGLALELRRHDGYDHGYYFISTFMEDHLRHHAGILQDD">
            <text:p>MTIETISEHACFGGKVGFYRHASEVNHCNMQFSVYVPPQAEHERVPVVTYLSGLTCTEETFMIKAGAQKIASELGLMLIAPDTSPRGDDVPDDPNGDYDFGLGAGFYLNATEAPWSQHYHMYDYLTQELPETVFATFPGDRNRQGITGHSMGGHGALTVGLKNPDLYQSVSAFAPICSPINCPWGQKALSNYLGSDPSNWAEYDATEIVRKLERMPANKILVDQGLADTFLEQELHPHLFQAACEERGLALELRRHDGYDHGYYFISTFMEDHLRHHAGILQDD</text:p>
          </table:table-cell>
          <table:table-cell office:value-type="string" office:value="BFDNEDID_93608">
            <text:p>BFDNEDID_93608</text:p>
          </table:table-cell>
          <table:table-cell office:value-type="float" office:value="284">
            <text:p>284</text:p>
          </table:table-cell>
          <table:table-cell office:value-type="float" office:value="0.1056338028169014">
            <text:p>0.1056338028169014</text:p>
          </table:table-cell>
          <table:table-cell office:value-type="float" office:value="-0.38028169014084545">
            <text:p>-0.38028169014084545</text:p>
          </table:table-cell>
          <table:table-cell office:value-type="float" office:value="49.43457746478872">
            <text:p>49.43457746478872</text:p>
          </table:table-cell>
          <table:table-cell office:value-type="float" office:value="31673.998600000024">
            <text:p>31673.998600000024</text:p>
          </table:table-cell>
          <table:table-cell office:value-type="string" office:value="(0.2816901408450704, 0.23591549295774644, 0.2676056338028169)">
            <text:p>(0.2816901408450704, 0.23591549295774644, 0.2676056338028169)</text:p>
          </table:table-cell>
          <table:table-cell office:value-type="string" office:value="[0.9890476190476192, 1.0266428571428572, 1.0133928571428572, 0.9716071428571428, 0.9914761904761904, 0.965297619047619, 0.9833809523809524, 1.0034642857142857, 0.9905119047619046, 1.0116190476190476, 0.9663333333333333, 1.0130595238095237, 0.9660119047619047, 0.9780714285714286, 0.987309523809524, 0.9673333333333335, 0.9916785714285714, 1.006857142857143, 1.0147142857142857, 0.9746785714285715, 1.0213809523809525, 0.9768452380952382, 0.9802619047619048, 1.006595238095238, 0.9631547619047619, 0.9975595238095238, 0.9550714285714287, 0.9980000000000001, 0.9538452380952381, 0.9714880952380953, 0.9773333333333332, 1.0056547619047618, 1.0017738095238096, 1.0064880952380952, 1.0102619047619048, 1.0470714285714287, 0.999654761904762, 1.0480476190476193, 0.9992261904761907, 0.9886428571428573, 1.0155476190476191, 0.9600595238095238, 0.9713214285714284, 0.9770714285714287, 0.9549642857142858, 0.9704285714285713, 0.9936309523809524, 0.976190476190476, 0.9625476190476192, 0.9934761904761904, 0.9738690476190477, 1.0144166666666667, 1.0205000000000002, 1.0077261904761907, 0.9875833333333333, 0.9847261904761905, 1.000892857142857, 0.9858809523809523, 1.0218095238095242, 0.9743571428571429, 1.0157857142857143, 1.005202380952381, 1.0259880952380953, 1.0321190476190476, 0.9868452380952382, 1.0250238095238096, 1.0262976190476192, 1.023297619047619, 0.9775357142857143, 1.0110833333333333, 0.967154761904762, 0.9759285714285714, 0.9625595238095237, 0.9645357142857142, 0.9861190476190477, 1.0008214285714285, 1.0104166666666667, 1.005404761904762, 1.035404761904762, 1.0346428571428572, 1.0301190476190478, 1.0372261904761904, 1.0389166666666667, 1.034607142857143, 1.0081309523809525, 1.054595238095238, 1.0425, 1.0430595238095237, 1.042297619047619, 1.0419642857142857, 1.039797619047619, 1.0388095238095236, 0.9958095238095239, 1.0333928571428572, 0.9723809523809523, 1.014, 0.973654761904762, 1.0042976190476192, 0.9774880952380952, 0.9871666666666664, 0.9563452380952381, 0.9733690476190476, 0.9724761904761904, 0.999607142857143, 0.9770714285714286, 1.0008809523809523, 1.0245000000000002, 0.9930357142857142, 1.0262261904761905, 0.9807380952380953, 1.0261071428571429, 0.992642857142857, 0.9668452380952381, 0.9676904761904762, 0.9702738095238095, 0.9655952380952381, 0.9559761904761905, 0.9877857142857142, 0.9450119047619048, 0.980452380952381, 0.9970119047619047, 1.0046547619047619, 1.0223928571428573, 0.9876547619047619, 1.0401785714285714, 1.0263690476190477, 0.9923452380952381, 0.9840238095238095, 0.9761666666666667, 0.9885, 0.9772619047619047, 0.9638214285714286, 1.0139166666666664, 1.002857142857143, 1.025261904761905, 1.0143095238095239, 1.0363333333333333, 1.0205238095238096, 1.0257619047619049, 1.014095238095238, 0.985702380952381, 1.0128333333333335, 1.002154761904762, 0.9808809523809523, 1.0140595238095238, 0.979547619047619, 1.0153095238095236, 1.0019285714285713, 0.9825357142857143, 1.0099166666666666, 0.979452380952381, 0.9758333333333333, 0.9887619047619047, 0.9675476190476191, 1.0056904761904761, 0.9788214285714286, 1.0414880952380952, 1.0127142857142857, 1.0235595238095236, 1.0272142857142856, 0.9930833333333334, 1.005654761904762, 1.019095238095238, 1.0000119047619047, 0.9713690476190476, 1.0086428571428574, 0.9798571428571428, 0.9738571428571429, 0.9891904761904762, 0.9880714285714285, 0.9580357142857142, 0.9714642857142857, 1.0070714285714286, 0.9878333333333331, 0.9671904761904762, 1.006642857142857, 0.9607499999999999, 1.014845238095238, 0.9659047619047618, 1.0197619047619046, 1.0059166666666666, 1.0230595238095237, 0.9966071428571429, 1.001857142857143, 1.0268095238095238, 1.0024761904761905, 0.9754285714285715, 0.9950476190476191, 1.0196428571428573, 1.0179285714285715, 1.028857142857143, 1.0238333333333334, 1.0283214285714286, 1.0292738095238096, 0.9902142857142857, 1.0232142857142859, 1.0259285714285715, 0.9743928571428572, 1.0327261904761904, 0.9927738095238096, 1.0099285714285715, 1.0225714285714287, 0.9720238095238096, 0.9986309523809525, 1.012845238095238, 1.024011904761905, 0.9785476190476191, 1.0392500000000002, 0.9998333333333334, 1.0059047619047619, 1.0357380952380955, 1.0034761904761904, 1.026547619047619, 1.0175595238095236, 0.9718690476190476, 0.9992738095238094, 0.9929166666666667, 1.019404761904762, 0.9906428571428572, 0.9982857142857142, 0.9861547619047618, 1.0098571428571428, 1.012892857142857, 0.9820357142857142, 0.9771904761904763, 0.9995119047619048, 1.0329880952380952, 0.9989761904761905, 1.0224642857142858, 0.9807619047619046, 1.0050000000000001, 1.010190476190476, 0.9637976190476191, 0.970452380952381, 0.9637976190476191, 0.99075, 0.9664880952380953, 0.9834047619047619, 0.9787023809523809, 1.0404404761904762, 1.0168690476190476, 1.0015357142857144, 1.0156785714285714, 0.9904999999999999, 1.0095357142857142, 0.9824880952380952, 1.018511904761905, 0.9608928571428572, 1.0051666666666668, 0.998904761904762, 0.9882738095238095, 1.0257380952380952, 0.9963214285714285, 0.9865119047619049, 1.0258333333333336, 0.9731190476190477, 1.0001785714285714, 0.9523928571428572, 0.962607142857143, 0.9574285714285713, 0.956738095238095, 0.980107142857143, 0.9586071428571428, 0.9639761904761905, 0.9927857142857144, 1.0201309523809525, 0.9968809523809524, 0.9748928571428572, 0.9856309523809524, 0.9977857142857144, 0.9710595238095239, 0.972511904761905, 0.9744047619047619, 0.9822380952380951, 0.9611666666666666]">
            <text:p>[0.9890476190476192, 1.0266428571428572, 1.0133928571428572, 0.9716071428571428, 0.9914761904761904, 0.965297619047619, 0.9833809523809524, 1.0034642857142857, 0.9905119047619046, 1.0116190476190476, 0.9663333333333333, 1.0130595238095237, 0.9660119047619047, 0.9780714285714286, 0.987309523809524, 0.9673333333333335, 0.9916785714285714, 1.006857142857143, 1.0147142857142857, 0.9746785714285715, 1.0213809523809525, 0.9768452380952382, 0.9802619047619048, 1.006595238095238, 0.9631547619047619, 0.9975595238095238, 0.9550714285714287, 0.9980000000000001, 0.9538452380952381, 0.9714880952380953, 0.9773333333333332, 1.0056547619047618, 1.0017738095238096, 1.0064880952380952, 1.0102619047619048, 1.0470714285714287, 0.999654761904762, 1.0480476190476193, 0.9992261904761907, 0.9886428571428573, 1.0155476190476191, 0.9600595238095238, 0.9713214285714284, 0.9770714285714287, 0.9549642857142858, 0.9704285714285713, 0.9936309523809524, 0.976190476190476, 0.9625476190476192, 0.9934761904761904, 0.9738690476190477, 1.0144166666666667, 1.0205000000000002, 1.0077261904761907, 0.9875833333333333, 0.9847261904761905, 1.000892857142857, 0.9858809523809523, 1.0218095238095242, 0.9743571428571429, 1.0157857142857143, 1.005202380952381, 1.0259880952380953, 1.0321190476190476, 0.9868452380952382, 1.0250238095238096, 1.0262976190476192, 1.023297619047619, 0.9775357142857143, 1.0110833333333333, 0.967154761904762, 0.9759285714285714, 0.9625595238095237, 0.9645357142857142, 0.9861190476190477, 1.0008214285714285, 1.0104166666666667, 1.005404761904762, 1.035404761904762, 1.0346428571428572, 1.0301190476190478, 1.0372261904761904, 1.0389166666666667, 1.034607142857143, 1.0081309523809525, 1.054595238095238, 1.0425, 1.0430595238095237, 1.042297619047619, 1.0419642857142857, 1.039797619047619, 1.0388095238095236, 0.9958095238095239, 1.0333928571428572, 0.9723809523809523, 1.014, 0.973654761904762, 1.0042976190476192, 0.9774880952380952, 0.9871666666666664, 0.9563452380952381, 0.9733690476190476, 0.9724761904761904, 0.999607142857143, 0.9770714285714286, 1.0008809523809523, 1.0245000000000002, 0.9930357142857142, 1.0262261904761905, 0.9807380952380953, 1.0261071428571429, 0.992642857142857, 0.9668452380952381, 0.9676904761904762, 0.9702738095238095, 0.9655952380952381, 0.9559761904761905, 0.9877857142857142, 0.9450119047619048, 0.980452380952381, 0.9970119047619047, 1.0046547619047619, 1.0223928571428573, 0.9876547619047619, 1.0401785714285714, 1.0263690476190477, 0.9923452380952381, 0.9840238095238095, 0.9761666666666667, 0.9885, 0.9772619047619047, 0.9638214285714286, 1.0139166666666664, 1.002857142857143, 1.025261904761905, 1.0143095238095239, 1.0363333333333333, 1.0205238095238096, 1.0257619047619049, 1.014095238095238, 0.985702380952381, 1.0128333333333335, 1.002154761904762, 0.9808809523809523, 1.0140595238095238, 0.979547619047619, 1.0153095238095236, 1.0019285714285713, 0.9825357142857143, 1.0099166666666666, 0.979452380952381, 0.9758333333333333, 0.9887619047619047, 0.9675476190476191, 1.0056904761904761, 0.9788214285714286, 1.0414880952380952, 1.0127142857142857, 1.0235595238095236, 1.0272142857142856, 0.9930833333333334, 1.005654761904762, 1.019095238095238, 1.0000119047619047, 0.9713690476190476, 1.0086428571428574, 0.9798571428571428, 0.9738571428571429, 0.9891904761904762, 0.9880714285714285, 0.9580357142857142, 0.9714642857142857, 1.0070714285714286, 0.9878333333333331, 0.9671904761904762, 1.006642857142857, 0.9607499999999999, 1.014845238095238, 0.9659047619047618, 1.0197619047619046, 1.0059166666666666, 1.0230595238095237, 0.9966071428571429, 1.001857142857143, 1.0268095238095238, 1.0024761904761905, 0.9754285714285715, 0.9950476190476191, 1.0196428571428573, 1.0179285714285715, 1.028857142857143, 1.0238333333333334, 1.0283214285714286, 1.0292738095238096, 0.9902142857142857, 1.0232142857142859, 1.0259285714285715, 0.9743928571428572, 1.0327261904761904, 0.9927738095238096, 1.0099285714285715, 1.0225714285714287, 0.9720238095238096, 0.9986309523809525, 1.012845238095238, 1.024011904761905, 0.9785476190476191, 1.0392500000000002, 0.9998333333333334, 1.0059047619047619, 1.0357380952380955, 1.0034761904761904, 1.026547619047619, 1.0175595238095236, 0.9718690476190476, 0.9992738095238094, 0.9929166666666667, 1.019404761904762, 0.9906428571428572, 0.9982857142857142, 0.9861547619047618, 1.0098571428571428, 1.012892857142857, 0.9820357142857142, 0.9771904761904763, 0.9995119047619048, 1.0329880952380952, 0.9989761904761905, 1.0224642857142858, 0.9807619047619046, 1.0050000000000001, 1.010190476190476, 0.9637976190476191, 0.970452380952381, 0.9637976190476191, 0.99075, 0.9664880952380953, 0.9834047619047619, 0.9787023809523809, 1.0404404761904762, 1.0168690476190476, 1.0015357142857144, 1.0156785714285714, 0.9904999999999999, 1.0095357142857142, 0.9824880952380952, 1.018511904761905, 0.9608928571428572, 1.0051666666666668, 0.998904761904762, 0.9882738095238095, 1.0257380952380952, 0.9963214285714285, 0.9865119047619049, 1.0258333333333336, 0.9731190476190477, 1.0001785714285714, 0.9523928571428572, 0.962607142857143, 0.9574285714285713, 0.956738095238095, 0.980107142857143, 0.9586071428571428, 0.9639761904761905, 0.9927857142857144, 1.0201309523809525, 0.9968809523809524, 0.9748928571428572, 0.9856309523809524, 0.9977857142857144, 0.9710595238095239, 0.972511904761905, 0.9744047619047619, 0.9822380952380951, 0.9611666666666666]</text:p>
          </table:table-cell>
          <table:table-cell office:value-type="float" office:value="4.9452425003051745">
            <text:p>4.9452425003051745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MTIETISEHACFGGKVGFYRHASEVNHCNMQFSVYVPPQAEHERVPVVTYLSGLTCTEETFMIKAGAQKIASELGLMLIAPDTSPRGDDVPDDPNGDYDFGLGAGFYLNATEAPWSQHYHMYDYLTQELPETVFATFPGDRNRQGITGHSMGGHGALTVGLKNPDLYQSVSAFAPICSPINCPWGQKALSNYLGSDPSNWAEYDATEIVRKLERMPANKILVDQGLADTFLEQELHPHLFQAACEERGLALELRRHDGYDHGYYFISTFMEDHLRHHAGILQDD">
            <text:p>MTIETISEHACFGGKVGFYRHASEVNHCNMQFSVYVPPQAEHERVPVVTYLSGLTCTEETFMIKAGAQKIASELGLMLIAPDTSPRGDDVPDDPNGDYDFGLGAGFYLNATEAPWSQHYHMYDYLTQELPETVFATFPGDRNRQGITGHSMGGHGALTVGLKNPDLYQSVSAFAPICSPINCPWGQKALSNYLGSDPSNWAEYDATEIVRKLERMPANKILVDQGLADTFLEQELHPHLFQAACEERGLALELRRHDGYDHGYYFISTFMEDHLRHHAGILQDD</text:p>
          </table:table-cell>
          <table:table-cell office:value-type="string" office:value="BFDNEDID_93608">
            <text:p>BFDNEDID_93608</text:p>
          </table:table-cell>
          <table:table-cell office:value-type="float" office:value="284">
            <text:p>284</text:p>
          </table:table-cell>
          <table:table-cell office:value-type="float" office:value="0.1056338028169014">
            <text:p>0.1056338028169014</text:p>
          </table:table-cell>
          <table:table-cell office:value-type="float" office:value="-0.38028169014084545">
            <text:p>-0.38028169014084545</text:p>
          </table:table-cell>
          <table:table-cell office:value-type="float" office:value="49.43457746478872">
            <text:p>49.43457746478872</text:p>
          </table:table-cell>
          <table:table-cell office:value-type="float" office:value="31673.998600000024">
            <text:p>31673.998600000024</text:p>
          </table:table-cell>
          <table:table-cell office:value-type="string" office:value="(0.2816901408450704, 0.23591549295774644, 0.2676056338028169)">
            <text:p>(0.2816901408450704, 0.23591549295774644, 0.2676056338028169)</text:p>
          </table:table-cell>
          <table:table-cell office:value-type="string" office:value="[0.9890476190476192, 1.0266428571428572, 1.0133928571428572, 0.9716071428571428, 0.9914761904761904, 0.965297619047619, 0.9833809523809524, 1.0034642857142857, 0.9905119047619046, 1.0116190476190476, 0.9663333333333333, 1.0130595238095237, 0.9660119047619047, 0.9780714285714286, 0.987309523809524, 0.9673333333333335, 0.9916785714285714, 1.006857142857143, 1.0147142857142857, 0.9746785714285715, 1.0213809523809525, 0.9768452380952382, 0.9802619047619048, 1.006595238095238, 0.9631547619047619, 0.9975595238095238, 0.9550714285714287, 0.9980000000000001, 0.9538452380952381, 0.9714880952380953, 0.9773333333333332, 1.0056547619047618, 1.0017738095238096, 1.0064880952380952, 1.0102619047619048, 1.0470714285714287, 0.999654761904762, 1.0480476190476193, 0.9992261904761907, 0.9886428571428573, 1.0155476190476191, 0.9600595238095238, 0.9713214285714284, 0.9770714285714287, 0.9549642857142858, 0.9704285714285713, 0.9936309523809524, 0.976190476190476, 0.9625476190476192, 0.9934761904761904, 0.9738690476190477, 1.0144166666666667, 1.0205000000000002, 1.0077261904761907, 0.9875833333333333, 0.9847261904761905, 1.000892857142857, 0.9858809523809523, 1.0218095238095242, 0.9743571428571429, 1.0157857142857143, 1.005202380952381, 1.0259880952380953, 1.0321190476190476, 0.9868452380952382, 1.0250238095238096, 1.0262976190476192, 1.023297619047619, 0.9775357142857143, 1.0110833333333333, 0.967154761904762, 0.9759285714285714, 0.9625595238095237, 0.9645357142857142, 0.9861190476190477, 1.0008214285714285, 1.0104166666666667, 1.005404761904762, 1.035404761904762, 1.0346428571428572, 1.0301190476190478, 1.0372261904761904, 1.0389166666666667, 1.034607142857143, 1.0081309523809525, 1.054595238095238, 1.0425, 1.0430595238095237, 1.042297619047619, 1.0419642857142857, 1.039797619047619, 1.0388095238095236, 0.9958095238095239, 1.0333928571428572, 0.9723809523809523, 1.014, 0.973654761904762, 1.0042976190476192, 0.9774880952380952, 0.9871666666666664, 0.9563452380952381, 0.9733690476190476, 0.9724761904761904, 0.999607142857143, 0.9770714285714286, 1.0008809523809523, 1.0245000000000002, 0.9930357142857142, 1.0262261904761905, 0.9807380952380953, 1.0261071428571429, 0.992642857142857, 0.9668452380952381, 0.9676904761904762, 0.9702738095238095, 0.9655952380952381, 0.9559761904761905, 0.9877857142857142, 0.9450119047619048, 0.980452380952381, 0.9970119047619047, 1.0046547619047619, 1.0223928571428573, 0.9876547619047619, 1.0401785714285714, 1.0263690476190477, 0.9923452380952381, 0.9840238095238095, 0.9761666666666667, 0.9885, 0.9772619047619047, 0.9638214285714286, 1.0139166666666664, 1.002857142857143, 1.025261904761905, 1.0143095238095239, 1.0363333333333333, 1.0205238095238096, 1.0257619047619049, 1.014095238095238, 0.985702380952381, 1.0128333333333335, 1.002154761904762, 0.9808809523809523, 1.0140595238095238, 0.979547619047619, 1.0153095238095236, 1.0019285714285713, 0.9825357142857143, 1.0099166666666666, 0.979452380952381, 0.9758333333333333, 0.9887619047619047, 0.9675476190476191, 1.0056904761904761, 0.9788214285714286, 1.0414880952380952, 1.0127142857142857, 1.0235595238095236, 1.0272142857142856, 0.9930833333333334, 1.005654761904762, 1.019095238095238, 1.0000119047619047, 0.9713690476190476, 1.0086428571428574, 0.9798571428571428, 0.9738571428571429, 0.9891904761904762, 0.9880714285714285, 0.9580357142857142, 0.9714642857142857, 1.0070714285714286, 0.9878333333333331, 0.9671904761904762, 1.006642857142857, 0.9607499999999999, 1.014845238095238, 0.9659047619047618, 1.0197619047619046, 1.0059166666666666, 1.0230595238095237, 0.9966071428571429, 1.001857142857143, 1.0268095238095238, 1.0024761904761905, 0.9754285714285715, 0.9950476190476191, 1.0196428571428573, 1.0179285714285715, 1.028857142857143, 1.0238333333333334, 1.0283214285714286, 1.0292738095238096, 0.9902142857142857, 1.0232142857142859, 1.0259285714285715, 0.9743928571428572, 1.0327261904761904, 0.9927738095238096, 1.0099285714285715, 1.0225714285714287, 0.9720238095238096, 0.9986309523809525, 1.012845238095238, 1.024011904761905, 0.9785476190476191, 1.0392500000000002, 0.9998333333333334, 1.0059047619047619, 1.0357380952380955, 1.0034761904761904, 1.026547619047619, 1.0175595238095236, 0.9718690476190476, 0.9992738095238094, 0.9929166666666667, 1.019404761904762, 0.9906428571428572, 0.9982857142857142, 0.9861547619047618, 1.0098571428571428, 1.012892857142857, 0.9820357142857142, 0.9771904761904763, 0.9995119047619048, 1.0329880952380952, 0.9989761904761905, 1.0224642857142858, 0.9807619047619046, 1.0050000000000001, 1.010190476190476, 0.9637976190476191, 0.970452380952381, 0.9637976190476191, 0.99075, 0.9664880952380953, 0.9834047619047619, 0.9787023809523809, 1.0404404761904762, 1.0168690476190476, 1.0015357142857144, 1.0156785714285714, 0.9904999999999999, 1.0095357142857142, 0.9824880952380952, 1.018511904761905, 0.9608928571428572, 1.0051666666666668, 0.998904761904762, 0.9882738095238095, 1.0257380952380952, 0.9963214285714285, 0.9865119047619049, 1.0258333333333336, 0.9731190476190477, 1.0001785714285714, 0.9523928571428572, 0.962607142857143, 0.9574285714285713, 0.956738095238095, 0.980107142857143, 0.9586071428571428, 0.9639761904761905, 0.9927857142857144, 1.0201309523809525, 0.9968809523809524, 0.9748928571428572, 0.9856309523809524, 0.9977857142857144, 0.9710595238095239, 0.972511904761905, 0.9744047619047619, 0.9822380952380951, 0.9611666666666666]">
            <text:p>[0.9890476190476192, 1.0266428571428572, 1.0133928571428572, 0.9716071428571428, 0.9914761904761904, 0.965297619047619, 0.9833809523809524, 1.0034642857142857, 0.9905119047619046, 1.0116190476190476, 0.9663333333333333, 1.0130595238095237, 0.9660119047619047, 0.9780714285714286, 0.987309523809524, 0.9673333333333335, 0.9916785714285714, 1.006857142857143, 1.0147142857142857, 0.9746785714285715, 1.0213809523809525, 0.9768452380952382, 0.9802619047619048, 1.006595238095238, 0.9631547619047619, 0.9975595238095238, 0.9550714285714287, 0.9980000000000001, 0.9538452380952381, 0.9714880952380953, 0.9773333333333332, 1.0056547619047618, 1.0017738095238096, 1.0064880952380952, 1.0102619047619048, 1.0470714285714287, 0.999654761904762, 1.0480476190476193, 0.9992261904761907, 0.9886428571428573, 1.0155476190476191, 0.9600595238095238, 0.9713214285714284, 0.9770714285714287, 0.9549642857142858, 0.9704285714285713, 0.9936309523809524, 0.976190476190476, 0.9625476190476192, 0.9934761904761904, 0.9738690476190477, 1.0144166666666667, 1.0205000000000002, 1.0077261904761907, 0.9875833333333333, 0.9847261904761905, 1.000892857142857, 0.9858809523809523, 1.0218095238095242, 0.9743571428571429, 1.0157857142857143, 1.005202380952381, 1.0259880952380953, 1.0321190476190476, 0.9868452380952382, 1.0250238095238096, 1.0262976190476192, 1.023297619047619, 0.9775357142857143, 1.0110833333333333, 0.967154761904762, 0.9759285714285714, 0.9625595238095237, 0.9645357142857142, 0.9861190476190477, 1.0008214285714285, 1.0104166666666667, 1.005404761904762, 1.035404761904762, 1.0346428571428572, 1.0301190476190478, 1.0372261904761904, 1.0389166666666667, 1.034607142857143, 1.0081309523809525, 1.054595238095238, 1.0425, 1.0430595238095237, 1.042297619047619, 1.0419642857142857, 1.039797619047619, 1.0388095238095236, 0.9958095238095239, 1.0333928571428572, 0.9723809523809523, 1.014, 0.973654761904762, 1.0042976190476192, 0.9774880952380952, 0.9871666666666664, 0.9563452380952381, 0.9733690476190476, 0.9724761904761904, 0.999607142857143, 0.9770714285714286, 1.0008809523809523, 1.0245000000000002, 0.9930357142857142, 1.0262261904761905, 0.9807380952380953, 1.0261071428571429, 0.992642857142857, 0.9668452380952381, 0.9676904761904762, 0.9702738095238095, 0.9655952380952381, 0.9559761904761905, 0.9877857142857142, 0.9450119047619048, 0.980452380952381, 0.9970119047619047, 1.0046547619047619, 1.0223928571428573, 0.9876547619047619, 1.0401785714285714, 1.0263690476190477, 0.9923452380952381, 0.9840238095238095, 0.9761666666666667, 0.9885, 0.9772619047619047, 0.9638214285714286, 1.0139166666666664, 1.002857142857143, 1.025261904761905, 1.0143095238095239, 1.0363333333333333, 1.0205238095238096, 1.0257619047619049, 1.014095238095238, 0.985702380952381, 1.0128333333333335, 1.002154761904762, 0.9808809523809523, 1.0140595238095238, 0.979547619047619, 1.0153095238095236, 1.0019285714285713, 0.9825357142857143, 1.0099166666666666, 0.979452380952381, 0.9758333333333333, 0.9887619047619047, 0.9675476190476191, 1.0056904761904761, 0.9788214285714286, 1.0414880952380952, 1.0127142857142857, 1.0235595238095236, 1.0272142857142856, 0.9930833333333334, 1.005654761904762, 1.019095238095238, 1.0000119047619047, 0.9713690476190476, 1.0086428571428574, 0.9798571428571428, 0.9738571428571429, 0.9891904761904762, 0.9880714285714285, 0.9580357142857142, 0.9714642857142857, 1.0070714285714286, 0.9878333333333331, 0.9671904761904762, 1.006642857142857, 0.9607499999999999, 1.014845238095238, 0.9659047619047618, 1.0197619047619046, 1.0059166666666666, 1.0230595238095237, 0.9966071428571429, 1.001857142857143, 1.0268095238095238, 1.0024761904761905, 0.9754285714285715, 0.9950476190476191, 1.0196428571428573, 1.0179285714285715, 1.028857142857143, 1.0238333333333334, 1.0283214285714286, 1.0292738095238096, 0.9902142857142857, 1.0232142857142859, 1.0259285714285715, 0.9743928571428572, 1.0327261904761904, 0.9927738095238096, 1.0099285714285715, 1.0225714285714287, 0.9720238095238096, 0.9986309523809525, 1.012845238095238, 1.024011904761905, 0.9785476190476191, 1.0392500000000002, 0.9998333333333334, 1.0059047619047619, 1.0357380952380955, 1.0034761904761904, 1.026547619047619, 1.0175595238095236, 0.9718690476190476, 0.9992738095238094, 0.9929166666666667, 1.019404761904762, 0.9906428571428572, 0.9982857142857142, 0.9861547619047618, 1.0098571428571428, 1.012892857142857, 0.9820357142857142, 0.9771904761904763, 0.9995119047619048, 1.0329880952380952, 0.9989761904761905, 1.0224642857142858, 0.9807619047619046, 1.0050000000000001, 1.010190476190476, 0.9637976190476191, 0.970452380952381, 0.9637976190476191, 0.99075, 0.9664880952380953, 0.9834047619047619, 0.9787023809523809, 1.0404404761904762, 1.0168690476190476, 1.0015357142857144, 1.0156785714285714, 0.9904999999999999, 1.0095357142857142, 0.9824880952380952, 1.018511904761905, 0.9608928571428572, 1.0051666666666668, 0.998904761904762, 0.9882738095238095, 1.0257380952380952, 0.9963214285714285, 0.9865119047619049, 1.0258333333333336, 0.9731190476190477, 1.0001785714285714, 0.9523928571428572, 0.962607142857143, 0.9574285714285713, 0.956738095238095, 0.980107142857143, 0.9586071428571428, 0.9639761904761905, 0.9927857142857144, 1.0201309523809525, 0.9968809523809524, 0.9748928571428572, 0.9856309523809524, 0.9977857142857144, 0.9710595238095239, 0.972511904761905, 0.9744047619047619, 0.9822380952380951, 0.9611666666666666]</text:p>
          </table:table-cell>
          <table:table-cell office:value-type="float" office:value="4.9452425003051745">
            <text:p>4.9452425003051745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MNEIEKHGCFGGSQSRYQHESTALNCTMHFSVFLPPLAKTQRVPFLIWLSGLTGRDETFAIEAGAQRYAAEHNIAIVMPDTSPRGEDVPDDPEGAYDFGHSAGFYLNATQAPWSTHYNMYRYVVEELSELVLETLPLDADRQSIFGHSMGGHGALSIAFKNPGRFRSVSALAPISNPSNCPWGEKAFTHYLGSDRETWKEYDSTELVQHTEERLPLLIHEGSDDEFLEKELKLNAFEAACKQADYPATIVREGGYDHGYYFVASFVGEHIAFHAKHLIT">
            <text:p>MNEIEKHGCFGGSQSRYQHESTALNCTMHFSVFLPPLAKTQRVPFLIWLSGLTGRDETFAIEAGAQRYAAEHNIAIVMPDTSPRGEDVPDDPEGAYDFGHSAGFYLNATQAPWSTHYNMYRYVVEELSELVLETLPLDADRQSIFGHSMGGHGALSIAFKNPGRFRSVSALAPISNPSNCPWGEKAFTHYLGSDRETWKEYDSTELVQHTEERLPLLIHEGSDDEFLEKELKLNAFEAACKQADYPATIVREGGYDHGYYFVASFVGEHIAFHAKHLIT</text:p>
          </table:table-cell>
          <table:table-cell office:value-type="string" office:value="BFDNEDID_95063">
            <text:p>BFDNEDID_95063</text:p>
          </table:table-cell>
          <table:table-cell office:value-type="float" office:value="279">
            <text:p>279</text:p>
          </table:table-cell>
          <table:table-cell office:value-type="float" office:value="0.11827956989247312">
            <text:p>0.11827956989247312</text:p>
          </table:table-cell>
          <table:table-cell office:value-type="float" office:value="-0.3942652329749109">
            <text:p>-0.3942652329749109</text:p>
          </table:table-cell>
          <table:table-cell office:value-type="float" office:value="47.3236917562724">
            <text:p>47.3236917562724</text:p>
          </table:table-cell>
          <table:table-cell office:value-type="float" office:value="31251.412600000025">
            <text:p>31251.412600000025</text:p>
          </table:table-cell>
          <table:table-cell office:value-type="string" office:value="(0.28673835125448033, 0.23655913978494625, 0.2831541218637993)">
            <text:p>(0.28673835125448033, 0.23655913978494625, 0.2831541218637993)</text:p>
          </table:table-cell>
          <table:table-cell office:value-type="string" office:value="[1.0289761904761905, 0.9905238095238096, 1.0192738095238094, 0.9702499999999998, 0.9909404761904762, 1.0098214285714284, 0.9973095238095236, 1.0128214285714288, 1.0124642857142856, 1.0220238095238094, 1.0102738095238095, 0.9970357142857144, 1.0288333333333335, 0.9931785714285715, 1.0370476190476192, 1.0022261904761904, 1.0022261904761904, 1.0021666666666667, 0.9857619047619048, 1.0083214285714286, 0.9507857142857142, 0.9832499999999998, 0.9575714285714285, 0.9624166666666667, 0.9530000000000001, 0.979309523809524, 0.9397261904761904, 0.9598809523809525, 0.969714285714286, 0.9949880952380953, 0.9889642857142859, 0.9734880952380952, 1.0120833333333334, 1.0350833333333334, 0.9969523809523809, 1.021107142857143, 1.0018333333333334, 0.9849404761904762, 1.008154761904762, 0.9454761904761905, 0.9595714285714287, 0.9474523809523812, 0.945047619047619, 0.9587380952380955, 0.9810000000000001, 0.9735238095238095, 0.9680714285714287, 1.0068452380952382, 1.0161666666666664, 1.0151190476190475, 1.0308690476190479, 1.0258333333333336, 0.9979523809523808, 0.9919285714285715, 1.0096309523809524, 0.9836904761904761, 1.024, 0.9781666666666666, 1.012738095238095, 0.9980357142857144, 1.014297619047619, 0.9965714285714287, 0.9823690476190476, 1.003809523809524, 0.9960714285714286, 1.0185238095238094, 0.9716904761904762, 1.0110000000000001, 0.9648809523809525, 0.9862976190476191, 0.9596428571428574, 0.9682380952380951, 0.9777857142857141, 1.0027738095238097, 1.006797619047619, 1.001547619047619, 1.0329285714285714, 1.0343571428571428, 1.0322857142857143, 1.0403214285714284, 1.0478928571428572, 1.034607142857143, 1.012154761904762, 1.0576904761904762, 1.046857142857143, 1.0481309523809526, 1.0437738095238094, 1.050845238095238, 1.029797619047619, 1.0169285714285714, 1.0012857142857143, 1.0249404761904761, 0.9665357142857144, 1.0100357142857144, 0.9766190476190476, 1.0094761904761906, 0.9798095238095238, 0.9912738095238093, 0.9593809523809523, 0.9753333333333335, 0.973190476190476, 0.9968928571428572, 0.9723214285714286, 0.994095238095238, 1.0048214285714285, 0.9930357142857142, 1.0154999999999998, 0.9706190476190476, 1.016595238095238, 0.9807857142857143, 0.9750119047619047, 0.9731666666666667, 0.9964880952380952, 0.9572619047619048, 0.961904761904762, 0.9752619047619048, 0.9499166666666667, 0.9713452380952381, 0.9738690476190477, 1.0185714285714287, 1.008595238095238, 0.9849761904761904, 1.0350714285714286, 1.0215476190476191, 0.9800952380952381, 0.9952142857142857, 0.9872738095238096, 1.0206190476190478, 0.973, 0.9791785714285715, 1.0161071428571429, 0.9818809523809525, 1.0316904761904762, 0.9952142857142857, 1.0334761904761907, 1.0100595238095238, 1.0193095238095238, 1.0128214285714288, 0.9764642857142857, 0.9877976190476192, 1.0039404761904762, 0.9694404761904762, 1.0050119047619048, 0.9727142857142856, 1.0114047619047617, 1.0019285714285713, 0.9825357142857143, 1.0122499999999999, 0.9833452380952381, 0.9790952380952381, 1.0003333333333333, 0.9589047619047619, 0.9946666666666667, 0.9771309523809523, 1.0360595238095238, 1.0064166666666667, 1.0180833333333335, 1.0166785714285713, 1.0132500000000002, 0.9916428571428572, 1.0159761904761904, 1.003452380952381, 0.9704880952380952, 1.0091666666666668, 0.9791547619047618, 0.9793809523809524, 0.9958571428571429, 1.0029285714285716, 0.97725, 1.0273690476190478, 1.0186309523809522, 1.0236666666666667, 1.0252500000000002, 1.018547619047619, 0.986, 1.0318214285714287, 0.9805714285714285, 1.0322142857142858, 1.0246428571428572, 1.0190595238095237, 0.9942976190476193, 0.9877380952380954, 1.0029761904761905, 0.9682619047619048, 0.9654642857142858, 0.9723809523809525, 1.0009880952380952, 1.0062976190476192, 1.0208809523809526, 1.0111428571428571, 1.0444404761904762, 1.0151547619047618, 1.0068095238095238, 1.058357142857143, 1.024857142857143, 0.995857142857143, 1.0517261904761905, 1.0243928571428573, 1.0162142857142857, 1.0345000000000002, 0.9773452380952382, 0.9975357142857142, 1.0141190476190476, 0.9839642857142857, 1.0149404761904761, 1.0290357142857143, 1.023702380952381, 1.007797619047619, 0.9979880952380951, 1.0204047619047618, 0.9645595238095238, 0.9741666666666668, 0.9688928571428571, 0.9818928571428571, 1.021095238095238, 1.0001428571428572, 1.0335357142857142, 1.0437023809523809, 1.04075, 1.0444523809523811, 0.9995357142857143, 1.0322261904761905, 1.0562738095238098, 1.0367380952380951, 1.0343214285714286, 1.0040833333333332, 1.062142857142857, 0.992, 1.0327976190476191, 0.9925714285714287, 0.9848452380952382, 1.0274166666666669, 0.9754404761904761, 0.9989285714285714, 0.9828809523809523, 1.0409285714285716, 0.9998452380952382, 1.0014880952380953, 1.0276190476190474, 0.9857976190476191, 1.027845238095238, 0.9822857142857143, 0.9889404761904762, 0.9724047619047621, 0.9847738095238094, 1.007357142857143, 1.0149642857142858, 0.9985119047619045, 1.011809523809524, 0.9942619047619048, 1.0334285714285714, 0.9768928571428571, 0.9984166666666667, 0.9525833333333333, 0.9599880952380954, 0.9550714285714287, 0.9548214285714286, 0.9635357142857143, 0.9713928571428571, 0.9483452380952381, 0.9807380952380951, 1.001952380952381, 1.0019285714285715, 0.9603571428571429, 0.9718690476190476, 0.9821785714285715, 0.9602857142857143, 0.9760952380952381, 0.9758333333333333, 0.997702380952381]">
            <text:p>[1.0289761904761905, 0.9905238095238096, 1.0192738095238094, 0.9702499999999998, 0.9909404761904762, 1.0098214285714284, 0.9973095238095236, 1.0128214285714288, 1.0124642857142856, 1.0220238095238094, 1.0102738095238095, 0.9970357142857144, 1.0288333333333335, 0.9931785714285715, 1.0370476190476192, 1.0022261904761904, 1.0022261904761904, 1.0021666666666667, 0.9857619047619048, 1.0083214285714286, 0.9507857142857142, 0.9832499999999998, 0.9575714285714285, 0.9624166666666667, 0.9530000000000001, 0.979309523809524, 0.9397261904761904, 0.9598809523809525, 0.969714285714286, 0.9949880952380953, 0.9889642857142859, 0.9734880952380952, 1.0120833333333334, 1.0350833333333334, 0.9969523809523809, 1.021107142857143, 1.0018333333333334, 0.9849404761904762, 1.008154761904762, 0.9454761904761905, 0.9595714285714287, 0.9474523809523812, 0.945047619047619, 0.9587380952380955, 0.9810000000000001, 0.9735238095238095, 0.9680714285714287, 1.0068452380952382, 1.0161666666666664, 1.0151190476190475, 1.0308690476190479, 1.0258333333333336, 0.9979523809523808, 0.9919285714285715, 1.0096309523809524, 0.9836904761904761, 1.024, 0.9781666666666666, 1.012738095238095, 0.9980357142857144, 1.014297619047619, 0.9965714285714287, 0.9823690476190476, 1.003809523809524, 0.9960714285714286, 1.0185238095238094, 0.9716904761904762, 1.0110000000000001, 0.9648809523809525, 0.9862976190476191, 0.9596428571428574, 0.9682380952380951, 0.9777857142857141, 1.0027738095238097, 1.006797619047619, 1.001547619047619, 1.0329285714285714, 1.0343571428571428, 1.0322857142857143, 1.0403214285714284, 1.0478928571428572, 1.034607142857143, 1.012154761904762, 1.0576904761904762, 1.046857142857143, 1.0481309523809526, 1.0437738095238094, 1.050845238095238, 1.029797619047619, 1.0169285714285714, 1.0012857142857143, 1.0249404761904761, 0.9665357142857144, 1.0100357142857144, 0.9766190476190476, 1.0094761904761906, 0.9798095238095238, 0.9912738095238093, 0.9593809523809523, 0.9753333333333335, 0.973190476190476, 0.9968928571428572, 0.9723214285714286, 0.994095238095238, 1.0048214285714285, 0.9930357142857142, 1.0154999999999998, 0.9706190476190476, 1.016595238095238, 0.9807857142857143, 0.9750119047619047, 0.9731666666666667, 0.9964880952380952, 0.9572619047619048, 0.961904761904762, 0.9752619047619048, 0.9499166666666667, 0.9713452380952381, 0.9738690476190477, 1.0185714285714287, 1.008595238095238, 0.9849761904761904, 1.0350714285714286, 1.0215476190476191, 0.9800952380952381, 0.9952142857142857, 0.9872738095238096, 1.0206190476190478, 0.973, 0.9791785714285715, 1.0161071428571429, 0.9818809523809525, 1.0316904761904762, 0.9952142857142857, 1.0334761904761907, 1.0100595238095238, 1.0193095238095238, 1.0128214285714288, 0.9764642857142857, 0.9877976190476192, 1.0039404761904762, 0.9694404761904762, 1.0050119047619048, 0.9727142857142856, 1.0114047619047617, 1.0019285714285713, 0.9825357142857143, 1.0122499999999999, 0.9833452380952381, 0.9790952380952381, 1.0003333333333333, 0.9589047619047619, 0.9946666666666667, 0.9771309523809523, 1.0360595238095238, 1.0064166666666667, 1.0180833333333335, 1.0166785714285713, 1.0132500000000002, 0.9916428571428572, 1.0159761904761904, 1.003452380952381, 0.9704880952380952, 1.0091666666666668, 0.9791547619047618, 0.9793809523809524, 0.9958571428571429, 1.0029285714285716, 0.97725, 1.0273690476190478, 1.0186309523809522, 1.0236666666666667, 1.0252500000000002, 1.018547619047619, 0.986, 1.0318214285714287, 0.9805714285714285, 1.0322142857142858, 1.0246428571428572, 1.0190595238095237, 0.9942976190476193, 0.9877380952380954, 1.0029761904761905, 0.9682619047619048, 0.9654642857142858, 0.9723809523809525, 1.0009880952380952, 1.0062976190476192, 1.0208809523809526, 1.0111428571428571, 1.0444404761904762, 1.0151547619047618, 1.0068095238095238, 1.058357142857143, 1.024857142857143, 0.995857142857143, 1.0517261904761905, 1.0243928571428573, 1.0162142857142857, 1.0345000000000002, 0.9773452380952382, 0.9975357142857142, 1.0141190476190476, 0.9839642857142857, 1.0149404761904761, 1.0290357142857143, 1.023702380952381, 1.007797619047619, 0.9979880952380951, 1.0204047619047618, 0.9645595238095238, 0.9741666666666668, 0.9688928571428571, 0.9818928571428571, 1.021095238095238, 1.0001428571428572, 1.0335357142857142, 1.0437023809523809, 1.04075, 1.0444523809523811, 0.9995357142857143, 1.0322261904761905, 1.0562738095238098, 1.0367380952380951, 1.0343214285714286, 1.0040833333333332, 1.062142857142857, 0.992, 1.0327976190476191, 0.9925714285714287, 0.9848452380952382, 1.0274166666666669, 0.9754404761904761, 0.9989285714285714, 0.9828809523809523, 1.0409285714285716, 0.9998452380952382, 1.0014880952380953, 1.0276190476190474, 0.9857976190476191, 1.027845238095238, 0.9822857142857143, 0.9889404761904762, 0.9724047619047621, 0.9847738095238094, 1.007357142857143, 1.0149642857142858, 0.9985119047619045, 1.011809523809524, 0.9942619047619048, 1.0334285714285714, 0.9768928571428571, 0.9984166666666667, 0.9525833333333333, 0.9599880952380954, 0.9550714285714287, 0.9548214285714286, 0.9635357142857143, 0.9713928571428571, 0.9483452380952381, 0.9807380952380951, 1.001952380952381, 1.0019285714285715, 0.9603571428571429, 0.9718690476190476, 0.9821785714285715, 0.9602857142857143, 0.9760952380952381, 0.9758333333333333, 0.997702380952381]</text:p>
          </table:table-cell>
          <table:table-cell office:value-type="float" office:value="5.168903923034666">
            <text:p>5.168903923034666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MNEIEKHGCFGGSQSRYQHESTALNCTMHFSVFLPPLAKTQRVPFLIWLSGLTGRDETFAIEAGAQRYAAEHNIAIVMPDTSPRGEDVPDDPEGAYDFGHSAGFYLNATQAPWSTHYNMYRYVVEELSELVLETLPLDADRQSIFGHSMGGHGALSIAFKNPGRFRSVSALAPISNPSNCPWGEKAFTHYLGSDRETWKEYDSTELVQHTEERLPLLIHEGSDDEFLEKELKLNAFEAACKQADYPATIVREGGYDHGYYFVASFVGEHIAFHAKHLIT">
            <text:p>MNEIEKHGCFGGSQSRYQHESTALNCTMHFSVFLPPLAKTQRVPFLIWLSGLTGRDETFAIEAGAQRYAAEHNIAIVMPDTSPRGEDVPDDPEGAYDFGHSAGFYLNATQAPWSTHYNMYRYVVEELSELVLETLPLDADRQSIFGHSMGGHGALSIAFKNPGRFRSVSALAPISNPSNCPWGEKAFTHYLGSDRETWKEYDSTELVQHTEERLPLLIHEGSDDEFLEKELKLNAFEAACKQADYPATIVREGGYDHGYYFVASFVGEHIAFHAKHLIT</text:p>
          </table:table-cell>
          <table:table-cell office:value-type="string" office:value="BFDNEDID_95063">
            <text:p>BFDNEDID_95063</text:p>
          </table:table-cell>
          <table:table-cell office:value-type="float" office:value="279">
            <text:p>279</text:p>
          </table:table-cell>
          <table:table-cell office:value-type="float" office:value="0.11827956989247312">
            <text:p>0.11827956989247312</text:p>
          </table:table-cell>
          <table:table-cell office:value-type="float" office:value="-0.3942652329749109">
            <text:p>-0.3942652329749109</text:p>
          </table:table-cell>
          <table:table-cell office:value-type="float" office:value="47.3236917562724">
            <text:p>47.3236917562724</text:p>
          </table:table-cell>
          <table:table-cell office:value-type="float" office:value="31251.412600000025">
            <text:p>31251.412600000025</text:p>
          </table:table-cell>
          <table:table-cell office:value-type="string" office:value="(0.28673835125448033, 0.23655913978494625, 0.2831541218637993)">
            <text:p>(0.28673835125448033, 0.23655913978494625, 0.2831541218637993)</text:p>
          </table:table-cell>
          <table:table-cell office:value-type="string" office:value="[1.0289761904761905, 0.9905238095238096, 1.0192738095238094, 0.9702499999999998, 0.9909404761904762, 1.0098214285714284, 0.9973095238095236, 1.0128214285714288, 1.0124642857142856, 1.0220238095238094, 1.0102738095238095, 0.9970357142857144, 1.0288333333333335, 0.9931785714285715, 1.0370476190476192, 1.0022261904761904, 1.0022261904761904, 1.0021666666666667, 0.9857619047619048, 1.0083214285714286, 0.9507857142857142, 0.9832499999999998, 0.9575714285714285, 0.9624166666666667, 0.9530000000000001, 0.979309523809524, 0.9397261904761904, 0.9598809523809525, 0.969714285714286, 0.9949880952380953, 0.9889642857142859, 0.9734880952380952, 1.0120833333333334, 1.0350833333333334, 0.9969523809523809, 1.021107142857143, 1.0018333333333334, 0.9849404761904762, 1.008154761904762, 0.9454761904761905, 0.9595714285714287, 0.9474523809523812, 0.945047619047619, 0.9587380952380955, 0.9810000000000001, 0.9735238095238095, 0.9680714285714287, 1.0068452380952382, 1.0161666666666664, 1.0151190476190475, 1.0308690476190479, 1.0258333333333336, 0.9979523809523808, 0.9919285714285715, 1.0096309523809524, 0.9836904761904761, 1.024, 0.9781666666666666, 1.012738095238095, 0.9980357142857144, 1.014297619047619, 0.9965714285714287, 0.9823690476190476, 1.003809523809524, 0.9960714285714286, 1.0185238095238094, 0.9716904761904762, 1.0110000000000001, 0.9648809523809525, 0.9862976190476191, 0.9596428571428574, 0.9682380952380951, 0.9777857142857141, 1.0027738095238097, 1.006797619047619, 1.001547619047619, 1.0329285714285714, 1.0343571428571428, 1.0322857142857143, 1.0403214285714284, 1.0478928571428572, 1.034607142857143, 1.012154761904762, 1.0576904761904762, 1.046857142857143, 1.0481309523809526, 1.0437738095238094, 1.050845238095238, 1.029797619047619, 1.0169285714285714, 1.0012857142857143, 1.0249404761904761, 0.9665357142857144, 1.0100357142857144, 0.9766190476190476, 1.0094761904761906, 0.9798095238095238, 0.9912738095238093, 0.9593809523809523, 0.9753333333333335, 0.973190476190476, 0.9968928571428572, 0.9723214285714286, 0.994095238095238, 1.0048214285714285, 0.9930357142857142, 1.0154999999999998, 0.9706190476190476, 1.016595238095238, 0.9807857142857143, 0.9750119047619047, 0.9731666666666667, 0.9964880952380952, 0.9572619047619048, 0.961904761904762, 0.9752619047619048, 0.9499166666666667, 0.9713452380952381, 0.9738690476190477, 1.0185714285714287, 1.008595238095238, 0.9849761904761904, 1.0350714285714286, 1.0215476190476191, 0.9800952380952381, 0.9952142857142857, 0.9872738095238096, 1.0206190476190478, 0.973, 0.9791785714285715, 1.0161071428571429, 0.9818809523809525, 1.0316904761904762, 0.9952142857142857, 1.0334761904761907, 1.0100595238095238, 1.0193095238095238, 1.0128214285714288, 0.9764642857142857, 0.9877976190476192, 1.0039404761904762, 0.9694404761904762, 1.0050119047619048, 0.9727142857142856, 1.0114047619047617, 1.0019285714285713, 0.9825357142857143, 1.0122499999999999, 0.9833452380952381, 0.9790952380952381, 1.0003333333333333, 0.9589047619047619, 0.9946666666666667, 0.9771309523809523, 1.0360595238095238, 1.0064166666666667, 1.0180833333333335, 1.0166785714285713, 1.0132500000000002, 0.9916428571428572, 1.0159761904761904, 1.003452380952381, 0.9704880952380952, 1.0091666666666668, 0.9791547619047618, 0.9793809523809524, 0.9958571428571429, 1.0029285714285716, 0.97725, 1.0273690476190478, 1.0186309523809522, 1.0236666666666667, 1.0252500000000002, 1.018547619047619, 0.986, 1.0318214285714287, 0.9805714285714285, 1.0322142857142858, 1.0246428571428572, 1.0190595238095237, 0.9942976190476193, 0.9877380952380954, 1.0029761904761905, 0.9682619047619048, 0.9654642857142858, 0.9723809523809525, 1.0009880952380952, 1.0062976190476192, 1.0208809523809526, 1.0111428571428571, 1.0444404761904762, 1.0151547619047618, 1.0068095238095238, 1.058357142857143, 1.024857142857143, 0.995857142857143, 1.0517261904761905, 1.0243928571428573, 1.0162142857142857, 1.0345000000000002, 0.9773452380952382, 0.9975357142857142, 1.0141190476190476, 0.9839642857142857, 1.0149404761904761, 1.0290357142857143, 1.023702380952381, 1.007797619047619, 0.9979880952380951, 1.0204047619047618, 0.9645595238095238, 0.9741666666666668, 0.9688928571428571, 0.9818928571428571, 1.021095238095238, 1.0001428571428572, 1.0335357142857142, 1.0437023809523809, 1.04075, 1.0444523809523811, 0.9995357142857143, 1.0322261904761905, 1.0562738095238098, 1.0367380952380951, 1.0343214285714286, 1.0040833333333332, 1.062142857142857, 0.992, 1.0327976190476191, 0.9925714285714287, 0.9848452380952382, 1.0274166666666669, 0.9754404761904761, 0.9989285714285714, 0.9828809523809523, 1.0409285714285716, 0.9998452380952382, 1.0014880952380953, 1.0276190476190474, 0.9857976190476191, 1.027845238095238, 0.9822857142857143, 0.9889404761904762, 0.9724047619047621, 0.9847738095238094, 1.007357142857143, 1.0149642857142858, 0.9985119047619045, 1.011809523809524, 0.9942619047619048, 1.0334285714285714, 0.9768928571428571, 0.9984166666666667, 0.9525833333333333, 0.9599880952380954, 0.9550714285714287, 0.9548214285714286, 0.9635357142857143, 0.9713928571428571, 0.9483452380952381, 0.9807380952380951, 1.001952380952381, 1.0019285714285715, 0.9603571428571429, 0.9718690476190476, 0.9821785714285715, 0.9602857142857143, 0.9760952380952381, 0.9758333333333333, 0.997702380952381]">
            <text:p>[1.0289761904761905, 0.9905238095238096, 1.0192738095238094, 0.9702499999999998, 0.9909404761904762, 1.0098214285714284, 0.9973095238095236, 1.0128214285714288, 1.0124642857142856, 1.0220238095238094, 1.0102738095238095, 0.9970357142857144, 1.0288333333333335, 0.9931785714285715, 1.0370476190476192, 1.0022261904761904, 1.0022261904761904, 1.0021666666666667, 0.9857619047619048, 1.0083214285714286, 0.9507857142857142, 0.9832499999999998, 0.9575714285714285, 0.9624166666666667, 0.9530000000000001, 0.979309523809524, 0.9397261904761904, 0.9598809523809525, 0.969714285714286, 0.9949880952380953, 0.9889642857142859, 0.9734880952380952, 1.0120833333333334, 1.0350833333333334, 0.9969523809523809, 1.021107142857143, 1.0018333333333334, 0.9849404761904762, 1.008154761904762, 0.9454761904761905, 0.9595714285714287, 0.9474523809523812, 0.945047619047619, 0.9587380952380955, 0.9810000000000001, 0.9735238095238095, 0.9680714285714287, 1.0068452380952382, 1.0161666666666664, 1.0151190476190475, 1.0308690476190479, 1.0258333333333336, 0.9979523809523808, 0.9919285714285715, 1.0096309523809524, 0.9836904761904761, 1.024, 0.9781666666666666, 1.012738095238095, 0.9980357142857144, 1.014297619047619, 0.9965714285714287, 0.9823690476190476, 1.003809523809524, 0.9960714285714286, 1.0185238095238094, 0.9716904761904762, 1.0110000000000001, 0.9648809523809525, 0.9862976190476191, 0.9596428571428574, 0.9682380952380951, 0.9777857142857141, 1.0027738095238097, 1.006797619047619, 1.001547619047619, 1.0329285714285714, 1.0343571428571428, 1.0322857142857143, 1.0403214285714284, 1.0478928571428572, 1.034607142857143, 1.012154761904762, 1.0576904761904762, 1.046857142857143, 1.0481309523809526, 1.0437738095238094, 1.050845238095238, 1.029797619047619, 1.0169285714285714, 1.0012857142857143, 1.0249404761904761, 0.9665357142857144, 1.0100357142857144, 0.9766190476190476, 1.0094761904761906, 0.9798095238095238, 0.9912738095238093, 0.9593809523809523, 0.9753333333333335, 0.973190476190476, 0.9968928571428572, 0.9723214285714286, 0.994095238095238, 1.0048214285714285, 0.9930357142857142, 1.0154999999999998, 0.9706190476190476, 1.016595238095238, 0.9807857142857143, 0.9750119047619047, 0.9731666666666667, 0.9964880952380952, 0.9572619047619048, 0.961904761904762, 0.9752619047619048, 0.9499166666666667, 0.9713452380952381, 0.9738690476190477, 1.0185714285714287, 1.008595238095238, 0.9849761904761904, 1.0350714285714286, 1.0215476190476191, 0.9800952380952381, 0.9952142857142857, 0.9872738095238096, 1.0206190476190478, 0.973, 0.9791785714285715, 1.0161071428571429, 0.9818809523809525, 1.0316904761904762, 0.9952142857142857, 1.0334761904761907, 1.0100595238095238, 1.0193095238095238, 1.0128214285714288, 0.9764642857142857, 0.9877976190476192, 1.0039404761904762, 0.9694404761904762, 1.0050119047619048, 0.9727142857142856, 1.0114047619047617, 1.0019285714285713, 0.9825357142857143, 1.0122499999999999, 0.9833452380952381, 0.9790952380952381, 1.0003333333333333, 0.9589047619047619, 0.9946666666666667, 0.9771309523809523, 1.0360595238095238, 1.0064166666666667, 1.0180833333333335, 1.0166785714285713, 1.0132500000000002, 0.9916428571428572, 1.0159761904761904, 1.003452380952381, 0.9704880952380952, 1.0091666666666668, 0.9791547619047618, 0.9793809523809524, 0.9958571428571429, 1.0029285714285716, 0.97725, 1.0273690476190478, 1.0186309523809522, 1.0236666666666667, 1.0252500000000002, 1.018547619047619, 0.986, 1.0318214285714287, 0.9805714285714285, 1.0322142857142858, 1.0246428571428572, 1.0190595238095237, 0.9942976190476193, 0.9877380952380954, 1.0029761904761905, 0.9682619047619048, 0.9654642857142858, 0.9723809523809525, 1.0009880952380952, 1.0062976190476192, 1.0208809523809526, 1.0111428571428571, 1.0444404761904762, 1.0151547619047618, 1.0068095238095238, 1.058357142857143, 1.024857142857143, 0.995857142857143, 1.0517261904761905, 1.0243928571428573, 1.0162142857142857, 1.0345000000000002, 0.9773452380952382, 0.9975357142857142, 1.0141190476190476, 0.9839642857142857, 1.0149404761904761, 1.0290357142857143, 1.023702380952381, 1.007797619047619, 0.9979880952380951, 1.0204047619047618, 0.9645595238095238, 0.9741666666666668, 0.9688928571428571, 0.9818928571428571, 1.021095238095238, 1.0001428571428572, 1.0335357142857142, 1.0437023809523809, 1.04075, 1.0444523809523811, 0.9995357142857143, 1.0322261904761905, 1.0562738095238098, 1.0367380952380951, 1.0343214285714286, 1.0040833333333332, 1.062142857142857, 0.992, 1.0327976190476191, 0.9925714285714287, 0.9848452380952382, 1.0274166666666669, 0.9754404761904761, 0.9989285714285714, 0.9828809523809523, 1.0409285714285716, 0.9998452380952382, 1.0014880952380953, 1.0276190476190474, 0.9857976190476191, 1.027845238095238, 0.9822857142857143, 0.9889404761904762, 0.9724047619047621, 0.9847738095238094, 1.007357142857143, 1.0149642857142858, 0.9985119047619045, 1.011809523809524, 0.9942619047619048, 1.0334285714285714, 0.9768928571428571, 0.9984166666666667, 0.9525833333333333, 0.9599880952380954, 0.9550714285714287, 0.9548214285714286, 0.9635357142857143, 0.9713928571428571, 0.9483452380952381, 0.9807380952380951, 1.001952380952381, 1.0019285714285715, 0.9603571428571429, 0.9718690476190476, 0.9821785714285715, 0.9602857142857143, 0.9760952380952381, 0.9758333333333333, 0.997702380952381]</text:p>
          </table:table-cell>
          <table:table-cell office:value-type="float" office:value="5.168903923034666">
            <text:p>5.168903923034666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MTPAPTPIELEQTEWGTGDRHFLIVHGLGSNAAGWWRVGPALADAGFHVVAVDLRGHGTSDSPGDYRVHAYASDLLALEYEWDVVLGHSLGGAAVVQAMTERPDWTKRVILEDPMLILLDQKTAAEYVTADLGPDVTVEEVAAANPTWHFEDARIKHEAQSQAGREVLENSITHNPGWNVVGAVADLHVPTLLLGADPDLGPLVPPALGVSLAEMNPSIEFHTVDGGSHSMHRDEFDQFMRLVLQFVR">
            <text:p>MTPAPTPIELEQTEWGTGDRHFLIVHGLGSNAAGWWRVGPALADAGFHVVAVDLRGHGTSDSPGDYRVHAYASDLLALEYEWDVVLGHSLGGAAVVQAMTERPDWTKRVILEDPMLILLDQKTAAEYVTADLGPDVTVEEVAAANPTWHFEDARIKHEAQSQAGREVLENSITHNPGWNVVGAVADLHVPTLLLGADPDLGPLVPPALGVSLAEMNPSIEFHTVDGGSHSMHRDEFDQFMRLVLQFVR</text:p>
          </table:table-cell>
          <table:table-cell office:value-type="string" office:value="MIGDJLCI_06228">
            <text:p>MIGDJLCI_06228</text:p>
          </table:table-cell>
          <table:table-cell office:value-type="float" office:value="248">
            <text:p>248</text:p>
          </table:table-cell>
          <table:table-cell office:value-type="float" office:value="0.07258064516129033">
            <text:p>0.07258064516129033</text:p>
          </table:table-cell>
          <table:table-cell office:value-type="float" office:value="-0.09637096774193549">
            <text:p>-0.09637096774193549</text:p>
          </table:table-cell>
          <table:table-cell office:value-type="float" office:value="28.832661290322584">
            <text:p>28.832661290322584</text:p>
          </table:table-cell>
          <table:table-cell office:value-type="float" office:value="26953.914900000007">
            <text:p>26953.914900000007</text:p>
          </table:table-cell>
          <table:table-cell office:value-type="string" office:value="(0.3064516129032258, 0.22177419354838712, 0.3064516129032258)">
            <text:p>(0.3064516129032258, 0.22177419354838712, 0.3064516129032258)</text:p>
          </table:table-cell>
          <table:table-cell office:value-type="string" office:value="[1.0040119047619047, 1.0225833333333332, 0.9914166666666666, 1.044857142857143, 0.9883095238095239, 1.0508809523809526, 1.0130595238095237, 1.0147976190476191, 1.0394404761904763, 0.980452380952381, 1.0379166666666666, 1.006547619047619, 1.018142857142857, 1.0159166666666666, 0.9890833333333333, 0.9791666666666666, 0.9653214285714287, 0.9610952380952381, 0.9486904761904762, 0.94575, 0.9539880952380952, 0.9789047619047618, 0.9622380952380952, 1.0090357142857143, 1.0056785714285714, 1.0120714285714285, 0.997452380952381, 0.9979880952380953, 1.000202380952381, 0.9546190476190475, 0.9673809523809525, 0.9862023809523809, 0.9587261904761905, 0.995392857142857, 0.9865357142857143, 0.9813214285714286, 0.9864642857142857, 1.0053690476190476, 1.013702380952381, 0.9794880952380952, 0.9955714285714286, 0.956857142857143, 0.9758095238095239, 0.9557857142857143, 0.9557261904761906, 0.9665952380952382, 0.9521309523809524, 0.9990595238095237, 0.9570952380952382, 1.001452380952381, 0.9987142857142857, 0.9842500000000001, 1.0209880952380952, 1.0058214285714286, 1.0319523809523812, 1.035047619047619, 1.0345, 1.0401190476190476, 1.0321666666666665, 1.0333214285714287, 0.9860119047619048, 1.0101071428571429, 0.9675357142857143, 0.9740833333333333, 0.9744761904761904, 0.9619880952380955, 0.9887261904761905, 0.9951190476190477, 0.9949166666666668, 0.9639285714285715, 0.9860000000000001, 0.9922976190476192, 0.9773690476190479, 1.0148690476190478, 0.9614404761904763, 1.0257857142857145, 0.9599404761904761, 1.0172500000000002, 0.9589166666666668, 0.9721904761904762, 0.9731666666666667, 0.9876904761904761, 0.9634880952380953, 1.0002261904761904, 0.9703214285714287, 1.0129523809523806, 0.9969047619047618, 0.982047619047619, 0.9875357142857143, 0.9709880952380953, 0.9766428571428571, 0.9942857142857142, 0.972, 0.9822857142857143, 1.006047619047619, 1.0311904761904762, 1.0039404761904762, 1.0262976190476192, 1.0265476190476188, 0.9916071428571429, 1.0299880952380953, 1.0246428571428572, 0.9814761904761905, 0.9772142857142857, 0.9866904761904762, 0.9953809523809527, 1.028357142857143, 0.9980952380952381, 0.9997499999999998, 0.9793333333333333, 0.9807738095238098, 0.9734285714285714, 0.968797619047619, 0.9728928571428573, 1.0097857142857143, 0.9969285714285713, 1.026654761904762, 1.0055119047619048, 1.0197857142857143, 1.0144642857142858, 1.0255357142857144, 0.9664880952380953, 0.9888928571428572, 0.9977380952380953, 0.9865714285714285, 1.010535714285714, 0.9766071428571428, 1.0239999999999998, 1.0156785714285714, 1.0136904761904764, 0.9836428571428572, 1.0189047619047618, 0.9948928571428571, 1.0364523809523811, 1.008595238095238, 0.9749761904761906, 1.0133690476190478, 1.0039642857142856, 1.0057500000000001, 1.0119285714285713, 0.9971785714285715, 0.9827499999999999, 0.9695, 0.9922976190476192, 0.9779047619047618, 1.022511904761905, 0.9915119047619049, 0.9898928571428572, 1.0124404761904762, 0.9966547619047619, 1.045809523809524, 0.9859166666666668, 1.0428214285714286, 1.0031785714285715, 1.034190476190476, 1.0298333333333336, 1.0231071428571428, 1.0179761904761904, 1.0297261904761905, 1.0126309523809525, 1.0314642857142857, 0.9839166666666669, 1.0122619047619048, 1.0411785714285717, 1.0057619047619046, 1.0100952380952382, 0.9824761904761904, 1.0169166666666667, 0.9966666666666668, 1.0173809523809525, 1.002904761904762, 0.9977380952380951, 0.9725238095238095, 1.0163333333333333, 0.9649880952380954, 0.9761666666666667, 0.9907976190476189, 0.9687023809523809, 0.9699642857142857, 0.986952380952381, 0.9949999999999998, 0.9576428571428572, 0.9805714285714285, 0.9720833333333335, 0.9974761904761906, 0.9639047619047618, 0.9579880952380952, 0.9688809523809523, 0.9735357142857145, 1.0010833333333333, 0.9865357142857143, 1.0204285714285715, 1.0137738095238096, 1.0287619047619048, 0.998059523809524, 1.029095238095238, 1.0111190476190477, 0.9808214285714287, 0.9944285714285714, 1.0135833333333333, 0.9982142857142856, 0.9823214285714286, 0.982261904761905, 1.0073809523809523, 0.9699285714285715, 1.0093452380952381, 0.9680357142857142, 1.0023452380952382, 1.0242142857142857, 0.98575, 1.0321785714285714, 1.0201190476190476, 1.0197619047619049, 0.990297619047619, 1.032690476190476, 0.9617142857142857, 0.9918928571428571, 0.9920357142857144, 0.9748333333333334, 1.0229166666666667, 0.9965952380952381, 1.0138809523809524, 1.0184761904761905, 0.992702380952381, 1.0230119047619048, 0.9831785714285713, 1.0003095238095239, 1.0107142857142857, 1.0188214285714285, 1.0232380952380953, 0.9828095238095238, 1.039440476190476, 1.0031190476190477, 0.9739880952380953, 0.9868928571428571, 0.9790476190476189, 0.9544642857142859, 0.9576785714285715, 0.9544404761904762]">
            <text:p>[1.0040119047619047, 1.0225833333333332, 0.9914166666666666, 1.044857142857143, 0.9883095238095239, 1.0508809523809526, 1.0130595238095237, 1.0147976190476191, 1.0394404761904763, 0.980452380952381, 1.0379166666666666, 1.006547619047619, 1.018142857142857, 1.0159166666666666, 0.9890833333333333, 0.9791666666666666, 0.9653214285714287, 0.9610952380952381, 0.9486904761904762, 0.94575, 0.9539880952380952, 0.9789047619047618, 0.9622380952380952, 1.0090357142857143, 1.0056785714285714, 1.0120714285714285, 0.997452380952381, 0.9979880952380953, 1.000202380952381, 0.9546190476190475, 0.9673809523809525, 0.9862023809523809, 0.9587261904761905, 0.995392857142857, 0.9865357142857143, 0.9813214285714286, 0.9864642857142857, 1.0053690476190476, 1.013702380952381, 0.9794880952380952, 0.9955714285714286, 0.956857142857143, 0.9758095238095239, 0.9557857142857143, 0.9557261904761906, 0.9665952380952382, 0.9521309523809524, 0.9990595238095237, 0.9570952380952382, 1.001452380952381, 0.9987142857142857, 0.9842500000000001, 1.0209880952380952, 1.0058214285714286, 1.0319523809523812, 1.035047619047619, 1.0345, 1.0401190476190476, 1.0321666666666665, 1.0333214285714287, 0.9860119047619048, 1.0101071428571429, 0.9675357142857143, 0.9740833333333333, 0.9744761904761904, 0.9619880952380955, 0.9887261904761905, 0.9951190476190477, 0.9949166666666668, 0.9639285714285715, 0.9860000000000001, 0.9922976190476192, 0.9773690476190479, 1.0148690476190478, 0.9614404761904763, 1.0257857142857145, 0.9599404761904761, 1.0172500000000002, 0.9589166666666668, 0.9721904761904762, 0.9731666666666667, 0.9876904761904761, 0.9634880952380953, 1.0002261904761904, 0.9703214285714287, 1.0129523809523806, 0.9969047619047618, 0.982047619047619, 0.9875357142857143, 0.9709880952380953, 0.9766428571428571, 0.9942857142857142, 0.972, 0.9822857142857143, 1.006047619047619, 1.0311904761904762, 1.0039404761904762, 1.0262976190476192, 1.0265476190476188, 0.9916071428571429, 1.0299880952380953, 1.0246428571428572, 0.9814761904761905, 0.9772142857142857, 0.9866904761904762, 0.9953809523809527, 1.028357142857143, 0.9980952380952381, 0.9997499999999998, 0.9793333333333333, 0.9807738095238098, 0.9734285714285714, 0.968797619047619, 0.9728928571428573, 1.0097857142857143, 0.9969285714285713, 1.026654761904762, 1.0055119047619048, 1.0197857142857143, 1.0144642857142858, 1.0255357142857144, 0.9664880952380953, 0.9888928571428572, 0.9977380952380953, 0.9865714285714285, 1.010535714285714, 0.9766071428571428, 1.0239999999999998, 1.0156785714285714, 1.0136904761904764, 0.9836428571428572, 1.0189047619047618, 0.9948928571428571, 1.0364523809523811, 1.008595238095238, 0.9749761904761906, 1.0133690476190478, 1.0039642857142856, 1.0057500000000001, 1.0119285714285713, 0.9971785714285715, 0.9827499999999999, 0.9695, 0.9922976190476192, 0.9779047619047618, 1.022511904761905, 0.9915119047619049, 0.9898928571428572, 1.0124404761904762, 0.9966547619047619, 1.045809523809524, 0.9859166666666668, 1.0428214285714286, 1.0031785714285715, 1.034190476190476, 1.0298333333333336, 1.0231071428571428, 1.0179761904761904, 1.0297261904761905, 1.0126309523809525, 1.0314642857142857, 0.9839166666666669, 1.0122619047619048, 1.0411785714285717, 1.0057619047619046, 1.0100952380952382, 0.9824761904761904, 1.0169166666666667, 0.9966666666666668, 1.0173809523809525, 1.002904761904762, 0.9977380952380951, 0.9725238095238095, 1.0163333333333333, 0.9649880952380954, 0.9761666666666667, 0.9907976190476189, 0.9687023809523809, 0.9699642857142857, 0.986952380952381, 0.9949999999999998, 0.9576428571428572, 0.9805714285714285, 0.9720833333333335, 0.9974761904761906, 0.9639047619047618, 0.9579880952380952, 0.9688809523809523, 0.9735357142857145, 1.0010833333333333, 0.9865357142857143, 1.0204285714285715, 1.0137738095238096, 1.0287619047619048, 0.998059523809524, 1.029095238095238, 1.0111190476190477, 0.9808214285714287, 0.9944285714285714, 1.0135833333333333, 0.9982142857142856, 0.9823214285714286, 0.982261904761905, 1.0073809523809523, 0.9699285714285715, 1.0093452380952381, 0.9680357142857142, 1.0023452380952382, 1.0242142857142857, 0.98575, 1.0321785714285714, 1.0201190476190476, 1.0197619047619049, 0.990297619047619, 1.032690476190476, 0.9617142857142857, 0.9918928571428571, 0.9920357142857144, 0.9748333333333334, 1.0229166666666667, 0.9965952380952381, 1.0138809523809524, 1.0184761904761905, 0.992702380952381, 1.0230119047619048, 0.9831785714285713, 1.0003095238095239, 1.0107142857142857, 1.0188214285714285, 1.0232380952380953, 0.9828095238095238, 1.039440476190476, 1.0031190476190477, 0.9739880952380953, 0.9868928571428571, 0.9790476190476189, 0.9544642857142859, 0.9576785714285715, 0.9544404761904762]</text:p>
          </table:table-cell>
          <table:table-cell office:value-type="float" office:value="4.700436973571777">
            <text:p>4.700436973571777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MLFRSLEHQDKLKGLIISNMMASAPDYNKYAQEVLGPQMKPEILQEIQEIEARNDYSNPRYMELLLENYYTAHLLRMPVEDWPQSVNMAFRHMNPEVYVYMQGPSEFGIAGDATLKYWDVSGELPNITVPTLVIGATYDTMDPEHMNWMSEQVQNGRFLLCPNGSHLSQYDDQKTYMGGVIQFMKDVDKGNF">
            <text:p>MLFRSLEHQDKLKGLIISNMMASAPDYNKYAQEVLGPQMKPEILQEIQEIEARNDYSNPRYMELLLENYYTAHLLRMPVEDWPQSVNMAFRHMNPEVYVYMQGPSEFGIAGDATLKYWDVSGELPNITVPTLVIGATYDTMDPEHMNWMSEQVQNGRFLLCPNGSHLSQYDDQKTYMGGVIQFMKDVDKGNF</text:p>
          </table:table-cell>
          <table:table-cell office:value-type="string" office:value="MIGDJLCI_08498">
            <text:p>MIGDJLCI_08498</text:p>
          </table:table-cell>
          <table:table-cell office:value-type="float" office:value="192">
            <text:p>192</text:p>
          </table:table-cell>
          <table:table-cell office:value-type="float" office:value="0.109375">
            <text:p>0.109375</text:p>
          </table:table-cell>
          <table:table-cell office:value-type="float" office:value="-0.47395833333333365">
            <text:p>-0.47395833333333365</text:p>
          </table:table-cell>
          <table:table-cell office:value-type="float" office:value="51.554687499999986">
            <text:p>51.554687499999986</text:p>
          </table:table-cell>
          <table:table-cell office:value-type="float" office:value="22202.0066">
            <text:p>22202.0066</text:p>
          </table:table-cell>
          <table:table-cell office:value-type="string" office:value="(0.3020833333333333, 0.23958333333333334, 0.28125)">
            <text:p>(0.3020833333333333, 0.23958333333333334, 0.28125)</text:p>
          </table:table-cell>
          <table:table-cell office:value-type="string" office:value="[0.9697619047619048, 1.0307142857142857, 0.9897023809523811, 1.037297619047619, 1.0352857142857144, 1.0419642857142857, 1.0044285714285717, 1.0545952380952381, 1.0029166666666665, 0.9847619047619047, 0.9886071428571429, 0.9810238095238096, 1.0037142857142858, 0.9821666666666666, 0.9678214285714285, 0.9879404761904761, 0.9995952380952382, 1.014345238095238, 0.9926904761904761, 1.0203095238095237, 1.023261904761905, 0.9950714285714287, 1.03925, 1.0276190476190477, 0.9881190476190478, 1.02225, 1.016892857142857, 1.020154761904762, 0.9761190476190477, 1.0013333333333332, 1.0201666666666667, 1.0135, 1.0136785714285712, 1.0067023809523807, 1.056452380952381, 1.0214642857142857, 1.0355952380952382, 0.9921071428571427, 1.0129166666666667, 1.0284761904761903, 1.0227380952380951, 0.9799404761904762, 1.0324166666666668, 1.030714285714286, 0.9916666666666668, 1.050845238095238, 1.0021666666666667, 1.026214285714286, 1.0280476190476189, 1.0248333333333335, 0.9988214285714287, 1.042202380952381, 1.0211785714285715, 1.0162857142857142, 1.0050119047619048, 0.9882619047619049, 0.9993690476190477, 1.0125357142857143, 0.9560000000000001, 0.9832380952380954, 0.9831190476190479, 1.0166190476190475, 0.9833214285714286, 0.9643214285714288, 0.9815238095238096, 0.9892619047619049, 0.9690476190476192, 0.9574166666666667, 0.9560714285714286, 0.9635714285714285, 0.9803571428571428, 0.9652619047619047, 1.0054761904761906, 0.9734761904761905, 1.0343214285714286, 1.0094285714285713, 0.986095238095238, 1.0401666666666667, 1.0125714285714285, 1.0156785714285714, 0.9839285714285715, 1.0165119047619047, 0.9750357142857143, 0.987452380952381, 0.9598809523809525, 0.9876190476190475, 0.9665833333333333, 0.985202380952381, 1.0123214285714286, 1.0022142857142857, 1.0129642857142858, 0.9655119047619047, 0.9811666666666667, 0.9723690476190476, 0.9652976190476191, 0.972345238095238, 0.9943333333333333, 0.9998333333333332, 1.0169880952380952, 1.0232857142857144, 1.0335119047619048, 0.9847976190476191, 1.0277380952380952, 0.9829166666666667, 1.0077738095238093, 1.0071071428571428, 1.005595238095238, 0.9918452380952381, 1.0057500000000001, 0.9866547619047618, 1.0267738095238097, 0.9579285714285716, 0.9784285714285714, 1.0161666666666667, 0.9708095238095238, 1.0223452380952383, 1.004845238095238, 1.0310833333333334, 0.9916785714285716, 1.035190476190476, 1.01025, 0.9801785714285716, 1.0070119047619048, 0.9740714285714286, 1.0050357142857143, 0.9671666666666665, 0.9603809523809523, 0.9687857142857143, 0.967392857142857, 0.9888333333333333, 0.9663690476190476, 0.9832976190476191, 0.9728928571428573, 1.0190952380952378, 0.9900476190476191, 1.0011428571428571, 1.0363333333333333, 1.016154761904762, 1.0325833333333332, 0.9879880952380953, 1.0026190476190475, 1.0141071428571429, 0.9662380952380952, 1.0005238095238096, 1.0113452380952384, 1.0157261904761905, 1.0056190476190476, 0.9975119047619049, 1.0399166666666666, 1.0206309523809525, 1.006547619047619, 0.9919761904761906, 0.9633333333333334, 0.9750119047619049, 0.9654047619047619, 0.9608214285714286, 1.002904761904762, 0.9899642857142859, 0.996797619047619, 1.0090357142857145, 0.9907142857142857, 0.9998809523809525, 1.0202142857142857, 1.0025238095238094, 0.9884166666666667, 1.0429166666666665, 1.030392857142857, 1.0286309523809525, 1.0411190476190477, 1.004095238095238, 1.0029285714285716, 1.0044166666666665, 1.0040833333333334, 0.9868928571428571, 0.9595476190476191, 0.9709404761904762, 0.9968214285714286, 0.9612261904761904, 0.9907142857142857, 1.0226785714285715, 1.007845238095238, 0.9990000000000001, 1.0551071428571428]">
            <text:p>[0.9697619047619048, 1.0307142857142857, 0.9897023809523811, 1.037297619047619, 1.0352857142857144, 1.0419642857142857, 1.0044285714285717, 1.0545952380952381, 1.0029166666666665, 0.9847619047619047, 0.9886071428571429, 0.9810238095238096, 1.0037142857142858, 0.9821666666666666, 0.9678214285714285, 0.9879404761904761, 0.9995952380952382, 1.014345238095238, 0.9926904761904761, 1.0203095238095237, 1.023261904761905, 0.9950714285714287, 1.03925, 1.0276190476190477, 0.9881190476190478, 1.02225, 1.016892857142857, 1.020154761904762, 0.9761190476190477, 1.0013333333333332, 1.0201666666666667, 1.0135, 1.0136785714285712, 1.0067023809523807, 1.056452380952381, 1.0214642857142857, 1.0355952380952382, 0.9921071428571427, 1.0129166666666667, 1.0284761904761903, 1.0227380952380951, 0.9799404761904762, 1.0324166666666668, 1.030714285714286, 0.9916666666666668, 1.050845238095238, 1.0021666666666667, 1.026214285714286, 1.0280476190476189, 1.0248333333333335, 0.9988214285714287, 1.042202380952381, 1.0211785714285715, 1.0162857142857142, 1.0050119047619048, 0.9882619047619049, 0.9993690476190477, 1.0125357142857143, 0.9560000000000001, 0.9832380952380954, 0.9831190476190479, 1.0166190476190475, 0.9833214285714286, 0.9643214285714288, 0.9815238095238096, 0.9892619047619049, 0.9690476190476192, 0.9574166666666667, 0.9560714285714286, 0.9635714285714285, 0.9803571428571428, 0.9652619047619047, 1.0054761904761906, 0.9734761904761905, 1.0343214285714286, 1.0094285714285713, 0.986095238095238, 1.0401666666666667, 1.0125714285714285, 1.0156785714285714, 0.9839285714285715, 1.0165119047619047, 0.9750357142857143, 0.987452380952381, 0.9598809523809525, 0.9876190476190475, 0.9665833333333333, 0.985202380952381, 1.0123214285714286, 1.0022142857142857, 1.0129642857142858, 0.9655119047619047, 0.9811666666666667, 0.9723690476190476, 0.9652976190476191, 0.972345238095238, 0.9943333333333333, 0.9998333333333332, 1.0169880952380952, 1.0232857142857144, 1.0335119047619048, 0.9847976190476191, 1.0277380952380952, 0.9829166666666667, 1.0077738095238093, 1.0071071428571428, 1.005595238095238, 0.9918452380952381, 1.0057500000000001, 0.9866547619047618, 1.0267738095238097, 0.9579285714285716, 0.9784285714285714, 1.0161666666666667, 0.9708095238095238, 1.0223452380952383, 1.004845238095238, 1.0310833333333334, 0.9916785714285716, 1.035190476190476, 1.01025, 0.9801785714285716, 1.0070119047619048, 0.9740714285714286, 1.0050357142857143, 0.9671666666666665, 0.9603809523809523, 0.9687857142857143, 0.967392857142857, 0.9888333333333333, 0.9663690476190476, 0.9832976190476191, 0.9728928571428573, 1.0190952380952378, 0.9900476190476191, 1.0011428571428571, 1.0363333333333333, 1.016154761904762, 1.0325833333333332, 0.9879880952380953, 1.0026190476190475, 1.0141071428571429, 0.9662380952380952, 1.0005238095238096, 1.0113452380952384, 1.0157261904761905, 1.0056190476190476, 0.9975119047619049, 1.0399166666666666, 1.0206309523809525, 1.006547619047619, 0.9919761904761906, 0.9633333333333334, 0.9750119047619049, 0.9654047619047619, 0.9608214285714286, 1.002904761904762, 0.9899642857142859, 0.996797619047619, 1.0090357142857145, 0.9907142857142857, 0.9998809523809525, 1.0202142857142857, 1.0025238095238094, 0.9884166666666667, 1.0429166666666665, 1.030392857142857, 1.0286309523809525, 1.0411190476190477, 1.004095238095238, 1.0029285714285716, 1.0044166666666665, 1.0040833333333334, 0.9868928571428571, 0.9595476190476191, 0.9709404761904762, 0.9968214285714286, 0.9612261904761904, 0.9907142857142857, 1.0226785714285715, 1.007845238095238, 0.9990000000000001, 1.0551071428571428]</text:p>
          </table:table-cell>
          <table:table-cell office:value-type="float" office:value="4.70373363494873">
            <text:p>4.70373363494873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MKYVMLVLMMSSLLLSAGNTLAQDVKKDNDWWWSDAWWNDGKIEVPTNYDVKTTWIEYQSDDVDVPAMVVRPRKKGKFPAVLFQHGRRGLDDLVQRHARRLAARGFVVLAPDIYKAHFIGTHPIEHDYELEKDVNKAVDILLARKDISTNKACLYSHTRGGYYALKVATTFKRQEKDIVCYVSYYPHLQDPNAPEPAQVYGYAPEIEQLKIPVLVFIGEDDQYQRMRVVQTSIKILQDKKRDARLIIYPGVGRGFDFRPENVRTFADDLASKDAIQRATNFMLKHLGPHQK">
            <text:p>MKYVMLVLMMSSLLLSAGNTLAQDVKKDNDWWWSDAWWNDGKIEVPTNYDVKTTWIEYQSDDVDVPAMVVRPRKKGKFPAVLFQHGRRGLDDLVQRHARRLAARGFVVLAPDIYKAHFIGTHPIEHDYELEKDVNKAVDILLARKDISTNKACLYSHTRGGYYALKVATTFKRQEKDIVCYVSYYPHLQDPNAPEPAQVYGYAPEIEQLKIPVLVFIGEDDQYQRMRVVQTSIKILQDKKRDARLIIYPGVGRGFDFRPENVRTFADDLASKDAIQRATNFMLKHLGPHQK</text:p>
          </table:table-cell>
          <table:table-cell office:value-type="string" office:value="MIGDJLCI_10035">
            <text:p>MIGDJLCI_10035</text:p>
          </table:table-cell>
          <table:table-cell office:value-type="float" office:value="291">
            <text:p>291</text:p>
          </table:table-cell>
          <table:table-cell office:value-type="float" office:value="0.10652920962199312">
            <text:p>0.10652920962199312</text:p>
          </table:table-cell>
          <table:table-cell office:value-type="float" office:value="-0.44467353951890065">
            <text:p>-0.44467353951890065</text:p>
          </table:table-cell>
          <table:table-cell office:value-type="float" office:value="40.06323024054982">
            <text:p>40.06323024054982</text:p>
          </table:table-cell>
          <table:table-cell office:value-type="float" office:value="33598.16000000003">
            <text:p>33598.16000000003</text:p>
          </table:table-cell>
          <table:table-cell office:value-type="string" office:value="(0.32989690721649484, 0.16838487972508592, 0.2233676975945017)">
            <text:p>(0.32989690721649484, 0.16838487972508592, 0.2233676975945017)</text:p>
          </table:table-cell>
          <table:table-cell office:value-type="string" office:value="[0.9487261904761907, 0.945452380952381, 0.9451309523809526, 0.9580357142857142, 0.9636666666666668, 0.9888333333333335, 0.9777857142857145, 0.960904761904762, 0.9792023809523811, 0.9801428571428571, 1.0070714285714286, 0.981, 1.0039404761904762, 1.0045238095238094, 0.9952857142857143, 0.9939523809523808, 1.0083333333333333, 1.0150357142857143, 1.0204404761904764, 0.9983214285714287, 1.065809523809524, 1.0502857142857143, 1.0452857142857144, 1.0375119047619048, 1.0273571428571429, 0.9784999999999998, 0.9892619047619048, 0.9777142857142858, 0.9997380952380952, 0.9779523809523809, 0.960452380952381, 0.9660952380952381, 0.984595238095238, 1.0232023809523811, 1.007809523809524, 1.0084761904761905, 1.0347380952380953, 0.9948928571428571, 1.055607142857143, 0.9907142857142857, 1.0330119047619046, 1.0012857142857143, 1.0142261904761907, 0.9867857142857145, 1.0314880952380954, 0.9847380952380953, 1.035964285714286, 0.9809166666666665, 0.9957857142857143, 0.9717857142857143, 0.9862261904761903, 1.0186666666666668, 0.963845238095238, 1.0248690476190476, 1.0159047619047619, 1.0306904761904763, 1.0277261904761905, 0.9965595238095238, 1.0427976190476191, 0.9836666666666667, 1.0189404761904763, 0.9746309523809524, 0.9715952380952382, 0.9718095238095239, 0.9730595238095239, 0.9987261904761903, 1.0075714285714286, 1.0098690476190477, 1.0542976190476192, 1.047809523809524, 1.039297619047619, 1.0593452380952382, 0.9976904761904761, 1.0389999999999997, 0.9832261904761905, 0.9705595238095238, 0.9692738095238097, 0.9598214285714286, 0.9925119047619047, 0.9600714285714286, 1.0007023809523807, 0.9896904761904762, 1.002154761904762, 1.014392857142857, 0.9906190476190478, 1.0307619047619048, 1.0064285714285712, 0.9785595238095239, 0.9935476190476192, 1.009404761904762, 0.986345238095238, 0.9772142857142857, 0.9897976190476191, 0.9905476190476191, 0.9869285714285715, 0.9702500000000001, 0.9931904761904762, 0.9847619047619047, 0.9869166666666667, 0.9821309523809523, 0.9484999999999999, 0.9654404761904761, 0.9598809523809525, 0.9651428571428572, 0.978, 0.9874761904761906, 0.9944761904761905, 0.9710595238095237, 0.9958452380952381, 1.0252142857142856, 0.9662857142857144, 0.9725000000000001, 0.9646785714285715, 0.9713333333333335, 0.9929285714285714, 0.9672738095238096, 0.9736071428571429, 1.0067738095238095, 0.9760714285714287, 1.031642857142857, 0.9796190476190477, 1.0273214285714285, 0.9854404761904764, 1.0463333333333336, 0.9979047619047621, 1.056357142857143, 1.038297619047619, 1.0353809523809525, 1.0156666666666667, 1.0515000000000003, 1.0411904761904762, 0.9981904761904762, 0.9940833333333333, 1.016654761904762, 0.9590833333333332, 0.9747023809523809, 0.9714642857142858, 0.9907976190476191, 0.996452380952381, 1.020309523809524, 1.009297619047619, 0.9946190476190476, 1.046952380952381, 1.018095238095238, 1.0318571428571428, 1.0245476190476193, 0.9819166666666665, 0.9795238095238096, 0.9840833333333334, 0.9709880952380955, 0.9923333333333334, 0.957202380952381, 0.9927499999999999, 0.9943809523809525, 0.9991309523809523, 0.9944761904761903, 0.9657261904761906, 0.9820357142857142, 0.9876190476190477, 0.9678095238095237, 1.010154761904762, 0.9526190476190476, 0.993154761904762, 0.9916666666666668, 0.9924404761904763, 0.9819642857142857, 1.0382857142857145, 1.0053333333333332, 1.0409761904761905, 1.0529404761904764, 1.0450714285714287, 1.0290357142857143, 0.9858095238095237, 0.988047619047619, 0.9653095238095238, 0.9588809523809523, 0.94675, 0.9724404761904762, 0.9384880952380952, 0.9625714285714286, 0.9926666666666665, 0.9624285714285715, 0.9853690476190478, 1.0160357142857144, 1.0172380952380953, 1.0197857142857143, 1.030357142857143, 1.026142857142857, 1.0521190476190474, 1.0492738095238094, 1.0268214285714283, 1.0110833333333336, 1.0222142857142857, 0.980452380952381, 0.9848809523809524, 0.9979761904761905, 0.9652619047619049, 0.9970238095238095, 1.01, 1.0216309523809526, 0.9872142857142859, 1.051964285714286, 1.0132738095238094, 1.0019761904761904, 1.0426309523809525, 0.9704880952380954, 1.015607142857143, 0.9558333333333332, 0.9630833333333333, 0.9553809523809524, 0.9513571428571429, 0.9677261904761904, 1.0007261904761906, 1.0177142857142858, 1.0170119047619048, 1.0318333333333334, 1.0286071428571428, 1.006202380952381, 1.0340714285714288, 0.99675, 0.9789404761904761, 0.9920476190476192, 0.9641309523809525, 0.9804761904761905, 0.9994285714285714, 0.9827023809523809, 1.004357142857143, 0.9726666666666668, 1.0294285714285716, 0.9690714285714288, 1.0032738095238096, 1.0311785714285715, 1.0307738095238097, 1.0480238095238097, 1.0471071428571428, 1.0337738095238096, 1.0545, 1.011654761904762, 1.010297619047619, 0.9705476190476192, 0.9679047619047619, 0.9647023809523809, 0.9614880952380952, 0.991309523809524, 0.9765952380952382, 0.9715833333333334, 1.0114285714285713, 0.9963214285714285, 1.0037023809523808, 0.972702380952381, 1.021404761904762, 0.9728452380952382, 1.0220833333333335, 1.018154761904762, 1.0255357142857144, 1.0135714285714286, 0.9898333333333333, 1.0176428571428573, 0.9959523809523809, 0.979154761904762, 1.0021666666666667, 1.0092619047619047, 1.0041309523809525, 0.9857380952380952, 1.0249285714285716, 1.0358690476190477, 1.0371904761904762, 1.0202857142857145, 1.0060833333333332, 1.0048452380952382, 1.0285595238095238, 1.0002142857142857, 0.9930119047619047, 0.9941071428571429, 0.9974404761904762, 0.9644404761904762, 0.9879285714285715, 0.9739880952380953, 1.0116309523809524, 0.959345238095238, 0.9829523809523808, 1.0108333333333333]">
            <text:p>[0.9487261904761907, 0.945452380952381, 0.9451309523809526, 0.9580357142857142, 0.9636666666666668, 0.9888333333333335, 0.9777857142857145, 0.960904761904762, 0.9792023809523811, 0.9801428571428571, 1.0070714285714286, 0.981, 1.0039404761904762, 1.0045238095238094, 0.9952857142857143, 0.9939523809523808, 1.0083333333333333, 1.0150357142857143, 1.0204404761904764, 0.9983214285714287, 1.065809523809524, 1.0502857142857143, 1.0452857142857144, 1.0375119047619048, 1.0273571428571429, 0.9784999999999998, 0.9892619047619048, 0.9777142857142858, 0.9997380952380952, 0.9779523809523809, 0.960452380952381, 0.9660952380952381, 0.984595238095238, 1.0232023809523811, 1.007809523809524, 1.0084761904761905, 1.0347380952380953, 0.9948928571428571, 1.055607142857143, 0.9907142857142857, 1.0330119047619046, 1.0012857142857143, 1.0142261904761907, 0.9867857142857145, 1.0314880952380954, 0.9847380952380953, 1.035964285714286, 0.9809166666666665, 0.9957857142857143, 0.9717857142857143, 0.9862261904761903, 1.0186666666666668, 0.963845238095238, 1.0248690476190476, 1.0159047619047619, 1.0306904761904763, 1.0277261904761905, 0.9965595238095238, 1.0427976190476191, 0.9836666666666667, 1.0189404761904763, 0.9746309523809524, 0.9715952380952382, 0.9718095238095239, 0.9730595238095239, 0.9987261904761903, 1.0075714285714286, 1.0098690476190477, 1.0542976190476192, 1.047809523809524, 1.039297619047619, 1.0593452380952382, 0.9976904761904761, 1.0389999999999997, 0.9832261904761905, 0.9705595238095238, 0.9692738095238097, 0.9598214285714286, 0.9925119047619047, 0.9600714285714286, 1.0007023809523807, 0.9896904761904762, 1.002154761904762, 1.014392857142857, 0.9906190476190478, 1.0307619047619048, 1.0064285714285712, 0.9785595238095239, 0.9935476190476192, 1.009404761904762, 0.986345238095238, 0.9772142857142857, 0.9897976190476191, 0.9905476190476191, 0.9869285714285715, 0.9702500000000001, 0.9931904761904762, 0.9847619047619047, 0.9869166666666667, 0.9821309523809523, 0.9484999999999999, 0.9654404761904761, 0.9598809523809525, 0.9651428571428572, 0.978, 0.9874761904761906, 0.9944761904761905, 0.9710595238095237, 0.9958452380952381, 1.0252142857142856, 0.9662857142857144, 0.9725000000000001, 0.9646785714285715, 0.9713333333333335, 0.9929285714285714, 0.9672738095238096, 0.9736071428571429, 1.0067738095238095, 0.9760714285714287, 1.031642857142857, 0.9796190476190477, 1.0273214285714285, 0.9854404761904764, 1.0463333333333336, 0.9979047619047621, 1.056357142857143, 1.038297619047619, 1.0353809523809525, 1.0156666666666667, 1.0515000000000003, 1.0411904761904762, 0.9981904761904762, 0.9940833333333333, 1.016654761904762, 0.9590833333333332, 0.9747023809523809, 0.9714642857142858, 0.9907976190476191, 0.996452380952381, 1.020309523809524, 1.009297619047619, 0.9946190476190476, 1.046952380952381, 1.018095238095238, 1.0318571428571428, 1.0245476190476193, 0.9819166666666665, 0.9795238095238096, 0.9840833333333334, 0.9709880952380955, 0.9923333333333334, 0.957202380952381, 0.9927499999999999, 0.9943809523809525, 0.9991309523809523, 0.9944761904761903, 0.9657261904761906, 0.9820357142857142, 0.9876190476190477, 0.9678095238095237, 1.010154761904762, 0.9526190476190476, 0.993154761904762, 0.9916666666666668, 0.9924404761904763, 0.9819642857142857, 1.0382857142857145, 1.0053333333333332, 1.0409761904761905, 1.0529404761904764, 1.0450714285714287, 1.0290357142857143, 0.9858095238095237, 0.988047619047619, 0.9653095238095238, 0.9588809523809523, 0.94675, 0.9724404761904762, 0.9384880952380952, 0.9625714285714286, 0.9926666666666665, 0.9624285714285715, 0.9853690476190478, 1.0160357142857144, 1.0172380952380953, 1.0197857142857143, 1.030357142857143, 1.026142857142857, 1.0521190476190474, 1.0492738095238094, 1.0268214285714283, 1.0110833333333336, 1.0222142857142857, 0.980452380952381, 0.9848809523809524, 0.9979761904761905, 0.9652619047619049, 0.9970238095238095, 1.01, 1.0216309523809526, 0.9872142857142859, 1.051964285714286, 1.0132738095238094, 1.0019761904761904, 1.0426309523809525, 0.9704880952380954, 1.015607142857143, 0.9558333333333332, 0.9630833333333333, 0.9553809523809524, 0.9513571428571429, 0.9677261904761904, 1.0007261904761906, 1.0177142857142858, 1.0170119047619048, 1.0318333333333334, 1.0286071428571428, 1.006202380952381, 1.0340714285714288, 0.99675, 0.9789404761904761, 0.9920476190476192, 0.9641309523809525, 0.9804761904761905, 0.9994285714285714, 0.9827023809523809, 1.004357142857143, 0.9726666666666668, 1.0294285714285716, 0.9690714285714288, 1.0032738095238096, 1.0311785714285715, 1.0307738095238097, 1.0480238095238097, 1.0471071428571428, 1.0337738095238096, 1.0545, 1.011654761904762, 1.010297619047619, 0.9705476190476192, 0.9679047619047619, 0.9647023809523809, 0.9614880952380952, 0.991309523809524, 0.9765952380952382, 0.9715833333333334, 1.0114285714285713, 0.9963214285714285, 1.0037023809523808, 0.972702380952381, 1.021404761904762, 0.9728452380952382, 1.0220833333333335, 1.018154761904762, 1.0255357142857144, 1.0135714285714286, 0.9898333333333333, 1.0176428571428573, 0.9959523809523809, 0.979154761904762, 1.0021666666666667, 1.0092619047619047, 1.0041309523809525, 0.9857380952380952, 1.0249285714285716, 1.0358690476190477, 1.0371904761904762, 1.0202857142857145, 1.0060833333333332, 1.0048452380952382, 1.0285595238095238, 1.0002142857142857, 0.9930119047619047, 0.9941071428571429, 0.9974404761904762, 0.9644404761904762, 0.9879285714285715, 0.9739880952380953, 1.0116309523809524, 0.959345238095238, 0.9829523809523808, 1.0108333333333333]</text:p>
          </table:table-cell>
          <table:table-cell office:value-type="float" office:value="8.9438440322876">
            <text:p>8.9438440322876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MTPTPEPYWEYSIEHLRTRAYGDGTIEITESLGQNSIFARHYFRYNSDGLSIYGFANVPHGKGPFPVVIALHGYINPEIYQTLDYTTHYADALASAGYLVLHPNLRGYPPSDVGDNLLRVGRARAVLNLIALVKENSGQPGLLQTADPAHIGLWGHSMGGGVSTRVLTVTHDIDAAVLYAAMTGDEKKNFEAIYRWSDYTRGLEELSVPTDALHRLSPMYFFENITALVSIHHGLEDKLVPVQWSMQTCEHLKALGKDVECHYYEDMPHTFYGPGDKEFIQYTIQFFDRYLSAP">
            <text:p>MTPTPEPYWEYSIEHLRTRAYGDGTIEITESLGQNSIFARHYFRYNSDGLSIYGFANVPHGKGPFPVVIALHGYINPEIYQTLDYTTHYADALASAGYLVLHPNLRGYPPSDVGDNLLRVGRARAVLNLIALVKENSGQPGLLQTADPAHIGLWGHSMGGGVSTRVLTVTHDIDAAVLYAAMTGDEKKNFEAIYRWSDYTRGLEELSVPTDALHRLSPMYFFENITALVSIHHGLEDKLVPVQWSMQTCEHLKALGKDVECHYYEDMPHTFYGPGDKEFIQYTIQFFDRYLSAP</text:p>
          </table:table-cell>
          <table:table-cell office:value-type="string" office:value="MIGDJLCI_11834">
            <text:p>MIGDJLCI_11834</text:p>
          </table:table-cell>
          <table:table-cell office:value-type="float" office:value="294">
            <text:p>294</text:p>
          </table:table-cell>
          <table:table-cell office:value-type="float" office:value="0.12244897959183673">
            <text:p>0.12244897959183673</text:p>
          </table:table-cell>
          <table:table-cell office:value-type="float" office:value="-0.2554421768707484">
            <text:p>-0.2554421768707484</text:p>
          </table:table-cell>
          <table:table-cell office:value-type="float" office:value="40.03574829931972">
            <text:p>40.03574829931972</text:p>
          </table:table-cell>
          <table:table-cell office:value-type="float" office:value="33061.83090000002">
            <text:p>33061.83090000002</text:p>
          </table:table-cell>
          <table:table-cell office:value-type="string" office:value="(0.33333333333333326, 0.2346938775510204, 0.25170068027210885)">
            <text:p>(0.33333333333333326, 0.2346938775510204, 0.25170068027210885)</text:p>
          </table:table-cell>
          <table:table-cell office:value-type="string" office:value="[1.0306309523809525, 1.0161071428571429, 0.9909761904761906, 0.9970357142857144, 1.0293690476190478, 0.964607142857143, 1.0121785714285716, 0.9675476190476191, 1.0233928571428572, 0.9682619047619048, 0.9849523809523808, 1.0018690476190475, 0.983547619047619, 0.9902261904761905, 0.9845357142857142, 0.9847738095238096, 1.0198452380952379, 1.0110714285714286, 1.0041309523809523, 1.0021666666666664, 0.9918571428571429, 1.038357142857143, 0.9786309523809525, 1.0179761904761906, 1.027654761904762, 1.0076904761904761, 0.9992023809523809, 1.0358809523809522, 1.021952380952381, 1.0172857142857143, 1.0055357142857144, 0.975047619047619, 0.9844285714285713, 0.9878214285714286, 0.9711190476190475, 0.951095238095238, 0.9514285714285714, 0.9558095238095239, 0.9834642857142858, 0.9628809523809524, 1.0120119047619047, 1.0029642857142858, 1.0195357142857142, 1.0106190476190475, 0.9901904761904764, 1.0217619047619049, 0.9663690476190477, 0.9765357142857143, 0.9917738095238093, 0.9505238095238097, 0.9892261904761904, 0.9912023809523811, 0.9659285714285715, 1.0183214285714284, 0.9860595238095239, 1.0303690476190477, 1.0335714285714286, 1.0114285714285713, 1.0252380952380953, 0.9845952380952381, 1.0207261904761906, 0.9612380952380952, 0.9660833333333333, 0.9555, 0.9651904761904762, 0.9478809523809526, 0.9568333333333333, 0.9771190476190474, 0.9528452380952382, 0.9817380952380953, 1.012202380952381, 0.9990952380952381, 1.013904761904762, 0.9731190476190476, 0.997452380952381, 1.0165, 0.9840000000000001, 0.9752619047619048, 1.0091785714285713, 0.9617857142857144, 0.9953571428571428, 0.9778809523809523, 0.969845238095238, 0.9749880952380953, 0.9864166666666666, 0.9980595238095237, 0.9723571428571428, 0.9790476190476192, 1.0010000000000001, 1.0061190476190478, 0.9808452380952382, 0.9925833333333333, 0.9574761904761906, 0.967511904761905, 0.9601666666666668, 0.9612857142857145, 0.9666190476190476, 0.9905238095238096, 0.986654761904762, 0.970642857142857, 1.0088690476190476, 1.0060238095238094, 0.9874285714285714, 1.0324404761904762, 1.0150476190476192, 1.021797619047619, 1.0300595238095238, 1.0014761904761906, 1.0421190476190476, 1.0242619047619048, 1.0082380952380954, 0.978904761904762, 0.9890595238095237, 1.0003095238095239, 0.9692142857142857, 1.0010714285714284, 0.9825238095238095, 0.9849642857142856, 0.9915714285714285, 0.980904761904762, 0.9708214285714285, 0.971904761904762, 0.9893095238095239, 0.9452142857142857, 0.9573690476190477, 0.9727976190476191, 0.9641904761904764, 0.9841428571428571, 1.031452380952381, 1.02025, 1.0277857142857143, 1.0428333333333333, 1.0445, 1.0436190476190477, 1.0308452380952378, 1.0148452380952382, 0.9895238095238096, 0.9961428571428573, 1.013797619047619, 0.9921785714285715, 0.9999404761904762, 1.0210238095238093, 1.0045238095238094, 0.9940476190476191, 0.9877380952380952, 0.9767619047619048, 0.9941190476190476, 0.9500833333333332, 0.95975, 0.9914642857142857, 0.962202380952381, 1.003654761904762, 0.9760357142857142, 1.0128690476190476, 1.006190476190476, 1.0067142857142857, 0.9884642857142858, 1.0216904761904761, 0.988142857142857, 0.9919523809523809, 0.965642857142857, 0.9727380952380953, 0.9803333333333333, 0.9571428571428572, 0.9816309523809523, 0.9682499999999999, 1.0076666666666667, 0.9668095238095237, 1.017988095238095, 0.9762142857142857, 0.9825833333333334, 0.9645357142857143, 0.9648214285714287, 0.9592857142857144, 0.9680595238095238, 0.96475, 0.9692619047619049, 0.9994047619047618, 1.017440476190476, 1.03975, 1.055059523809524, 1.0589880952380955, 1.063404761904762, 1.0476428571428573, 1.0160357142857144, 1.0536309523809524, 0.9861666666666667, 0.9757261904761906, 0.9745476190476191, 0.9889880952380953, 0.9580833333333335, 1.003857142857143, 0.9918571428571429, 0.9702500000000001, 1.0077857142857143, 1.0018809523809524, 1.0142142857142857, 0.9916904761904765, 1.0425357142857143, 1.0194166666666666, 0.9893928571428573, 1.033404761904762, 0.9908690476190477, 1.0331547619047619, 0.9964880952380952, 1.0138809523809524, 0.9847619047619047, 0.9801428571428571, 0.9881666666666666, 0.99475, 0.9712619047619049, 1.0034404761904763, 0.9848690476190478, 0.9615119047619047, 0.9707857142857144, 0.9697976190476192, 0.9719404761904764, 1.0086666666666668, 0.9753928571428572, 0.9639761904761903, 0.9958452380952382, 0.9813809523809525, 0.9690238095238095, 0.9665595238095238, 0.984952380952381, 0.9462619047619046, 0.969, 0.9708214285714286, 0.9981547619047619, 0.9816904761904761, 1.037154761904762, 1.0139999999999998, 1.0310714285714286, 0.9879166666666668, 1.0066428571428572, 1.0194404761904763, 0.9680952380952382, 1.001702380952381, 0.9564047619047619, 1.0114166666666666, 0.9692380952380952, 1.004547619047619, 0.9850357142857142, 0.9707499999999999, 1.0280714285714285, 0.9686309523809525, 0.9901428571428571, 1.0248452380952382, 0.9815238095238096, 1.0013452380952381, 1.027095238095238, 1.0354761904761904, 1.019202380952381, 0.9904523809523811, 1.0358690476190477, 0.9596904761904762, 0.9897023809523811, 0.9722380952380953, 0.9756785714285714, 1.0185833333333334, 0.9913809523809525, 0.98275, 1.0190833333333333, 0.9770357142857145, 0.9964166666666666, 0.964452380952381, 0.9801190476190478, 1.0070119047619048, 1.0073928571428572, 1.020892857142857, 1.0407142857142855, 1.0456785714285715, 1.0377857142857143, 0.9904642857142857, 1.0069761904761907, 1.0103690476190477, 0.9620833333333333, 0.9837380952380952, 0.9513571428571427, 0.9894999999999999, 0.9507738095238094, 0.9694404761904762, 1.0004404761904762, 0.9674166666666667, 0.965904761904762]">
            <text:p>[1.0306309523809525, 1.0161071428571429, 0.9909761904761906, 0.9970357142857144, 1.0293690476190478, 0.964607142857143, 1.0121785714285716, 0.9675476190476191, 1.0233928571428572, 0.9682619047619048, 0.9849523809523808, 1.0018690476190475, 0.983547619047619, 0.9902261904761905, 0.9845357142857142, 0.9847738095238096, 1.0198452380952379, 1.0110714285714286, 1.0041309523809523, 1.0021666666666664, 0.9918571428571429, 1.038357142857143, 0.9786309523809525, 1.0179761904761906, 1.027654761904762, 1.0076904761904761, 0.9992023809523809, 1.0358809523809522, 1.021952380952381, 1.0172857142857143, 1.0055357142857144, 0.975047619047619, 0.9844285714285713, 0.9878214285714286, 0.9711190476190475, 0.951095238095238, 0.9514285714285714, 0.9558095238095239, 0.9834642857142858, 0.9628809523809524, 1.0120119047619047, 1.0029642857142858, 1.0195357142857142, 1.0106190476190475, 0.9901904761904764, 1.0217619047619049, 0.9663690476190477, 0.9765357142857143, 0.9917738095238093, 0.9505238095238097, 0.9892261904761904, 0.9912023809523811, 0.9659285714285715, 1.0183214285714284, 0.9860595238095239, 1.0303690476190477, 1.0335714285714286, 1.0114285714285713, 1.0252380952380953, 0.9845952380952381, 1.0207261904761906, 0.9612380952380952, 0.9660833333333333, 0.9555, 0.9651904761904762, 0.9478809523809526, 0.9568333333333333, 0.9771190476190474, 0.9528452380952382, 0.9817380952380953, 1.012202380952381, 0.9990952380952381, 1.013904761904762, 0.9731190476190476, 0.997452380952381, 1.0165, 0.9840000000000001, 0.9752619047619048, 1.0091785714285713, 0.9617857142857144, 0.9953571428571428, 0.9778809523809523, 0.969845238095238, 0.9749880952380953, 0.9864166666666666, 0.9980595238095237, 0.9723571428571428, 0.9790476190476192, 1.0010000000000001, 1.0061190476190478, 0.9808452380952382, 0.9925833333333333, 0.9574761904761906, 0.967511904761905, 0.9601666666666668, 0.9612857142857145, 0.9666190476190476, 0.9905238095238096, 0.986654761904762, 0.970642857142857, 1.0088690476190476, 1.0060238095238094, 0.9874285714285714, 1.0324404761904762, 1.0150476190476192, 1.021797619047619, 1.0300595238095238, 1.0014761904761906, 1.0421190476190476, 1.0242619047619048, 1.0082380952380954, 0.978904761904762, 0.9890595238095237, 1.0003095238095239, 0.9692142857142857, 1.0010714285714284, 0.9825238095238095, 0.9849642857142856, 0.9915714285714285, 0.980904761904762, 0.9708214285714285, 0.971904761904762, 0.9893095238095239, 0.9452142857142857, 0.9573690476190477, 0.9727976190476191, 0.9641904761904764, 0.9841428571428571, 1.031452380952381, 1.02025, 1.0277857142857143, 1.0428333333333333, 1.0445, 1.0436190476190477, 1.0308452380952378, 1.0148452380952382, 0.9895238095238096, 0.9961428571428573, 1.013797619047619, 0.9921785714285715, 0.9999404761904762, 1.0210238095238093, 1.0045238095238094, 0.9940476190476191, 0.9877380952380952, 0.9767619047619048, 0.9941190476190476, 0.9500833333333332, 0.95975, 0.9914642857142857, 0.962202380952381, 1.003654761904762, 0.9760357142857142, 1.0128690476190476, 1.006190476190476, 1.0067142857142857, 0.9884642857142858, 1.0216904761904761, 0.988142857142857, 0.9919523809523809, 0.965642857142857, 0.9727380952380953, 0.9803333333333333, 0.9571428571428572, 0.9816309523809523, 0.9682499999999999, 1.0076666666666667, 0.9668095238095237, 1.017988095238095, 0.9762142857142857, 0.9825833333333334, 0.9645357142857143, 0.9648214285714287, 0.9592857142857144, 0.9680595238095238, 0.96475, 0.9692619047619049, 0.9994047619047618, 1.017440476190476, 1.03975, 1.055059523809524, 1.0589880952380955, 1.063404761904762, 1.0476428571428573, 1.0160357142857144, 1.0536309523809524, 0.9861666666666667, 0.9757261904761906, 0.9745476190476191, 0.9889880952380953, 0.9580833333333335, 1.003857142857143, 0.9918571428571429, 0.9702500000000001, 1.0077857142857143, 1.0018809523809524, 1.0142142857142857, 0.9916904761904765, 1.0425357142857143, 1.0194166666666666, 0.9893928571428573, 1.033404761904762, 0.9908690476190477, 1.0331547619047619, 0.9964880952380952, 1.0138809523809524, 0.9847619047619047, 0.9801428571428571, 0.9881666666666666, 0.99475, 0.9712619047619049, 1.0034404761904763, 0.9848690476190478, 0.9615119047619047, 0.9707857142857144, 0.9697976190476192, 0.9719404761904764, 1.0086666666666668, 0.9753928571428572, 0.9639761904761903, 0.9958452380952382, 0.9813809523809525, 0.9690238095238095, 0.9665595238095238, 0.984952380952381, 0.9462619047619046, 0.969, 0.9708214285714286, 0.9981547619047619, 0.9816904761904761, 1.037154761904762, 1.0139999999999998, 1.0310714285714286, 0.9879166666666668, 1.0066428571428572, 1.0194404761904763, 0.9680952380952382, 1.001702380952381, 0.9564047619047619, 1.0114166666666666, 0.9692380952380952, 1.004547619047619, 0.9850357142857142, 0.9707499999999999, 1.0280714285714285, 0.9686309523809525, 0.9901428571428571, 1.0248452380952382, 0.9815238095238096, 1.0013452380952381, 1.027095238095238, 1.0354761904761904, 1.019202380952381, 0.9904523809523811, 1.0358690476190477, 0.9596904761904762, 0.9897023809523811, 0.9722380952380953, 0.9756785714285714, 1.0185833333333334, 0.9913809523809525, 0.98275, 1.0190833333333333, 0.9770357142857145, 0.9964166666666666, 0.964452380952381, 0.9801190476190478, 1.0070119047619048, 1.0073928571428572, 1.020892857142857, 1.0407142857142855, 1.0456785714285715, 1.0377857142857143, 0.9904642857142857, 1.0069761904761907, 1.0103690476190477, 0.9620833333333333, 0.9837380952380952, 0.9513571428571427, 0.9894999999999999, 0.9507738095238094, 0.9694404761904762, 1.0004404761904762, 0.9674166666666667, 0.965904761904762]</text:p>
          </table:table-cell>
          <table:table-cell office:value-type="float" office:value="5.5205099105834945">
            <text:p>5.5205099105834945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MVILSEPKCFDGRQRIVRHASEATGTTMQVSIFLPPQTESRSVPVLYFLSGLTCTEENFTVKAGAQRYATEHGLAIVAPDTSPRGLDLPGEHDDWDFGSGAGFYVDATESPWKDHYRMYEYVTRELPSCISKSQPIDTDRASIAGHSMGGHGALVIGLRSPDRYASISAFAPIVSPTRCPWGERAFSAYLGPDRKKWESWDASLLVSHSTHPRKILIDQGMADGFLVEQLKPALFEEACGHAGQALELRLQPGYDHSYFFIASFIGDHVAHAARALGLA">
            <text:p>MVILSEPKCFDGRQRIVRHASEATGTTMQVSIFLPPQTESRSVPVLYFLSGLTCTEENFTVKAGAQRYATEHGLAIVAPDTSPRGLDLPGEHDDWDFGSGAGFYVDATESPWKDHYRMYEYVTRELPSCISKSQPIDTDRASIAGHSMGGHGALVIGLRSPDRYASISAFAPIVSPTRCPWGERAFSAYLGPDRKKWESWDASLLVSHSTHPRKILIDQGMADGFLVEQLKPALFEEACGHAGQALELRLQPGYDHSYFFIASFIGDHVAHAARALGLA</text:p>
          </table:table-cell>
          <table:table-cell office:value-type="string" office:value="MIGDJLCI_15341">
            <text:p>MIGDJLCI_15341</text:p>
          </table:table-cell>
          <table:table-cell office:value-type="float" office:value="279">
            <text:p>279</text:p>
          </table:table-cell>
          <table:table-cell office:value-type="float" office:value="0.1003584229390681">
            <text:p>0.1003584229390681</text:p>
          </table:table-cell>
          <table:table-cell office:value-type="float" office:value="-0.22401433691756314">
            <text:p>-0.22401433691756314</text:p>
          </table:table-cell>
          <table:table-cell office:value-type="float" office:value="43.08856630824372">
            <text:p>43.08856630824372</text:p>
          </table:table-cell>
          <table:table-cell office:value-type="float" office:value="30627.14900000002">
            <text:p>30627.14900000002</text:p>
          </table:table-cell>
          <table:table-cell office:value-type="string" office:value="(0.2831541218637993, 0.24372759856630827, 0.2616487455197133)">
            <text:p>(0.2831541218637993, 0.24372759856630827, 0.2616487455197133)</text:p>
          </table:table-cell>
          <table:table-cell office:value-type="string" office:value="[1.0155238095238095, 1.007190476190476, 1.031309523809524, 0.9840833333333333, 1.0133571428571428, 1.0357500000000002, 1.0016071428571427, 1.0017857142857143, 1.0056904761904761, 0.99525, 0.9773690476190475, 0.9799880952380953, 0.9907857142857143, 0.972202380952381, 0.9943452380952381, 1.0095833333333335, 1.0207261904761904, 0.9979880952380953, 1.0185714285714287, 1.019595238095238, 1.0040238095238094, 1.0006309523809525, 0.986488095238095, 1.006535714285714, 0.9649642857142857, 0.9966309523809523, 0.9511785714285714, 0.9690357142857143, 0.9794285714285713, 1.004392857142857, 1.0014761904761904, 1.0117261904761905, 1.0183214285714286, 1.0533333333333335, 1.0277380952380952, 1.0244285714285715, 1.0282857142857142, 0.9875714285714287, 1.0162857142857142, 0.9561309523809525, 0.9625119047619047, 0.9537380952380953, 0.95075, 0.9603809523809523, 0.9837023809523812, 0.9690476190476189, 0.9581428571428573, 0.9928095238095238, 0.9738690476190477, 1.016845238095238, 1.02475, 1.0159404761904764, 1.0091309523809524, 0.9904166666666667, 1.0247976190476191, 0.9933333333333335, 1.0330238095238098, 0.9827619047619047, 1.0155357142857142, 0.9999404761904762, 1.0151547619047618, 0.9975714285714287, 0.9834523809523811, 1.0053571428571428, 0.9997500000000001, 1.0174880952380954, 0.9723452380952382, 1.0076309523809523, 0.9687261904761904, 0.9858095238095237, 0.9615238095238096, 0.9715833333333334, 0.9886904761904761, 1.0031547619047618, 1.01175, 1.0053571428571428, 1.035595238095238, 1.0283095238095237, 1.0190357142857143, 1.0215833333333333, 0.9933333333333333, 1.0333214285714287, 0.9870833333333332, 1.0318095238095237, 1.015059523809524, 1.0378214285714287, 1.0003809523809524, 1.0460357142857142, 1.0220357142857144, 0.9832261904761904, 1.0370595238095237, 0.9761785714285716, 1.026, 1.0098928571428571, 1.0031071428571428, 0.9946666666666667, 1.000190476190476, 0.9662142857142858, 0.9798452380952382, 0.9734761904761905, 1.0065119047619047, 0.9794047619047619, 1.0086666666666668, 1.0339285714285715, 1.0185833333333334, 1.0333214285714287, 0.9995833333333334, 1.0565119047619047, 1.0112738095238096, 0.9832976190476191, 0.9860595238095239, 0.9998928571428571, 0.9730119047619048, 0.9693333333333334, 1.0033333333333334, 0.9479880952380952, 0.9834404761904763, 0.996654761904762, 0.9961904761904761, 1.0208690476190478, 0.9745, 1.0230476190476192, 1.002452380952381, 0.9756071428571429, 1.0029761904761905, 1.0255357142857142, 1.0297857142857143, 1.0136785714285714, 1.0264642857142856, 1.0333690476190476, 1.0077738095238093, 1.0498452380952379, 1.0067738095238095, 1.0329642857142858, 1.005095238095238, 1.0054642857142857, 1.019654761904762, 0.977095238095238, 1.0053095238095238, 0.9995238095238095, 0.9775952380952381, 1.0132261904761906, 0.9784642857142856, 1.014690476190476, 1.0019285714285713, 0.9825357142857143, 1.0067738095238095, 0.9737619047619047, 0.9676428571428572, 0.9654999999999999, 0.9616904761904763, 0.987547619047619, 0.9589880952380954, 1.0028214285714288, 1.0120238095238097, 1.014904761904762, 1.0218809523809522, 1.005797619047619, 0.9945119047619048, 1.0116666666666667, 1.0082261904761904, 0.9678690476190475, 1.0058095238095237, 0.9748214285714286, 0.970857142857143, 0.9900476190476191, 0.9899642857142859, 0.9610119047619047, 0.9834285714285714, 1.011, 0.9967023809523807, 0.9895714285714285, 0.9949166666666666, 0.9727738095238094, 1.0197023809523809, 0.9672499999999999, 1.0187142857142857, 1.0115476190476191, 0.988940476190476, 1.0, 0.981857142857143, 1.01275, 0.9721666666666666, 0.9687142857142857, 0.9837261904761906, 1.0094761904761904, 1.0128809523809523, 1.028166666666667, 1.0213095238095238, 1.0596785714285715, 1.048702380952381, 1.002047619047619, 1.0650000000000002, 1.0155238095238097, 0.9922857142857143, 1.0374761904761904, 0.9853214285714286, 1.0068452380952382, 0.9660714285714287, 0.9771071428571428, 0.977, 0.9988928571428571, 0.9639404761904762, 1.0040833333333334, 0.9863690476190475, 0.9958095238095239, 1.0259285714285713, 0.9990833333333333, 1.021202380952381, 0.9669761904761904, 0.9947380952380952, 0.9912976190476191, 1.0183095238095239, 0.991440476190476, 0.9998333333333334, 0.9933095238095239, 1.0125, 1.0195714285714286, 0.9880357142857141, 0.9677380952380953, 0.9882142857142859, 0.9827976190476191, 1.0219404761904762, 0.9918452380952383, 0.9898928571428572, 1.0446904761904763, 1.0044404761904762, 0.9997380952380953, 0.9958214285714286, 0.9976785714285715, 1.0348095238095238, 1.0042976190476192, 0.9817380952380953, 0.9818690476190475, 1.0173928571428572, 0.9810357142857142, 0.997238095238095, 0.9980357142857142, 0.9996071428571428, 0.9916785714285714, 0.9894166666666665, 1.0260357142857142, 0.9674523809523812, 1.0076785714285716, 0.9824761904761907, 1.016047619047619, 1.0078809523809524, 1.001095238095238, 0.9885595238095238, 1.0285952380952383, 0.9767976190476191, 1.0032857142857143, 0.9507261904761907, 0.9571428571428571, 0.9563809523809523, 0.9525238095238096, 0.962392857142857, 0.9692738095238097, 0.9454880952380953, 0.976857142857143, 0.9988571428571428, 0.9926666666666665, 0.9620238095238095, 0.9734285714285714, 0.9858928571428571, 0.9703928571428572, 0.9808571428571428, 0.9732261904761905, 0.9838690476190476, 0.9769166666666668]">
            <text:p>[1.0155238095238095, 1.007190476190476, 1.031309523809524, 0.9840833333333333, 1.0133571428571428, 1.0357500000000002, 1.0016071428571427, 1.0017857142857143, 1.0056904761904761, 0.99525, 0.9773690476190475, 0.9799880952380953, 0.9907857142857143, 0.972202380952381, 0.9943452380952381, 1.0095833333333335, 1.0207261904761904, 0.9979880952380953, 1.0185714285714287, 1.019595238095238, 1.0040238095238094, 1.0006309523809525, 0.986488095238095, 1.006535714285714, 0.9649642857142857, 0.9966309523809523, 0.9511785714285714, 0.9690357142857143, 0.9794285714285713, 1.004392857142857, 1.0014761904761904, 1.0117261904761905, 1.0183214285714286, 1.0533333333333335, 1.0277380952380952, 1.0244285714285715, 1.0282857142857142, 0.9875714285714287, 1.0162857142857142, 0.9561309523809525, 0.9625119047619047, 0.9537380952380953, 0.95075, 0.9603809523809523, 0.9837023809523812, 0.9690476190476189, 0.9581428571428573, 0.9928095238095238, 0.9738690476190477, 1.016845238095238, 1.02475, 1.0159404761904764, 1.0091309523809524, 0.9904166666666667, 1.0247976190476191, 0.9933333333333335, 1.0330238095238098, 0.9827619047619047, 1.0155357142857142, 0.9999404761904762, 1.0151547619047618, 0.9975714285714287, 0.9834523809523811, 1.0053571428571428, 0.9997500000000001, 1.0174880952380954, 0.9723452380952382, 1.0076309523809523, 0.9687261904761904, 0.9858095238095237, 0.9615238095238096, 0.9715833333333334, 0.9886904761904761, 1.0031547619047618, 1.01175, 1.0053571428571428, 1.035595238095238, 1.0283095238095237, 1.0190357142857143, 1.0215833333333333, 0.9933333333333333, 1.0333214285714287, 0.9870833333333332, 1.0318095238095237, 1.015059523809524, 1.0378214285714287, 1.0003809523809524, 1.0460357142857142, 1.0220357142857144, 0.9832261904761904, 1.0370595238095237, 0.9761785714285716, 1.026, 1.0098928571428571, 1.0031071428571428, 0.9946666666666667, 1.000190476190476, 0.9662142857142858, 0.9798452380952382, 0.9734761904761905, 1.0065119047619047, 0.9794047619047619, 1.0086666666666668, 1.0339285714285715, 1.0185833333333334, 1.0333214285714287, 0.9995833333333334, 1.0565119047619047, 1.0112738095238096, 0.9832976190476191, 0.9860595238095239, 0.9998928571428571, 0.9730119047619048, 0.9693333333333334, 1.0033333333333334, 0.9479880952380952, 0.9834404761904763, 0.996654761904762, 0.9961904761904761, 1.0208690476190478, 0.9745, 1.0230476190476192, 1.002452380952381, 0.9756071428571429, 1.0029761904761905, 1.0255357142857142, 1.0297857142857143, 1.0136785714285714, 1.0264642857142856, 1.0333690476190476, 1.0077738095238093, 1.0498452380952379, 1.0067738095238095, 1.0329642857142858, 1.005095238095238, 1.0054642857142857, 1.019654761904762, 0.977095238095238, 1.0053095238095238, 0.9995238095238095, 0.9775952380952381, 1.0132261904761906, 0.9784642857142856, 1.014690476190476, 1.0019285714285713, 0.9825357142857143, 1.0067738095238095, 0.9737619047619047, 0.9676428571428572, 0.9654999999999999, 0.9616904761904763, 0.987547619047619, 0.9589880952380954, 1.0028214285714288, 1.0120238095238097, 1.014904761904762, 1.0218809523809522, 1.005797619047619, 0.9945119047619048, 1.0116666666666667, 1.0082261904761904, 0.9678690476190475, 1.0058095238095237, 0.9748214285714286, 0.970857142857143, 0.9900476190476191, 0.9899642857142859, 0.9610119047619047, 0.9834285714285714, 1.011, 0.9967023809523807, 0.9895714285714285, 0.9949166666666666, 0.9727738095238094, 1.0197023809523809, 0.9672499999999999, 1.0187142857142857, 1.0115476190476191, 0.988940476190476, 1.0, 0.981857142857143, 1.01275, 0.9721666666666666, 0.9687142857142857, 0.9837261904761906, 1.0094761904761904, 1.0128809523809523, 1.028166666666667, 1.0213095238095238, 1.0596785714285715, 1.048702380952381, 1.002047619047619, 1.0650000000000002, 1.0155238095238097, 0.9922857142857143, 1.0374761904761904, 0.9853214285714286, 1.0068452380952382, 0.9660714285714287, 0.9771071428571428, 0.977, 0.9988928571428571, 0.9639404761904762, 1.0040833333333334, 0.9863690476190475, 0.9958095238095239, 1.0259285714285713, 0.9990833333333333, 1.021202380952381, 0.9669761904761904, 0.9947380952380952, 0.9912976190476191, 1.0183095238095239, 0.991440476190476, 0.9998333333333334, 0.9933095238095239, 1.0125, 1.0195714285714286, 0.9880357142857141, 0.9677380952380953, 0.9882142857142859, 0.9827976190476191, 1.0219404761904762, 0.9918452380952383, 0.9898928571428572, 1.0446904761904763, 1.0044404761904762, 0.9997380952380953, 0.9958214285714286, 0.9976785714285715, 1.0348095238095238, 1.0042976190476192, 0.9817380952380953, 0.9818690476190475, 1.0173928571428572, 0.9810357142857142, 0.997238095238095, 0.9980357142857142, 0.9996071428571428, 0.9916785714285714, 0.9894166666666665, 1.0260357142857142, 0.9674523809523812, 1.0076785714285716, 0.9824761904761907, 1.016047619047619, 1.0078809523809524, 1.001095238095238, 0.9885595238095238, 1.0285952380952383, 0.9767976190476191, 1.0032857142857143, 0.9507261904761907, 0.9571428571428571, 0.9563809523809523, 0.9525238095238096, 0.962392857142857, 0.9692738095238097, 0.9454880952380953, 0.976857142857143, 0.9988571428571428, 0.9926666666666665, 0.9620238095238095, 0.9734285714285714, 0.9858928571428571, 0.9703928571428572, 0.9808571428571428, 0.9732261904761905, 0.9838690476190476, 0.9769166666666668]</text:p>
          </table:table-cell>
          <table:table-cell office:value-type="float" office:value="5.816641044616699">
            <text:p>5.816641044616699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MVILSEPKCFDGRQRIVRHASEATGTTMQVSIFLPPQTESRSVPVLYFLSGLTCTEENFTVKAGAQRYATEHGLAIVAPDTSPRGLDLPGEHDDWDFGSGAGFYVDATESPWKDHYRMYEYVTRELPSCISKSQPIDTDRASIAGHSMGGHGALVIGLRSPDRYASISAFAPIVSPTRCPWGERAFSAYLGPDRKKWESWDASLLVSHSTHPRKILIDQGMADGFLVEQLKPALFEEACGHAGQALELRLQPGYDHSYFFIASFIGDHVAHAARALGLA">
            <text:p>MVILSEPKCFDGRQRIVRHASEATGTTMQVSIFLPPQTESRSVPVLYFLSGLTCTEENFTVKAGAQRYATEHGLAIVAPDTSPRGLDLPGEHDDWDFGSGAGFYVDATESPWKDHYRMYEYVTRELPSCISKSQPIDTDRASIAGHSMGGHGALVIGLRSPDRYASISAFAPIVSPTRCPWGERAFSAYLGPDRKKWESWDASLLVSHSTHPRKILIDQGMADGFLVEQLKPALFEEACGHAGQALELRLQPGYDHSYFFIASFIGDHVAHAARALGLA</text:p>
          </table:table-cell>
          <table:table-cell office:value-type="string" office:value="MIGDJLCI_15341">
            <text:p>MIGDJLCI_15341</text:p>
          </table:table-cell>
          <table:table-cell office:value-type="float" office:value="279">
            <text:p>279</text:p>
          </table:table-cell>
          <table:table-cell office:value-type="float" office:value="0.1003584229390681">
            <text:p>0.1003584229390681</text:p>
          </table:table-cell>
          <table:table-cell office:value-type="float" office:value="-0.22401433691756314">
            <text:p>-0.22401433691756314</text:p>
          </table:table-cell>
          <table:table-cell office:value-type="float" office:value="43.08856630824372">
            <text:p>43.08856630824372</text:p>
          </table:table-cell>
          <table:table-cell office:value-type="float" office:value="30627.14900000002">
            <text:p>30627.14900000002</text:p>
          </table:table-cell>
          <table:table-cell office:value-type="string" office:value="(0.2831541218637993, 0.24372759856630827, 0.2616487455197133)">
            <text:p>(0.2831541218637993, 0.24372759856630827, 0.2616487455197133)</text:p>
          </table:table-cell>
          <table:table-cell office:value-type="string" office:value="[1.0155238095238095, 1.007190476190476, 1.031309523809524, 0.9840833333333333, 1.0133571428571428, 1.0357500000000002, 1.0016071428571427, 1.0017857142857143, 1.0056904761904761, 0.99525, 0.9773690476190475, 0.9799880952380953, 0.9907857142857143, 0.972202380952381, 0.9943452380952381, 1.0095833333333335, 1.0207261904761904, 0.9979880952380953, 1.0185714285714287, 1.019595238095238, 1.0040238095238094, 1.0006309523809525, 0.986488095238095, 1.006535714285714, 0.9649642857142857, 0.9966309523809523, 0.9511785714285714, 0.9690357142857143, 0.9794285714285713, 1.004392857142857, 1.0014761904761904, 1.0117261904761905, 1.0183214285714286, 1.0533333333333335, 1.0277380952380952, 1.0244285714285715, 1.0282857142857142, 0.9875714285714287, 1.0162857142857142, 0.9561309523809525, 0.9625119047619047, 0.9537380952380953, 0.95075, 0.9603809523809523, 0.9837023809523812, 0.9690476190476189, 0.9581428571428573, 0.9928095238095238, 0.9738690476190477, 1.016845238095238, 1.02475, 1.0159404761904764, 1.0091309523809524, 0.9904166666666667, 1.0247976190476191, 0.9933333333333335, 1.0330238095238098, 0.9827619047619047, 1.0155357142857142, 0.9999404761904762, 1.0151547619047618, 0.9975714285714287, 0.9834523809523811, 1.0053571428571428, 0.9997500000000001, 1.0174880952380954, 0.9723452380952382, 1.0076309523809523, 0.9687261904761904, 0.9858095238095237, 0.9615238095238096, 0.9715833333333334, 0.9886904761904761, 1.0031547619047618, 1.01175, 1.0053571428571428, 1.035595238095238, 1.0283095238095237, 1.0190357142857143, 1.0215833333333333, 0.9933333333333333, 1.0333214285714287, 0.9870833333333332, 1.0318095238095237, 1.015059523809524, 1.0378214285714287, 1.0003809523809524, 1.0460357142857142, 1.0220357142857144, 0.9832261904761904, 1.0370595238095237, 0.9761785714285716, 1.026, 1.0098928571428571, 1.0031071428571428, 0.9946666666666667, 1.000190476190476, 0.9662142857142858, 0.9798452380952382, 0.9734761904761905, 1.0065119047619047, 0.9794047619047619, 1.0086666666666668, 1.0339285714285715, 1.0185833333333334, 1.0333214285714287, 0.9995833333333334, 1.0565119047619047, 1.0112738095238096, 0.9832976190476191, 0.9860595238095239, 0.9998928571428571, 0.9730119047619048, 0.9693333333333334, 1.0033333333333334, 0.9479880952380952, 0.9834404761904763, 0.996654761904762, 0.9961904761904761, 1.0208690476190478, 0.9745, 1.0230476190476192, 1.002452380952381, 0.9756071428571429, 1.0029761904761905, 1.0255357142857142, 1.0297857142857143, 1.0136785714285714, 1.0264642857142856, 1.0333690476190476, 1.0077738095238093, 1.0498452380952379, 1.0067738095238095, 1.0329642857142858, 1.005095238095238, 1.0054642857142857, 1.019654761904762, 0.977095238095238, 1.0053095238095238, 0.9995238095238095, 0.9775952380952381, 1.0132261904761906, 0.9784642857142856, 1.014690476190476, 1.0019285714285713, 0.9825357142857143, 1.0067738095238095, 0.9737619047619047, 0.9676428571428572, 0.9654999999999999, 0.9616904761904763, 0.987547619047619, 0.9589880952380954, 1.0028214285714288, 1.0120238095238097, 1.014904761904762, 1.0218809523809522, 1.005797619047619, 0.9945119047619048, 1.0116666666666667, 1.0082261904761904, 0.9678690476190475, 1.0058095238095237, 0.9748214285714286, 0.970857142857143, 0.9900476190476191, 0.9899642857142859, 0.9610119047619047, 0.9834285714285714, 1.011, 0.9967023809523807, 0.9895714285714285, 0.9949166666666666, 0.9727738095238094, 1.0197023809523809, 0.9672499999999999, 1.0187142857142857, 1.0115476190476191, 0.988940476190476, 1.0, 0.981857142857143, 1.01275, 0.9721666666666666, 0.9687142857142857, 0.9837261904761906, 1.0094761904761904, 1.0128809523809523, 1.028166666666667, 1.0213095238095238, 1.0596785714285715, 1.048702380952381, 1.002047619047619, 1.0650000000000002, 1.0155238095238097, 0.9922857142857143, 1.0374761904761904, 0.9853214285714286, 1.0068452380952382, 0.9660714285714287, 0.9771071428571428, 0.977, 0.9988928571428571, 0.9639404761904762, 1.0040833333333334, 0.9863690476190475, 0.9958095238095239, 1.0259285714285713, 0.9990833333333333, 1.021202380952381, 0.9669761904761904, 0.9947380952380952, 0.9912976190476191, 1.0183095238095239, 0.991440476190476, 0.9998333333333334, 0.9933095238095239, 1.0125, 1.0195714285714286, 0.9880357142857141, 0.9677380952380953, 0.9882142857142859, 0.9827976190476191, 1.0219404761904762, 0.9918452380952383, 0.9898928571428572, 1.0446904761904763, 1.0044404761904762, 0.9997380952380953, 0.9958214285714286, 0.9976785714285715, 1.0348095238095238, 1.0042976190476192, 0.9817380952380953, 0.9818690476190475, 1.0173928571428572, 0.9810357142857142, 0.997238095238095, 0.9980357142857142, 0.9996071428571428, 0.9916785714285714, 0.9894166666666665, 1.0260357142857142, 0.9674523809523812, 1.0076785714285716, 0.9824761904761907, 1.016047619047619, 1.0078809523809524, 1.001095238095238, 0.9885595238095238, 1.0285952380952383, 0.9767976190476191, 1.0032857142857143, 0.9507261904761907, 0.9571428571428571, 0.9563809523809523, 0.9525238095238096, 0.962392857142857, 0.9692738095238097, 0.9454880952380953, 0.976857142857143, 0.9988571428571428, 0.9926666666666665, 0.9620238095238095, 0.9734285714285714, 0.9858928571428571, 0.9703928571428572, 0.9808571428571428, 0.9732261904761905, 0.9838690476190476, 0.9769166666666668]">
            <text:p>[1.0155238095238095, 1.007190476190476, 1.031309523809524, 0.9840833333333333, 1.0133571428571428, 1.0357500000000002, 1.0016071428571427, 1.0017857142857143, 1.0056904761904761, 0.99525, 0.9773690476190475, 0.9799880952380953, 0.9907857142857143, 0.972202380952381, 0.9943452380952381, 1.0095833333333335, 1.0207261904761904, 0.9979880952380953, 1.0185714285714287, 1.019595238095238, 1.0040238095238094, 1.0006309523809525, 0.986488095238095, 1.006535714285714, 0.9649642857142857, 0.9966309523809523, 0.9511785714285714, 0.9690357142857143, 0.9794285714285713, 1.004392857142857, 1.0014761904761904, 1.0117261904761905, 1.0183214285714286, 1.0533333333333335, 1.0277380952380952, 1.0244285714285715, 1.0282857142857142, 0.9875714285714287, 1.0162857142857142, 0.9561309523809525, 0.9625119047619047, 0.9537380952380953, 0.95075, 0.9603809523809523, 0.9837023809523812, 0.9690476190476189, 0.9581428571428573, 0.9928095238095238, 0.9738690476190477, 1.016845238095238, 1.02475, 1.0159404761904764, 1.0091309523809524, 0.9904166666666667, 1.0247976190476191, 0.9933333333333335, 1.0330238095238098, 0.9827619047619047, 1.0155357142857142, 0.9999404761904762, 1.0151547619047618, 0.9975714285714287, 0.9834523809523811, 1.0053571428571428, 0.9997500000000001, 1.0174880952380954, 0.9723452380952382, 1.0076309523809523, 0.9687261904761904, 0.9858095238095237, 0.9615238095238096, 0.9715833333333334, 0.9886904761904761, 1.0031547619047618, 1.01175, 1.0053571428571428, 1.035595238095238, 1.0283095238095237, 1.0190357142857143, 1.0215833333333333, 0.9933333333333333, 1.0333214285714287, 0.9870833333333332, 1.0318095238095237, 1.015059523809524, 1.0378214285714287, 1.0003809523809524, 1.0460357142857142, 1.0220357142857144, 0.9832261904761904, 1.0370595238095237, 0.9761785714285716, 1.026, 1.0098928571428571, 1.0031071428571428, 0.9946666666666667, 1.000190476190476, 0.9662142857142858, 0.9798452380952382, 0.9734761904761905, 1.0065119047619047, 0.9794047619047619, 1.0086666666666668, 1.0339285714285715, 1.0185833333333334, 1.0333214285714287, 0.9995833333333334, 1.0565119047619047, 1.0112738095238096, 0.9832976190476191, 0.9860595238095239, 0.9998928571428571, 0.9730119047619048, 0.9693333333333334, 1.0033333333333334, 0.9479880952380952, 0.9834404761904763, 0.996654761904762, 0.9961904761904761, 1.0208690476190478, 0.9745, 1.0230476190476192, 1.002452380952381, 0.9756071428571429, 1.0029761904761905, 1.0255357142857142, 1.0297857142857143, 1.0136785714285714, 1.0264642857142856, 1.0333690476190476, 1.0077738095238093, 1.0498452380952379, 1.0067738095238095, 1.0329642857142858, 1.005095238095238, 1.0054642857142857, 1.019654761904762, 0.977095238095238, 1.0053095238095238, 0.9995238095238095, 0.9775952380952381, 1.0132261904761906, 0.9784642857142856, 1.014690476190476, 1.0019285714285713, 0.9825357142857143, 1.0067738095238095, 0.9737619047619047, 0.9676428571428572, 0.9654999999999999, 0.9616904761904763, 0.987547619047619, 0.9589880952380954, 1.0028214285714288, 1.0120238095238097, 1.014904761904762, 1.0218809523809522, 1.005797619047619, 0.9945119047619048, 1.0116666666666667, 1.0082261904761904, 0.9678690476190475, 1.0058095238095237, 0.9748214285714286, 0.970857142857143, 0.9900476190476191, 0.9899642857142859, 0.9610119047619047, 0.9834285714285714, 1.011, 0.9967023809523807, 0.9895714285714285, 0.9949166666666666, 0.9727738095238094, 1.0197023809523809, 0.9672499999999999, 1.0187142857142857, 1.0115476190476191, 0.988940476190476, 1.0, 0.981857142857143, 1.01275, 0.9721666666666666, 0.9687142857142857, 0.9837261904761906, 1.0094761904761904, 1.0128809523809523, 1.028166666666667, 1.0213095238095238, 1.0596785714285715, 1.048702380952381, 1.002047619047619, 1.0650000000000002, 1.0155238095238097, 0.9922857142857143, 1.0374761904761904, 0.9853214285714286, 1.0068452380952382, 0.9660714285714287, 0.9771071428571428, 0.977, 0.9988928571428571, 0.9639404761904762, 1.0040833333333334, 0.9863690476190475, 0.9958095238095239, 1.0259285714285713, 0.9990833333333333, 1.021202380952381, 0.9669761904761904, 0.9947380952380952, 0.9912976190476191, 1.0183095238095239, 0.991440476190476, 0.9998333333333334, 0.9933095238095239, 1.0125, 1.0195714285714286, 0.9880357142857141, 0.9677380952380953, 0.9882142857142859, 0.9827976190476191, 1.0219404761904762, 0.9918452380952383, 0.9898928571428572, 1.0446904761904763, 1.0044404761904762, 0.9997380952380953, 0.9958214285714286, 0.9976785714285715, 1.0348095238095238, 1.0042976190476192, 0.9817380952380953, 0.9818690476190475, 1.0173928571428572, 0.9810357142857142, 0.997238095238095, 0.9980357142857142, 0.9996071428571428, 0.9916785714285714, 0.9894166666666665, 1.0260357142857142, 0.9674523809523812, 1.0076785714285716, 0.9824761904761907, 1.016047619047619, 1.0078809523809524, 1.001095238095238, 0.9885595238095238, 1.0285952380952383, 0.9767976190476191, 1.0032857142857143, 0.9507261904761907, 0.9571428571428571, 0.9563809523809523, 0.9525238095238096, 0.962392857142857, 0.9692738095238097, 0.9454880952380953, 0.976857142857143, 0.9988571428571428, 0.9926666666666665, 0.9620238095238095, 0.9734285714285714, 0.9858928571428571, 0.9703928571428572, 0.9808571428571428, 0.9732261904761905, 0.9838690476190476, 0.9769166666666668]</text:p>
          </table:table-cell>
          <table:table-cell office:value-type="float" office:value="5.816641044616699">
            <text:p>5.8166410446166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